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Sample Data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Silver Solution</text:p>
          </table:table-cell>
          <table:table-cell/>
          <table:table-cell table:style-name="ce6" office:value-type="string" calcext:value-type="string">
            <text:p>Gold Solution</text:p>
          </table:table-cell>
          <table:table-cell/>
        </table:table-row>
        <table:table-row table:style-name="ro1">
          <table:table-cell table:number-columns-repeated="2"/>
          <table:table-cell table:formula="of:=[$sample_data.E10]" office:value-type="float" office:value="150" calcext:value-type="float">
            <text:p>150</text:p>
          </table:table-cell>
          <table:table-cell/>
          <table:table-cell table:formula="of:=[$sample_data.H10]"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table:style-name="ce4"/>
          <table:table-cell table:style-name="ce7" table:number-columns-repeated="3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Input Data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Silver Solution</text:p>
          </table:table-cell>
          <table:table-cell/>
          <table:table-cell table:style-name="ce6" office:value-type="string" calcext:value-type="string">
            <text:p>Gold Solution</text:p>
          </table:table-cell>
          <table:table-cell/>
        </table:table-row>
        <table:table-row table:style-name="ro1">
          <table:table-cell table:number-columns-repeated="2"/>
          <table:table-cell table:formula="of:=[$input_data.E1004]" office:value-type="float" office:value="1654760" calcext:value-type="float">
            <text:p>1654760</text:p>
          </table:table-cell>
          <table:table-cell/>
          <table:table-cell table:formula="of:=[$input_data.H1004]" office:value-type="float" office:value="1956047400" calcext:value-type="float">
            <text:p>1956047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style-name="ce7" table:number-columns-repeated="3"/>
          <table:table-cell table:style-name="ce10"/>
        </table:table-row>
      </table:table>
      <table:table table:name="sample_data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3" table:default-cell-style-name="ce12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m</text:p>
          </table:table-cell>
        </table:table-row>
        <table:table-row table:style-name="ro1">
          <table:table-cell table:style-name="ce1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]=&quot;forward&quot;; SUM([.B3]; [.D2]); [.D2])" office:value-type="float" office:value="5" calcext:value-type="float">
            <text:p>5</text:p>
          </table:table-cell>
          <table:table-cell table:style-name="ce13" table:formula="of:=IF([.A3]=&quot;down&quot;; SUM([.B3];[.E2]); IF([.A3]=&quot;up&quot;;SUM(-[.B3];[.E2]); [.E2]))" office:value-type="float" office:value="0" calcext:value-type="float">
            <text:p>0</text:p>
          </table:table-cell>
          <table:table-cell/>
          <table:table-cell table:style-name="ce13" table:formula="of:=IF([.A3]=&quot;forward&quot;; SUM([.B3]; [.G2]); [.G2])" office:value-type="float" office:value="5" calcext:value-type="float">
            <text:p>5</text:p>
          </table:table-cell>
          <table:table-cell table:style-name="ce13" table:formula="of:=IF([.A3]=&quot;forward&quot;; SUM(PRODUCT([.I2]; [.B3]); [.H2]); [.H2])" office:value-type="float" office:value="0" calcext:value-type="float">
            <text:p>0</text:p>
          </table:table-cell>
          <table:table-cell table:style-name="ce13" table:formula="of:=IF([.A3]=&quot;down&quot;; SUM([.B3]; [.I2]); IF([.A3]=&quot;up&quot;;SUM(-[.B3]; [.I2]); [.I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]=&quot;forward&quot;; SUM([.B4]; [.D3]); [.D3])" office:value-type="float" office:value="5" calcext:value-type="float">
            <text:p>5</text:p>
          </table:table-cell>
          <table:table-cell table:style-name="ce13" table:formula="of:=IF([.A4]=&quot;down&quot;; SUM([.B4];[.E3]); IF([.A4]=&quot;up&quot;;SUM(-[.B4];[.E3]); [.E3]))" office:value-type="float" office:value="5" calcext:value-type="float">
            <text:p>5</text:p>
          </table:table-cell>
          <table:table-cell/>
          <table:table-cell table:style-name="ce13" table:formula="of:=IF([.A4]=&quot;forward&quot;; SUM([.B4]; [.G3]); [.G3])" office:value-type="float" office:value="5" calcext:value-type="float">
            <text:p>5</text:p>
          </table:table-cell>
          <table:table-cell table:style-name="ce13" table:formula="of:=IF([.A4]=&quot;forward&quot;; SUM(PRODUCT([.I3]; [.B4]); [.H3]); [.H3])" office:value-type="float" office:value="0" calcext:value-type="float">
            <text:p>0</text:p>
          </table:table-cell>
          <table:table-cell table:style-name="ce13" table:formula="of:=IF([.A4]=&quot;down&quot;; SUM([.B4]; [.I3]); IF([.A4]=&quot;up&quot;;SUM(-[.B4]; [.I3]); [.I3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]=&quot;forward&quot;; SUM([.B5]; [.D4]); [.D4])" office:value-type="float" office:value="13" calcext:value-type="float">
            <text:p>13</text:p>
          </table:table-cell>
          <table:table-cell table:style-name="ce13" table:formula="of:=IF([.A5]=&quot;down&quot;; SUM([.B5];[.E4]); IF([.A5]=&quot;up&quot;;SUM(-[.B5];[.E4]); [.E4]))" office:value-type="float" office:value="5" calcext:value-type="float">
            <text:p>5</text:p>
          </table:table-cell>
          <table:table-cell/>
          <table:table-cell table:style-name="ce13" table:formula="of:=IF([.A5]=&quot;forward&quot;; SUM([.B5]; [.G4]); [.G4])" office:value-type="float" office:value="13" calcext:value-type="float">
            <text:p>13</text:p>
          </table:table-cell>
          <table:table-cell table:style-name="ce13" table:formula="of:=IF([.A5]=&quot;forward&quot;; SUM(PRODUCT([.I4]; [.B5]); [.H4]); [.H4])" office:value-type="float" office:value="40" calcext:value-type="float">
            <text:p>40</text:p>
          </table:table-cell>
          <table:table-cell table:style-name="ce13" table:formula="of:=IF([.A5]=&quot;down&quot;; SUM([.B5]; [.I4]); IF([.A5]=&quot;up&quot;;SUM(-[.B5]; [.I4]); [.I4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]=&quot;forward&quot;; SUM([.B6]; [.D5]); [.D5])" office:value-type="float" office:value="13" calcext:value-type="float">
            <text:p>13</text:p>
          </table:table-cell>
          <table:table-cell table:style-name="ce13" table:formula="of:=IF([.A6]=&quot;down&quot;; SUM([.B6];[.E5]); IF([.A6]=&quot;up&quot;;SUM(-[.B6];[.E5]); [.E5]))" office:value-type="float" office:value="2" calcext:value-type="float">
            <text:p>2</text:p>
          </table:table-cell>
          <table:table-cell/>
          <table:table-cell table:style-name="ce13" table:formula="of:=IF([.A6]=&quot;forward&quot;; SUM([.B6]; [.G5]); [.G5])" office:value-type="float" office:value="13" calcext:value-type="float">
            <text:p>13</text:p>
          </table:table-cell>
          <table:table-cell table:style-name="ce13" table:formula="of:=IF([.A6]=&quot;forward&quot;; SUM(PRODUCT([.I5]; [.B6]); [.H5]); [.H5])" office:value-type="float" office:value="40" calcext:value-type="float">
            <text:p>40</text:p>
          </table:table-cell>
          <table:table-cell table:style-name="ce13" table:formula="of:=IF([.A6]=&quot;down&quot;; SUM([.B6]; [.I5]); IF([.A6]=&quot;up&quot;;SUM(-[.B6]; [.I5]); [.I5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]=&quot;forward&quot;; SUM([.B7]; [.D6]); [.D6])" office:value-type="float" office:value="13" calcext:value-type="float">
            <text:p>13</text:p>
          </table:table-cell>
          <table:table-cell table:style-name="ce13" table:formula="of:=IF([.A7]=&quot;down&quot;; SUM([.B7];[.E6]); IF([.A7]=&quot;up&quot;;SUM(-[.B7];[.E6]); [.E6]))" office:value-type="float" office:value="10" calcext:value-type="float">
            <text:p>10</text:p>
          </table:table-cell>
          <table:table-cell/>
          <table:table-cell table:style-name="ce13" table:formula="of:=IF([.A7]=&quot;forward&quot;; SUM([.B7]; [.G6]); [.G6])" office:value-type="float" office:value="13" calcext:value-type="float">
            <text:p>13</text:p>
          </table:table-cell>
          <table:table-cell table:style-name="ce13" table:formula="of:=IF([.A7]=&quot;forward&quot;; SUM(PRODUCT([.I6]; [.B7]); [.H6]); [.H6])" office:value-type="float" office:value="40" calcext:value-type="float">
            <text:p>40</text:p>
          </table:table-cell>
          <table:table-cell table:style-name="ce13" table:formula="of:=IF([.A7]=&quot;down&quot;; SUM([.B7]; [.I6]); IF([.A7]=&quot;up&quot;;SUM(-[.B7]; [.I6]); [.I6]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]=&quot;forward&quot;; SUM([.B8]; [.D7]); [.D7])" office:value-type="float" office:value="15" calcext:value-type="float">
            <text:p>15</text:p>
          </table:table-cell>
          <table:table-cell table:style-name="ce13" table:formula="of:=IF([.A8]=&quot;down&quot;; SUM([.B8];[.E7]); IF([.A8]=&quot;up&quot;;SUM(-[.B8];[.E7]); [.E7]))" office:value-type="float" office:value="10" calcext:value-type="float">
            <text:p>10</text:p>
          </table:table-cell>
          <table:table-cell/>
          <table:table-cell table:style-name="ce13" table:formula="of:=IF([.A8]=&quot;forward&quot;; SUM([.B8]; [.G7]); [.G7])" office:value-type="float" office:value="15" calcext:value-type="float">
            <text:p>15</text:p>
          </table:table-cell>
          <table:table-cell table:style-name="ce13" table:formula="of:=IF([.A8]=&quot;forward&quot;; SUM(PRODUCT([.I7]; [.B8]); [.H7]); [.H7])" office:value-type="float" office:value="60" calcext:value-type="float">
            <text:p>60</text:p>
          </table:table-cell>
          <table:table-cell table:style-name="ce13" table:formula="of:=IF([.A8]=&quot;down&quot;; SUM([.B8]; [.I7]); IF([.A8]=&quot;up&quot;;SUM(-[.B8]; [.I7]); [.I7])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PRODUCT([.D8]; [.E8])" office:value-type="float" office:value="150" calcext:value-type="float">
            <text:p>150</text:p>
          </table:table-cell>
          <table:table-cell table:number-columns-repeated="2"/>
          <table:table-cell table:formula="of:=PRODUCT([.G8]; [.H8])" office:value-type="float" office:value="900" calcext:value-type="float">
            <text:p>900</text:p>
          </table:table-cell>
          <table:table-cell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put_data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2" table:default-cell-style-name="Default"/>
        <table:table-column table:style-name="co2" table:default-cell-style-name="ce12"/>
        <table:table-column table:style-name="co1" table:number-columns-repeated="3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m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]=&quot;forward&quot;; SUM([.B3]; [.D2]); [.D2])" office:value-type="float" office:value="8" calcext:value-type="float">
            <text:p>8</text:p>
          </table:table-cell>
          <table:table-cell table:style-name="ce13" table:formula="of:=IF([.A3]=&quot;down&quot;; SUM([.B3];[.E2]); IF([.A3]=&quot;up&quot;;SUM(-[.B3];[.E2]); [.E2]))" office:value-type="float" office:value="0" calcext:value-type="float">
            <text:p>0</text:p>
          </table:table-cell>
          <table:table-cell/>
          <table:table-cell table:style-name="ce13" table:formula="of:=IF([.A3]=&quot;forward&quot;; SUM([.B3]; [.G2]); [.G2])" office:value-type="float" office:value="8" calcext:value-type="float">
            <text:p>8</text:p>
          </table:table-cell>
          <table:table-cell table:style-name="ce13" table:formula="of:=IF([.A3]=&quot;forward&quot;; SUM(PRODUCT([.I2]; [.B3]); [.H2]); [.H2])" office:value-type="float" office:value="0" calcext:value-type="float">
            <text:p>0</text:p>
          </table:table-cell>
          <table:table-cell table:style-name="ce13" table:formula="of:=IF([.A3]=&quot;down&quot;; SUM([.B3]; [.I2]); IF([.A3]=&quot;up&quot;;SUM(-[.B3]; [.I2]); [.I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]=&quot;forward&quot;; SUM([.B4]; [.D3]); [.D3])" office:value-type="float" office:value="9" calcext:value-type="float">
            <text:p>9</text:p>
          </table:table-cell>
          <table:table-cell table:style-name="ce13" table:formula="of:=IF([.A4]=&quot;down&quot;; SUM([.B4];[.E3]); IF([.A4]=&quot;up&quot;;SUM(-[.B4];[.E3]); [.E3]))" office:value-type="float" office:value="0" calcext:value-type="float">
            <text:p>0</text:p>
          </table:table-cell>
          <table:table-cell/>
          <table:table-cell table:style-name="ce13" table:formula="of:=IF([.A4]=&quot;forward&quot;; SUM([.B4]; [.G3]); [.G3])" office:value-type="float" office:value="9" calcext:value-type="float">
            <text:p>9</text:p>
          </table:table-cell>
          <table:table-cell table:style-name="ce13" table:formula="of:=IF([.A4]=&quot;forward&quot;; SUM(PRODUCT([.I3]; [.B4]); [.H3]); [.H3])" office:value-type="float" office:value="0" calcext:value-type="float">
            <text:p>0</text:p>
          </table:table-cell>
          <table:table-cell table:style-name="ce13" table:formula="of:=IF([.A4]=&quot;down&quot;; SUM([.B4]; [.I3]); IF([.A4]=&quot;up&quot;;SUM(-[.B4]; [.I3]); [.I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]=&quot;forward&quot;; SUM([.B5]; [.D4]); [.D4])" office:value-type="float" office:value="9" calcext:value-type="float">
            <text:p>9</text:p>
          </table:table-cell>
          <table:table-cell table:style-name="ce13" table:formula="of:=IF([.A5]=&quot;down&quot;; SUM([.B5];[.E4]); IF([.A5]=&quot;up&quot;;SUM(-[.B5];[.E4]); [.E4]))" office:value-type="float" office:value="9" calcext:value-type="float">
            <text:p>9</text:p>
          </table:table-cell>
          <table:table-cell/>
          <table:table-cell table:style-name="ce13" table:formula="of:=IF([.A5]=&quot;forward&quot;; SUM([.B5]; [.G4]); [.G4])" office:value-type="float" office:value="9" calcext:value-type="float">
            <text:p>9</text:p>
          </table:table-cell>
          <table:table-cell table:style-name="ce13" table:formula="of:=IF([.A5]=&quot;forward&quot;; SUM(PRODUCT([.I4]; [.B5]); [.H4]); [.H4])" office:value-type="float" office:value="0" calcext:value-type="float">
            <text:p>0</text:p>
          </table:table-cell>
          <table:table-cell table:style-name="ce13" table:formula="of:=IF([.A5]=&quot;down&quot;; SUM([.B5]; [.I4]); IF([.A5]=&quot;up&quot;;SUM(-[.B5]; [.I4]); [.I4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]=&quot;forward&quot;; SUM([.B6]; [.D5]); [.D5])" office:value-type="float" office:value="9" calcext:value-type="float">
            <text:p>9</text:p>
          </table:table-cell>
          <table:table-cell table:style-name="ce13" table:formula="of:=IF([.A6]=&quot;down&quot;; SUM([.B6];[.E5]); IF([.A6]=&quot;up&quot;;SUM(-[.B6];[.E5]); [.E5]))" office:value-type="float" office:value="17" calcext:value-type="float">
            <text:p>17</text:p>
          </table:table-cell>
          <table:table-cell/>
          <table:table-cell table:style-name="ce13" table:formula="of:=IF([.A6]=&quot;forward&quot;; SUM([.B6]; [.G5]); [.G5])" office:value-type="float" office:value="9" calcext:value-type="float">
            <text:p>9</text:p>
          </table:table-cell>
          <table:table-cell table:style-name="ce13" table:formula="of:=IF([.A6]=&quot;forward&quot;; SUM(PRODUCT([.I5]; [.B6]); [.H5]); [.H5])" office:value-type="float" office:value="0" calcext:value-type="float">
            <text:p>0</text:p>
          </table:table-cell>
          <table:table-cell table:style-name="ce13" table:formula="of:=IF([.A6]=&quot;down&quot;; SUM([.B6]; [.I5]); IF([.A6]=&quot;up&quot;;SUM(-[.B6]; [.I5]); [.I5]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]=&quot;forward&quot;; SUM([.B7]; [.D6]); [.D6])" office:value-type="float" office:value="9" calcext:value-type="float">
            <text:p>9</text:p>
          </table:table-cell>
          <table:table-cell table:style-name="ce13" table:formula="of:=IF([.A7]=&quot;down&quot;; SUM([.B7];[.E6]); IF([.A7]=&quot;up&quot;;SUM(-[.B7];[.E6]); [.E6]))" office:value-type="float" office:value="22" calcext:value-type="float">
            <text:p>22</text:p>
          </table:table-cell>
          <table:table-cell/>
          <table:table-cell table:style-name="ce13" table:formula="of:=IF([.A7]=&quot;forward&quot;; SUM([.B7]; [.G6]); [.G6])" office:value-type="float" office:value="9" calcext:value-type="float">
            <text:p>9</text:p>
          </table:table-cell>
          <table:table-cell table:style-name="ce13" table:formula="of:=IF([.A7]=&quot;forward&quot;; SUM(PRODUCT([.I6]; [.B7]); [.H6]); [.H6])" office:value-type="float" office:value="0" calcext:value-type="float">
            <text:p>0</text:p>
          </table:table-cell>
          <table:table-cell table:style-name="ce13" table:formula="of:=IF([.A7]=&quot;down&quot;; SUM([.B7]; [.I6]); IF([.A7]=&quot;up&quot;;SUM(-[.B7]; [.I6]); [.I6]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]=&quot;forward&quot;; SUM([.B8]; [.D7]); [.D7])" office:value-type="float" office:value="13" calcext:value-type="float">
            <text:p>13</text:p>
          </table:table-cell>
          <table:table-cell table:style-name="ce13" table:formula="of:=IF([.A8]=&quot;down&quot;; SUM([.B8];[.E7]); IF([.A8]=&quot;up&quot;;SUM(-[.B8];[.E7]); [.E7]))" office:value-type="float" office:value="22" calcext:value-type="float">
            <text:p>22</text:p>
          </table:table-cell>
          <table:table-cell/>
          <table:table-cell table:style-name="ce13" table:formula="of:=IF([.A8]=&quot;forward&quot;; SUM([.B8]; [.G7]); [.G7])" office:value-type="float" office:value="13" calcext:value-type="float">
            <text:p>13</text:p>
          </table:table-cell>
          <table:table-cell table:style-name="ce13" table:formula="of:=IF([.A8]=&quot;forward&quot;; SUM(PRODUCT([.I7]; [.B8]); [.H7]); [.H7])" office:value-type="float" office:value="88" calcext:value-type="float">
            <text:p>88</text:p>
          </table:table-cell>
          <table:table-cell table:style-name="ce13" table:formula="of:=IF([.A8]=&quot;down&quot;; SUM([.B8]; [.I7]); IF([.A8]=&quot;up&quot;;SUM(-[.B8]; [.I7]); [.I7]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]=&quot;forward&quot;; SUM([.B9]; [.D8]); [.D8])" office:value-type="float" office:value="13" calcext:value-type="float">
            <text:p>13</text:p>
          </table:table-cell>
          <table:table-cell table:style-name="ce13" table:formula="of:=IF([.A9]=&quot;down&quot;; SUM([.B9];[.E8]); IF([.A9]=&quot;up&quot;;SUM(-[.B9];[.E8]); [.E8]))" office:value-type="float" office:value="13" calcext:value-type="float">
            <text:p>13</text:p>
          </table:table-cell>
          <table:table-cell/>
          <table:table-cell table:style-name="ce13" table:formula="of:=IF([.A9]=&quot;forward&quot;; SUM([.B9]; [.G8]); [.G8])" office:value-type="float" office:value="13" calcext:value-type="float">
            <text:p>13</text:p>
          </table:table-cell>
          <table:table-cell table:style-name="ce13" table:formula="of:=IF([.A9]=&quot;forward&quot;; SUM(PRODUCT([.I8]; [.B9]); [.H8]); [.H8])" office:value-type="float" office:value="88" calcext:value-type="float">
            <text:p>88</text:p>
          </table:table-cell>
          <table:table-cell table:style-name="ce13" table:formula="of:=IF([.A9]=&quot;down&quot;; SUM([.B9]; [.I8]); IF([.A9]=&quot;up&quot;;SUM(-[.B9]; [.I8]); [.I8]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0]=&quot;forward&quot;; SUM([.B10]; [.D9]); [.D9])" office:value-type="float" office:value="20" calcext:value-type="float">
            <text:p>20</text:p>
          </table:table-cell>
          <table:table-cell table:style-name="ce13" table:formula="of:=IF([.A10]=&quot;down&quot;; SUM([.B10];[.E9]); IF([.A10]=&quot;up&quot;;SUM(-[.B10];[.E9]); [.E9]))" office:value-type="float" office:value="13" calcext:value-type="float">
            <text:p>13</text:p>
          </table:table-cell>
          <table:table-cell/>
          <table:table-cell table:style-name="ce13" table:formula="of:=IF([.A10]=&quot;forward&quot;; SUM([.B10]; [.G9]); [.G9])" office:value-type="float" office:value="20" calcext:value-type="float">
            <text:p>20</text:p>
          </table:table-cell>
          <table:table-cell table:style-name="ce13" table:formula="of:=IF([.A10]=&quot;forward&quot;; SUM(PRODUCT([.I9]; [.B10]); [.H9]); [.H9])" office:value-type="float" office:value="179" calcext:value-type="float">
            <text:p>179</text:p>
          </table:table-cell>
          <table:table-cell table:style-name="ce13" table:formula="of:=IF([.A10]=&quot;down&quot;; SUM([.B10]; [.I9]); IF([.A10]=&quot;up&quot;;SUM(-[.B10]; [.I9]); [.I9]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1]=&quot;forward&quot;; SUM([.B11]; [.D10]); [.D10])" office:value-type="float" office:value="22" calcext:value-type="float">
            <text:p>22</text:p>
          </table:table-cell>
          <table:table-cell table:style-name="ce13" table:formula="of:=IF([.A11]=&quot;down&quot;; SUM([.B11];[.E10]); IF([.A11]=&quot;up&quot;;SUM(-[.B11];[.E10]); [.E10]))" office:value-type="float" office:value="13" calcext:value-type="float">
            <text:p>13</text:p>
          </table:table-cell>
          <table:table-cell/>
          <table:table-cell table:style-name="ce13" table:formula="of:=IF([.A11]=&quot;forward&quot;; SUM([.B11]; [.G10]); [.G10])" office:value-type="float" office:value="22" calcext:value-type="float">
            <text:p>22</text:p>
          </table:table-cell>
          <table:table-cell table:style-name="ce13" table:formula="of:=IF([.A11]=&quot;forward&quot;; SUM(PRODUCT([.I10]; [.B11]); [.H10]); [.H10])" office:value-type="float" office:value="205" calcext:value-type="float">
            <text:p>205</text:p>
          </table:table-cell>
          <table:table-cell table:style-name="ce13" table:formula="of:=IF([.A11]=&quot;down&quot;; SUM([.B11]; [.I10]); IF([.A11]=&quot;up&quot;;SUM(-[.B11]; [.I10]); [.I10]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2]=&quot;forward&quot;; SUM([.B12]; [.D11]); [.D11])" office:value-type="float" office:value="22" calcext:value-type="float">
            <text:p>22</text:p>
          </table:table-cell>
          <table:table-cell table:style-name="ce13" table:formula="of:=IF([.A12]=&quot;down&quot;; SUM([.B12];[.E11]); IF([.A12]=&quot;up&quot;;SUM(-[.B12];[.E11]); [.E11]))" office:value-type="float" office:value="19" calcext:value-type="float">
            <text:p>19</text:p>
          </table:table-cell>
          <table:table-cell/>
          <table:table-cell table:style-name="ce13" table:formula="of:=IF([.A12]=&quot;forward&quot;; SUM([.B12]; [.G11]); [.G11])" office:value-type="float" office:value="22" calcext:value-type="float">
            <text:p>22</text:p>
          </table:table-cell>
          <table:table-cell table:style-name="ce13" table:formula="of:=IF([.A12]=&quot;forward&quot;; SUM(PRODUCT([.I11]; [.B12]); [.H11]); [.H11])" office:value-type="float" office:value="205" calcext:value-type="float">
            <text:p>205</text:p>
          </table:table-cell>
          <table:table-cell table:style-name="ce13" table:formula="of:=IF([.A12]=&quot;down&quot;; SUM([.B12]; [.I11]); IF([.A12]=&quot;up&quot;;SUM(-[.B12]; [.I11]); [.I11]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3]=&quot;forward&quot;; SUM([.B13]; [.D12]); [.D12])" office:value-type="float" office:value="29" calcext:value-type="float">
            <text:p>29</text:p>
          </table:table-cell>
          <table:table-cell table:style-name="ce13" table:formula="of:=IF([.A13]=&quot;down&quot;; SUM([.B13];[.E12]); IF([.A13]=&quot;up&quot;;SUM(-[.B13];[.E12]); [.E12]))" office:value-type="float" office:value="19" calcext:value-type="float">
            <text:p>19</text:p>
          </table:table-cell>
          <table:table-cell/>
          <table:table-cell table:style-name="ce13" table:formula="of:=IF([.A13]=&quot;forward&quot;; SUM([.B13]; [.G12]); [.G12])" office:value-type="float" office:value="29" calcext:value-type="float">
            <text:p>29</text:p>
          </table:table-cell>
          <table:table-cell table:style-name="ce13" table:formula="of:=IF([.A13]=&quot;forward&quot;; SUM(PRODUCT([.I12]; [.B13]); [.H12]); [.H12])" office:value-type="float" office:value="338" calcext:value-type="float">
            <text:p>338</text:p>
          </table:table-cell>
          <table:table-cell table:style-name="ce13" table:formula="of:=IF([.A13]=&quot;down&quot;; SUM([.B13]; [.I12]); IF([.A13]=&quot;up&quot;;SUM(-[.B13]; [.I12]); [.I12]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4]=&quot;forward&quot;; SUM([.B14]; [.D13]); [.D13])" office:value-type="float" office:value="34" calcext:value-type="float">
            <text:p>34</text:p>
          </table:table-cell>
          <table:table-cell table:style-name="ce13" table:formula="of:=IF([.A14]=&quot;down&quot;; SUM([.B14];[.E13]); IF([.A14]=&quot;up&quot;;SUM(-[.B14];[.E13]); [.E13]))" office:value-type="float" office:value="19" calcext:value-type="float">
            <text:p>19</text:p>
          </table:table-cell>
          <table:table-cell/>
          <table:table-cell table:style-name="ce13" table:formula="of:=IF([.A14]=&quot;forward&quot;; SUM([.B14]; [.G13]); [.G13])" office:value-type="float" office:value="34" calcext:value-type="float">
            <text:p>34</text:p>
          </table:table-cell>
          <table:table-cell table:style-name="ce13" table:formula="of:=IF([.A14]=&quot;forward&quot;; SUM(PRODUCT([.I13]; [.B14]); [.H13]); [.H13])" office:value-type="float" office:value="433" calcext:value-type="float">
            <text:p>433</text:p>
          </table:table-cell>
          <table:table-cell table:style-name="ce13" table:formula="of:=IF([.A14]=&quot;down&quot;; SUM([.B14]; [.I13]); IF([.A14]=&quot;up&quot;;SUM(-[.B14]; [.I13]); [.I13]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5]=&quot;forward&quot;; SUM([.B15]; [.D14]); [.D14])" office:value-type="float" office:value="42" calcext:value-type="float">
            <text:p>42</text:p>
          </table:table-cell>
          <table:table-cell table:style-name="ce13" table:formula="of:=IF([.A15]=&quot;down&quot;; SUM([.B15];[.E14]); IF([.A15]=&quot;up&quot;;SUM(-[.B15];[.E14]); [.E14]))" office:value-type="float" office:value="19" calcext:value-type="float">
            <text:p>19</text:p>
          </table:table-cell>
          <table:table-cell/>
          <table:table-cell table:style-name="ce13" table:formula="of:=IF([.A15]=&quot;forward&quot;; SUM([.B15]; [.G14]); [.G14])" office:value-type="float" office:value="42" calcext:value-type="float">
            <text:p>42</text:p>
          </table:table-cell>
          <table:table-cell table:style-name="ce13" table:formula="of:=IF([.A15]=&quot;forward&quot;; SUM(PRODUCT([.I14]; [.B15]); [.H14]); [.H14])" office:value-type="float" office:value="585" calcext:value-type="float">
            <text:p>585</text:p>
          </table:table-cell>
          <table:table-cell table:style-name="ce13" table:formula="of:=IF([.A15]=&quot;down&quot;; SUM([.B15]; [.I14]); IF([.A15]=&quot;up&quot;;SUM(-[.B15]; [.I14]); [.I14]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6]=&quot;forward&quot;; SUM([.B16]; [.D15]); [.D15])" office:value-type="float" office:value="42" calcext:value-type="float">
            <text:p>42</text:p>
          </table:table-cell>
          <table:table-cell table:style-name="ce13" table:formula="of:=IF([.A16]=&quot;down&quot;; SUM([.B16];[.E15]); IF([.A16]=&quot;up&quot;;SUM(-[.B16];[.E15]); [.E15]))" office:value-type="float" office:value="26" calcext:value-type="float">
            <text:p>26</text:p>
          </table:table-cell>
          <table:table-cell/>
          <table:table-cell table:style-name="ce13" table:formula="of:=IF([.A16]=&quot;forward&quot;; SUM([.B16]; [.G15]); [.G15])" office:value-type="float" office:value="42" calcext:value-type="float">
            <text:p>42</text:p>
          </table:table-cell>
          <table:table-cell table:style-name="ce13" table:formula="of:=IF([.A16]=&quot;forward&quot;; SUM(PRODUCT([.I15]; [.B16]); [.H15]); [.H15])" office:value-type="float" office:value="585" calcext:value-type="float">
            <text:p>585</text:p>
          </table:table-cell>
          <table:table-cell table:style-name="ce13" table:formula="of:=IF([.A16]=&quot;down&quot;; SUM([.B16]; [.I15]); IF([.A16]=&quot;up&quot;;SUM(-[.B16]; [.I15]); [.I15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7]=&quot;forward&quot;; SUM([.B17]; [.D16]); [.D16])" office:value-type="float" office:value="42" calcext:value-type="float">
            <text:p>42</text:p>
          </table:table-cell>
          <table:table-cell table:style-name="ce13" table:formula="of:=IF([.A17]=&quot;down&quot;; SUM([.B17];[.E16]); IF([.A17]=&quot;up&quot;;SUM(-[.B17];[.E16]); [.E16]))" office:value-type="float" office:value="18" calcext:value-type="float">
            <text:p>18</text:p>
          </table:table-cell>
          <table:table-cell/>
          <table:table-cell table:style-name="ce13" table:formula="of:=IF([.A17]=&quot;forward&quot;; SUM([.B17]; [.G16]); [.G16])" office:value-type="float" office:value="42" calcext:value-type="float">
            <text:p>42</text:p>
          </table:table-cell>
          <table:table-cell table:style-name="ce13" table:formula="of:=IF([.A17]=&quot;forward&quot;; SUM(PRODUCT([.I16]; [.B17]); [.H16]); [.H16])" office:value-type="float" office:value="585" calcext:value-type="float">
            <text:p>585</text:p>
          </table:table-cell>
          <table:table-cell table:style-name="ce13" table:formula="of:=IF([.A17]=&quot;down&quot;; SUM([.B17]; [.I16]); IF([.A17]=&quot;up&quot;;SUM(-[.B17]; [.I16]); [.I16]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8]=&quot;forward&quot;; SUM([.B18]; [.D17]); [.D17])" office:value-type="float" office:value="43" calcext:value-type="float">
            <text:p>43</text:p>
          </table:table-cell>
          <table:table-cell table:style-name="ce13" table:formula="of:=IF([.A18]=&quot;down&quot;; SUM([.B18];[.E17]); IF([.A18]=&quot;up&quot;;SUM(-[.B18];[.E17]); [.E17]))" office:value-type="float" office:value="18" calcext:value-type="float">
            <text:p>18</text:p>
          </table:table-cell>
          <table:table-cell/>
          <table:table-cell table:style-name="ce13" table:formula="of:=IF([.A18]=&quot;forward&quot;; SUM([.B18]; [.G17]); [.G17])" office:value-type="float" office:value="43" calcext:value-type="float">
            <text:p>43</text:p>
          </table:table-cell>
          <table:table-cell table:style-name="ce13" table:formula="of:=IF([.A18]=&quot;forward&quot;; SUM(PRODUCT([.I17]; [.B18]); [.H17]); [.H17])" office:value-type="float" office:value="603" calcext:value-type="float">
            <text:p>603</text:p>
          </table:table-cell>
          <table:table-cell table:style-name="ce13" table:formula="of:=IF([.A18]=&quot;down&quot;; SUM([.B18]; [.I17]); IF([.A18]=&quot;up&quot;;SUM(-[.B18]; [.I17]); [.I17]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9]=&quot;forward&quot;; SUM([.B19]; [.D18]); [.D18])" office:value-type="float" office:value="49" calcext:value-type="float">
            <text:p>49</text:p>
          </table:table-cell>
          <table:table-cell table:style-name="ce13" table:formula="of:=IF([.A19]=&quot;down&quot;; SUM([.B19];[.E18]); IF([.A19]=&quot;up&quot;;SUM(-[.B19];[.E18]); [.E18]))" office:value-type="float" office:value="18" calcext:value-type="float">
            <text:p>18</text:p>
          </table:table-cell>
          <table:table-cell/>
          <table:table-cell table:style-name="ce13" table:formula="of:=IF([.A19]=&quot;forward&quot;; SUM([.B19]; [.G18]); [.G18])" office:value-type="float" office:value="49" calcext:value-type="float">
            <text:p>49</text:p>
          </table:table-cell>
          <table:table-cell table:style-name="ce13" table:formula="of:=IF([.A19]=&quot;forward&quot;; SUM(PRODUCT([.I18]; [.B19]); [.H18]); [.H18])" office:value-type="float" office:value="711" calcext:value-type="float">
            <text:p>711</text:p>
          </table:table-cell>
          <table:table-cell table:style-name="ce13" table:formula="of:=IF([.A19]=&quot;down&quot;; SUM([.B19]; [.I18]); IF([.A19]=&quot;up&quot;;SUM(-[.B19]; [.I18]); [.I18]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0]=&quot;forward&quot;; SUM([.B20]; [.D19]); [.D19])" office:value-type="float" office:value="49" calcext:value-type="float">
            <text:p>49</text:p>
          </table:table-cell>
          <table:table-cell table:style-name="ce13" table:formula="of:=IF([.A20]=&quot;down&quot;; SUM([.B20];[.E19]); IF([.A20]=&quot;up&quot;;SUM(-[.B20];[.E19]); [.E19]))" office:value-type="float" office:value="26" calcext:value-type="float">
            <text:p>26</text:p>
          </table:table-cell>
          <table:table-cell/>
          <table:table-cell table:style-name="ce13" table:formula="of:=IF([.A20]=&quot;forward&quot;; SUM([.B20]; [.G19]); [.G19])" office:value-type="float" office:value="49" calcext:value-type="float">
            <text:p>49</text:p>
          </table:table-cell>
          <table:table-cell table:style-name="ce13" table:formula="of:=IF([.A20]=&quot;forward&quot;; SUM(PRODUCT([.I19]; [.B20]); [.H19]); [.H19])" office:value-type="float" office:value="711" calcext:value-type="float">
            <text:p>711</text:p>
          </table:table-cell>
          <table:table-cell table:style-name="ce13" table:formula="of:=IF([.A20]=&quot;down&quot;; SUM([.B20]; [.I19]); IF([.A20]=&quot;up&quot;;SUM(-[.B20]; [.I19]); [.I19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1]=&quot;forward&quot;; SUM([.B21]; [.D20]); [.D20])" office:value-type="float" office:value="49" calcext:value-type="float">
            <text:p>49</text:p>
          </table:table-cell>
          <table:table-cell table:style-name="ce13" table:formula="of:=IF([.A21]=&quot;down&quot;; SUM([.B21];[.E20]); IF([.A21]=&quot;up&quot;;SUM(-[.B21];[.E20]); [.E20]))" office:value-type="float" office:value="23" calcext:value-type="float">
            <text:p>23</text:p>
          </table:table-cell>
          <table:table-cell/>
          <table:table-cell table:style-name="ce13" table:formula="of:=IF([.A21]=&quot;forward&quot;; SUM([.B21]; [.G20]); [.G20])" office:value-type="float" office:value="49" calcext:value-type="float">
            <text:p>49</text:p>
          </table:table-cell>
          <table:table-cell table:style-name="ce13" table:formula="of:=IF([.A21]=&quot;forward&quot;; SUM(PRODUCT([.I20]; [.B21]); [.H20]); [.H20])" office:value-type="float" office:value="711" calcext:value-type="float">
            <text:p>711</text:p>
          </table:table-cell>
          <table:table-cell table:style-name="ce13" table:formula="of:=IF([.A21]=&quot;down&quot;; SUM([.B21]; [.I20]); IF([.A21]=&quot;up&quot;;SUM(-[.B21]; [.I20]); [.I20]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2]=&quot;forward&quot;; SUM([.B22]; [.D21]); [.D21])" office:value-type="float" office:value="52" calcext:value-type="float">
            <text:p>52</text:p>
          </table:table-cell>
          <table:table-cell table:style-name="ce13" table:formula="of:=IF([.A22]=&quot;down&quot;; SUM([.B22];[.E21]); IF([.A22]=&quot;up&quot;;SUM(-[.B22];[.E21]); [.E21]))" office:value-type="float" office:value="23" calcext:value-type="float">
            <text:p>23</text:p>
          </table:table-cell>
          <table:table-cell/>
          <table:table-cell table:style-name="ce13" table:formula="of:=IF([.A22]=&quot;forward&quot;; SUM([.B22]; [.G21]); [.G21])" office:value-type="float" office:value="52" calcext:value-type="float">
            <text:p>52</text:p>
          </table:table-cell>
          <table:table-cell table:style-name="ce13" table:formula="of:=IF([.A22]=&quot;forward&quot;; SUM(PRODUCT([.I21]; [.B22]); [.H21]); [.H21])" office:value-type="float" office:value="780" calcext:value-type="float">
            <text:p>780</text:p>
          </table:table-cell>
          <table:table-cell table:style-name="ce13" table:formula="of:=IF([.A22]=&quot;down&quot;; SUM([.B22]; [.I21]); IF([.A22]=&quot;up&quot;;SUM(-[.B22]; [.I21]); [.I21]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3]=&quot;forward&quot;; SUM([.B23]; [.D22]); [.D22])" office:value-type="float" office:value="52" calcext:value-type="float">
            <text:p>52</text:p>
          </table:table-cell>
          <table:table-cell table:style-name="ce13" table:formula="of:=IF([.A23]=&quot;down&quot;; SUM([.B23];[.E22]); IF([.A23]=&quot;up&quot;;SUM(-[.B23];[.E22]); [.E22]))" office:value-type="float" office:value="26" calcext:value-type="float">
            <text:p>26</text:p>
          </table:table-cell>
          <table:table-cell/>
          <table:table-cell table:style-name="ce13" table:formula="of:=IF([.A23]=&quot;forward&quot;; SUM([.B23]; [.G22]); [.G22])" office:value-type="float" office:value="52" calcext:value-type="float">
            <text:p>52</text:p>
          </table:table-cell>
          <table:table-cell table:style-name="ce13" table:formula="of:=IF([.A23]=&quot;forward&quot;; SUM(PRODUCT([.I22]; [.B23]); [.H22]); [.H22])" office:value-type="float" office:value="780" calcext:value-type="float">
            <text:p>780</text:p>
          </table:table-cell>
          <table:table-cell table:style-name="ce13" table:formula="of:=IF([.A23]=&quot;down&quot;; SUM([.B23]; [.I22]); IF([.A23]=&quot;up&quot;;SUM(-[.B23]; [.I22]); [.I22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4]=&quot;forward&quot;; SUM([.B24]; [.D23]); [.D23])" office:value-type="float" office:value="52" calcext:value-type="float">
            <text:p>52</text:p>
          </table:table-cell>
          <table:table-cell table:style-name="ce13" table:formula="of:=IF([.A24]=&quot;down&quot;; SUM([.B24];[.E23]); IF([.A24]=&quot;up&quot;;SUM(-[.B24];[.E23]); [.E23]))" office:value-type="float" office:value="33" calcext:value-type="float">
            <text:p>33</text:p>
          </table:table-cell>
          <table:table-cell/>
          <table:table-cell table:style-name="ce13" table:formula="of:=IF([.A24]=&quot;forward&quot;; SUM([.B24]; [.G23]); [.G23])" office:value-type="float" office:value="52" calcext:value-type="float">
            <text:p>52</text:p>
          </table:table-cell>
          <table:table-cell table:style-name="ce13" table:formula="of:=IF([.A24]=&quot;forward&quot;; SUM(PRODUCT([.I23]; [.B24]); [.H23]); [.H23])" office:value-type="float" office:value="780" calcext:value-type="float">
            <text:p>780</text:p>
          </table:table-cell>
          <table:table-cell table:style-name="ce13" table:formula="of:=IF([.A24]=&quot;down&quot;; SUM([.B24]; [.I23]); IF([.A24]=&quot;up&quot;;SUM(-[.B24]; [.I23]); [.I23]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5]=&quot;forward&quot;; SUM([.B25]; [.D24]); [.D24])" office:value-type="float" office:value="57" calcext:value-type="float">
            <text:p>57</text:p>
          </table:table-cell>
          <table:table-cell table:style-name="ce13" table:formula="of:=IF([.A25]=&quot;down&quot;; SUM([.B25];[.E24]); IF([.A25]=&quot;up&quot;;SUM(-[.B25];[.E24]); [.E24]))" office:value-type="float" office:value="33" calcext:value-type="float">
            <text:p>33</text:p>
          </table:table-cell>
          <table:table-cell/>
          <table:table-cell table:style-name="ce13" table:formula="of:=IF([.A25]=&quot;forward&quot;; SUM([.B25]; [.G24]); [.G24])" office:value-type="float" office:value="57" calcext:value-type="float">
            <text:p>57</text:p>
          </table:table-cell>
          <table:table-cell table:style-name="ce13" table:formula="of:=IF([.A25]=&quot;forward&quot;; SUM(PRODUCT([.I24]; [.B25]); [.H24]); [.H24])" office:value-type="float" office:value="945" calcext:value-type="float">
            <text:p>945</text:p>
          </table:table-cell>
          <table:table-cell table:style-name="ce13" table:formula="of:=IF([.A25]=&quot;down&quot;; SUM([.B25]; [.I24]); IF([.A25]=&quot;up&quot;;SUM(-[.B25]; [.I24]); [.I24]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6]=&quot;forward&quot;; SUM([.B26]; [.D25]); [.D25])" office:value-type="float" office:value="57" calcext:value-type="float">
            <text:p>57</text:p>
          </table:table-cell>
          <table:table-cell table:style-name="ce13" table:formula="of:=IF([.A26]=&quot;down&quot;; SUM([.B26];[.E25]); IF([.A26]=&quot;up&quot;;SUM(-[.B26];[.E25]); [.E25]))" office:value-type="float" office:value="34" calcext:value-type="float">
            <text:p>34</text:p>
          </table:table-cell>
          <table:table-cell/>
          <table:table-cell table:style-name="ce13" table:formula="of:=IF([.A26]=&quot;forward&quot;; SUM([.B26]; [.G25]); [.G25])" office:value-type="float" office:value="57" calcext:value-type="float">
            <text:p>57</text:p>
          </table:table-cell>
          <table:table-cell table:style-name="ce13" table:formula="of:=IF([.A26]=&quot;forward&quot;; SUM(PRODUCT([.I25]; [.B26]); [.H25]); [.H25])" office:value-type="float" office:value="945" calcext:value-type="float">
            <text:p>945</text:p>
          </table:table-cell>
          <table:table-cell table:style-name="ce13" table:formula="of:=IF([.A26]=&quot;down&quot;; SUM([.B26]; [.I25]); IF([.A26]=&quot;up&quot;;SUM(-[.B26]; [.I25]); [.I25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7]=&quot;forward&quot;; SUM([.B27]; [.D26]); [.D26])" office:value-type="float" office:value="57" calcext:value-type="float">
            <text:p>57</text:p>
          </table:table-cell>
          <table:table-cell table:style-name="ce13" table:formula="of:=IF([.A27]=&quot;down&quot;; SUM([.B27];[.E26]); IF([.A27]=&quot;up&quot;;SUM(-[.B27];[.E26]); [.E26]))" office:value-type="float" office:value="43" calcext:value-type="float">
            <text:p>43</text:p>
          </table:table-cell>
          <table:table-cell/>
          <table:table-cell table:style-name="ce13" table:formula="of:=IF([.A27]=&quot;forward&quot;; SUM([.B27]; [.G26]); [.G26])" office:value-type="float" office:value="57" calcext:value-type="float">
            <text:p>57</text:p>
          </table:table-cell>
          <table:table-cell table:style-name="ce13" table:formula="of:=IF([.A27]=&quot;forward&quot;; SUM(PRODUCT([.I26]; [.B27]); [.H26]); [.H26])" office:value-type="float" office:value="945" calcext:value-type="float">
            <text:p>945</text:p>
          </table:table-cell>
          <table:table-cell table:style-name="ce13" table:formula="of:=IF([.A27]=&quot;down&quot;; SUM([.B27]; [.I26]); IF([.A27]=&quot;up&quot;;SUM(-[.B27]; [.I26]); [.I26]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8]=&quot;forward&quot;; SUM([.B28]; [.D27]); [.D27])" office:value-type="float" office:value="61" calcext:value-type="float">
            <text:p>61</text:p>
          </table:table-cell>
          <table:table-cell table:style-name="ce13" table:formula="of:=IF([.A28]=&quot;down&quot;; SUM([.B28];[.E27]); IF([.A28]=&quot;up&quot;;SUM(-[.B28];[.E27]); [.E27]))" office:value-type="float" office:value="43" calcext:value-type="float">
            <text:p>43</text:p>
          </table:table-cell>
          <table:table-cell/>
          <table:table-cell table:style-name="ce13" table:formula="of:=IF([.A28]=&quot;forward&quot;; SUM([.B28]; [.G27]); [.G27])" office:value-type="float" office:value="61" calcext:value-type="float">
            <text:p>61</text:p>
          </table:table-cell>
          <table:table-cell table:style-name="ce13" table:formula="of:=IF([.A28]=&quot;forward&quot;; SUM(PRODUCT([.I27]; [.B28]); [.H27]); [.H27])" office:value-type="float" office:value="1117" calcext:value-type="float">
            <text:p>1117</text:p>
          </table:table-cell>
          <table:table-cell table:style-name="ce13" table:formula="of:=IF([.A28]=&quot;down&quot;; SUM([.B28]; [.I27]); IF([.A28]=&quot;up&quot;;SUM(-[.B28]; [.I27]); [.I27]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9]=&quot;forward&quot;; SUM([.B29]; [.D28]); [.D28])" office:value-type="float" office:value="61" calcext:value-type="float">
            <text:p>61</text:p>
          </table:table-cell>
          <table:table-cell table:style-name="ce13" table:formula="of:=IF([.A29]=&quot;down&quot;; SUM([.B29];[.E28]); IF([.A29]=&quot;up&quot;;SUM(-[.B29];[.E28]); [.E28]))" office:value-type="float" office:value="36" calcext:value-type="float">
            <text:p>36</text:p>
          </table:table-cell>
          <table:table-cell/>
          <table:table-cell table:style-name="ce13" table:formula="of:=IF([.A29]=&quot;forward&quot;; SUM([.B29]; [.G28]); [.G28])" office:value-type="float" office:value="61" calcext:value-type="float">
            <text:p>61</text:p>
          </table:table-cell>
          <table:table-cell table:style-name="ce13" table:formula="of:=IF([.A29]=&quot;forward&quot;; SUM(PRODUCT([.I28]; [.B29]); [.H28]); [.H28])" office:value-type="float" office:value="1117" calcext:value-type="float">
            <text:p>1117</text:p>
          </table:table-cell>
          <table:table-cell table:style-name="ce13" table:formula="of:=IF([.A29]=&quot;down&quot;; SUM([.B29]; [.I28]); IF([.A29]=&quot;up&quot;;SUM(-[.B29]; [.I28]); [.I28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0]=&quot;forward&quot;; SUM([.B30]; [.D29]); [.D29])" office:value-type="float" office:value="70" calcext:value-type="float">
            <text:p>70</text:p>
          </table:table-cell>
          <table:table-cell table:style-name="ce13" table:formula="of:=IF([.A30]=&quot;down&quot;; SUM([.B30];[.E29]); IF([.A30]=&quot;up&quot;;SUM(-[.B30];[.E29]); [.E29]))" office:value-type="float" office:value="36" calcext:value-type="float">
            <text:p>36</text:p>
          </table:table-cell>
          <table:table-cell/>
          <table:table-cell table:style-name="ce13" table:formula="of:=IF([.A30]=&quot;forward&quot;; SUM([.B30]; [.G29]); [.G29])" office:value-type="float" office:value="70" calcext:value-type="float">
            <text:p>70</text:p>
          </table:table-cell>
          <table:table-cell table:style-name="ce13" table:formula="of:=IF([.A30]=&quot;forward&quot;; SUM(PRODUCT([.I29]; [.B30]); [.H29]); [.H29])" office:value-type="float" office:value="1441" calcext:value-type="float">
            <text:p>1441</text:p>
          </table:table-cell>
          <table:table-cell table:style-name="ce13" table:formula="of:=IF([.A30]=&quot;down&quot;; SUM([.B30]; [.I29]); IF([.A30]=&quot;up&quot;;SUM(-[.B30]; [.I29]); [.I29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1]=&quot;forward&quot;; SUM([.B31]; [.D30]); [.D30])" office:value-type="float" office:value="71" calcext:value-type="float">
            <text:p>71</text:p>
          </table:table-cell>
          <table:table-cell table:style-name="ce13" table:formula="of:=IF([.A31]=&quot;down&quot;; SUM([.B31];[.E30]); IF([.A31]=&quot;up&quot;;SUM(-[.B31];[.E30]); [.E30]))" office:value-type="float" office:value="36" calcext:value-type="float">
            <text:p>36</text:p>
          </table:table-cell>
          <table:table-cell/>
          <table:table-cell table:style-name="ce13" table:formula="of:=IF([.A31]=&quot;forward&quot;; SUM([.B31]; [.G30]); [.G30])" office:value-type="float" office:value="71" calcext:value-type="float">
            <text:p>71</text:p>
          </table:table-cell>
          <table:table-cell table:style-name="ce13" table:formula="of:=IF([.A31]=&quot;forward&quot;; SUM(PRODUCT([.I30]; [.B31]); [.H30]); [.H30])" office:value-type="float" office:value="1477" calcext:value-type="float">
            <text:p>1477</text:p>
          </table:table-cell>
          <table:table-cell table:style-name="ce13" table:formula="of:=IF([.A31]=&quot;down&quot;; SUM([.B31]; [.I30]); IF([.A31]=&quot;up&quot;;SUM(-[.B31]; [.I30]); [.I30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2]=&quot;forward&quot;; SUM([.B32]; [.D31]); [.D31])" office:value-type="float" office:value="71" calcext:value-type="float">
            <text:p>71</text:p>
          </table:table-cell>
          <table:table-cell table:style-name="ce13" table:formula="of:=IF([.A32]=&quot;down&quot;; SUM([.B32];[.E31]); IF([.A32]=&quot;up&quot;;SUM(-[.B32];[.E31]); [.E31]))" office:value-type="float" office:value="42" calcext:value-type="float">
            <text:p>42</text:p>
          </table:table-cell>
          <table:table-cell/>
          <table:table-cell table:style-name="ce13" table:formula="of:=IF([.A32]=&quot;forward&quot;; SUM([.B32]; [.G31]); [.G31])" office:value-type="float" office:value="71" calcext:value-type="float">
            <text:p>71</text:p>
          </table:table-cell>
          <table:table-cell table:style-name="ce13" table:formula="of:=IF([.A32]=&quot;forward&quot;; SUM(PRODUCT([.I31]; [.B32]); [.H31]); [.H31])" office:value-type="float" office:value="1477" calcext:value-type="float">
            <text:p>1477</text:p>
          </table:table-cell>
          <table:table-cell table:style-name="ce13" table:formula="of:=IF([.A32]=&quot;down&quot;; SUM([.B32]; [.I31]); IF([.A32]=&quot;up&quot;;SUM(-[.B32]; [.I31]); [.I31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3]=&quot;forward&quot;; SUM([.B33]; [.D32]); [.D32])" office:value-type="float" office:value="71" calcext:value-type="float">
            <text:p>71</text:p>
          </table:table-cell>
          <table:table-cell table:style-name="ce13" table:formula="of:=IF([.A33]=&quot;down&quot;; SUM([.B33];[.E32]); IF([.A33]=&quot;up&quot;;SUM(-[.B33];[.E32]); [.E32]))" office:value-type="float" office:value="47" calcext:value-type="float">
            <text:p>47</text:p>
          </table:table-cell>
          <table:table-cell/>
          <table:table-cell table:style-name="ce13" table:formula="of:=IF([.A33]=&quot;forward&quot;; SUM([.B33]; [.G32]); [.G32])" office:value-type="float" office:value="71" calcext:value-type="float">
            <text:p>71</text:p>
          </table:table-cell>
          <table:table-cell table:style-name="ce13" table:formula="of:=IF([.A33]=&quot;forward&quot;; SUM(PRODUCT([.I32]; [.B33]); [.H32]); [.H32])" office:value-type="float" office:value="1477" calcext:value-type="float">
            <text:p>1477</text:p>
          </table:table-cell>
          <table:table-cell table:style-name="ce13" table:formula="of:=IF([.A33]=&quot;down&quot;; SUM([.B33]; [.I32]); IF([.A33]=&quot;up&quot;;SUM(-[.B33]; [.I32]); [.I32]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4]=&quot;forward&quot;; SUM([.B34]; [.D33]); [.D33])" office:value-type="float" office:value="71" calcext:value-type="float">
            <text:p>71</text:p>
          </table:table-cell>
          <table:table-cell table:style-name="ce13" table:formula="of:=IF([.A34]=&quot;down&quot;; SUM([.B34];[.E33]); IF([.A34]=&quot;up&quot;;SUM(-[.B34];[.E33]); [.E33]))" office:value-type="float" office:value="51" calcext:value-type="float">
            <text:p>51</text:p>
          </table:table-cell>
          <table:table-cell/>
          <table:table-cell table:style-name="ce13" table:formula="of:=IF([.A34]=&quot;forward&quot;; SUM([.B34]; [.G33]); [.G33])" office:value-type="float" office:value="71" calcext:value-type="float">
            <text:p>71</text:p>
          </table:table-cell>
          <table:table-cell table:style-name="ce13" table:formula="of:=IF([.A34]=&quot;forward&quot;; SUM(PRODUCT([.I33]; [.B34]); [.H33]); [.H33])" office:value-type="float" office:value="1477" calcext:value-type="float">
            <text:p>1477</text:p>
          </table:table-cell>
          <table:table-cell table:style-name="ce13" table:formula="of:=IF([.A34]=&quot;down&quot;; SUM([.B34]; [.I33]); IF([.A34]=&quot;up&quot;;SUM(-[.B34]; [.I33]); [.I33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5]=&quot;forward&quot;; SUM([.B35]; [.D34]); [.D34])" office:value-type="float" office:value="80" calcext:value-type="float">
            <text:p>80</text:p>
          </table:table-cell>
          <table:table-cell table:style-name="ce13" table:formula="of:=IF([.A35]=&quot;down&quot;; SUM([.B35];[.E34]); IF([.A35]=&quot;up&quot;;SUM(-[.B35];[.E34]); [.E34]))" office:value-type="float" office:value="51" calcext:value-type="float">
            <text:p>51</text:p>
          </table:table-cell>
          <table:table-cell/>
          <table:table-cell table:style-name="ce13" table:formula="of:=IF([.A35]=&quot;forward&quot;; SUM([.B35]; [.G34]); [.G34])" office:value-type="float" office:value="80" calcext:value-type="float">
            <text:p>80</text:p>
          </table:table-cell>
          <table:table-cell table:style-name="ce13" table:formula="of:=IF([.A35]=&quot;forward&quot;; SUM(PRODUCT([.I34]; [.B35]); [.H34]); [.H34])" office:value-type="float" office:value="1936" calcext:value-type="float">
            <text:p>1936</text:p>
          </table:table-cell>
          <table:table-cell table:style-name="ce13" table:formula="of:=IF([.A35]=&quot;down&quot;; SUM([.B35]; [.I34]); IF([.A35]=&quot;up&quot;;SUM(-[.B35]; [.I34]); [.I34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6]=&quot;forward&quot;; SUM([.B36]; [.D35]); [.D35])" office:value-type="float" office:value="81" calcext:value-type="float">
            <text:p>81</text:p>
          </table:table-cell>
          <table:table-cell table:style-name="ce13" table:formula="of:=IF([.A36]=&quot;down&quot;; SUM([.B36];[.E35]); IF([.A36]=&quot;up&quot;;SUM(-[.B36];[.E35]); [.E35]))" office:value-type="float" office:value="51" calcext:value-type="float">
            <text:p>51</text:p>
          </table:table-cell>
          <table:table-cell/>
          <table:table-cell table:style-name="ce13" table:formula="of:=IF([.A36]=&quot;forward&quot;; SUM([.B36]; [.G35]); [.G35])" office:value-type="float" office:value="81" calcext:value-type="float">
            <text:p>81</text:p>
          </table:table-cell>
          <table:table-cell table:style-name="ce13" table:formula="of:=IF([.A36]=&quot;forward&quot;; SUM(PRODUCT([.I35]; [.B36]); [.H35]); [.H35])" office:value-type="float" office:value="1987" calcext:value-type="float">
            <text:p>1987</text:p>
          </table:table-cell>
          <table:table-cell table:style-name="ce13" table:formula="of:=IF([.A36]=&quot;down&quot;; SUM([.B36]; [.I35]); IF([.A36]=&quot;up&quot;;SUM(-[.B36]; [.I35]); [.I35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7]=&quot;forward&quot;; SUM([.B37]; [.D36]); [.D36])" office:value-type="float" office:value="85" calcext:value-type="float">
            <text:p>85</text:p>
          </table:table-cell>
          <table:table-cell table:style-name="ce13" table:formula="of:=IF([.A37]=&quot;down&quot;; SUM([.B37];[.E36]); IF([.A37]=&quot;up&quot;;SUM(-[.B37];[.E36]); [.E36]))" office:value-type="float" office:value="51" calcext:value-type="float">
            <text:p>51</text:p>
          </table:table-cell>
          <table:table-cell/>
          <table:table-cell table:style-name="ce13" table:formula="of:=IF([.A37]=&quot;forward&quot;; SUM([.B37]; [.G36]); [.G36])" office:value-type="float" office:value="85" calcext:value-type="float">
            <text:p>85</text:p>
          </table:table-cell>
          <table:table-cell table:style-name="ce13" table:formula="of:=IF([.A37]=&quot;forward&quot;; SUM(PRODUCT([.I36]; [.B37]); [.H36]); [.H36])" office:value-type="float" office:value="2191" calcext:value-type="float">
            <text:p>2191</text:p>
          </table:table-cell>
          <table:table-cell table:style-name="ce13" table:formula="of:=IF([.A37]=&quot;down&quot;; SUM([.B37]; [.I36]); IF([.A37]=&quot;up&quot;;SUM(-[.B37]; [.I36]); [.I36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8]=&quot;forward&quot;; SUM([.B38]; [.D37]); [.D37])" office:value-type="float" office:value="85" calcext:value-type="float">
            <text:p>85</text:p>
          </table:table-cell>
          <table:table-cell table:style-name="ce13" table:formula="of:=IF([.A38]=&quot;down&quot;; SUM([.B38];[.E37]); IF([.A38]=&quot;up&quot;;SUM(-[.B38];[.E37]); [.E37]))" office:value-type="float" office:value="48" calcext:value-type="float">
            <text:p>48</text:p>
          </table:table-cell>
          <table:table-cell/>
          <table:table-cell table:style-name="ce13" table:formula="of:=IF([.A38]=&quot;forward&quot;; SUM([.B38]; [.G37]); [.G37])" office:value-type="float" office:value="85" calcext:value-type="float">
            <text:p>85</text:p>
          </table:table-cell>
          <table:table-cell table:style-name="ce13" table:formula="of:=IF([.A38]=&quot;forward&quot;; SUM(PRODUCT([.I37]; [.B38]); [.H37]); [.H37])" office:value-type="float" office:value="2191" calcext:value-type="float">
            <text:p>2191</text:p>
          </table:table-cell>
          <table:table-cell table:style-name="ce13" table:formula="of:=IF([.A38]=&quot;down&quot;; SUM([.B38]; [.I37]); IF([.A38]=&quot;up&quot;;SUM(-[.B38]; [.I37]); [.I37]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9]=&quot;forward&quot;; SUM([.B39]; [.D38]); [.D38])" office:value-type="float" office:value="85" calcext:value-type="float">
            <text:p>85</text:p>
          </table:table-cell>
          <table:table-cell table:style-name="ce13" table:formula="of:=IF([.A39]=&quot;down&quot;; SUM([.B39];[.E38]); IF([.A39]=&quot;up&quot;;SUM(-[.B39];[.E38]); [.E38]))" office:value-type="float" office:value="42" calcext:value-type="float">
            <text:p>42</text:p>
          </table:table-cell>
          <table:table-cell/>
          <table:table-cell table:style-name="ce13" table:formula="of:=IF([.A39]=&quot;forward&quot;; SUM([.B39]; [.G38]); [.G38])" office:value-type="float" office:value="85" calcext:value-type="float">
            <text:p>85</text:p>
          </table:table-cell>
          <table:table-cell table:style-name="ce13" table:formula="of:=IF([.A39]=&quot;forward&quot;; SUM(PRODUCT([.I38]; [.B39]); [.H38]); [.H38])" office:value-type="float" office:value="2191" calcext:value-type="float">
            <text:p>2191</text:p>
          </table:table-cell>
          <table:table-cell table:style-name="ce13" table:formula="of:=IF([.A39]=&quot;down&quot;; SUM([.B39]; [.I38]); IF([.A39]=&quot;up&quot;;SUM(-[.B39]; [.I38]); [.I38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0]=&quot;forward&quot;; SUM([.B40]; [.D39]); [.D39])" office:value-type="float" office:value="86" calcext:value-type="float">
            <text:p>86</text:p>
          </table:table-cell>
          <table:table-cell table:style-name="ce13" table:formula="of:=IF([.A40]=&quot;down&quot;; SUM([.B40];[.E39]); IF([.A40]=&quot;up&quot;;SUM(-[.B40];[.E39]); [.E39]))" office:value-type="float" office:value="42" calcext:value-type="float">
            <text:p>42</text:p>
          </table:table-cell>
          <table:table-cell/>
          <table:table-cell table:style-name="ce13" table:formula="of:=IF([.A40]=&quot;forward&quot;; SUM([.B40]; [.G39]); [.G39])" office:value-type="float" office:value="86" calcext:value-type="float">
            <text:p>86</text:p>
          </table:table-cell>
          <table:table-cell table:style-name="ce13" table:formula="of:=IF([.A40]=&quot;forward&quot;; SUM(PRODUCT([.I39]; [.B40]); [.H39]); [.H39])" office:value-type="float" office:value="2233" calcext:value-type="float">
            <text:p>2233</text:p>
          </table:table-cell>
          <table:table-cell table:style-name="ce13" table:formula="of:=IF([.A40]=&quot;down&quot;; SUM([.B40]; [.I39]); IF([.A40]=&quot;up&quot;;SUM(-[.B40]; [.I39]); [.I39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1]=&quot;forward&quot;; SUM([.B41]; [.D40]); [.D40])" office:value-type="float" office:value="95" calcext:value-type="float">
            <text:p>95</text:p>
          </table:table-cell>
          <table:table-cell table:style-name="ce13" table:formula="of:=IF([.A41]=&quot;down&quot;; SUM([.B41];[.E40]); IF([.A41]=&quot;up&quot;;SUM(-[.B41];[.E40]); [.E40]))" office:value-type="float" office:value="42" calcext:value-type="float">
            <text:p>42</text:p>
          </table:table-cell>
          <table:table-cell/>
          <table:table-cell table:style-name="ce13" table:formula="of:=IF([.A41]=&quot;forward&quot;; SUM([.B41]; [.G40]); [.G40])" office:value-type="float" office:value="95" calcext:value-type="float">
            <text:p>95</text:p>
          </table:table-cell>
          <table:table-cell table:style-name="ce13" table:formula="of:=IF([.A41]=&quot;forward&quot;; SUM(PRODUCT([.I40]; [.B41]); [.H40]); [.H40])" office:value-type="float" office:value="2611" calcext:value-type="float">
            <text:p>2611</text:p>
          </table:table-cell>
          <table:table-cell table:style-name="ce13" table:formula="of:=IF([.A41]=&quot;down&quot;; SUM([.B41]; [.I40]); IF([.A41]=&quot;up&quot;;SUM(-[.B41]; [.I40]); [.I40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2]=&quot;forward&quot;; SUM([.B42]; [.D41]); [.D41])" office:value-type="float" office:value="99" calcext:value-type="float">
            <text:p>99</text:p>
          </table:table-cell>
          <table:table-cell table:style-name="ce13" table:formula="of:=IF([.A42]=&quot;down&quot;; SUM([.B42];[.E41]); IF([.A42]=&quot;up&quot;;SUM(-[.B42];[.E41]); [.E41]))" office:value-type="float" office:value="42" calcext:value-type="float">
            <text:p>42</text:p>
          </table:table-cell>
          <table:table-cell/>
          <table:table-cell table:style-name="ce13" table:formula="of:=IF([.A42]=&quot;forward&quot;; SUM([.B42]; [.G41]); [.G41])" office:value-type="float" office:value="99" calcext:value-type="float">
            <text:p>99</text:p>
          </table:table-cell>
          <table:table-cell table:style-name="ce13" table:formula="of:=IF([.A42]=&quot;forward&quot;; SUM(PRODUCT([.I41]; [.B42]); [.H41]); [.H41])" office:value-type="float" office:value="2779" calcext:value-type="float">
            <text:p>2779</text:p>
          </table:table-cell>
          <table:table-cell table:style-name="ce13" table:formula="of:=IF([.A42]=&quot;down&quot;; SUM([.B42]; [.I41]); IF([.A42]=&quot;up&quot;;SUM(-[.B42]; [.I41]); [.I41]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3]=&quot;forward&quot;; SUM([.B43]; [.D42]); [.D42])" office:value-type="float" office:value="99" calcext:value-type="float">
            <text:p>99</text:p>
          </table:table-cell>
          <table:table-cell table:style-name="ce13" table:formula="of:=IF([.A43]=&quot;down&quot;; SUM([.B43];[.E42]); IF([.A43]=&quot;up&quot;;SUM(-[.B43];[.E42]); [.E42]))" office:value-type="float" office:value="43" calcext:value-type="float">
            <text:p>43</text:p>
          </table:table-cell>
          <table:table-cell/>
          <table:table-cell table:style-name="ce13" table:formula="of:=IF([.A43]=&quot;forward&quot;; SUM([.B43]; [.G42]); [.G42])" office:value-type="float" office:value="99" calcext:value-type="float">
            <text:p>99</text:p>
          </table:table-cell>
          <table:table-cell table:style-name="ce13" table:formula="of:=IF([.A43]=&quot;forward&quot;; SUM(PRODUCT([.I42]; [.B43]); [.H42]); [.H42])" office:value-type="float" office:value="2779" calcext:value-type="float">
            <text:p>2779</text:p>
          </table:table-cell>
          <table:table-cell table:style-name="ce13" table:formula="of:=IF([.A43]=&quot;down&quot;; SUM([.B43]; [.I42]); IF([.A43]=&quot;up&quot;;SUM(-[.B43]; [.I42]); [.I42]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4]=&quot;forward&quot;; SUM([.B44]; [.D43]); [.D43])" office:value-type="float" office:value="99" calcext:value-type="float">
            <text:p>99</text:p>
          </table:table-cell>
          <table:table-cell table:style-name="ce13" table:formula="of:=IF([.A44]=&quot;down&quot;; SUM([.B44];[.E43]); IF([.A44]=&quot;up&quot;;SUM(-[.B44];[.E43]); [.E43]))" office:value-type="float" office:value="52" calcext:value-type="float">
            <text:p>52</text:p>
          </table:table-cell>
          <table:table-cell/>
          <table:table-cell table:style-name="ce13" table:formula="of:=IF([.A44]=&quot;forward&quot;; SUM([.B44]; [.G43]); [.G43])" office:value-type="float" office:value="99" calcext:value-type="float">
            <text:p>99</text:p>
          </table:table-cell>
          <table:table-cell table:style-name="ce13" table:formula="of:=IF([.A44]=&quot;forward&quot;; SUM(PRODUCT([.I43]; [.B44]); [.H43]); [.H43])" office:value-type="float" office:value="2779" calcext:value-type="float">
            <text:p>2779</text:p>
          </table:table-cell>
          <table:table-cell table:style-name="ce13" table:formula="of:=IF([.A44]=&quot;down&quot;; SUM([.B44]; [.I43]); IF([.A44]=&quot;up&quot;;SUM(-[.B44]; [.I43]); [.I43]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5]=&quot;forward&quot;; SUM([.B45]; [.D44]); [.D44])" office:value-type="float" office:value="106" calcext:value-type="float">
            <text:p>106</text:p>
          </table:table-cell>
          <table:table-cell table:style-name="ce13" table:formula="of:=IF([.A45]=&quot;down&quot;; SUM([.B45];[.E44]); IF([.A45]=&quot;up&quot;;SUM(-[.B45];[.E44]); [.E44]))" office:value-type="float" office:value="52" calcext:value-type="float">
            <text:p>52</text:p>
          </table:table-cell>
          <table:table-cell/>
          <table:table-cell table:style-name="ce13" table:formula="of:=IF([.A45]=&quot;forward&quot;; SUM([.B45]; [.G44]); [.G44])" office:value-type="float" office:value="106" calcext:value-type="float">
            <text:p>106</text:p>
          </table:table-cell>
          <table:table-cell table:style-name="ce13" table:formula="of:=IF([.A45]=&quot;forward&quot;; SUM(PRODUCT([.I44]; [.B45]); [.H44]); [.H44])" office:value-type="float" office:value="3143" calcext:value-type="float">
            <text:p>3143</text:p>
          </table:table-cell>
          <table:table-cell table:style-name="ce13" table:formula="of:=IF([.A45]=&quot;down&quot;; SUM([.B45]; [.I44]); IF([.A45]=&quot;up&quot;;SUM(-[.B45]; [.I44]); [.I44]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6]=&quot;forward&quot;; SUM([.B46]; [.D45]); [.D45])" office:value-type="float" office:value="114" calcext:value-type="float">
            <text:p>114</text:p>
          </table:table-cell>
          <table:table-cell table:style-name="ce13" table:formula="of:=IF([.A46]=&quot;down&quot;; SUM([.B46];[.E45]); IF([.A46]=&quot;up&quot;;SUM(-[.B46];[.E45]); [.E45]))" office:value-type="float" office:value="52" calcext:value-type="float">
            <text:p>52</text:p>
          </table:table-cell>
          <table:table-cell/>
          <table:table-cell table:style-name="ce13" table:formula="of:=IF([.A46]=&quot;forward&quot;; SUM([.B46]; [.G45]); [.G45])" office:value-type="float" office:value="114" calcext:value-type="float">
            <text:p>114</text:p>
          </table:table-cell>
          <table:table-cell table:style-name="ce13" table:formula="of:=IF([.A46]=&quot;forward&quot;; SUM(PRODUCT([.I45]; [.B46]); [.H45]); [.H45])" office:value-type="float" office:value="3559" calcext:value-type="float">
            <text:p>3559</text:p>
          </table:table-cell>
          <table:table-cell table:style-name="ce13" table:formula="of:=IF([.A46]=&quot;down&quot;; SUM([.B46]; [.I45]); IF([.A46]=&quot;up&quot;;SUM(-[.B46]; [.I45]); [.I45]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7]=&quot;forward&quot;; SUM([.B47]; [.D46]); [.D46])" office:value-type="float" office:value="114" calcext:value-type="float">
            <text:p>114</text:p>
          </table:table-cell>
          <table:table-cell table:style-name="ce13" table:formula="of:=IF([.A47]=&quot;down&quot;; SUM([.B47];[.E46]); IF([.A47]=&quot;up&quot;;SUM(-[.B47];[.E46]); [.E46]))" office:value-type="float" office:value="60" calcext:value-type="float">
            <text:p>60</text:p>
          </table:table-cell>
          <table:table-cell/>
          <table:table-cell table:style-name="ce13" table:formula="of:=IF([.A47]=&quot;forward&quot;; SUM([.B47]; [.G46]); [.G46])" office:value-type="float" office:value="114" calcext:value-type="float">
            <text:p>114</text:p>
          </table:table-cell>
          <table:table-cell table:style-name="ce13" table:formula="of:=IF([.A47]=&quot;forward&quot;; SUM(PRODUCT([.I46]; [.B47]); [.H46]); [.H46])" office:value-type="float" office:value="3559" calcext:value-type="float">
            <text:p>3559</text:p>
          </table:table-cell>
          <table:table-cell table:style-name="ce13" table:formula="of:=IF([.A47]=&quot;down&quot;; SUM([.B47]; [.I46]); IF([.A47]=&quot;up&quot;;SUM(-[.B47]; [.I46]); [.I46]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8]=&quot;forward&quot;; SUM([.B48]; [.D47]); [.D47])" office:value-type="float" office:value="114" calcext:value-type="float">
            <text:p>114</text:p>
          </table:table-cell>
          <table:table-cell table:style-name="ce13" table:formula="of:=IF([.A48]=&quot;down&quot;; SUM([.B48];[.E47]); IF([.A48]=&quot;up&quot;;SUM(-[.B48];[.E47]); [.E47]))" office:value-type="float" office:value="68" calcext:value-type="float">
            <text:p>68</text:p>
          </table:table-cell>
          <table:table-cell/>
          <table:table-cell table:style-name="ce13" table:formula="of:=IF([.A48]=&quot;forward&quot;; SUM([.B48]; [.G47]); [.G47])" office:value-type="float" office:value="114" calcext:value-type="float">
            <text:p>114</text:p>
          </table:table-cell>
          <table:table-cell table:style-name="ce13" table:formula="of:=IF([.A48]=&quot;forward&quot;; SUM(PRODUCT([.I47]; [.B48]); [.H47]); [.H47])" office:value-type="float" office:value="3559" calcext:value-type="float">
            <text:p>3559</text:p>
          </table:table-cell>
          <table:table-cell table:style-name="ce13" table:formula="of:=IF([.A48]=&quot;down&quot;; SUM([.B48]; [.I47]); IF([.A48]=&quot;up&quot;;SUM(-[.B48]; [.I47]); [.I47]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9]=&quot;forward&quot;; SUM([.B49]; [.D48]); [.D48])" office:value-type="float" office:value="114" calcext:value-type="float">
            <text:p>114</text:p>
          </table:table-cell>
          <table:table-cell table:style-name="ce13" table:formula="of:=IF([.A49]=&quot;down&quot;; SUM([.B49];[.E48]); IF([.A49]=&quot;up&quot;;SUM(-[.B49];[.E48]); [.E48]))" office:value-type="float" office:value="72" calcext:value-type="float">
            <text:p>72</text:p>
          </table:table-cell>
          <table:table-cell/>
          <table:table-cell table:style-name="ce13" table:formula="of:=IF([.A49]=&quot;forward&quot;; SUM([.B49]; [.G48]); [.G48])" office:value-type="float" office:value="114" calcext:value-type="float">
            <text:p>114</text:p>
          </table:table-cell>
          <table:table-cell table:style-name="ce13" table:formula="of:=IF([.A49]=&quot;forward&quot;; SUM(PRODUCT([.I48]; [.B49]); [.H48]); [.H48])" office:value-type="float" office:value="3559" calcext:value-type="float">
            <text:p>3559</text:p>
          </table:table-cell>
          <table:table-cell table:style-name="ce13" table:formula="of:=IF([.A49]=&quot;down&quot;; SUM([.B49]; [.I48]); IF([.A49]=&quot;up&quot;;SUM(-[.B49]; [.I48]); [.I48]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0]=&quot;forward&quot;; SUM([.B50]; [.D49]); [.D49])" office:value-type="float" office:value="114" calcext:value-type="float">
            <text:p>114</text:p>
          </table:table-cell>
          <table:table-cell table:style-name="ce13" table:formula="of:=IF([.A50]=&quot;down&quot;; SUM([.B50];[.E49]); IF([.A50]=&quot;up&quot;;SUM(-[.B50];[.E49]); [.E49]))" office:value-type="float" office:value="77" calcext:value-type="float">
            <text:p>77</text:p>
          </table:table-cell>
          <table:table-cell/>
          <table:table-cell table:style-name="ce13" table:formula="of:=IF([.A50]=&quot;forward&quot;; SUM([.B50]; [.G49]); [.G49])" office:value-type="float" office:value="114" calcext:value-type="float">
            <text:p>114</text:p>
          </table:table-cell>
          <table:table-cell table:style-name="ce13" table:formula="of:=IF([.A50]=&quot;forward&quot;; SUM(PRODUCT([.I49]; [.B50]); [.H49]); [.H49])" office:value-type="float" office:value="3559" calcext:value-type="float">
            <text:p>3559</text:p>
          </table:table-cell>
          <table:table-cell table:style-name="ce13" table:formula="of:=IF([.A50]=&quot;down&quot;; SUM([.B50]; [.I49]); IF([.A50]=&quot;up&quot;;SUM(-[.B50]; [.I49]); [.I49]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1]=&quot;forward&quot;; SUM([.B51]; [.D50]); [.D50])" office:value-type="float" office:value="114" calcext:value-type="float">
            <text:p>114</text:p>
          </table:table-cell>
          <table:table-cell table:style-name="ce13" table:formula="of:=IF([.A51]=&quot;down&quot;; SUM([.B51];[.E50]); IF([.A51]=&quot;up&quot;;SUM(-[.B51];[.E50]); [.E50]))" office:value-type="float" office:value="74" calcext:value-type="float">
            <text:p>74</text:p>
          </table:table-cell>
          <table:table-cell/>
          <table:table-cell table:style-name="ce13" table:formula="of:=IF([.A51]=&quot;forward&quot;; SUM([.B51]; [.G50]); [.G50])" office:value-type="float" office:value="114" calcext:value-type="float">
            <text:p>114</text:p>
          </table:table-cell>
          <table:table-cell table:style-name="ce13" table:formula="of:=IF([.A51]=&quot;forward&quot;; SUM(PRODUCT([.I50]; [.B51]); [.H50]); [.H50])" office:value-type="float" office:value="3559" calcext:value-type="float">
            <text:p>3559</text:p>
          </table:table-cell>
          <table:table-cell table:style-name="ce13" table:formula="of:=IF([.A51]=&quot;down&quot;; SUM([.B51]; [.I50]); IF([.A51]=&quot;up&quot;;SUM(-[.B51]; [.I50]); [.I50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2]=&quot;forward&quot;; SUM([.B52]; [.D51]); [.D51])" office:value-type="float" office:value="118" calcext:value-type="float">
            <text:p>118</text:p>
          </table:table-cell>
          <table:table-cell table:style-name="ce13" table:formula="of:=IF([.A52]=&quot;down&quot;; SUM([.B52];[.E51]); IF([.A52]=&quot;up&quot;;SUM(-[.B52];[.E51]); [.E51]))" office:value-type="float" office:value="74" calcext:value-type="float">
            <text:p>74</text:p>
          </table:table-cell>
          <table:table-cell/>
          <table:table-cell table:style-name="ce13" table:formula="of:=IF([.A52]=&quot;forward&quot;; SUM([.B52]; [.G51]); [.G51])" office:value-type="float" office:value="118" calcext:value-type="float">
            <text:p>118</text:p>
          </table:table-cell>
          <table:table-cell table:style-name="ce13" table:formula="of:=IF([.A52]=&quot;forward&quot;; SUM(PRODUCT([.I51]; [.B52]); [.H51]); [.H51])" office:value-type="float" office:value="3855" calcext:value-type="float">
            <text:p>3855</text:p>
          </table:table-cell>
          <table:table-cell table:style-name="ce13" table:formula="of:=IF([.A52]=&quot;down&quot;; SUM([.B52]; [.I51]); IF([.A52]=&quot;up&quot;;SUM(-[.B52]; [.I51]); [.I51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3]=&quot;forward&quot;; SUM([.B53]; [.D52]); [.D52])" office:value-type="float" office:value="118" calcext:value-type="float">
            <text:p>118</text:p>
          </table:table-cell>
          <table:table-cell table:style-name="ce13" table:formula="of:=IF([.A53]=&quot;down&quot;; SUM([.B53];[.E52]); IF([.A53]=&quot;up&quot;;SUM(-[.B53];[.E52]); [.E52]))" office:value-type="float" office:value="75" calcext:value-type="float">
            <text:p>75</text:p>
          </table:table-cell>
          <table:table-cell/>
          <table:table-cell table:style-name="ce13" table:formula="of:=IF([.A53]=&quot;forward&quot;; SUM([.B53]; [.G52]); [.G52])" office:value-type="float" office:value="118" calcext:value-type="float">
            <text:p>118</text:p>
          </table:table-cell>
          <table:table-cell table:style-name="ce13" table:formula="of:=IF([.A53]=&quot;forward&quot;; SUM(PRODUCT([.I52]; [.B53]); [.H52]); [.H52])" office:value-type="float" office:value="3855" calcext:value-type="float">
            <text:p>3855</text:p>
          </table:table-cell>
          <table:table-cell table:style-name="ce13" table:formula="of:=IF([.A53]=&quot;down&quot;; SUM([.B53]; [.I52]); IF([.A53]=&quot;up&quot;;SUM(-[.B53]; [.I52]); [.I52]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]=&quot;forward&quot;; SUM([.B54]; [.D53]); [.D53])" office:value-type="float" office:value="120" calcext:value-type="float">
            <text:p>120</text:p>
          </table:table-cell>
          <table:table-cell table:style-name="ce13" table:formula="of:=IF([.A54]=&quot;down&quot;; SUM([.B54];[.E53]); IF([.A54]=&quot;up&quot;;SUM(-[.B54];[.E53]); [.E53]))" office:value-type="float" office:value="75" calcext:value-type="float">
            <text:p>75</text:p>
          </table:table-cell>
          <table:table-cell/>
          <table:table-cell table:style-name="ce13" table:formula="of:=IF([.A54]=&quot;forward&quot;; SUM([.B54]; [.G53]); [.G53])" office:value-type="float" office:value="120" calcext:value-type="float">
            <text:p>120</text:p>
          </table:table-cell>
          <table:table-cell table:style-name="ce13" table:formula="of:=IF([.A54]=&quot;forward&quot;; SUM(PRODUCT([.I53]; [.B54]); [.H53]); [.H53])" office:value-type="float" office:value="4005" calcext:value-type="float">
            <text:p>4005</text:p>
          </table:table-cell>
          <table:table-cell table:style-name="ce13" table:formula="of:=IF([.A54]=&quot;down&quot;; SUM([.B54]; [.I53]); IF([.A54]=&quot;up&quot;;SUM(-[.B54]; [.I53]); [.I53]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5]=&quot;forward&quot;; SUM([.B55]; [.D54]); [.D54])" office:value-type="float" office:value="121" calcext:value-type="float">
            <text:p>121</text:p>
          </table:table-cell>
          <table:table-cell table:style-name="ce13" table:formula="of:=IF([.A55]=&quot;down&quot;; SUM([.B55];[.E54]); IF([.A55]=&quot;up&quot;;SUM(-[.B55];[.E54]); [.E54]))" office:value-type="float" office:value="75" calcext:value-type="float">
            <text:p>75</text:p>
          </table:table-cell>
          <table:table-cell/>
          <table:table-cell table:style-name="ce13" table:formula="of:=IF([.A55]=&quot;forward&quot;; SUM([.B55]; [.G54]); [.G54])" office:value-type="float" office:value="121" calcext:value-type="float">
            <text:p>121</text:p>
          </table:table-cell>
          <table:table-cell table:style-name="ce13" table:formula="of:=IF([.A55]=&quot;forward&quot;; SUM(PRODUCT([.I54]; [.B55]); [.H54]); [.H54])" office:value-type="float" office:value="4080" calcext:value-type="float">
            <text:p>4080</text:p>
          </table:table-cell>
          <table:table-cell table:style-name="ce13" table:formula="of:=IF([.A55]=&quot;down&quot;; SUM([.B55]; [.I54]); IF([.A55]=&quot;up&quot;;SUM(-[.B55]; [.I54]); [.I54]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6]=&quot;forward&quot;; SUM([.B56]; [.D55]); [.D55])" office:value-type="float" office:value="129" calcext:value-type="float">
            <text:p>129</text:p>
          </table:table-cell>
          <table:table-cell table:style-name="ce13" table:formula="of:=IF([.A56]=&quot;down&quot;; SUM([.B56];[.E55]); IF([.A56]=&quot;up&quot;;SUM(-[.B56];[.E55]); [.E55]))" office:value-type="float" office:value="75" calcext:value-type="float">
            <text:p>75</text:p>
          </table:table-cell>
          <table:table-cell/>
          <table:table-cell table:style-name="ce13" table:formula="of:=IF([.A56]=&quot;forward&quot;; SUM([.B56]; [.G55]); [.G55])" office:value-type="float" office:value="129" calcext:value-type="float">
            <text:p>129</text:p>
          </table:table-cell>
          <table:table-cell table:style-name="ce13" table:formula="of:=IF([.A56]=&quot;forward&quot;; SUM(PRODUCT([.I55]; [.B56]); [.H55]); [.H55])" office:value-type="float" office:value="4680" calcext:value-type="float">
            <text:p>4680</text:p>
          </table:table-cell>
          <table:table-cell table:style-name="ce13" table:formula="of:=IF([.A56]=&quot;down&quot;; SUM([.B56]; [.I55]); IF([.A56]=&quot;up&quot;;SUM(-[.B56]; [.I55]); [.I55]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7]=&quot;forward&quot;; SUM([.B57]; [.D56]); [.D56])" office:value-type="float" office:value="129" calcext:value-type="float">
            <text:p>129</text:p>
          </table:table-cell>
          <table:table-cell table:style-name="ce13" table:formula="of:=IF([.A57]=&quot;down&quot;; SUM([.B57];[.E56]); IF([.A57]=&quot;up&quot;;SUM(-[.B57];[.E56]); [.E56]))" office:value-type="float" office:value="73" calcext:value-type="float">
            <text:p>73</text:p>
          </table:table-cell>
          <table:table-cell/>
          <table:table-cell table:style-name="ce13" table:formula="of:=IF([.A57]=&quot;forward&quot;; SUM([.B57]; [.G56]); [.G56])" office:value-type="float" office:value="129" calcext:value-type="float">
            <text:p>129</text:p>
          </table:table-cell>
          <table:table-cell table:style-name="ce13" table:formula="of:=IF([.A57]=&quot;forward&quot;; SUM(PRODUCT([.I56]; [.B57]); [.H56]); [.H56])" office:value-type="float" office:value="4680" calcext:value-type="float">
            <text:p>4680</text:p>
          </table:table-cell>
          <table:table-cell table:style-name="ce13" table:formula="of:=IF([.A57]=&quot;down&quot;; SUM([.B57]; [.I56]); IF([.A57]=&quot;up&quot;;SUM(-[.B57]; [.I56]); [.I56]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8]=&quot;forward&quot;; SUM([.B58]; [.D57]); [.D57])" office:value-type="float" office:value="134" calcext:value-type="float">
            <text:p>134</text:p>
          </table:table-cell>
          <table:table-cell table:style-name="ce13" table:formula="of:=IF([.A58]=&quot;down&quot;; SUM([.B58];[.E57]); IF([.A58]=&quot;up&quot;;SUM(-[.B58];[.E57]); [.E57]))" office:value-type="float" office:value="73" calcext:value-type="float">
            <text:p>73</text:p>
          </table:table-cell>
          <table:table-cell/>
          <table:table-cell table:style-name="ce13" table:formula="of:=IF([.A58]=&quot;forward&quot;; SUM([.B58]; [.G57]); [.G57])" office:value-type="float" office:value="134" calcext:value-type="float">
            <text:p>134</text:p>
          </table:table-cell>
          <table:table-cell table:style-name="ce13" table:formula="of:=IF([.A58]=&quot;forward&quot;; SUM(PRODUCT([.I57]; [.B58]); [.H57]); [.H57])" office:value-type="float" office:value="5045" calcext:value-type="float">
            <text:p>5045</text:p>
          </table:table-cell>
          <table:table-cell table:style-name="ce13" table:formula="of:=IF([.A58]=&quot;down&quot;; SUM([.B58]; [.I57]); IF([.A58]=&quot;up&quot;;SUM(-[.B58]; [.I57]); [.I57]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9]=&quot;forward&quot;; SUM([.B59]; [.D58]); [.D58])" office:value-type="float" office:value="138" calcext:value-type="float">
            <text:p>138</text:p>
          </table:table-cell>
          <table:table-cell table:style-name="ce13" table:formula="of:=IF([.A59]=&quot;down&quot;; SUM([.B59];[.E58]); IF([.A59]=&quot;up&quot;;SUM(-[.B59];[.E58]); [.E58]))" office:value-type="float" office:value="73" calcext:value-type="float">
            <text:p>73</text:p>
          </table:table-cell>
          <table:table-cell/>
          <table:table-cell table:style-name="ce13" table:formula="of:=IF([.A59]=&quot;forward&quot;; SUM([.B59]; [.G58]); [.G58])" office:value-type="float" office:value="138" calcext:value-type="float">
            <text:p>138</text:p>
          </table:table-cell>
          <table:table-cell table:style-name="ce13" table:formula="of:=IF([.A59]=&quot;forward&quot;; SUM(PRODUCT([.I58]; [.B59]); [.H58]); [.H58])" office:value-type="float" office:value="5337" calcext:value-type="float">
            <text:p>5337</text:p>
          </table:table-cell>
          <table:table-cell table:style-name="ce13" table:formula="of:=IF([.A59]=&quot;down&quot;; SUM([.B59]; [.I58]); IF([.A59]=&quot;up&quot;;SUM(-[.B59]; [.I58]); [.I58]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0]=&quot;forward&quot;; SUM([.B60]; [.D59]); [.D59])" office:value-type="float" office:value="143" calcext:value-type="float">
            <text:p>143</text:p>
          </table:table-cell>
          <table:table-cell table:style-name="ce13" table:formula="of:=IF([.A60]=&quot;down&quot;; SUM([.B60];[.E59]); IF([.A60]=&quot;up&quot;;SUM(-[.B60];[.E59]); [.E59]))" office:value-type="float" office:value="73" calcext:value-type="float">
            <text:p>73</text:p>
          </table:table-cell>
          <table:table-cell/>
          <table:table-cell table:style-name="ce13" table:formula="of:=IF([.A60]=&quot;forward&quot;; SUM([.B60]; [.G59]); [.G59])" office:value-type="float" office:value="143" calcext:value-type="float">
            <text:p>143</text:p>
          </table:table-cell>
          <table:table-cell table:style-name="ce13" table:formula="of:=IF([.A60]=&quot;forward&quot;; SUM(PRODUCT([.I59]; [.B60]); [.H59]); [.H59])" office:value-type="float" office:value="5702" calcext:value-type="float">
            <text:p>5702</text:p>
          </table:table-cell>
          <table:table-cell table:style-name="ce13" table:formula="of:=IF([.A60]=&quot;down&quot;; SUM([.B60]; [.I59]); IF([.A60]=&quot;up&quot;;SUM(-[.B60]; [.I59]); [.I59]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1]=&quot;forward&quot;; SUM([.B61]; [.D60]); [.D60])" office:value-type="float" office:value="151" calcext:value-type="float">
            <text:p>151</text:p>
          </table:table-cell>
          <table:table-cell table:style-name="ce13" table:formula="of:=IF([.A61]=&quot;down&quot;; SUM([.B61];[.E60]); IF([.A61]=&quot;up&quot;;SUM(-[.B61];[.E60]); [.E60]))" office:value-type="float" office:value="73" calcext:value-type="float">
            <text:p>73</text:p>
          </table:table-cell>
          <table:table-cell/>
          <table:table-cell table:style-name="ce13" table:formula="of:=IF([.A61]=&quot;forward&quot;; SUM([.B61]; [.G60]); [.G60])" office:value-type="float" office:value="151" calcext:value-type="float">
            <text:p>151</text:p>
          </table:table-cell>
          <table:table-cell table:style-name="ce13" table:formula="of:=IF([.A61]=&quot;forward&quot;; SUM(PRODUCT([.I60]; [.B61]); [.H60]); [.H60])" office:value-type="float" office:value="6286" calcext:value-type="float">
            <text:p>6286</text:p>
          </table:table-cell>
          <table:table-cell table:style-name="ce13" table:formula="of:=IF([.A61]=&quot;down&quot;; SUM([.B61]; [.I60]); IF([.A61]=&quot;up&quot;;SUM(-[.B61]; [.I60]); [.I60]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2]=&quot;forward&quot;; SUM([.B62]; [.D61]); [.D61])" office:value-type="float" office:value="151" calcext:value-type="float">
            <text:p>151</text:p>
          </table:table-cell>
          <table:table-cell table:style-name="ce13" table:formula="of:=IF([.A62]=&quot;down&quot;; SUM([.B62];[.E61]); IF([.A62]=&quot;up&quot;;SUM(-[.B62];[.E61]); [.E61]))" office:value-type="float" office:value="77" calcext:value-type="float">
            <text:p>77</text:p>
          </table:table-cell>
          <table:table-cell/>
          <table:table-cell table:style-name="ce13" table:formula="of:=IF([.A62]=&quot;forward&quot;; SUM([.B62]; [.G61]); [.G61])" office:value-type="float" office:value="151" calcext:value-type="float">
            <text:p>151</text:p>
          </table:table-cell>
          <table:table-cell table:style-name="ce13" table:formula="of:=IF([.A62]=&quot;forward&quot;; SUM(PRODUCT([.I61]; [.B62]); [.H61]); [.H61])" office:value-type="float" office:value="6286" calcext:value-type="float">
            <text:p>6286</text:p>
          </table:table-cell>
          <table:table-cell table:style-name="ce13" table:formula="of:=IF([.A62]=&quot;down&quot;; SUM([.B62]; [.I61]); IF([.A62]=&quot;up&quot;;SUM(-[.B62]; [.I61]); [.I61]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3]=&quot;forward&quot;; SUM([.B63]; [.D62]); [.D62])" office:value-type="float" office:value="151" calcext:value-type="float">
            <text:p>151</text:p>
          </table:table-cell>
          <table:table-cell table:style-name="ce13" table:formula="of:=IF([.A63]=&quot;down&quot;; SUM([.B63];[.E62]); IF([.A63]=&quot;up&quot;;SUM(-[.B63];[.E62]); [.E62]))" office:value-type="float" office:value="82" calcext:value-type="float">
            <text:p>82</text:p>
          </table:table-cell>
          <table:table-cell/>
          <table:table-cell table:style-name="ce13" table:formula="of:=IF([.A63]=&quot;forward&quot;; SUM([.B63]; [.G62]); [.G62])" office:value-type="float" office:value="151" calcext:value-type="float">
            <text:p>151</text:p>
          </table:table-cell>
          <table:table-cell table:style-name="ce13" table:formula="of:=IF([.A63]=&quot;forward&quot;; SUM(PRODUCT([.I62]; [.B63]); [.H62]); [.H62])" office:value-type="float" office:value="6286" calcext:value-type="float">
            <text:p>6286</text:p>
          </table:table-cell>
          <table:table-cell table:style-name="ce13" table:formula="of:=IF([.A63]=&quot;down&quot;; SUM([.B63]; [.I62]); IF([.A63]=&quot;up&quot;;SUM(-[.B63]; [.I62]); [.I62]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4]=&quot;forward&quot;; SUM([.B64]; [.D63]); [.D63])" office:value-type="float" office:value="151" calcext:value-type="float">
            <text:p>151</text:p>
          </table:table-cell>
          <table:table-cell table:style-name="ce13" table:formula="of:=IF([.A64]=&quot;down&quot;; SUM([.B64];[.E63]); IF([.A64]=&quot;up&quot;;SUM(-[.B64];[.E63]); [.E63]))" office:value-type="float" office:value="90" calcext:value-type="float">
            <text:p>90</text:p>
          </table:table-cell>
          <table:table-cell/>
          <table:table-cell table:style-name="ce13" table:formula="of:=IF([.A64]=&quot;forward&quot;; SUM([.B64]; [.G63]); [.G63])" office:value-type="float" office:value="151" calcext:value-type="float">
            <text:p>151</text:p>
          </table:table-cell>
          <table:table-cell table:style-name="ce13" table:formula="of:=IF([.A64]=&quot;forward&quot;; SUM(PRODUCT([.I63]; [.B64]); [.H63]); [.H63])" office:value-type="float" office:value="6286" calcext:value-type="float">
            <text:p>6286</text:p>
          </table:table-cell>
          <table:table-cell table:style-name="ce13" table:formula="of:=IF([.A64]=&quot;down&quot;; SUM([.B64]; [.I63]); IF([.A64]=&quot;up&quot;;SUM(-[.B64]; [.I63]); [.I63]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5]=&quot;forward&quot;; SUM([.B65]; [.D64]); [.D64])" office:value-type="float" office:value="151" calcext:value-type="float">
            <text:p>151</text:p>
          </table:table-cell>
          <table:table-cell table:style-name="ce13" table:formula="of:=IF([.A65]=&quot;down&quot;; SUM([.B65];[.E64]); IF([.A65]=&quot;up&quot;;SUM(-[.B65];[.E64]); [.E64]))" office:value-type="float" office:value="97" calcext:value-type="float">
            <text:p>97</text:p>
          </table:table-cell>
          <table:table-cell/>
          <table:table-cell table:style-name="ce13" table:formula="of:=IF([.A65]=&quot;forward&quot;; SUM([.B65]; [.G64]); [.G64])" office:value-type="float" office:value="151" calcext:value-type="float">
            <text:p>151</text:p>
          </table:table-cell>
          <table:table-cell table:style-name="ce13" table:formula="of:=IF([.A65]=&quot;forward&quot;; SUM(PRODUCT([.I64]; [.B65]); [.H64]); [.H64])" office:value-type="float" office:value="6286" calcext:value-type="float">
            <text:p>6286</text:p>
          </table:table-cell>
          <table:table-cell table:style-name="ce13" table:formula="of:=IF([.A65]=&quot;down&quot;; SUM([.B65]; [.I64]); IF([.A65]=&quot;up&quot;;SUM(-[.B65]; [.I64]); [.I64]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6]=&quot;forward&quot;; SUM([.B66]; [.D65]); [.D65])" office:value-type="float" office:value="151" calcext:value-type="float">
            <text:p>151</text:p>
          </table:table-cell>
          <table:table-cell table:style-name="ce13" table:formula="of:=IF([.A66]=&quot;down&quot;; SUM([.B66];[.E65]); IF([.A66]=&quot;up&quot;;SUM(-[.B66];[.E65]); [.E65]))" office:value-type="float" office:value="103" calcext:value-type="float">
            <text:p>103</text:p>
          </table:table-cell>
          <table:table-cell/>
          <table:table-cell table:style-name="ce13" table:formula="of:=IF([.A66]=&quot;forward&quot;; SUM([.B66]; [.G65]); [.G65])" office:value-type="float" office:value="151" calcext:value-type="float">
            <text:p>151</text:p>
          </table:table-cell>
          <table:table-cell table:style-name="ce13" table:formula="of:=IF([.A66]=&quot;forward&quot;; SUM(PRODUCT([.I65]; [.B66]); [.H65]); [.H65])" office:value-type="float" office:value="6286" calcext:value-type="float">
            <text:p>6286</text:p>
          </table:table-cell>
          <table:table-cell table:style-name="ce13" table:formula="of:=IF([.A66]=&quot;down&quot;; SUM([.B66]; [.I65]); IF([.A66]=&quot;up&quot;;SUM(-[.B66]; [.I65]); [.I65]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7]=&quot;forward&quot;; SUM([.B67]; [.D66]); [.D66])" office:value-type="float" office:value="155" calcext:value-type="float">
            <text:p>155</text:p>
          </table:table-cell>
          <table:table-cell table:style-name="ce13" table:formula="of:=IF([.A67]=&quot;down&quot;; SUM([.B67];[.E66]); IF([.A67]=&quot;up&quot;;SUM(-[.B67];[.E66]); [.E66]))" office:value-type="float" office:value="103" calcext:value-type="float">
            <text:p>103</text:p>
          </table:table-cell>
          <table:table-cell/>
          <table:table-cell table:style-name="ce13" table:formula="of:=IF([.A67]=&quot;forward&quot;; SUM([.B67]; [.G66]); [.G66])" office:value-type="float" office:value="155" calcext:value-type="float">
            <text:p>155</text:p>
          </table:table-cell>
          <table:table-cell table:style-name="ce13" table:formula="of:=IF([.A67]=&quot;forward&quot;; SUM(PRODUCT([.I66]; [.B67]); [.H66]); [.H66])" office:value-type="float" office:value="6698" calcext:value-type="float">
            <text:p>6698</text:p>
          </table:table-cell>
          <table:table-cell table:style-name="ce13" table:formula="of:=IF([.A67]=&quot;down&quot;; SUM([.B67]; [.I66]); IF([.A67]=&quot;up&quot;;SUM(-[.B67]; [.I66]); [.I66]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8]=&quot;forward&quot;; SUM([.B68]; [.D67]); [.D67])" office:value-type="float" office:value="155" calcext:value-type="float">
            <text:p>155</text:p>
          </table:table-cell>
          <table:table-cell table:style-name="ce13" table:formula="of:=IF([.A68]=&quot;down&quot;; SUM([.B68];[.E67]); IF([.A68]=&quot;up&quot;;SUM(-[.B68];[.E67]); [.E67]))" office:value-type="float" office:value="95" calcext:value-type="float">
            <text:p>95</text:p>
          </table:table-cell>
          <table:table-cell/>
          <table:table-cell table:style-name="ce13" table:formula="of:=IF([.A68]=&quot;forward&quot;; SUM([.B68]; [.G67]); [.G67])" office:value-type="float" office:value="155" calcext:value-type="float">
            <text:p>155</text:p>
          </table:table-cell>
          <table:table-cell table:style-name="ce13" table:formula="of:=IF([.A68]=&quot;forward&quot;; SUM(PRODUCT([.I67]; [.B68]); [.H67]); [.H67])" office:value-type="float" office:value="6698" calcext:value-type="float">
            <text:p>6698</text:p>
          </table:table-cell>
          <table:table-cell table:style-name="ce13" table:formula="of:=IF([.A68]=&quot;down&quot;; SUM([.B68]; [.I67]); IF([.A68]=&quot;up&quot;;SUM(-[.B68]; [.I67]); [.I67]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9]=&quot;forward&quot;; SUM([.B69]; [.D68]); [.D68])" office:value-type="float" office:value="161" calcext:value-type="float">
            <text:p>161</text:p>
          </table:table-cell>
          <table:table-cell table:style-name="ce13" table:formula="of:=IF([.A69]=&quot;down&quot;; SUM([.B69];[.E68]); IF([.A69]=&quot;up&quot;;SUM(-[.B69];[.E68]); [.E68]))" office:value-type="float" office:value="95" calcext:value-type="float">
            <text:p>95</text:p>
          </table:table-cell>
          <table:table-cell/>
          <table:table-cell table:style-name="ce13" table:formula="of:=IF([.A69]=&quot;forward&quot;; SUM([.B69]; [.G68]); [.G68])" office:value-type="float" office:value="161" calcext:value-type="float">
            <text:p>161</text:p>
          </table:table-cell>
          <table:table-cell table:style-name="ce13" table:formula="of:=IF([.A69]=&quot;forward&quot;; SUM(PRODUCT([.I68]; [.B69]); [.H68]); [.H68])" office:value-type="float" office:value="7268" calcext:value-type="float">
            <text:p>7268</text:p>
          </table:table-cell>
          <table:table-cell table:style-name="ce13" table:formula="of:=IF([.A69]=&quot;down&quot;; SUM([.B69]; [.I68]); IF([.A69]=&quot;up&quot;;SUM(-[.B69]; [.I68]); [.I68]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0]=&quot;forward&quot;; SUM([.B70]; [.D69]); [.D69])" office:value-type="float" office:value="161" calcext:value-type="float">
            <text:p>161</text:p>
          </table:table-cell>
          <table:table-cell table:style-name="ce13" table:formula="of:=IF([.A70]=&quot;down&quot;; SUM([.B70];[.E69]); IF([.A70]=&quot;up&quot;;SUM(-[.B70];[.E69]); [.E69]))" office:value-type="float" office:value="97" calcext:value-type="float">
            <text:p>97</text:p>
          </table:table-cell>
          <table:table-cell/>
          <table:table-cell table:style-name="ce13" table:formula="of:=IF([.A70]=&quot;forward&quot;; SUM([.B70]; [.G69]); [.G69])" office:value-type="float" office:value="161" calcext:value-type="float">
            <text:p>161</text:p>
          </table:table-cell>
          <table:table-cell table:style-name="ce13" table:formula="of:=IF([.A70]=&quot;forward&quot;; SUM(PRODUCT([.I69]; [.B70]); [.H69]); [.H69])" office:value-type="float" office:value="7268" calcext:value-type="float">
            <text:p>7268</text:p>
          </table:table-cell>
          <table:table-cell table:style-name="ce13" table:formula="of:=IF([.A70]=&quot;down&quot;; SUM([.B70]; [.I69]); IF([.A70]=&quot;up&quot;;SUM(-[.B70]; [.I69]); [.I69]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1]=&quot;forward&quot;; SUM([.B71]; [.D70]); [.D70])" office:value-type="float" office:value="161" calcext:value-type="float">
            <text:p>161</text:p>
          </table:table-cell>
          <table:table-cell table:style-name="ce13" table:formula="of:=IF([.A71]=&quot;down&quot;; SUM([.B71];[.E70]); IF([.A71]=&quot;up&quot;;SUM(-[.B71];[.E70]); [.E70]))" office:value-type="float" office:value="104" calcext:value-type="float">
            <text:p>104</text:p>
          </table:table-cell>
          <table:table-cell/>
          <table:table-cell table:style-name="ce13" table:formula="of:=IF([.A71]=&quot;forward&quot;; SUM([.B71]; [.G70]); [.G70])" office:value-type="float" office:value="161" calcext:value-type="float">
            <text:p>161</text:p>
          </table:table-cell>
          <table:table-cell table:style-name="ce13" table:formula="of:=IF([.A71]=&quot;forward&quot;; SUM(PRODUCT([.I70]; [.B71]); [.H70]); [.H70])" office:value-type="float" office:value="7268" calcext:value-type="float">
            <text:p>7268</text:p>
          </table:table-cell>
          <table:table-cell table:style-name="ce13" table:formula="of:=IF([.A71]=&quot;down&quot;; SUM([.B71]; [.I70]); IF([.A71]=&quot;up&quot;;SUM(-[.B71]; [.I70]); [.I70]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2]=&quot;forward&quot;; SUM([.B72]; [.D71]); [.D71])" office:value-type="float" office:value="161" calcext:value-type="float">
            <text:p>161</text:p>
          </table:table-cell>
          <table:table-cell table:style-name="ce13" table:formula="of:=IF([.A72]=&quot;down&quot;; SUM([.B72];[.E71]); IF([.A72]=&quot;up&quot;;SUM(-[.B72];[.E71]); [.E71]))" office:value-type="float" office:value="97" calcext:value-type="float">
            <text:p>97</text:p>
          </table:table-cell>
          <table:table-cell/>
          <table:table-cell table:style-name="ce13" table:formula="of:=IF([.A72]=&quot;forward&quot;; SUM([.B72]; [.G71]); [.G71])" office:value-type="float" office:value="161" calcext:value-type="float">
            <text:p>161</text:p>
          </table:table-cell>
          <table:table-cell table:style-name="ce13" table:formula="of:=IF([.A72]=&quot;forward&quot;; SUM(PRODUCT([.I71]; [.B72]); [.H71]); [.H71])" office:value-type="float" office:value="7268" calcext:value-type="float">
            <text:p>7268</text:p>
          </table:table-cell>
          <table:table-cell table:style-name="ce13" table:formula="of:=IF([.A72]=&quot;down&quot;; SUM([.B72]; [.I71]); IF([.A72]=&quot;up&quot;;SUM(-[.B72]; [.I71]); [.I71]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3]=&quot;forward&quot;; SUM([.B73]; [.D72]); [.D72])" office:value-type="float" office:value="161" calcext:value-type="float">
            <text:p>161</text:p>
          </table:table-cell>
          <table:table-cell table:style-name="ce13" table:formula="of:=IF([.A73]=&quot;down&quot;; SUM([.B73];[.E72]); IF([.A73]=&quot;up&quot;;SUM(-[.B73];[.E72]); [.E72]))" office:value-type="float" office:value="99" calcext:value-type="float">
            <text:p>99</text:p>
          </table:table-cell>
          <table:table-cell/>
          <table:table-cell table:style-name="ce13" table:formula="of:=IF([.A73]=&quot;forward&quot;; SUM([.B73]; [.G72]); [.G72])" office:value-type="float" office:value="161" calcext:value-type="float">
            <text:p>161</text:p>
          </table:table-cell>
          <table:table-cell table:style-name="ce13" table:formula="of:=IF([.A73]=&quot;forward&quot;; SUM(PRODUCT([.I72]; [.B73]); [.H72]); [.H72])" office:value-type="float" office:value="7268" calcext:value-type="float">
            <text:p>7268</text:p>
          </table:table-cell>
          <table:table-cell table:style-name="ce13" table:formula="of:=IF([.A73]=&quot;down&quot;; SUM([.B73]; [.I72]); IF([.A73]=&quot;up&quot;;SUM(-[.B73]; [.I72]); [.I72]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4]=&quot;forward&quot;; SUM([.B74]; [.D73]); [.D73])" office:value-type="float" office:value="161" calcext:value-type="float">
            <text:p>161</text:p>
          </table:table-cell>
          <table:table-cell table:style-name="ce13" table:formula="of:=IF([.A74]=&quot;down&quot;; SUM([.B74];[.E73]); IF([.A74]=&quot;up&quot;;SUM(-[.B74];[.E73]); [.E73]))" office:value-type="float" office:value="105" calcext:value-type="float">
            <text:p>105</text:p>
          </table:table-cell>
          <table:table-cell/>
          <table:table-cell table:style-name="ce13" table:formula="of:=IF([.A74]=&quot;forward&quot;; SUM([.B74]; [.G73]); [.G73])" office:value-type="float" office:value="161" calcext:value-type="float">
            <text:p>161</text:p>
          </table:table-cell>
          <table:table-cell table:style-name="ce13" table:formula="of:=IF([.A74]=&quot;forward&quot;; SUM(PRODUCT([.I73]; [.B74]); [.H73]); [.H73])" office:value-type="float" office:value="7268" calcext:value-type="float">
            <text:p>7268</text:p>
          </table:table-cell>
          <table:table-cell table:style-name="ce13" table:formula="of:=IF([.A74]=&quot;down&quot;; SUM([.B74]; [.I73]); IF([.A74]=&quot;up&quot;;SUM(-[.B74]; [.I73]); [.I73])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5]=&quot;forward&quot;; SUM([.B75]; [.D74]); [.D74])" office:value-type="float" office:value="166" calcext:value-type="float">
            <text:p>166</text:p>
          </table:table-cell>
          <table:table-cell table:style-name="ce13" table:formula="of:=IF([.A75]=&quot;down&quot;; SUM([.B75];[.E74]); IF([.A75]=&quot;up&quot;;SUM(-[.B75];[.E74]); [.E74]))" office:value-type="float" office:value="105" calcext:value-type="float">
            <text:p>105</text:p>
          </table:table-cell>
          <table:table-cell/>
          <table:table-cell table:style-name="ce13" table:formula="of:=IF([.A75]=&quot;forward&quot;; SUM([.B75]; [.G74]); [.G74])" office:value-type="float" office:value="166" calcext:value-type="float">
            <text:p>166</text:p>
          </table:table-cell>
          <table:table-cell table:style-name="ce13" table:formula="of:=IF([.A75]=&quot;forward&quot;; SUM(PRODUCT([.I74]; [.B75]); [.H74]); [.H74])" office:value-type="float" office:value="7793" calcext:value-type="float">
            <text:p>7793</text:p>
          </table:table-cell>
          <table:table-cell table:style-name="ce13" table:formula="of:=IF([.A75]=&quot;down&quot;; SUM([.B75]; [.I74]); IF([.A75]=&quot;up&quot;;SUM(-[.B75]; [.I74]); [.I74])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6]=&quot;forward&quot;; SUM([.B76]; [.D75]); [.D75])" office:value-type="float" office:value="168" calcext:value-type="float">
            <text:p>168</text:p>
          </table:table-cell>
          <table:table-cell table:style-name="ce13" table:formula="of:=IF([.A76]=&quot;down&quot;; SUM([.B76];[.E75]); IF([.A76]=&quot;up&quot;;SUM(-[.B76];[.E75]); [.E75]))" office:value-type="float" office:value="105" calcext:value-type="float">
            <text:p>105</text:p>
          </table:table-cell>
          <table:table-cell/>
          <table:table-cell table:style-name="ce13" table:formula="of:=IF([.A76]=&quot;forward&quot;; SUM([.B76]; [.G75]); [.G75])" office:value-type="float" office:value="168" calcext:value-type="float">
            <text:p>168</text:p>
          </table:table-cell>
          <table:table-cell table:style-name="ce13" table:formula="of:=IF([.A76]=&quot;forward&quot;; SUM(PRODUCT([.I75]; [.B76]); [.H75]); [.H75])" office:value-type="float" office:value="8003" calcext:value-type="float">
            <text:p>8003</text:p>
          </table:table-cell>
          <table:table-cell table:style-name="ce13" table:formula="of:=IF([.A76]=&quot;down&quot;; SUM([.B76]; [.I75]); IF([.A76]=&quot;up&quot;;SUM(-[.B76]; [.I75]); [.I75])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7]=&quot;forward&quot;; SUM([.B77]; [.D76]); [.D76])" office:value-type="float" office:value="176" calcext:value-type="float">
            <text:p>176</text:p>
          </table:table-cell>
          <table:table-cell table:style-name="ce13" table:formula="of:=IF([.A77]=&quot;down&quot;; SUM([.B77];[.E76]); IF([.A77]=&quot;up&quot;;SUM(-[.B77];[.E76]); [.E76]))" office:value-type="float" office:value="105" calcext:value-type="float">
            <text:p>105</text:p>
          </table:table-cell>
          <table:table-cell/>
          <table:table-cell table:style-name="ce13" table:formula="of:=IF([.A77]=&quot;forward&quot;; SUM([.B77]; [.G76]); [.G76])" office:value-type="float" office:value="176" calcext:value-type="float">
            <text:p>176</text:p>
          </table:table-cell>
          <table:table-cell table:style-name="ce13" table:formula="of:=IF([.A77]=&quot;forward&quot;; SUM(PRODUCT([.I76]; [.B77]); [.H76]); [.H76])" office:value-type="float" office:value="8843" calcext:value-type="float">
            <text:p>8843</text:p>
          </table:table-cell>
          <table:table-cell table:style-name="ce13" table:formula="of:=IF([.A77]=&quot;down&quot;; SUM([.B77]; [.I76]); IF([.A77]=&quot;up&quot;;SUM(-[.B77]; [.I76]); [.I76])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8]=&quot;forward&quot;; SUM([.B78]; [.D77]); [.D77])" office:value-type="float" office:value="176" calcext:value-type="float">
            <text:p>176</text:p>
          </table:table-cell>
          <table:table-cell table:style-name="ce13" table:formula="of:=IF([.A78]=&quot;down&quot;; SUM([.B78];[.E77]); IF([.A78]=&quot;up&quot;;SUM(-[.B78];[.E77]); [.E77]))" office:value-type="float" office:value="110" calcext:value-type="float">
            <text:p>110</text:p>
          </table:table-cell>
          <table:table-cell/>
          <table:table-cell table:style-name="ce13" table:formula="of:=IF([.A78]=&quot;forward&quot;; SUM([.B78]; [.G77]); [.G77])" office:value-type="float" office:value="176" calcext:value-type="float">
            <text:p>176</text:p>
          </table:table-cell>
          <table:table-cell table:style-name="ce13" table:formula="of:=IF([.A78]=&quot;forward&quot;; SUM(PRODUCT([.I77]; [.B78]); [.H77]); [.H77])" office:value-type="float" office:value="8843" calcext:value-type="float">
            <text:p>8843</text:p>
          </table:table-cell>
          <table:table-cell table:style-name="ce13" table:formula="of:=IF([.A78]=&quot;down&quot;; SUM([.B78]; [.I77]); IF([.A78]=&quot;up&quot;;SUM(-[.B78]; [.I77]); [.I77]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9]=&quot;forward&quot;; SUM([.B79]; [.D78]); [.D78])" office:value-type="float" office:value="176" calcext:value-type="float">
            <text:p>176</text:p>
          </table:table-cell>
          <table:table-cell table:style-name="ce13" table:formula="of:=IF([.A79]=&quot;down&quot;; SUM([.B79];[.E78]); IF([.A79]=&quot;up&quot;;SUM(-[.B79];[.E78]); [.E78]))" office:value-type="float" office:value="116" calcext:value-type="float">
            <text:p>116</text:p>
          </table:table-cell>
          <table:table-cell/>
          <table:table-cell table:style-name="ce13" table:formula="of:=IF([.A79]=&quot;forward&quot;; SUM([.B79]; [.G78]); [.G78])" office:value-type="float" office:value="176" calcext:value-type="float">
            <text:p>176</text:p>
          </table:table-cell>
          <table:table-cell table:style-name="ce13" table:formula="of:=IF([.A79]=&quot;forward&quot;; SUM(PRODUCT([.I78]; [.B79]); [.H78]); [.H78])" office:value-type="float" office:value="8843" calcext:value-type="float">
            <text:p>8843</text:p>
          </table:table-cell>
          <table:table-cell table:style-name="ce13" table:formula="of:=IF([.A79]=&quot;down&quot;; SUM([.B79]; [.I78]); IF([.A79]=&quot;up&quot;;SUM(-[.B79]; [.I78]); [.I78]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0]=&quot;forward&quot;; SUM([.B80]; [.D79]); [.D79])" office:value-type="float" office:value="176" calcext:value-type="float">
            <text:p>176</text:p>
          </table:table-cell>
          <table:table-cell table:style-name="ce13" table:formula="of:=IF([.A80]=&quot;down&quot;; SUM([.B80];[.E79]); IF([.A80]=&quot;up&quot;;SUM(-[.B80];[.E79]); [.E79]))" office:value-type="float" office:value="122" calcext:value-type="float">
            <text:p>122</text:p>
          </table:table-cell>
          <table:table-cell/>
          <table:table-cell table:style-name="ce13" table:formula="of:=IF([.A80]=&quot;forward&quot;; SUM([.B80]; [.G79]); [.G79])" office:value-type="float" office:value="176" calcext:value-type="float">
            <text:p>176</text:p>
          </table:table-cell>
          <table:table-cell table:style-name="ce13" table:formula="of:=IF([.A80]=&quot;forward&quot;; SUM(PRODUCT([.I79]; [.B80]); [.H79]); [.H79])" office:value-type="float" office:value="8843" calcext:value-type="float">
            <text:p>8843</text:p>
          </table:table-cell>
          <table:table-cell table:style-name="ce13" table:formula="of:=IF([.A80]=&quot;down&quot;; SUM([.B80]; [.I79]); IF([.A80]=&quot;up&quot;;SUM(-[.B80]; [.I79]); [.I79]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1]=&quot;forward&quot;; SUM([.B81]; [.D80]); [.D80])" office:value-type="float" office:value="176" calcext:value-type="float">
            <text:p>176</text:p>
          </table:table-cell>
          <table:table-cell table:style-name="ce13" table:formula="of:=IF([.A81]=&quot;down&quot;; SUM([.B81];[.E80]); IF([.A81]=&quot;up&quot;;SUM(-[.B81];[.E80]); [.E80]))" office:value-type="float" office:value="115" calcext:value-type="float">
            <text:p>115</text:p>
          </table:table-cell>
          <table:table-cell/>
          <table:table-cell table:style-name="ce13" table:formula="of:=IF([.A81]=&quot;forward&quot;; SUM([.B81]; [.G80]); [.G80])" office:value-type="float" office:value="176" calcext:value-type="float">
            <text:p>176</text:p>
          </table:table-cell>
          <table:table-cell table:style-name="ce13" table:formula="of:=IF([.A81]=&quot;forward&quot;; SUM(PRODUCT([.I80]; [.B81]); [.H80]); [.H80])" office:value-type="float" office:value="8843" calcext:value-type="float">
            <text:p>8843</text:p>
          </table:table-cell>
          <table:table-cell table:style-name="ce13" table:formula="of:=IF([.A81]=&quot;down&quot;; SUM([.B81]; [.I80]); IF([.A81]=&quot;up&quot;;SUM(-[.B81]; [.I80]); [.I80]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2]=&quot;forward&quot;; SUM([.B82]; [.D81]); [.D81])" office:value-type="float" office:value="176" calcext:value-type="float">
            <text:p>176</text:p>
          </table:table-cell>
          <table:table-cell table:style-name="ce13" table:formula="of:=IF([.A82]=&quot;down&quot;; SUM([.B82];[.E81]); IF([.A82]=&quot;up&quot;;SUM(-[.B82];[.E81]); [.E81]))" office:value-type="float" office:value="122" calcext:value-type="float">
            <text:p>122</text:p>
          </table:table-cell>
          <table:table-cell/>
          <table:table-cell table:style-name="ce13" table:formula="of:=IF([.A82]=&quot;forward&quot;; SUM([.B82]; [.G81]); [.G81])" office:value-type="float" office:value="176" calcext:value-type="float">
            <text:p>176</text:p>
          </table:table-cell>
          <table:table-cell table:style-name="ce13" table:formula="of:=IF([.A82]=&quot;forward&quot;; SUM(PRODUCT([.I81]; [.B82]); [.H81]); [.H81])" office:value-type="float" office:value="8843" calcext:value-type="float">
            <text:p>8843</text:p>
          </table:table-cell>
          <table:table-cell table:style-name="ce13" table:formula="of:=IF([.A82]=&quot;down&quot;; SUM([.B82]; [.I81]); IF([.A82]=&quot;up&quot;;SUM(-[.B82]; [.I81]); [.I81]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3]=&quot;forward&quot;; SUM([.B83]; [.D82]); [.D82])" office:value-type="float" office:value="184" calcext:value-type="float">
            <text:p>184</text:p>
          </table:table-cell>
          <table:table-cell table:style-name="ce13" table:formula="of:=IF([.A83]=&quot;down&quot;; SUM([.B83];[.E82]); IF([.A83]=&quot;up&quot;;SUM(-[.B83];[.E82]); [.E82]))" office:value-type="float" office:value="122" calcext:value-type="float">
            <text:p>122</text:p>
          </table:table-cell>
          <table:table-cell/>
          <table:table-cell table:style-name="ce13" table:formula="of:=IF([.A83]=&quot;forward&quot;; SUM([.B83]; [.G82]); [.G82])" office:value-type="float" office:value="184" calcext:value-type="float">
            <text:p>184</text:p>
          </table:table-cell>
          <table:table-cell table:style-name="ce13" table:formula="of:=IF([.A83]=&quot;forward&quot;; SUM(PRODUCT([.I82]; [.B83]); [.H82]); [.H82])" office:value-type="float" office:value="9819" calcext:value-type="float">
            <text:p>9819</text:p>
          </table:table-cell>
          <table:table-cell table:style-name="ce13" table:formula="of:=IF([.A83]=&quot;down&quot;; SUM([.B83]; [.I82]); IF([.A83]=&quot;up&quot;;SUM(-[.B83]; [.I82]); [.I82]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4]=&quot;forward&quot;; SUM([.B84]; [.D83]); [.D83])" office:value-type="float" office:value="184" calcext:value-type="float">
            <text:p>184</text:p>
          </table:table-cell>
          <table:table-cell table:style-name="ce13" table:formula="of:=IF([.A84]=&quot;down&quot;; SUM([.B84];[.E83]); IF([.A84]=&quot;up&quot;;SUM(-[.B84];[.E83]); [.E83]))" office:value-type="float" office:value="129" calcext:value-type="float">
            <text:p>129</text:p>
          </table:table-cell>
          <table:table-cell/>
          <table:table-cell table:style-name="ce13" table:formula="of:=IF([.A84]=&quot;forward&quot;; SUM([.B84]; [.G83]); [.G83])" office:value-type="float" office:value="184" calcext:value-type="float">
            <text:p>184</text:p>
          </table:table-cell>
          <table:table-cell table:style-name="ce13" table:formula="of:=IF([.A84]=&quot;forward&quot;; SUM(PRODUCT([.I83]; [.B84]); [.H83]); [.H83])" office:value-type="float" office:value="9819" calcext:value-type="float">
            <text:p>9819</text:p>
          </table:table-cell>
          <table:table-cell table:style-name="ce13" table:formula="of:=IF([.A84]=&quot;down&quot;; SUM([.B84]; [.I83]); IF([.A84]=&quot;up&quot;;SUM(-[.B84]; [.I83]); [.I83]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5]=&quot;forward&quot;; SUM([.B85]; [.D84]); [.D84])" office:value-type="float" office:value="184" calcext:value-type="float">
            <text:p>184</text:p>
          </table:table-cell>
          <table:table-cell table:style-name="ce13" table:formula="of:=IF([.A85]=&quot;down&quot;; SUM([.B85];[.E84]); IF([.A85]=&quot;up&quot;;SUM(-[.B85];[.E84]); [.E84]))" office:value-type="float" office:value="136" calcext:value-type="float">
            <text:p>136</text:p>
          </table:table-cell>
          <table:table-cell/>
          <table:table-cell table:style-name="ce13" table:formula="of:=IF([.A85]=&quot;forward&quot;; SUM([.B85]; [.G84]); [.G84])" office:value-type="float" office:value="184" calcext:value-type="float">
            <text:p>184</text:p>
          </table:table-cell>
          <table:table-cell table:style-name="ce13" table:formula="of:=IF([.A85]=&quot;forward&quot;; SUM(PRODUCT([.I84]; [.B85]); [.H84]); [.H84])" office:value-type="float" office:value="9819" calcext:value-type="float">
            <text:p>9819</text:p>
          </table:table-cell>
          <table:table-cell table:style-name="ce13" table:formula="of:=IF([.A85]=&quot;down&quot;; SUM([.B85]; [.I84]); IF([.A85]=&quot;up&quot;;SUM(-[.B85]; [.I84]); [.I84]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6]=&quot;forward&quot;; SUM([.B86]; [.D85]); [.D85])" office:value-type="float" office:value="184" calcext:value-type="float">
            <text:p>184</text:p>
          </table:table-cell>
          <table:table-cell table:style-name="ce13" table:formula="of:=IF([.A86]=&quot;down&quot;; SUM([.B86];[.E85]); IF([.A86]=&quot;up&quot;;SUM(-[.B86];[.E85]); [.E85]))" office:value-type="float" office:value="138" calcext:value-type="float">
            <text:p>138</text:p>
          </table:table-cell>
          <table:table-cell/>
          <table:table-cell table:style-name="ce13" table:formula="of:=IF([.A86]=&quot;forward&quot;; SUM([.B86]; [.G85]); [.G85])" office:value-type="float" office:value="184" calcext:value-type="float">
            <text:p>184</text:p>
          </table:table-cell>
          <table:table-cell table:style-name="ce13" table:formula="of:=IF([.A86]=&quot;forward&quot;; SUM(PRODUCT([.I85]; [.B86]); [.H85]); [.H85])" office:value-type="float" office:value="9819" calcext:value-type="float">
            <text:p>9819</text:p>
          </table:table-cell>
          <table:table-cell table:style-name="ce13" table:formula="of:=IF([.A86]=&quot;down&quot;; SUM([.B86]; [.I85]); IF([.A86]=&quot;up&quot;;SUM(-[.B86]; [.I85]); [.I85])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7]=&quot;forward&quot;; SUM([.B87]; [.D86]); [.D86])" office:value-type="float" office:value="184" calcext:value-type="float">
            <text:p>184</text:p>
          </table:table-cell>
          <table:table-cell table:style-name="ce13" table:formula="of:=IF([.A87]=&quot;down&quot;; SUM([.B87];[.E86]); IF([.A87]=&quot;up&quot;;SUM(-[.B87];[.E86]); [.E86]))" office:value-type="float" office:value="140" calcext:value-type="float">
            <text:p>140</text:p>
          </table:table-cell>
          <table:table-cell/>
          <table:table-cell table:style-name="ce13" table:formula="of:=IF([.A87]=&quot;forward&quot;; SUM([.B87]; [.G86]); [.G86])" office:value-type="float" office:value="184" calcext:value-type="float">
            <text:p>184</text:p>
          </table:table-cell>
          <table:table-cell table:style-name="ce13" table:formula="of:=IF([.A87]=&quot;forward&quot;; SUM(PRODUCT([.I86]; [.B87]); [.H86]); [.H86])" office:value-type="float" office:value="9819" calcext:value-type="float">
            <text:p>9819</text:p>
          </table:table-cell>
          <table:table-cell table:style-name="ce13" table:formula="of:=IF([.A87]=&quot;down&quot;; SUM([.B87]; [.I86]); IF([.A87]=&quot;up&quot;;SUM(-[.B87]; [.I86]); [.I86]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8]=&quot;forward&quot;; SUM([.B88]; [.D87]); [.D87])" office:value-type="float" office:value="187" calcext:value-type="float">
            <text:p>187</text:p>
          </table:table-cell>
          <table:table-cell table:style-name="ce13" table:formula="of:=IF([.A88]=&quot;down&quot;; SUM([.B88];[.E87]); IF([.A88]=&quot;up&quot;;SUM(-[.B88];[.E87]); [.E87]))" office:value-type="float" office:value="140" calcext:value-type="float">
            <text:p>140</text:p>
          </table:table-cell>
          <table:table-cell/>
          <table:table-cell table:style-name="ce13" table:formula="of:=IF([.A88]=&quot;forward&quot;; SUM([.B88]; [.G87]); [.G87])" office:value-type="float" office:value="187" calcext:value-type="float">
            <text:p>187</text:p>
          </table:table-cell>
          <table:table-cell table:style-name="ce13" table:formula="of:=IF([.A88]=&quot;forward&quot;; SUM(PRODUCT([.I87]; [.B88]); [.H87]); [.H87])" office:value-type="float" office:value="10239" calcext:value-type="float">
            <text:p>10239</text:p>
          </table:table-cell>
          <table:table-cell table:style-name="ce13" table:formula="of:=IF([.A88]=&quot;down&quot;; SUM([.B88]; [.I87]); IF([.A88]=&quot;up&quot;;SUM(-[.B88]; [.I87]); [.I87]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9]=&quot;forward&quot;; SUM([.B89]; [.D88]); [.D88])" office:value-type="float" office:value="187" calcext:value-type="float">
            <text:p>187</text:p>
          </table:table-cell>
          <table:table-cell table:style-name="ce13" table:formula="of:=IF([.A89]=&quot;down&quot;; SUM([.B89];[.E88]); IF([.A89]=&quot;up&quot;;SUM(-[.B89];[.E88]); [.E88]))" office:value-type="float" office:value="135" calcext:value-type="float">
            <text:p>135</text:p>
          </table:table-cell>
          <table:table-cell/>
          <table:table-cell table:style-name="ce13" table:formula="of:=IF([.A89]=&quot;forward&quot;; SUM([.B89]; [.G88]); [.G88])" office:value-type="float" office:value="187" calcext:value-type="float">
            <text:p>187</text:p>
          </table:table-cell>
          <table:table-cell table:style-name="ce13" table:formula="of:=IF([.A89]=&quot;forward&quot;; SUM(PRODUCT([.I88]; [.B89]); [.H88]); [.H88])" office:value-type="float" office:value="10239" calcext:value-type="float">
            <text:p>10239</text:p>
          </table:table-cell>
          <table:table-cell table:style-name="ce13" table:formula="of:=IF([.A89]=&quot;down&quot;; SUM([.B89]; [.I88]); IF([.A89]=&quot;up&quot;;SUM(-[.B89]; [.I88]); [.I88])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0]=&quot;forward&quot;; SUM([.B90]; [.D89]); [.D89])" office:value-type="float" office:value="187" calcext:value-type="float">
            <text:p>187</text:p>
          </table:table-cell>
          <table:table-cell table:style-name="ce13" table:formula="of:=IF([.A90]=&quot;down&quot;; SUM([.B90];[.E89]); IF([.A90]=&quot;up&quot;;SUM(-[.B90];[.E89]); [.E89]))" office:value-type="float" office:value="138" calcext:value-type="float">
            <text:p>138</text:p>
          </table:table-cell>
          <table:table-cell/>
          <table:table-cell table:style-name="ce13" table:formula="of:=IF([.A90]=&quot;forward&quot;; SUM([.B90]; [.G89]); [.G89])" office:value-type="float" office:value="187" calcext:value-type="float">
            <text:p>187</text:p>
          </table:table-cell>
          <table:table-cell table:style-name="ce13" table:formula="of:=IF([.A90]=&quot;forward&quot;; SUM(PRODUCT([.I89]; [.B90]); [.H89]); [.H89])" office:value-type="float" office:value="10239" calcext:value-type="float">
            <text:p>10239</text:p>
          </table:table-cell>
          <table:table-cell table:style-name="ce13" table:formula="of:=IF([.A90]=&quot;down&quot;; SUM([.B90]; [.I89]); IF([.A90]=&quot;up&quot;;SUM(-[.B90]; [.I89]); [.I89])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1]=&quot;forward&quot;; SUM([.B91]; [.D90]); [.D90])" office:value-type="float" office:value="187" calcext:value-type="float">
            <text:p>187</text:p>
          </table:table-cell>
          <table:table-cell table:style-name="ce13" table:formula="of:=IF([.A91]=&quot;down&quot;; SUM([.B91];[.E90]); IF([.A91]=&quot;up&quot;;SUM(-[.B91];[.E90]); [.E90]))" office:value-type="float" office:value="135" calcext:value-type="float">
            <text:p>135</text:p>
          </table:table-cell>
          <table:table-cell/>
          <table:table-cell table:style-name="ce13" table:formula="of:=IF([.A91]=&quot;forward&quot;; SUM([.B91]; [.G90]); [.G90])" office:value-type="float" office:value="187" calcext:value-type="float">
            <text:p>187</text:p>
          </table:table-cell>
          <table:table-cell table:style-name="ce13" table:formula="of:=IF([.A91]=&quot;forward&quot;; SUM(PRODUCT([.I90]; [.B91]); [.H90]); [.H90])" office:value-type="float" office:value="10239" calcext:value-type="float">
            <text:p>10239</text:p>
          </table:table-cell>
          <table:table-cell table:style-name="ce13" table:formula="of:=IF([.A91]=&quot;down&quot;; SUM([.B91]; [.I90]); IF([.A91]=&quot;up&quot;;SUM(-[.B91]; [.I90]); [.I90])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2]=&quot;forward&quot;; SUM([.B92]; [.D91]); [.D91])" office:value-type="float" office:value="187" calcext:value-type="float">
            <text:p>187</text:p>
          </table:table-cell>
          <table:table-cell table:style-name="ce13" table:formula="of:=IF([.A92]=&quot;down&quot;; SUM([.B92];[.E91]); IF([.A92]=&quot;up&quot;;SUM(-[.B92];[.E91]); [.E91]))" office:value-type="float" office:value="139" calcext:value-type="float">
            <text:p>139</text:p>
          </table:table-cell>
          <table:table-cell/>
          <table:table-cell table:style-name="ce13" table:formula="of:=IF([.A92]=&quot;forward&quot;; SUM([.B92]; [.G91]); [.G91])" office:value-type="float" office:value="187" calcext:value-type="float">
            <text:p>187</text:p>
          </table:table-cell>
          <table:table-cell table:style-name="ce13" table:formula="of:=IF([.A92]=&quot;forward&quot;; SUM(PRODUCT([.I91]; [.B92]); [.H91]); [.H91])" office:value-type="float" office:value="10239" calcext:value-type="float">
            <text:p>10239</text:p>
          </table:table-cell>
          <table:table-cell table:style-name="ce13" table:formula="of:=IF([.A92]=&quot;down&quot;; SUM([.B92]; [.I91]); IF([.A92]=&quot;up&quot;;SUM(-[.B92]; [.I91]); [.I91])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3]=&quot;forward&quot;; SUM([.B93]; [.D92]); [.D92])" office:value-type="float" office:value="187" calcext:value-type="float">
            <text:p>187</text:p>
          </table:table-cell>
          <table:table-cell table:style-name="ce13" table:formula="of:=IF([.A93]=&quot;down&quot;; SUM([.B93];[.E92]); IF([.A93]=&quot;up&quot;;SUM(-[.B93];[.E92]); [.E92]))" office:value-type="float" office:value="130" calcext:value-type="float">
            <text:p>130</text:p>
          </table:table-cell>
          <table:table-cell/>
          <table:table-cell table:style-name="ce13" table:formula="of:=IF([.A93]=&quot;forward&quot;; SUM([.B93]; [.G92]); [.G92])" office:value-type="float" office:value="187" calcext:value-type="float">
            <text:p>187</text:p>
          </table:table-cell>
          <table:table-cell table:style-name="ce13" table:formula="of:=IF([.A93]=&quot;forward&quot;; SUM(PRODUCT([.I92]; [.B93]); [.H92]); [.H92])" office:value-type="float" office:value="10239" calcext:value-type="float">
            <text:p>10239</text:p>
          </table:table-cell>
          <table:table-cell table:style-name="ce13" table:formula="of:=IF([.A93]=&quot;down&quot;; SUM([.B93]; [.I92]); IF([.A93]=&quot;up&quot;;SUM(-[.B93]; [.I92]); [.I92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4]=&quot;forward&quot;; SUM([.B94]; [.D93]); [.D93])" office:value-type="float" office:value="187" calcext:value-type="float">
            <text:p>187</text:p>
          </table:table-cell>
          <table:table-cell table:style-name="ce13" table:formula="of:=IF([.A94]=&quot;down&quot;; SUM([.B94];[.E93]); IF([.A94]=&quot;up&quot;;SUM(-[.B94];[.E93]); [.E93]))" office:value-type="float" office:value="131" calcext:value-type="float">
            <text:p>131</text:p>
          </table:table-cell>
          <table:table-cell/>
          <table:table-cell table:style-name="ce13" table:formula="of:=IF([.A94]=&quot;forward&quot;; SUM([.B94]; [.G93]); [.G93])" office:value-type="float" office:value="187" calcext:value-type="float">
            <text:p>187</text:p>
          </table:table-cell>
          <table:table-cell table:style-name="ce13" table:formula="of:=IF([.A94]=&quot;forward&quot;; SUM(PRODUCT([.I93]; [.B94]); [.H93]); [.H93])" office:value-type="float" office:value="10239" calcext:value-type="float">
            <text:p>10239</text:p>
          </table:table-cell>
          <table:table-cell table:style-name="ce13" table:formula="of:=IF([.A94]=&quot;down&quot;; SUM([.B94]; [.I93]); IF([.A94]=&quot;up&quot;;SUM(-[.B94]; [.I93]); [.I93]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5]=&quot;forward&quot;; SUM([.B95]; [.D94]); [.D94])" office:value-type="float" office:value="187" calcext:value-type="float">
            <text:p>187</text:p>
          </table:table-cell>
          <table:table-cell table:style-name="ce13" table:formula="of:=IF([.A95]=&quot;down&quot;; SUM([.B95];[.E94]); IF([.A95]=&quot;up&quot;;SUM(-[.B95];[.E94]); [.E94]))" office:value-type="float" office:value="130" calcext:value-type="float">
            <text:p>130</text:p>
          </table:table-cell>
          <table:table-cell/>
          <table:table-cell table:style-name="ce13" table:formula="of:=IF([.A95]=&quot;forward&quot;; SUM([.B95]; [.G94]); [.G94])" office:value-type="float" office:value="187" calcext:value-type="float">
            <text:p>187</text:p>
          </table:table-cell>
          <table:table-cell table:style-name="ce13" table:formula="of:=IF([.A95]=&quot;forward&quot;; SUM(PRODUCT([.I94]; [.B95]); [.H94]); [.H94])" office:value-type="float" office:value="10239" calcext:value-type="float">
            <text:p>10239</text:p>
          </table:table-cell>
          <table:table-cell table:style-name="ce13" table:formula="of:=IF([.A95]=&quot;down&quot;; SUM([.B95]; [.I94]); IF([.A95]=&quot;up&quot;;SUM(-[.B95]; [.I94]); [.I94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6]=&quot;forward&quot;; SUM([.B96]; [.D95]); [.D95])" office:value-type="float" office:value="190" calcext:value-type="float">
            <text:p>190</text:p>
          </table:table-cell>
          <table:table-cell table:style-name="ce13" table:formula="of:=IF([.A96]=&quot;down&quot;; SUM([.B96];[.E95]); IF([.A96]=&quot;up&quot;;SUM(-[.B96];[.E95]); [.E95]))" office:value-type="float" office:value="130" calcext:value-type="float">
            <text:p>130</text:p>
          </table:table-cell>
          <table:table-cell/>
          <table:table-cell table:style-name="ce13" table:formula="of:=IF([.A96]=&quot;forward&quot;; SUM([.B96]; [.G95]); [.G95])" office:value-type="float" office:value="190" calcext:value-type="float">
            <text:p>190</text:p>
          </table:table-cell>
          <table:table-cell table:style-name="ce13" table:formula="of:=IF([.A96]=&quot;forward&quot;; SUM(PRODUCT([.I95]; [.B96]); [.H95]); [.H95])" office:value-type="float" office:value="10629" calcext:value-type="float">
            <text:p>10629</text:p>
          </table:table-cell>
          <table:table-cell table:style-name="ce13" table:formula="of:=IF([.A96]=&quot;down&quot;; SUM([.B96]; [.I95]); IF([.A96]=&quot;up&quot;;SUM(-[.B96]; [.I95]); [.I95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7]=&quot;forward&quot;; SUM([.B97]; [.D96]); [.D96])" office:value-type="float" office:value="190" calcext:value-type="float">
            <text:p>190</text:p>
          </table:table-cell>
          <table:table-cell table:style-name="ce13" table:formula="of:=IF([.A97]=&quot;down&quot;; SUM([.B97];[.E96]); IF([.A97]=&quot;up&quot;;SUM(-[.B97];[.E96]); [.E96]))" office:value-type="float" office:value="127" calcext:value-type="float">
            <text:p>127</text:p>
          </table:table-cell>
          <table:table-cell/>
          <table:table-cell table:style-name="ce13" table:formula="of:=IF([.A97]=&quot;forward&quot;; SUM([.B97]; [.G96]); [.G96])" office:value-type="float" office:value="190" calcext:value-type="float">
            <text:p>190</text:p>
          </table:table-cell>
          <table:table-cell table:style-name="ce13" table:formula="of:=IF([.A97]=&quot;forward&quot;; SUM(PRODUCT([.I96]; [.B97]); [.H96]); [.H96])" office:value-type="float" office:value="10629" calcext:value-type="float">
            <text:p>10629</text:p>
          </table:table-cell>
          <table:table-cell table:style-name="ce13" table:formula="of:=IF([.A97]=&quot;down&quot;; SUM([.B97]; [.I96]); IF([.A97]=&quot;up&quot;;SUM(-[.B97]; [.I96]); [.I96]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8]=&quot;forward&quot;; SUM([.B98]; [.D97]); [.D97])" office:value-type="float" office:value="199" calcext:value-type="float">
            <text:p>199</text:p>
          </table:table-cell>
          <table:table-cell table:style-name="ce13" table:formula="of:=IF([.A98]=&quot;down&quot;; SUM([.B98];[.E97]); IF([.A98]=&quot;up&quot;;SUM(-[.B98];[.E97]); [.E97]))" office:value-type="float" office:value="127" calcext:value-type="float">
            <text:p>127</text:p>
          </table:table-cell>
          <table:table-cell/>
          <table:table-cell table:style-name="ce13" table:formula="of:=IF([.A98]=&quot;forward&quot;; SUM([.B98]; [.G97]); [.G97])" office:value-type="float" office:value="199" calcext:value-type="float">
            <text:p>199</text:p>
          </table:table-cell>
          <table:table-cell table:style-name="ce13" table:formula="of:=IF([.A98]=&quot;forward&quot;; SUM(PRODUCT([.I97]; [.B98]); [.H97]); [.H97])" office:value-type="float" office:value="11772" calcext:value-type="float">
            <text:p>11772</text:p>
          </table:table-cell>
          <table:table-cell table:style-name="ce13" table:formula="of:=IF([.A98]=&quot;down&quot;; SUM([.B98]; [.I97]); IF([.A98]=&quot;up&quot;;SUM(-[.B98]; [.I97]); [.I97]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9]=&quot;forward&quot;; SUM([.B99]; [.D98]); [.D98])" office:value-type="float" office:value="199" calcext:value-type="float">
            <text:p>199</text:p>
          </table:table-cell>
          <table:table-cell table:style-name="ce13" table:formula="of:=IF([.A99]=&quot;down&quot;; SUM([.B99];[.E98]); IF([.A99]=&quot;up&quot;;SUM(-[.B99];[.E98]); [.E98]))" office:value-type="float" office:value="121" calcext:value-type="float">
            <text:p>121</text:p>
          </table:table-cell>
          <table:table-cell/>
          <table:table-cell table:style-name="ce13" table:formula="of:=IF([.A99]=&quot;forward&quot;; SUM([.B99]; [.G98]); [.G98])" office:value-type="float" office:value="199" calcext:value-type="float">
            <text:p>199</text:p>
          </table:table-cell>
          <table:table-cell table:style-name="ce13" table:formula="of:=IF([.A99]=&quot;forward&quot;; SUM(PRODUCT([.I98]; [.B99]); [.H98]); [.H98])" office:value-type="float" office:value="11772" calcext:value-type="float">
            <text:p>11772</text:p>
          </table:table-cell>
          <table:table-cell table:style-name="ce13" table:formula="of:=IF([.A99]=&quot;down&quot;; SUM([.B99]; [.I98]); IF([.A99]=&quot;up&quot;;SUM(-[.B99]; [.I98]); [.I98]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00]=&quot;forward&quot;; SUM([.B100]; [.D99]); [.D99])" office:value-type="float" office:value="199" calcext:value-type="float">
            <text:p>199</text:p>
          </table:table-cell>
          <table:table-cell table:style-name="ce13" table:formula="of:=IF([.A100]=&quot;down&quot;; SUM([.B100];[.E99]); IF([.A100]=&quot;up&quot;;SUM(-[.B100];[.E99]); [.E99]))" office:value-type="float" office:value="124" calcext:value-type="float">
            <text:p>124</text:p>
          </table:table-cell>
          <table:table-cell/>
          <table:table-cell table:style-name="ce13" table:formula="of:=IF([.A100]=&quot;forward&quot;; SUM([.B100]; [.G99]); [.G99])" office:value-type="float" office:value="199" calcext:value-type="float">
            <text:p>199</text:p>
          </table:table-cell>
          <table:table-cell table:style-name="ce13" table:formula="of:=IF([.A100]=&quot;forward&quot;; SUM(PRODUCT([.I99]; [.B100]); [.H99]); [.H99])" office:value-type="float" office:value="11772" calcext:value-type="float">
            <text:p>11772</text:p>
          </table:table-cell>
          <table:table-cell table:style-name="ce13" table:formula="of:=IF([.A100]=&quot;down&quot;; SUM([.B100]; [.I99]); IF([.A100]=&quot;up&quot;;SUM(-[.B100]; [.I99]); [.I99]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01]=&quot;forward&quot;; SUM([.B101]; [.D100]); [.D100])" office:value-type="float" office:value="199" calcext:value-type="float">
            <text:p>199</text:p>
          </table:table-cell>
          <table:table-cell table:style-name="ce13" table:formula="of:=IF([.A101]=&quot;down&quot;; SUM([.B101];[.E100]); IF([.A101]=&quot;up&quot;;SUM(-[.B101];[.E100]); [.E100]))" office:value-type="float" office:value="130" calcext:value-type="float">
            <text:p>130</text:p>
          </table:table-cell>
          <table:table-cell/>
          <table:table-cell table:style-name="ce13" table:formula="of:=IF([.A101]=&quot;forward&quot;; SUM([.B101]; [.G100]); [.G100])" office:value-type="float" office:value="199" calcext:value-type="float">
            <text:p>199</text:p>
          </table:table-cell>
          <table:table-cell table:style-name="ce13" table:formula="of:=IF([.A101]=&quot;forward&quot;; SUM(PRODUCT([.I100]; [.B101]); [.H100]); [.H100])" office:value-type="float" office:value="11772" calcext:value-type="float">
            <text:p>11772</text:p>
          </table:table-cell>
          <table:table-cell table:style-name="ce13" table:formula="of:=IF([.A101]=&quot;down&quot;; SUM([.B101]; [.I100]); IF([.A101]=&quot;up&quot;;SUM(-[.B101]; [.I100]); [.I100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02]=&quot;forward&quot;; SUM([.B102]; [.D101]); [.D101])" office:value-type="float" office:value="203" calcext:value-type="float">
            <text:p>203</text:p>
          </table:table-cell>
          <table:table-cell table:style-name="ce13" table:formula="of:=IF([.A102]=&quot;down&quot;; SUM([.B102];[.E101]); IF([.A102]=&quot;up&quot;;SUM(-[.B102];[.E101]); [.E101]))" office:value-type="float" office:value="130" calcext:value-type="float">
            <text:p>130</text:p>
          </table:table-cell>
          <table:table-cell/>
          <table:table-cell table:style-name="ce13" table:formula="of:=IF([.A102]=&quot;forward&quot;; SUM([.B102]; [.G101]); [.G101])" office:value-type="float" office:value="203" calcext:value-type="float">
            <text:p>203</text:p>
          </table:table-cell>
          <table:table-cell table:style-name="ce13" table:formula="of:=IF([.A102]=&quot;forward&quot;; SUM(PRODUCT([.I101]; [.B102]); [.H101]); [.H101])" office:value-type="float" office:value="12292" calcext:value-type="float">
            <text:p>12292</text:p>
          </table:table-cell>
          <table:table-cell table:style-name="ce13" table:formula="of:=IF([.A102]=&quot;down&quot;; SUM([.B102]; [.I101]); IF([.A102]=&quot;up&quot;;SUM(-[.B102]; [.I101]); [.I101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03]=&quot;forward&quot;; SUM([.B103]; [.D102]); [.D102])" office:value-type="float" office:value="208" calcext:value-type="float">
            <text:p>208</text:p>
          </table:table-cell>
          <table:table-cell table:style-name="ce13" table:formula="of:=IF([.A103]=&quot;down&quot;; SUM([.B103];[.E102]); IF([.A103]=&quot;up&quot;;SUM(-[.B103];[.E102]); [.E102]))" office:value-type="float" office:value="130" calcext:value-type="float">
            <text:p>130</text:p>
          </table:table-cell>
          <table:table-cell/>
          <table:table-cell table:style-name="ce13" table:formula="of:=IF([.A103]=&quot;forward&quot;; SUM([.B103]; [.G102]); [.G102])" office:value-type="float" office:value="208" calcext:value-type="float">
            <text:p>208</text:p>
          </table:table-cell>
          <table:table-cell table:style-name="ce13" table:formula="of:=IF([.A103]=&quot;forward&quot;; SUM(PRODUCT([.I102]; [.B103]); [.H102]); [.H102])" office:value-type="float" office:value="12942" calcext:value-type="float">
            <text:p>12942</text:p>
          </table:table-cell>
          <table:table-cell table:style-name="ce13" table:formula="of:=IF([.A103]=&quot;down&quot;; SUM([.B103]; [.I102]); IF([.A103]=&quot;up&quot;;SUM(-[.B103]; [.I102]); [.I102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04]=&quot;forward&quot;; SUM([.B104]; [.D103]); [.D103])" office:value-type="float" office:value="216" calcext:value-type="float">
            <text:p>216</text:p>
          </table:table-cell>
          <table:table-cell table:style-name="ce13" table:formula="of:=IF([.A104]=&quot;down&quot;; SUM([.B104];[.E103]); IF([.A104]=&quot;up&quot;;SUM(-[.B104];[.E103]); [.E103]))" office:value-type="float" office:value="130" calcext:value-type="float">
            <text:p>130</text:p>
          </table:table-cell>
          <table:table-cell/>
          <table:table-cell table:style-name="ce13" table:formula="of:=IF([.A104]=&quot;forward&quot;; SUM([.B104]; [.G103]); [.G103])" office:value-type="float" office:value="216" calcext:value-type="float">
            <text:p>216</text:p>
          </table:table-cell>
          <table:table-cell table:style-name="ce13" table:formula="of:=IF([.A104]=&quot;forward&quot;; SUM(PRODUCT([.I103]; [.B104]); [.H103]); [.H103])" office:value-type="float" office:value="13982" calcext:value-type="float">
            <text:p>13982</text:p>
          </table:table-cell>
          <table:table-cell table:style-name="ce13" table:formula="of:=IF([.A104]=&quot;down&quot;; SUM([.B104]; [.I103]); IF([.A104]=&quot;up&quot;;SUM(-[.B104]; [.I103]); [.I103]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05]=&quot;forward&quot;; SUM([.B105]; [.D104]); [.D104])" office:value-type="float" office:value="216" calcext:value-type="float">
            <text:p>216</text:p>
          </table:table-cell>
          <table:table-cell table:style-name="ce13" table:formula="of:=IF([.A105]=&quot;down&quot;; SUM([.B105];[.E104]); IF([.A105]=&quot;up&quot;;SUM(-[.B105];[.E104]); [.E104]))" office:value-type="float" office:value="136" calcext:value-type="float">
            <text:p>136</text:p>
          </table:table-cell>
          <table:table-cell/>
          <table:table-cell table:style-name="ce13" table:formula="of:=IF([.A105]=&quot;forward&quot;; SUM([.B105]; [.G104]); [.G104])" office:value-type="float" office:value="216" calcext:value-type="float">
            <text:p>216</text:p>
          </table:table-cell>
          <table:table-cell table:style-name="ce13" table:formula="of:=IF([.A105]=&quot;forward&quot;; SUM(PRODUCT([.I104]; [.B105]); [.H104]); [.H104])" office:value-type="float" office:value="13982" calcext:value-type="float">
            <text:p>13982</text:p>
          </table:table-cell>
          <table:table-cell table:style-name="ce13" table:formula="of:=IF([.A105]=&quot;down&quot;; SUM([.B105]; [.I104]); IF([.A105]=&quot;up&quot;;SUM(-[.B105]; [.I104]); [.I104]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06]=&quot;forward&quot;; SUM([.B106]; [.D105]); [.D105])" office:value-type="float" office:value="216" calcext:value-type="float">
            <text:p>216</text:p>
          </table:table-cell>
          <table:table-cell table:style-name="ce13" table:formula="of:=IF([.A106]=&quot;down&quot;; SUM([.B106];[.E105]); IF([.A106]=&quot;up&quot;;SUM(-[.B106];[.E105]); [.E105]))" office:value-type="float" office:value="145" calcext:value-type="float">
            <text:p>145</text:p>
          </table:table-cell>
          <table:table-cell/>
          <table:table-cell table:style-name="ce13" table:formula="of:=IF([.A106]=&quot;forward&quot;; SUM([.B106]; [.G105]); [.G105])" office:value-type="float" office:value="216" calcext:value-type="float">
            <text:p>216</text:p>
          </table:table-cell>
          <table:table-cell table:style-name="ce13" table:formula="of:=IF([.A106]=&quot;forward&quot;; SUM(PRODUCT([.I105]; [.B106]); [.H105]); [.H105])" office:value-type="float" office:value="13982" calcext:value-type="float">
            <text:p>13982</text:p>
          </table:table-cell>
          <table:table-cell table:style-name="ce13" table:formula="of:=IF([.A106]=&quot;down&quot;; SUM([.B106]; [.I105]); IF([.A106]=&quot;up&quot;;SUM(-[.B106]; [.I105]); [.I105])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07]=&quot;forward&quot;; SUM([.B107]; [.D106]); [.D106])" office:value-type="float" office:value="216" calcext:value-type="float">
            <text:p>216</text:p>
          </table:table-cell>
          <table:table-cell table:style-name="ce13" table:formula="of:=IF([.A107]=&quot;down&quot;; SUM([.B107];[.E106]); IF([.A107]=&quot;up&quot;;SUM(-[.B107];[.E106]); [.E106]))" office:value-type="float" office:value="149" calcext:value-type="float">
            <text:p>149</text:p>
          </table:table-cell>
          <table:table-cell/>
          <table:table-cell table:style-name="ce13" table:formula="of:=IF([.A107]=&quot;forward&quot;; SUM([.B107]; [.G106]); [.G106])" office:value-type="float" office:value="216" calcext:value-type="float">
            <text:p>216</text:p>
          </table:table-cell>
          <table:table-cell table:style-name="ce13" table:formula="of:=IF([.A107]=&quot;forward&quot;; SUM(PRODUCT([.I106]; [.B107]); [.H106]); [.H106])" office:value-type="float" office:value="13982" calcext:value-type="float">
            <text:p>13982</text:p>
          </table:table-cell>
          <table:table-cell table:style-name="ce13" table:formula="of:=IF([.A107]=&quot;down&quot;; SUM([.B107]; [.I106]); IF([.A107]=&quot;up&quot;;SUM(-[.B107]; [.I106]); [.I106])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08]=&quot;forward&quot;; SUM([.B108]; [.D107]); [.D107])" office:value-type="float" office:value="216" calcext:value-type="float">
            <text:p>216</text:p>
          </table:table-cell>
          <table:table-cell table:style-name="ce13" table:formula="of:=IF([.A108]=&quot;down&quot;; SUM([.B108];[.E107]); IF([.A108]=&quot;up&quot;;SUM(-[.B108];[.E107]); [.E107]))" office:value-type="float" office:value="154" calcext:value-type="float">
            <text:p>154</text:p>
          </table:table-cell>
          <table:table-cell/>
          <table:table-cell table:style-name="ce13" table:formula="of:=IF([.A108]=&quot;forward&quot;; SUM([.B108]; [.G107]); [.G107])" office:value-type="float" office:value="216" calcext:value-type="float">
            <text:p>216</text:p>
          </table:table-cell>
          <table:table-cell table:style-name="ce13" table:formula="of:=IF([.A108]=&quot;forward&quot;; SUM(PRODUCT([.I107]; [.B108]); [.H107]); [.H107])" office:value-type="float" office:value="13982" calcext:value-type="float">
            <text:p>13982</text:p>
          </table:table-cell>
          <table:table-cell table:style-name="ce13" table:formula="of:=IF([.A108]=&quot;down&quot;; SUM([.B108]; [.I107]); IF([.A108]=&quot;up&quot;;SUM(-[.B108]; [.I107]); [.I107])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09]=&quot;forward&quot;; SUM([.B109]; [.D108]); [.D108])" office:value-type="float" office:value="223" calcext:value-type="float">
            <text:p>223</text:p>
          </table:table-cell>
          <table:table-cell table:style-name="ce13" table:formula="of:=IF([.A109]=&quot;down&quot;; SUM([.B109];[.E108]); IF([.A109]=&quot;up&quot;;SUM(-[.B109];[.E108]); [.E108]))" office:value-type="float" office:value="154" calcext:value-type="float">
            <text:p>154</text:p>
          </table:table-cell>
          <table:table-cell/>
          <table:table-cell table:style-name="ce13" table:formula="of:=IF([.A109]=&quot;forward&quot;; SUM([.B109]; [.G108]); [.G108])" office:value-type="float" office:value="223" calcext:value-type="float">
            <text:p>223</text:p>
          </table:table-cell>
          <table:table-cell table:style-name="ce13" table:formula="of:=IF([.A109]=&quot;forward&quot;; SUM(PRODUCT([.I108]; [.B109]); [.H108]); [.H108])" office:value-type="float" office:value="15060" calcext:value-type="float">
            <text:p>15060</text:p>
          </table:table-cell>
          <table:table-cell table:style-name="ce13" table:formula="of:=IF([.A109]=&quot;down&quot;; SUM([.B109]; [.I108]); IF([.A109]=&quot;up&quot;;SUM(-[.B109]; [.I108]); [.I108])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10]=&quot;forward&quot;; SUM([.B110]; [.D109]); [.D109])" office:value-type="float" office:value="223" calcext:value-type="float">
            <text:p>223</text:p>
          </table:table-cell>
          <table:table-cell table:style-name="ce13" table:formula="of:=IF([.A110]=&quot;down&quot;; SUM([.B110];[.E109]); IF([.A110]=&quot;up&quot;;SUM(-[.B110];[.E109]); [.E109]))" office:value-type="float" office:value="157" calcext:value-type="float">
            <text:p>157</text:p>
          </table:table-cell>
          <table:table-cell/>
          <table:table-cell table:style-name="ce13" table:formula="of:=IF([.A110]=&quot;forward&quot;; SUM([.B110]; [.G109]); [.G109])" office:value-type="float" office:value="223" calcext:value-type="float">
            <text:p>223</text:p>
          </table:table-cell>
          <table:table-cell table:style-name="ce13" table:formula="of:=IF([.A110]=&quot;forward&quot;; SUM(PRODUCT([.I109]; [.B110]); [.H109]); [.H109])" office:value-type="float" office:value="15060" calcext:value-type="float">
            <text:p>15060</text:p>
          </table:table-cell>
          <table:table-cell table:style-name="ce13" table:formula="of:=IF([.A110]=&quot;down&quot;; SUM([.B110]; [.I109]); IF([.A110]=&quot;up&quot;;SUM(-[.B110]; [.I109]); [.I109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11]=&quot;forward&quot;; SUM([.B111]; [.D110]); [.D110])" office:value-type="float" office:value="231" calcext:value-type="float">
            <text:p>231</text:p>
          </table:table-cell>
          <table:table-cell table:style-name="ce13" table:formula="of:=IF([.A111]=&quot;down&quot;; SUM([.B111];[.E110]); IF([.A111]=&quot;up&quot;;SUM(-[.B111];[.E110]); [.E110]))" office:value-type="float" office:value="157" calcext:value-type="float">
            <text:p>157</text:p>
          </table:table-cell>
          <table:table-cell/>
          <table:table-cell table:style-name="ce13" table:formula="of:=IF([.A111]=&quot;forward&quot;; SUM([.B111]; [.G110]); [.G110])" office:value-type="float" office:value="231" calcext:value-type="float">
            <text:p>231</text:p>
          </table:table-cell>
          <table:table-cell table:style-name="ce13" table:formula="of:=IF([.A111]=&quot;forward&quot;; SUM(PRODUCT([.I110]; [.B111]); [.H110]); [.H110])" office:value-type="float" office:value="16316" calcext:value-type="float">
            <text:p>16316</text:p>
          </table:table-cell>
          <table:table-cell table:style-name="ce13" table:formula="of:=IF([.A111]=&quot;down&quot;; SUM([.B111]; [.I110]); IF([.A111]=&quot;up&quot;;SUM(-[.B111]; [.I110]); [.I110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12]=&quot;forward&quot;; SUM([.B112]; [.D111]); [.D111])" office:value-type="float" office:value="234" calcext:value-type="float">
            <text:p>234</text:p>
          </table:table-cell>
          <table:table-cell table:style-name="ce13" table:formula="of:=IF([.A112]=&quot;down&quot;; SUM([.B112];[.E111]); IF([.A112]=&quot;up&quot;;SUM(-[.B112];[.E111]); [.E111]))" office:value-type="float" office:value="157" calcext:value-type="float">
            <text:p>157</text:p>
          </table:table-cell>
          <table:table-cell/>
          <table:table-cell table:style-name="ce13" table:formula="of:=IF([.A112]=&quot;forward&quot;; SUM([.B112]; [.G111]); [.G111])" office:value-type="float" office:value="234" calcext:value-type="float">
            <text:p>234</text:p>
          </table:table-cell>
          <table:table-cell table:style-name="ce13" table:formula="of:=IF([.A112]=&quot;forward&quot;; SUM(PRODUCT([.I111]; [.B112]); [.H111]); [.H111])" office:value-type="float" office:value="16787" calcext:value-type="float">
            <text:p>16787</text:p>
          </table:table-cell>
          <table:table-cell table:style-name="ce13" table:formula="of:=IF([.A112]=&quot;down&quot;; SUM([.B112]; [.I111]); IF([.A112]=&quot;up&quot;;SUM(-[.B112]; [.I111]); [.I111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13]=&quot;forward&quot;; SUM([.B113]; [.D112]); [.D112])" office:value-type="float" office:value="234" calcext:value-type="float">
            <text:p>234</text:p>
          </table:table-cell>
          <table:table-cell table:style-name="ce13" table:formula="of:=IF([.A113]=&quot;down&quot;; SUM([.B113];[.E112]); IF([.A113]=&quot;up&quot;;SUM(-[.B113];[.E112]); [.E112]))" office:value-type="float" office:value="148" calcext:value-type="float">
            <text:p>148</text:p>
          </table:table-cell>
          <table:table-cell/>
          <table:table-cell table:style-name="ce13" table:formula="of:=IF([.A113]=&quot;forward&quot;; SUM([.B113]; [.G112]); [.G112])" office:value-type="float" office:value="234" calcext:value-type="float">
            <text:p>234</text:p>
          </table:table-cell>
          <table:table-cell table:style-name="ce13" table:formula="of:=IF([.A113]=&quot;forward&quot;; SUM(PRODUCT([.I112]; [.B113]); [.H112]); [.H112])" office:value-type="float" office:value="16787" calcext:value-type="float">
            <text:p>16787</text:p>
          </table:table-cell>
          <table:table-cell table:style-name="ce13" table:formula="of:=IF([.A113]=&quot;down&quot;; SUM([.B113]; [.I112]); IF([.A113]=&quot;up&quot;;SUM(-[.B113]; [.I112]); [.I112]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14]=&quot;forward&quot;; SUM([.B114]; [.D113]); [.D113])" office:value-type="float" office:value="239" calcext:value-type="float">
            <text:p>239</text:p>
          </table:table-cell>
          <table:table-cell table:style-name="ce13" table:formula="of:=IF([.A114]=&quot;down&quot;; SUM([.B114];[.E113]); IF([.A114]=&quot;up&quot;;SUM(-[.B114];[.E113]); [.E113]))" office:value-type="float" office:value="148" calcext:value-type="float">
            <text:p>148</text:p>
          </table:table-cell>
          <table:table-cell/>
          <table:table-cell table:style-name="ce13" table:formula="of:=IF([.A114]=&quot;forward&quot;; SUM([.B114]; [.G113]); [.G113])" office:value-type="float" office:value="239" calcext:value-type="float">
            <text:p>239</text:p>
          </table:table-cell>
          <table:table-cell table:style-name="ce13" table:formula="of:=IF([.A114]=&quot;forward&quot;; SUM(PRODUCT([.I113]; [.B114]); [.H113]); [.H113])" office:value-type="float" office:value="17527" calcext:value-type="float">
            <text:p>17527</text:p>
          </table:table-cell>
          <table:table-cell table:style-name="ce13" table:formula="of:=IF([.A114]=&quot;down&quot;; SUM([.B114]; [.I113]); IF([.A114]=&quot;up&quot;;SUM(-[.B114]; [.I113]); [.I113]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15]=&quot;forward&quot;; SUM([.B115]; [.D114]); [.D114])" office:value-type="float" office:value="247" calcext:value-type="float">
            <text:p>247</text:p>
          </table:table-cell>
          <table:table-cell table:style-name="ce13" table:formula="of:=IF([.A115]=&quot;down&quot;; SUM([.B115];[.E114]); IF([.A115]=&quot;up&quot;;SUM(-[.B115];[.E114]); [.E114]))" office:value-type="float" office:value="148" calcext:value-type="float">
            <text:p>148</text:p>
          </table:table-cell>
          <table:table-cell/>
          <table:table-cell table:style-name="ce13" table:formula="of:=IF([.A115]=&quot;forward&quot;; SUM([.B115]; [.G114]); [.G114])" office:value-type="float" office:value="247" calcext:value-type="float">
            <text:p>247</text:p>
          </table:table-cell>
          <table:table-cell table:style-name="ce13" table:formula="of:=IF([.A115]=&quot;forward&quot;; SUM(PRODUCT([.I114]; [.B115]); [.H114]); [.H114])" office:value-type="float" office:value="18711" calcext:value-type="float">
            <text:p>18711</text:p>
          </table:table-cell>
          <table:table-cell table:style-name="ce13" table:formula="of:=IF([.A115]=&quot;down&quot;; SUM([.B115]; [.I114]); IF([.A115]=&quot;up&quot;;SUM(-[.B115]; [.I114]); [.I114]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16]=&quot;forward&quot;; SUM([.B116]; [.D115]); [.D115])" office:value-type="float" office:value="248" calcext:value-type="float">
            <text:p>248</text:p>
          </table:table-cell>
          <table:table-cell table:style-name="ce13" table:formula="of:=IF([.A116]=&quot;down&quot;; SUM([.B116];[.E115]); IF([.A116]=&quot;up&quot;;SUM(-[.B116];[.E115]); [.E115]))" office:value-type="float" office:value="148" calcext:value-type="float">
            <text:p>148</text:p>
          </table:table-cell>
          <table:table-cell/>
          <table:table-cell table:style-name="ce13" table:formula="of:=IF([.A116]=&quot;forward&quot;; SUM([.B116]; [.G115]); [.G115])" office:value-type="float" office:value="248" calcext:value-type="float">
            <text:p>248</text:p>
          </table:table-cell>
          <table:table-cell table:style-name="ce13" table:formula="of:=IF([.A116]=&quot;forward&quot;; SUM(PRODUCT([.I115]; [.B116]); [.H115]); [.H115])" office:value-type="float" office:value="18859" calcext:value-type="float">
            <text:p>18859</text:p>
          </table:table-cell>
          <table:table-cell table:style-name="ce13" table:formula="of:=IF([.A116]=&quot;down&quot;; SUM([.B116]; [.I115]); IF([.A116]=&quot;up&quot;;SUM(-[.B116]; [.I115]); [.I115]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17]=&quot;forward&quot;; SUM([.B117]; [.D116]); [.D116])" office:value-type="float" office:value="248" calcext:value-type="float">
            <text:p>248</text:p>
          </table:table-cell>
          <table:table-cell table:style-name="ce13" table:formula="of:=IF([.A117]=&quot;down&quot;; SUM([.B117];[.E116]); IF([.A117]=&quot;up&quot;;SUM(-[.B117];[.E116]); [.E116]))" office:value-type="float" office:value="152" calcext:value-type="float">
            <text:p>152</text:p>
          </table:table-cell>
          <table:table-cell/>
          <table:table-cell table:style-name="ce13" table:formula="of:=IF([.A117]=&quot;forward&quot;; SUM([.B117]; [.G116]); [.G116])" office:value-type="float" office:value="248" calcext:value-type="float">
            <text:p>248</text:p>
          </table:table-cell>
          <table:table-cell table:style-name="ce13" table:formula="of:=IF([.A117]=&quot;forward&quot;; SUM(PRODUCT([.I116]; [.B117]); [.H116]); [.H116])" office:value-type="float" office:value="18859" calcext:value-type="float">
            <text:p>18859</text:p>
          </table:table-cell>
          <table:table-cell table:style-name="ce13" table:formula="of:=IF([.A117]=&quot;down&quot;; SUM([.B117]; [.I116]); IF([.A117]=&quot;up&quot;;SUM(-[.B117]; [.I116]); [.I116])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18]=&quot;forward&quot;; SUM([.B118]; [.D117]); [.D117])" office:value-type="float" office:value="248" calcext:value-type="float">
            <text:p>248</text:p>
          </table:table-cell>
          <table:table-cell table:style-name="ce13" table:formula="of:=IF([.A118]=&quot;down&quot;; SUM([.B118];[.E117]); IF([.A118]=&quot;up&quot;;SUM(-[.B118];[.E117]); [.E117]))" office:value-type="float" office:value="150" calcext:value-type="float">
            <text:p>150</text:p>
          </table:table-cell>
          <table:table-cell/>
          <table:table-cell table:style-name="ce13" table:formula="of:=IF([.A118]=&quot;forward&quot;; SUM([.B118]; [.G117]); [.G117])" office:value-type="float" office:value="248" calcext:value-type="float">
            <text:p>248</text:p>
          </table:table-cell>
          <table:table-cell table:style-name="ce13" table:formula="of:=IF([.A118]=&quot;forward&quot;; SUM(PRODUCT([.I117]; [.B118]); [.H117]); [.H117])" office:value-type="float" office:value="18859" calcext:value-type="float">
            <text:p>18859</text:p>
          </table:table-cell>
          <table:table-cell table:style-name="ce13" table:formula="of:=IF([.A118]=&quot;down&quot;; SUM([.B118]; [.I117]); IF([.A118]=&quot;up&quot;;SUM(-[.B118]; [.I117]); [.I117])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19]=&quot;forward&quot;; SUM([.B119]; [.D118]); [.D118])" office:value-type="float" office:value="249" calcext:value-type="float">
            <text:p>249</text:p>
          </table:table-cell>
          <table:table-cell table:style-name="ce13" table:formula="of:=IF([.A119]=&quot;down&quot;; SUM([.B119];[.E118]); IF([.A119]=&quot;up&quot;;SUM(-[.B119];[.E118]); [.E118]))" office:value-type="float" office:value="150" calcext:value-type="float">
            <text:p>150</text:p>
          </table:table-cell>
          <table:table-cell/>
          <table:table-cell table:style-name="ce13" table:formula="of:=IF([.A119]=&quot;forward&quot;; SUM([.B119]; [.G118]); [.G118])" office:value-type="float" office:value="249" calcext:value-type="float">
            <text:p>249</text:p>
          </table:table-cell>
          <table:table-cell table:style-name="ce13" table:formula="of:=IF([.A119]=&quot;forward&quot;; SUM(PRODUCT([.I118]; [.B119]); [.H118]); [.H118])" office:value-type="float" office:value="19009" calcext:value-type="float">
            <text:p>19009</text:p>
          </table:table-cell>
          <table:table-cell table:style-name="ce13" table:formula="of:=IF([.A119]=&quot;down&quot;; SUM([.B119]; [.I118]); IF([.A119]=&quot;up&quot;;SUM(-[.B119]; [.I118]); [.I118])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20]=&quot;forward&quot;; SUM([.B120]; [.D119]); [.D119])" office:value-type="float" office:value="249" calcext:value-type="float">
            <text:p>249</text:p>
          </table:table-cell>
          <table:table-cell table:style-name="ce13" table:formula="of:=IF([.A120]=&quot;down&quot;; SUM([.B120];[.E119]); IF([.A120]=&quot;up&quot;;SUM(-[.B120];[.E119]); [.E119]))" office:value-type="float" office:value="151" calcext:value-type="float">
            <text:p>151</text:p>
          </table:table-cell>
          <table:table-cell/>
          <table:table-cell table:style-name="ce13" table:formula="of:=IF([.A120]=&quot;forward&quot;; SUM([.B120]; [.G119]); [.G119])" office:value-type="float" office:value="249" calcext:value-type="float">
            <text:p>249</text:p>
          </table:table-cell>
          <table:table-cell table:style-name="ce13" table:formula="of:=IF([.A120]=&quot;forward&quot;; SUM(PRODUCT([.I119]; [.B120]); [.H119]); [.H119])" office:value-type="float" office:value="19009" calcext:value-type="float">
            <text:p>19009</text:p>
          </table:table-cell>
          <table:table-cell table:style-name="ce13" table:formula="of:=IF([.A120]=&quot;down&quot;; SUM([.B120]; [.I119]); IF([.A120]=&quot;up&quot;;SUM(-[.B120]; [.I119]); [.I119])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21]=&quot;forward&quot;; SUM([.B121]; [.D120]); [.D120])" office:value-type="float" office:value="254" calcext:value-type="float">
            <text:p>254</text:p>
          </table:table-cell>
          <table:table-cell table:style-name="ce13" table:formula="of:=IF([.A121]=&quot;down&quot;; SUM([.B121];[.E120]); IF([.A121]=&quot;up&quot;;SUM(-[.B121];[.E120]); [.E120]))" office:value-type="float" office:value="151" calcext:value-type="float">
            <text:p>151</text:p>
          </table:table-cell>
          <table:table-cell/>
          <table:table-cell table:style-name="ce13" table:formula="of:=IF([.A121]=&quot;forward&quot;; SUM([.B121]; [.G120]); [.G120])" office:value-type="float" office:value="254" calcext:value-type="float">
            <text:p>254</text:p>
          </table:table-cell>
          <table:table-cell table:style-name="ce13" table:formula="of:=IF([.A121]=&quot;forward&quot;; SUM(PRODUCT([.I120]; [.B121]); [.H120]); [.H120])" office:value-type="float" office:value="19764" calcext:value-type="float">
            <text:p>19764</text:p>
          </table:table-cell>
          <table:table-cell table:style-name="ce13" table:formula="of:=IF([.A121]=&quot;down&quot;; SUM([.B121]; [.I120]); IF([.A121]=&quot;up&quot;;SUM(-[.B121]; [.I120]); [.I120])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22]=&quot;forward&quot;; SUM([.B122]; [.D121]); [.D121])" office:value-type="float" office:value="254" calcext:value-type="float">
            <text:p>254</text:p>
          </table:table-cell>
          <table:table-cell table:style-name="ce13" table:formula="of:=IF([.A122]=&quot;down&quot;; SUM([.B122];[.E121]); IF([.A122]=&quot;up&quot;;SUM(-[.B122];[.E121]); [.E121]))" office:value-type="float" office:value="159" calcext:value-type="float">
            <text:p>159</text:p>
          </table:table-cell>
          <table:table-cell/>
          <table:table-cell table:style-name="ce13" table:formula="of:=IF([.A122]=&quot;forward&quot;; SUM([.B122]; [.G121]); [.G121])" office:value-type="float" office:value="254" calcext:value-type="float">
            <text:p>254</text:p>
          </table:table-cell>
          <table:table-cell table:style-name="ce13" table:formula="of:=IF([.A122]=&quot;forward&quot;; SUM(PRODUCT([.I121]; [.B122]); [.H121]); [.H121])" office:value-type="float" office:value="19764" calcext:value-type="float">
            <text:p>19764</text:p>
          </table:table-cell>
          <table:table-cell table:style-name="ce13" table:formula="of:=IF([.A122]=&quot;down&quot;; SUM([.B122]; [.I121]); IF([.A122]=&quot;up&quot;;SUM(-[.B122]; [.I121]); [.I121]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23]=&quot;forward&quot;; SUM([.B123]; [.D122]); [.D122])" office:value-type="float" office:value="254" calcext:value-type="float">
            <text:p>254</text:p>
          </table:table-cell>
          <table:table-cell table:style-name="ce13" table:formula="of:=IF([.A123]=&quot;down&quot;; SUM([.B123];[.E122]); IF([.A123]=&quot;up&quot;;SUM(-[.B123];[.E122]); [.E122]))" office:value-type="float" office:value="161" calcext:value-type="float">
            <text:p>161</text:p>
          </table:table-cell>
          <table:table-cell/>
          <table:table-cell table:style-name="ce13" table:formula="of:=IF([.A123]=&quot;forward&quot;; SUM([.B123]; [.G122]); [.G122])" office:value-type="float" office:value="254" calcext:value-type="float">
            <text:p>254</text:p>
          </table:table-cell>
          <table:table-cell table:style-name="ce13" table:formula="of:=IF([.A123]=&quot;forward&quot;; SUM(PRODUCT([.I122]; [.B123]); [.H122]); [.H122])" office:value-type="float" office:value="19764" calcext:value-type="float">
            <text:p>19764</text:p>
          </table:table-cell>
          <table:table-cell table:style-name="ce13" table:formula="of:=IF([.A123]=&quot;down&quot;; SUM([.B123]; [.I122]); IF([.A123]=&quot;up&quot;;SUM(-[.B123]; [.I122]); [.I122]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24]=&quot;forward&quot;; SUM([.B124]; [.D123]); [.D123])" office:value-type="float" office:value="257" calcext:value-type="float">
            <text:p>257</text:p>
          </table:table-cell>
          <table:table-cell table:style-name="ce13" table:formula="of:=IF([.A124]=&quot;down&quot;; SUM([.B124];[.E123]); IF([.A124]=&quot;up&quot;;SUM(-[.B124];[.E123]); [.E123]))" office:value-type="float" office:value="161" calcext:value-type="float">
            <text:p>161</text:p>
          </table:table-cell>
          <table:table-cell/>
          <table:table-cell table:style-name="ce13" table:formula="of:=IF([.A124]=&quot;forward&quot;; SUM([.B124]; [.G123]); [.G123])" office:value-type="float" office:value="257" calcext:value-type="float">
            <text:p>257</text:p>
          </table:table-cell>
          <table:table-cell table:style-name="ce13" table:formula="of:=IF([.A124]=&quot;forward&quot;; SUM(PRODUCT([.I123]; [.B124]); [.H123]); [.H123])" office:value-type="float" office:value="20247" calcext:value-type="float">
            <text:p>20247</text:p>
          </table:table-cell>
          <table:table-cell table:style-name="ce13" table:formula="of:=IF([.A124]=&quot;down&quot;; SUM([.B124]; [.I123]); IF([.A124]=&quot;up&quot;;SUM(-[.B124]; [.I123]); [.I123]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25]=&quot;forward&quot;; SUM([.B125]; [.D124]); [.D124])" office:value-type="float" office:value="259" calcext:value-type="float">
            <text:p>259</text:p>
          </table:table-cell>
          <table:table-cell table:style-name="ce13" table:formula="of:=IF([.A125]=&quot;down&quot;; SUM([.B125];[.E124]); IF([.A125]=&quot;up&quot;;SUM(-[.B125];[.E124]); [.E124]))" office:value-type="float" office:value="161" calcext:value-type="float">
            <text:p>161</text:p>
          </table:table-cell>
          <table:table-cell/>
          <table:table-cell table:style-name="ce13" table:formula="of:=IF([.A125]=&quot;forward&quot;; SUM([.B125]; [.G124]); [.G124])" office:value-type="float" office:value="259" calcext:value-type="float">
            <text:p>259</text:p>
          </table:table-cell>
          <table:table-cell table:style-name="ce13" table:formula="of:=IF([.A125]=&quot;forward&quot;; SUM(PRODUCT([.I124]; [.B125]); [.H124]); [.H124])" office:value-type="float" office:value="20569" calcext:value-type="float">
            <text:p>20569</text:p>
          </table:table-cell>
          <table:table-cell table:style-name="ce13" table:formula="of:=IF([.A125]=&quot;down&quot;; SUM([.B125]; [.I124]); IF([.A125]=&quot;up&quot;;SUM(-[.B125]; [.I124]); [.I124]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26]=&quot;forward&quot;; SUM([.B126]; [.D125]); [.D125])" office:value-type="float" office:value="260" calcext:value-type="float">
            <text:p>260</text:p>
          </table:table-cell>
          <table:table-cell table:style-name="ce13" table:formula="of:=IF([.A126]=&quot;down&quot;; SUM([.B126];[.E125]); IF([.A126]=&quot;up&quot;;SUM(-[.B126];[.E125]); [.E125]))" office:value-type="float" office:value="161" calcext:value-type="float">
            <text:p>161</text:p>
          </table:table-cell>
          <table:table-cell/>
          <table:table-cell table:style-name="ce13" table:formula="of:=IF([.A126]=&quot;forward&quot;; SUM([.B126]; [.G125]); [.G125])" office:value-type="float" office:value="260" calcext:value-type="float">
            <text:p>260</text:p>
          </table:table-cell>
          <table:table-cell table:style-name="ce13" table:formula="of:=IF([.A126]=&quot;forward&quot;; SUM(PRODUCT([.I125]; [.B126]); [.H125]); [.H125])" office:value-type="float" office:value="20730" calcext:value-type="float">
            <text:p>20730</text:p>
          </table:table-cell>
          <table:table-cell table:style-name="ce13" table:formula="of:=IF([.A126]=&quot;down&quot;; SUM([.B126]; [.I125]); IF([.A126]=&quot;up&quot;;SUM(-[.B126]; [.I125]); [.I125]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27]=&quot;forward&quot;; SUM([.B127]; [.D126]); [.D126])" office:value-type="float" office:value="260" calcext:value-type="float">
            <text:p>260</text:p>
          </table:table-cell>
          <table:table-cell table:style-name="ce13" table:formula="of:=IF([.A127]=&quot;down&quot;; SUM([.B127];[.E126]); IF([.A127]=&quot;up&quot;;SUM(-[.B127];[.E126]); [.E126]))" office:value-type="float" office:value="168" calcext:value-type="float">
            <text:p>168</text:p>
          </table:table-cell>
          <table:table-cell/>
          <table:table-cell table:style-name="ce13" table:formula="of:=IF([.A127]=&quot;forward&quot;; SUM([.B127]; [.G126]); [.G126])" office:value-type="float" office:value="260" calcext:value-type="float">
            <text:p>260</text:p>
          </table:table-cell>
          <table:table-cell table:style-name="ce13" table:formula="of:=IF([.A127]=&quot;forward&quot;; SUM(PRODUCT([.I126]; [.B127]); [.H126]); [.H126])" office:value-type="float" office:value="20730" calcext:value-type="float">
            <text:p>20730</text:p>
          </table:table-cell>
          <table:table-cell table:style-name="ce13" table:formula="of:=IF([.A127]=&quot;down&quot;; SUM([.B127]; [.I126]); IF([.A127]=&quot;up&quot;;SUM(-[.B127]; [.I126]); [.I126])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28]=&quot;forward&quot;; SUM([.B128]; [.D127]); [.D127])" office:value-type="float" office:value="261" calcext:value-type="float">
            <text:p>261</text:p>
          </table:table-cell>
          <table:table-cell table:style-name="ce13" table:formula="of:=IF([.A128]=&quot;down&quot;; SUM([.B128];[.E127]); IF([.A128]=&quot;up&quot;;SUM(-[.B128];[.E127]); [.E127]))" office:value-type="float" office:value="168" calcext:value-type="float">
            <text:p>168</text:p>
          </table:table-cell>
          <table:table-cell/>
          <table:table-cell table:style-name="ce13" table:formula="of:=IF([.A128]=&quot;forward&quot;; SUM([.B128]; [.G127]); [.G127])" office:value-type="float" office:value="261" calcext:value-type="float">
            <text:p>261</text:p>
          </table:table-cell>
          <table:table-cell table:style-name="ce13" table:formula="of:=IF([.A128]=&quot;forward&quot;; SUM(PRODUCT([.I127]; [.B128]); [.H127]); [.H127])" office:value-type="float" office:value="20898" calcext:value-type="float">
            <text:p>20898</text:p>
          </table:table-cell>
          <table:table-cell table:style-name="ce13" table:formula="of:=IF([.A128]=&quot;down&quot;; SUM([.B128]; [.I127]); IF([.A128]=&quot;up&quot;;SUM(-[.B128]; [.I127]); [.I127])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29]=&quot;forward&quot;; SUM([.B129]; [.D128]); [.D128])" office:value-type="float" office:value="261" calcext:value-type="float">
            <text:p>261</text:p>
          </table:table-cell>
          <table:table-cell table:style-name="ce13" table:formula="of:=IF([.A129]=&quot;down&quot;; SUM([.B129];[.E128]); IF([.A129]=&quot;up&quot;;SUM(-[.B129];[.E128]); [.E128]))" office:value-type="float" office:value="172" calcext:value-type="float">
            <text:p>172</text:p>
          </table:table-cell>
          <table:table-cell/>
          <table:table-cell table:style-name="ce13" table:formula="of:=IF([.A129]=&quot;forward&quot;; SUM([.B129]; [.G128]); [.G128])" office:value-type="float" office:value="261" calcext:value-type="float">
            <text:p>261</text:p>
          </table:table-cell>
          <table:table-cell table:style-name="ce13" table:formula="of:=IF([.A129]=&quot;forward&quot;; SUM(PRODUCT([.I128]; [.B129]); [.H128]); [.H128])" office:value-type="float" office:value="20898" calcext:value-type="float">
            <text:p>20898</text:p>
          </table:table-cell>
          <table:table-cell table:style-name="ce13" table:formula="of:=IF([.A129]=&quot;down&quot;; SUM([.B129]; [.I128]); IF([.A129]=&quot;up&quot;;SUM(-[.B129]; [.I128]); [.I128])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30]=&quot;forward&quot;; SUM([.B130]; [.D129]); [.D129])" office:value-type="float" office:value="268" calcext:value-type="float">
            <text:p>268</text:p>
          </table:table-cell>
          <table:table-cell table:style-name="ce13" table:formula="of:=IF([.A130]=&quot;down&quot;; SUM([.B130];[.E129]); IF([.A130]=&quot;up&quot;;SUM(-[.B130];[.E129]); [.E129]))" office:value-type="float" office:value="172" calcext:value-type="float">
            <text:p>172</text:p>
          </table:table-cell>
          <table:table-cell/>
          <table:table-cell table:style-name="ce13" table:formula="of:=IF([.A130]=&quot;forward&quot;; SUM([.B130]; [.G129]); [.G129])" office:value-type="float" office:value="268" calcext:value-type="float">
            <text:p>268</text:p>
          </table:table-cell>
          <table:table-cell table:style-name="ce13" table:formula="of:=IF([.A130]=&quot;forward&quot;; SUM(PRODUCT([.I129]; [.B130]); [.H129]); [.H129])" office:value-type="float" office:value="22102" calcext:value-type="float">
            <text:p>22102</text:p>
          </table:table-cell>
          <table:table-cell table:style-name="ce13" table:formula="of:=IF([.A130]=&quot;down&quot;; SUM([.B130]; [.I129]); IF([.A130]=&quot;up&quot;;SUM(-[.B130]; [.I129]); [.I129])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31]=&quot;forward&quot;; SUM([.B131]; [.D130]); [.D130])" office:value-type="float" office:value="273" calcext:value-type="float">
            <text:p>273</text:p>
          </table:table-cell>
          <table:table-cell table:style-name="ce13" table:formula="of:=IF([.A131]=&quot;down&quot;; SUM([.B131];[.E130]); IF([.A131]=&quot;up&quot;;SUM(-[.B131];[.E130]); [.E130]))" office:value-type="float" office:value="172" calcext:value-type="float">
            <text:p>172</text:p>
          </table:table-cell>
          <table:table-cell/>
          <table:table-cell table:style-name="ce13" table:formula="of:=IF([.A131]=&quot;forward&quot;; SUM([.B131]; [.G130]); [.G130])" office:value-type="float" office:value="273" calcext:value-type="float">
            <text:p>273</text:p>
          </table:table-cell>
          <table:table-cell table:style-name="ce13" table:formula="of:=IF([.A131]=&quot;forward&quot;; SUM(PRODUCT([.I130]; [.B131]); [.H130]); [.H130])" office:value-type="float" office:value="22962" calcext:value-type="float">
            <text:p>22962</text:p>
          </table:table-cell>
          <table:table-cell table:style-name="ce13" table:formula="of:=IF([.A131]=&quot;down&quot;; SUM([.B131]; [.I130]); IF([.A131]=&quot;up&quot;;SUM(-[.B131]; [.I130]); [.I130])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32]=&quot;forward&quot;; SUM([.B132]; [.D131]); [.D131])" office:value-type="float" office:value="273" calcext:value-type="float">
            <text:p>273</text:p>
          </table:table-cell>
          <table:table-cell table:style-name="ce13" table:formula="of:=IF([.A132]=&quot;down&quot;; SUM([.B132];[.E131]); IF([.A132]=&quot;up&quot;;SUM(-[.B132];[.E131]); [.E131]))" office:value-type="float" office:value="180" calcext:value-type="float">
            <text:p>180</text:p>
          </table:table-cell>
          <table:table-cell/>
          <table:table-cell table:style-name="ce13" table:formula="of:=IF([.A132]=&quot;forward&quot;; SUM([.B132]; [.G131]); [.G131])" office:value-type="float" office:value="273" calcext:value-type="float">
            <text:p>273</text:p>
          </table:table-cell>
          <table:table-cell table:style-name="ce13" table:formula="of:=IF([.A132]=&quot;forward&quot;; SUM(PRODUCT([.I131]; [.B132]); [.H131]); [.H131])" office:value-type="float" office:value="22962" calcext:value-type="float">
            <text:p>22962</text:p>
          </table:table-cell>
          <table:table-cell table:style-name="ce13" table:formula="of:=IF([.A132]=&quot;down&quot;; SUM([.B132]; [.I131]); IF([.A132]=&quot;up&quot;;SUM(-[.B132]; [.I131]); [.I131])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33]=&quot;forward&quot;; SUM([.B133]; [.D132]); [.D132])" office:value-type="float" office:value="273" calcext:value-type="float">
            <text:p>273</text:p>
          </table:table-cell>
          <table:table-cell table:style-name="ce13" table:formula="of:=IF([.A133]=&quot;down&quot;; SUM([.B133];[.E132]); IF([.A133]=&quot;up&quot;;SUM(-[.B133];[.E132]); [.E132]))" office:value-type="float" office:value="182" calcext:value-type="float">
            <text:p>182</text:p>
          </table:table-cell>
          <table:table-cell/>
          <table:table-cell table:style-name="ce13" table:formula="of:=IF([.A133]=&quot;forward&quot;; SUM([.B133]; [.G132]); [.G132])" office:value-type="float" office:value="273" calcext:value-type="float">
            <text:p>273</text:p>
          </table:table-cell>
          <table:table-cell table:style-name="ce13" table:formula="of:=IF([.A133]=&quot;forward&quot;; SUM(PRODUCT([.I132]; [.B133]); [.H132]); [.H132])" office:value-type="float" office:value="22962" calcext:value-type="float">
            <text:p>22962</text:p>
          </table:table-cell>
          <table:table-cell table:style-name="ce13" table:formula="of:=IF([.A133]=&quot;down&quot;; SUM([.B133]; [.I132]); IF([.A133]=&quot;up&quot;;SUM(-[.B133]; [.I132]); [.I132])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34]=&quot;forward&quot;; SUM([.B134]; [.D133]); [.D133])" office:value-type="float" office:value="273" calcext:value-type="float">
            <text:p>273</text:p>
          </table:table-cell>
          <table:table-cell table:style-name="ce13" table:formula="of:=IF([.A134]=&quot;down&quot;; SUM([.B134];[.E133]); IF([.A134]=&quot;up&quot;;SUM(-[.B134];[.E133]); [.E133]))" office:value-type="float" office:value="178" calcext:value-type="float">
            <text:p>178</text:p>
          </table:table-cell>
          <table:table-cell/>
          <table:table-cell table:style-name="ce13" table:formula="of:=IF([.A134]=&quot;forward&quot;; SUM([.B134]; [.G133]); [.G133])" office:value-type="float" office:value="273" calcext:value-type="float">
            <text:p>273</text:p>
          </table:table-cell>
          <table:table-cell table:style-name="ce13" table:formula="of:=IF([.A134]=&quot;forward&quot;; SUM(PRODUCT([.I133]; [.B134]); [.H133]); [.H133])" office:value-type="float" office:value="22962" calcext:value-type="float">
            <text:p>22962</text:p>
          </table:table-cell>
          <table:table-cell table:style-name="ce13" table:formula="of:=IF([.A134]=&quot;down&quot;; SUM([.B134]; [.I133]); IF([.A134]=&quot;up&quot;;SUM(-[.B134]; [.I133]); [.I133])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35]=&quot;forward&quot;; SUM([.B135]; [.D134]); [.D134])" office:value-type="float" office:value="273" calcext:value-type="float">
            <text:p>273</text:p>
          </table:table-cell>
          <table:table-cell table:style-name="ce13" table:formula="of:=IF([.A135]=&quot;down&quot;; SUM([.B135];[.E134]); IF([.A135]=&quot;up&quot;;SUM(-[.B135];[.E134]); [.E134]))" office:value-type="float" office:value="170" calcext:value-type="float">
            <text:p>170</text:p>
          </table:table-cell>
          <table:table-cell/>
          <table:table-cell table:style-name="ce13" table:formula="of:=IF([.A135]=&quot;forward&quot;; SUM([.B135]; [.G134]); [.G134])" office:value-type="float" office:value="273" calcext:value-type="float">
            <text:p>273</text:p>
          </table:table-cell>
          <table:table-cell table:style-name="ce13" table:formula="of:=IF([.A135]=&quot;forward&quot;; SUM(PRODUCT([.I134]; [.B135]); [.H134]); [.H134])" office:value-type="float" office:value="22962" calcext:value-type="float">
            <text:p>22962</text:p>
          </table:table-cell>
          <table:table-cell table:style-name="ce13" table:formula="of:=IF([.A135]=&quot;down&quot;; SUM([.B135]; [.I134]); IF([.A135]=&quot;up&quot;;SUM(-[.B135]; [.I134]); [.I134]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36]=&quot;forward&quot;; SUM([.B136]; [.D135]); [.D135])" office:value-type="float" office:value="279" calcext:value-type="float">
            <text:p>279</text:p>
          </table:table-cell>
          <table:table-cell table:style-name="ce13" table:formula="of:=IF([.A136]=&quot;down&quot;; SUM([.B136];[.E135]); IF([.A136]=&quot;up&quot;;SUM(-[.B136];[.E135]); [.E135]))" office:value-type="float" office:value="170" calcext:value-type="float">
            <text:p>170</text:p>
          </table:table-cell>
          <table:table-cell/>
          <table:table-cell table:style-name="ce13" table:formula="of:=IF([.A136]=&quot;forward&quot;; SUM([.B136]; [.G135]); [.G135])" office:value-type="float" office:value="279" calcext:value-type="float">
            <text:p>279</text:p>
          </table:table-cell>
          <table:table-cell table:style-name="ce13" table:formula="of:=IF([.A136]=&quot;forward&quot;; SUM(PRODUCT([.I135]; [.B136]); [.H135]); [.H135])" office:value-type="float" office:value="23982" calcext:value-type="float">
            <text:p>23982</text:p>
          </table:table-cell>
          <table:table-cell table:style-name="ce13" table:formula="of:=IF([.A136]=&quot;down&quot;; SUM([.B136]; [.I135]); IF([.A136]=&quot;up&quot;;SUM(-[.B136]; [.I135]); [.I135]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37]=&quot;forward&quot;; SUM([.B137]; [.D136]); [.D136])" office:value-type="float" office:value="279" calcext:value-type="float">
            <text:p>279</text:p>
          </table:table-cell>
          <table:table-cell table:style-name="ce13" table:formula="of:=IF([.A137]=&quot;down&quot;; SUM([.B137];[.E136]); IF([.A137]=&quot;up&quot;;SUM(-[.B137];[.E136]); [.E136]))" office:value-type="float" office:value="168" calcext:value-type="float">
            <text:p>168</text:p>
          </table:table-cell>
          <table:table-cell/>
          <table:table-cell table:style-name="ce13" table:formula="of:=IF([.A137]=&quot;forward&quot;; SUM([.B137]; [.G136]); [.G136])" office:value-type="float" office:value="279" calcext:value-type="float">
            <text:p>279</text:p>
          </table:table-cell>
          <table:table-cell table:style-name="ce13" table:formula="of:=IF([.A137]=&quot;forward&quot;; SUM(PRODUCT([.I136]; [.B137]); [.H136]); [.H136])" office:value-type="float" office:value="23982" calcext:value-type="float">
            <text:p>23982</text:p>
          </table:table-cell>
          <table:table-cell table:style-name="ce13" table:formula="of:=IF([.A137]=&quot;down&quot;; SUM([.B137]; [.I136]); IF([.A137]=&quot;up&quot;;SUM(-[.B137]; [.I136]); [.I136])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38]=&quot;forward&quot;; SUM([.B138]; [.D137]); [.D137])" office:value-type="float" office:value="279" calcext:value-type="float">
            <text:p>279</text:p>
          </table:table-cell>
          <table:table-cell table:style-name="ce13" table:formula="of:=IF([.A138]=&quot;down&quot;; SUM([.B138];[.E137]); IF([.A138]=&quot;up&quot;;SUM(-[.B138];[.E137]); [.E137]))" office:value-type="float" office:value="176" calcext:value-type="float">
            <text:p>176</text:p>
          </table:table-cell>
          <table:table-cell/>
          <table:table-cell table:style-name="ce13" table:formula="of:=IF([.A138]=&quot;forward&quot;; SUM([.B138]; [.G137]); [.G137])" office:value-type="float" office:value="279" calcext:value-type="float">
            <text:p>279</text:p>
          </table:table-cell>
          <table:table-cell table:style-name="ce13" table:formula="of:=IF([.A138]=&quot;forward&quot;; SUM(PRODUCT([.I137]; [.B138]); [.H137]); [.H137])" office:value-type="float" office:value="23982" calcext:value-type="float">
            <text:p>23982</text:p>
          </table:table-cell>
          <table:table-cell table:style-name="ce13" table:formula="of:=IF([.A138]=&quot;down&quot;; SUM([.B138]; [.I137]); IF([.A138]=&quot;up&quot;;SUM(-[.B138]; [.I137]); [.I137])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39]=&quot;forward&quot;; SUM([.B139]; [.D138]); [.D138])" office:value-type="float" office:value="279" calcext:value-type="float">
            <text:p>279</text:p>
          </table:table-cell>
          <table:table-cell table:style-name="ce13" table:formula="of:=IF([.A139]=&quot;down&quot;; SUM([.B139];[.E138]); IF([.A139]=&quot;up&quot;;SUM(-[.B139];[.E138]); [.E138]))" office:value-type="float" office:value="167" calcext:value-type="float">
            <text:p>167</text:p>
          </table:table-cell>
          <table:table-cell/>
          <table:table-cell table:style-name="ce13" table:formula="of:=IF([.A139]=&quot;forward&quot;; SUM([.B139]; [.G138]); [.G138])" office:value-type="float" office:value="279" calcext:value-type="float">
            <text:p>279</text:p>
          </table:table-cell>
          <table:table-cell table:style-name="ce13" table:formula="of:=IF([.A139]=&quot;forward&quot;; SUM(PRODUCT([.I138]; [.B139]); [.H138]); [.H138])" office:value-type="float" office:value="23982" calcext:value-type="float">
            <text:p>23982</text:p>
          </table:table-cell>
          <table:table-cell table:style-name="ce13" table:formula="of:=IF([.A139]=&quot;down&quot;; SUM([.B139]; [.I138]); IF([.A139]=&quot;up&quot;;SUM(-[.B139]; [.I138]); [.I138])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40]=&quot;forward&quot;; SUM([.B140]; [.D139]); [.D139])" office:value-type="float" office:value="282" calcext:value-type="float">
            <text:p>282</text:p>
          </table:table-cell>
          <table:table-cell table:style-name="ce13" table:formula="of:=IF([.A140]=&quot;down&quot;; SUM([.B140];[.E139]); IF([.A140]=&quot;up&quot;;SUM(-[.B140];[.E139]); [.E139]))" office:value-type="float" office:value="167" calcext:value-type="float">
            <text:p>167</text:p>
          </table:table-cell>
          <table:table-cell/>
          <table:table-cell table:style-name="ce13" table:formula="of:=IF([.A140]=&quot;forward&quot;; SUM([.B140]; [.G139]); [.G139])" office:value-type="float" office:value="282" calcext:value-type="float">
            <text:p>282</text:p>
          </table:table-cell>
          <table:table-cell table:style-name="ce13" table:formula="of:=IF([.A140]=&quot;forward&quot;; SUM(PRODUCT([.I139]; [.B140]); [.H139]); [.H139])" office:value-type="float" office:value="24483" calcext:value-type="float">
            <text:p>24483</text:p>
          </table:table-cell>
          <table:table-cell table:style-name="ce13" table:formula="of:=IF([.A140]=&quot;down&quot;; SUM([.B140]; [.I139]); IF([.A140]=&quot;up&quot;;SUM(-[.B140]; [.I139]); [.I139])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41]=&quot;forward&quot;; SUM([.B141]; [.D140]); [.D140])" office:value-type="float" office:value="282" calcext:value-type="float">
            <text:p>282</text:p>
          </table:table-cell>
          <table:table-cell table:style-name="ce13" table:formula="of:=IF([.A141]=&quot;down&quot;; SUM([.B141];[.E140]); IF([.A141]=&quot;up&quot;;SUM(-[.B141];[.E140]); [.E140]))" office:value-type="float" office:value="162" calcext:value-type="float">
            <text:p>162</text:p>
          </table:table-cell>
          <table:table-cell/>
          <table:table-cell table:style-name="ce13" table:formula="of:=IF([.A141]=&quot;forward&quot;; SUM([.B141]; [.G140]); [.G140])" office:value-type="float" office:value="282" calcext:value-type="float">
            <text:p>282</text:p>
          </table:table-cell>
          <table:table-cell table:style-name="ce13" table:formula="of:=IF([.A141]=&quot;forward&quot;; SUM(PRODUCT([.I140]; [.B141]); [.H140]); [.H140])" office:value-type="float" office:value="24483" calcext:value-type="float">
            <text:p>24483</text:p>
          </table:table-cell>
          <table:table-cell table:style-name="ce13" table:formula="of:=IF([.A141]=&quot;down&quot;; SUM([.B141]; [.I140]); IF([.A141]=&quot;up&quot;;SUM(-[.B141]; [.I140]); [.I140])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42]=&quot;forward&quot;; SUM([.B142]; [.D141]); [.D141])" office:value-type="float" office:value="282" calcext:value-type="float">
            <text:p>282</text:p>
          </table:table-cell>
          <table:table-cell table:style-name="ce13" table:formula="of:=IF([.A142]=&quot;down&quot;; SUM([.B142];[.E141]); IF([.A142]=&quot;up&quot;;SUM(-[.B142];[.E141]); [.E141]))" office:value-type="float" office:value="165" calcext:value-type="float">
            <text:p>165</text:p>
          </table:table-cell>
          <table:table-cell/>
          <table:table-cell table:style-name="ce13" table:formula="of:=IF([.A142]=&quot;forward&quot;; SUM([.B142]; [.G141]); [.G141])" office:value-type="float" office:value="282" calcext:value-type="float">
            <text:p>282</text:p>
          </table:table-cell>
          <table:table-cell table:style-name="ce13" table:formula="of:=IF([.A142]=&quot;forward&quot;; SUM(PRODUCT([.I141]; [.B142]); [.H141]); [.H141])" office:value-type="float" office:value="24483" calcext:value-type="float">
            <text:p>24483</text:p>
          </table:table-cell>
          <table:table-cell table:style-name="ce13" table:formula="of:=IF([.A142]=&quot;down&quot;; SUM([.B142]; [.I141]); IF([.A142]=&quot;up&quot;;SUM(-[.B142]; [.I141]); [.I141]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43]=&quot;forward&quot;; SUM([.B143]; [.D142]); [.D142])" office:value-type="float" office:value="282" calcext:value-type="float">
            <text:p>282</text:p>
          </table:table-cell>
          <table:table-cell table:style-name="ce13" table:formula="of:=IF([.A143]=&quot;down&quot;; SUM([.B143];[.E142]); IF([.A143]=&quot;up&quot;;SUM(-[.B143];[.E142]); [.E142]))" office:value-type="float" office:value="170" calcext:value-type="float">
            <text:p>170</text:p>
          </table:table-cell>
          <table:table-cell/>
          <table:table-cell table:style-name="ce13" table:formula="of:=IF([.A143]=&quot;forward&quot;; SUM([.B143]; [.G142]); [.G142])" office:value-type="float" office:value="282" calcext:value-type="float">
            <text:p>282</text:p>
          </table:table-cell>
          <table:table-cell table:style-name="ce13" table:formula="of:=IF([.A143]=&quot;forward&quot;; SUM(PRODUCT([.I142]; [.B143]); [.H142]); [.H142])" office:value-type="float" office:value="24483" calcext:value-type="float">
            <text:p>24483</text:p>
          </table:table-cell>
          <table:table-cell table:style-name="ce13" table:formula="of:=IF([.A143]=&quot;down&quot;; SUM([.B143]; [.I142]); IF([.A143]=&quot;up&quot;;SUM(-[.B143]; [.I142]); [.I142]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44]=&quot;forward&quot;; SUM([.B144]; [.D143]); [.D143])" office:value-type="float" office:value="282" calcext:value-type="float">
            <text:p>282</text:p>
          </table:table-cell>
          <table:table-cell table:style-name="ce13" table:formula="of:=IF([.A144]=&quot;down&quot;; SUM([.B144];[.E143]); IF([.A144]=&quot;up&quot;;SUM(-[.B144];[.E143]); [.E143]))" office:value-type="float" office:value="164" calcext:value-type="float">
            <text:p>164</text:p>
          </table:table-cell>
          <table:table-cell/>
          <table:table-cell table:style-name="ce13" table:formula="of:=IF([.A144]=&quot;forward&quot;; SUM([.B144]; [.G143]); [.G143])" office:value-type="float" office:value="282" calcext:value-type="float">
            <text:p>282</text:p>
          </table:table-cell>
          <table:table-cell table:style-name="ce13" table:formula="of:=IF([.A144]=&quot;forward&quot;; SUM(PRODUCT([.I143]; [.B144]); [.H143]); [.H143])" office:value-type="float" office:value="24483" calcext:value-type="float">
            <text:p>24483</text:p>
          </table:table-cell>
          <table:table-cell table:style-name="ce13" table:formula="of:=IF([.A144]=&quot;down&quot;; SUM([.B144]; [.I143]); IF([.A144]=&quot;up&quot;;SUM(-[.B144]; [.I143]); [.I143]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45]=&quot;forward&quot;; SUM([.B145]; [.D144]); [.D144])" office:value-type="float" office:value="285" calcext:value-type="float">
            <text:p>285</text:p>
          </table:table-cell>
          <table:table-cell table:style-name="ce13" table:formula="of:=IF([.A145]=&quot;down&quot;; SUM([.B145];[.E144]); IF([.A145]=&quot;up&quot;;SUM(-[.B145];[.E144]); [.E144]))" office:value-type="float" office:value="164" calcext:value-type="float">
            <text:p>164</text:p>
          </table:table-cell>
          <table:table-cell/>
          <table:table-cell table:style-name="ce13" table:formula="of:=IF([.A145]=&quot;forward&quot;; SUM([.B145]; [.G144]); [.G144])" office:value-type="float" office:value="285" calcext:value-type="float">
            <text:p>285</text:p>
          </table:table-cell>
          <table:table-cell table:style-name="ce13" table:formula="of:=IF([.A145]=&quot;forward&quot;; SUM(PRODUCT([.I144]; [.B145]); [.H144]); [.H144])" office:value-type="float" office:value="24975" calcext:value-type="float">
            <text:p>24975</text:p>
          </table:table-cell>
          <table:table-cell table:style-name="ce13" table:formula="of:=IF([.A145]=&quot;down&quot;; SUM([.B145]; [.I144]); IF([.A145]=&quot;up&quot;;SUM(-[.B145]; [.I144]); [.I144]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46]=&quot;forward&quot;; SUM([.B146]; [.D145]); [.D145])" office:value-type="float" office:value="285" calcext:value-type="float">
            <text:p>285</text:p>
          </table:table-cell>
          <table:table-cell table:style-name="ce13" table:formula="of:=IF([.A146]=&quot;down&quot;; SUM([.B146];[.E145]); IF([.A146]=&quot;up&quot;;SUM(-[.B146];[.E145]); [.E145]))" office:value-type="float" office:value="155" calcext:value-type="float">
            <text:p>155</text:p>
          </table:table-cell>
          <table:table-cell/>
          <table:table-cell table:style-name="ce13" table:formula="of:=IF([.A146]=&quot;forward&quot;; SUM([.B146]; [.G145]); [.G145])" office:value-type="float" office:value="285" calcext:value-type="float">
            <text:p>285</text:p>
          </table:table-cell>
          <table:table-cell table:style-name="ce13" table:formula="of:=IF([.A146]=&quot;forward&quot;; SUM(PRODUCT([.I145]; [.B146]); [.H145]); [.H145])" office:value-type="float" office:value="24975" calcext:value-type="float">
            <text:p>24975</text:p>
          </table:table-cell>
          <table:table-cell table:style-name="ce13" table:formula="of:=IF([.A146]=&quot;down&quot;; SUM([.B146]; [.I145]); IF([.A146]=&quot;up&quot;;SUM(-[.B146]; [.I145]); [.I145])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47]=&quot;forward&quot;; SUM([.B147]; [.D146]); [.D146])" office:value-type="float" office:value="285" calcext:value-type="float">
            <text:p>285</text:p>
          </table:table-cell>
          <table:table-cell table:style-name="ce13" table:formula="of:=IF([.A147]=&quot;down&quot;; SUM([.B147];[.E146]); IF([.A147]=&quot;up&quot;;SUM(-[.B147];[.E146]); [.E146]))" office:value-type="float" office:value="159" calcext:value-type="float">
            <text:p>159</text:p>
          </table:table-cell>
          <table:table-cell/>
          <table:table-cell table:style-name="ce13" table:formula="of:=IF([.A147]=&quot;forward&quot;; SUM([.B147]; [.G146]); [.G146])" office:value-type="float" office:value="285" calcext:value-type="float">
            <text:p>285</text:p>
          </table:table-cell>
          <table:table-cell table:style-name="ce13" table:formula="of:=IF([.A147]=&quot;forward&quot;; SUM(PRODUCT([.I146]; [.B147]); [.H146]); [.H146])" office:value-type="float" office:value="24975" calcext:value-type="float">
            <text:p>24975</text:p>
          </table:table-cell>
          <table:table-cell table:style-name="ce13" table:formula="of:=IF([.A147]=&quot;down&quot;; SUM([.B147]; [.I146]); IF([.A147]=&quot;up&quot;;SUM(-[.B147]; [.I146]); [.I146]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48]=&quot;forward&quot;; SUM([.B148]; [.D147]); [.D147])" office:value-type="float" office:value="293" calcext:value-type="float">
            <text:p>293</text:p>
          </table:table-cell>
          <table:table-cell table:style-name="ce13" table:formula="of:=IF([.A148]=&quot;down&quot;; SUM([.B148];[.E147]); IF([.A148]=&quot;up&quot;;SUM(-[.B148];[.E147]); [.E147]))" office:value-type="float" office:value="159" calcext:value-type="float">
            <text:p>159</text:p>
          </table:table-cell>
          <table:table-cell/>
          <table:table-cell table:style-name="ce13" table:formula="of:=IF([.A148]=&quot;forward&quot;; SUM([.B148]; [.G147]); [.G147])" office:value-type="float" office:value="293" calcext:value-type="float">
            <text:p>293</text:p>
          </table:table-cell>
          <table:table-cell table:style-name="ce13" table:formula="of:=IF([.A148]=&quot;forward&quot;; SUM(PRODUCT([.I147]; [.B148]); [.H147]); [.H147])" office:value-type="float" office:value="26247" calcext:value-type="float">
            <text:p>26247</text:p>
          </table:table-cell>
          <table:table-cell table:style-name="ce13" table:formula="of:=IF([.A148]=&quot;down&quot;; SUM([.B148]; [.I147]); IF([.A148]=&quot;up&quot;;SUM(-[.B148]; [.I147]); [.I147]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49]=&quot;forward&quot;; SUM([.B149]; [.D148]); [.D148])" office:value-type="float" office:value="293" calcext:value-type="float">
            <text:p>293</text:p>
          </table:table-cell>
          <table:table-cell table:style-name="ce13" table:formula="of:=IF([.A149]=&quot;down&quot;; SUM([.B149];[.E148]); IF([.A149]=&quot;up&quot;;SUM(-[.B149];[.E148]); [.E148]))" office:value-type="float" office:value="156" calcext:value-type="float">
            <text:p>156</text:p>
          </table:table-cell>
          <table:table-cell/>
          <table:table-cell table:style-name="ce13" table:formula="of:=IF([.A149]=&quot;forward&quot;; SUM([.B149]; [.G148]); [.G148])" office:value-type="float" office:value="293" calcext:value-type="float">
            <text:p>293</text:p>
          </table:table-cell>
          <table:table-cell table:style-name="ce13" table:formula="of:=IF([.A149]=&quot;forward&quot;; SUM(PRODUCT([.I148]; [.B149]); [.H148]); [.H148])" office:value-type="float" office:value="26247" calcext:value-type="float">
            <text:p>26247</text:p>
          </table:table-cell>
          <table:table-cell table:style-name="ce13" table:formula="of:=IF([.A149]=&quot;down&quot;; SUM([.B149]; [.I148]); IF([.A149]=&quot;up&quot;;SUM(-[.B149]; [.I148]); [.I148]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50]=&quot;forward&quot;; SUM([.B150]; [.D149]); [.D149])" office:value-type="float" office:value="299" calcext:value-type="float">
            <text:p>299</text:p>
          </table:table-cell>
          <table:table-cell table:style-name="ce13" table:formula="of:=IF([.A150]=&quot;down&quot;; SUM([.B150];[.E149]); IF([.A150]=&quot;up&quot;;SUM(-[.B150];[.E149]); [.E149]))" office:value-type="float" office:value="156" calcext:value-type="float">
            <text:p>156</text:p>
          </table:table-cell>
          <table:table-cell/>
          <table:table-cell table:style-name="ce13" table:formula="of:=IF([.A150]=&quot;forward&quot;; SUM([.B150]; [.G149]); [.G149])" office:value-type="float" office:value="299" calcext:value-type="float">
            <text:p>299</text:p>
          </table:table-cell>
          <table:table-cell table:style-name="ce13" table:formula="of:=IF([.A150]=&quot;forward&quot;; SUM(PRODUCT([.I149]; [.B150]); [.H149]); [.H149])" office:value-type="float" office:value="27183" calcext:value-type="float">
            <text:p>27183</text:p>
          </table:table-cell>
          <table:table-cell table:style-name="ce13" table:formula="of:=IF([.A150]=&quot;down&quot;; SUM([.B150]; [.I149]); IF([.A150]=&quot;up&quot;;SUM(-[.B150]; [.I149]); [.I149]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51]=&quot;forward&quot;; SUM([.B151]; [.D150]); [.D150])" office:value-type="float" office:value="306" calcext:value-type="float">
            <text:p>306</text:p>
          </table:table-cell>
          <table:table-cell table:style-name="ce13" table:formula="of:=IF([.A151]=&quot;down&quot;; SUM([.B151];[.E150]); IF([.A151]=&quot;up&quot;;SUM(-[.B151];[.E150]); [.E150]))" office:value-type="float" office:value="156" calcext:value-type="float">
            <text:p>156</text:p>
          </table:table-cell>
          <table:table-cell/>
          <table:table-cell table:style-name="ce13" table:formula="of:=IF([.A151]=&quot;forward&quot;; SUM([.B151]; [.G150]); [.G150])" office:value-type="float" office:value="306" calcext:value-type="float">
            <text:p>306</text:p>
          </table:table-cell>
          <table:table-cell table:style-name="ce13" table:formula="of:=IF([.A151]=&quot;forward&quot;; SUM(PRODUCT([.I150]; [.B151]); [.H150]); [.H150])" office:value-type="float" office:value="28275" calcext:value-type="float">
            <text:p>28275</text:p>
          </table:table-cell>
          <table:table-cell table:style-name="ce13" table:formula="of:=IF([.A151]=&quot;down&quot;; SUM([.B151]; [.I150]); IF([.A151]=&quot;up&quot;;SUM(-[.B151]; [.I150]); [.I150]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52]=&quot;forward&quot;; SUM([.B152]; [.D151]); [.D151])" office:value-type="float" office:value="314" calcext:value-type="float">
            <text:p>314</text:p>
          </table:table-cell>
          <table:table-cell table:style-name="ce13" table:formula="of:=IF([.A152]=&quot;down&quot;; SUM([.B152];[.E151]); IF([.A152]=&quot;up&quot;;SUM(-[.B152];[.E151]); [.E151]))" office:value-type="float" office:value="156" calcext:value-type="float">
            <text:p>156</text:p>
          </table:table-cell>
          <table:table-cell/>
          <table:table-cell table:style-name="ce13" table:formula="of:=IF([.A152]=&quot;forward&quot;; SUM([.B152]; [.G151]); [.G151])" office:value-type="float" office:value="314" calcext:value-type="float">
            <text:p>314</text:p>
          </table:table-cell>
          <table:table-cell table:style-name="ce13" table:formula="of:=IF([.A152]=&quot;forward&quot;; SUM(PRODUCT([.I151]; [.B152]); [.H151]); [.H151])" office:value-type="float" office:value="29523" calcext:value-type="float">
            <text:p>29523</text:p>
          </table:table-cell>
          <table:table-cell table:style-name="ce13" table:formula="of:=IF([.A152]=&quot;down&quot;; SUM([.B152]; [.I151]); IF([.A152]=&quot;up&quot;;SUM(-[.B152]; [.I151]); [.I151]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53]=&quot;forward&quot;; SUM([.B153]; [.D152]); [.D152])" office:value-type="float" office:value="320" calcext:value-type="float">
            <text:p>320</text:p>
          </table:table-cell>
          <table:table-cell table:style-name="ce13" table:formula="of:=IF([.A153]=&quot;down&quot;; SUM([.B153];[.E152]); IF([.A153]=&quot;up&quot;;SUM(-[.B153];[.E152]); [.E152]))" office:value-type="float" office:value="156" calcext:value-type="float">
            <text:p>156</text:p>
          </table:table-cell>
          <table:table-cell/>
          <table:table-cell table:style-name="ce13" table:formula="of:=IF([.A153]=&quot;forward&quot;; SUM([.B153]; [.G152]); [.G152])" office:value-type="float" office:value="320" calcext:value-type="float">
            <text:p>320</text:p>
          </table:table-cell>
          <table:table-cell table:style-name="ce13" table:formula="of:=IF([.A153]=&quot;forward&quot;; SUM(PRODUCT([.I152]; [.B153]); [.H152]); [.H152])" office:value-type="float" office:value="30459" calcext:value-type="float">
            <text:p>30459</text:p>
          </table:table-cell>
          <table:table-cell table:style-name="ce13" table:formula="of:=IF([.A153]=&quot;down&quot;; SUM([.B153]; [.I152]); IF([.A153]=&quot;up&quot;;SUM(-[.B153]; [.I152]); [.I152]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54]=&quot;forward&quot;; SUM([.B154]; [.D153]); [.D153])" office:value-type="float" office:value="320" calcext:value-type="float">
            <text:p>320</text:p>
          </table:table-cell>
          <table:table-cell table:style-name="ce13" table:formula="of:=IF([.A154]=&quot;down&quot;; SUM([.B154];[.E153]); IF([.A154]=&quot;up&quot;;SUM(-[.B154];[.E153]); [.E153]))" office:value-type="float" office:value="165" calcext:value-type="float">
            <text:p>165</text:p>
          </table:table-cell>
          <table:table-cell/>
          <table:table-cell table:style-name="ce13" table:formula="of:=IF([.A154]=&quot;forward&quot;; SUM([.B154]; [.G153]); [.G153])" office:value-type="float" office:value="320" calcext:value-type="float">
            <text:p>320</text:p>
          </table:table-cell>
          <table:table-cell table:style-name="ce13" table:formula="of:=IF([.A154]=&quot;forward&quot;; SUM(PRODUCT([.I153]; [.B154]); [.H153]); [.H153])" office:value-type="float" office:value="30459" calcext:value-type="float">
            <text:p>30459</text:p>
          </table:table-cell>
          <table:table-cell table:style-name="ce13" table:formula="of:=IF([.A154]=&quot;down&quot;; SUM([.B154]; [.I153]); IF([.A154]=&quot;up&quot;;SUM(-[.B154]; [.I153]); [.I153]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55]=&quot;forward&quot;; SUM([.B155]; [.D154]); [.D154])" office:value-type="float" office:value="324" calcext:value-type="float">
            <text:p>324</text:p>
          </table:table-cell>
          <table:table-cell table:style-name="ce13" table:formula="of:=IF([.A155]=&quot;down&quot;; SUM([.B155];[.E154]); IF([.A155]=&quot;up&quot;;SUM(-[.B155];[.E154]); [.E154]))" office:value-type="float" office:value="165" calcext:value-type="float">
            <text:p>165</text:p>
          </table:table-cell>
          <table:table-cell/>
          <table:table-cell table:style-name="ce13" table:formula="of:=IF([.A155]=&quot;forward&quot;; SUM([.B155]; [.G154]); [.G154])" office:value-type="float" office:value="324" calcext:value-type="float">
            <text:p>324</text:p>
          </table:table-cell>
          <table:table-cell table:style-name="ce13" table:formula="of:=IF([.A155]=&quot;forward&quot;; SUM(PRODUCT([.I154]; [.B155]); [.H154]); [.H154])" office:value-type="float" office:value="31119" calcext:value-type="float">
            <text:p>31119</text:p>
          </table:table-cell>
          <table:table-cell table:style-name="ce13" table:formula="of:=IF([.A155]=&quot;down&quot;; SUM([.B155]; [.I154]); IF([.A155]=&quot;up&quot;;SUM(-[.B155]; [.I154]); [.I154]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56]=&quot;forward&quot;; SUM([.B156]; [.D155]); [.D155])" office:value-type="float" office:value="324" calcext:value-type="float">
            <text:p>324</text:p>
          </table:table-cell>
          <table:table-cell table:style-name="ce13" table:formula="of:=IF([.A156]=&quot;down&quot;; SUM([.B156];[.E155]); IF([.A156]=&quot;up&quot;;SUM(-[.B156];[.E155]); [.E155]))" office:value-type="float" office:value="157" calcext:value-type="float">
            <text:p>157</text:p>
          </table:table-cell>
          <table:table-cell/>
          <table:table-cell table:style-name="ce13" table:formula="of:=IF([.A156]=&quot;forward&quot;; SUM([.B156]; [.G155]); [.G155])" office:value-type="float" office:value="324" calcext:value-type="float">
            <text:p>324</text:p>
          </table:table-cell>
          <table:table-cell table:style-name="ce13" table:formula="of:=IF([.A156]=&quot;forward&quot;; SUM(PRODUCT([.I155]; [.B156]); [.H155]); [.H155])" office:value-type="float" office:value="31119" calcext:value-type="float">
            <text:p>31119</text:p>
          </table:table-cell>
          <table:table-cell table:style-name="ce13" table:formula="of:=IF([.A156]=&quot;down&quot;; SUM([.B156]; [.I155]); IF([.A156]=&quot;up&quot;;SUM(-[.B156]; [.I155]); [.I155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57]=&quot;forward&quot;; SUM([.B157]; [.D156]); [.D156])" office:value-type="float" office:value="327" calcext:value-type="float">
            <text:p>327</text:p>
          </table:table-cell>
          <table:table-cell table:style-name="ce13" table:formula="of:=IF([.A157]=&quot;down&quot;; SUM([.B157];[.E156]); IF([.A157]=&quot;up&quot;;SUM(-[.B157];[.E156]); [.E156]))" office:value-type="float" office:value="157" calcext:value-type="float">
            <text:p>157</text:p>
          </table:table-cell>
          <table:table-cell/>
          <table:table-cell table:style-name="ce13" table:formula="of:=IF([.A157]=&quot;forward&quot;; SUM([.B157]; [.G156]); [.G156])" office:value-type="float" office:value="327" calcext:value-type="float">
            <text:p>327</text:p>
          </table:table-cell>
          <table:table-cell table:style-name="ce13" table:formula="of:=IF([.A157]=&quot;forward&quot;; SUM(PRODUCT([.I156]; [.B157]); [.H156]); [.H156])" office:value-type="float" office:value="31590" calcext:value-type="float">
            <text:p>31590</text:p>
          </table:table-cell>
          <table:table-cell table:style-name="ce13" table:formula="of:=IF([.A157]=&quot;down&quot;; SUM([.B157]; [.I156]); IF([.A157]=&quot;up&quot;;SUM(-[.B157]; [.I156]); [.I156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58]=&quot;forward&quot;; SUM([.B158]; [.D157]); [.D157])" office:value-type="float" office:value="330" calcext:value-type="float">
            <text:p>330</text:p>
          </table:table-cell>
          <table:table-cell table:style-name="ce13" table:formula="of:=IF([.A158]=&quot;down&quot;; SUM([.B158];[.E157]); IF([.A158]=&quot;up&quot;;SUM(-[.B158];[.E157]); [.E157]))" office:value-type="float" office:value="157" calcext:value-type="float">
            <text:p>157</text:p>
          </table:table-cell>
          <table:table-cell/>
          <table:table-cell table:style-name="ce13" table:formula="of:=IF([.A158]=&quot;forward&quot;; SUM([.B158]; [.G157]); [.G157])" office:value-type="float" office:value="330" calcext:value-type="float">
            <text:p>330</text:p>
          </table:table-cell>
          <table:table-cell table:style-name="ce13" table:formula="of:=IF([.A158]=&quot;forward&quot;; SUM(PRODUCT([.I157]; [.B158]); [.H157]); [.H157])" office:value-type="float" office:value="32061" calcext:value-type="float">
            <text:p>32061</text:p>
          </table:table-cell>
          <table:table-cell table:style-name="ce13" table:formula="of:=IF([.A158]=&quot;down&quot;; SUM([.B158]; [.I157]); IF([.A158]=&quot;up&quot;;SUM(-[.B158]; [.I157]); [.I157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59]=&quot;forward&quot;; SUM([.B159]; [.D158]); [.D158])" office:value-type="float" office:value="336" calcext:value-type="float">
            <text:p>336</text:p>
          </table:table-cell>
          <table:table-cell table:style-name="ce13" table:formula="of:=IF([.A159]=&quot;down&quot;; SUM([.B159];[.E158]); IF([.A159]=&quot;up&quot;;SUM(-[.B159];[.E158]); [.E158]))" office:value-type="float" office:value="157" calcext:value-type="float">
            <text:p>157</text:p>
          </table:table-cell>
          <table:table-cell/>
          <table:table-cell table:style-name="ce13" table:formula="of:=IF([.A159]=&quot;forward&quot;; SUM([.B159]; [.G158]); [.G158])" office:value-type="float" office:value="336" calcext:value-type="float">
            <text:p>336</text:p>
          </table:table-cell>
          <table:table-cell table:style-name="ce13" table:formula="of:=IF([.A159]=&quot;forward&quot;; SUM(PRODUCT([.I158]; [.B159]); [.H158]); [.H158])" office:value-type="float" office:value="33003" calcext:value-type="float">
            <text:p>33003</text:p>
          </table:table-cell>
          <table:table-cell table:style-name="ce13" table:formula="of:=IF([.A159]=&quot;down&quot;; SUM([.B159]; [.I158]); IF([.A159]=&quot;up&quot;;SUM(-[.B159]; [.I158]); [.I158])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60]=&quot;forward&quot;; SUM([.B160]; [.D159]); [.D159])" office:value-type="float" office:value="336" calcext:value-type="float">
            <text:p>336</text:p>
          </table:table-cell>
          <table:table-cell table:style-name="ce13" table:formula="of:=IF([.A160]=&quot;down&quot;; SUM([.B160];[.E159]); IF([.A160]=&quot;up&quot;;SUM(-[.B160];[.E159]); [.E159]))" office:value-type="float" office:value="160" calcext:value-type="float">
            <text:p>160</text:p>
          </table:table-cell>
          <table:table-cell/>
          <table:table-cell table:style-name="ce13" table:formula="of:=IF([.A160]=&quot;forward&quot;; SUM([.B160]; [.G159]); [.G159])" office:value-type="float" office:value="336" calcext:value-type="float">
            <text:p>336</text:p>
          </table:table-cell>
          <table:table-cell table:style-name="ce13" table:formula="of:=IF([.A160]=&quot;forward&quot;; SUM(PRODUCT([.I159]; [.B160]); [.H159]); [.H159])" office:value-type="float" office:value="33003" calcext:value-type="float">
            <text:p>33003</text:p>
          </table:table-cell>
          <table:table-cell table:style-name="ce13" table:formula="of:=IF([.A160]=&quot;down&quot;; SUM([.B160]; [.I159]); IF([.A160]=&quot;up&quot;;SUM(-[.B160]; [.I159]); [.I159])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61]=&quot;forward&quot;; SUM([.B161]; [.D160]); [.D160])" office:value-type="float" office:value="341" calcext:value-type="float">
            <text:p>341</text:p>
          </table:table-cell>
          <table:table-cell table:style-name="ce13" table:formula="of:=IF([.A161]=&quot;down&quot;; SUM([.B161];[.E160]); IF([.A161]=&quot;up&quot;;SUM(-[.B161];[.E160]); [.E160]))" office:value-type="float" office:value="160" calcext:value-type="float">
            <text:p>160</text:p>
          </table:table-cell>
          <table:table-cell/>
          <table:table-cell table:style-name="ce13" table:formula="of:=IF([.A161]=&quot;forward&quot;; SUM([.B161]; [.G160]); [.G160])" office:value-type="float" office:value="341" calcext:value-type="float">
            <text:p>341</text:p>
          </table:table-cell>
          <table:table-cell table:style-name="ce13" table:formula="of:=IF([.A161]=&quot;forward&quot;; SUM(PRODUCT([.I160]; [.B161]); [.H160]); [.H160])" office:value-type="float" office:value="33803" calcext:value-type="float">
            <text:p>33803</text:p>
          </table:table-cell>
          <table:table-cell table:style-name="ce13" table:formula="of:=IF([.A161]=&quot;down&quot;; SUM([.B161]; [.I160]); IF([.A161]=&quot;up&quot;;SUM(-[.B161]; [.I160]); [.I160])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62]=&quot;forward&quot;; SUM([.B162]; [.D161]); [.D161])" office:value-type="float" office:value="341" calcext:value-type="float">
            <text:p>341</text:p>
          </table:table-cell>
          <table:table-cell table:style-name="ce13" table:formula="of:=IF([.A162]=&quot;down&quot;; SUM([.B162];[.E161]); IF([.A162]=&quot;up&quot;;SUM(-[.B162];[.E161]); [.E161]))" office:value-type="float" office:value="164" calcext:value-type="float">
            <text:p>164</text:p>
          </table:table-cell>
          <table:table-cell/>
          <table:table-cell table:style-name="ce13" table:formula="of:=IF([.A162]=&quot;forward&quot;; SUM([.B162]; [.G161]); [.G161])" office:value-type="float" office:value="341" calcext:value-type="float">
            <text:p>341</text:p>
          </table:table-cell>
          <table:table-cell table:style-name="ce13" table:formula="of:=IF([.A162]=&quot;forward&quot;; SUM(PRODUCT([.I161]; [.B162]); [.H161]); [.H161])" office:value-type="float" office:value="33803" calcext:value-type="float">
            <text:p>33803</text:p>
          </table:table-cell>
          <table:table-cell table:style-name="ce13" table:formula="of:=IF([.A162]=&quot;down&quot;; SUM([.B162]; [.I161]); IF([.A162]=&quot;up&quot;;SUM(-[.B162]; [.I161]); [.I161]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63]=&quot;forward&quot;; SUM([.B163]; [.D162]); [.D162])" office:value-type="float" office:value="341" calcext:value-type="float">
            <text:p>341</text:p>
          </table:table-cell>
          <table:table-cell table:style-name="ce13" table:formula="of:=IF([.A163]=&quot;down&quot;; SUM([.B163];[.E162]); IF([.A163]=&quot;up&quot;;SUM(-[.B163];[.E162]); [.E162]))" office:value-type="float" office:value="168" calcext:value-type="float">
            <text:p>168</text:p>
          </table:table-cell>
          <table:table-cell/>
          <table:table-cell table:style-name="ce13" table:formula="of:=IF([.A163]=&quot;forward&quot;; SUM([.B163]; [.G162]); [.G162])" office:value-type="float" office:value="341" calcext:value-type="float">
            <text:p>341</text:p>
          </table:table-cell>
          <table:table-cell table:style-name="ce13" table:formula="of:=IF([.A163]=&quot;forward&quot;; SUM(PRODUCT([.I162]; [.B163]); [.H162]); [.H162])" office:value-type="float" office:value="33803" calcext:value-type="float">
            <text:p>33803</text:p>
          </table:table-cell>
          <table:table-cell table:style-name="ce13" table:formula="of:=IF([.A163]=&quot;down&quot;; SUM([.B163]; [.I162]); IF([.A163]=&quot;up&quot;;SUM(-[.B163]; [.I162]); [.I162])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64]=&quot;forward&quot;; SUM([.B164]; [.D163]); [.D163])" office:value-type="float" office:value="341" calcext:value-type="float">
            <text:p>341</text:p>
          </table:table-cell>
          <table:table-cell table:style-name="ce13" table:formula="of:=IF([.A164]=&quot;down&quot;; SUM([.B164];[.E163]); IF([.A164]=&quot;up&quot;;SUM(-[.B164];[.E163]); [.E163]))" office:value-type="float" office:value="164" calcext:value-type="float">
            <text:p>164</text:p>
          </table:table-cell>
          <table:table-cell/>
          <table:table-cell table:style-name="ce13" table:formula="of:=IF([.A164]=&quot;forward&quot;; SUM([.B164]; [.G163]); [.G163])" office:value-type="float" office:value="341" calcext:value-type="float">
            <text:p>341</text:p>
          </table:table-cell>
          <table:table-cell table:style-name="ce13" table:formula="of:=IF([.A164]=&quot;forward&quot;; SUM(PRODUCT([.I163]; [.B164]); [.H163]); [.H163])" office:value-type="float" office:value="33803" calcext:value-type="float">
            <text:p>33803</text:p>
          </table:table-cell>
          <table:table-cell table:style-name="ce13" table:formula="of:=IF([.A164]=&quot;down&quot;; SUM([.B164]; [.I163]); IF([.A164]=&quot;up&quot;;SUM(-[.B164]; [.I163]); [.I163]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65]=&quot;forward&quot;; SUM([.B165]; [.D164]); [.D164])" office:value-type="float" office:value="341" calcext:value-type="float">
            <text:p>341</text:p>
          </table:table-cell>
          <table:table-cell table:style-name="ce13" table:formula="of:=IF([.A165]=&quot;down&quot;; SUM([.B165];[.E164]); IF([.A165]=&quot;up&quot;;SUM(-[.B165];[.E164]); [.E164]))" office:value-type="float" office:value="172" calcext:value-type="float">
            <text:p>172</text:p>
          </table:table-cell>
          <table:table-cell/>
          <table:table-cell table:style-name="ce13" table:formula="of:=IF([.A165]=&quot;forward&quot;; SUM([.B165]; [.G164]); [.G164])" office:value-type="float" office:value="341" calcext:value-type="float">
            <text:p>341</text:p>
          </table:table-cell>
          <table:table-cell table:style-name="ce13" table:formula="of:=IF([.A165]=&quot;forward&quot;; SUM(PRODUCT([.I164]; [.B165]); [.H164]); [.H164])" office:value-type="float" office:value="33803" calcext:value-type="float">
            <text:p>33803</text:p>
          </table:table-cell>
          <table:table-cell table:style-name="ce13" table:formula="of:=IF([.A165]=&quot;down&quot;; SUM([.B165]; [.I164]); IF([.A165]=&quot;up&quot;;SUM(-[.B165]; [.I164]); [.I164])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66]=&quot;forward&quot;; SUM([.B166]; [.D165]); [.D165])" office:value-type="float" office:value="341" calcext:value-type="float">
            <text:p>341</text:p>
          </table:table-cell>
          <table:table-cell table:style-name="ce13" table:formula="of:=IF([.A166]=&quot;down&quot;; SUM([.B166];[.E165]); IF([.A166]=&quot;up&quot;;SUM(-[.B166];[.E165]); [.E165]))" office:value-type="float" office:value="176" calcext:value-type="float">
            <text:p>176</text:p>
          </table:table-cell>
          <table:table-cell/>
          <table:table-cell table:style-name="ce13" table:formula="of:=IF([.A166]=&quot;forward&quot;; SUM([.B166]; [.G165]); [.G165])" office:value-type="float" office:value="341" calcext:value-type="float">
            <text:p>341</text:p>
          </table:table-cell>
          <table:table-cell table:style-name="ce13" table:formula="of:=IF([.A166]=&quot;forward&quot;; SUM(PRODUCT([.I165]; [.B166]); [.H165]); [.H165])" office:value-type="float" office:value="33803" calcext:value-type="float">
            <text:p>33803</text:p>
          </table:table-cell>
          <table:table-cell table:style-name="ce13" table:formula="of:=IF([.A166]=&quot;down&quot;; SUM([.B166]; [.I165]); IF([.A166]=&quot;up&quot;;SUM(-[.B166]; [.I165]); [.I165])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67]=&quot;forward&quot;; SUM([.B167]; [.D166]); [.D166])" office:value-type="float" office:value="341" calcext:value-type="float">
            <text:p>341</text:p>
          </table:table-cell>
          <table:table-cell table:style-name="ce13" table:formula="of:=IF([.A167]=&quot;down&quot;; SUM([.B167];[.E166]); IF([.A167]=&quot;up&quot;;SUM(-[.B167];[.E166]); [.E166]))" office:value-type="float" office:value="177" calcext:value-type="float">
            <text:p>177</text:p>
          </table:table-cell>
          <table:table-cell/>
          <table:table-cell table:style-name="ce13" table:formula="of:=IF([.A167]=&quot;forward&quot;; SUM([.B167]; [.G166]); [.G166])" office:value-type="float" office:value="341" calcext:value-type="float">
            <text:p>341</text:p>
          </table:table-cell>
          <table:table-cell table:style-name="ce13" table:formula="of:=IF([.A167]=&quot;forward&quot;; SUM(PRODUCT([.I166]; [.B167]); [.H166]); [.H166])" office:value-type="float" office:value="33803" calcext:value-type="float">
            <text:p>33803</text:p>
          </table:table-cell>
          <table:table-cell table:style-name="ce13" table:formula="of:=IF([.A167]=&quot;down&quot;; SUM([.B167]; [.I166]); IF([.A167]=&quot;up&quot;;SUM(-[.B167]; [.I166]); [.I166])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68]=&quot;forward&quot;; SUM([.B168]; [.D167]); [.D167])" office:value-type="float" office:value="341" calcext:value-type="float">
            <text:p>341</text:p>
          </table:table-cell>
          <table:table-cell table:style-name="ce13" table:formula="of:=IF([.A168]=&quot;down&quot;; SUM([.B168];[.E167]); IF([.A168]=&quot;up&quot;;SUM(-[.B168];[.E167]); [.E167]))" office:value-type="float" office:value="184" calcext:value-type="float">
            <text:p>184</text:p>
          </table:table-cell>
          <table:table-cell/>
          <table:table-cell table:style-name="ce13" table:formula="of:=IF([.A168]=&quot;forward&quot;; SUM([.B168]; [.G167]); [.G167])" office:value-type="float" office:value="341" calcext:value-type="float">
            <text:p>341</text:p>
          </table:table-cell>
          <table:table-cell table:style-name="ce13" table:formula="of:=IF([.A168]=&quot;forward&quot;; SUM(PRODUCT([.I167]; [.B168]); [.H167]); [.H167])" office:value-type="float" office:value="33803" calcext:value-type="float">
            <text:p>33803</text:p>
          </table:table-cell>
          <table:table-cell table:style-name="ce13" table:formula="of:=IF([.A168]=&quot;down&quot;; SUM([.B168]; [.I167]); IF([.A168]=&quot;up&quot;;SUM(-[.B168]; [.I167]); [.I167])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69]=&quot;forward&quot;; SUM([.B169]; [.D168]); [.D168])" office:value-type="float" office:value="341" calcext:value-type="float">
            <text:p>341</text:p>
          </table:table-cell>
          <table:table-cell table:style-name="ce13" table:formula="of:=IF([.A169]=&quot;down&quot;; SUM([.B169];[.E168]); IF([.A169]=&quot;up&quot;;SUM(-[.B169];[.E168]); [.E168]))" office:value-type="float" office:value="191" calcext:value-type="float">
            <text:p>191</text:p>
          </table:table-cell>
          <table:table-cell/>
          <table:table-cell table:style-name="ce13" table:formula="of:=IF([.A169]=&quot;forward&quot;; SUM([.B169]; [.G168]); [.G168])" office:value-type="float" office:value="341" calcext:value-type="float">
            <text:p>341</text:p>
          </table:table-cell>
          <table:table-cell table:style-name="ce13" table:formula="of:=IF([.A169]=&quot;forward&quot;; SUM(PRODUCT([.I168]; [.B169]); [.H168]); [.H168])" office:value-type="float" office:value="33803" calcext:value-type="float">
            <text:p>33803</text:p>
          </table:table-cell>
          <table:table-cell table:style-name="ce13" table:formula="of:=IF([.A169]=&quot;down&quot;; SUM([.B169]; [.I168]); IF([.A169]=&quot;up&quot;;SUM(-[.B169]; [.I168]); [.I168]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70]=&quot;forward&quot;; SUM([.B170]; [.D169]); [.D169])" office:value-type="float" office:value="341" calcext:value-type="float">
            <text:p>341</text:p>
          </table:table-cell>
          <table:table-cell table:style-name="ce13" table:formula="of:=IF([.A170]=&quot;down&quot;; SUM([.B170];[.E169]); IF([.A170]=&quot;up&quot;;SUM(-[.B170];[.E169]); [.E169]))" office:value-type="float" office:value="182" calcext:value-type="float">
            <text:p>182</text:p>
          </table:table-cell>
          <table:table-cell/>
          <table:table-cell table:style-name="ce13" table:formula="of:=IF([.A170]=&quot;forward&quot;; SUM([.B170]; [.G169]); [.G169])" office:value-type="float" office:value="341" calcext:value-type="float">
            <text:p>341</text:p>
          </table:table-cell>
          <table:table-cell table:style-name="ce13" table:formula="of:=IF([.A170]=&quot;forward&quot;; SUM(PRODUCT([.I169]; [.B170]); [.H169]); [.H169])" office:value-type="float" office:value="33803" calcext:value-type="float">
            <text:p>33803</text:p>
          </table:table-cell>
          <table:table-cell table:style-name="ce13" table:formula="of:=IF([.A170]=&quot;down&quot;; SUM([.B170]; [.I169]); IF([.A170]=&quot;up&quot;;SUM(-[.B170]; [.I169]); [.I169])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71]=&quot;forward&quot;; SUM([.B171]; [.D170]); [.D170])" office:value-type="float" office:value="341" calcext:value-type="float">
            <text:p>341</text:p>
          </table:table-cell>
          <table:table-cell table:style-name="ce13" table:formula="of:=IF([.A171]=&quot;down&quot;; SUM([.B171];[.E170]); IF([.A171]=&quot;up&quot;;SUM(-[.B171];[.E170]); [.E170]))" office:value-type="float" office:value="189" calcext:value-type="float">
            <text:p>189</text:p>
          </table:table-cell>
          <table:table-cell/>
          <table:table-cell table:style-name="ce13" table:formula="of:=IF([.A171]=&quot;forward&quot;; SUM([.B171]; [.G170]); [.G170])" office:value-type="float" office:value="341" calcext:value-type="float">
            <text:p>341</text:p>
          </table:table-cell>
          <table:table-cell table:style-name="ce13" table:formula="of:=IF([.A171]=&quot;forward&quot;; SUM(PRODUCT([.I170]; [.B171]); [.H170]); [.H170])" office:value-type="float" office:value="33803" calcext:value-type="float">
            <text:p>33803</text:p>
          </table:table-cell>
          <table:table-cell table:style-name="ce13" table:formula="of:=IF([.A171]=&quot;down&quot;; SUM([.B171]; [.I170]); IF([.A171]=&quot;up&quot;;SUM(-[.B171]; [.I170]); [.I170])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72]=&quot;forward&quot;; SUM([.B172]; [.D171]); [.D171])" office:value-type="float" office:value="343" calcext:value-type="float">
            <text:p>343</text:p>
          </table:table-cell>
          <table:table-cell table:style-name="ce13" table:formula="of:=IF([.A172]=&quot;down&quot;; SUM([.B172];[.E171]); IF([.A172]=&quot;up&quot;;SUM(-[.B172];[.E171]); [.E171]))" office:value-type="float" office:value="189" calcext:value-type="float">
            <text:p>189</text:p>
          </table:table-cell>
          <table:table-cell/>
          <table:table-cell table:style-name="ce13" table:formula="of:=IF([.A172]=&quot;forward&quot;; SUM([.B172]; [.G171]); [.G171])" office:value-type="float" office:value="343" calcext:value-type="float">
            <text:p>343</text:p>
          </table:table-cell>
          <table:table-cell table:style-name="ce13" table:formula="of:=IF([.A172]=&quot;forward&quot;; SUM(PRODUCT([.I171]; [.B172]); [.H171]); [.H171])" office:value-type="float" office:value="34181" calcext:value-type="float">
            <text:p>34181</text:p>
          </table:table-cell>
          <table:table-cell table:style-name="ce13" table:formula="of:=IF([.A172]=&quot;down&quot;; SUM([.B172]; [.I171]); IF([.A172]=&quot;up&quot;;SUM(-[.B172]; [.I171]); [.I171])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73]=&quot;forward&quot;; SUM([.B173]; [.D172]); [.D172])" office:value-type="float" office:value="343" calcext:value-type="float">
            <text:p>343</text:p>
          </table:table-cell>
          <table:table-cell table:style-name="ce13" table:formula="of:=IF([.A173]=&quot;down&quot;; SUM([.B173];[.E172]); IF([.A173]=&quot;up&quot;;SUM(-[.B173];[.E172]); [.E172]))" office:value-type="float" office:value="190" calcext:value-type="float">
            <text:p>190</text:p>
          </table:table-cell>
          <table:table-cell/>
          <table:table-cell table:style-name="ce13" table:formula="of:=IF([.A173]=&quot;forward&quot;; SUM([.B173]; [.G172]); [.G172])" office:value-type="float" office:value="343" calcext:value-type="float">
            <text:p>343</text:p>
          </table:table-cell>
          <table:table-cell table:style-name="ce13" table:formula="of:=IF([.A173]=&quot;forward&quot;; SUM(PRODUCT([.I172]; [.B173]); [.H172]); [.H172])" office:value-type="float" office:value="34181" calcext:value-type="float">
            <text:p>34181</text:p>
          </table:table-cell>
          <table:table-cell table:style-name="ce13" table:formula="of:=IF([.A173]=&quot;down&quot;; SUM([.B173]; [.I172]); IF([.A173]=&quot;up&quot;;SUM(-[.B173]; [.I172]); [.I172])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74]=&quot;forward&quot;; SUM([.B174]; [.D173]); [.D173])" office:value-type="float" office:value="343" calcext:value-type="float">
            <text:p>343</text:p>
          </table:table-cell>
          <table:table-cell table:style-name="ce13" table:formula="of:=IF([.A174]=&quot;down&quot;; SUM([.B174];[.E173]); IF([.A174]=&quot;up&quot;;SUM(-[.B174];[.E173]); [.E173]))" office:value-type="float" office:value="198" calcext:value-type="float">
            <text:p>198</text:p>
          </table:table-cell>
          <table:table-cell/>
          <table:table-cell table:style-name="ce13" table:formula="of:=IF([.A174]=&quot;forward&quot;; SUM([.B174]; [.G173]); [.G173])" office:value-type="float" office:value="343" calcext:value-type="float">
            <text:p>343</text:p>
          </table:table-cell>
          <table:table-cell table:style-name="ce13" table:formula="of:=IF([.A174]=&quot;forward&quot;; SUM(PRODUCT([.I173]; [.B174]); [.H173]); [.H173])" office:value-type="float" office:value="34181" calcext:value-type="float">
            <text:p>34181</text:p>
          </table:table-cell>
          <table:table-cell table:style-name="ce13" table:formula="of:=IF([.A174]=&quot;down&quot;; SUM([.B174]; [.I173]); IF([.A174]=&quot;up&quot;;SUM(-[.B174]; [.I173]); [.I173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75]=&quot;forward&quot;; SUM([.B175]; [.D174]); [.D174])" office:value-type="float" office:value="351" calcext:value-type="float">
            <text:p>351</text:p>
          </table:table-cell>
          <table:table-cell table:style-name="ce13" table:formula="of:=IF([.A175]=&quot;down&quot;; SUM([.B175];[.E174]); IF([.A175]=&quot;up&quot;;SUM(-[.B175];[.E174]); [.E174]))" office:value-type="float" office:value="198" calcext:value-type="float">
            <text:p>198</text:p>
          </table:table-cell>
          <table:table-cell/>
          <table:table-cell table:style-name="ce13" table:formula="of:=IF([.A175]=&quot;forward&quot;; SUM([.B175]; [.G174]); [.G174])" office:value-type="float" office:value="351" calcext:value-type="float">
            <text:p>351</text:p>
          </table:table-cell>
          <table:table-cell table:style-name="ce13" table:formula="of:=IF([.A175]=&quot;forward&quot;; SUM(PRODUCT([.I174]; [.B175]); [.H174]); [.H174])" office:value-type="float" office:value="35765" calcext:value-type="float">
            <text:p>35765</text:p>
          </table:table-cell>
          <table:table-cell table:style-name="ce13" table:formula="of:=IF([.A175]=&quot;down&quot;; SUM([.B175]; [.I174]); IF([.A175]=&quot;up&quot;;SUM(-[.B175]; [.I174]); [.I174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76]=&quot;forward&quot;; SUM([.B176]; [.D175]); [.D175])" office:value-type="float" office:value="355" calcext:value-type="float">
            <text:p>355</text:p>
          </table:table-cell>
          <table:table-cell table:style-name="ce13" table:formula="of:=IF([.A176]=&quot;down&quot;; SUM([.B176];[.E175]); IF([.A176]=&quot;up&quot;;SUM(-[.B176];[.E175]); [.E175]))" office:value-type="float" office:value="198" calcext:value-type="float">
            <text:p>198</text:p>
          </table:table-cell>
          <table:table-cell/>
          <table:table-cell table:style-name="ce13" table:formula="of:=IF([.A176]=&quot;forward&quot;; SUM([.B176]; [.G175]); [.G175])" office:value-type="float" office:value="355" calcext:value-type="float">
            <text:p>355</text:p>
          </table:table-cell>
          <table:table-cell table:style-name="ce13" table:formula="of:=IF([.A176]=&quot;forward&quot;; SUM(PRODUCT([.I175]; [.B176]); [.H175]); [.H175])" office:value-type="float" office:value="36557" calcext:value-type="float">
            <text:p>36557</text:p>
          </table:table-cell>
          <table:table-cell table:style-name="ce13" table:formula="of:=IF([.A176]=&quot;down&quot;; SUM([.B176]; [.I175]); IF([.A176]=&quot;up&quot;;SUM(-[.B176]; [.I175]); [.I175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77]=&quot;forward&quot;; SUM([.B177]; [.D176]); [.D176])" office:value-type="float" office:value="361" calcext:value-type="float">
            <text:p>361</text:p>
          </table:table-cell>
          <table:table-cell table:style-name="ce13" table:formula="of:=IF([.A177]=&quot;down&quot;; SUM([.B177];[.E176]); IF([.A177]=&quot;up&quot;;SUM(-[.B177];[.E176]); [.E176]))" office:value-type="float" office:value="198" calcext:value-type="float">
            <text:p>198</text:p>
          </table:table-cell>
          <table:table-cell/>
          <table:table-cell table:style-name="ce13" table:formula="of:=IF([.A177]=&quot;forward&quot;; SUM([.B177]; [.G176]); [.G176])" office:value-type="float" office:value="361" calcext:value-type="float">
            <text:p>361</text:p>
          </table:table-cell>
          <table:table-cell table:style-name="ce13" table:formula="of:=IF([.A177]=&quot;forward&quot;; SUM(PRODUCT([.I176]; [.B177]); [.H176]); [.H176])" office:value-type="float" office:value="37745" calcext:value-type="float">
            <text:p>37745</text:p>
          </table:table-cell>
          <table:table-cell table:style-name="ce13" table:formula="of:=IF([.A177]=&quot;down&quot;; SUM([.B177]; [.I176]); IF([.A177]=&quot;up&quot;;SUM(-[.B177]; [.I176]); [.I176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78]=&quot;forward&quot;; SUM([.B178]; [.D177]); [.D177])" office:value-type="float" office:value="369" calcext:value-type="float">
            <text:p>369</text:p>
          </table:table-cell>
          <table:table-cell table:style-name="ce13" table:formula="of:=IF([.A178]=&quot;down&quot;; SUM([.B178];[.E177]); IF([.A178]=&quot;up&quot;;SUM(-[.B178];[.E177]); [.E177]))" office:value-type="float" office:value="198" calcext:value-type="float">
            <text:p>198</text:p>
          </table:table-cell>
          <table:table-cell/>
          <table:table-cell table:style-name="ce13" table:formula="of:=IF([.A178]=&quot;forward&quot;; SUM([.B178]; [.G177]); [.G177])" office:value-type="float" office:value="369" calcext:value-type="float">
            <text:p>369</text:p>
          </table:table-cell>
          <table:table-cell table:style-name="ce13" table:formula="of:=IF([.A178]=&quot;forward&quot;; SUM(PRODUCT([.I177]; [.B178]); [.H177]); [.H177])" office:value-type="float" office:value="39329" calcext:value-type="float">
            <text:p>39329</text:p>
          </table:table-cell>
          <table:table-cell table:style-name="ce13" table:formula="of:=IF([.A178]=&quot;down&quot;; SUM([.B178]; [.I177]); IF([.A178]=&quot;up&quot;;SUM(-[.B178]; [.I177]); [.I177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79]=&quot;forward&quot;; SUM([.B179]; [.D178]); [.D178])" office:value-type="float" office:value="375" calcext:value-type="float">
            <text:p>375</text:p>
          </table:table-cell>
          <table:table-cell table:style-name="ce13" table:formula="of:=IF([.A179]=&quot;down&quot;; SUM([.B179];[.E178]); IF([.A179]=&quot;up&quot;;SUM(-[.B179];[.E178]); [.E178]))" office:value-type="float" office:value="198" calcext:value-type="float">
            <text:p>198</text:p>
          </table:table-cell>
          <table:table-cell/>
          <table:table-cell table:style-name="ce13" table:formula="of:=IF([.A179]=&quot;forward&quot;; SUM([.B179]; [.G178]); [.G178])" office:value-type="float" office:value="375" calcext:value-type="float">
            <text:p>375</text:p>
          </table:table-cell>
          <table:table-cell table:style-name="ce13" table:formula="of:=IF([.A179]=&quot;forward&quot;; SUM(PRODUCT([.I178]; [.B179]); [.H178]); [.H178])" office:value-type="float" office:value="40517" calcext:value-type="float">
            <text:p>40517</text:p>
          </table:table-cell>
          <table:table-cell table:style-name="ce13" table:formula="of:=IF([.A179]=&quot;down&quot;; SUM([.B179]; [.I178]); IF([.A179]=&quot;up&quot;;SUM(-[.B179]; [.I178]); [.I178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80]=&quot;forward&quot;; SUM([.B180]; [.D179]); [.D179])" office:value-type="float" office:value="383" calcext:value-type="float">
            <text:p>383</text:p>
          </table:table-cell>
          <table:table-cell table:style-name="ce13" table:formula="of:=IF([.A180]=&quot;down&quot;; SUM([.B180];[.E179]); IF([.A180]=&quot;up&quot;;SUM(-[.B180];[.E179]); [.E179]))" office:value-type="float" office:value="198" calcext:value-type="float">
            <text:p>198</text:p>
          </table:table-cell>
          <table:table-cell/>
          <table:table-cell table:style-name="ce13" table:formula="of:=IF([.A180]=&quot;forward&quot;; SUM([.B180]; [.G179]); [.G179])" office:value-type="float" office:value="383" calcext:value-type="float">
            <text:p>383</text:p>
          </table:table-cell>
          <table:table-cell table:style-name="ce13" table:formula="of:=IF([.A180]=&quot;forward&quot;; SUM(PRODUCT([.I179]; [.B180]); [.H179]); [.H179])" office:value-type="float" office:value="42101" calcext:value-type="float">
            <text:p>42101</text:p>
          </table:table-cell>
          <table:table-cell table:style-name="ce13" table:formula="of:=IF([.A180]=&quot;down&quot;; SUM([.B180]; [.I179]); IF([.A180]=&quot;up&quot;;SUM(-[.B180]; [.I179]); [.I179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81]=&quot;forward&quot;; SUM([.B181]; [.D180]); [.D180])" office:value-type="float" office:value="390" calcext:value-type="float">
            <text:p>390</text:p>
          </table:table-cell>
          <table:table-cell table:style-name="ce13" table:formula="of:=IF([.A181]=&quot;down&quot;; SUM([.B181];[.E180]); IF([.A181]=&quot;up&quot;;SUM(-[.B181];[.E180]); [.E180]))" office:value-type="float" office:value="198" calcext:value-type="float">
            <text:p>198</text:p>
          </table:table-cell>
          <table:table-cell/>
          <table:table-cell table:style-name="ce13" table:formula="of:=IF([.A181]=&quot;forward&quot;; SUM([.B181]; [.G180]); [.G180])" office:value-type="float" office:value="390" calcext:value-type="float">
            <text:p>390</text:p>
          </table:table-cell>
          <table:table-cell table:style-name="ce13" table:formula="of:=IF([.A181]=&quot;forward&quot;; SUM(PRODUCT([.I180]; [.B181]); [.H180]); [.H180])" office:value-type="float" office:value="43487" calcext:value-type="float">
            <text:p>43487</text:p>
          </table:table-cell>
          <table:table-cell table:style-name="ce13" table:formula="of:=IF([.A181]=&quot;down&quot;; SUM([.B181]; [.I180]); IF([.A181]=&quot;up&quot;;SUM(-[.B181]; [.I180]); [.I180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82]=&quot;forward&quot;; SUM([.B182]; [.D181]); [.D181])" office:value-type="float" office:value="396" calcext:value-type="float">
            <text:p>396</text:p>
          </table:table-cell>
          <table:table-cell table:style-name="ce13" table:formula="of:=IF([.A182]=&quot;down&quot;; SUM([.B182];[.E181]); IF([.A182]=&quot;up&quot;;SUM(-[.B182];[.E181]); [.E181]))" office:value-type="float" office:value="198" calcext:value-type="float">
            <text:p>198</text:p>
          </table:table-cell>
          <table:table-cell/>
          <table:table-cell table:style-name="ce13" table:formula="of:=IF([.A182]=&quot;forward&quot;; SUM([.B182]; [.G181]); [.G181])" office:value-type="float" office:value="396" calcext:value-type="float">
            <text:p>396</text:p>
          </table:table-cell>
          <table:table-cell table:style-name="ce13" table:formula="of:=IF([.A182]=&quot;forward&quot;; SUM(PRODUCT([.I181]; [.B182]); [.H181]); [.H181])" office:value-type="float" office:value="44675" calcext:value-type="float">
            <text:p>44675</text:p>
          </table:table-cell>
          <table:table-cell table:style-name="ce13" table:formula="of:=IF([.A182]=&quot;down&quot;; SUM([.B182]; [.I181]); IF([.A182]=&quot;up&quot;;SUM(-[.B182]; [.I181]); [.I181]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83]=&quot;forward&quot;; SUM([.B183]; [.D182]); [.D182])" office:value-type="float" office:value="396" calcext:value-type="float">
            <text:p>396</text:p>
          </table:table-cell>
          <table:table-cell table:style-name="ce13" table:formula="of:=IF([.A183]=&quot;down&quot;; SUM([.B183];[.E182]); IF([.A183]=&quot;up&quot;;SUM(-[.B183];[.E182]); [.E182]))" office:value-type="float" office:value="191" calcext:value-type="float">
            <text:p>191</text:p>
          </table:table-cell>
          <table:table-cell/>
          <table:table-cell table:style-name="ce13" table:formula="of:=IF([.A183]=&quot;forward&quot;; SUM([.B183]; [.G182]); [.G182])" office:value-type="float" office:value="396" calcext:value-type="float">
            <text:p>396</text:p>
          </table:table-cell>
          <table:table-cell table:style-name="ce13" table:formula="of:=IF([.A183]=&quot;forward&quot;; SUM(PRODUCT([.I182]; [.B183]); [.H182]); [.H182])" office:value-type="float" office:value="44675" calcext:value-type="float">
            <text:p>44675</text:p>
          </table:table-cell>
          <table:table-cell table:style-name="ce13" table:formula="of:=IF([.A183]=&quot;down&quot;; SUM([.B183]; [.I182]); IF([.A183]=&quot;up&quot;;SUM(-[.B183]; [.I182]); [.I182]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84]=&quot;forward&quot;; SUM([.B184]; [.D183]); [.D183])" office:value-type="float" office:value="396" calcext:value-type="float">
            <text:p>396</text:p>
          </table:table-cell>
          <table:table-cell table:style-name="ce13" table:formula="of:=IF([.A184]=&quot;down&quot;; SUM([.B184];[.E183]); IF([.A184]=&quot;up&quot;;SUM(-[.B184];[.E183]); [.E183]))" office:value-type="float" office:value="197" calcext:value-type="float">
            <text:p>197</text:p>
          </table:table-cell>
          <table:table-cell/>
          <table:table-cell table:style-name="ce13" table:formula="of:=IF([.A184]=&quot;forward&quot;; SUM([.B184]; [.G183]); [.G183])" office:value-type="float" office:value="396" calcext:value-type="float">
            <text:p>396</text:p>
          </table:table-cell>
          <table:table-cell table:style-name="ce13" table:formula="of:=IF([.A184]=&quot;forward&quot;; SUM(PRODUCT([.I183]; [.B184]); [.H183]); [.H183])" office:value-type="float" office:value="44675" calcext:value-type="float">
            <text:p>44675</text:p>
          </table:table-cell>
          <table:table-cell table:style-name="ce13" table:formula="of:=IF([.A184]=&quot;down&quot;; SUM([.B184]; [.I183]); IF([.A184]=&quot;up&quot;;SUM(-[.B184]; [.I183]); [.I183])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85]=&quot;forward&quot;; SUM([.B185]; [.D184]); [.D184])" office:value-type="float" office:value="396" calcext:value-type="float">
            <text:p>396</text:p>
          </table:table-cell>
          <table:table-cell table:style-name="ce13" table:formula="of:=IF([.A185]=&quot;down&quot;; SUM([.B185];[.E184]); IF([.A185]=&quot;up&quot;;SUM(-[.B185];[.E184]); [.E184]))" office:value-type="float" office:value="206" calcext:value-type="float">
            <text:p>206</text:p>
          </table:table-cell>
          <table:table-cell/>
          <table:table-cell table:style-name="ce13" table:formula="of:=IF([.A185]=&quot;forward&quot;; SUM([.B185]; [.G184]); [.G184])" office:value-type="float" office:value="396" calcext:value-type="float">
            <text:p>396</text:p>
          </table:table-cell>
          <table:table-cell table:style-name="ce13" table:formula="of:=IF([.A185]=&quot;forward&quot;; SUM(PRODUCT([.I184]; [.B185]); [.H184]); [.H184])" office:value-type="float" office:value="44675" calcext:value-type="float">
            <text:p>44675</text:p>
          </table:table-cell>
          <table:table-cell table:style-name="ce13" table:formula="of:=IF([.A185]=&quot;down&quot;; SUM([.B185]; [.I184]); IF([.A185]=&quot;up&quot;;SUM(-[.B185]; [.I184]); [.I184])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86]=&quot;forward&quot;; SUM([.B186]; [.D185]); [.D185])" office:value-type="float" office:value="396" calcext:value-type="float">
            <text:p>396</text:p>
          </table:table-cell>
          <table:table-cell table:style-name="ce13" table:formula="of:=IF([.A186]=&quot;down&quot;; SUM([.B186];[.E185]); IF([.A186]=&quot;up&quot;;SUM(-[.B186];[.E185]); [.E185]))" office:value-type="float" office:value="208" calcext:value-type="float">
            <text:p>208</text:p>
          </table:table-cell>
          <table:table-cell/>
          <table:table-cell table:style-name="ce13" table:formula="of:=IF([.A186]=&quot;forward&quot;; SUM([.B186]; [.G185]); [.G185])" office:value-type="float" office:value="396" calcext:value-type="float">
            <text:p>396</text:p>
          </table:table-cell>
          <table:table-cell table:style-name="ce13" table:formula="of:=IF([.A186]=&quot;forward&quot;; SUM(PRODUCT([.I185]; [.B186]); [.H185]); [.H185])" office:value-type="float" office:value="44675" calcext:value-type="float">
            <text:p>44675</text:p>
          </table:table-cell>
          <table:table-cell table:style-name="ce13" table:formula="of:=IF([.A186]=&quot;down&quot;; SUM([.B186]; [.I185]); IF([.A186]=&quot;up&quot;;SUM(-[.B186]; [.I185]); [.I185])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87]=&quot;forward&quot;; SUM([.B187]; [.D186]); [.D186])" office:value-type="float" office:value="396" calcext:value-type="float">
            <text:p>396</text:p>
          </table:table-cell>
          <table:table-cell table:style-name="ce13" table:formula="of:=IF([.A187]=&quot;down&quot;; SUM([.B187];[.E186]); IF([.A187]=&quot;up&quot;;SUM(-[.B187];[.E186]); [.E186]))" office:value-type="float" office:value="216" calcext:value-type="float">
            <text:p>216</text:p>
          </table:table-cell>
          <table:table-cell/>
          <table:table-cell table:style-name="ce13" table:formula="of:=IF([.A187]=&quot;forward&quot;; SUM([.B187]; [.G186]); [.G186])" office:value-type="float" office:value="396" calcext:value-type="float">
            <text:p>396</text:p>
          </table:table-cell>
          <table:table-cell table:style-name="ce13" table:formula="of:=IF([.A187]=&quot;forward&quot;; SUM(PRODUCT([.I186]; [.B187]); [.H186]); [.H186])" office:value-type="float" office:value="44675" calcext:value-type="float">
            <text:p>44675</text:p>
          </table:table-cell>
          <table:table-cell table:style-name="ce13" table:formula="of:=IF([.A187]=&quot;down&quot;; SUM([.B187]; [.I186]); IF([.A187]=&quot;up&quot;;SUM(-[.B187]; [.I186]); [.I186])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88]=&quot;forward&quot;; SUM([.B188]; [.D187]); [.D187])" office:value-type="float" office:value="396" calcext:value-type="float">
            <text:p>396</text:p>
          </table:table-cell>
          <table:table-cell table:style-name="ce13" table:formula="of:=IF([.A188]=&quot;down&quot;; SUM([.B188];[.E187]); IF([.A188]=&quot;up&quot;;SUM(-[.B188];[.E187]); [.E187]))" office:value-type="float" office:value="220" calcext:value-type="float">
            <text:p>220</text:p>
          </table:table-cell>
          <table:table-cell/>
          <table:table-cell table:style-name="ce13" table:formula="of:=IF([.A188]=&quot;forward&quot;; SUM([.B188]; [.G187]); [.G187])" office:value-type="float" office:value="396" calcext:value-type="float">
            <text:p>396</text:p>
          </table:table-cell>
          <table:table-cell table:style-name="ce13" table:formula="of:=IF([.A188]=&quot;forward&quot;; SUM(PRODUCT([.I187]; [.B188]); [.H187]); [.H187])" office:value-type="float" office:value="44675" calcext:value-type="float">
            <text:p>44675</text:p>
          </table:table-cell>
          <table:table-cell table:style-name="ce13" table:formula="of:=IF([.A188]=&quot;down&quot;; SUM([.B188]; [.I187]); IF([.A188]=&quot;up&quot;;SUM(-[.B188]; [.I187]); [.I187])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189]=&quot;forward&quot;; SUM([.B189]; [.D188]); [.D188])" office:value-type="float" office:value="396" calcext:value-type="float">
            <text:p>396</text:p>
          </table:table-cell>
          <table:table-cell table:style-name="ce13" table:formula="of:=IF([.A189]=&quot;down&quot;; SUM([.B189];[.E188]); IF([.A189]=&quot;up&quot;;SUM(-[.B189];[.E188]); [.E188]))" office:value-type="float" office:value="214" calcext:value-type="float">
            <text:p>214</text:p>
          </table:table-cell>
          <table:table-cell/>
          <table:table-cell table:style-name="ce13" table:formula="of:=IF([.A189]=&quot;forward&quot;; SUM([.B189]; [.G188]); [.G188])" office:value-type="float" office:value="396" calcext:value-type="float">
            <text:p>396</text:p>
          </table:table-cell>
          <table:table-cell table:style-name="ce13" table:formula="of:=IF([.A189]=&quot;forward&quot;; SUM(PRODUCT([.I188]; [.B189]); [.H188]); [.H188])" office:value-type="float" office:value="44675" calcext:value-type="float">
            <text:p>44675</text:p>
          </table:table-cell>
          <table:table-cell table:style-name="ce13" table:formula="of:=IF([.A189]=&quot;down&quot;; SUM([.B189]; [.I188]); IF([.A189]=&quot;up&quot;;SUM(-[.B189]; [.I188]); [.I188])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190]=&quot;forward&quot;; SUM([.B190]; [.D189]); [.D189])" office:value-type="float" office:value="396" calcext:value-type="float">
            <text:p>396</text:p>
          </table:table-cell>
          <table:table-cell table:style-name="ce13" table:formula="of:=IF([.A190]=&quot;down&quot;; SUM([.B190];[.E189]); IF([.A190]=&quot;up&quot;;SUM(-[.B190];[.E189]); [.E189]))" office:value-type="float" office:value="206" calcext:value-type="float">
            <text:p>206</text:p>
          </table:table-cell>
          <table:table-cell/>
          <table:table-cell table:style-name="ce13" table:formula="of:=IF([.A190]=&quot;forward&quot;; SUM([.B190]; [.G189]); [.G189])" office:value-type="float" office:value="396" calcext:value-type="float">
            <text:p>396</text:p>
          </table:table-cell>
          <table:table-cell table:style-name="ce13" table:formula="of:=IF([.A190]=&quot;forward&quot;; SUM(PRODUCT([.I189]; [.B190]); [.H189]); [.H189])" office:value-type="float" office:value="44675" calcext:value-type="float">
            <text:p>44675</text:p>
          </table:table-cell>
          <table:table-cell table:style-name="ce13" table:formula="of:=IF([.A190]=&quot;down&quot;; SUM([.B190]; [.I189]); IF([.A190]=&quot;up&quot;;SUM(-[.B190]; [.I189]); [.I189])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1]=&quot;forward&quot;; SUM([.B191]; [.D190]); [.D190])" office:value-type="float" office:value="399" calcext:value-type="float">
            <text:p>399</text:p>
          </table:table-cell>
          <table:table-cell table:style-name="ce13" table:formula="of:=IF([.A191]=&quot;down&quot;; SUM([.B191];[.E190]); IF([.A191]=&quot;up&quot;;SUM(-[.B191];[.E190]); [.E190]))" office:value-type="float" office:value="206" calcext:value-type="float">
            <text:p>206</text:p>
          </table:table-cell>
          <table:table-cell/>
          <table:table-cell table:style-name="ce13" table:formula="of:=IF([.A191]=&quot;forward&quot;; SUM([.B191]; [.G190]); [.G190])" office:value-type="float" office:value="399" calcext:value-type="float">
            <text:p>399</text:p>
          </table:table-cell>
          <table:table-cell table:style-name="ce13" table:formula="of:=IF([.A191]=&quot;forward&quot;; SUM(PRODUCT([.I190]; [.B191]); [.H190]); [.H190])" office:value-type="float" office:value="45293" calcext:value-type="float">
            <text:p>45293</text:p>
          </table:table-cell>
          <table:table-cell table:style-name="ce13" table:formula="of:=IF([.A191]=&quot;down&quot;; SUM([.B191]; [.I190]); IF([.A191]=&quot;up&quot;;SUM(-[.B191]; [.I190]); [.I190])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192]=&quot;forward&quot;; SUM([.B192]; [.D191]); [.D191])" office:value-type="float" office:value="399" calcext:value-type="float">
            <text:p>399</text:p>
          </table:table-cell>
          <table:table-cell table:style-name="ce13" table:formula="of:=IF([.A192]=&quot;down&quot;; SUM([.B192];[.E191]); IF([.A192]=&quot;up&quot;;SUM(-[.B192];[.E191]); [.E191]))" office:value-type="float" office:value="213" calcext:value-type="float">
            <text:p>213</text:p>
          </table:table-cell>
          <table:table-cell/>
          <table:table-cell table:style-name="ce13" table:formula="of:=IF([.A192]=&quot;forward&quot;; SUM([.B192]; [.G191]); [.G191])" office:value-type="float" office:value="399" calcext:value-type="float">
            <text:p>399</text:p>
          </table:table-cell>
          <table:table-cell table:style-name="ce13" table:formula="of:=IF([.A192]=&quot;forward&quot;; SUM(PRODUCT([.I191]; [.B192]); [.H191]); [.H191])" office:value-type="float" office:value="45293" calcext:value-type="float">
            <text:p>45293</text:p>
          </table:table-cell>
          <table:table-cell table:style-name="ce13" table:formula="of:=IF([.A192]=&quot;down&quot;; SUM([.B192]; [.I191]); IF([.A192]=&quot;up&quot;;SUM(-[.B192]; [.I191]); [.I191])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3]=&quot;forward&quot;; SUM([.B193]; [.D192]); [.D192])" office:value-type="float" office:value="399" calcext:value-type="float">
            <text:p>399</text:p>
          </table:table-cell>
          <table:table-cell table:style-name="ce13" table:formula="of:=IF([.A193]=&quot;down&quot;; SUM([.B193];[.E192]); IF([.A193]=&quot;up&quot;;SUM(-[.B193];[.E192]); [.E192]))" office:value-type="float" office:value="216" calcext:value-type="float">
            <text:p>216</text:p>
          </table:table-cell>
          <table:table-cell/>
          <table:table-cell table:style-name="ce13" table:formula="of:=IF([.A193]=&quot;forward&quot;; SUM([.B193]; [.G192]); [.G192])" office:value-type="float" office:value="399" calcext:value-type="float">
            <text:p>399</text:p>
          </table:table-cell>
          <table:table-cell table:style-name="ce13" table:formula="of:=IF([.A193]=&quot;forward&quot;; SUM(PRODUCT([.I192]; [.B193]); [.H192]); [.H192])" office:value-type="float" office:value="45293" calcext:value-type="float">
            <text:p>45293</text:p>
          </table:table-cell>
          <table:table-cell table:style-name="ce13" table:formula="of:=IF([.A193]=&quot;down&quot;; SUM([.B193]; [.I192]); IF([.A193]=&quot;up&quot;;SUM(-[.B193]; [.I192]); [.I192])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4]=&quot;forward&quot;; SUM([.B194]; [.D193]); [.D193])" office:value-type="float" office:value="402" calcext:value-type="float">
            <text:p>402</text:p>
          </table:table-cell>
          <table:table-cell table:style-name="ce13" table:formula="of:=IF([.A194]=&quot;down&quot;; SUM([.B194];[.E193]); IF([.A194]=&quot;up&quot;;SUM(-[.B194];[.E193]); [.E193]))" office:value-type="float" office:value="216" calcext:value-type="float">
            <text:p>216</text:p>
          </table:table-cell>
          <table:table-cell/>
          <table:table-cell table:style-name="ce13" table:formula="of:=IF([.A194]=&quot;forward&quot;; SUM([.B194]; [.G193]); [.G193])" office:value-type="float" office:value="402" calcext:value-type="float">
            <text:p>402</text:p>
          </table:table-cell>
          <table:table-cell table:style-name="ce13" table:formula="of:=IF([.A194]=&quot;forward&quot;; SUM(PRODUCT([.I193]; [.B194]); [.H193]); [.H193])" office:value-type="float" office:value="45941" calcext:value-type="float">
            <text:p>45941</text:p>
          </table:table-cell>
          <table:table-cell table:style-name="ce13" table:formula="of:=IF([.A194]=&quot;down&quot;; SUM([.B194]; [.I193]); IF([.A194]=&quot;up&quot;;SUM(-[.B194]; [.I193]); [.I193])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5]=&quot;forward&quot;; SUM([.B195]; [.D194]); [.D194])" office:value-type="float" office:value="405" calcext:value-type="float">
            <text:p>405</text:p>
          </table:table-cell>
          <table:table-cell table:style-name="ce13" table:formula="of:=IF([.A195]=&quot;down&quot;; SUM([.B195];[.E194]); IF([.A195]=&quot;up&quot;;SUM(-[.B195];[.E194]); [.E194]))" office:value-type="float" office:value="216" calcext:value-type="float">
            <text:p>216</text:p>
          </table:table-cell>
          <table:table-cell/>
          <table:table-cell table:style-name="ce13" table:formula="of:=IF([.A195]=&quot;forward&quot;; SUM([.B195]; [.G194]); [.G194])" office:value-type="float" office:value="405" calcext:value-type="float">
            <text:p>405</text:p>
          </table:table-cell>
          <table:table-cell table:style-name="ce13" table:formula="of:=IF([.A195]=&quot;forward&quot;; SUM(PRODUCT([.I194]; [.B195]); [.H194]); [.H194])" office:value-type="float" office:value="46589" calcext:value-type="float">
            <text:p>46589</text:p>
          </table:table-cell>
          <table:table-cell table:style-name="ce13" table:formula="of:=IF([.A195]=&quot;down&quot;; SUM([.B195]; [.I194]); IF([.A195]=&quot;up&quot;;SUM(-[.B195]; [.I194]); [.I194])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196]=&quot;forward&quot;; SUM([.B196]; [.D195]); [.D195])" office:value-type="float" office:value="405" calcext:value-type="float">
            <text:p>405</text:p>
          </table:table-cell>
          <table:table-cell table:style-name="ce13" table:formula="of:=IF([.A196]=&quot;down&quot;; SUM([.B196];[.E195]); IF([.A196]=&quot;up&quot;;SUM(-[.B196];[.E195]); [.E195]))" office:value-type="float" office:value="220" calcext:value-type="float">
            <text:p>220</text:p>
          </table:table-cell>
          <table:table-cell/>
          <table:table-cell table:style-name="ce13" table:formula="of:=IF([.A196]=&quot;forward&quot;; SUM([.B196]; [.G195]); [.G195])" office:value-type="float" office:value="405" calcext:value-type="float">
            <text:p>405</text:p>
          </table:table-cell>
          <table:table-cell table:style-name="ce13" table:formula="of:=IF([.A196]=&quot;forward&quot;; SUM(PRODUCT([.I195]; [.B196]); [.H195]); [.H195])" office:value-type="float" office:value="46589" calcext:value-type="float">
            <text:p>46589</text:p>
          </table:table-cell>
          <table:table-cell table:style-name="ce13" table:formula="of:=IF([.A196]=&quot;down&quot;; SUM([.B196]; [.I195]); IF([.A196]=&quot;up&quot;;SUM(-[.B196]; [.I195]); [.I195])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197]=&quot;forward&quot;; SUM([.B197]; [.D196]); [.D196])" office:value-type="float" office:value="405" calcext:value-type="float">
            <text:p>405</text:p>
          </table:table-cell>
          <table:table-cell table:style-name="ce13" table:formula="of:=IF([.A197]=&quot;down&quot;; SUM([.B197];[.E196]); IF([.A197]=&quot;up&quot;;SUM(-[.B197];[.E196]); [.E196]))" office:value-type="float" office:value="221" calcext:value-type="float">
            <text:p>221</text:p>
          </table:table-cell>
          <table:table-cell/>
          <table:table-cell table:style-name="ce13" table:formula="of:=IF([.A197]=&quot;forward&quot;; SUM([.B197]; [.G196]); [.G196])" office:value-type="float" office:value="405" calcext:value-type="float">
            <text:p>405</text:p>
          </table:table-cell>
          <table:table-cell table:style-name="ce13" table:formula="of:=IF([.A197]=&quot;forward&quot;; SUM(PRODUCT([.I196]; [.B197]); [.H196]); [.H196])" office:value-type="float" office:value="46589" calcext:value-type="float">
            <text:p>46589</text:p>
          </table:table-cell>
          <table:table-cell table:style-name="ce13" table:formula="of:=IF([.A197]=&quot;down&quot;; SUM([.B197]; [.I196]); IF([.A197]=&quot;up&quot;;SUM(-[.B197]; [.I196]); [.I196]))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8]=&quot;forward&quot;; SUM([.B198]; [.D197]); [.D197])" office:value-type="float" office:value="405" calcext:value-type="float">
            <text:p>405</text:p>
          </table:table-cell>
          <table:table-cell table:style-name="ce13" table:formula="of:=IF([.A198]=&quot;down&quot;; SUM([.B198];[.E197]); IF([.A198]=&quot;up&quot;;SUM(-[.B198];[.E197]); [.E197]))" office:value-type="float" office:value="218" calcext:value-type="float">
            <text:p>218</text:p>
          </table:table-cell>
          <table:table-cell/>
          <table:table-cell table:style-name="ce13" table:formula="of:=IF([.A198]=&quot;forward&quot;; SUM([.B198]; [.G197]); [.G197])" office:value-type="float" office:value="405" calcext:value-type="float">
            <text:p>405</text:p>
          </table:table-cell>
          <table:table-cell table:style-name="ce13" table:formula="of:=IF([.A198]=&quot;forward&quot;; SUM(PRODUCT([.I197]; [.B198]); [.H197]); [.H197])" office:value-type="float" office:value="46589" calcext:value-type="float">
            <text:p>46589</text:p>
          </table:table-cell>
          <table:table-cell table:style-name="ce13" table:formula="of:=IF([.A198]=&quot;down&quot;; SUM([.B198]; [.I197]); IF([.A198]=&quot;up&quot;;SUM(-[.B198]; [.I197]); [.I197])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199]=&quot;forward&quot;; SUM([.B199]; [.D198]); [.D198])" office:value-type="float" office:value="408" calcext:value-type="float">
            <text:p>408</text:p>
          </table:table-cell>
          <table:table-cell table:style-name="ce13" table:formula="of:=IF([.A199]=&quot;down&quot;; SUM([.B199];[.E198]); IF([.A199]=&quot;up&quot;;SUM(-[.B199];[.E198]); [.E198]))" office:value-type="float" office:value="218" calcext:value-type="float">
            <text:p>218</text:p>
          </table:table-cell>
          <table:table-cell/>
          <table:table-cell table:style-name="ce13" table:formula="of:=IF([.A199]=&quot;forward&quot;; SUM([.B199]; [.G198]); [.G198])" office:value-type="float" office:value="408" calcext:value-type="float">
            <text:p>408</text:p>
          </table:table-cell>
          <table:table-cell table:style-name="ce13" table:formula="of:=IF([.A199]=&quot;forward&quot;; SUM(PRODUCT([.I198]; [.B199]); [.H198]); [.H198])" office:value-type="float" office:value="47243" calcext:value-type="float">
            <text:p>47243</text:p>
          </table:table-cell>
          <table:table-cell table:style-name="ce13" table:formula="of:=IF([.A199]=&quot;down&quot;; SUM([.B199]; [.I198]); IF([.A199]=&quot;up&quot;;SUM(-[.B199]; [.I198]); [.I198])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00]=&quot;forward&quot;; SUM([.B200]; [.D199]); [.D199])" office:value-type="float" office:value="408" calcext:value-type="float">
            <text:p>408</text:p>
          </table:table-cell>
          <table:table-cell table:style-name="ce13" table:formula="of:=IF([.A200]=&quot;down&quot;; SUM([.B200];[.E199]); IF([.A200]=&quot;up&quot;;SUM(-[.B200];[.E199]); [.E199]))" office:value-type="float" office:value="223" calcext:value-type="float">
            <text:p>223</text:p>
          </table:table-cell>
          <table:table-cell/>
          <table:table-cell table:style-name="ce13" table:formula="of:=IF([.A200]=&quot;forward&quot;; SUM([.B200]; [.G199]); [.G199])" office:value-type="float" office:value="408" calcext:value-type="float">
            <text:p>408</text:p>
          </table:table-cell>
          <table:table-cell table:style-name="ce13" table:formula="of:=IF([.A200]=&quot;forward&quot;; SUM(PRODUCT([.I199]; [.B200]); [.H199]); [.H199])" office:value-type="float" office:value="47243" calcext:value-type="float">
            <text:p>47243</text:p>
          </table:table-cell>
          <table:table-cell table:style-name="ce13" table:formula="of:=IF([.A200]=&quot;down&quot;; SUM([.B200]; [.I199]); IF([.A200]=&quot;up&quot;;SUM(-[.B200]; [.I199]); [.I199])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01]=&quot;forward&quot;; SUM([.B201]; [.D200]); [.D200])" office:value-type="float" office:value="408" calcext:value-type="float">
            <text:p>408</text:p>
          </table:table-cell>
          <table:table-cell table:style-name="ce13" table:formula="of:=IF([.A201]=&quot;down&quot;; SUM([.B201];[.E200]); IF([.A201]=&quot;up&quot;;SUM(-[.B201];[.E200]); [.E200]))" office:value-type="float" office:value="217" calcext:value-type="float">
            <text:p>217</text:p>
          </table:table-cell>
          <table:table-cell/>
          <table:table-cell table:style-name="ce13" table:formula="of:=IF([.A201]=&quot;forward&quot;; SUM([.B201]; [.G200]); [.G200])" office:value-type="float" office:value="408" calcext:value-type="float">
            <text:p>408</text:p>
          </table:table-cell>
          <table:table-cell table:style-name="ce13" table:formula="of:=IF([.A201]=&quot;forward&quot;; SUM(PRODUCT([.I200]; [.B201]); [.H200]); [.H200])" office:value-type="float" office:value="47243" calcext:value-type="float">
            <text:p>47243</text:p>
          </table:table-cell>
          <table:table-cell table:style-name="ce13" table:formula="of:=IF([.A201]=&quot;down&quot;; SUM([.B201]; [.I200]); IF([.A201]=&quot;up&quot;;SUM(-[.B201]; [.I200]); [.I200]))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02]=&quot;forward&quot;; SUM([.B202]; [.D201]); [.D201])" office:value-type="float" office:value="408" calcext:value-type="float">
            <text:p>408</text:p>
          </table:table-cell>
          <table:table-cell table:style-name="ce13" table:formula="of:=IF([.A202]=&quot;down&quot;; SUM([.B202];[.E201]); IF([.A202]=&quot;up&quot;;SUM(-[.B202];[.E201]); [.E201]))" office:value-type="float" office:value="223" calcext:value-type="float">
            <text:p>223</text:p>
          </table:table-cell>
          <table:table-cell/>
          <table:table-cell table:style-name="ce13" table:formula="of:=IF([.A202]=&quot;forward&quot;; SUM([.B202]; [.G201]); [.G201])" office:value-type="float" office:value="408" calcext:value-type="float">
            <text:p>408</text:p>
          </table:table-cell>
          <table:table-cell table:style-name="ce13" table:formula="of:=IF([.A202]=&quot;forward&quot;; SUM(PRODUCT([.I201]; [.B202]); [.H201]); [.H201])" office:value-type="float" office:value="47243" calcext:value-type="float">
            <text:p>47243</text:p>
          </table:table-cell>
          <table:table-cell table:style-name="ce13" table:formula="of:=IF([.A202]=&quot;down&quot;; SUM([.B202]; [.I201]); IF([.A202]=&quot;up&quot;;SUM(-[.B202]; [.I201]); [.I201])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03]=&quot;forward&quot;; SUM([.B203]; [.D202]); [.D202])" office:value-type="float" office:value="409" calcext:value-type="float">
            <text:p>409</text:p>
          </table:table-cell>
          <table:table-cell table:style-name="ce13" table:formula="of:=IF([.A203]=&quot;down&quot;; SUM([.B203];[.E202]); IF([.A203]=&quot;up&quot;;SUM(-[.B203];[.E202]); [.E202]))" office:value-type="float" office:value="223" calcext:value-type="float">
            <text:p>223</text:p>
          </table:table-cell>
          <table:table-cell/>
          <table:table-cell table:style-name="ce13" table:formula="of:=IF([.A203]=&quot;forward&quot;; SUM([.B203]; [.G202]); [.G202])" office:value-type="float" office:value="409" calcext:value-type="float">
            <text:p>409</text:p>
          </table:table-cell>
          <table:table-cell table:style-name="ce13" table:formula="of:=IF([.A203]=&quot;forward&quot;; SUM(PRODUCT([.I202]; [.B203]); [.H202]); [.H202])" office:value-type="float" office:value="47466" calcext:value-type="float">
            <text:p>47466</text:p>
          </table:table-cell>
          <table:table-cell table:style-name="ce13" table:formula="of:=IF([.A203]=&quot;down&quot;; SUM([.B203]; [.I202]); IF([.A203]=&quot;up&quot;;SUM(-[.B203]; [.I202]); [.I202])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04]=&quot;forward&quot;; SUM([.B204]; [.D203]); [.D203])" office:value-type="float" office:value="409" calcext:value-type="float">
            <text:p>409</text:p>
          </table:table-cell>
          <table:table-cell table:style-name="ce13" table:formula="of:=IF([.A204]=&quot;down&quot;; SUM([.B204];[.E203]); IF([.A204]=&quot;up&quot;;SUM(-[.B204];[.E203]); [.E203]))" office:value-type="float" office:value="226" calcext:value-type="float">
            <text:p>226</text:p>
          </table:table-cell>
          <table:table-cell/>
          <table:table-cell table:style-name="ce13" table:formula="of:=IF([.A204]=&quot;forward&quot;; SUM([.B204]; [.G203]); [.G203])" office:value-type="float" office:value="409" calcext:value-type="float">
            <text:p>409</text:p>
          </table:table-cell>
          <table:table-cell table:style-name="ce13" table:formula="of:=IF([.A204]=&quot;forward&quot;; SUM(PRODUCT([.I203]; [.B204]); [.H203]); [.H203])" office:value-type="float" office:value="47466" calcext:value-type="float">
            <text:p>47466</text:p>
          </table:table-cell>
          <table:table-cell table:style-name="ce13" table:formula="of:=IF([.A204]=&quot;down&quot;; SUM([.B204]; [.I203]); IF([.A204]=&quot;up&quot;;SUM(-[.B204]; [.I203]); [.I203])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05]=&quot;forward&quot;; SUM([.B205]; [.D204]); [.D204])" office:value-type="float" office:value="409" calcext:value-type="float">
            <text:p>409</text:p>
          </table:table-cell>
          <table:table-cell table:style-name="ce13" table:formula="of:=IF([.A205]=&quot;down&quot;; SUM([.B205];[.E204]); IF([.A205]=&quot;up&quot;;SUM(-[.B205];[.E204]); [.E204]))" office:value-type="float" office:value="232" calcext:value-type="float">
            <text:p>232</text:p>
          </table:table-cell>
          <table:table-cell/>
          <table:table-cell table:style-name="ce13" table:formula="of:=IF([.A205]=&quot;forward&quot;; SUM([.B205]; [.G204]); [.G204])" office:value-type="float" office:value="409" calcext:value-type="float">
            <text:p>409</text:p>
          </table:table-cell>
          <table:table-cell table:style-name="ce13" table:formula="of:=IF([.A205]=&quot;forward&quot;; SUM(PRODUCT([.I204]; [.B205]); [.H204]); [.H204])" office:value-type="float" office:value="47466" calcext:value-type="float">
            <text:p>47466</text:p>
          </table:table-cell>
          <table:table-cell table:style-name="ce13" table:formula="of:=IF([.A205]=&quot;down&quot;; SUM([.B205]; [.I204]); IF([.A205]=&quot;up&quot;;SUM(-[.B205]; [.I204]); [.I204]))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06]=&quot;forward&quot;; SUM([.B206]; [.D205]); [.D205])" office:value-type="float" office:value="409" calcext:value-type="float">
            <text:p>409</text:p>
          </table:table-cell>
          <table:table-cell table:style-name="ce13" table:formula="of:=IF([.A206]=&quot;down&quot;; SUM([.B206];[.E205]); IF([.A206]=&quot;up&quot;;SUM(-[.B206];[.E205]); [.E205]))" office:value-type="float" office:value="241" calcext:value-type="float">
            <text:p>241</text:p>
          </table:table-cell>
          <table:table-cell/>
          <table:table-cell table:style-name="ce13" table:formula="of:=IF([.A206]=&quot;forward&quot;; SUM([.B206]; [.G205]); [.G205])" office:value-type="float" office:value="409" calcext:value-type="float">
            <text:p>409</text:p>
          </table:table-cell>
          <table:table-cell table:style-name="ce13" table:formula="of:=IF([.A206]=&quot;forward&quot;; SUM(PRODUCT([.I205]; [.B206]); [.H205]); [.H205])" office:value-type="float" office:value="47466" calcext:value-type="float">
            <text:p>47466</text:p>
          </table:table-cell>
          <table:table-cell table:style-name="ce13" table:formula="of:=IF([.A206]=&quot;down&quot;; SUM([.B206]; [.I205]); IF([.A206]=&quot;up&quot;;SUM(-[.B206]; [.I205]); [.I205]))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07]=&quot;forward&quot;; SUM([.B207]; [.D206]); [.D206])" office:value-type="float" office:value="409" calcext:value-type="float">
            <text:p>409</text:p>
          </table:table-cell>
          <table:table-cell table:style-name="ce13" table:formula="of:=IF([.A207]=&quot;down&quot;; SUM([.B207];[.E206]); IF([.A207]=&quot;up&quot;;SUM(-[.B207];[.E206]); [.E206]))" office:value-type="float" office:value="244" calcext:value-type="float">
            <text:p>244</text:p>
          </table:table-cell>
          <table:table-cell/>
          <table:table-cell table:style-name="ce13" table:formula="of:=IF([.A207]=&quot;forward&quot;; SUM([.B207]; [.G206]); [.G206])" office:value-type="float" office:value="409" calcext:value-type="float">
            <text:p>409</text:p>
          </table:table-cell>
          <table:table-cell table:style-name="ce13" table:formula="of:=IF([.A207]=&quot;forward&quot;; SUM(PRODUCT([.I206]; [.B207]); [.H206]); [.H206])" office:value-type="float" office:value="47466" calcext:value-type="float">
            <text:p>47466</text:p>
          </table:table-cell>
          <table:table-cell table:style-name="ce13" table:formula="of:=IF([.A207]=&quot;down&quot;; SUM([.B207]; [.I206]); IF([.A207]=&quot;up&quot;;SUM(-[.B207]; [.I206]); [.I206])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08]=&quot;forward&quot;; SUM([.B208]; [.D207]); [.D207])" office:value-type="float" office:value="417" calcext:value-type="float">
            <text:p>417</text:p>
          </table:table-cell>
          <table:table-cell table:style-name="ce13" table:formula="of:=IF([.A208]=&quot;down&quot;; SUM([.B208];[.E207]); IF([.A208]=&quot;up&quot;;SUM(-[.B208];[.E207]); [.E207]))" office:value-type="float" office:value="244" calcext:value-type="float">
            <text:p>244</text:p>
          </table:table-cell>
          <table:table-cell/>
          <table:table-cell table:style-name="ce13" table:formula="of:=IF([.A208]=&quot;forward&quot;; SUM([.B208]; [.G207]); [.G207])" office:value-type="float" office:value="417" calcext:value-type="float">
            <text:p>417</text:p>
          </table:table-cell>
          <table:table-cell table:style-name="ce13" table:formula="of:=IF([.A208]=&quot;forward&quot;; SUM(PRODUCT([.I207]; [.B208]); [.H207]); [.H207])" office:value-type="float" office:value="49418" calcext:value-type="float">
            <text:p>49418</text:p>
          </table:table-cell>
          <table:table-cell table:style-name="ce13" table:formula="of:=IF([.A208]=&quot;down&quot;; SUM([.B208]; [.I207]); IF([.A208]=&quot;up&quot;;SUM(-[.B208]; [.I207]); [.I207])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09]=&quot;forward&quot;; SUM([.B209]; [.D208]); [.D208])" office:value-type="float" office:value="417" calcext:value-type="float">
            <text:p>417</text:p>
          </table:table-cell>
          <table:table-cell table:style-name="ce13" table:formula="of:=IF([.A209]=&quot;down&quot;; SUM([.B209];[.E208]); IF([.A209]=&quot;up&quot;;SUM(-[.B209];[.E208]); [.E208]))" office:value-type="float" office:value="245" calcext:value-type="float">
            <text:p>245</text:p>
          </table:table-cell>
          <table:table-cell/>
          <table:table-cell table:style-name="ce13" table:formula="of:=IF([.A209]=&quot;forward&quot;; SUM([.B209]; [.G208]); [.G208])" office:value-type="float" office:value="417" calcext:value-type="float">
            <text:p>417</text:p>
          </table:table-cell>
          <table:table-cell table:style-name="ce13" table:formula="of:=IF([.A209]=&quot;forward&quot;; SUM(PRODUCT([.I208]; [.B209]); [.H208]); [.H208])" office:value-type="float" office:value="49418" calcext:value-type="float">
            <text:p>49418</text:p>
          </table:table-cell>
          <table:table-cell table:style-name="ce13" table:formula="of:=IF([.A209]=&quot;down&quot;; SUM([.B209]; [.I208]); IF([.A209]=&quot;up&quot;;SUM(-[.B209]; [.I208]); [.I208]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10]=&quot;forward&quot;; SUM([.B210]; [.D209]); [.D209])" office:value-type="float" office:value="424" calcext:value-type="float">
            <text:p>424</text:p>
          </table:table-cell>
          <table:table-cell table:style-name="ce13" table:formula="of:=IF([.A210]=&quot;down&quot;; SUM([.B210];[.E209]); IF([.A210]=&quot;up&quot;;SUM(-[.B210];[.E209]); [.E209]))" office:value-type="float" office:value="245" calcext:value-type="float">
            <text:p>245</text:p>
          </table:table-cell>
          <table:table-cell/>
          <table:table-cell table:style-name="ce13" table:formula="of:=IF([.A210]=&quot;forward&quot;; SUM([.B210]; [.G209]); [.G209])" office:value-type="float" office:value="424" calcext:value-type="float">
            <text:p>424</text:p>
          </table:table-cell>
          <table:table-cell table:style-name="ce13" table:formula="of:=IF([.A210]=&quot;forward&quot;; SUM(PRODUCT([.I209]; [.B210]); [.H209]); [.H209])" office:value-type="float" office:value="51133" calcext:value-type="float">
            <text:p>51133</text:p>
          </table:table-cell>
          <table:table-cell table:style-name="ce13" table:formula="of:=IF([.A210]=&quot;down&quot;; SUM([.B210]; [.I209]); IF([.A210]=&quot;up&quot;;SUM(-[.B210]; [.I209]); [.I209]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11]=&quot;forward&quot;; SUM([.B211]; [.D210]); [.D210])" office:value-type="float" office:value="425" calcext:value-type="float">
            <text:p>425</text:p>
          </table:table-cell>
          <table:table-cell table:style-name="ce13" table:formula="of:=IF([.A211]=&quot;down&quot;; SUM([.B211];[.E210]); IF([.A211]=&quot;up&quot;;SUM(-[.B211];[.E210]); [.E210]))" office:value-type="float" office:value="245" calcext:value-type="float">
            <text:p>245</text:p>
          </table:table-cell>
          <table:table-cell/>
          <table:table-cell table:style-name="ce13" table:formula="of:=IF([.A211]=&quot;forward&quot;; SUM([.B211]; [.G210]); [.G210])" office:value-type="float" office:value="425" calcext:value-type="float">
            <text:p>425</text:p>
          </table:table-cell>
          <table:table-cell table:style-name="ce13" table:formula="of:=IF([.A211]=&quot;forward&quot;; SUM(PRODUCT([.I210]; [.B211]); [.H210]); [.H210])" office:value-type="float" office:value="51378" calcext:value-type="float">
            <text:p>51378</text:p>
          </table:table-cell>
          <table:table-cell table:style-name="ce13" table:formula="of:=IF([.A211]=&quot;down&quot;; SUM([.B211]; [.I210]); IF([.A211]=&quot;up&quot;;SUM(-[.B211]; [.I210]); [.I210]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12]=&quot;forward&quot;; SUM([.B212]; [.D211]); [.D211])" office:value-type="float" office:value="428" calcext:value-type="float">
            <text:p>428</text:p>
          </table:table-cell>
          <table:table-cell table:style-name="ce13" table:formula="of:=IF([.A212]=&quot;down&quot;; SUM([.B212];[.E211]); IF([.A212]=&quot;up&quot;;SUM(-[.B212];[.E211]); [.E211]))" office:value-type="float" office:value="245" calcext:value-type="float">
            <text:p>245</text:p>
          </table:table-cell>
          <table:table-cell/>
          <table:table-cell table:style-name="ce13" table:formula="of:=IF([.A212]=&quot;forward&quot;; SUM([.B212]; [.G211]); [.G211])" office:value-type="float" office:value="428" calcext:value-type="float">
            <text:p>428</text:p>
          </table:table-cell>
          <table:table-cell table:style-name="ce13" table:formula="of:=IF([.A212]=&quot;forward&quot;; SUM(PRODUCT([.I211]; [.B212]); [.H211]); [.H211])" office:value-type="float" office:value="52113" calcext:value-type="float">
            <text:p>52113</text:p>
          </table:table-cell>
          <table:table-cell table:style-name="ce13" table:formula="of:=IF([.A212]=&quot;down&quot;; SUM([.B212]; [.I211]); IF([.A212]=&quot;up&quot;;SUM(-[.B212]; [.I211]); [.I211]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13]=&quot;forward&quot;; SUM([.B213]; [.D212]); [.D212])" office:value-type="float" office:value="428" calcext:value-type="float">
            <text:p>428</text:p>
          </table:table-cell>
          <table:table-cell table:style-name="ce13" table:formula="of:=IF([.A213]=&quot;down&quot;; SUM([.B213];[.E212]); IF([.A213]=&quot;up&quot;;SUM(-[.B213];[.E212]); [.E212]))" office:value-type="float" office:value="242" calcext:value-type="float">
            <text:p>242</text:p>
          </table:table-cell>
          <table:table-cell/>
          <table:table-cell table:style-name="ce13" table:formula="of:=IF([.A213]=&quot;forward&quot;; SUM([.B213]; [.G212]); [.G212])" office:value-type="float" office:value="428" calcext:value-type="float">
            <text:p>428</text:p>
          </table:table-cell>
          <table:table-cell table:style-name="ce13" table:formula="of:=IF([.A213]=&quot;forward&quot;; SUM(PRODUCT([.I212]; [.B213]); [.H212]); [.H212])" office:value-type="float" office:value="52113" calcext:value-type="float">
            <text:p>52113</text:p>
          </table:table-cell>
          <table:table-cell table:style-name="ce13" table:formula="of:=IF([.A213]=&quot;down&quot;; SUM([.B213]; [.I212]); IF([.A213]=&quot;up&quot;;SUM(-[.B213]; [.I212]); [.I212]))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14]=&quot;forward&quot;; SUM([.B214]; [.D213]); [.D213])" office:value-type="float" office:value="428" calcext:value-type="float">
            <text:p>428</text:p>
          </table:table-cell>
          <table:table-cell table:style-name="ce13" table:formula="of:=IF([.A214]=&quot;down&quot;; SUM([.B214];[.E213]); IF([.A214]=&quot;up&quot;;SUM(-[.B214];[.E213]); [.E213]))" office:value-type="float" office:value="250" calcext:value-type="float">
            <text:p>250</text:p>
          </table:table-cell>
          <table:table-cell/>
          <table:table-cell table:style-name="ce13" table:formula="of:=IF([.A214]=&quot;forward&quot;; SUM([.B214]; [.G213]); [.G213])" office:value-type="float" office:value="428" calcext:value-type="float">
            <text:p>428</text:p>
          </table:table-cell>
          <table:table-cell table:style-name="ce13" table:formula="of:=IF([.A214]=&quot;forward&quot;; SUM(PRODUCT([.I213]; [.B214]); [.H213]); [.H213])" office:value-type="float" office:value="52113" calcext:value-type="float">
            <text:p>52113</text:p>
          </table:table-cell>
          <table:table-cell table:style-name="ce13" table:formula="of:=IF([.A214]=&quot;down&quot;; SUM([.B214]; [.I213]); IF([.A214]=&quot;up&quot;;SUM(-[.B214]; [.I213]); [.I213])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15]=&quot;forward&quot;; SUM([.B215]; [.D214]); [.D214])" office:value-type="float" office:value="432" calcext:value-type="float">
            <text:p>432</text:p>
          </table:table-cell>
          <table:table-cell table:style-name="ce13" table:formula="of:=IF([.A215]=&quot;down&quot;; SUM([.B215];[.E214]); IF([.A215]=&quot;up&quot;;SUM(-[.B215];[.E214]); [.E214]))" office:value-type="float" office:value="250" calcext:value-type="float">
            <text:p>250</text:p>
          </table:table-cell>
          <table:table-cell/>
          <table:table-cell table:style-name="ce13" table:formula="of:=IF([.A215]=&quot;forward&quot;; SUM([.B215]; [.G214]); [.G214])" office:value-type="float" office:value="432" calcext:value-type="float">
            <text:p>432</text:p>
          </table:table-cell>
          <table:table-cell table:style-name="ce13" table:formula="of:=IF([.A215]=&quot;forward&quot;; SUM(PRODUCT([.I214]; [.B215]); [.H214]); [.H214])" office:value-type="float" office:value="53113" calcext:value-type="float">
            <text:p>53113</text:p>
          </table:table-cell>
          <table:table-cell table:style-name="ce13" table:formula="of:=IF([.A215]=&quot;down&quot;; SUM([.B215]; [.I214]); IF([.A215]=&quot;up&quot;;SUM(-[.B215]; [.I214]); [.I214])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16]=&quot;forward&quot;; SUM([.B216]; [.D215]); [.D215])" office:value-type="float" office:value="432" calcext:value-type="float">
            <text:p>432</text:p>
          </table:table-cell>
          <table:table-cell table:style-name="ce13" table:formula="of:=IF([.A216]=&quot;down&quot;; SUM([.B216];[.E215]); IF([.A216]=&quot;up&quot;;SUM(-[.B216];[.E215]); [.E215]))" office:value-type="float" office:value="254" calcext:value-type="float">
            <text:p>254</text:p>
          </table:table-cell>
          <table:table-cell/>
          <table:table-cell table:style-name="ce13" table:formula="of:=IF([.A216]=&quot;forward&quot;; SUM([.B216]; [.G215]); [.G215])" office:value-type="float" office:value="432" calcext:value-type="float">
            <text:p>432</text:p>
          </table:table-cell>
          <table:table-cell table:style-name="ce13" table:formula="of:=IF([.A216]=&quot;forward&quot;; SUM(PRODUCT([.I215]; [.B216]); [.H215]); [.H215])" office:value-type="float" office:value="53113" calcext:value-type="float">
            <text:p>53113</text:p>
          </table:table-cell>
          <table:table-cell table:style-name="ce13" table:formula="of:=IF([.A216]=&quot;down&quot;; SUM([.B216]; [.I215]); IF([.A216]=&quot;up&quot;;SUM(-[.B216]; [.I215]); [.I215])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17]=&quot;forward&quot;; SUM([.B217]; [.D216]); [.D216])" office:value-type="float" office:value="432" calcext:value-type="float">
            <text:p>432</text:p>
          </table:table-cell>
          <table:table-cell table:style-name="ce13" table:formula="of:=IF([.A217]=&quot;down&quot;; SUM([.B217];[.E216]); IF([.A217]=&quot;up&quot;;SUM(-[.B217];[.E216]); [.E216]))" office:value-type="float" office:value="258" calcext:value-type="float">
            <text:p>258</text:p>
          </table:table-cell>
          <table:table-cell/>
          <table:table-cell table:style-name="ce13" table:formula="of:=IF([.A217]=&quot;forward&quot;; SUM([.B217]; [.G216]); [.G216])" office:value-type="float" office:value="432" calcext:value-type="float">
            <text:p>432</text:p>
          </table:table-cell>
          <table:table-cell table:style-name="ce13" table:formula="of:=IF([.A217]=&quot;forward&quot;; SUM(PRODUCT([.I216]; [.B217]); [.H216]); [.H216])" office:value-type="float" office:value="53113" calcext:value-type="float">
            <text:p>53113</text:p>
          </table:table-cell>
          <table:table-cell table:style-name="ce13" table:formula="of:=IF([.A217]=&quot;down&quot;; SUM([.B217]; [.I216]); IF([.A217]=&quot;up&quot;;SUM(-[.B217]; [.I216]); [.I216]))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18]=&quot;forward&quot;; SUM([.B218]; [.D217]); [.D217])" office:value-type="float" office:value="432" calcext:value-type="float">
            <text:p>432</text:p>
          </table:table-cell>
          <table:table-cell table:style-name="ce13" table:formula="of:=IF([.A218]=&quot;down&quot;; SUM([.B218];[.E217]); IF([.A218]=&quot;up&quot;;SUM(-[.B218];[.E217]); [.E217]))" office:value-type="float" office:value="266" calcext:value-type="float">
            <text:p>266</text:p>
          </table:table-cell>
          <table:table-cell/>
          <table:table-cell table:style-name="ce13" table:formula="of:=IF([.A218]=&quot;forward&quot;; SUM([.B218]; [.G217]); [.G217])" office:value-type="float" office:value="432" calcext:value-type="float">
            <text:p>432</text:p>
          </table:table-cell>
          <table:table-cell table:style-name="ce13" table:formula="of:=IF([.A218]=&quot;forward&quot;; SUM(PRODUCT([.I217]; [.B218]); [.H217]); [.H217])" office:value-type="float" office:value="53113" calcext:value-type="float">
            <text:p>53113</text:p>
          </table:table-cell>
          <table:table-cell table:style-name="ce13" table:formula="of:=IF([.A218]=&quot;down&quot;; SUM([.B218]; [.I217]); IF([.A218]=&quot;up&quot;;SUM(-[.B218]; [.I217]); [.I217]))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19]=&quot;forward&quot;; SUM([.B219]; [.D218]); [.D218])" office:value-type="float" office:value="432" calcext:value-type="float">
            <text:p>432</text:p>
          </table:table-cell>
          <table:table-cell table:style-name="ce13" table:formula="of:=IF([.A219]=&quot;down&quot;; SUM([.B219];[.E218]); IF([.A219]=&quot;up&quot;;SUM(-[.B219];[.E218]); [.E218]))" office:value-type="float" office:value="271" calcext:value-type="float">
            <text:p>271</text:p>
          </table:table-cell>
          <table:table-cell/>
          <table:table-cell table:style-name="ce13" table:formula="of:=IF([.A219]=&quot;forward&quot;; SUM([.B219]; [.G218]); [.G218])" office:value-type="float" office:value="432" calcext:value-type="float">
            <text:p>432</text:p>
          </table:table-cell>
          <table:table-cell table:style-name="ce13" table:formula="of:=IF([.A219]=&quot;forward&quot;; SUM(PRODUCT([.I218]; [.B219]); [.H218]); [.H218])" office:value-type="float" office:value="53113" calcext:value-type="float">
            <text:p>53113</text:p>
          </table:table-cell>
          <table:table-cell table:style-name="ce13" table:formula="of:=IF([.A219]=&quot;down&quot;; SUM([.B219]; [.I218]); IF([.A219]=&quot;up&quot;;SUM(-[.B219]; [.I218]); [.I218]))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20]=&quot;forward&quot;; SUM([.B220]; [.D219]); [.D219])" office:value-type="float" office:value="432" calcext:value-type="float">
            <text:p>432</text:p>
          </table:table-cell>
          <table:table-cell table:style-name="ce13" table:formula="of:=IF([.A220]=&quot;down&quot;; SUM([.B220];[.E219]); IF([.A220]=&quot;up&quot;;SUM(-[.B220];[.E219]); [.E219]))" office:value-type="float" office:value="279" calcext:value-type="float">
            <text:p>279</text:p>
          </table:table-cell>
          <table:table-cell/>
          <table:table-cell table:style-name="ce13" table:formula="of:=IF([.A220]=&quot;forward&quot;; SUM([.B220]; [.G219]); [.G219])" office:value-type="float" office:value="432" calcext:value-type="float">
            <text:p>432</text:p>
          </table:table-cell>
          <table:table-cell table:style-name="ce13" table:formula="of:=IF([.A220]=&quot;forward&quot;; SUM(PRODUCT([.I219]; [.B220]); [.H219]); [.H219])" office:value-type="float" office:value="53113" calcext:value-type="float">
            <text:p>53113</text:p>
          </table:table-cell>
          <table:table-cell table:style-name="ce13" table:formula="of:=IF([.A220]=&quot;down&quot;; SUM([.B220]; [.I219]); IF([.A220]=&quot;up&quot;;SUM(-[.B220]; [.I219]); [.I219])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21]=&quot;forward&quot;; SUM([.B221]; [.D220]); [.D220])" office:value-type="float" office:value="438" calcext:value-type="float">
            <text:p>438</text:p>
          </table:table-cell>
          <table:table-cell table:style-name="ce13" table:formula="of:=IF([.A221]=&quot;down&quot;; SUM([.B221];[.E220]); IF([.A221]=&quot;up&quot;;SUM(-[.B221];[.E220]); [.E220]))" office:value-type="float" office:value="279" calcext:value-type="float">
            <text:p>279</text:p>
          </table:table-cell>
          <table:table-cell/>
          <table:table-cell table:style-name="ce13" table:formula="of:=IF([.A221]=&quot;forward&quot;; SUM([.B221]; [.G220]); [.G220])" office:value-type="float" office:value="438" calcext:value-type="float">
            <text:p>438</text:p>
          </table:table-cell>
          <table:table-cell table:style-name="ce13" table:formula="of:=IF([.A221]=&quot;forward&quot;; SUM(PRODUCT([.I220]; [.B221]); [.H220]); [.H220])" office:value-type="float" office:value="54787" calcext:value-type="float">
            <text:p>54787</text:p>
          </table:table-cell>
          <table:table-cell table:style-name="ce13" table:formula="of:=IF([.A221]=&quot;down&quot;; SUM([.B221]; [.I220]); IF([.A221]=&quot;up&quot;;SUM(-[.B221]; [.I220]); [.I220])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22]=&quot;forward&quot;; SUM([.B222]; [.D221]); [.D221])" office:value-type="float" office:value="445" calcext:value-type="float">
            <text:p>445</text:p>
          </table:table-cell>
          <table:table-cell table:style-name="ce13" table:formula="of:=IF([.A222]=&quot;down&quot;; SUM([.B222];[.E221]); IF([.A222]=&quot;up&quot;;SUM(-[.B222];[.E221]); [.E221]))" office:value-type="float" office:value="279" calcext:value-type="float">
            <text:p>279</text:p>
          </table:table-cell>
          <table:table-cell/>
          <table:table-cell table:style-name="ce13" table:formula="of:=IF([.A222]=&quot;forward&quot;; SUM([.B222]; [.G221]); [.G221])" office:value-type="float" office:value="445" calcext:value-type="float">
            <text:p>445</text:p>
          </table:table-cell>
          <table:table-cell table:style-name="ce13" table:formula="of:=IF([.A222]=&quot;forward&quot;; SUM(PRODUCT([.I221]; [.B222]); [.H221]); [.H221])" office:value-type="float" office:value="56740" calcext:value-type="float">
            <text:p>56740</text:p>
          </table:table-cell>
          <table:table-cell table:style-name="ce13" table:formula="of:=IF([.A222]=&quot;down&quot;; SUM([.B222]; [.I221]); IF([.A222]=&quot;up&quot;;SUM(-[.B222]; [.I221]); [.I221])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23]=&quot;forward&quot;; SUM([.B223]; [.D222]); [.D222])" office:value-type="float" office:value="445" calcext:value-type="float">
            <text:p>445</text:p>
          </table:table-cell>
          <table:table-cell table:style-name="ce13" table:formula="of:=IF([.A223]=&quot;down&quot;; SUM([.B223];[.E222]); IF([.A223]=&quot;up&quot;;SUM(-[.B223];[.E222]); [.E222]))" office:value-type="float" office:value="288" calcext:value-type="float">
            <text:p>288</text:p>
          </table:table-cell>
          <table:table-cell/>
          <table:table-cell table:style-name="ce13" table:formula="of:=IF([.A223]=&quot;forward&quot;; SUM([.B223]; [.G222]); [.G222])" office:value-type="float" office:value="445" calcext:value-type="float">
            <text:p>445</text:p>
          </table:table-cell>
          <table:table-cell table:style-name="ce13" table:formula="of:=IF([.A223]=&quot;forward&quot;; SUM(PRODUCT([.I222]; [.B223]); [.H222]); [.H222])" office:value-type="float" office:value="56740" calcext:value-type="float">
            <text:p>56740</text:p>
          </table:table-cell>
          <table:table-cell table:style-name="ce13" table:formula="of:=IF([.A223]=&quot;down&quot;; SUM([.B223]; [.I222]); IF([.A223]=&quot;up&quot;;SUM(-[.B223]; [.I222]); [.I222])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24]=&quot;forward&quot;; SUM([.B224]; [.D223]); [.D223])" office:value-type="float" office:value="447" calcext:value-type="float">
            <text:p>447</text:p>
          </table:table-cell>
          <table:table-cell table:style-name="ce13" table:formula="of:=IF([.A224]=&quot;down&quot;; SUM([.B224];[.E223]); IF([.A224]=&quot;up&quot;;SUM(-[.B224];[.E223]); [.E223]))" office:value-type="float" office:value="288" calcext:value-type="float">
            <text:p>288</text:p>
          </table:table-cell>
          <table:table-cell/>
          <table:table-cell table:style-name="ce13" table:formula="of:=IF([.A224]=&quot;forward&quot;; SUM([.B224]; [.G223]); [.G223])" office:value-type="float" office:value="447" calcext:value-type="float">
            <text:p>447</text:p>
          </table:table-cell>
          <table:table-cell table:style-name="ce13" table:formula="of:=IF([.A224]=&quot;forward&quot;; SUM(PRODUCT([.I223]; [.B224]); [.H223]); [.H223])" office:value-type="float" office:value="57316" calcext:value-type="float">
            <text:p>57316</text:p>
          </table:table-cell>
          <table:table-cell table:style-name="ce13" table:formula="of:=IF([.A224]=&quot;down&quot;; SUM([.B224]; [.I223]); IF([.A224]=&quot;up&quot;;SUM(-[.B224]; [.I223]); [.I223])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25]=&quot;forward&quot;; SUM([.B225]; [.D224]); [.D224])" office:value-type="float" office:value="447" calcext:value-type="float">
            <text:p>447</text:p>
          </table:table-cell>
          <table:table-cell table:style-name="ce13" table:formula="of:=IF([.A225]=&quot;down&quot;; SUM([.B225];[.E224]); IF([.A225]=&quot;up&quot;;SUM(-[.B225];[.E224]); [.E224]))" office:value-type="float" office:value="279" calcext:value-type="float">
            <text:p>279</text:p>
          </table:table-cell>
          <table:table-cell/>
          <table:table-cell table:style-name="ce13" table:formula="of:=IF([.A225]=&quot;forward&quot;; SUM([.B225]; [.G224]); [.G224])" office:value-type="float" office:value="447" calcext:value-type="float">
            <text:p>447</text:p>
          </table:table-cell>
          <table:table-cell table:style-name="ce13" table:formula="of:=IF([.A225]=&quot;forward&quot;; SUM(PRODUCT([.I224]; [.B225]); [.H224]); [.H224])" office:value-type="float" office:value="57316" calcext:value-type="float">
            <text:p>57316</text:p>
          </table:table-cell>
          <table:table-cell table:style-name="ce13" table:formula="of:=IF([.A225]=&quot;down&quot;; SUM([.B225]; [.I224]); IF([.A225]=&quot;up&quot;;SUM(-[.B225]; [.I224]); [.I224])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26]=&quot;forward&quot;; SUM([.B226]; [.D225]); [.D225])" office:value-type="float" office:value="447" calcext:value-type="float">
            <text:p>447</text:p>
          </table:table-cell>
          <table:table-cell table:style-name="ce13" table:formula="of:=IF([.A226]=&quot;down&quot;; SUM([.B226];[.E225]); IF([.A226]=&quot;up&quot;;SUM(-[.B226];[.E225]); [.E225]))" office:value-type="float" office:value="284" calcext:value-type="float">
            <text:p>284</text:p>
          </table:table-cell>
          <table:table-cell/>
          <table:table-cell table:style-name="ce13" table:formula="of:=IF([.A226]=&quot;forward&quot;; SUM([.B226]; [.G225]); [.G225])" office:value-type="float" office:value="447" calcext:value-type="float">
            <text:p>447</text:p>
          </table:table-cell>
          <table:table-cell table:style-name="ce13" table:formula="of:=IF([.A226]=&quot;forward&quot;; SUM(PRODUCT([.I225]; [.B226]); [.H225]); [.H225])" office:value-type="float" office:value="57316" calcext:value-type="float">
            <text:p>57316</text:p>
          </table:table-cell>
          <table:table-cell table:style-name="ce13" table:formula="of:=IF([.A226]=&quot;down&quot;; SUM([.B226]; [.I225]); IF([.A226]=&quot;up&quot;;SUM(-[.B226]; [.I225]); [.I225]))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27]=&quot;forward&quot;; SUM([.B227]; [.D226]); [.D226])" office:value-type="float" office:value="449" calcext:value-type="float">
            <text:p>449</text:p>
          </table:table-cell>
          <table:table-cell table:style-name="ce13" table:formula="of:=IF([.A227]=&quot;down&quot;; SUM([.B227];[.E226]); IF([.A227]=&quot;up&quot;;SUM(-[.B227];[.E226]); [.E226]))" office:value-type="float" office:value="284" calcext:value-type="float">
            <text:p>284</text:p>
          </table:table-cell>
          <table:table-cell/>
          <table:table-cell table:style-name="ce13" table:formula="of:=IF([.A227]=&quot;forward&quot;; SUM([.B227]; [.G226]); [.G226])" office:value-type="float" office:value="449" calcext:value-type="float">
            <text:p>449</text:p>
          </table:table-cell>
          <table:table-cell table:style-name="ce13" table:formula="of:=IF([.A227]=&quot;forward&quot;; SUM(PRODUCT([.I226]; [.B227]); [.H226]); [.H226])" office:value-type="float" office:value="57884" calcext:value-type="float">
            <text:p>57884</text:p>
          </table:table-cell>
          <table:table-cell table:style-name="ce13" table:formula="of:=IF([.A227]=&quot;down&quot;; SUM([.B227]; [.I226]); IF([.A227]=&quot;up&quot;;SUM(-[.B227]; [.I226]); [.I226]))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28]=&quot;forward&quot;; SUM([.B228]; [.D227]); [.D227])" office:value-type="float" office:value="449" calcext:value-type="float">
            <text:p>449</text:p>
          </table:table-cell>
          <table:table-cell table:style-name="ce13" table:formula="of:=IF([.A228]=&quot;down&quot;; SUM([.B228];[.E227]); IF([.A228]=&quot;up&quot;;SUM(-[.B228];[.E227]); [.E227]))" office:value-type="float" office:value="289" calcext:value-type="float">
            <text:p>289</text:p>
          </table:table-cell>
          <table:table-cell/>
          <table:table-cell table:style-name="ce13" table:formula="of:=IF([.A228]=&quot;forward&quot;; SUM([.B228]; [.G227]); [.G227])" office:value-type="float" office:value="449" calcext:value-type="float">
            <text:p>449</text:p>
          </table:table-cell>
          <table:table-cell table:style-name="ce13" table:formula="of:=IF([.A228]=&quot;forward&quot;; SUM(PRODUCT([.I227]; [.B228]); [.H227]); [.H227])" office:value-type="float" office:value="57884" calcext:value-type="float">
            <text:p>57884</text:p>
          </table:table-cell>
          <table:table-cell table:style-name="ce13" table:formula="of:=IF([.A228]=&quot;down&quot;; SUM([.B228]; [.I227]); IF([.A228]=&quot;up&quot;;SUM(-[.B228]; [.I227]); [.I227])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29]=&quot;forward&quot;; SUM([.B229]; [.D228]); [.D228])" office:value-type="float" office:value="449" calcext:value-type="float">
            <text:p>449</text:p>
          </table:table-cell>
          <table:table-cell table:style-name="ce13" table:formula="of:=IF([.A229]=&quot;down&quot;; SUM([.B229];[.E228]); IF([.A229]=&quot;up&quot;;SUM(-[.B229];[.E228]); [.E228]))" office:value-type="float" office:value="297" calcext:value-type="float">
            <text:p>297</text:p>
          </table:table-cell>
          <table:table-cell/>
          <table:table-cell table:style-name="ce13" table:formula="of:=IF([.A229]=&quot;forward&quot;; SUM([.B229]; [.G228]); [.G228])" office:value-type="float" office:value="449" calcext:value-type="float">
            <text:p>449</text:p>
          </table:table-cell>
          <table:table-cell table:style-name="ce13" table:formula="of:=IF([.A229]=&quot;forward&quot;; SUM(PRODUCT([.I228]; [.B229]); [.H228]); [.H228])" office:value-type="float" office:value="57884" calcext:value-type="float">
            <text:p>57884</text:p>
          </table:table-cell>
          <table:table-cell table:style-name="ce13" table:formula="of:=IF([.A229]=&quot;down&quot;; SUM([.B229]; [.I228]); IF([.A229]=&quot;up&quot;;SUM(-[.B229]; [.I228]); [.I228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30]=&quot;forward&quot;; SUM([.B230]; [.D229]); [.D229])" office:value-type="float" office:value="450" calcext:value-type="float">
            <text:p>450</text:p>
          </table:table-cell>
          <table:table-cell table:style-name="ce13" table:formula="of:=IF([.A230]=&quot;down&quot;; SUM([.B230];[.E229]); IF([.A230]=&quot;up&quot;;SUM(-[.B230];[.E229]); [.E229]))" office:value-type="float" office:value="297" calcext:value-type="float">
            <text:p>297</text:p>
          </table:table-cell>
          <table:table-cell/>
          <table:table-cell table:style-name="ce13" table:formula="of:=IF([.A230]=&quot;forward&quot;; SUM([.B230]; [.G229]); [.G229])" office:value-type="float" office:value="450" calcext:value-type="float">
            <text:p>450</text:p>
          </table:table-cell>
          <table:table-cell table:style-name="ce13" table:formula="of:=IF([.A230]=&quot;forward&quot;; SUM(PRODUCT([.I229]; [.B230]); [.H229]); [.H229])" office:value-type="float" office:value="58181" calcext:value-type="float">
            <text:p>58181</text:p>
          </table:table-cell>
          <table:table-cell table:style-name="ce13" table:formula="of:=IF([.A230]=&quot;down&quot;; SUM([.B230]; [.I229]); IF([.A230]=&quot;up&quot;;SUM(-[.B230]; [.I229]); [.I229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31]=&quot;forward&quot;; SUM([.B231]; [.D230]); [.D230])" office:value-type="float" office:value="456" calcext:value-type="float">
            <text:p>456</text:p>
          </table:table-cell>
          <table:table-cell table:style-name="ce13" table:formula="of:=IF([.A231]=&quot;down&quot;; SUM([.B231];[.E230]); IF([.A231]=&quot;up&quot;;SUM(-[.B231];[.E230]); [.E230]))" office:value-type="float" office:value="297" calcext:value-type="float">
            <text:p>297</text:p>
          </table:table-cell>
          <table:table-cell/>
          <table:table-cell table:style-name="ce13" table:formula="of:=IF([.A231]=&quot;forward&quot;; SUM([.B231]; [.G230]); [.G230])" office:value-type="float" office:value="456" calcext:value-type="float">
            <text:p>456</text:p>
          </table:table-cell>
          <table:table-cell table:style-name="ce13" table:formula="of:=IF([.A231]=&quot;forward&quot;; SUM(PRODUCT([.I230]; [.B231]); [.H230]); [.H230])" office:value-type="float" office:value="59963" calcext:value-type="float">
            <text:p>59963</text:p>
          </table:table-cell>
          <table:table-cell table:style-name="ce13" table:formula="of:=IF([.A231]=&quot;down&quot;; SUM([.B231]; [.I230]); IF([.A231]=&quot;up&quot;;SUM(-[.B231]; [.I230]); [.I230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32]=&quot;forward&quot;; SUM([.B232]; [.D231]); [.D231])" office:value-type="float" office:value="458" calcext:value-type="float">
            <text:p>458</text:p>
          </table:table-cell>
          <table:table-cell table:style-name="ce13" table:formula="of:=IF([.A232]=&quot;down&quot;; SUM([.B232];[.E231]); IF([.A232]=&quot;up&quot;;SUM(-[.B232];[.E231]); [.E231]))" office:value-type="float" office:value="297" calcext:value-type="float">
            <text:p>297</text:p>
          </table:table-cell>
          <table:table-cell/>
          <table:table-cell table:style-name="ce13" table:formula="of:=IF([.A232]=&quot;forward&quot;; SUM([.B232]; [.G231]); [.G231])" office:value-type="float" office:value="458" calcext:value-type="float">
            <text:p>458</text:p>
          </table:table-cell>
          <table:table-cell table:style-name="ce13" table:formula="of:=IF([.A232]=&quot;forward&quot;; SUM(PRODUCT([.I231]; [.B232]); [.H231]); [.H231])" office:value-type="float" office:value="60557" calcext:value-type="float">
            <text:p>60557</text:p>
          </table:table-cell>
          <table:table-cell table:style-name="ce13" table:formula="of:=IF([.A232]=&quot;down&quot;; SUM([.B232]; [.I231]); IF([.A232]=&quot;up&quot;;SUM(-[.B232]; [.I231]); [.I231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33]=&quot;forward&quot;; SUM([.B233]; [.D232]); [.D232])" office:value-type="float" office:value="464" calcext:value-type="float">
            <text:p>464</text:p>
          </table:table-cell>
          <table:table-cell table:style-name="ce13" table:formula="of:=IF([.A233]=&quot;down&quot;; SUM([.B233];[.E232]); IF([.A233]=&quot;up&quot;;SUM(-[.B233];[.E232]); [.E232]))" office:value-type="float" office:value="297" calcext:value-type="float">
            <text:p>297</text:p>
          </table:table-cell>
          <table:table-cell/>
          <table:table-cell table:style-name="ce13" table:formula="of:=IF([.A233]=&quot;forward&quot;; SUM([.B233]; [.G232]); [.G232])" office:value-type="float" office:value="464" calcext:value-type="float">
            <text:p>464</text:p>
          </table:table-cell>
          <table:table-cell table:style-name="ce13" table:formula="of:=IF([.A233]=&quot;forward&quot;; SUM(PRODUCT([.I232]; [.B233]); [.H232]); [.H232])" office:value-type="float" office:value="62339" calcext:value-type="float">
            <text:p>62339</text:p>
          </table:table-cell>
          <table:table-cell table:style-name="ce13" table:formula="of:=IF([.A233]=&quot;down&quot;; SUM([.B233]; [.I232]); IF([.A233]=&quot;up&quot;;SUM(-[.B233]; [.I232]); [.I232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34]=&quot;forward&quot;; SUM([.B234]; [.D233]); [.D233])" office:value-type="float" office:value="464" calcext:value-type="float">
            <text:p>464</text:p>
          </table:table-cell>
          <table:table-cell table:style-name="ce13" table:formula="of:=IF([.A234]=&quot;down&quot;; SUM([.B234];[.E233]); IF([.A234]=&quot;up&quot;;SUM(-[.B234];[.E233]); [.E233]))" office:value-type="float" office:value="304" calcext:value-type="float">
            <text:p>304</text:p>
          </table:table-cell>
          <table:table-cell/>
          <table:table-cell table:style-name="ce13" table:formula="of:=IF([.A234]=&quot;forward&quot;; SUM([.B234]; [.G233]); [.G233])" office:value-type="float" office:value="464" calcext:value-type="float">
            <text:p>464</text:p>
          </table:table-cell>
          <table:table-cell table:style-name="ce13" table:formula="of:=IF([.A234]=&quot;forward&quot;; SUM(PRODUCT([.I233]; [.B234]); [.H233]); [.H233])" office:value-type="float" office:value="62339" calcext:value-type="float">
            <text:p>62339</text:p>
          </table:table-cell>
          <table:table-cell table:style-name="ce13" table:formula="of:=IF([.A234]=&quot;down&quot;; SUM([.B234]; [.I233]); IF([.A234]=&quot;up&quot;;SUM(-[.B234]; [.I233]); [.I233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35]=&quot;forward&quot;; SUM([.B235]; [.D234]); [.D234])" office:value-type="float" office:value="464" calcext:value-type="float">
            <text:p>464</text:p>
          </table:table-cell>
          <table:table-cell table:style-name="ce13" table:formula="of:=IF([.A235]=&quot;down&quot;; SUM([.B235];[.E234]); IF([.A235]=&quot;up&quot;;SUM(-[.B235];[.E234]); [.E234]))" office:value-type="float" office:value="297" calcext:value-type="float">
            <text:p>297</text:p>
          </table:table-cell>
          <table:table-cell/>
          <table:table-cell table:style-name="ce13" table:formula="of:=IF([.A235]=&quot;forward&quot;; SUM([.B235]; [.G234]); [.G234])" office:value-type="float" office:value="464" calcext:value-type="float">
            <text:p>464</text:p>
          </table:table-cell>
          <table:table-cell table:style-name="ce13" table:formula="of:=IF([.A235]=&quot;forward&quot;; SUM(PRODUCT([.I234]; [.B235]); [.H234]); [.H234])" office:value-type="float" office:value="62339" calcext:value-type="float">
            <text:p>62339</text:p>
          </table:table-cell>
          <table:table-cell table:style-name="ce13" table:formula="of:=IF([.A235]=&quot;down&quot;; SUM([.B235]; [.I234]); IF([.A235]=&quot;up&quot;;SUM(-[.B235]; [.I234]); [.I234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36]=&quot;forward&quot;; SUM([.B236]; [.D235]); [.D235])" office:value-type="float" office:value="464" calcext:value-type="float">
            <text:p>464</text:p>
          </table:table-cell>
          <table:table-cell table:style-name="ce13" table:formula="of:=IF([.A236]=&quot;down&quot;; SUM([.B236];[.E235]); IF([.A236]=&quot;up&quot;;SUM(-[.B236];[.E235]); [.E235]))" office:value-type="float" office:value="304" calcext:value-type="float">
            <text:p>304</text:p>
          </table:table-cell>
          <table:table-cell/>
          <table:table-cell table:style-name="ce13" table:formula="of:=IF([.A236]=&quot;forward&quot;; SUM([.B236]; [.G235]); [.G235])" office:value-type="float" office:value="464" calcext:value-type="float">
            <text:p>464</text:p>
          </table:table-cell>
          <table:table-cell table:style-name="ce13" table:formula="of:=IF([.A236]=&quot;forward&quot;; SUM(PRODUCT([.I235]; [.B236]); [.H235]); [.H235])" office:value-type="float" office:value="62339" calcext:value-type="float">
            <text:p>62339</text:p>
          </table:table-cell>
          <table:table-cell table:style-name="ce13" table:formula="of:=IF([.A236]=&quot;down&quot;; SUM([.B236]; [.I235]); IF([.A236]=&quot;up&quot;;SUM(-[.B236]; [.I235]); [.I235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37]=&quot;forward&quot;; SUM([.B237]; [.D236]); [.D236])" office:value-type="float" office:value="471" calcext:value-type="float">
            <text:p>471</text:p>
          </table:table-cell>
          <table:table-cell table:style-name="ce13" table:formula="of:=IF([.A237]=&quot;down&quot;; SUM([.B237];[.E236]); IF([.A237]=&quot;up&quot;;SUM(-[.B237];[.E236]); [.E236]))" office:value-type="float" office:value="304" calcext:value-type="float">
            <text:p>304</text:p>
          </table:table-cell>
          <table:table-cell/>
          <table:table-cell table:style-name="ce13" table:formula="of:=IF([.A237]=&quot;forward&quot;; SUM([.B237]; [.G236]); [.G236])" office:value-type="float" office:value="471" calcext:value-type="float">
            <text:p>471</text:p>
          </table:table-cell>
          <table:table-cell table:style-name="ce13" table:formula="of:=IF([.A237]=&quot;forward&quot;; SUM(PRODUCT([.I236]; [.B237]); [.H236]); [.H236])" office:value-type="float" office:value="64467" calcext:value-type="float">
            <text:p>64467</text:p>
          </table:table-cell>
          <table:table-cell table:style-name="ce13" table:formula="of:=IF([.A237]=&quot;down&quot;; SUM([.B237]; [.I236]); IF([.A237]=&quot;up&quot;;SUM(-[.B237]; [.I236]); [.I236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38]=&quot;forward&quot;; SUM([.B238]; [.D237]); [.D237])" office:value-type="float" office:value="471" calcext:value-type="float">
            <text:p>471</text:p>
          </table:table-cell>
          <table:table-cell table:style-name="ce13" table:formula="of:=IF([.A238]=&quot;down&quot;; SUM([.B238];[.E237]); IF([.A238]=&quot;up&quot;;SUM(-[.B238];[.E237]); [.E237]))" office:value-type="float" office:value="296" calcext:value-type="float">
            <text:p>296</text:p>
          </table:table-cell>
          <table:table-cell/>
          <table:table-cell table:style-name="ce13" table:formula="of:=IF([.A238]=&quot;forward&quot;; SUM([.B238]; [.G237]); [.G237])" office:value-type="float" office:value="471" calcext:value-type="float">
            <text:p>471</text:p>
          </table:table-cell>
          <table:table-cell table:style-name="ce13" table:formula="of:=IF([.A238]=&quot;forward&quot;; SUM(PRODUCT([.I237]; [.B238]); [.H237]); [.H237])" office:value-type="float" office:value="64467" calcext:value-type="float">
            <text:p>64467</text:p>
          </table:table-cell>
          <table:table-cell table:style-name="ce13" table:formula="of:=IF([.A238]=&quot;down&quot;; SUM([.B238]; [.I237]); IF([.A238]=&quot;up&quot;;SUM(-[.B238]; [.I237]); [.I237]))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39]=&quot;forward&quot;; SUM([.B239]; [.D238]); [.D238])" office:value-type="float" office:value="480" calcext:value-type="float">
            <text:p>480</text:p>
          </table:table-cell>
          <table:table-cell table:style-name="ce13" table:formula="of:=IF([.A239]=&quot;down&quot;; SUM([.B239];[.E238]); IF([.A239]=&quot;up&quot;;SUM(-[.B239];[.E238]); [.E238]))" office:value-type="float" office:value="296" calcext:value-type="float">
            <text:p>296</text:p>
          </table:table-cell>
          <table:table-cell/>
          <table:table-cell table:style-name="ce13" table:formula="of:=IF([.A239]=&quot;forward&quot;; SUM([.B239]; [.G238]); [.G238])" office:value-type="float" office:value="480" calcext:value-type="float">
            <text:p>480</text:p>
          </table:table-cell>
          <table:table-cell table:style-name="ce13" table:formula="of:=IF([.A239]=&quot;forward&quot;; SUM(PRODUCT([.I238]; [.B239]); [.H238]); [.H238])" office:value-type="float" office:value="67131" calcext:value-type="float">
            <text:p>67131</text:p>
          </table:table-cell>
          <table:table-cell table:style-name="ce13" table:formula="of:=IF([.A239]=&quot;down&quot;; SUM([.B239]; [.I238]); IF([.A239]=&quot;up&quot;;SUM(-[.B239]; [.I238]); [.I238]))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40]=&quot;forward&quot;; SUM([.B240]; [.D239]); [.D239])" office:value-type="float" office:value="480" calcext:value-type="float">
            <text:p>480</text:p>
          </table:table-cell>
          <table:table-cell table:style-name="ce13" table:formula="of:=IF([.A240]=&quot;down&quot;; SUM([.B240];[.E239]); IF([.A240]=&quot;up&quot;;SUM(-[.B240];[.E239]); [.E239]))" office:value-type="float" office:value="301" calcext:value-type="float">
            <text:p>301</text:p>
          </table:table-cell>
          <table:table-cell/>
          <table:table-cell table:style-name="ce13" table:formula="of:=IF([.A240]=&quot;forward&quot;; SUM([.B240]; [.G239]); [.G239])" office:value-type="float" office:value="480" calcext:value-type="float">
            <text:p>480</text:p>
          </table:table-cell>
          <table:table-cell table:style-name="ce13" table:formula="of:=IF([.A240]=&quot;forward&quot;; SUM(PRODUCT([.I239]; [.B240]); [.H239]); [.H239])" office:value-type="float" office:value="67131" calcext:value-type="float">
            <text:p>67131</text:p>
          </table:table-cell>
          <table:table-cell table:style-name="ce13" table:formula="of:=IF([.A240]=&quot;down&quot;; SUM([.B240]; [.I239]); IF([.A240]=&quot;up&quot;;SUM(-[.B240]; [.I239]); [.I239]))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41]=&quot;forward&quot;; SUM([.B241]; [.D240]); [.D240])" office:value-type="float" office:value="480" calcext:value-type="float">
            <text:p>480</text:p>
          </table:table-cell>
          <table:table-cell table:style-name="ce13" table:formula="of:=IF([.A241]=&quot;down&quot;; SUM([.B241];[.E240]); IF([.A241]=&quot;up&quot;;SUM(-[.B241];[.E240]); [.E240]))" office:value-type="float" office:value="295" calcext:value-type="float">
            <text:p>295</text:p>
          </table:table-cell>
          <table:table-cell/>
          <table:table-cell table:style-name="ce13" table:formula="of:=IF([.A241]=&quot;forward&quot;; SUM([.B241]; [.G240]); [.G240])" office:value-type="float" office:value="480" calcext:value-type="float">
            <text:p>480</text:p>
          </table:table-cell>
          <table:table-cell table:style-name="ce13" table:formula="of:=IF([.A241]=&quot;forward&quot;; SUM(PRODUCT([.I240]; [.B241]); [.H240]); [.H240])" office:value-type="float" office:value="67131" calcext:value-type="float">
            <text:p>67131</text:p>
          </table:table-cell>
          <table:table-cell table:style-name="ce13" table:formula="of:=IF([.A241]=&quot;down&quot;; SUM([.B241]; [.I240]); IF([.A241]=&quot;up&quot;;SUM(-[.B241]; [.I240]); [.I240]))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42]=&quot;forward&quot;; SUM([.B242]; [.D241]); [.D241])" office:value-type="float" office:value="480" calcext:value-type="float">
            <text:p>480</text:p>
          </table:table-cell>
          <table:table-cell table:style-name="ce13" table:formula="of:=IF([.A242]=&quot;down&quot;; SUM([.B242];[.E241]); IF([.A242]=&quot;up&quot;;SUM(-[.B242];[.E241]); [.E241]))" office:value-type="float" office:value="289" calcext:value-type="float">
            <text:p>289</text:p>
          </table:table-cell>
          <table:table-cell/>
          <table:table-cell table:style-name="ce13" table:formula="of:=IF([.A242]=&quot;forward&quot;; SUM([.B242]; [.G241]); [.G241])" office:value-type="float" office:value="480" calcext:value-type="float">
            <text:p>480</text:p>
          </table:table-cell>
          <table:table-cell table:style-name="ce13" table:formula="of:=IF([.A242]=&quot;forward&quot;; SUM(PRODUCT([.I241]; [.B242]); [.H241]); [.H241])" office:value-type="float" office:value="67131" calcext:value-type="float">
            <text:p>67131</text:p>
          </table:table-cell>
          <table:table-cell table:style-name="ce13" table:formula="of:=IF([.A242]=&quot;down&quot;; SUM([.B242]; [.I241]); IF([.A242]=&quot;up&quot;;SUM(-[.B242]; [.I241]); [.I241])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43]=&quot;forward&quot;; SUM([.B243]; [.D242]); [.D242])" office:value-type="float" office:value="483" calcext:value-type="float">
            <text:p>483</text:p>
          </table:table-cell>
          <table:table-cell table:style-name="ce13" table:formula="of:=IF([.A243]=&quot;down&quot;; SUM([.B243];[.E242]); IF([.A243]=&quot;up&quot;;SUM(-[.B243];[.E242]); [.E242]))" office:value-type="float" office:value="289" calcext:value-type="float">
            <text:p>289</text:p>
          </table:table-cell>
          <table:table-cell/>
          <table:table-cell table:style-name="ce13" table:formula="of:=IF([.A243]=&quot;forward&quot;; SUM([.B243]; [.G242]); [.G242])" office:value-type="float" office:value="483" calcext:value-type="float">
            <text:p>483</text:p>
          </table:table-cell>
          <table:table-cell table:style-name="ce13" table:formula="of:=IF([.A243]=&quot;forward&quot;; SUM(PRODUCT([.I242]; [.B243]); [.H242]); [.H242])" office:value-type="float" office:value="67998" calcext:value-type="float">
            <text:p>67998</text:p>
          </table:table-cell>
          <table:table-cell table:style-name="ce13" table:formula="of:=IF([.A243]=&quot;down&quot;; SUM([.B243]; [.I242]); IF([.A243]=&quot;up&quot;;SUM(-[.B243]; [.I242]); [.I242]))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44]=&quot;forward&quot;; SUM([.B244]; [.D243]); [.D243])" office:value-type="float" office:value="483" calcext:value-type="float">
            <text:p>483</text:p>
          </table:table-cell>
          <table:table-cell table:style-name="ce13" table:formula="of:=IF([.A244]=&quot;down&quot;; SUM([.B244];[.E243]); IF([.A244]=&quot;up&quot;;SUM(-[.B244];[.E243]); [.E243]))" office:value-type="float" office:value="294" calcext:value-type="float">
            <text:p>294</text:p>
          </table:table-cell>
          <table:table-cell/>
          <table:table-cell table:style-name="ce13" table:formula="of:=IF([.A244]=&quot;forward&quot;; SUM([.B244]; [.G243]); [.G243])" office:value-type="float" office:value="483" calcext:value-type="float">
            <text:p>483</text:p>
          </table:table-cell>
          <table:table-cell table:style-name="ce13" table:formula="of:=IF([.A244]=&quot;forward&quot;; SUM(PRODUCT([.I243]; [.B244]); [.H243]); [.H243])" office:value-type="float" office:value="67998" calcext:value-type="float">
            <text:p>67998</text:p>
          </table:table-cell>
          <table:table-cell table:style-name="ce13" table:formula="of:=IF([.A244]=&quot;down&quot;; SUM([.B244]; [.I243]); IF([.A244]=&quot;up&quot;;SUM(-[.B244]; [.I243]); [.I243])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45]=&quot;forward&quot;; SUM([.B245]; [.D244]); [.D244])" office:value-type="float" office:value="484" calcext:value-type="float">
            <text:p>484</text:p>
          </table:table-cell>
          <table:table-cell table:style-name="ce13" table:formula="of:=IF([.A245]=&quot;down&quot;; SUM([.B245];[.E244]); IF([.A245]=&quot;up&quot;;SUM(-[.B245];[.E244]); [.E244]))" office:value-type="float" office:value="294" calcext:value-type="float">
            <text:p>294</text:p>
          </table:table-cell>
          <table:table-cell/>
          <table:table-cell table:style-name="ce13" table:formula="of:=IF([.A245]=&quot;forward&quot;; SUM([.B245]; [.G244]); [.G244])" office:value-type="float" office:value="484" calcext:value-type="float">
            <text:p>484</text:p>
          </table:table-cell>
          <table:table-cell table:style-name="ce13" table:formula="of:=IF([.A245]=&quot;forward&quot;; SUM(PRODUCT([.I244]; [.B245]); [.H244]); [.H244])" office:value-type="float" office:value="68292" calcext:value-type="float">
            <text:p>68292</text:p>
          </table:table-cell>
          <table:table-cell table:style-name="ce13" table:formula="of:=IF([.A245]=&quot;down&quot;; SUM([.B245]; [.I244]); IF([.A245]=&quot;up&quot;;SUM(-[.B245]; [.I244]); [.I244])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46]=&quot;forward&quot;; SUM([.B246]; [.D245]); [.D245])" office:value-type="float" office:value="484" calcext:value-type="float">
            <text:p>484</text:p>
          </table:table-cell>
          <table:table-cell table:style-name="ce13" table:formula="of:=IF([.A246]=&quot;down&quot;; SUM([.B246];[.E245]); IF([.A246]=&quot;up&quot;;SUM(-[.B246];[.E245]); [.E245]))" office:value-type="float" office:value="298" calcext:value-type="float">
            <text:p>298</text:p>
          </table:table-cell>
          <table:table-cell/>
          <table:table-cell table:style-name="ce13" table:formula="of:=IF([.A246]=&quot;forward&quot;; SUM([.B246]; [.G245]); [.G245])" office:value-type="float" office:value="484" calcext:value-type="float">
            <text:p>484</text:p>
          </table:table-cell>
          <table:table-cell table:style-name="ce13" table:formula="of:=IF([.A246]=&quot;forward&quot;; SUM(PRODUCT([.I245]; [.B246]); [.H245]); [.H245])" office:value-type="float" office:value="68292" calcext:value-type="float">
            <text:p>68292</text:p>
          </table:table-cell>
          <table:table-cell table:style-name="ce13" table:formula="of:=IF([.A246]=&quot;down&quot;; SUM([.B246]; [.I245]); IF([.A246]=&quot;up&quot;;SUM(-[.B246]; [.I245]); [.I245])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47]=&quot;forward&quot;; SUM([.B247]; [.D246]); [.D246])" office:value-type="float" office:value="484" calcext:value-type="float">
            <text:p>484</text:p>
          </table:table-cell>
          <table:table-cell table:style-name="ce13" table:formula="of:=IF([.A247]=&quot;down&quot;; SUM([.B247];[.E246]); IF([.A247]=&quot;up&quot;;SUM(-[.B247];[.E246]); [.E246]))" office:value-type="float" office:value="302" calcext:value-type="float">
            <text:p>302</text:p>
          </table:table-cell>
          <table:table-cell/>
          <table:table-cell table:style-name="ce13" table:formula="of:=IF([.A247]=&quot;forward&quot;; SUM([.B247]; [.G246]); [.G246])" office:value-type="float" office:value="484" calcext:value-type="float">
            <text:p>484</text:p>
          </table:table-cell>
          <table:table-cell table:style-name="ce13" table:formula="of:=IF([.A247]=&quot;forward&quot;; SUM(PRODUCT([.I246]; [.B247]); [.H246]); [.H246])" office:value-type="float" office:value="68292" calcext:value-type="float">
            <text:p>68292</text:p>
          </table:table-cell>
          <table:table-cell table:style-name="ce13" table:formula="of:=IF([.A247]=&quot;down&quot;; SUM([.B247]; [.I246]); IF([.A247]=&quot;up&quot;;SUM(-[.B247]; [.I246]); [.I246])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48]=&quot;forward&quot;; SUM([.B248]; [.D247]); [.D247])" office:value-type="float" office:value="484" calcext:value-type="float">
            <text:p>484</text:p>
          </table:table-cell>
          <table:table-cell table:style-name="ce13" table:formula="of:=IF([.A248]=&quot;down&quot;; SUM([.B248];[.E247]); IF([.A248]=&quot;up&quot;;SUM(-[.B248];[.E247]); [.E247]))" office:value-type="float" office:value="303" calcext:value-type="float">
            <text:p>303</text:p>
          </table:table-cell>
          <table:table-cell/>
          <table:table-cell table:style-name="ce13" table:formula="of:=IF([.A248]=&quot;forward&quot;; SUM([.B248]; [.G247]); [.G247])" office:value-type="float" office:value="484" calcext:value-type="float">
            <text:p>484</text:p>
          </table:table-cell>
          <table:table-cell table:style-name="ce13" table:formula="of:=IF([.A248]=&quot;forward&quot;; SUM(PRODUCT([.I247]; [.B248]); [.H247]); [.H247])" office:value-type="float" office:value="68292" calcext:value-type="float">
            <text:p>68292</text:p>
          </table:table-cell>
          <table:table-cell table:style-name="ce13" table:formula="of:=IF([.A248]=&quot;down&quot;; SUM([.B248]; [.I247]); IF([.A248]=&quot;up&quot;;SUM(-[.B248]; [.I247]); [.I247])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49]=&quot;forward&quot;; SUM([.B249]; [.D248]); [.D248])" office:value-type="float" office:value="484" calcext:value-type="float">
            <text:p>484</text:p>
          </table:table-cell>
          <table:table-cell table:style-name="ce13" table:formula="of:=IF([.A249]=&quot;down&quot;; SUM([.B249];[.E248]); IF([.A249]=&quot;up&quot;;SUM(-[.B249];[.E248]); [.E248]))" office:value-type="float" office:value="297" calcext:value-type="float">
            <text:p>297</text:p>
          </table:table-cell>
          <table:table-cell/>
          <table:table-cell table:style-name="ce13" table:formula="of:=IF([.A249]=&quot;forward&quot;; SUM([.B249]; [.G248]); [.G248])" office:value-type="float" office:value="484" calcext:value-type="float">
            <text:p>484</text:p>
          </table:table-cell>
          <table:table-cell table:style-name="ce13" table:formula="of:=IF([.A249]=&quot;forward&quot;; SUM(PRODUCT([.I248]; [.B249]); [.H248]); [.H248])" office:value-type="float" office:value="68292" calcext:value-type="float">
            <text:p>68292</text:p>
          </table:table-cell>
          <table:table-cell table:style-name="ce13" table:formula="of:=IF([.A249]=&quot;down&quot;; SUM([.B249]; [.I248]); IF([.A249]=&quot;up&quot;;SUM(-[.B249]; [.I248]); [.I248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50]=&quot;forward&quot;; SUM([.B250]; [.D249]); [.D249])" office:value-type="float" office:value="484" calcext:value-type="float">
            <text:p>484</text:p>
          </table:table-cell>
          <table:table-cell table:style-name="ce13" table:formula="of:=IF([.A250]=&quot;down&quot;; SUM([.B250];[.E249]); IF([.A250]=&quot;up&quot;;SUM(-[.B250];[.E249]); [.E249]))" office:value-type="float" office:value="305" calcext:value-type="float">
            <text:p>305</text:p>
          </table:table-cell>
          <table:table-cell/>
          <table:table-cell table:style-name="ce13" table:formula="of:=IF([.A250]=&quot;forward&quot;; SUM([.B250]; [.G249]); [.G249])" office:value-type="float" office:value="484" calcext:value-type="float">
            <text:p>484</text:p>
          </table:table-cell>
          <table:table-cell table:style-name="ce13" table:formula="of:=IF([.A250]=&quot;forward&quot;; SUM(PRODUCT([.I249]; [.B250]); [.H249]); [.H249])" office:value-type="float" office:value="68292" calcext:value-type="float">
            <text:p>68292</text:p>
          </table:table-cell>
          <table:table-cell table:style-name="ce13" table:formula="of:=IF([.A250]=&quot;down&quot;; SUM([.B250]; [.I249]); IF([.A250]=&quot;up&quot;;SUM(-[.B250]; [.I249]); [.I249])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51]=&quot;forward&quot;; SUM([.B251]; [.D250]); [.D250])" office:value-type="float" office:value="484" calcext:value-type="float">
            <text:p>484</text:p>
          </table:table-cell>
          <table:table-cell table:style-name="ce13" table:formula="of:=IF([.A251]=&quot;down&quot;; SUM([.B251];[.E250]); IF([.A251]=&quot;up&quot;;SUM(-[.B251];[.E250]); [.E250]))" office:value-type="float" office:value="314" calcext:value-type="float">
            <text:p>314</text:p>
          </table:table-cell>
          <table:table-cell/>
          <table:table-cell table:style-name="ce13" table:formula="of:=IF([.A251]=&quot;forward&quot;; SUM([.B251]; [.G250]); [.G250])" office:value-type="float" office:value="484" calcext:value-type="float">
            <text:p>484</text:p>
          </table:table-cell>
          <table:table-cell table:style-name="ce13" table:formula="of:=IF([.A251]=&quot;forward&quot;; SUM(PRODUCT([.I250]; [.B251]); [.H250]); [.H250])" office:value-type="float" office:value="68292" calcext:value-type="float">
            <text:p>68292</text:p>
          </table:table-cell>
          <table:table-cell table:style-name="ce13" table:formula="of:=IF([.A251]=&quot;down&quot;; SUM([.B251]; [.I250]); IF([.A251]=&quot;up&quot;;SUM(-[.B251]; [.I250]); [.I250]))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52]=&quot;forward&quot;; SUM([.B252]; [.D251]); [.D251])" office:value-type="float" office:value="484" calcext:value-type="float">
            <text:p>484</text:p>
          </table:table-cell>
          <table:table-cell table:style-name="ce13" table:formula="of:=IF([.A252]=&quot;down&quot;; SUM([.B252];[.E251]); IF([.A252]=&quot;up&quot;;SUM(-[.B252];[.E251]); [.E251]))" office:value-type="float" office:value="316" calcext:value-type="float">
            <text:p>316</text:p>
          </table:table-cell>
          <table:table-cell/>
          <table:table-cell table:style-name="ce13" table:formula="of:=IF([.A252]=&quot;forward&quot;; SUM([.B252]; [.G251]); [.G251])" office:value-type="float" office:value="484" calcext:value-type="float">
            <text:p>484</text:p>
          </table:table-cell>
          <table:table-cell table:style-name="ce13" table:formula="of:=IF([.A252]=&quot;forward&quot;; SUM(PRODUCT([.I251]; [.B252]); [.H251]); [.H251])" office:value-type="float" office:value="68292" calcext:value-type="float">
            <text:p>68292</text:p>
          </table:table-cell>
          <table:table-cell table:style-name="ce13" table:formula="of:=IF([.A252]=&quot;down&quot;; SUM([.B252]; [.I251]); IF([.A252]=&quot;up&quot;;SUM(-[.B252]; [.I251]); [.I251]))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53]=&quot;forward&quot;; SUM([.B253]; [.D252]); [.D252])" office:value-type="float" office:value="484" calcext:value-type="float">
            <text:p>484</text:p>
          </table:table-cell>
          <table:table-cell table:style-name="ce13" table:formula="of:=IF([.A253]=&quot;down&quot;; SUM([.B253];[.E252]); IF([.A253]=&quot;up&quot;;SUM(-[.B253];[.E252]); [.E252]))" office:value-type="float" office:value="314" calcext:value-type="float">
            <text:p>314</text:p>
          </table:table-cell>
          <table:table-cell/>
          <table:table-cell table:style-name="ce13" table:formula="of:=IF([.A253]=&quot;forward&quot;; SUM([.B253]; [.G252]); [.G252])" office:value-type="float" office:value="484" calcext:value-type="float">
            <text:p>484</text:p>
          </table:table-cell>
          <table:table-cell table:style-name="ce13" table:formula="of:=IF([.A253]=&quot;forward&quot;; SUM(PRODUCT([.I252]; [.B253]); [.H252]); [.H252])" office:value-type="float" office:value="68292" calcext:value-type="float">
            <text:p>68292</text:p>
          </table:table-cell>
          <table:table-cell table:style-name="ce13" table:formula="of:=IF([.A253]=&quot;down&quot;; SUM([.B253]; [.I252]); IF([.A253]=&quot;up&quot;;SUM(-[.B253]; [.I252]); [.I252]))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54]=&quot;forward&quot;; SUM([.B254]; [.D253]); [.D253])" office:value-type="float" office:value="484" calcext:value-type="float">
            <text:p>484</text:p>
          </table:table-cell>
          <table:table-cell table:style-name="ce13" table:formula="of:=IF([.A254]=&quot;down&quot;; SUM([.B254];[.E253]); IF([.A254]=&quot;up&quot;;SUM(-[.B254];[.E253]); [.E253]))" office:value-type="float" office:value="307" calcext:value-type="float">
            <text:p>307</text:p>
          </table:table-cell>
          <table:table-cell/>
          <table:table-cell table:style-name="ce13" table:formula="of:=IF([.A254]=&quot;forward&quot;; SUM([.B254]; [.G253]); [.G253])" office:value-type="float" office:value="484" calcext:value-type="float">
            <text:p>484</text:p>
          </table:table-cell>
          <table:table-cell table:style-name="ce13" table:formula="of:=IF([.A254]=&quot;forward&quot;; SUM(PRODUCT([.I253]; [.B254]); [.H253]); [.H253])" office:value-type="float" office:value="68292" calcext:value-type="float">
            <text:p>68292</text:p>
          </table:table-cell>
          <table:table-cell table:style-name="ce13" table:formula="of:=IF([.A254]=&quot;down&quot;; SUM([.B254]; [.I253]); IF([.A254]=&quot;up&quot;;SUM(-[.B254]; [.I253]); [.I253]))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55]=&quot;forward&quot;; SUM([.B255]; [.D254]); [.D254])" office:value-type="float" office:value="489" calcext:value-type="float">
            <text:p>489</text:p>
          </table:table-cell>
          <table:table-cell table:style-name="ce13" table:formula="of:=IF([.A255]=&quot;down&quot;; SUM([.B255];[.E254]); IF([.A255]=&quot;up&quot;;SUM(-[.B255];[.E254]); [.E254]))" office:value-type="float" office:value="307" calcext:value-type="float">
            <text:p>307</text:p>
          </table:table-cell>
          <table:table-cell/>
          <table:table-cell table:style-name="ce13" table:formula="of:=IF([.A255]=&quot;forward&quot;; SUM([.B255]; [.G254]); [.G254])" office:value-type="float" office:value="489" calcext:value-type="float">
            <text:p>489</text:p>
          </table:table-cell>
          <table:table-cell table:style-name="ce13" table:formula="of:=IF([.A255]=&quot;forward&quot;; SUM(PRODUCT([.I254]; [.B255]); [.H254]); [.H254])" office:value-type="float" office:value="69827" calcext:value-type="float">
            <text:p>69827</text:p>
          </table:table-cell>
          <table:table-cell table:style-name="ce13" table:formula="of:=IF([.A255]=&quot;down&quot;; SUM([.B255]; [.I254]); IF([.A255]=&quot;up&quot;;SUM(-[.B255]; [.I254]); [.I254]))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56]=&quot;forward&quot;; SUM([.B256]; [.D255]); [.D255])" office:value-type="float" office:value="489" calcext:value-type="float">
            <text:p>489</text:p>
          </table:table-cell>
          <table:table-cell table:style-name="ce13" table:formula="of:=IF([.A256]=&quot;down&quot;; SUM([.B256];[.E255]); IF([.A256]=&quot;up&quot;;SUM(-[.B256];[.E255]); [.E255]))" office:value-type="float" office:value="312" calcext:value-type="float">
            <text:p>312</text:p>
          </table:table-cell>
          <table:table-cell/>
          <table:table-cell table:style-name="ce13" table:formula="of:=IF([.A256]=&quot;forward&quot;; SUM([.B256]; [.G255]); [.G255])" office:value-type="float" office:value="489" calcext:value-type="float">
            <text:p>489</text:p>
          </table:table-cell>
          <table:table-cell table:style-name="ce13" table:formula="of:=IF([.A256]=&quot;forward&quot;; SUM(PRODUCT([.I255]; [.B256]); [.H255]); [.H255])" office:value-type="float" office:value="69827" calcext:value-type="float">
            <text:p>69827</text:p>
          </table:table-cell>
          <table:table-cell table:style-name="ce13" table:formula="of:=IF([.A256]=&quot;down&quot;; SUM([.B256]; [.I255]); IF([.A256]=&quot;up&quot;;SUM(-[.B256]; [.I255]); [.I255]))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57]=&quot;forward&quot;; SUM([.B257]; [.D256]); [.D256])" office:value-type="float" office:value="489" calcext:value-type="float">
            <text:p>489</text:p>
          </table:table-cell>
          <table:table-cell table:style-name="ce13" table:formula="of:=IF([.A257]=&quot;down&quot;; SUM([.B257];[.E256]); IF([.A257]=&quot;up&quot;;SUM(-[.B257];[.E256]); [.E256]))" office:value-type="float" office:value="310" calcext:value-type="float">
            <text:p>310</text:p>
          </table:table-cell>
          <table:table-cell/>
          <table:table-cell table:style-name="ce13" table:formula="of:=IF([.A257]=&quot;forward&quot;; SUM([.B257]; [.G256]); [.G256])" office:value-type="float" office:value="489" calcext:value-type="float">
            <text:p>489</text:p>
          </table:table-cell>
          <table:table-cell table:style-name="ce13" table:formula="of:=IF([.A257]=&quot;forward&quot;; SUM(PRODUCT([.I256]; [.B257]); [.H256]); [.H256])" office:value-type="float" office:value="69827" calcext:value-type="float">
            <text:p>69827</text:p>
          </table:table-cell>
          <table:table-cell table:style-name="ce13" table:formula="of:=IF([.A257]=&quot;down&quot;; SUM([.B257]; [.I256]); IF([.A257]=&quot;up&quot;;SUM(-[.B257]; [.I256]); [.I256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58]=&quot;forward&quot;; SUM([.B258]; [.D257]); [.D257])" office:value-type="float" office:value="491" calcext:value-type="float">
            <text:p>491</text:p>
          </table:table-cell>
          <table:table-cell table:style-name="ce13" table:formula="of:=IF([.A258]=&quot;down&quot;; SUM([.B258];[.E257]); IF([.A258]=&quot;up&quot;;SUM(-[.B258];[.E257]); [.E257]))" office:value-type="float" office:value="310" calcext:value-type="float">
            <text:p>310</text:p>
          </table:table-cell>
          <table:table-cell/>
          <table:table-cell table:style-name="ce13" table:formula="of:=IF([.A258]=&quot;forward&quot;; SUM([.B258]; [.G257]); [.G257])" office:value-type="float" office:value="491" calcext:value-type="float">
            <text:p>491</text:p>
          </table:table-cell>
          <table:table-cell table:style-name="ce13" table:formula="of:=IF([.A258]=&quot;forward&quot;; SUM(PRODUCT([.I257]; [.B258]); [.H257]); [.H257])" office:value-type="float" office:value="70447" calcext:value-type="float">
            <text:p>70447</text:p>
          </table:table-cell>
          <table:table-cell table:style-name="ce13" table:formula="of:=IF([.A258]=&quot;down&quot;; SUM([.B258]; [.I257]); IF([.A258]=&quot;up&quot;;SUM(-[.B258]; [.I257]); [.I257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59]=&quot;forward&quot;; SUM([.B259]; [.D258]); [.D258])" office:value-type="float" office:value="491" calcext:value-type="float">
            <text:p>491</text:p>
          </table:table-cell>
          <table:table-cell table:style-name="ce13" table:formula="of:=IF([.A259]=&quot;down&quot;; SUM([.B259];[.E258]); IF([.A259]=&quot;up&quot;;SUM(-[.B259];[.E258]); [.E258]))" office:value-type="float" office:value="309" calcext:value-type="float">
            <text:p>309</text:p>
          </table:table-cell>
          <table:table-cell/>
          <table:table-cell table:style-name="ce13" table:formula="of:=IF([.A259]=&quot;forward&quot;; SUM([.B259]; [.G258]); [.G258])" office:value-type="float" office:value="491" calcext:value-type="float">
            <text:p>491</text:p>
          </table:table-cell>
          <table:table-cell table:style-name="ce13" table:formula="of:=IF([.A259]=&quot;forward&quot;; SUM(PRODUCT([.I258]; [.B259]); [.H258]); [.H258])" office:value-type="float" office:value="70447" calcext:value-type="float">
            <text:p>70447</text:p>
          </table:table-cell>
          <table:table-cell table:style-name="ce13" table:formula="of:=IF([.A259]=&quot;down&quot;; SUM([.B259]; [.I258]); IF([.A259]=&quot;up&quot;;SUM(-[.B259]; [.I258]); [.I258]))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60]=&quot;forward&quot;; SUM([.B260]; [.D259]); [.D259])" office:value-type="float" office:value="493" calcext:value-type="float">
            <text:p>493</text:p>
          </table:table-cell>
          <table:table-cell table:style-name="ce13" table:formula="of:=IF([.A260]=&quot;down&quot;; SUM([.B260];[.E259]); IF([.A260]=&quot;up&quot;;SUM(-[.B260];[.E259]); [.E259]))" office:value-type="float" office:value="309" calcext:value-type="float">
            <text:p>309</text:p>
          </table:table-cell>
          <table:table-cell/>
          <table:table-cell table:style-name="ce13" table:formula="of:=IF([.A260]=&quot;forward&quot;; SUM([.B260]; [.G259]); [.G259])" office:value-type="float" office:value="493" calcext:value-type="float">
            <text:p>493</text:p>
          </table:table-cell>
          <table:table-cell table:style-name="ce13" table:formula="of:=IF([.A260]=&quot;forward&quot;; SUM(PRODUCT([.I259]; [.B260]); [.H259]); [.H259])" office:value-type="float" office:value="71065" calcext:value-type="float">
            <text:p>71065</text:p>
          </table:table-cell>
          <table:table-cell table:style-name="ce13" table:formula="of:=IF([.A260]=&quot;down&quot;; SUM([.B260]; [.I259]); IF([.A260]=&quot;up&quot;;SUM(-[.B260]; [.I259]); [.I259]))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61]=&quot;forward&quot;; SUM([.B261]; [.D260]); [.D260])" office:value-type="float" office:value="493" calcext:value-type="float">
            <text:p>493</text:p>
          </table:table-cell>
          <table:table-cell table:style-name="ce13" table:formula="of:=IF([.A261]=&quot;down&quot;; SUM([.B261];[.E260]); IF([.A261]=&quot;up&quot;;SUM(-[.B261];[.E260]); [.E260]))" office:value-type="float" office:value="305" calcext:value-type="float">
            <text:p>305</text:p>
          </table:table-cell>
          <table:table-cell/>
          <table:table-cell table:style-name="ce13" table:formula="of:=IF([.A261]=&quot;forward&quot;; SUM([.B261]; [.G260]); [.G260])" office:value-type="float" office:value="493" calcext:value-type="float">
            <text:p>493</text:p>
          </table:table-cell>
          <table:table-cell table:style-name="ce13" table:formula="of:=IF([.A261]=&quot;forward&quot;; SUM(PRODUCT([.I260]; [.B261]); [.H260]); [.H260])" office:value-type="float" office:value="71065" calcext:value-type="float">
            <text:p>71065</text:p>
          </table:table-cell>
          <table:table-cell table:style-name="ce13" table:formula="of:=IF([.A261]=&quot;down&quot;; SUM([.B261]; [.I260]); IF([.A261]=&quot;up&quot;;SUM(-[.B261]; [.I260]); [.I260])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62]=&quot;forward&quot;; SUM([.B262]; [.D261]); [.D261])" office:value-type="float" office:value="493" calcext:value-type="float">
            <text:p>493</text:p>
          </table:table-cell>
          <table:table-cell table:style-name="ce13" table:formula="of:=IF([.A262]=&quot;down&quot;; SUM([.B262];[.E261]); IF([.A262]=&quot;up&quot;;SUM(-[.B262];[.E261]); [.E261]))" office:value-type="float" office:value="298" calcext:value-type="float">
            <text:p>298</text:p>
          </table:table-cell>
          <table:table-cell/>
          <table:table-cell table:style-name="ce13" table:formula="of:=IF([.A262]=&quot;forward&quot;; SUM([.B262]; [.G261]); [.G261])" office:value-type="float" office:value="493" calcext:value-type="float">
            <text:p>493</text:p>
          </table:table-cell>
          <table:table-cell table:style-name="ce13" table:formula="of:=IF([.A262]=&quot;forward&quot;; SUM(PRODUCT([.I261]; [.B262]); [.H261]); [.H261])" office:value-type="float" office:value="71065" calcext:value-type="float">
            <text:p>71065</text:p>
          </table:table-cell>
          <table:table-cell table:style-name="ce13" table:formula="of:=IF([.A262]=&quot;down&quot;; SUM([.B262]; [.I261]); IF([.A262]=&quot;up&quot;;SUM(-[.B262]; [.I261]); [.I261])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63]=&quot;forward&quot;; SUM([.B263]; [.D262]); [.D262])" office:value-type="float" office:value="495" calcext:value-type="float">
            <text:p>495</text:p>
          </table:table-cell>
          <table:table-cell table:style-name="ce13" table:formula="of:=IF([.A263]=&quot;down&quot;; SUM([.B263];[.E262]); IF([.A263]=&quot;up&quot;;SUM(-[.B263];[.E262]); [.E262]))" office:value-type="float" office:value="298" calcext:value-type="float">
            <text:p>298</text:p>
          </table:table-cell>
          <table:table-cell/>
          <table:table-cell table:style-name="ce13" table:formula="of:=IF([.A263]=&quot;forward&quot;; SUM([.B263]; [.G262]); [.G262])" office:value-type="float" office:value="495" calcext:value-type="float">
            <text:p>495</text:p>
          </table:table-cell>
          <table:table-cell table:style-name="ce13" table:formula="of:=IF([.A263]=&quot;forward&quot;; SUM(PRODUCT([.I262]; [.B263]); [.H262]); [.H262])" office:value-type="float" office:value="71661" calcext:value-type="float">
            <text:p>71661</text:p>
          </table:table-cell>
          <table:table-cell table:style-name="ce13" table:formula="of:=IF([.A263]=&quot;down&quot;; SUM([.B263]; [.I262]); IF([.A263]=&quot;up&quot;;SUM(-[.B263]; [.I262]); [.I262])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64]=&quot;forward&quot;; SUM([.B264]; [.D263]); [.D263])" office:value-type="float" office:value="495" calcext:value-type="float">
            <text:p>495</text:p>
          </table:table-cell>
          <table:table-cell table:style-name="ce13" table:formula="of:=IF([.A264]=&quot;down&quot;; SUM([.B264];[.E263]); IF([.A264]=&quot;up&quot;;SUM(-[.B264];[.E263]); [.E263]))" office:value-type="float" office:value="302" calcext:value-type="float">
            <text:p>302</text:p>
          </table:table-cell>
          <table:table-cell/>
          <table:table-cell table:style-name="ce13" table:formula="of:=IF([.A264]=&quot;forward&quot;; SUM([.B264]; [.G263]); [.G263])" office:value-type="float" office:value="495" calcext:value-type="float">
            <text:p>495</text:p>
          </table:table-cell>
          <table:table-cell table:style-name="ce13" table:formula="of:=IF([.A264]=&quot;forward&quot;; SUM(PRODUCT([.I263]; [.B264]); [.H263]); [.H263])" office:value-type="float" office:value="71661" calcext:value-type="float">
            <text:p>71661</text:p>
          </table:table-cell>
          <table:table-cell table:style-name="ce13" table:formula="of:=IF([.A264]=&quot;down&quot;; SUM([.B264]; [.I263]); IF([.A264]=&quot;up&quot;;SUM(-[.B264]; [.I263]); [.I263])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65]=&quot;forward&quot;; SUM([.B265]; [.D264]); [.D264])" office:value-type="float" office:value="495" calcext:value-type="float">
            <text:p>495</text:p>
          </table:table-cell>
          <table:table-cell table:style-name="ce13" table:formula="of:=IF([.A265]=&quot;down&quot;; SUM([.B265];[.E264]); IF([.A265]=&quot;up&quot;;SUM(-[.B265];[.E264]); [.E264]))" office:value-type="float" office:value="303" calcext:value-type="float">
            <text:p>303</text:p>
          </table:table-cell>
          <table:table-cell/>
          <table:table-cell table:style-name="ce13" table:formula="of:=IF([.A265]=&quot;forward&quot;; SUM([.B265]; [.G264]); [.G264])" office:value-type="float" office:value="495" calcext:value-type="float">
            <text:p>495</text:p>
          </table:table-cell>
          <table:table-cell table:style-name="ce13" table:formula="of:=IF([.A265]=&quot;forward&quot;; SUM(PRODUCT([.I264]; [.B265]); [.H264]); [.H264])" office:value-type="float" office:value="71661" calcext:value-type="float">
            <text:p>71661</text:p>
          </table:table-cell>
          <table:table-cell table:style-name="ce13" table:formula="of:=IF([.A265]=&quot;down&quot;; SUM([.B265]; [.I264]); IF([.A265]=&quot;up&quot;;SUM(-[.B265]; [.I264]); [.I264])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66]=&quot;forward&quot;; SUM([.B266]; [.D265]); [.D265])" office:value-type="float" office:value="499" calcext:value-type="float">
            <text:p>499</text:p>
          </table:table-cell>
          <table:table-cell table:style-name="ce13" table:formula="of:=IF([.A266]=&quot;down&quot;; SUM([.B266];[.E265]); IF([.A266]=&quot;up&quot;;SUM(-[.B266];[.E265]); [.E265]))" office:value-type="float" office:value="303" calcext:value-type="float">
            <text:p>303</text:p>
          </table:table-cell>
          <table:table-cell/>
          <table:table-cell table:style-name="ce13" table:formula="of:=IF([.A266]=&quot;forward&quot;; SUM([.B266]; [.G265]); [.G265])" office:value-type="float" office:value="499" calcext:value-type="float">
            <text:p>499</text:p>
          </table:table-cell>
          <table:table-cell table:style-name="ce13" table:formula="of:=IF([.A266]=&quot;forward&quot;; SUM(PRODUCT([.I265]; [.B266]); [.H265]); [.H265])" office:value-type="float" office:value="72873" calcext:value-type="float">
            <text:p>72873</text:p>
          </table:table-cell>
          <table:table-cell table:style-name="ce13" table:formula="of:=IF([.A266]=&quot;down&quot;; SUM([.B266]; [.I265]); IF([.A266]=&quot;up&quot;;SUM(-[.B266]; [.I265]); [.I265])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67]=&quot;forward&quot;; SUM([.B267]; [.D266]); [.D266])" office:value-type="float" office:value="499" calcext:value-type="float">
            <text:p>499</text:p>
          </table:table-cell>
          <table:table-cell table:style-name="ce13" table:formula="of:=IF([.A267]=&quot;down&quot;; SUM([.B267];[.E266]); IF([.A267]=&quot;up&quot;;SUM(-[.B267];[.E266]); [.E266]))" office:value-type="float" office:value="297" calcext:value-type="float">
            <text:p>297</text:p>
          </table:table-cell>
          <table:table-cell/>
          <table:table-cell table:style-name="ce13" table:formula="of:=IF([.A267]=&quot;forward&quot;; SUM([.B267]; [.G266]); [.G266])" office:value-type="float" office:value="499" calcext:value-type="float">
            <text:p>499</text:p>
          </table:table-cell>
          <table:table-cell table:style-name="ce13" table:formula="of:=IF([.A267]=&quot;forward&quot;; SUM(PRODUCT([.I266]; [.B267]); [.H266]); [.H266])" office:value-type="float" office:value="72873" calcext:value-type="float">
            <text:p>72873</text:p>
          </table:table-cell>
          <table:table-cell table:style-name="ce13" table:formula="of:=IF([.A267]=&quot;down&quot;; SUM([.B267]; [.I266]); IF([.A267]=&quot;up&quot;;SUM(-[.B267]; [.I266]); [.I266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68]=&quot;forward&quot;; SUM([.B268]; [.D267]); [.D267])" office:value-type="float" office:value="500" calcext:value-type="float">
            <text:p>500</text:p>
          </table:table-cell>
          <table:table-cell table:style-name="ce13" table:formula="of:=IF([.A268]=&quot;down&quot;; SUM([.B268];[.E267]); IF([.A268]=&quot;up&quot;;SUM(-[.B268];[.E267]); [.E267]))" office:value-type="float" office:value="297" calcext:value-type="float">
            <text:p>297</text:p>
          </table:table-cell>
          <table:table-cell/>
          <table:table-cell table:style-name="ce13" table:formula="of:=IF([.A268]=&quot;forward&quot;; SUM([.B268]; [.G267]); [.G267])" office:value-type="float" office:value="500" calcext:value-type="float">
            <text:p>500</text:p>
          </table:table-cell>
          <table:table-cell table:style-name="ce13" table:formula="of:=IF([.A268]=&quot;forward&quot;; SUM(PRODUCT([.I267]; [.B268]); [.H267]); [.H267])" office:value-type="float" office:value="73170" calcext:value-type="float">
            <text:p>73170</text:p>
          </table:table-cell>
          <table:table-cell table:style-name="ce13" table:formula="of:=IF([.A268]=&quot;down&quot;; SUM([.B268]; [.I267]); IF([.A268]=&quot;up&quot;;SUM(-[.B268]; [.I267]); [.I267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69]=&quot;forward&quot;; SUM([.B269]; [.D268]); [.D268])" office:value-type="float" office:value="500" calcext:value-type="float">
            <text:p>500</text:p>
          </table:table-cell>
          <table:table-cell table:style-name="ce13" table:formula="of:=IF([.A269]=&quot;down&quot;; SUM([.B269];[.E268]); IF([.A269]=&quot;up&quot;;SUM(-[.B269];[.E268]); [.E268]))" office:value-type="float" office:value="290" calcext:value-type="float">
            <text:p>290</text:p>
          </table:table-cell>
          <table:table-cell/>
          <table:table-cell table:style-name="ce13" table:formula="of:=IF([.A269]=&quot;forward&quot;; SUM([.B269]; [.G268]); [.G268])" office:value-type="float" office:value="500" calcext:value-type="float">
            <text:p>500</text:p>
          </table:table-cell>
          <table:table-cell table:style-name="ce13" table:formula="of:=IF([.A269]=&quot;forward&quot;; SUM(PRODUCT([.I268]; [.B269]); [.H268]); [.H268])" office:value-type="float" office:value="73170" calcext:value-type="float">
            <text:p>73170</text:p>
          </table:table-cell>
          <table:table-cell table:style-name="ce13" table:formula="of:=IF([.A269]=&quot;down&quot;; SUM([.B269]; [.I268]); IF([.A269]=&quot;up&quot;;SUM(-[.B269]; [.I268]); [.I268]))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70]=&quot;forward&quot;; SUM([.B270]; [.D269]); [.D269])" office:value-type="float" office:value="500" calcext:value-type="float">
            <text:p>500</text:p>
          </table:table-cell>
          <table:table-cell table:style-name="ce13" table:formula="of:=IF([.A270]=&quot;down&quot;; SUM([.B270];[.E269]); IF([.A270]=&quot;up&quot;;SUM(-[.B270];[.E269]); [.E269]))" office:value-type="float" office:value="298" calcext:value-type="float">
            <text:p>298</text:p>
          </table:table-cell>
          <table:table-cell/>
          <table:table-cell table:style-name="ce13" table:formula="of:=IF([.A270]=&quot;forward&quot;; SUM([.B270]; [.G269]); [.G269])" office:value-type="float" office:value="500" calcext:value-type="float">
            <text:p>500</text:p>
          </table:table-cell>
          <table:table-cell table:style-name="ce13" table:formula="of:=IF([.A270]=&quot;forward&quot;; SUM(PRODUCT([.I269]; [.B270]); [.H269]); [.H269])" office:value-type="float" office:value="73170" calcext:value-type="float">
            <text:p>73170</text:p>
          </table:table-cell>
          <table:table-cell table:style-name="ce13" table:formula="of:=IF([.A270]=&quot;down&quot;; SUM([.B270]; [.I269]); IF([.A270]=&quot;up&quot;;SUM(-[.B270]; [.I269]); [.I269])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71]=&quot;forward&quot;; SUM([.B271]; [.D270]); [.D270])" office:value-type="float" office:value="500" calcext:value-type="float">
            <text:p>500</text:p>
          </table:table-cell>
          <table:table-cell table:style-name="ce13" table:formula="of:=IF([.A271]=&quot;down&quot;; SUM([.B271];[.E270]); IF([.A271]=&quot;up&quot;;SUM(-[.B271];[.E270]); [.E270]))" office:value-type="float" office:value="303" calcext:value-type="float">
            <text:p>303</text:p>
          </table:table-cell>
          <table:table-cell/>
          <table:table-cell table:style-name="ce13" table:formula="of:=IF([.A271]=&quot;forward&quot;; SUM([.B271]; [.G270]); [.G270])" office:value-type="float" office:value="500" calcext:value-type="float">
            <text:p>500</text:p>
          </table:table-cell>
          <table:table-cell table:style-name="ce13" table:formula="of:=IF([.A271]=&quot;forward&quot;; SUM(PRODUCT([.I270]; [.B271]); [.H270]); [.H270])" office:value-type="float" office:value="73170" calcext:value-type="float">
            <text:p>73170</text:p>
          </table:table-cell>
          <table:table-cell table:style-name="ce13" table:formula="of:=IF([.A271]=&quot;down&quot;; SUM([.B271]; [.I270]); IF([.A271]=&quot;up&quot;;SUM(-[.B271]; [.I270]); [.I270])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72]=&quot;forward&quot;; SUM([.B272]; [.D271]); [.D271])" office:value-type="float" office:value="500" calcext:value-type="float">
            <text:p>500</text:p>
          </table:table-cell>
          <table:table-cell table:style-name="ce13" table:formula="of:=IF([.A272]=&quot;down&quot;; SUM([.B272];[.E271]); IF([.A272]=&quot;up&quot;;SUM(-[.B272];[.E271]); [.E271]))" office:value-type="float" office:value="304" calcext:value-type="float">
            <text:p>304</text:p>
          </table:table-cell>
          <table:table-cell/>
          <table:table-cell table:style-name="ce13" table:formula="of:=IF([.A272]=&quot;forward&quot;; SUM([.B272]; [.G271]); [.G271])" office:value-type="float" office:value="500" calcext:value-type="float">
            <text:p>500</text:p>
          </table:table-cell>
          <table:table-cell table:style-name="ce13" table:formula="of:=IF([.A272]=&quot;forward&quot;; SUM(PRODUCT([.I271]; [.B272]); [.H271]); [.H271])" office:value-type="float" office:value="73170" calcext:value-type="float">
            <text:p>73170</text:p>
          </table:table-cell>
          <table:table-cell table:style-name="ce13" table:formula="of:=IF([.A272]=&quot;down&quot;; SUM([.B272]; [.I271]); IF([.A272]=&quot;up&quot;;SUM(-[.B272]; [.I271]); [.I271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73]=&quot;forward&quot;; SUM([.B273]; [.D272]); [.D272])" office:value-type="float" office:value="500" calcext:value-type="float">
            <text:p>500</text:p>
          </table:table-cell>
          <table:table-cell table:style-name="ce13" table:formula="of:=IF([.A273]=&quot;down&quot;; SUM([.B273];[.E272]); IF([.A273]=&quot;up&quot;;SUM(-[.B273];[.E272]); [.E272]))" office:value-type="float" office:value="297" calcext:value-type="float">
            <text:p>297</text:p>
          </table:table-cell>
          <table:table-cell/>
          <table:table-cell table:style-name="ce13" table:formula="of:=IF([.A273]=&quot;forward&quot;; SUM([.B273]; [.G272]); [.G272])" office:value-type="float" office:value="500" calcext:value-type="float">
            <text:p>500</text:p>
          </table:table-cell>
          <table:table-cell table:style-name="ce13" table:formula="of:=IF([.A273]=&quot;forward&quot;; SUM(PRODUCT([.I272]; [.B273]); [.H272]); [.H272])" office:value-type="float" office:value="73170" calcext:value-type="float">
            <text:p>73170</text:p>
          </table:table-cell>
          <table:table-cell table:style-name="ce13" table:formula="of:=IF([.A273]=&quot;down&quot;; SUM([.B273]; [.I272]); IF([.A273]=&quot;up&quot;;SUM(-[.B273]; [.I272]); [.I272])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74]=&quot;forward&quot;; SUM([.B274]; [.D273]); [.D273])" office:value-type="float" office:value="500" calcext:value-type="float">
            <text:p>500</text:p>
          </table:table-cell>
          <table:table-cell table:style-name="ce13" table:formula="of:=IF([.A274]=&quot;down&quot;; SUM([.B274];[.E273]); IF([.A274]=&quot;up&quot;;SUM(-[.B274];[.E273]); [.E273]))" office:value-type="float" office:value="302" calcext:value-type="float">
            <text:p>302</text:p>
          </table:table-cell>
          <table:table-cell/>
          <table:table-cell table:style-name="ce13" table:formula="of:=IF([.A274]=&quot;forward&quot;; SUM([.B274]; [.G273]); [.G273])" office:value-type="float" office:value="500" calcext:value-type="float">
            <text:p>500</text:p>
          </table:table-cell>
          <table:table-cell table:style-name="ce13" table:formula="of:=IF([.A274]=&quot;forward&quot;; SUM(PRODUCT([.I273]; [.B274]); [.H273]); [.H273])" office:value-type="float" office:value="73170" calcext:value-type="float">
            <text:p>73170</text:p>
          </table:table-cell>
          <table:table-cell table:style-name="ce13" table:formula="of:=IF([.A274]=&quot;down&quot;; SUM([.B274]; [.I273]); IF([.A274]=&quot;up&quot;;SUM(-[.B274]; [.I273]); [.I273])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275]=&quot;forward&quot;; SUM([.B275]; [.D274]); [.D274])" office:value-type="float" office:value="504" calcext:value-type="float">
            <text:p>504</text:p>
          </table:table-cell>
          <table:table-cell table:style-name="ce13" table:formula="of:=IF([.A275]=&quot;down&quot;; SUM([.B275];[.E274]); IF([.A275]=&quot;up&quot;;SUM(-[.B275];[.E274]); [.E274]))" office:value-type="float" office:value="302" calcext:value-type="float">
            <text:p>302</text:p>
          </table:table-cell>
          <table:table-cell/>
          <table:table-cell table:style-name="ce13" table:formula="of:=IF([.A275]=&quot;forward&quot;; SUM([.B275]; [.G274]); [.G274])" office:value-type="float" office:value="504" calcext:value-type="float">
            <text:p>504</text:p>
          </table:table-cell>
          <table:table-cell table:style-name="ce13" table:formula="of:=IF([.A275]=&quot;forward&quot;; SUM(PRODUCT([.I274]; [.B275]); [.H274]); [.H274])" office:value-type="float" office:value="74378" calcext:value-type="float">
            <text:p>74378</text:p>
          </table:table-cell>
          <table:table-cell table:style-name="ce13" table:formula="of:=IF([.A275]=&quot;down&quot;; SUM([.B275]; [.I274]); IF([.A275]=&quot;up&quot;;SUM(-[.B275]; [.I274]); [.I274])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76]=&quot;forward&quot;; SUM([.B276]; [.D275]); [.D275])" office:value-type="float" office:value="506" calcext:value-type="float">
            <text:p>506</text:p>
          </table:table-cell>
          <table:table-cell table:style-name="ce13" table:formula="of:=IF([.A276]=&quot;down&quot;; SUM([.B276];[.E275]); IF([.A276]=&quot;up&quot;;SUM(-[.B276];[.E275]); [.E275]))" office:value-type="float" office:value="302" calcext:value-type="float">
            <text:p>302</text:p>
          </table:table-cell>
          <table:table-cell/>
          <table:table-cell table:style-name="ce13" table:formula="of:=IF([.A276]=&quot;forward&quot;; SUM([.B276]; [.G275]); [.G275])" office:value-type="float" office:value="506" calcext:value-type="float">
            <text:p>506</text:p>
          </table:table-cell>
          <table:table-cell table:style-name="ce13" table:formula="of:=IF([.A276]=&quot;forward&quot;; SUM(PRODUCT([.I275]; [.B276]); [.H275]); [.H275])" office:value-type="float" office:value="74982" calcext:value-type="float">
            <text:p>74982</text:p>
          </table:table-cell>
          <table:table-cell table:style-name="ce13" table:formula="of:=IF([.A276]=&quot;down&quot;; SUM([.B276]; [.I275]); IF([.A276]=&quot;up&quot;;SUM(-[.B276]; [.I275]); [.I275]))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77]=&quot;forward&quot;; SUM([.B277]; [.D276]); [.D276])" office:value-type="float" office:value="506" calcext:value-type="float">
            <text:p>506</text:p>
          </table:table-cell>
          <table:table-cell table:style-name="ce13" table:formula="of:=IF([.A277]=&quot;down&quot;; SUM([.B277];[.E276]); IF([.A277]=&quot;up&quot;;SUM(-[.B277];[.E276]); [.E276]))" office:value-type="float" office:value="304" calcext:value-type="float">
            <text:p>304</text:p>
          </table:table-cell>
          <table:table-cell/>
          <table:table-cell table:style-name="ce13" table:formula="of:=IF([.A277]=&quot;forward&quot;; SUM([.B277]; [.G276]); [.G276])" office:value-type="float" office:value="506" calcext:value-type="float">
            <text:p>506</text:p>
          </table:table-cell>
          <table:table-cell table:style-name="ce13" table:formula="of:=IF([.A277]=&quot;forward&quot;; SUM(PRODUCT([.I276]; [.B277]); [.H276]); [.H276])" office:value-type="float" office:value="74982" calcext:value-type="float">
            <text:p>74982</text:p>
          </table:table-cell>
          <table:table-cell table:style-name="ce13" table:formula="of:=IF([.A277]=&quot;down&quot;; SUM([.B277]; [.I276]); IF([.A277]=&quot;up&quot;;SUM(-[.B277]; [.I276]); [.I276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78]=&quot;forward&quot;; SUM([.B278]; [.D277]); [.D277])" office:value-type="float" office:value="506" calcext:value-type="float">
            <text:p>506</text:p>
          </table:table-cell>
          <table:table-cell table:style-name="ce13" table:formula="of:=IF([.A278]=&quot;down&quot;; SUM([.B278];[.E277]); IF([.A278]=&quot;up&quot;;SUM(-[.B278];[.E277]); [.E277]))" office:value-type="float" office:value="310" calcext:value-type="float">
            <text:p>310</text:p>
          </table:table-cell>
          <table:table-cell/>
          <table:table-cell table:style-name="ce13" table:formula="of:=IF([.A278]=&quot;forward&quot;; SUM([.B278]; [.G277]); [.G277])" office:value-type="float" office:value="506" calcext:value-type="float">
            <text:p>506</text:p>
          </table:table-cell>
          <table:table-cell table:style-name="ce13" table:formula="of:=IF([.A278]=&quot;forward&quot;; SUM(PRODUCT([.I277]; [.B278]); [.H277]); [.H277])" office:value-type="float" office:value="74982" calcext:value-type="float">
            <text:p>74982</text:p>
          </table:table-cell>
          <table:table-cell table:style-name="ce13" table:formula="of:=IF([.A278]=&quot;down&quot;; SUM([.B278]; [.I277]); IF([.A278]=&quot;up&quot;;SUM(-[.B278]; [.I277]); [.I277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79]=&quot;forward&quot;; SUM([.B279]; [.D278]); [.D278])" office:value-type="float" office:value="507" calcext:value-type="float">
            <text:p>507</text:p>
          </table:table-cell>
          <table:table-cell table:style-name="ce13" table:formula="of:=IF([.A279]=&quot;down&quot;; SUM([.B279];[.E278]); IF([.A279]=&quot;up&quot;;SUM(-[.B279];[.E278]); [.E278]))" office:value-type="float" office:value="310" calcext:value-type="float">
            <text:p>310</text:p>
          </table:table-cell>
          <table:table-cell/>
          <table:table-cell table:style-name="ce13" table:formula="of:=IF([.A279]=&quot;forward&quot;; SUM([.B279]; [.G278]); [.G278])" office:value-type="float" office:value="507" calcext:value-type="float">
            <text:p>507</text:p>
          </table:table-cell>
          <table:table-cell table:style-name="ce13" table:formula="of:=IF([.A279]=&quot;forward&quot;; SUM(PRODUCT([.I278]; [.B279]); [.H278]); [.H278])" office:value-type="float" office:value="75292" calcext:value-type="float">
            <text:p>75292</text:p>
          </table:table-cell>
          <table:table-cell table:style-name="ce13" table:formula="of:=IF([.A279]=&quot;down&quot;; SUM([.B279]; [.I278]); IF([.A279]=&quot;up&quot;;SUM(-[.B279]; [.I278]); [.I278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80]=&quot;forward&quot;; SUM([.B280]; [.D279]); [.D279])" office:value-type="float" office:value="509" calcext:value-type="float">
            <text:p>509</text:p>
          </table:table-cell>
          <table:table-cell table:style-name="ce13" table:formula="of:=IF([.A280]=&quot;down&quot;; SUM([.B280];[.E279]); IF([.A280]=&quot;up&quot;;SUM(-[.B280];[.E279]); [.E279]))" office:value-type="float" office:value="310" calcext:value-type="float">
            <text:p>310</text:p>
          </table:table-cell>
          <table:table-cell/>
          <table:table-cell table:style-name="ce13" table:formula="of:=IF([.A280]=&quot;forward&quot;; SUM([.B280]; [.G279]); [.G279])" office:value-type="float" office:value="509" calcext:value-type="float">
            <text:p>509</text:p>
          </table:table-cell>
          <table:table-cell table:style-name="ce13" table:formula="of:=IF([.A280]=&quot;forward&quot;; SUM(PRODUCT([.I279]; [.B280]); [.H279]); [.H279])" office:value-type="float" office:value="75912" calcext:value-type="float">
            <text:p>75912</text:p>
          </table:table-cell>
          <table:table-cell table:style-name="ce13" table:formula="of:=IF([.A280]=&quot;down&quot;; SUM([.B280]; [.I279]); IF([.A280]=&quot;up&quot;;SUM(-[.B280]; [.I279]); [.I279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81]=&quot;forward&quot;; SUM([.B281]; [.D280]); [.D280])" office:value-type="float" office:value="509" calcext:value-type="float">
            <text:p>509</text:p>
          </table:table-cell>
          <table:table-cell table:style-name="ce13" table:formula="of:=IF([.A281]=&quot;down&quot;; SUM([.B281];[.E280]); IF([.A281]=&quot;up&quot;;SUM(-[.B281];[.E280]); [.E280]))" office:value-type="float" office:value="304" calcext:value-type="float">
            <text:p>304</text:p>
          </table:table-cell>
          <table:table-cell/>
          <table:table-cell table:style-name="ce13" table:formula="of:=IF([.A281]=&quot;forward&quot;; SUM([.B281]; [.G280]); [.G280])" office:value-type="float" office:value="509" calcext:value-type="float">
            <text:p>509</text:p>
          </table:table-cell>
          <table:table-cell table:style-name="ce13" table:formula="of:=IF([.A281]=&quot;forward&quot;; SUM(PRODUCT([.I280]; [.B281]); [.H280]); [.H280])" office:value-type="float" office:value="75912" calcext:value-type="float">
            <text:p>75912</text:p>
          </table:table-cell>
          <table:table-cell table:style-name="ce13" table:formula="of:=IF([.A281]=&quot;down&quot;; SUM([.B281]; [.I280]); IF([.A281]=&quot;up&quot;;SUM(-[.B281]; [.I280]); [.I280]))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82]=&quot;forward&quot;; SUM([.B282]; [.D281]); [.D281])" office:value-type="float" office:value="509" calcext:value-type="float">
            <text:p>509</text:p>
          </table:table-cell>
          <table:table-cell table:style-name="ce13" table:formula="of:=IF([.A282]=&quot;down&quot;; SUM([.B282];[.E281]); IF([.A282]=&quot;up&quot;;SUM(-[.B282];[.E281]); [.E281]))" office:value-type="float" office:value="305" calcext:value-type="float">
            <text:p>305</text:p>
          </table:table-cell>
          <table:table-cell/>
          <table:table-cell table:style-name="ce13" table:formula="of:=IF([.A282]=&quot;forward&quot;; SUM([.B282]; [.G281]); [.G281])" office:value-type="float" office:value="509" calcext:value-type="float">
            <text:p>509</text:p>
          </table:table-cell>
          <table:table-cell table:style-name="ce13" table:formula="of:=IF([.A282]=&quot;forward&quot;; SUM(PRODUCT([.I281]; [.B282]); [.H281]); [.H281])" office:value-type="float" office:value="75912" calcext:value-type="float">
            <text:p>75912</text:p>
          </table:table-cell>
          <table:table-cell table:style-name="ce13" table:formula="of:=IF([.A282]=&quot;down&quot;; SUM([.B282]; [.I281]); IF([.A282]=&quot;up&quot;;SUM(-[.B282]; [.I281]); [.I281])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83]=&quot;forward&quot;; SUM([.B283]; [.D282]); [.D282])" office:value-type="float" office:value="511" calcext:value-type="float">
            <text:p>511</text:p>
          </table:table-cell>
          <table:table-cell table:style-name="ce13" table:formula="of:=IF([.A283]=&quot;down&quot;; SUM([.B283];[.E282]); IF([.A283]=&quot;up&quot;;SUM(-[.B283];[.E282]); [.E282]))" office:value-type="float" office:value="305" calcext:value-type="float">
            <text:p>305</text:p>
          </table:table-cell>
          <table:table-cell/>
          <table:table-cell table:style-name="ce13" table:formula="of:=IF([.A283]=&quot;forward&quot;; SUM([.B283]; [.G282]); [.G282])" office:value-type="float" office:value="511" calcext:value-type="float">
            <text:p>511</text:p>
          </table:table-cell>
          <table:table-cell table:style-name="ce13" table:formula="of:=IF([.A283]=&quot;forward&quot;; SUM(PRODUCT([.I282]; [.B283]); [.H282]); [.H282])" office:value-type="float" office:value="76522" calcext:value-type="float">
            <text:p>76522</text:p>
          </table:table-cell>
          <table:table-cell table:style-name="ce13" table:formula="of:=IF([.A283]=&quot;down&quot;; SUM([.B283]; [.I282]); IF([.A283]=&quot;up&quot;;SUM(-[.B283]; [.I282]); [.I282])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84]=&quot;forward&quot;; SUM([.B284]; [.D283]); [.D283])" office:value-type="float" office:value="511" calcext:value-type="float">
            <text:p>511</text:p>
          </table:table-cell>
          <table:table-cell table:style-name="ce13" table:formula="of:=IF([.A284]=&quot;down&quot;; SUM([.B284];[.E283]); IF([.A284]=&quot;up&quot;;SUM(-[.B284];[.E283]); [.E283]))" office:value-type="float" office:value="310" calcext:value-type="float">
            <text:p>310</text:p>
          </table:table-cell>
          <table:table-cell/>
          <table:table-cell table:style-name="ce13" table:formula="of:=IF([.A284]=&quot;forward&quot;; SUM([.B284]; [.G283]); [.G283])" office:value-type="float" office:value="511" calcext:value-type="float">
            <text:p>511</text:p>
          </table:table-cell>
          <table:table-cell table:style-name="ce13" table:formula="of:=IF([.A284]=&quot;forward&quot;; SUM(PRODUCT([.I283]; [.B284]); [.H283]); [.H283])" office:value-type="float" office:value="76522" calcext:value-type="float">
            <text:p>76522</text:p>
          </table:table-cell>
          <table:table-cell table:style-name="ce13" table:formula="of:=IF([.A284]=&quot;down&quot;; SUM([.B284]; [.I283]); IF([.A284]=&quot;up&quot;;SUM(-[.B284]; [.I283]); [.I283]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285]=&quot;forward&quot;; SUM([.B285]; [.D284]); [.D284])" office:value-type="float" office:value="511" calcext:value-type="float">
            <text:p>511</text:p>
          </table:table-cell>
          <table:table-cell table:style-name="ce13" table:formula="of:=IF([.A285]=&quot;down&quot;; SUM([.B285];[.E284]); IF([.A285]=&quot;up&quot;;SUM(-[.B285];[.E284]); [.E284]))" office:value-type="float" office:value="319" calcext:value-type="float">
            <text:p>319</text:p>
          </table:table-cell>
          <table:table-cell/>
          <table:table-cell table:style-name="ce13" table:formula="of:=IF([.A285]=&quot;forward&quot;; SUM([.B285]; [.G284]); [.G284])" office:value-type="float" office:value="511" calcext:value-type="float">
            <text:p>511</text:p>
          </table:table-cell>
          <table:table-cell table:style-name="ce13" table:formula="of:=IF([.A285]=&quot;forward&quot;; SUM(PRODUCT([.I284]; [.B285]); [.H284]); [.H284])" office:value-type="float" office:value="76522" calcext:value-type="float">
            <text:p>76522</text:p>
          </table:table-cell>
          <table:table-cell table:style-name="ce13" table:formula="of:=IF([.A285]=&quot;down&quot;; SUM([.B285]; [.I284]); IF([.A285]=&quot;up&quot;;SUM(-[.B285]; [.I284]); [.I284])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86]=&quot;forward&quot;; SUM([.B286]; [.D285]); [.D285])" office:value-type="float" office:value="511" calcext:value-type="float">
            <text:p>511</text:p>
          </table:table-cell>
          <table:table-cell table:style-name="ce13" table:formula="of:=IF([.A286]=&quot;down&quot;; SUM([.B286];[.E285]); IF([.A286]=&quot;up&quot;;SUM(-[.B286];[.E285]); [.E285]))" office:value-type="float" office:value="325" calcext:value-type="float">
            <text:p>325</text:p>
          </table:table-cell>
          <table:table-cell/>
          <table:table-cell table:style-name="ce13" table:formula="of:=IF([.A286]=&quot;forward&quot;; SUM([.B286]; [.G285]); [.G285])" office:value-type="float" office:value="511" calcext:value-type="float">
            <text:p>511</text:p>
          </table:table-cell>
          <table:table-cell table:style-name="ce13" table:formula="of:=IF([.A286]=&quot;forward&quot;; SUM(PRODUCT([.I285]; [.B286]); [.H285]); [.H285])" office:value-type="float" office:value="76522" calcext:value-type="float">
            <text:p>76522</text:p>
          </table:table-cell>
          <table:table-cell table:style-name="ce13" table:formula="of:=IF([.A286]=&quot;down&quot;; SUM([.B286]; [.I285]); IF([.A286]=&quot;up&quot;;SUM(-[.B286]; [.I285]); [.I285]))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87]=&quot;forward&quot;; SUM([.B287]; [.D286]); [.D286])" office:value-type="float" office:value="511" calcext:value-type="float">
            <text:p>511</text:p>
          </table:table-cell>
          <table:table-cell table:style-name="ce13" table:formula="of:=IF([.A287]=&quot;down&quot;; SUM([.B287];[.E286]); IF([.A287]=&quot;up&quot;;SUM(-[.B287];[.E286]); [.E286]))" office:value-type="float" office:value="317" calcext:value-type="float">
            <text:p>317</text:p>
          </table:table-cell>
          <table:table-cell/>
          <table:table-cell table:style-name="ce13" table:formula="of:=IF([.A287]=&quot;forward&quot;; SUM([.B287]; [.G286]); [.G286])" office:value-type="float" office:value="511" calcext:value-type="float">
            <text:p>511</text:p>
          </table:table-cell>
          <table:table-cell table:style-name="ce13" table:formula="of:=IF([.A287]=&quot;forward&quot;; SUM(PRODUCT([.I286]; [.B287]); [.H286]); [.H286])" office:value-type="float" office:value="76522" calcext:value-type="float">
            <text:p>76522</text:p>
          </table:table-cell>
          <table:table-cell table:style-name="ce13" table:formula="of:=IF([.A287]=&quot;down&quot;; SUM([.B287]; [.I286]); IF([.A287]=&quot;up&quot;;SUM(-[.B287]; [.I286]); [.I286]))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88]=&quot;forward&quot;; SUM([.B288]; [.D287]); [.D287])" office:value-type="float" office:value="514" calcext:value-type="float">
            <text:p>514</text:p>
          </table:table-cell>
          <table:table-cell table:style-name="ce13" table:formula="of:=IF([.A288]=&quot;down&quot;; SUM([.B288];[.E287]); IF([.A288]=&quot;up&quot;;SUM(-[.B288];[.E287]); [.E287]))" office:value-type="float" office:value="317" calcext:value-type="float">
            <text:p>317</text:p>
          </table:table-cell>
          <table:table-cell/>
          <table:table-cell table:style-name="ce13" table:formula="of:=IF([.A288]=&quot;forward&quot;; SUM([.B288]; [.G287]); [.G287])" office:value-type="float" office:value="514" calcext:value-type="float">
            <text:p>514</text:p>
          </table:table-cell>
          <table:table-cell table:style-name="ce13" table:formula="of:=IF([.A288]=&quot;forward&quot;; SUM(PRODUCT([.I287]; [.B288]); [.H287]); [.H287])" office:value-type="float" office:value="77473" calcext:value-type="float">
            <text:p>77473</text:p>
          </table:table-cell>
          <table:table-cell table:style-name="ce13" table:formula="of:=IF([.A288]=&quot;down&quot;; SUM([.B288]; [.I287]); IF([.A288]=&quot;up&quot;;SUM(-[.B288]; [.I287]); [.I287]))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89]=&quot;forward&quot;; SUM([.B289]; [.D288]); [.D288])" office:value-type="float" office:value="514" calcext:value-type="float">
            <text:p>514</text:p>
          </table:table-cell>
          <table:table-cell table:style-name="ce13" table:formula="of:=IF([.A289]=&quot;down&quot;; SUM([.B289];[.E288]); IF([.A289]=&quot;up&quot;;SUM(-[.B289];[.E288]); [.E288]))" office:value-type="float" office:value="323" calcext:value-type="float">
            <text:p>323</text:p>
          </table:table-cell>
          <table:table-cell/>
          <table:table-cell table:style-name="ce13" table:formula="of:=IF([.A289]=&quot;forward&quot;; SUM([.B289]; [.G288]); [.G288])" office:value-type="float" office:value="514" calcext:value-type="float">
            <text:p>514</text:p>
          </table:table-cell>
          <table:table-cell table:style-name="ce13" table:formula="of:=IF([.A289]=&quot;forward&quot;; SUM(PRODUCT([.I288]; [.B289]); [.H288]); [.H288])" office:value-type="float" office:value="77473" calcext:value-type="float">
            <text:p>77473</text:p>
          </table:table-cell>
          <table:table-cell table:style-name="ce13" table:formula="of:=IF([.A289]=&quot;down&quot;; SUM([.B289]; [.I288]); IF([.A289]=&quot;up&quot;;SUM(-[.B289]; [.I288]); [.I288])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290]=&quot;forward&quot;; SUM([.B290]; [.D289]); [.D289])" office:value-type="float" office:value="514" calcext:value-type="float">
            <text:p>514</text:p>
          </table:table-cell>
          <table:table-cell table:style-name="ce13" table:formula="of:=IF([.A290]=&quot;down&quot;; SUM([.B290];[.E289]); IF([.A290]=&quot;up&quot;;SUM(-[.B290];[.E289]); [.E289]))" office:value-type="float" office:value="320" calcext:value-type="float">
            <text:p>320</text:p>
          </table:table-cell>
          <table:table-cell/>
          <table:table-cell table:style-name="ce13" table:formula="of:=IF([.A290]=&quot;forward&quot;; SUM([.B290]; [.G289]); [.G289])" office:value-type="float" office:value="514" calcext:value-type="float">
            <text:p>514</text:p>
          </table:table-cell>
          <table:table-cell table:style-name="ce13" table:formula="of:=IF([.A290]=&quot;forward&quot;; SUM(PRODUCT([.I289]; [.B290]); [.H289]); [.H289])" office:value-type="float" office:value="77473" calcext:value-type="float">
            <text:p>77473</text:p>
          </table:table-cell>
          <table:table-cell table:style-name="ce13" table:formula="of:=IF([.A290]=&quot;down&quot;; SUM([.B290]; [.I289]); IF([.A290]=&quot;up&quot;;SUM(-[.B290]; [.I289]); [.I289])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91]=&quot;forward&quot;; SUM([.B291]; [.D290]); [.D290])" office:value-type="float" office:value="514" calcext:value-type="float">
            <text:p>514</text:p>
          </table:table-cell>
          <table:table-cell table:style-name="ce13" table:formula="of:=IF([.A291]=&quot;down&quot;; SUM([.B291];[.E290]); IF([.A291]=&quot;up&quot;;SUM(-[.B291];[.E290]); [.E290]))" office:value-type="float" office:value="328" calcext:value-type="float">
            <text:p>328</text:p>
          </table:table-cell>
          <table:table-cell/>
          <table:table-cell table:style-name="ce13" table:formula="of:=IF([.A291]=&quot;forward&quot;; SUM([.B291]; [.G290]); [.G290])" office:value-type="float" office:value="514" calcext:value-type="float">
            <text:p>514</text:p>
          </table:table-cell>
          <table:table-cell table:style-name="ce13" table:formula="of:=IF([.A291]=&quot;forward&quot;; SUM(PRODUCT([.I290]; [.B291]); [.H290]); [.H290])" office:value-type="float" office:value="77473" calcext:value-type="float">
            <text:p>77473</text:p>
          </table:table-cell>
          <table:table-cell table:style-name="ce13" table:formula="of:=IF([.A291]=&quot;down&quot;; SUM([.B291]; [.I290]); IF([.A291]=&quot;up&quot;;SUM(-[.B291]; [.I290]); [.I290])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92]=&quot;forward&quot;; SUM([.B292]; [.D291]); [.D291])" office:value-type="float" office:value="514" calcext:value-type="float">
            <text:p>514</text:p>
          </table:table-cell>
          <table:table-cell table:style-name="ce13" table:formula="of:=IF([.A292]=&quot;down&quot;; SUM([.B292];[.E291]); IF([.A292]=&quot;up&quot;;SUM(-[.B292];[.E291]); [.E291]))" office:value-type="float" office:value="336" calcext:value-type="float">
            <text:p>336</text:p>
          </table:table-cell>
          <table:table-cell/>
          <table:table-cell table:style-name="ce13" table:formula="of:=IF([.A292]=&quot;forward&quot;; SUM([.B292]; [.G291]); [.G291])" office:value-type="float" office:value="514" calcext:value-type="float">
            <text:p>514</text:p>
          </table:table-cell>
          <table:table-cell table:style-name="ce13" table:formula="of:=IF([.A292]=&quot;forward&quot;; SUM(PRODUCT([.I291]; [.B292]); [.H291]); [.H291])" office:value-type="float" office:value="77473" calcext:value-type="float">
            <text:p>77473</text:p>
          </table:table-cell>
          <table:table-cell table:style-name="ce13" table:formula="of:=IF([.A292]=&quot;down&quot;; SUM([.B292]; [.I291]); IF([.A292]=&quot;up&quot;;SUM(-[.B292]; [.I291]); [.I291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93]=&quot;forward&quot;; SUM([.B293]; [.D292]); [.D292])" office:value-type="float" office:value="516" calcext:value-type="float">
            <text:p>516</text:p>
          </table:table-cell>
          <table:table-cell table:style-name="ce13" table:formula="of:=IF([.A293]=&quot;down&quot;; SUM([.B293];[.E292]); IF([.A293]=&quot;up&quot;;SUM(-[.B293];[.E292]); [.E292]))" office:value-type="float" office:value="336" calcext:value-type="float">
            <text:p>336</text:p>
          </table:table-cell>
          <table:table-cell/>
          <table:table-cell table:style-name="ce13" table:formula="of:=IF([.A293]=&quot;forward&quot;; SUM([.B293]; [.G292]); [.G292])" office:value-type="float" office:value="516" calcext:value-type="float">
            <text:p>516</text:p>
          </table:table-cell>
          <table:table-cell table:style-name="ce13" table:formula="of:=IF([.A293]=&quot;forward&quot;; SUM(PRODUCT([.I292]; [.B293]); [.H292]); [.H292])" office:value-type="float" office:value="78145" calcext:value-type="float">
            <text:p>78145</text:p>
          </table:table-cell>
          <table:table-cell table:style-name="ce13" table:formula="of:=IF([.A293]=&quot;down&quot;; SUM([.B293]; [.I292]); IF([.A293]=&quot;up&quot;;SUM(-[.B293]; [.I292]); [.I292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294]=&quot;forward&quot;; SUM([.B294]; [.D293]); [.D293])" office:value-type="float" office:value="517" calcext:value-type="float">
            <text:p>517</text:p>
          </table:table-cell>
          <table:table-cell table:style-name="ce13" table:formula="of:=IF([.A294]=&quot;down&quot;; SUM([.B294];[.E293]); IF([.A294]=&quot;up&quot;;SUM(-[.B294];[.E293]); [.E293]))" office:value-type="float" office:value="336" calcext:value-type="float">
            <text:p>336</text:p>
          </table:table-cell>
          <table:table-cell/>
          <table:table-cell table:style-name="ce13" table:formula="of:=IF([.A294]=&quot;forward&quot;; SUM([.B294]; [.G293]); [.G293])" office:value-type="float" office:value="517" calcext:value-type="float">
            <text:p>517</text:p>
          </table:table-cell>
          <table:table-cell table:style-name="ce13" table:formula="of:=IF([.A294]=&quot;forward&quot;; SUM(PRODUCT([.I293]; [.B294]); [.H293]); [.H293])" office:value-type="float" office:value="78481" calcext:value-type="float">
            <text:p>78481</text:p>
          </table:table-cell>
          <table:table-cell table:style-name="ce13" table:formula="of:=IF([.A294]=&quot;down&quot;; SUM([.B294]; [.I293]); IF([.A294]=&quot;up&quot;;SUM(-[.B294]; [.I293]); [.I293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295]=&quot;forward&quot;; SUM([.B295]; [.D294]); [.D294])" office:value-type="float" office:value="524" calcext:value-type="float">
            <text:p>524</text:p>
          </table:table-cell>
          <table:table-cell table:style-name="ce13" table:formula="of:=IF([.A295]=&quot;down&quot;; SUM([.B295];[.E294]); IF([.A295]=&quot;up&quot;;SUM(-[.B295];[.E294]); [.E294]))" office:value-type="float" office:value="336" calcext:value-type="float">
            <text:p>336</text:p>
          </table:table-cell>
          <table:table-cell/>
          <table:table-cell table:style-name="ce13" table:formula="of:=IF([.A295]=&quot;forward&quot;; SUM([.B295]; [.G294]); [.G294])" office:value-type="float" office:value="524" calcext:value-type="float">
            <text:p>524</text:p>
          </table:table-cell>
          <table:table-cell table:style-name="ce13" table:formula="of:=IF([.A295]=&quot;forward&quot;; SUM(PRODUCT([.I294]; [.B295]); [.H294]); [.H294])" office:value-type="float" office:value="80833" calcext:value-type="float">
            <text:p>80833</text:p>
          </table:table-cell>
          <table:table-cell table:style-name="ce13" table:formula="of:=IF([.A295]=&quot;down&quot;; SUM([.B295]; [.I294]); IF([.A295]=&quot;up&quot;;SUM(-[.B295]; [.I294]); [.I294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296]=&quot;forward&quot;; SUM([.B296]; [.D295]); [.D295])" office:value-type="float" office:value="532" calcext:value-type="float">
            <text:p>532</text:p>
          </table:table-cell>
          <table:table-cell table:style-name="ce13" table:formula="of:=IF([.A296]=&quot;down&quot;; SUM([.B296];[.E295]); IF([.A296]=&quot;up&quot;;SUM(-[.B296];[.E295]); [.E295]))" office:value-type="float" office:value="336" calcext:value-type="float">
            <text:p>336</text:p>
          </table:table-cell>
          <table:table-cell/>
          <table:table-cell table:style-name="ce13" table:formula="of:=IF([.A296]=&quot;forward&quot;; SUM([.B296]; [.G295]); [.G295])" office:value-type="float" office:value="532" calcext:value-type="float">
            <text:p>532</text:p>
          </table:table-cell>
          <table:table-cell table:style-name="ce13" table:formula="of:=IF([.A296]=&quot;forward&quot;; SUM(PRODUCT([.I295]; [.B296]); [.H295]); [.H295])" office:value-type="float" office:value="83521" calcext:value-type="float">
            <text:p>83521</text:p>
          </table:table-cell>
          <table:table-cell table:style-name="ce13" table:formula="of:=IF([.A296]=&quot;down&quot;; SUM([.B296]; [.I295]); IF([.A296]=&quot;up&quot;;SUM(-[.B296]; [.I295]); [.I295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297]=&quot;forward&quot;; SUM([.B297]; [.D296]); [.D296])" office:value-type="float" office:value="534" calcext:value-type="float">
            <text:p>534</text:p>
          </table:table-cell>
          <table:table-cell table:style-name="ce13" table:formula="of:=IF([.A297]=&quot;down&quot;; SUM([.B297];[.E296]); IF([.A297]=&quot;up&quot;;SUM(-[.B297];[.E296]); [.E296]))" office:value-type="float" office:value="336" calcext:value-type="float">
            <text:p>336</text:p>
          </table:table-cell>
          <table:table-cell/>
          <table:table-cell table:style-name="ce13" table:formula="of:=IF([.A297]=&quot;forward&quot;; SUM([.B297]; [.G296]); [.G296])" office:value-type="float" office:value="534" calcext:value-type="float">
            <text:p>534</text:p>
          </table:table-cell>
          <table:table-cell table:style-name="ce13" table:formula="of:=IF([.A297]=&quot;forward&quot;; SUM(PRODUCT([.I296]; [.B297]); [.H296]); [.H296])" office:value-type="float" office:value="84193" calcext:value-type="float">
            <text:p>84193</text:p>
          </table:table-cell>
          <table:table-cell table:style-name="ce13" table:formula="of:=IF([.A297]=&quot;down&quot;; SUM([.B297]; [.I296]); IF([.A297]=&quot;up&quot;;SUM(-[.B297]; [.I296]); [.I296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298]=&quot;forward&quot;; SUM([.B298]; [.D297]); [.D297])" office:value-type="float" office:value="539" calcext:value-type="float">
            <text:p>539</text:p>
          </table:table-cell>
          <table:table-cell table:style-name="ce13" table:formula="of:=IF([.A298]=&quot;down&quot;; SUM([.B298];[.E297]); IF([.A298]=&quot;up&quot;;SUM(-[.B298];[.E297]); [.E297]))" office:value-type="float" office:value="336" calcext:value-type="float">
            <text:p>336</text:p>
          </table:table-cell>
          <table:table-cell/>
          <table:table-cell table:style-name="ce13" table:formula="of:=IF([.A298]=&quot;forward&quot;; SUM([.B298]; [.G297]); [.G297])" office:value-type="float" office:value="539" calcext:value-type="float">
            <text:p>539</text:p>
          </table:table-cell>
          <table:table-cell table:style-name="ce13" table:formula="of:=IF([.A298]=&quot;forward&quot;; SUM(PRODUCT([.I297]; [.B298]); [.H297]); [.H297])" office:value-type="float" office:value="85873" calcext:value-type="float">
            <text:p>85873</text:p>
          </table:table-cell>
          <table:table-cell table:style-name="ce13" table:formula="of:=IF([.A298]=&quot;down&quot;; SUM([.B298]; [.I297]); IF([.A298]=&quot;up&quot;;SUM(-[.B298]; [.I297]); [.I297])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299]=&quot;forward&quot;; SUM([.B299]; [.D298]); [.D298])" office:value-type="float" office:value="539" calcext:value-type="float">
            <text:p>539</text:p>
          </table:table-cell>
          <table:table-cell table:style-name="ce13" table:formula="of:=IF([.A299]=&quot;down&quot;; SUM([.B299];[.E298]); IF([.A299]=&quot;up&quot;;SUM(-[.B299];[.E298]); [.E298]))" office:value-type="float" office:value="342" calcext:value-type="float">
            <text:p>342</text:p>
          </table:table-cell>
          <table:table-cell/>
          <table:table-cell table:style-name="ce13" table:formula="of:=IF([.A299]=&quot;forward&quot;; SUM([.B299]; [.G298]); [.G298])" office:value-type="float" office:value="539" calcext:value-type="float">
            <text:p>539</text:p>
          </table:table-cell>
          <table:table-cell table:style-name="ce13" table:formula="of:=IF([.A299]=&quot;forward&quot;; SUM(PRODUCT([.I298]; [.B299]); [.H298]); [.H298])" office:value-type="float" office:value="85873" calcext:value-type="float">
            <text:p>85873</text:p>
          </table:table-cell>
          <table:table-cell table:style-name="ce13" table:formula="of:=IF([.A299]=&quot;down&quot;; SUM([.B299]; [.I298]); IF([.A299]=&quot;up&quot;;SUM(-[.B299]; [.I298]); [.I298]))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00]=&quot;forward&quot;; SUM([.B300]; [.D299]); [.D299])" office:value-type="float" office:value="539" calcext:value-type="float">
            <text:p>539</text:p>
          </table:table-cell>
          <table:table-cell table:style-name="ce13" table:formula="of:=IF([.A300]=&quot;down&quot;; SUM([.B300];[.E299]); IF([.A300]=&quot;up&quot;;SUM(-[.B300];[.E299]); [.E299]))" office:value-type="float" office:value="345" calcext:value-type="float">
            <text:p>345</text:p>
          </table:table-cell>
          <table:table-cell/>
          <table:table-cell table:style-name="ce13" table:formula="of:=IF([.A300]=&quot;forward&quot;; SUM([.B300]; [.G299]); [.G299])" office:value-type="float" office:value="539" calcext:value-type="float">
            <text:p>539</text:p>
          </table:table-cell>
          <table:table-cell table:style-name="ce13" table:formula="of:=IF([.A300]=&quot;forward&quot;; SUM(PRODUCT([.I299]; [.B300]); [.H299]); [.H299])" office:value-type="float" office:value="85873" calcext:value-type="float">
            <text:p>85873</text:p>
          </table:table-cell>
          <table:table-cell table:style-name="ce13" table:formula="of:=IF([.A300]=&quot;down&quot;; SUM([.B300]; [.I299]); IF([.A300]=&quot;up&quot;;SUM(-[.B300]; [.I299]); [.I299]))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01]=&quot;forward&quot;; SUM([.B301]; [.D300]); [.D300])" office:value-type="float" office:value="544" calcext:value-type="float">
            <text:p>544</text:p>
          </table:table-cell>
          <table:table-cell table:style-name="ce13" table:formula="of:=IF([.A301]=&quot;down&quot;; SUM([.B301];[.E300]); IF([.A301]=&quot;up&quot;;SUM(-[.B301];[.E300]); [.E300]))" office:value-type="float" office:value="345" calcext:value-type="float">
            <text:p>345</text:p>
          </table:table-cell>
          <table:table-cell/>
          <table:table-cell table:style-name="ce13" table:formula="of:=IF([.A301]=&quot;forward&quot;; SUM([.B301]; [.G300]); [.G300])" office:value-type="float" office:value="544" calcext:value-type="float">
            <text:p>544</text:p>
          </table:table-cell>
          <table:table-cell table:style-name="ce13" table:formula="of:=IF([.A301]=&quot;forward&quot;; SUM(PRODUCT([.I300]; [.B301]); [.H300]); [.H300])" office:value-type="float" office:value="87598" calcext:value-type="float">
            <text:p>87598</text:p>
          </table:table-cell>
          <table:table-cell table:style-name="ce13" table:formula="of:=IF([.A301]=&quot;down&quot;; SUM([.B301]; [.I300]); IF([.A301]=&quot;up&quot;;SUM(-[.B301]; [.I300]); [.I300]))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02]=&quot;forward&quot;; SUM([.B302]; [.D301]); [.D301])" office:value-type="float" office:value="544" calcext:value-type="float">
            <text:p>544</text:p>
          </table:table-cell>
          <table:table-cell table:style-name="ce13" table:formula="of:=IF([.A302]=&quot;down&quot;; SUM([.B302];[.E301]); IF([.A302]=&quot;up&quot;;SUM(-[.B302];[.E301]); [.E301]))" office:value-type="float" office:value="337" calcext:value-type="float">
            <text:p>337</text:p>
          </table:table-cell>
          <table:table-cell/>
          <table:table-cell table:style-name="ce13" table:formula="of:=IF([.A302]=&quot;forward&quot;; SUM([.B302]; [.G301]); [.G301])" office:value-type="float" office:value="544" calcext:value-type="float">
            <text:p>544</text:p>
          </table:table-cell>
          <table:table-cell table:style-name="ce13" table:formula="of:=IF([.A302]=&quot;forward&quot;; SUM(PRODUCT([.I301]; [.B302]); [.H301]); [.H301])" office:value-type="float" office:value="87598" calcext:value-type="float">
            <text:p>87598</text:p>
          </table:table-cell>
          <table:table-cell table:style-name="ce13" table:formula="of:=IF([.A302]=&quot;down&quot;; SUM([.B302]; [.I301]); IF([.A302]=&quot;up&quot;;SUM(-[.B302]; [.I301]); [.I301])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03]=&quot;forward&quot;; SUM([.B303]; [.D302]); [.D302])" office:value-type="float" office:value="550" calcext:value-type="float">
            <text:p>550</text:p>
          </table:table-cell>
          <table:table-cell table:style-name="ce13" table:formula="of:=IF([.A303]=&quot;down&quot;; SUM([.B303];[.E302]); IF([.A303]=&quot;up&quot;;SUM(-[.B303];[.E302]); [.E302]))" office:value-type="float" office:value="337" calcext:value-type="float">
            <text:p>337</text:p>
          </table:table-cell>
          <table:table-cell/>
          <table:table-cell table:style-name="ce13" table:formula="of:=IF([.A303]=&quot;forward&quot;; SUM([.B303]; [.G302]); [.G302])" office:value-type="float" office:value="550" calcext:value-type="float">
            <text:p>550</text:p>
          </table:table-cell>
          <table:table-cell table:style-name="ce13" table:formula="of:=IF([.A303]=&quot;forward&quot;; SUM(PRODUCT([.I302]; [.B303]); [.H302]); [.H302])" office:value-type="float" office:value="89620" calcext:value-type="float">
            <text:p>89620</text:p>
          </table:table-cell>
          <table:table-cell table:style-name="ce13" table:formula="of:=IF([.A303]=&quot;down&quot;; SUM([.B303]; [.I302]); IF([.A303]=&quot;up&quot;;SUM(-[.B303]; [.I302]); [.I302])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04]=&quot;forward&quot;; SUM([.B304]; [.D303]); [.D303])" office:value-type="float" office:value="550" calcext:value-type="float">
            <text:p>550</text:p>
          </table:table-cell>
          <table:table-cell table:style-name="ce13" table:formula="of:=IF([.A304]=&quot;down&quot;; SUM([.B304];[.E303]); IF([.A304]=&quot;up&quot;;SUM(-[.B304];[.E303]); [.E303]))" office:value-type="float" office:value="328" calcext:value-type="float">
            <text:p>328</text:p>
          </table:table-cell>
          <table:table-cell/>
          <table:table-cell table:style-name="ce13" table:formula="of:=IF([.A304]=&quot;forward&quot;; SUM([.B304]; [.G303]); [.G303])" office:value-type="float" office:value="550" calcext:value-type="float">
            <text:p>550</text:p>
          </table:table-cell>
          <table:table-cell table:style-name="ce13" table:formula="of:=IF([.A304]=&quot;forward&quot;; SUM(PRODUCT([.I303]; [.B304]); [.H303]); [.H303])" office:value-type="float" office:value="89620" calcext:value-type="float">
            <text:p>89620</text:p>
          </table:table-cell>
          <table:table-cell table:style-name="ce13" table:formula="of:=IF([.A304]=&quot;down&quot;; SUM([.B304]; [.I303]); IF([.A304]=&quot;up&quot;;SUM(-[.B304]; [.I303]); [.I303])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05]=&quot;forward&quot;; SUM([.B305]; [.D304]); [.D304])" office:value-type="float" office:value="557" calcext:value-type="float">
            <text:p>557</text:p>
          </table:table-cell>
          <table:table-cell table:style-name="ce13" table:formula="of:=IF([.A305]=&quot;down&quot;; SUM([.B305];[.E304]); IF([.A305]=&quot;up&quot;;SUM(-[.B305];[.E304]); [.E304]))" office:value-type="float" office:value="328" calcext:value-type="float">
            <text:p>328</text:p>
          </table:table-cell>
          <table:table-cell/>
          <table:table-cell table:style-name="ce13" table:formula="of:=IF([.A305]=&quot;forward&quot;; SUM([.B305]; [.G304]); [.G304])" office:value-type="float" office:value="557" calcext:value-type="float">
            <text:p>557</text:p>
          </table:table-cell>
          <table:table-cell table:style-name="ce13" table:formula="of:=IF([.A305]=&quot;forward&quot;; SUM(PRODUCT([.I304]; [.B305]); [.H304]); [.H304])" office:value-type="float" office:value="91916" calcext:value-type="float">
            <text:p>91916</text:p>
          </table:table-cell>
          <table:table-cell table:style-name="ce13" table:formula="of:=IF([.A305]=&quot;down&quot;; SUM([.B305]; [.I304]); IF([.A305]=&quot;up&quot;;SUM(-[.B305]; [.I304]); [.I304])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06]=&quot;forward&quot;; SUM([.B306]; [.D305]); [.D305])" office:value-type="float" office:value="557" calcext:value-type="float">
            <text:p>557</text:p>
          </table:table-cell>
          <table:table-cell table:style-name="ce13" table:formula="of:=IF([.A306]=&quot;down&quot;; SUM([.B306];[.E305]); IF([.A306]=&quot;up&quot;;SUM(-[.B306];[.E305]); [.E305]))" office:value-type="float" office:value="325" calcext:value-type="float">
            <text:p>325</text:p>
          </table:table-cell>
          <table:table-cell/>
          <table:table-cell table:style-name="ce13" table:formula="of:=IF([.A306]=&quot;forward&quot;; SUM([.B306]; [.G305]); [.G305])" office:value-type="float" office:value="557" calcext:value-type="float">
            <text:p>557</text:p>
          </table:table-cell>
          <table:table-cell table:style-name="ce13" table:formula="of:=IF([.A306]=&quot;forward&quot;; SUM(PRODUCT([.I305]; [.B306]); [.H305]); [.H305])" office:value-type="float" office:value="91916" calcext:value-type="float">
            <text:p>91916</text:p>
          </table:table-cell>
          <table:table-cell table:style-name="ce13" table:formula="of:=IF([.A306]=&quot;down&quot;; SUM([.B306]; [.I305]); IF([.A306]=&quot;up&quot;;SUM(-[.B306]; [.I305]); [.I305]))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07]=&quot;forward&quot;; SUM([.B307]; [.D306]); [.D306])" office:value-type="float" office:value="557" calcext:value-type="float">
            <text:p>557</text:p>
          </table:table-cell>
          <table:table-cell table:style-name="ce13" table:formula="of:=IF([.A307]=&quot;down&quot;; SUM([.B307];[.E306]); IF([.A307]=&quot;up&quot;;SUM(-[.B307];[.E306]); [.E306]))" office:value-type="float" office:value="332" calcext:value-type="float">
            <text:p>332</text:p>
          </table:table-cell>
          <table:table-cell/>
          <table:table-cell table:style-name="ce13" table:formula="of:=IF([.A307]=&quot;forward&quot;; SUM([.B307]; [.G306]); [.G306])" office:value-type="float" office:value="557" calcext:value-type="float">
            <text:p>557</text:p>
          </table:table-cell>
          <table:table-cell table:style-name="ce13" table:formula="of:=IF([.A307]=&quot;forward&quot;; SUM(PRODUCT([.I306]; [.B307]); [.H306]); [.H306])" office:value-type="float" office:value="91916" calcext:value-type="float">
            <text:p>91916</text:p>
          </table:table-cell>
          <table:table-cell table:style-name="ce13" table:formula="of:=IF([.A307]=&quot;down&quot;; SUM([.B307]; [.I306]); IF([.A307]=&quot;up&quot;;SUM(-[.B307]; [.I306]); [.I306]))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08]=&quot;forward&quot;; SUM([.B308]; [.D307]); [.D307])" office:value-type="float" office:value="557" calcext:value-type="float">
            <text:p>557</text:p>
          </table:table-cell>
          <table:table-cell table:style-name="ce13" table:formula="of:=IF([.A308]=&quot;down&quot;; SUM([.B308];[.E307]); IF([.A308]=&quot;up&quot;;SUM(-[.B308];[.E307]); [.E307]))" office:value-type="float" office:value="335" calcext:value-type="float">
            <text:p>335</text:p>
          </table:table-cell>
          <table:table-cell/>
          <table:table-cell table:style-name="ce13" table:formula="of:=IF([.A308]=&quot;forward&quot;; SUM([.B308]; [.G307]); [.G307])" office:value-type="float" office:value="557" calcext:value-type="float">
            <text:p>557</text:p>
          </table:table-cell>
          <table:table-cell table:style-name="ce13" table:formula="of:=IF([.A308]=&quot;forward&quot;; SUM(PRODUCT([.I307]; [.B308]); [.H307]); [.H307])" office:value-type="float" office:value="91916" calcext:value-type="float">
            <text:p>91916</text:p>
          </table:table-cell>
          <table:table-cell table:style-name="ce13" table:formula="of:=IF([.A308]=&quot;down&quot;; SUM([.B308]; [.I307]); IF([.A308]=&quot;up&quot;;SUM(-[.B308]; [.I307]); [.I307])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09]=&quot;forward&quot;; SUM([.B309]; [.D308]); [.D308])" office:value-type="float" office:value="557" calcext:value-type="float">
            <text:p>557</text:p>
          </table:table-cell>
          <table:table-cell table:style-name="ce13" table:formula="of:=IF([.A309]=&quot;down&quot;; SUM([.B309];[.E308]); IF([.A309]=&quot;up&quot;;SUM(-[.B309];[.E308]); [.E308]))" office:value-type="float" office:value="327" calcext:value-type="float">
            <text:p>327</text:p>
          </table:table-cell>
          <table:table-cell/>
          <table:table-cell table:style-name="ce13" table:formula="of:=IF([.A309]=&quot;forward&quot;; SUM([.B309]; [.G308]); [.G308])" office:value-type="float" office:value="557" calcext:value-type="float">
            <text:p>557</text:p>
          </table:table-cell>
          <table:table-cell table:style-name="ce13" table:formula="of:=IF([.A309]=&quot;forward&quot;; SUM(PRODUCT([.I308]; [.B309]); [.H308]); [.H308])" office:value-type="float" office:value="91916" calcext:value-type="float">
            <text:p>91916</text:p>
          </table:table-cell>
          <table:table-cell table:style-name="ce13" table:formula="of:=IF([.A309]=&quot;down&quot;; SUM([.B309]; [.I308]); IF([.A309]=&quot;up&quot;;SUM(-[.B309]; [.I308]); [.I308])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10]=&quot;forward&quot;; SUM([.B310]; [.D309]); [.D309])" office:value-type="float" office:value="557" calcext:value-type="float">
            <text:p>557</text:p>
          </table:table-cell>
          <table:table-cell table:style-name="ce13" table:formula="of:=IF([.A310]=&quot;down&quot;; SUM([.B310];[.E309]); IF([.A310]=&quot;up&quot;;SUM(-[.B310];[.E309]); [.E309]))" office:value-type="float" office:value="332" calcext:value-type="float">
            <text:p>332</text:p>
          </table:table-cell>
          <table:table-cell/>
          <table:table-cell table:style-name="ce13" table:formula="of:=IF([.A310]=&quot;forward&quot;; SUM([.B310]; [.G309]); [.G309])" office:value-type="float" office:value="557" calcext:value-type="float">
            <text:p>557</text:p>
          </table:table-cell>
          <table:table-cell table:style-name="ce13" table:formula="of:=IF([.A310]=&quot;forward&quot;; SUM(PRODUCT([.I309]; [.B310]); [.H309]); [.H309])" office:value-type="float" office:value="91916" calcext:value-type="float">
            <text:p>91916</text:p>
          </table:table-cell>
          <table:table-cell table:style-name="ce13" table:formula="of:=IF([.A310]=&quot;down&quot;; SUM([.B310]; [.I309]); IF([.A310]=&quot;up&quot;;SUM(-[.B310]; [.I309]); [.I309]))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11]=&quot;forward&quot;; SUM([.B311]; [.D310]); [.D310])" office:value-type="float" office:value="560" calcext:value-type="float">
            <text:p>560</text:p>
          </table:table-cell>
          <table:table-cell table:style-name="ce13" table:formula="of:=IF([.A311]=&quot;down&quot;; SUM([.B311];[.E310]); IF([.A311]=&quot;up&quot;;SUM(-[.B311];[.E310]); [.E310]))" office:value-type="float" office:value="332" calcext:value-type="float">
            <text:p>332</text:p>
          </table:table-cell>
          <table:table-cell/>
          <table:table-cell table:style-name="ce13" table:formula="of:=IF([.A311]=&quot;forward&quot;; SUM([.B311]; [.G310]); [.G310])" office:value-type="float" office:value="560" calcext:value-type="float">
            <text:p>560</text:p>
          </table:table-cell>
          <table:table-cell table:style-name="ce13" table:formula="of:=IF([.A311]=&quot;forward&quot;; SUM(PRODUCT([.I310]; [.B311]); [.H310]); [.H310])" office:value-type="float" office:value="92912" calcext:value-type="float">
            <text:p>92912</text:p>
          </table:table-cell>
          <table:table-cell table:style-name="ce13" table:formula="of:=IF([.A311]=&quot;down&quot;; SUM([.B311]; [.I310]); IF([.A311]=&quot;up&quot;;SUM(-[.B311]; [.I310]); [.I310]))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12]=&quot;forward&quot;; SUM([.B312]; [.D311]); [.D311])" office:value-type="float" office:value="560" calcext:value-type="float">
            <text:p>560</text:p>
          </table:table-cell>
          <table:table-cell table:style-name="ce13" table:formula="of:=IF([.A312]=&quot;down&quot;; SUM([.B312];[.E311]); IF([.A312]=&quot;up&quot;;SUM(-[.B312];[.E311]); [.E311]))" office:value-type="float" office:value="333" calcext:value-type="float">
            <text:p>333</text:p>
          </table:table-cell>
          <table:table-cell/>
          <table:table-cell table:style-name="ce13" table:formula="of:=IF([.A312]=&quot;forward&quot;; SUM([.B312]; [.G311]); [.G311])" office:value-type="float" office:value="560" calcext:value-type="float">
            <text:p>560</text:p>
          </table:table-cell>
          <table:table-cell table:style-name="ce13" table:formula="of:=IF([.A312]=&quot;forward&quot;; SUM(PRODUCT([.I311]; [.B312]); [.H311]); [.H311])" office:value-type="float" office:value="92912" calcext:value-type="float">
            <text:p>92912</text:p>
          </table:table-cell>
          <table:table-cell table:style-name="ce13" table:formula="of:=IF([.A312]=&quot;down&quot;; SUM([.B312]; [.I311]); IF([.A312]=&quot;up&quot;;SUM(-[.B312]; [.I311]); [.I311])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13]=&quot;forward&quot;; SUM([.B313]; [.D312]); [.D312])" office:value-type="float" office:value="561" calcext:value-type="float">
            <text:p>561</text:p>
          </table:table-cell>
          <table:table-cell table:style-name="ce13" table:formula="of:=IF([.A313]=&quot;down&quot;; SUM([.B313];[.E312]); IF([.A313]=&quot;up&quot;;SUM(-[.B313];[.E312]); [.E312]))" office:value-type="float" office:value="333" calcext:value-type="float">
            <text:p>333</text:p>
          </table:table-cell>
          <table:table-cell/>
          <table:table-cell table:style-name="ce13" table:formula="of:=IF([.A313]=&quot;forward&quot;; SUM([.B313]; [.G312]); [.G312])" office:value-type="float" office:value="561" calcext:value-type="float">
            <text:p>561</text:p>
          </table:table-cell>
          <table:table-cell table:style-name="ce13" table:formula="of:=IF([.A313]=&quot;forward&quot;; SUM(PRODUCT([.I312]; [.B313]); [.H312]); [.H312])" office:value-type="float" office:value="93245" calcext:value-type="float">
            <text:p>93245</text:p>
          </table:table-cell>
          <table:table-cell table:style-name="ce13" table:formula="of:=IF([.A313]=&quot;down&quot;; SUM([.B313]; [.I312]); IF([.A313]=&quot;up&quot;;SUM(-[.B313]; [.I312]); [.I312])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314]=&quot;forward&quot;; SUM([.B314]; [.D313]); [.D313])" office:value-type="float" office:value="563" calcext:value-type="float">
            <text:p>563</text:p>
          </table:table-cell>
          <table:table-cell table:style-name="ce13" table:formula="of:=IF([.A314]=&quot;down&quot;; SUM([.B314];[.E313]); IF([.A314]=&quot;up&quot;;SUM(-[.B314];[.E313]); [.E313]))" office:value-type="float" office:value="333" calcext:value-type="float">
            <text:p>333</text:p>
          </table:table-cell>
          <table:table-cell/>
          <table:table-cell table:style-name="ce13" table:formula="of:=IF([.A314]=&quot;forward&quot;; SUM([.B314]; [.G313]); [.G313])" office:value-type="float" office:value="563" calcext:value-type="float">
            <text:p>563</text:p>
          </table:table-cell>
          <table:table-cell table:style-name="ce13" table:formula="of:=IF([.A314]=&quot;forward&quot;; SUM(PRODUCT([.I313]; [.B314]); [.H313]); [.H313])" office:value-type="float" office:value="93911" calcext:value-type="float">
            <text:p>93911</text:p>
          </table:table-cell>
          <table:table-cell table:style-name="ce13" table:formula="of:=IF([.A314]=&quot;down&quot;; SUM([.B314]; [.I313]); IF([.A314]=&quot;up&quot;;SUM(-[.B314]; [.I313]); [.I313])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15]=&quot;forward&quot;; SUM([.B315]; [.D314]); [.D314])" office:value-type="float" office:value="563" calcext:value-type="float">
            <text:p>563</text:p>
          </table:table-cell>
          <table:table-cell table:style-name="ce13" table:formula="of:=IF([.A315]=&quot;down&quot;; SUM([.B315];[.E314]); IF([.A315]=&quot;up&quot;;SUM(-[.B315];[.E314]); [.E314]))" office:value-type="float" office:value="340" calcext:value-type="float">
            <text:p>340</text:p>
          </table:table-cell>
          <table:table-cell/>
          <table:table-cell table:style-name="ce13" table:formula="of:=IF([.A315]=&quot;forward&quot;; SUM([.B315]; [.G314]); [.G314])" office:value-type="float" office:value="563" calcext:value-type="float">
            <text:p>563</text:p>
          </table:table-cell>
          <table:table-cell table:style-name="ce13" table:formula="of:=IF([.A315]=&quot;forward&quot;; SUM(PRODUCT([.I314]; [.B315]); [.H314]); [.H314])" office:value-type="float" office:value="93911" calcext:value-type="float">
            <text:p>93911</text:p>
          </table:table-cell>
          <table:table-cell table:style-name="ce13" table:formula="of:=IF([.A315]=&quot;down&quot;; SUM([.B315]; [.I314]); IF([.A315]=&quot;up&quot;;SUM(-[.B315]; [.I314]); [.I314]))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16]=&quot;forward&quot;; SUM([.B316]; [.D315]); [.D315])" office:value-type="float" office:value="563" calcext:value-type="float">
            <text:p>563</text:p>
          </table:table-cell>
          <table:table-cell table:style-name="ce13" table:formula="of:=IF([.A316]=&quot;down&quot;; SUM([.B316];[.E315]); IF([.A316]=&quot;up&quot;;SUM(-[.B316];[.E315]); [.E315]))" office:value-type="float" office:value="346" calcext:value-type="float">
            <text:p>346</text:p>
          </table:table-cell>
          <table:table-cell/>
          <table:table-cell table:style-name="ce13" table:formula="of:=IF([.A316]=&quot;forward&quot;; SUM([.B316]; [.G315]); [.G315])" office:value-type="float" office:value="563" calcext:value-type="float">
            <text:p>563</text:p>
          </table:table-cell>
          <table:table-cell table:style-name="ce13" table:formula="of:=IF([.A316]=&quot;forward&quot;; SUM(PRODUCT([.I315]; [.B316]); [.H315]); [.H315])" office:value-type="float" office:value="93911" calcext:value-type="float">
            <text:p>93911</text:p>
          </table:table-cell>
          <table:table-cell table:style-name="ce13" table:formula="of:=IF([.A316]=&quot;down&quot;; SUM([.B316]; [.I315]); IF([.A316]=&quot;up&quot;;SUM(-[.B316]; [.I315]); [.I315]))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17]=&quot;forward&quot;; SUM([.B317]; [.D316]); [.D316])" office:value-type="float" office:value="563" calcext:value-type="float">
            <text:p>563</text:p>
          </table:table-cell>
          <table:table-cell table:style-name="ce13" table:formula="of:=IF([.A317]=&quot;down&quot;; SUM([.B317];[.E316]); IF([.A317]=&quot;up&quot;;SUM(-[.B317];[.E316]); [.E316]))" office:value-type="float" office:value="355" calcext:value-type="float">
            <text:p>355</text:p>
          </table:table-cell>
          <table:table-cell/>
          <table:table-cell table:style-name="ce13" table:formula="of:=IF([.A317]=&quot;forward&quot;; SUM([.B317]; [.G316]); [.G316])" office:value-type="float" office:value="563" calcext:value-type="float">
            <text:p>563</text:p>
          </table:table-cell>
          <table:table-cell table:style-name="ce13" table:formula="of:=IF([.A317]=&quot;forward&quot;; SUM(PRODUCT([.I316]; [.B317]); [.H316]); [.H316])" office:value-type="float" office:value="93911" calcext:value-type="float">
            <text:p>93911</text:p>
          </table:table-cell>
          <table:table-cell table:style-name="ce13" table:formula="of:=IF([.A317]=&quot;down&quot;; SUM([.B317]; [.I316]); IF([.A317]=&quot;up&quot;;SUM(-[.B317]; [.I316]); [.I316]))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18]=&quot;forward&quot;; SUM([.B318]; [.D317]); [.D317])" office:value-type="float" office:value="566" calcext:value-type="float">
            <text:p>566</text:p>
          </table:table-cell>
          <table:table-cell table:style-name="ce13" table:formula="of:=IF([.A318]=&quot;down&quot;; SUM([.B318];[.E317]); IF([.A318]=&quot;up&quot;;SUM(-[.B318];[.E317]); [.E317]))" office:value-type="float" office:value="355" calcext:value-type="float">
            <text:p>355</text:p>
          </table:table-cell>
          <table:table-cell/>
          <table:table-cell table:style-name="ce13" table:formula="of:=IF([.A318]=&quot;forward&quot;; SUM([.B318]; [.G317]); [.G317])" office:value-type="float" office:value="566" calcext:value-type="float">
            <text:p>566</text:p>
          </table:table-cell>
          <table:table-cell table:style-name="ce13" table:formula="of:=IF([.A318]=&quot;forward&quot;; SUM(PRODUCT([.I317]; [.B318]); [.H317]); [.H317])" office:value-type="float" office:value="94976" calcext:value-type="float">
            <text:p>94976</text:p>
          </table:table-cell>
          <table:table-cell table:style-name="ce13" table:formula="of:=IF([.A318]=&quot;down&quot;; SUM([.B318]; [.I317]); IF([.A318]=&quot;up&quot;;SUM(-[.B318]; [.I317]); [.I317]))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19]=&quot;forward&quot;; SUM([.B319]; [.D318]); [.D318])" office:value-type="float" office:value="566" calcext:value-type="float">
            <text:p>566</text:p>
          </table:table-cell>
          <table:table-cell table:style-name="ce13" table:formula="of:=IF([.A319]=&quot;down&quot;; SUM([.B319];[.E318]); IF([.A319]=&quot;up&quot;;SUM(-[.B319];[.E318]); [.E318]))" office:value-type="float" office:value="362" calcext:value-type="float">
            <text:p>362</text:p>
          </table:table-cell>
          <table:table-cell/>
          <table:table-cell table:style-name="ce13" table:formula="of:=IF([.A319]=&quot;forward&quot;; SUM([.B319]; [.G318]); [.G318])" office:value-type="float" office:value="566" calcext:value-type="float">
            <text:p>566</text:p>
          </table:table-cell>
          <table:table-cell table:style-name="ce13" table:formula="of:=IF([.A319]=&quot;forward&quot;; SUM(PRODUCT([.I318]; [.B319]); [.H318]); [.H318])" office:value-type="float" office:value="94976" calcext:value-type="float">
            <text:p>94976</text:p>
          </table:table-cell>
          <table:table-cell table:style-name="ce13" table:formula="of:=IF([.A319]=&quot;down&quot;; SUM([.B319]; [.I318]); IF([.A319]=&quot;up&quot;;SUM(-[.B319]; [.I318]); [.I318]))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20]=&quot;forward&quot;; SUM([.B320]; [.D319]); [.D319])" office:value-type="float" office:value="566" calcext:value-type="float">
            <text:p>566</text:p>
          </table:table-cell>
          <table:table-cell table:style-name="ce13" table:formula="of:=IF([.A320]=&quot;down&quot;; SUM([.B320];[.E319]); IF([.A320]=&quot;up&quot;;SUM(-[.B320];[.E319]); [.E319]))" office:value-type="float" office:value="369" calcext:value-type="float">
            <text:p>369</text:p>
          </table:table-cell>
          <table:table-cell/>
          <table:table-cell table:style-name="ce13" table:formula="of:=IF([.A320]=&quot;forward&quot;; SUM([.B320]; [.G319]); [.G319])" office:value-type="float" office:value="566" calcext:value-type="float">
            <text:p>566</text:p>
          </table:table-cell>
          <table:table-cell table:style-name="ce13" table:formula="of:=IF([.A320]=&quot;forward&quot;; SUM(PRODUCT([.I319]; [.B320]); [.H319]); [.H319])" office:value-type="float" office:value="94976" calcext:value-type="float">
            <text:p>94976</text:p>
          </table:table-cell>
          <table:table-cell table:style-name="ce13" table:formula="of:=IF([.A320]=&quot;down&quot;; SUM([.B320]; [.I319]); IF([.A320]=&quot;up&quot;;SUM(-[.B320]; [.I319]); [.I319]))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21]=&quot;forward&quot;; SUM([.B321]; [.D320]); [.D320])" office:value-type="float" office:value="566" calcext:value-type="float">
            <text:p>566</text:p>
          </table:table-cell>
          <table:table-cell table:style-name="ce13" table:formula="of:=IF([.A321]=&quot;down&quot;; SUM([.B321];[.E320]); IF([.A321]=&quot;up&quot;;SUM(-[.B321];[.E320]); [.E320]))" office:value-type="float" office:value="374" calcext:value-type="float">
            <text:p>374</text:p>
          </table:table-cell>
          <table:table-cell/>
          <table:table-cell table:style-name="ce13" table:formula="of:=IF([.A321]=&quot;forward&quot;; SUM([.B321]; [.G320]); [.G320])" office:value-type="float" office:value="566" calcext:value-type="float">
            <text:p>566</text:p>
          </table:table-cell>
          <table:table-cell table:style-name="ce13" table:formula="of:=IF([.A321]=&quot;forward&quot;; SUM(PRODUCT([.I320]; [.B321]); [.H320]); [.H320])" office:value-type="float" office:value="94976" calcext:value-type="float">
            <text:p>94976</text:p>
          </table:table-cell>
          <table:table-cell table:style-name="ce13" table:formula="of:=IF([.A321]=&quot;down&quot;; SUM([.B321]; [.I320]); IF([.A321]=&quot;up&quot;;SUM(-[.B321]; [.I320]); [.I320]))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22]=&quot;forward&quot;; SUM([.B322]; [.D321]); [.D321])" office:value-type="float" office:value="570" calcext:value-type="float">
            <text:p>570</text:p>
          </table:table-cell>
          <table:table-cell table:style-name="ce13" table:formula="of:=IF([.A322]=&quot;down&quot;; SUM([.B322];[.E321]); IF([.A322]=&quot;up&quot;;SUM(-[.B322];[.E321]); [.E321]))" office:value-type="float" office:value="374" calcext:value-type="float">
            <text:p>374</text:p>
          </table:table-cell>
          <table:table-cell/>
          <table:table-cell table:style-name="ce13" table:formula="of:=IF([.A322]=&quot;forward&quot;; SUM([.B322]; [.G321]); [.G321])" office:value-type="float" office:value="570" calcext:value-type="float">
            <text:p>570</text:p>
          </table:table-cell>
          <table:table-cell table:style-name="ce13" table:formula="of:=IF([.A322]=&quot;forward&quot;; SUM(PRODUCT([.I321]; [.B322]); [.H321]); [.H321])" office:value-type="float" office:value="96472" calcext:value-type="float">
            <text:p>96472</text:p>
          </table:table-cell>
          <table:table-cell table:style-name="ce13" table:formula="of:=IF([.A322]=&quot;down&quot;; SUM([.B322]; [.I321]); IF([.A322]=&quot;up&quot;;SUM(-[.B322]; [.I321]); [.I321]))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23]=&quot;forward&quot;; SUM([.B323]; [.D322]); [.D322])" office:value-type="float" office:value="570" calcext:value-type="float">
            <text:p>570</text:p>
          </table:table-cell>
          <table:table-cell table:style-name="ce13" table:formula="of:=IF([.A323]=&quot;down&quot;; SUM([.B323];[.E322]); IF([.A323]=&quot;up&quot;;SUM(-[.B323];[.E322]); [.E322]))" office:value-type="float" office:value="378" calcext:value-type="float">
            <text:p>378</text:p>
          </table:table-cell>
          <table:table-cell/>
          <table:table-cell table:style-name="ce13" table:formula="of:=IF([.A323]=&quot;forward&quot;; SUM([.B323]; [.G322]); [.G322])" office:value-type="float" office:value="570" calcext:value-type="float">
            <text:p>570</text:p>
          </table:table-cell>
          <table:table-cell table:style-name="ce13" table:formula="of:=IF([.A323]=&quot;forward&quot;; SUM(PRODUCT([.I322]; [.B323]); [.H322]); [.H322])" office:value-type="float" office:value="96472" calcext:value-type="float">
            <text:p>96472</text:p>
          </table:table-cell>
          <table:table-cell table:style-name="ce13" table:formula="of:=IF([.A323]=&quot;down&quot;; SUM([.B323]; [.I322]); IF([.A323]=&quot;up&quot;;SUM(-[.B323]; [.I322]); [.I322])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24]=&quot;forward&quot;; SUM([.B324]; [.D323]); [.D323])" office:value-type="float" office:value="575" calcext:value-type="float">
            <text:p>575</text:p>
          </table:table-cell>
          <table:table-cell table:style-name="ce13" table:formula="of:=IF([.A324]=&quot;down&quot;; SUM([.B324];[.E323]); IF([.A324]=&quot;up&quot;;SUM(-[.B324];[.E323]); [.E323]))" office:value-type="float" office:value="378" calcext:value-type="float">
            <text:p>378</text:p>
          </table:table-cell>
          <table:table-cell/>
          <table:table-cell table:style-name="ce13" table:formula="of:=IF([.A324]=&quot;forward&quot;; SUM([.B324]; [.G323]); [.G323])" office:value-type="float" office:value="575" calcext:value-type="float">
            <text:p>575</text:p>
          </table:table-cell>
          <table:table-cell table:style-name="ce13" table:formula="of:=IF([.A324]=&quot;forward&quot;; SUM(PRODUCT([.I323]; [.B324]); [.H323]); [.H323])" office:value-type="float" office:value="98362" calcext:value-type="float">
            <text:p>98362</text:p>
          </table:table-cell>
          <table:table-cell table:style-name="ce13" table:formula="of:=IF([.A324]=&quot;down&quot;; SUM([.B324]; [.I323]); IF([.A324]=&quot;up&quot;;SUM(-[.B324]; [.I323]); [.I323])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25]=&quot;forward&quot;; SUM([.B325]; [.D324]); [.D324])" office:value-type="float" office:value="576" calcext:value-type="float">
            <text:p>576</text:p>
          </table:table-cell>
          <table:table-cell table:style-name="ce13" table:formula="of:=IF([.A325]=&quot;down&quot;; SUM([.B325];[.E324]); IF([.A325]=&quot;up&quot;;SUM(-[.B325];[.E324]); [.E324]))" office:value-type="float" office:value="378" calcext:value-type="float">
            <text:p>378</text:p>
          </table:table-cell>
          <table:table-cell/>
          <table:table-cell table:style-name="ce13" table:formula="of:=IF([.A325]=&quot;forward&quot;; SUM([.B325]; [.G324]); [.G324])" office:value-type="float" office:value="576" calcext:value-type="float">
            <text:p>576</text:p>
          </table:table-cell>
          <table:table-cell table:style-name="ce13" table:formula="of:=IF([.A325]=&quot;forward&quot;; SUM(PRODUCT([.I324]; [.B325]); [.H324]); [.H324])" office:value-type="float" office:value="98740" calcext:value-type="float">
            <text:p>98740</text:p>
          </table:table-cell>
          <table:table-cell table:style-name="ce13" table:formula="of:=IF([.A325]=&quot;down&quot;; SUM([.B325]; [.I324]); IF([.A325]=&quot;up&quot;;SUM(-[.B325]; [.I324]); [.I324])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26]=&quot;forward&quot;; SUM([.B326]; [.D325]); [.D325])" office:value-type="float" office:value="580" calcext:value-type="float">
            <text:p>580</text:p>
          </table:table-cell>
          <table:table-cell table:style-name="ce13" table:formula="of:=IF([.A326]=&quot;down&quot;; SUM([.B326];[.E325]); IF([.A326]=&quot;up&quot;;SUM(-[.B326];[.E325]); [.E325]))" office:value-type="float" office:value="378" calcext:value-type="float">
            <text:p>378</text:p>
          </table:table-cell>
          <table:table-cell/>
          <table:table-cell table:style-name="ce13" table:formula="of:=IF([.A326]=&quot;forward&quot;; SUM([.B326]; [.G325]); [.G325])" office:value-type="float" office:value="580" calcext:value-type="float">
            <text:p>580</text:p>
          </table:table-cell>
          <table:table-cell table:style-name="ce13" table:formula="of:=IF([.A326]=&quot;forward&quot;; SUM(PRODUCT([.I325]; [.B326]); [.H325]); [.H325])" office:value-type="float" office:value="100252" calcext:value-type="float">
            <text:p>100252</text:p>
          </table:table-cell>
          <table:table-cell table:style-name="ce13" table:formula="of:=IF([.A326]=&quot;down&quot;; SUM([.B326]; [.I325]); IF([.A326]=&quot;up&quot;;SUM(-[.B326]; [.I325]); [.I325])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27]=&quot;forward&quot;; SUM([.B327]; [.D326]); [.D326])" office:value-type="float" office:value="580" calcext:value-type="float">
            <text:p>580</text:p>
          </table:table-cell>
          <table:table-cell table:style-name="ce13" table:formula="of:=IF([.A327]=&quot;down&quot;; SUM([.B327];[.E326]); IF([.A327]=&quot;up&quot;;SUM(-[.B327];[.E326]); [.E326]))" office:value-type="float" office:value="386" calcext:value-type="float">
            <text:p>386</text:p>
          </table:table-cell>
          <table:table-cell/>
          <table:table-cell table:style-name="ce13" table:formula="of:=IF([.A327]=&quot;forward&quot;; SUM([.B327]; [.G326]); [.G326])" office:value-type="float" office:value="580" calcext:value-type="float">
            <text:p>580</text:p>
          </table:table-cell>
          <table:table-cell table:style-name="ce13" table:formula="of:=IF([.A327]=&quot;forward&quot;; SUM(PRODUCT([.I326]; [.B327]); [.H326]); [.H326])" office:value-type="float" office:value="100252" calcext:value-type="float">
            <text:p>100252</text:p>
          </table:table-cell>
          <table:table-cell table:style-name="ce13" table:formula="of:=IF([.A327]=&quot;down&quot;; SUM([.B327]; [.I326]); IF([.A327]=&quot;up&quot;;SUM(-[.B327]; [.I326]); [.I326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28]=&quot;forward&quot;; SUM([.B328]; [.D327]); [.D327])" office:value-type="float" office:value="580" calcext:value-type="float">
            <text:p>580</text:p>
          </table:table-cell>
          <table:table-cell table:style-name="ce13" table:formula="of:=IF([.A328]=&quot;down&quot;; SUM([.B328];[.E327]); IF([.A328]=&quot;up&quot;;SUM(-[.B328];[.E327]); [.E327]))" office:value-type="float" office:value="382" calcext:value-type="float">
            <text:p>382</text:p>
          </table:table-cell>
          <table:table-cell/>
          <table:table-cell table:style-name="ce13" table:formula="of:=IF([.A328]=&quot;forward&quot;; SUM([.B328]; [.G327]); [.G327])" office:value-type="float" office:value="580" calcext:value-type="float">
            <text:p>580</text:p>
          </table:table-cell>
          <table:table-cell table:style-name="ce13" table:formula="of:=IF([.A328]=&quot;forward&quot;; SUM(PRODUCT([.I327]; [.B328]); [.H327]); [.H327])" office:value-type="float" office:value="100252" calcext:value-type="float">
            <text:p>100252</text:p>
          </table:table-cell>
          <table:table-cell table:style-name="ce13" table:formula="of:=IF([.A328]=&quot;down&quot;; SUM([.B328]; [.I327]); IF([.A328]=&quot;up&quot;;SUM(-[.B328]; [.I327]); [.I327]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29]=&quot;forward&quot;; SUM([.B329]; [.D328]); [.D328])" office:value-type="float" office:value="580" calcext:value-type="float">
            <text:p>580</text:p>
          </table:table-cell>
          <table:table-cell table:style-name="ce13" table:formula="of:=IF([.A329]=&quot;down&quot;; SUM([.B329];[.E328]); IF([.A329]=&quot;up&quot;;SUM(-[.B329];[.E328]); [.E328]))" office:value-type="float" office:value="388" calcext:value-type="float">
            <text:p>388</text:p>
          </table:table-cell>
          <table:table-cell/>
          <table:table-cell table:style-name="ce13" table:formula="of:=IF([.A329]=&quot;forward&quot;; SUM([.B329]; [.G328]); [.G328])" office:value-type="float" office:value="580" calcext:value-type="float">
            <text:p>580</text:p>
          </table:table-cell>
          <table:table-cell table:style-name="ce13" table:formula="of:=IF([.A329]=&quot;forward&quot;; SUM(PRODUCT([.I328]; [.B329]); [.H328]); [.H328])" office:value-type="float" office:value="100252" calcext:value-type="float">
            <text:p>100252</text:p>
          </table:table-cell>
          <table:table-cell table:style-name="ce13" table:formula="of:=IF([.A329]=&quot;down&quot;; SUM([.B329]; [.I328]); IF([.A329]=&quot;up&quot;;SUM(-[.B329]; [.I328]); [.I328]))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30]=&quot;forward&quot;; SUM([.B330]; [.D329]); [.D329])" office:value-type="float" office:value="580" calcext:value-type="float">
            <text:p>580</text:p>
          </table:table-cell>
          <table:table-cell table:style-name="ce13" table:formula="of:=IF([.A330]=&quot;down&quot;; SUM([.B330];[.E329]); IF([.A330]=&quot;up&quot;;SUM(-[.B330];[.E329]); [.E329]))" office:value-type="float" office:value="396" calcext:value-type="float">
            <text:p>396</text:p>
          </table:table-cell>
          <table:table-cell/>
          <table:table-cell table:style-name="ce13" table:formula="of:=IF([.A330]=&quot;forward&quot;; SUM([.B330]; [.G329]); [.G329])" office:value-type="float" office:value="580" calcext:value-type="float">
            <text:p>580</text:p>
          </table:table-cell>
          <table:table-cell table:style-name="ce13" table:formula="of:=IF([.A330]=&quot;forward&quot;; SUM(PRODUCT([.I329]; [.B330]); [.H329]); [.H329])" office:value-type="float" office:value="100252" calcext:value-type="float">
            <text:p>100252</text:p>
          </table:table-cell>
          <table:table-cell table:style-name="ce13" table:formula="of:=IF([.A330]=&quot;down&quot;; SUM([.B330]; [.I329]); IF([.A330]=&quot;up&quot;;SUM(-[.B330]; [.I329]); [.I329])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31]=&quot;forward&quot;; SUM([.B331]; [.D330]); [.D330])" office:value-type="float" office:value="580" calcext:value-type="float">
            <text:p>580</text:p>
          </table:table-cell>
          <table:table-cell table:style-name="ce13" table:formula="of:=IF([.A331]=&quot;down&quot;; SUM([.B331];[.E330]); IF([.A331]=&quot;up&quot;;SUM(-[.B331];[.E330]); [.E330]))" office:value-type="float" office:value="395" calcext:value-type="float">
            <text:p>395</text:p>
          </table:table-cell>
          <table:table-cell/>
          <table:table-cell table:style-name="ce13" table:formula="of:=IF([.A331]=&quot;forward&quot;; SUM([.B331]; [.G330]); [.G330])" office:value-type="float" office:value="580" calcext:value-type="float">
            <text:p>580</text:p>
          </table:table-cell>
          <table:table-cell table:style-name="ce13" table:formula="of:=IF([.A331]=&quot;forward&quot;; SUM(PRODUCT([.I330]; [.B331]); [.H330]); [.H330])" office:value-type="float" office:value="100252" calcext:value-type="float">
            <text:p>100252</text:p>
          </table:table-cell>
          <table:table-cell table:style-name="ce13" table:formula="of:=IF([.A331]=&quot;down&quot;; SUM([.B331]; [.I330]); IF([.A331]=&quot;up&quot;;SUM(-[.B331]; [.I330]); [.I330])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32]=&quot;forward&quot;; SUM([.B332]; [.D331]); [.D331])" office:value-type="float" office:value="587" calcext:value-type="float">
            <text:p>587</text:p>
          </table:table-cell>
          <table:table-cell table:style-name="ce13" table:formula="of:=IF([.A332]=&quot;down&quot;; SUM([.B332];[.E331]); IF([.A332]=&quot;up&quot;;SUM(-[.B332];[.E331]); [.E331]))" office:value-type="float" office:value="395" calcext:value-type="float">
            <text:p>395</text:p>
          </table:table-cell>
          <table:table-cell/>
          <table:table-cell table:style-name="ce13" table:formula="of:=IF([.A332]=&quot;forward&quot;; SUM([.B332]; [.G331]); [.G331])" office:value-type="float" office:value="587" calcext:value-type="float">
            <text:p>587</text:p>
          </table:table-cell>
          <table:table-cell table:style-name="ce13" table:formula="of:=IF([.A332]=&quot;forward&quot;; SUM(PRODUCT([.I331]; [.B332]); [.H331]); [.H331])" office:value-type="float" office:value="103017" calcext:value-type="float">
            <text:p>103017</text:p>
          </table:table-cell>
          <table:table-cell table:style-name="ce13" table:formula="of:=IF([.A332]=&quot;down&quot;; SUM([.B332]; [.I331]); IF([.A332]=&quot;up&quot;;SUM(-[.B332]; [.I331]); [.I331])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33]=&quot;forward&quot;; SUM([.B333]; [.D332]); [.D332])" office:value-type="float" office:value="587" calcext:value-type="float">
            <text:p>587</text:p>
          </table:table-cell>
          <table:table-cell table:style-name="ce13" table:formula="of:=IF([.A333]=&quot;down&quot;; SUM([.B333];[.E332]); IF([.A333]=&quot;up&quot;;SUM(-[.B333];[.E332]); [.E332]))" office:value-type="float" office:value="392" calcext:value-type="float">
            <text:p>392</text:p>
          </table:table-cell>
          <table:table-cell/>
          <table:table-cell table:style-name="ce13" table:formula="of:=IF([.A333]=&quot;forward&quot;; SUM([.B333]; [.G332]); [.G332])" office:value-type="float" office:value="587" calcext:value-type="float">
            <text:p>587</text:p>
          </table:table-cell>
          <table:table-cell table:style-name="ce13" table:formula="of:=IF([.A333]=&quot;forward&quot;; SUM(PRODUCT([.I332]; [.B333]); [.H332]); [.H332])" office:value-type="float" office:value="103017" calcext:value-type="float">
            <text:p>103017</text:p>
          </table:table-cell>
          <table:table-cell table:style-name="ce13" table:formula="of:=IF([.A333]=&quot;down&quot;; SUM([.B333]; [.I332]); IF([.A333]=&quot;up&quot;;SUM(-[.B333]; [.I332]); [.I332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34]=&quot;forward&quot;; SUM([.B334]; [.D333]); [.D333])" office:value-type="float" office:value="593" calcext:value-type="float">
            <text:p>593</text:p>
          </table:table-cell>
          <table:table-cell table:style-name="ce13" table:formula="of:=IF([.A334]=&quot;down&quot;; SUM([.B334];[.E333]); IF([.A334]=&quot;up&quot;;SUM(-[.B334];[.E333]); [.E333]))" office:value-type="float" office:value="392" calcext:value-type="float">
            <text:p>392</text:p>
          </table:table-cell>
          <table:table-cell/>
          <table:table-cell table:style-name="ce13" table:formula="of:=IF([.A334]=&quot;forward&quot;; SUM([.B334]; [.G333]); [.G333])" office:value-type="float" office:value="593" calcext:value-type="float">
            <text:p>593</text:p>
          </table:table-cell>
          <table:table-cell table:style-name="ce13" table:formula="of:=IF([.A334]=&quot;forward&quot;; SUM(PRODUCT([.I333]; [.B334]); [.H333]); [.H333])" office:value-type="float" office:value="105369" calcext:value-type="float">
            <text:p>105369</text:p>
          </table:table-cell>
          <table:table-cell table:style-name="ce13" table:formula="of:=IF([.A334]=&quot;down&quot;; SUM([.B334]; [.I333]); IF([.A334]=&quot;up&quot;;SUM(-[.B334]; [.I333]); [.I333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35]=&quot;forward&quot;; SUM([.B335]; [.D334]); [.D334])" office:value-type="float" office:value="601" calcext:value-type="float">
            <text:p>601</text:p>
          </table:table-cell>
          <table:table-cell table:style-name="ce13" table:formula="of:=IF([.A335]=&quot;down&quot;; SUM([.B335];[.E334]); IF([.A335]=&quot;up&quot;;SUM(-[.B335];[.E334]); [.E334]))" office:value-type="float" office:value="392" calcext:value-type="float">
            <text:p>392</text:p>
          </table:table-cell>
          <table:table-cell/>
          <table:table-cell table:style-name="ce13" table:formula="of:=IF([.A335]=&quot;forward&quot;; SUM([.B335]; [.G334]); [.G334])" office:value-type="float" office:value="601" calcext:value-type="float">
            <text:p>601</text:p>
          </table:table-cell>
          <table:table-cell table:style-name="ce13" table:formula="of:=IF([.A335]=&quot;forward&quot;; SUM(PRODUCT([.I334]; [.B335]); [.H334]); [.H334])" office:value-type="float" office:value="108505" calcext:value-type="float">
            <text:p>108505</text:p>
          </table:table-cell>
          <table:table-cell table:style-name="ce13" table:formula="of:=IF([.A335]=&quot;down&quot;; SUM([.B335]; [.I334]); IF([.A335]=&quot;up&quot;;SUM(-[.B335]; [.I334]); [.I334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36]=&quot;forward&quot;; SUM([.B336]; [.D335]); [.D335])" office:value-type="float" office:value="610" calcext:value-type="float">
            <text:p>610</text:p>
          </table:table-cell>
          <table:table-cell table:style-name="ce13" table:formula="of:=IF([.A336]=&quot;down&quot;; SUM([.B336];[.E335]); IF([.A336]=&quot;up&quot;;SUM(-[.B336];[.E335]); [.E335]))" office:value-type="float" office:value="392" calcext:value-type="float">
            <text:p>392</text:p>
          </table:table-cell>
          <table:table-cell/>
          <table:table-cell table:style-name="ce13" table:formula="of:=IF([.A336]=&quot;forward&quot;; SUM([.B336]; [.G335]); [.G335])" office:value-type="float" office:value="610" calcext:value-type="float">
            <text:p>610</text:p>
          </table:table-cell>
          <table:table-cell table:style-name="ce13" table:formula="of:=IF([.A336]=&quot;forward&quot;; SUM(PRODUCT([.I335]; [.B336]); [.H335]); [.H335])" office:value-type="float" office:value="112033" calcext:value-type="float">
            <text:p>112033</text:p>
          </table:table-cell>
          <table:table-cell table:style-name="ce13" table:formula="of:=IF([.A336]=&quot;down&quot;; SUM([.B336]; [.I335]); IF([.A336]=&quot;up&quot;;SUM(-[.B336]; [.I335]); [.I335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337]=&quot;forward&quot;; SUM([.B337]; [.D336]); [.D336])" office:value-type="float" office:value="612" calcext:value-type="float">
            <text:p>612</text:p>
          </table:table-cell>
          <table:table-cell table:style-name="ce13" table:formula="of:=IF([.A337]=&quot;down&quot;; SUM([.B337];[.E336]); IF([.A337]=&quot;up&quot;;SUM(-[.B337];[.E336]); [.E336]))" office:value-type="float" office:value="392" calcext:value-type="float">
            <text:p>392</text:p>
          </table:table-cell>
          <table:table-cell/>
          <table:table-cell table:style-name="ce13" table:formula="of:=IF([.A337]=&quot;forward&quot;; SUM([.B337]; [.G336]); [.G336])" office:value-type="float" office:value="612" calcext:value-type="float">
            <text:p>612</text:p>
          </table:table-cell>
          <table:table-cell table:style-name="ce13" table:formula="of:=IF([.A337]=&quot;forward&quot;; SUM(PRODUCT([.I336]; [.B337]); [.H336]); [.H336])" office:value-type="float" office:value="112817" calcext:value-type="float">
            <text:p>112817</text:p>
          </table:table-cell>
          <table:table-cell table:style-name="ce13" table:formula="of:=IF([.A337]=&quot;down&quot;; SUM([.B337]; [.I336]); IF([.A337]=&quot;up&quot;;SUM(-[.B337]; [.I336]); [.I336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38]=&quot;forward&quot;; SUM([.B338]; [.D337]); [.D337])" office:value-type="float" office:value="612" calcext:value-type="float">
            <text:p>612</text:p>
          </table:table-cell>
          <table:table-cell table:style-name="ce13" table:formula="of:=IF([.A338]=&quot;down&quot;; SUM([.B338];[.E337]); IF([.A338]=&quot;up&quot;;SUM(-[.B338];[.E337]); [.E337]))" office:value-type="float" office:value="386" calcext:value-type="float">
            <text:p>386</text:p>
          </table:table-cell>
          <table:table-cell/>
          <table:table-cell table:style-name="ce13" table:formula="of:=IF([.A338]=&quot;forward&quot;; SUM([.B338]; [.G337]); [.G337])" office:value-type="float" office:value="612" calcext:value-type="float">
            <text:p>612</text:p>
          </table:table-cell>
          <table:table-cell table:style-name="ce13" table:formula="of:=IF([.A338]=&quot;forward&quot;; SUM(PRODUCT([.I337]; [.B338]); [.H337]); [.H337])" office:value-type="float" office:value="112817" calcext:value-type="float">
            <text:p>112817</text:p>
          </table:table-cell>
          <table:table-cell table:style-name="ce13" table:formula="of:=IF([.A338]=&quot;down&quot;; SUM([.B338]; [.I337]); IF([.A338]=&quot;up&quot;;SUM(-[.B338]; [.I337]); [.I337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39]=&quot;forward&quot;; SUM([.B339]; [.D338]); [.D338])" office:value-type="float" office:value="619" calcext:value-type="float">
            <text:p>619</text:p>
          </table:table-cell>
          <table:table-cell table:style-name="ce13" table:formula="of:=IF([.A339]=&quot;down&quot;; SUM([.B339];[.E338]); IF([.A339]=&quot;up&quot;;SUM(-[.B339];[.E338]); [.E338]))" office:value-type="float" office:value="386" calcext:value-type="float">
            <text:p>386</text:p>
          </table:table-cell>
          <table:table-cell/>
          <table:table-cell table:style-name="ce13" table:formula="of:=IF([.A339]=&quot;forward&quot;; SUM([.B339]; [.G338]); [.G338])" office:value-type="float" office:value="619" calcext:value-type="float">
            <text:p>619</text:p>
          </table:table-cell>
          <table:table-cell table:style-name="ce13" table:formula="of:=IF([.A339]=&quot;forward&quot;; SUM(PRODUCT([.I338]; [.B339]); [.H338]); [.H338])" office:value-type="float" office:value="115519" calcext:value-type="float">
            <text:p>115519</text:p>
          </table:table-cell>
          <table:table-cell table:style-name="ce13" table:formula="of:=IF([.A339]=&quot;down&quot;; SUM([.B339]; [.I338]); IF([.A339]=&quot;up&quot;;SUM(-[.B339]; [.I338]); [.I338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40]=&quot;forward&quot;; SUM([.B340]; [.D339]); [.D339])" office:value-type="float" office:value="622" calcext:value-type="float">
            <text:p>622</text:p>
          </table:table-cell>
          <table:table-cell table:style-name="ce13" table:formula="of:=IF([.A340]=&quot;down&quot;; SUM([.B340];[.E339]); IF([.A340]=&quot;up&quot;;SUM(-[.B340];[.E339]); [.E339]))" office:value-type="float" office:value="386" calcext:value-type="float">
            <text:p>386</text:p>
          </table:table-cell>
          <table:table-cell/>
          <table:table-cell table:style-name="ce13" table:formula="of:=IF([.A340]=&quot;forward&quot;; SUM([.B340]; [.G339]); [.G339])" office:value-type="float" office:value="622" calcext:value-type="float">
            <text:p>622</text:p>
          </table:table-cell>
          <table:table-cell table:style-name="ce13" table:formula="of:=IF([.A340]=&quot;forward&quot;; SUM(PRODUCT([.I339]; [.B340]); [.H339]); [.H339])" office:value-type="float" office:value="116677" calcext:value-type="float">
            <text:p>116677</text:p>
          </table:table-cell>
          <table:table-cell table:style-name="ce13" table:formula="of:=IF([.A340]=&quot;down&quot;; SUM([.B340]; [.I339]); IF([.A340]=&quot;up&quot;;SUM(-[.B340]; [.I339]); [.I339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41]=&quot;forward&quot;; SUM([.B341]; [.D340]); [.D340])" office:value-type="float" office:value="622" calcext:value-type="float">
            <text:p>622</text:p>
          </table:table-cell>
          <table:table-cell table:style-name="ce13" table:formula="of:=IF([.A341]=&quot;down&quot;; SUM([.B341];[.E340]); IF([.A341]=&quot;up&quot;;SUM(-[.B341];[.E340]); [.E340]))" office:value-type="float" office:value="383" calcext:value-type="float">
            <text:p>383</text:p>
          </table:table-cell>
          <table:table-cell/>
          <table:table-cell table:style-name="ce13" table:formula="of:=IF([.A341]=&quot;forward&quot;; SUM([.B341]; [.G340]); [.G340])" office:value-type="float" office:value="622" calcext:value-type="float">
            <text:p>622</text:p>
          </table:table-cell>
          <table:table-cell table:style-name="ce13" table:formula="of:=IF([.A341]=&quot;forward&quot;; SUM(PRODUCT([.I340]; [.B341]); [.H340]); [.H340])" office:value-type="float" office:value="116677" calcext:value-type="float">
            <text:p>116677</text:p>
          </table:table-cell>
          <table:table-cell table:style-name="ce13" table:formula="of:=IF([.A341]=&quot;down&quot;; SUM([.B341]; [.I340]); IF([.A341]=&quot;up&quot;;SUM(-[.B341]; [.I340]); [.I340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42]=&quot;forward&quot;; SUM([.B342]; [.D341]); [.D341])" office:value-type="float" office:value="622" calcext:value-type="float">
            <text:p>622</text:p>
          </table:table-cell>
          <table:table-cell table:style-name="ce13" table:formula="of:=IF([.A342]=&quot;down&quot;; SUM([.B342];[.E341]); IF([.A342]=&quot;up&quot;;SUM(-[.B342];[.E341]); [.E341]))" office:value-type="float" office:value="377" calcext:value-type="float">
            <text:p>377</text:p>
          </table:table-cell>
          <table:table-cell/>
          <table:table-cell table:style-name="ce13" table:formula="of:=IF([.A342]=&quot;forward&quot;; SUM([.B342]; [.G341]); [.G341])" office:value-type="float" office:value="622" calcext:value-type="float">
            <text:p>622</text:p>
          </table:table-cell>
          <table:table-cell table:style-name="ce13" table:formula="of:=IF([.A342]=&quot;forward&quot;; SUM(PRODUCT([.I341]; [.B342]); [.H341]); [.H341])" office:value-type="float" office:value="116677" calcext:value-type="float">
            <text:p>116677</text:p>
          </table:table-cell>
          <table:table-cell table:style-name="ce13" table:formula="of:=IF([.A342]=&quot;down&quot;; SUM([.B342]; [.I341]); IF([.A342]=&quot;up&quot;;SUM(-[.B342]; [.I341]); [.I341]))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43]=&quot;forward&quot;; SUM([.B343]; [.D342]); [.D342])" office:value-type="float" office:value="622" calcext:value-type="float">
            <text:p>622</text:p>
          </table:table-cell>
          <table:table-cell table:style-name="ce13" table:formula="of:=IF([.A343]=&quot;down&quot;; SUM([.B343];[.E342]); IF([.A343]=&quot;up&quot;;SUM(-[.B343];[.E342]); [.E342]))" office:value-type="float" office:value="385" calcext:value-type="float">
            <text:p>385</text:p>
          </table:table-cell>
          <table:table-cell/>
          <table:table-cell table:style-name="ce13" table:formula="of:=IF([.A343]=&quot;forward&quot;; SUM([.B343]; [.G342]); [.G342])" office:value-type="float" office:value="622" calcext:value-type="float">
            <text:p>622</text:p>
          </table:table-cell>
          <table:table-cell table:style-name="ce13" table:formula="of:=IF([.A343]=&quot;forward&quot;; SUM(PRODUCT([.I342]; [.B343]); [.H342]); [.H342])" office:value-type="float" office:value="116677" calcext:value-type="float">
            <text:p>116677</text:p>
          </table:table-cell>
          <table:table-cell table:style-name="ce13" table:formula="of:=IF([.A343]=&quot;down&quot;; SUM([.B343]; [.I342]); IF([.A343]=&quot;up&quot;;SUM(-[.B343]; [.I342]); [.I342]))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44]=&quot;forward&quot;; SUM([.B344]; [.D343]); [.D343])" office:value-type="float" office:value="622" calcext:value-type="float">
            <text:p>622</text:p>
          </table:table-cell>
          <table:table-cell table:style-name="ce13" table:formula="of:=IF([.A344]=&quot;down&quot;; SUM([.B344];[.E343]); IF([.A344]=&quot;up&quot;;SUM(-[.B344];[.E343]); [.E343]))" office:value-type="float" office:value="381" calcext:value-type="float">
            <text:p>381</text:p>
          </table:table-cell>
          <table:table-cell/>
          <table:table-cell table:style-name="ce13" table:formula="of:=IF([.A344]=&quot;forward&quot;; SUM([.B344]; [.G343]); [.G343])" office:value-type="float" office:value="622" calcext:value-type="float">
            <text:p>622</text:p>
          </table:table-cell>
          <table:table-cell table:style-name="ce13" table:formula="of:=IF([.A344]=&quot;forward&quot;; SUM(PRODUCT([.I343]; [.B344]); [.H343]); [.H343])" office:value-type="float" office:value="116677" calcext:value-type="float">
            <text:p>116677</text:p>
          </table:table-cell>
          <table:table-cell table:style-name="ce13" table:formula="of:=IF([.A344]=&quot;down&quot;; SUM([.B344]; [.I343]); IF([.A344]=&quot;up&quot;;SUM(-[.B344]; [.I343]); [.I343])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45]=&quot;forward&quot;; SUM([.B345]; [.D344]); [.D344])" office:value-type="float" office:value="631" calcext:value-type="float">
            <text:p>631</text:p>
          </table:table-cell>
          <table:table-cell table:style-name="ce13" table:formula="of:=IF([.A345]=&quot;down&quot;; SUM([.B345];[.E344]); IF([.A345]=&quot;up&quot;;SUM(-[.B345];[.E344]); [.E344]))" office:value-type="float" office:value="381" calcext:value-type="float">
            <text:p>381</text:p>
          </table:table-cell>
          <table:table-cell/>
          <table:table-cell table:style-name="ce13" table:formula="of:=IF([.A345]=&quot;forward&quot;; SUM([.B345]; [.G344]); [.G344])" office:value-type="float" office:value="631" calcext:value-type="float">
            <text:p>631</text:p>
          </table:table-cell>
          <table:table-cell table:style-name="ce13" table:formula="of:=IF([.A345]=&quot;forward&quot;; SUM(PRODUCT([.I344]; [.B345]); [.H344]); [.H344])" office:value-type="float" office:value="120106" calcext:value-type="float">
            <text:p>120106</text:p>
          </table:table-cell>
          <table:table-cell table:style-name="ce13" table:formula="of:=IF([.A345]=&quot;down&quot;; SUM([.B345]; [.I344]); IF([.A345]=&quot;up&quot;;SUM(-[.B345]; [.I344]); [.I344])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46]=&quot;forward&quot;; SUM([.B346]; [.D345]); [.D345])" office:value-type="float" office:value="631" calcext:value-type="float">
            <text:p>631</text:p>
          </table:table-cell>
          <table:table-cell table:style-name="ce13" table:formula="of:=IF([.A346]=&quot;down&quot;; SUM([.B346];[.E345]); IF([.A346]=&quot;up&quot;;SUM(-[.B346];[.E345]); [.E345]))" office:value-type="float" office:value="390" calcext:value-type="float">
            <text:p>390</text:p>
          </table:table-cell>
          <table:table-cell/>
          <table:table-cell table:style-name="ce13" table:formula="of:=IF([.A346]=&quot;forward&quot;; SUM([.B346]; [.G345]); [.G345])" office:value-type="float" office:value="631" calcext:value-type="float">
            <text:p>631</text:p>
          </table:table-cell>
          <table:table-cell table:style-name="ce13" table:formula="of:=IF([.A346]=&quot;forward&quot;; SUM(PRODUCT([.I345]; [.B346]); [.H345]); [.H345])" office:value-type="float" office:value="120106" calcext:value-type="float">
            <text:p>120106</text:p>
          </table:table-cell>
          <table:table-cell table:style-name="ce13" table:formula="of:=IF([.A346]=&quot;down&quot;; SUM([.B346]; [.I345]); IF([.A346]=&quot;up&quot;;SUM(-[.B346]; [.I345]); [.I345]))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47]=&quot;forward&quot;; SUM([.B347]; [.D346]); [.D346])" office:value-type="float" office:value="631" calcext:value-type="float">
            <text:p>631</text:p>
          </table:table-cell>
          <table:table-cell table:style-name="ce13" table:formula="of:=IF([.A347]=&quot;down&quot;; SUM([.B347];[.E346]); IF([.A347]=&quot;up&quot;;SUM(-[.B347];[.E346]); [.E346]))" office:value-type="float" office:value="387" calcext:value-type="float">
            <text:p>387</text:p>
          </table:table-cell>
          <table:table-cell/>
          <table:table-cell table:style-name="ce13" table:formula="of:=IF([.A347]=&quot;forward&quot;; SUM([.B347]; [.G346]); [.G346])" office:value-type="float" office:value="631" calcext:value-type="float">
            <text:p>631</text:p>
          </table:table-cell>
          <table:table-cell table:style-name="ce13" table:formula="of:=IF([.A347]=&quot;forward&quot;; SUM(PRODUCT([.I346]; [.B347]); [.H346]); [.H346])" office:value-type="float" office:value="120106" calcext:value-type="float">
            <text:p>120106</text:p>
          </table:table-cell>
          <table:table-cell table:style-name="ce13" table:formula="of:=IF([.A347]=&quot;down&quot;; SUM([.B347]; [.I346]); IF([.A347]=&quot;up&quot;;SUM(-[.B347]; [.I346]); [.I346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48]=&quot;forward&quot;; SUM([.B348]; [.D347]); [.D347])" office:value-type="float" office:value="631" calcext:value-type="float">
            <text:p>631</text:p>
          </table:table-cell>
          <table:table-cell table:style-name="ce13" table:formula="of:=IF([.A348]=&quot;down&quot;; SUM([.B348];[.E347]); IF([.A348]=&quot;up&quot;;SUM(-[.B348];[.E347]); [.E347]))" office:value-type="float" office:value="384" calcext:value-type="float">
            <text:p>384</text:p>
          </table:table-cell>
          <table:table-cell/>
          <table:table-cell table:style-name="ce13" table:formula="of:=IF([.A348]=&quot;forward&quot;; SUM([.B348]; [.G347]); [.G347])" office:value-type="float" office:value="631" calcext:value-type="float">
            <text:p>631</text:p>
          </table:table-cell>
          <table:table-cell table:style-name="ce13" table:formula="of:=IF([.A348]=&quot;forward&quot;; SUM(PRODUCT([.I347]; [.B348]); [.H347]); [.H347])" office:value-type="float" office:value="120106" calcext:value-type="float">
            <text:p>120106</text:p>
          </table:table-cell>
          <table:table-cell table:style-name="ce13" table:formula="of:=IF([.A348]=&quot;down&quot;; SUM([.B348]; [.I347]); IF([.A348]=&quot;up&quot;;SUM(-[.B348]; [.I347]); [.I347])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49]=&quot;forward&quot;; SUM([.B349]; [.D348]); [.D348])" office:value-type="float" office:value="631" calcext:value-type="float">
            <text:p>631</text:p>
          </table:table-cell>
          <table:table-cell table:style-name="ce13" table:formula="of:=IF([.A349]=&quot;down&quot;; SUM([.B349];[.E348]); IF([.A349]=&quot;up&quot;;SUM(-[.B349];[.E348]); [.E348]))" office:value-type="float" office:value="388" calcext:value-type="float">
            <text:p>388</text:p>
          </table:table-cell>
          <table:table-cell/>
          <table:table-cell table:style-name="ce13" table:formula="of:=IF([.A349]=&quot;forward&quot;; SUM([.B349]; [.G348]); [.G348])" office:value-type="float" office:value="631" calcext:value-type="float">
            <text:p>631</text:p>
          </table:table-cell>
          <table:table-cell table:style-name="ce13" table:formula="of:=IF([.A349]=&quot;forward&quot;; SUM(PRODUCT([.I348]; [.B349]); [.H348]); [.H348])" office:value-type="float" office:value="120106" calcext:value-type="float">
            <text:p>120106</text:p>
          </table:table-cell>
          <table:table-cell table:style-name="ce13" table:formula="of:=IF([.A349]=&quot;down&quot;; SUM([.B349]; [.I348]); IF([.A349]=&quot;up&quot;;SUM(-[.B349]; [.I348]); [.I348]))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50]=&quot;forward&quot;; SUM([.B350]; [.D349]); [.D349])" office:value-type="float" office:value="631" calcext:value-type="float">
            <text:p>631</text:p>
          </table:table-cell>
          <table:table-cell table:style-name="ce13" table:formula="of:=IF([.A350]=&quot;down&quot;; SUM([.B350];[.E349]); IF([.A350]=&quot;up&quot;;SUM(-[.B350];[.E349]); [.E349]))" office:value-type="float" office:value="385" calcext:value-type="float">
            <text:p>385</text:p>
          </table:table-cell>
          <table:table-cell/>
          <table:table-cell table:style-name="ce13" table:formula="of:=IF([.A350]=&quot;forward&quot;; SUM([.B350]; [.G349]); [.G349])" office:value-type="float" office:value="631" calcext:value-type="float">
            <text:p>631</text:p>
          </table:table-cell>
          <table:table-cell table:style-name="ce13" table:formula="of:=IF([.A350]=&quot;forward&quot;; SUM(PRODUCT([.I349]; [.B350]); [.H349]); [.H349])" office:value-type="float" office:value="120106" calcext:value-type="float">
            <text:p>120106</text:p>
          </table:table-cell>
          <table:table-cell table:style-name="ce13" table:formula="of:=IF([.A350]=&quot;down&quot;; SUM([.B350]; [.I349]); IF([.A350]=&quot;up&quot;;SUM(-[.B350]; [.I349]); [.I349]))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351]=&quot;forward&quot;; SUM([.B351]; [.D350]); [.D350])" office:value-type="float" office:value="631" calcext:value-type="float">
            <text:p>631</text:p>
          </table:table-cell>
          <table:table-cell table:style-name="ce13" table:formula="of:=IF([.A351]=&quot;down&quot;; SUM([.B351];[.E350]); IF([.A351]=&quot;up&quot;;SUM(-[.B351];[.E350]); [.E350]))" office:value-type="float" office:value="387" calcext:value-type="float">
            <text:p>387</text:p>
          </table:table-cell>
          <table:table-cell/>
          <table:table-cell table:style-name="ce13" table:formula="of:=IF([.A351]=&quot;forward&quot;; SUM([.B351]; [.G350]); [.G350])" office:value-type="float" office:value="631" calcext:value-type="float">
            <text:p>631</text:p>
          </table:table-cell>
          <table:table-cell table:style-name="ce13" table:formula="of:=IF([.A351]=&quot;forward&quot;; SUM(PRODUCT([.I350]; [.B351]); [.H350]); [.H350])" office:value-type="float" office:value="120106" calcext:value-type="float">
            <text:p>120106</text:p>
          </table:table-cell>
          <table:table-cell table:style-name="ce13" table:formula="of:=IF([.A351]=&quot;down&quot;; SUM([.B351]; [.I350]); IF([.A351]=&quot;up&quot;;SUM(-[.B351]; [.I350]); [.I350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52]=&quot;forward&quot;; SUM([.B352]; [.D351]); [.D351])" office:value-type="float" office:value="631" calcext:value-type="float">
            <text:p>631</text:p>
          </table:table-cell>
          <table:table-cell table:style-name="ce13" table:formula="of:=IF([.A352]=&quot;down&quot;; SUM([.B352];[.E351]); IF([.A352]=&quot;up&quot;;SUM(-[.B352];[.E351]); [.E351]))" office:value-type="float" office:value="391" calcext:value-type="float">
            <text:p>391</text:p>
          </table:table-cell>
          <table:table-cell/>
          <table:table-cell table:style-name="ce13" table:formula="of:=IF([.A352]=&quot;forward&quot;; SUM([.B352]; [.G351]); [.G351])" office:value-type="float" office:value="631" calcext:value-type="float">
            <text:p>631</text:p>
          </table:table-cell>
          <table:table-cell table:style-name="ce13" table:formula="of:=IF([.A352]=&quot;forward&quot;; SUM(PRODUCT([.I351]; [.B352]); [.H351]); [.H351])" office:value-type="float" office:value="120106" calcext:value-type="float">
            <text:p>120106</text:p>
          </table:table-cell>
          <table:table-cell table:style-name="ce13" table:formula="of:=IF([.A352]=&quot;down&quot;; SUM([.B352]; [.I351]); IF([.A352]=&quot;up&quot;;SUM(-[.B352]; [.I351]); [.I351]))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53]=&quot;forward&quot;; SUM([.B353]; [.D352]); [.D352])" office:value-type="float" office:value="631" calcext:value-type="float">
            <text:p>631</text:p>
          </table:table-cell>
          <table:table-cell table:style-name="ce13" table:formula="of:=IF([.A353]=&quot;down&quot;; SUM([.B353];[.E352]); IF([.A353]=&quot;up&quot;;SUM(-[.B353];[.E352]); [.E352]))" office:value-type="float" office:value="382" calcext:value-type="float">
            <text:p>382</text:p>
          </table:table-cell>
          <table:table-cell/>
          <table:table-cell table:style-name="ce13" table:formula="of:=IF([.A353]=&quot;forward&quot;; SUM([.B353]; [.G352]); [.G352])" office:value-type="float" office:value="631" calcext:value-type="float">
            <text:p>631</text:p>
          </table:table-cell>
          <table:table-cell table:style-name="ce13" table:formula="of:=IF([.A353]=&quot;forward&quot;; SUM(PRODUCT([.I352]; [.B353]); [.H352]); [.H352])" office:value-type="float" office:value="120106" calcext:value-type="float">
            <text:p>120106</text:p>
          </table:table-cell>
          <table:table-cell table:style-name="ce13" table:formula="of:=IF([.A353]=&quot;down&quot;; SUM([.B353]; [.I352]); IF([.A353]=&quot;up&quot;;SUM(-[.B353]; [.I352]); [.I352]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54]=&quot;forward&quot;; SUM([.B354]; [.D353]); [.D353])" office:value-type="float" office:value="631" calcext:value-type="float">
            <text:p>631</text:p>
          </table:table-cell>
          <table:table-cell table:style-name="ce13" table:formula="of:=IF([.A354]=&quot;down&quot;; SUM([.B354];[.E353]); IF([.A354]=&quot;up&quot;;SUM(-[.B354];[.E353]); [.E353]))" office:value-type="float" office:value="383" calcext:value-type="float">
            <text:p>383</text:p>
          </table:table-cell>
          <table:table-cell/>
          <table:table-cell table:style-name="ce13" table:formula="of:=IF([.A354]=&quot;forward&quot;; SUM([.B354]; [.G353]); [.G353])" office:value-type="float" office:value="631" calcext:value-type="float">
            <text:p>631</text:p>
          </table:table-cell>
          <table:table-cell table:style-name="ce13" table:formula="of:=IF([.A354]=&quot;forward&quot;; SUM(PRODUCT([.I353]; [.B354]); [.H353]); [.H353])" office:value-type="float" office:value="120106" calcext:value-type="float">
            <text:p>120106</text:p>
          </table:table-cell>
          <table:table-cell table:style-name="ce13" table:formula="of:=IF([.A354]=&quot;down&quot;; SUM([.B354]; [.I353]); IF([.A354]=&quot;up&quot;;SUM(-[.B354]; [.I353]); [.I353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55]=&quot;forward&quot;; SUM([.B355]; [.D354]); [.D354])" office:value-type="float" office:value="637" calcext:value-type="float">
            <text:p>637</text:p>
          </table:table-cell>
          <table:table-cell table:style-name="ce13" table:formula="of:=IF([.A355]=&quot;down&quot;; SUM([.B355];[.E354]); IF([.A355]=&quot;up&quot;;SUM(-[.B355];[.E354]); [.E354]))" office:value-type="float" office:value="383" calcext:value-type="float">
            <text:p>383</text:p>
          </table:table-cell>
          <table:table-cell/>
          <table:table-cell table:style-name="ce13" table:formula="of:=IF([.A355]=&quot;forward&quot;; SUM([.B355]; [.G354]); [.G354])" office:value-type="float" office:value="637" calcext:value-type="float">
            <text:p>637</text:p>
          </table:table-cell>
          <table:table-cell table:style-name="ce13" table:formula="of:=IF([.A355]=&quot;forward&quot;; SUM(PRODUCT([.I354]; [.B355]); [.H354]); [.H354])" office:value-type="float" office:value="122404" calcext:value-type="float">
            <text:p>122404</text:p>
          </table:table-cell>
          <table:table-cell table:style-name="ce13" table:formula="of:=IF([.A355]=&quot;down&quot;; SUM([.B355]; [.I354]); IF([.A355]=&quot;up&quot;;SUM(-[.B355]; [.I354]); [.I354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56]=&quot;forward&quot;; SUM([.B356]; [.D355]); [.D355])" office:value-type="float" office:value="640" calcext:value-type="float">
            <text:p>640</text:p>
          </table:table-cell>
          <table:table-cell table:style-name="ce13" table:formula="of:=IF([.A356]=&quot;down&quot;; SUM([.B356];[.E355]); IF([.A356]=&quot;up&quot;;SUM(-[.B356];[.E355]); [.E355]))" office:value-type="float" office:value="383" calcext:value-type="float">
            <text:p>383</text:p>
          </table:table-cell>
          <table:table-cell/>
          <table:table-cell table:style-name="ce13" table:formula="of:=IF([.A356]=&quot;forward&quot;; SUM([.B356]; [.G355]); [.G355])" office:value-type="float" office:value="640" calcext:value-type="float">
            <text:p>640</text:p>
          </table:table-cell>
          <table:table-cell table:style-name="ce13" table:formula="of:=IF([.A356]=&quot;forward&quot;; SUM(PRODUCT([.I355]; [.B356]); [.H355]); [.H355])" office:value-type="float" office:value="123553" calcext:value-type="float">
            <text:p>123553</text:p>
          </table:table-cell>
          <table:table-cell table:style-name="ce13" table:formula="of:=IF([.A356]=&quot;down&quot;; SUM([.B356]; [.I355]); IF([.A356]=&quot;up&quot;;SUM(-[.B356]; [.I355]); [.I355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57]=&quot;forward&quot;; SUM([.B357]; [.D356]); [.D356])" office:value-type="float" office:value="640" calcext:value-type="float">
            <text:p>640</text:p>
          </table:table-cell>
          <table:table-cell table:style-name="ce13" table:formula="of:=IF([.A357]=&quot;down&quot;; SUM([.B357];[.E356]); IF([.A357]=&quot;up&quot;;SUM(-[.B357];[.E356]); [.E356]))" office:value-type="float" office:value="386" calcext:value-type="float">
            <text:p>386</text:p>
          </table:table-cell>
          <table:table-cell/>
          <table:table-cell table:style-name="ce13" table:formula="of:=IF([.A357]=&quot;forward&quot;; SUM([.B357]; [.G356]); [.G356])" office:value-type="float" office:value="640" calcext:value-type="float">
            <text:p>640</text:p>
          </table:table-cell>
          <table:table-cell table:style-name="ce13" table:formula="of:=IF([.A357]=&quot;forward&quot;; SUM(PRODUCT([.I356]; [.B357]); [.H356]); [.H356])" office:value-type="float" office:value="123553" calcext:value-type="float">
            <text:p>123553</text:p>
          </table:table-cell>
          <table:table-cell table:style-name="ce13" table:formula="of:=IF([.A357]=&quot;down&quot;; SUM([.B357]; [.I356]); IF([.A357]=&quot;up&quot;;SUM(-[.B357]; [.I356]); [.I356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58]=&quot;forward&quot;; SUM([.B358]; [.D357]); [.D357])" office:value-type="float" office:value="644" calcext:value-type="float">
            <text:p>644</text:p>
          </table:table-cell>
          <table:table-cell table:style-name="ce13" table:formula="of:=IF([.A358]=&quot;down&quot;; SUM([.B358];[.E357]); IF([.A358]=&quot;up&quot;;SUM(-[.B358];[.E357]); [.E357]))" office:value-type="float" office:value="386" calcext:value-type="float">
            <text:p>386</text:p>
          </table:table-cell>
          <table:table-cell/>
          <table:table-cell table:style-name="ce13" table:formula="of:=IF([.A358]=&quot;forward&quot;; SUM([.B358]; [.G357]); [.G357])" office:value-type="float" office:value="644" calcext:value-type="float">
            <text:p>644</text:p>
          </table:table-cell>
          <table:table-cell table:style-name="ce13" table:formula="of:=IF([.A358]=&quot;forward&quot;; SUM(PRODUCT([.I357]; [.B358]); [.H357]); [.H357])" office:value-type="float" office:value="125097" calcext:value-type="float">
            <text:p>125097</text:p>
          </table:table-cell>
          <table:table-cell table:style-name="ce13" table:formula="of:=IF([.A358]=&quot;down&quot;; SUM([.B358]; [.I357]); IF([.A358]=&quot;up&quot;;SUM(-[.B358]; [.I357]); [.I357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59]=&quot;forward&quot;; SUM([.B359]; [.D358]); [.D358])" office:value-type="float" office:value="647" calcext:value-type="float">
            <text:p>647</text:p>
          </table:table-cell>
          <table:table-cell table:style-name="ce13" table:formula="of:=IF([.A359]=&quot;down&quot;; SUM([.B359];[.E358]); IF([.A359]=&quot;up&quot;;SUM(-[.B359];[.E358]); [.E358]))" office:value-type="float" office:value="386" calcext:value-type="float">
            <text:p>386</text:p>
          </table:table-cell>
          <table:table-cell/>
          <table:table-cell table:style-name="ce13" table:formula="of:=IF([.A359]=&quot;forward&quot;; SUM([.B359]; [.G358]); [.G358])" office:value-type="float" office:value="647" calcext:value-type="float">
            <text:p>647</text:p>
          </table:table-cell>
          <table:table-cell table:style-name="ce13" table:formula="of:=IF([.A359]=&quot;forward&quot;; SUM(PRODUCT([.I358]; [.B359]); [.H358]); [.H358])" office:value-type="float" office:value="126255" calcext:value-type="float">
            <text:p>126255</text:p>
          </table:table-cell>
          <table:table-cell table:style-name="ce13" table:formula="of:=IF([.A359]=&quot;down&quot;; SUM([.B359]; [.I358]); IF([.A359]=&quot;up&quot;;SUM(-[.B359]; [.I358]); [.I358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60]=&quot;forward&quot;; SUM([.B360]; [.D359]); [.D359])" office:value-type="float" office:value="655" calcext:value-type="float">
            <text:p>655</text:p>
          </table:table-cell>
          <table:table-cell table:style-name="ce13" table:formula="of:=IF([.A360]=&quot;down&quot;; SUM([.B360];[.E359]); IF([.A360]=&quot;up&quot;;SUM(-[.B360];[.E359]); [.E359]))" office:value-type="float" office:value="386" calcext:value-type="float">
            <text:p>386</text:p>
          </table:table-cell>
          <table:table-cell/>
          <table:table-cell table:style-name="ce13" table:formula="of:=IF([.A360]=&quot;forward&quot;; SUM([.B360]; [.G359]); [.G359])" office:value-type="float" office:value="655" calcext:value-type="float">
            <text:p>655</text:p>
          </table:table-cell>
          <table:table-cell table:style-name="ce13" table:formula="of:=IF([.A360]=&quot;forward&quot;; SUM(PRODUCT([.I359]; [.B360]); [.H359]); [.H359])" office:value-type="float" office:value="129343" calcext:value-type="float">
            <text:p>129343</text:p>
          </table:table-cell>
          <table:table-cell table:style-name="ce13" table:formula="of:=IF([.A360]=&quot;down&quot;; SUM([.B360]; [.I359]); IF([.A360]=&quot;up&quot;;SUM(-[.B360]; [.I359]); [.I359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61]=&quot;forward&quot;; SUM([.B361]; [.D360]); [.D360])" office:value-type="float" office:value="656" calcext:value-type="float">
            <text:p>656</text:p>
          </table:table-cell>
          <table:table-cell table:style-name="ce13" table:formula="of:=IF([.A361]=&quot;down&quot;; SUM([.B361];[.E360]); IF([.A361]=&quot;up&quot;;SUM(-[.B361];[.E360]); [.E360]))" office:value-type="float" office:value="386" calcext:value-type="float">
            <text:p>386</text:p>
          </table:table-cell>
          <table:table-cell/>
          <table:table-cell table:style-name="ce13" table:formula="of:=IF([.A361]=&quot;forward&quot;; SUM([.B361]; [.G360]); [.G360])" office:value-type="float" office:value="656" calcext:value-type="float">
            <text:p>656</text:p>
          </table:table-cell>
          <table:table-cell table:style-name="ce13" table:formula="of:=IF([.A361]=&quot;forward&quot;; SUM(PRODUCT([.I360]; [.B361]); [.H360]); [.H360])" office:value-type="float" office:value="129729" calcext:value-type="float">
            <text:p>129729</text:p>
          </table:table-cell>
          <table:table-cell table:style-name="ce13" table:formula="of:=IF([.A361]=&quot;down&quot;; SUM([.B361]; [.I360]); IF([.A361]=&quot;up&quot;;SUM(-[.B361]; [.I360]); [.I360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62]=&quot;forward&quot;; SUM([.B362]; [.D361]); [.D361])" office:value-type="float" office:value="656" calcext:value-type="float">
            <text:p>656</text:p>
          </table:table-cell>
          <table:table-cell table:style-name="ce13" table:formula="of:=IF([.A362]=&quot;down&quot;; SUM([.B362];[.E361]); IF([.A362]=&quot;up&quot;;SUM(-[.B362];[.E361]); [.E361]))" office:value-type="float" office:value="387" calcext:value-type="float">
            <text:p>387</text:p>
          </table:table-cell>
          <table:table-cell/>
          <table:table-cell table:style-name="ce13" table:formula="of:=IF([.A362]=&quot;forward&quot;; SUM([.B362]; [.G361]); [.G361])" office:value-type="float" office:value="656" calcext:value-type="float">
            <text:p>656</text:p>
          </table:table-cell>
          <table:table-cell table:style-name="ce13" table:formula="of:=IF([.A362]=&quot;forward&quot;; SUM(PRODUCT([.I361]; [.B362]); [.H361]); [.H361])" office:value-type="float" office:value="129729" calcext:value-type="float">
            <text:p>129729</text:p>
          </table:table-cell>
          <table:table-cell table:style-name="ce13" table:formula="of:=IF([.A362]=&quot;down&quot;; SUM([.B362]; [.I361]); IF([.A362]=&quot;up&quot;;SUM(-[.B362]; [.I361]); [.I361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63]=&quot;forward&quot;; SUM([.B363]; [.D362]); [.D362])" office:value-type="float" office:value="656" calcext:value-type="float">
            <text:p>656</text:p>
          </table:table-cell>
          <table:table-cell table:style-name="ce13" table:formula="of:=IF([.A363]=&quot;down&quot;; SUM([.B363];[.E362]); IF([.A363]=&quot;up&quot;;SUM(-[.B363];[.E362]); [.E362]))" office:value-type="float" office:value="383" calcext:value-type="float">
            <text:p>383</text:p>
          </table:table-cell>
          <table:table-cell/>
          <table:table-cell table:style-name="ce13" table:formula="of:=IF([.A363]=&quot;forward&quot;; SUM([.B363]; [.G362]); [.G362])" office:value-type="float" office:value="656" calcext:value-type="float">
            <text:p>656</text:p>
          </table:table-cell>
          <table:table-cell table:style-name="ce13" table:formula="of:=IF([.A363]=&quot;forward&quot;; SUM(PRODUCT([.I362]; [.B363]); [.H362]); [.H362])" office:value-type="float" office:value="129729" calcext:value-type="float">
            <text:p>129729</text:p>
          </table:table-cell>
          <table:table-cell table:style-name="ce13" table:formula="of:=IF([.A363]=&quot;down&quot;; SUM([.B363]; [.I362]); IF([.A363]=&quot;up&quot;;SUM(-[.B363]; [.I362]); [.I362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64]=&quot;forward&quot;; SUM([.B364]; [.D363]); [.D363])" office:value-type="float" office:value="656" calcext:value-type="float">
            <text:p>656</text:p>
          </table:table-cell>
          <table:table-cell table:style-name="ce13" table:formula="of:=IF([.A364]=&quot;down&quot;; SUM([.B364];[.E363]); IF([.A364]=&quot;up&quot;;SUM(-[.B364];[.E363]); [.E363]))" office:value-type="float" office:value="374" calcext:value-type="float">
            <text:p>374</text:p>
          </table:table-cell>
          <table:table-cell/>
          <table:table-cell table:style-name="ce13" table:formula="of:=IF([.A364]=&quot;forward&quot;; SUM([.B364]; [.G363]); [.G363])" office:value-type="float" office:value="656" calcext:value-type="float">
            <text:p>656</text:p>
          </table:table-cell>
          <table:table-cell table:style-name="ce13" table:formula="of:=IF([.A364]=&quot;forward&quot;; SUM(PRODUCT([.I363]; [.B364]); [.H363]); [.H363])" office:value-type="float" office:value="129729" calcext:value-type="float">
            <text:p>129729</text:p>
          </table:table-cell>
          <table:table-cell table:style-name="ce13" table:formula="of:=IF([.A364]=&quot;down&quot;; SUM([.B364]; [.I363]); IF([.A364]=&quot;up&quot;;SUM(-[.B364]; [.I363]); [.I363]))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65]=&quot;forward&quot;; SUM([.B365]; [.D364]); [.D364])" office:value-type="float" office:value="656" calcext:value-type="float">
            <text:p>656</text:p>
          </table:table-cell>
          <table:table-cell table:style-name="ce13" table:formula="of:=IF([.A365]=&quot;down&quot;; SUM([.B365];[.E364]); IF([.A365]=&quot;up&quot;;SUM(-[.B365];[.E364]); [.E364]))" office:value-type="float" office:value="382" calcext:value-type="float">
            <text:p>382</text:p>
          </table:table-cell>
          <table:table-cell/>
          <table:table-cell table:style-name="ce13" table:formula="of:=IF([.A365]=&quot;forward&quot;; SUM([.B365]; [.G364]); [.G364])" office:value-type="float" office:value="656" calcext:value-type="float">
            <text:p>656</text:p>
          </table:table-cell>
          <table:table-cell table:style-name="ce13" table:formula="of:=IF([.A365]=&quot;forward&quot;; SUM(PRODUCT([.I364]; [.B365]); [.H364]); [.H364])" office:value-type="float" office:value="129729" calcext:value-type="float">
            <text:p>129729</text:p>
          </table:table-cell>
          <table:table-cell table:style-name="ce13" table:formula="of:=IF([.A365]=&quot;down&quot;; SUM([.B365]; [.I364]); IF([.A365]=&quot;up&quot;;SUM(-[.B365]; [.I364]); [.I364]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66]=&quot;forward&quot;; SUM([.B366]; [.D365]); [.D365])" office:value-type="float" office:value="659" calcext:value-type="float">
            <text:p>659</text:p>
          </table:table-cell>
          <table:table-cell table:style-name="ce13" table:formula="of:=IF([.A366]=&quot;down&quot;; SUM([.B366];[.E365]); IF([.A366]=&quot;up&quot;;SUM(-[.B366];[.E365]); [.E365]))" office:value-type="float" office:value="382" calcext:value-type="float">
            <text:p>382</text:p>
          </table:table-cell>
          <table:table-cell/>
          <table:table-cell table:style-name="ce13" table:formula="of:=IF([.A366]=&quot;forward&quot;; SUM([.B366]; [.G365]); [.G365])" office:value-type="float" office:value="659" calcext:value-type="float">
            <text:p>659</text:p>
          </table:table-cell>
          <table:table-cell table:style-name="ce13" table:formula="of:=IF([.A366]=&quot;forward&quot;; SUM(PRODUCT([.I365]; [.B366]); [.H365]); [.H365])" office:value-type="float" office:value="130875" calcext:value-type="float">
            <text:p>130875</text:p>
          </table:table-cell>
          <table:table-cell table:style-name="ce13" table:formula="of:=IF([.A366]=&quot;down&quot;; SUM([.B366]; [.I365]); IF([.A366]=&quot;up&quot;;SUM(-[.B366]; [.I365]); [.I365]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367]=&quot;forward&quot;; SUM([.B367]; [.D366]); [.D366])" office:value-type="float" office:value="661" calcext:value-type="float">
            <text:p>661</text:p>
          </table:table-cell>
          <table:table-cell table:style-name="ce13" table:formula="of:=IF([.A367]=&quot;down&quot;; SUM([.B367];[.E366]); IF([.A367]=&quot;up&quot;;SUM(-[.B367];[.E366]); [.E366]))" office:value-type="float" office:value="382" calcext:value-type="float">
            <text:p>382</text:p>
          </table:table-cell>
          <table:table-cell/>
          <table:table-cell table:style-name="ce13" table:formula="of:=IF([.A367]=&quot;forward&quot;; SUM([.B367]; [.G366]); [.G366])" office:value-type="float" office:value="661" calcext:value-type="float">
            <text:p>661</text:p>
          </table:table-cell>
          <table:table-cell table:style-name="ce13" table:formula="of:=IF([.A367]=&quot;forward&quot;; SUM(PRODUCT([.I366]; [.B367]); [.H366]); [.H366])" office:value-type="float" office:value="131639" calcext:value-type="float">
            <text:p>131639</text:p>
          </table:table-cell>
          <table:table-cell table:style-name="ce13" table:formula="of:=IF([.A367]=&quot;down&quot;; SUM([.B367]; [.I366]); IF([.A367]=&quot;up&quot;;SUM(-[.B367]; [.I366]); [.I366])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68]=&quot;forward&quot;; SUM([.B368]; [.D367]); [.D367])" office:value-type="float" office:value="661" calcext:value-type="float">
            <text:p>661</text:p>
          </table:table-cell>
          <table:table-cell table:style-name="ce13" table:formula="of:=IF([.A368]=&quot;down&quot;; SUM([.B368];[.E367]); IF([.A368]=&quot;up&quot;;SUM(-[.B368];[.E367]); [.E367]))" office:value-type="float" office:value="386" calcext:value-type="float">
            <text:p>386</text:p>
          </table:table-cell>
          <table:table-cell/>
          <table:table-cell table:style-name="ce13" table:formula="of:=IF([.A368]=&quot;forward&quot;; SUM([.B368]; [.G367]); [.G367])" office:value-type="float" office:value="661" calcext:value-type="float">
            <text:p>661</text:p>
          </table:table-cell>
          <table:table-cell table:style-name="ce13" table:formula="of:=IF([.A368]=&quot;forward&quot;; SUM(PRODUCT([.I367]; [.B368]); [.H367]); [.H367])" office:value-type="float" office:value="131639" calcext:value-type="float">
            <text:p>131639</text:p>
          </table:table-cell>
          <table:table-cell table:style-name="ce13" table:formula="of:=IF([.A368]=&quot;down&quot;; SUM([.B368]; [.I367]); IF([.A368]=&quot;up&quot;;SUM(-[.B368]; [.I367]); [.I367]))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69]=&quot;forward&quot;; SUM([.B369]; [.D368]); [.D368])" office:value-type="float" office:value="661" calcext:value-type="float">
            <text:p>661</text:p>
          </table:table-cell>
          <table:table-cell table:style-name="ce13" table:formula="of:=IF([.A369]=&quot;down&quot;; SUM([.B369];[.E368]); IF([.A369]=&quot;up&quot;;SUM(-[.B369];[.E368]); [.E368]))" office:value-type="float" office:value="387" calcext:value-type="float">
            <text:p>387</text:p>
          </table:table-cell>
          <table:table-cell/>
          <table:table-cell table:style-name="ce13" table:formula="of:=IF([.A369]=&quot;forward&quot;; SUM([.B369]; [.G368]); [.G368])" office:value-type="float" office:value="661" calcext:value-type="float">
            <text:p>661</text:p>
          </table:table-cell>
          <table:table-cell table:style-name="ce13" table:formula="of:=IF([.A369]=&quot;forward&quot;; SUM(PRODUCT([.I368]; [.B369]); [.H368]); [.H368])" office:value-type="float" office:value="131639" calcext:value-type="float">
            <text:p>131639</text:p>
          </table:table-cell>
          <table:table-cell table:style-name="ce13" table:formula="of:=IF([.A369]=&quot;down&quot;; SUM([.B369]; [.I368]); IF([.A369]=&quot;up&quot;;SUM(-[.B369]; [.I368]); [.I368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70]=&quot;forward&quot;; SUM([.B370]; [.D369]); [.D369])" office:value-type="float" office:value="669" calcext:value-type="float">
            <text:p>669</text:p>
          </table:table-cell>
          <table:table-cell table:style-name="ce13" table:formula="of:=IF([.A370]=&quot;down&quot;; SUM([.B370];[.E369]); IF([.A370]=&quot;up&quot;;SUM(-[.B370];[.E369]); [.E369]))" office:value-type="float" office:value="387" calcext:value-type="float">
            <text:p>387</text:p>
          </table:table-cell>
          <table:table-cell/>
          <table:table-cell table:style-name="ce13" table:formula="of:=IF([.A370]=&quot;forward&quot;; SUM([.B370]; [.G369]); [.G369])" office:value-type="float" office:value="669" calcext:value-type="float">
            <text:p>669</text:p>
          </table:table-cell>
          <table:table-cell table:style-name="ce13" table:formula="of:=IF([.A370]=&quot;forward&quot;; SUM(PRODUCT([.I369]; [.B370]); [.H369]); [.H369])" office:value-type="float" office:value="134735" calcext:value-type="float">
            <text:p>134735</text:p>
          </table:table-cell>
          <table:table-cell table:style-name="ce13" table:formula="of:=IF([.A370]=&quot;down&quot;; SUM([.B370]; [.I369]); IF([.A370]=&quot;up&quot;;SUM(-[.B370]; [.I369]); [.I369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71]=&quot;forward&quot;; SUM([.B371]; [.D370]); [.D370])" office:value-type="float" office:value="669" calcext:value-type="float">
            <text:p>669</text:p>
          </table:table-cell>
          <table:table-cell table:style-name="ce13" table:formula="of:=IF([.A371]=&quot;down&quot;; SUM([.B371];[.E370]); IF([.A371]=&quot;up&quot;;SUM(-[.B371];[.E370]); [.E370]))" office:value-type="float" office:value="395" calcext:value-type="float">
            <text:p>395</text:p>
          </table:table-cell>
          <table:table-cell/>
          <table:table-cell table:style-name="ce13" table:formula="of:=IF([.A371]=&quot;forward&quot;; SUM([.B371]; [.G370]); [.G370])" office:value-type="float" office:value="669" calcext:value-type="float">
            <text:p>669</text:p>
          </table:table-cell>
          <table:table-cell table:style-name="ce13" table:formula="of:=IF([.A371]=&quot;forward&quot;; SUM(PRODUCT([.I370]; [.B371]); [.H370]); [.H370])" office:value-type="float" office:value="134735" calcext:value-type="float">
            <text:p>134735</text:p>
          </table:table-cell>
          <table:table-cell table:style-name="ce13" table:formula="of:=IF([.A371]=&quot;down&quot;; SUM([.B371]; [.I370]); IF([.A371]=&quot;up&quot;;SUM(-[.B371]; [.I370]); [.I370])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72]=&quot;forward&quot;; SUM([.B372]; [.D371]); [.D371])" office:value-type="float" office:value="669" calcext:value-type="float">
            <text:p>669</text:p>
          </table:table-cell>
          <table:table-cell table:style-name="ce13" table:formula="of:=IF([.A372]=&quot;down&quot;; SUM([.B372];[.E371]); IF([.A372]=&quot;up&quot;;SUM(-[.B372];[.E371]); [.E371]))" office:value-type="float" office:value="387" calcext:value-type="float">
            <text:p>387</text:p>
          </table:table-cell>
          <table:table-cell/>
          <table:table-cell table:style-name="ce13" table:formula="of:=IF([.A372]=&quot;forward&quot;; SUM([.B372]; [.G371]); [.G371])" office:value-type="float" office:value="669" calcext:value-type="float">
            <text:p>669</text:p>
          </table:table-cell>
          <table:table-cell table:style-name="ce13" table:formula="of:=IF([.A372]=&quot;forward&quot;; SUM(PRODUCT([.I371]; [.B372]); [.H371]); [.H371])" office:value-type="float" office:value="134735" calcext:value-type="float">
            <text:p>134735</text:p>
          </table:table-cell>
          <table:table-cell table:style-name="ce13" table:formula="of:=IF([.A372]=&quot;down&quot;; SUM([.B372]; [.I371]); IF([.A372]=&quot;up&quot;;SUM(-[.B372]; [.I371]); [.I371])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73]=&quot;forward&quot;; SUM([.B373]; [.D372]); [.D372])" office:value-type="float" office:value="669" calcext:value-type="float">
            <text:p>669</text:p>
          </table:table-cell>
          <table:table-cell table:style-name="ce13" table:formula="of:=IF([.A373]=&quot;down&quot;; SUM([.B373];[.E372]); IF([.A373]=&quot;up&quot;;SUM(-[.B373];[.E372]); [.E372]))" office:value-type="float" office:value="380" calcext:value-type="float">
            <text:p>380</text:p>
          </table:table-cell>
          <table:table-cell/>
          <table:table-cell table:style-name="ce13" table:formula="of:=IF([.A373]=&quot;forward&quot;; SUM([.B373]; [.G372]); [.G372])" office:value-type="float" office:value="669" calcext:value-type="float">
            <text:p>669</text:p>
          </table:table-cell>
          <table:table-cell table:style-name="ce13" table:formula="of:=IF([.A373]=&quot;forward&quot;; SUM(PRODUCT([.I372]; [.B373]); [.H372]); [.H372])" office:value-type="float" office:value="134735" calcext:value-type="float">
            <text:p>134735</text:p>
          </table:table-cell>
          <table:table-cell table:style-name="ce13" table:formula="of:=IF([.A373]=&quot;down&quot;; SUM([.B373]; [.I372]); IF([.A373]=&quot;up&quot;;SUM(-[.B373]; [.I372]); [.I372]))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74]=&quot;forward&quot;; SUM([.B374]; [.D373]); [.D373])" office:value-type="float" office:value="669" calcext:value-type="float">
            <text:p>669</text:p>
          </table:table-cell>
          <table:table-cell table:style-name="ce13" table:formula="of:=IF([.A374]=&quot;down&quot;; SUM([.B374];[.E373]); IF([.A374]=&quot;up&quot;;SUM(-[.B374];[.E373]); [.E373]))" office:value-type="float" office:value="384" calcext:value-type="float">
            <text:p>384</text:p>
          </table:table-cell>
          <table:table-cell/>
          <table:table-cell table:style-name="ce13" table:formula="of:=IF([.A374]=&quot;forward&quot;; SUM([.B374]; [.G373]); [.G373])" office:value-type="float" office:value="669" calcext:value-type="float">
            <text:p>669</text:p>
          </table:table-cell>
          <table:table-cell table:style-name="ce13" table:formula="of:=IF([.A374]=&quot;forward&quot;; SUM(PRODUCT([.I373]; [.B374]); [.H373]); [.H373])" office:value-type="float" office:value="134735" calcext:value-type="float">
            <text:p>134735</text:p>
          </table:table-cell>
          <table:table-cell table:style-name="ce13" table:formula="of:=IF([.A374]=&quot;down&quot;; SUM([.B374]; [.I373]); IF([.A374]=&quot;up&quot;;SUM(-[.B374]; [.I373]); [.I373])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75]=&quot;forward&quot;; SUM([.B375]; [.D374]); [.D374])" office:value-type="float" office:value="675" calcext:value-type="float">
            <text:p>675</text:p>
          </table:table-cell>
          <table:table-cell table:style-name="ce13" table:formula="of:=IF([.A375]=&quot;down&quot;; SUM([.B375];[.E374]); IF([.A375]=&quot;up&quot;;SUM(-[.B375];[.E374]); [.E374]))" office:value-type="float" office:value="384" calcext:value-type="float">
            <text:p>384</text:p>
          </table:table-cell>
          <table:table-cell/>
          <table:table-cell table:style-name="ce13" table:formula="of:=IF([.A375]=&quot;forward&quot;; SUM([.B375]; [.G374]); [.G374])" office:value-type="float" office:value="675" calcext:value-type="float">
            <text:p>675</text:p>
          </table:table-cell>
          <table:table-cell table:style-name="ce13" table:formula="of:=IF([.A375]=&quot;forward&quot;; SUM(PRODUCT([.I374]; [.B375]); [.H374]); [.H374])" office:value-type="float" office:value="137039" calcext:value-type="float">
            <text:p>137039</text:p>
          </table:table-cell>
          <table:table-cell table:style-name="ce13" table:formula="of:=IF([.A375]=&quot;down&quot;; SUM([.B375]; [.I374]); IF([.A375]=&quot;up&quot;;SUM(-[.B375]; [.I374]); [.I374])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76]=&quot;forward&quot;; SUM([.B376]; [.D375]); [.D375])" office:value-type="float" office:value="675" calcext:value-type="float">
            <text:p>675</text:p>
          </table:table-cell>
          <table:table-cell table:style-name="ce13" table:formula="of:=IF([.A376]=&quot;down&quot;; SUM([.B376];[.E375]); IF([.A376]=&quot;up&quot;;SUM(-[.B376];[.E375]); [.E375]))" office:value-type="float" office:value="379" calcext:value-type="float">
            <text:p>379</text:p>
          </table:table-cell>
          <table:table-cell/>
          <table:table-cell table:style-name="ce13" table:formula="of:=IF([.A376]=&quot;forward&quot;; SUM([.B376]; [.G375]); [.G375])" office:value-type="float" office:value="675" calcext:value-type="float">
            <text:p>675</text:p>
          </table:table-cell>
          <table:table-cell table:style-name="ce13" table:formula="of:=IF([.A376]=&quot;forward&quot;; SUM(PRODUCT([.I375]; [.B376]); [.H375]); [.H375])" office:value-type="float" office:value="137039" calcext:value-type="float">
            <text:p>137039</text:p>
          </table:table-cell>
          <table:table-cell table:style-name="ce13" table:formula="of:=IF([.A376]=&quot;down&quot;; SUM([.B376]; [.I375]); IF([.A376]=&quot;up&quot;;SUM(-[.B376]; [.I375]); [.I375]))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77]=&quot;forward&quot;; SUM([.B377]; [.D376]); [.D376])" office:value-type="float" office:value="675" calcext:value-type="float">
            <text:p>675</text:p>
          </table:table-cell>
          <table:table-cell table:style-name="ce13" table:formula="of:=IF([.A377]=&quot;down&quot;; SUM([.B377];[.E376]); IF([.A377]=&quot;up&quot;;SUM(-[.B377];[.E376]); [.E376]))" office:value-type="float" office:value="380" calcext:value-type="float">
            <text:p>380</text:p>
          </table:table-cell>
          <table:table-cell/>
          <table:table-cell table:style-name="ce13" table:formula="of:=IF([.A377]=&quot;forward&quot;; SUM([.B377]; [.G376]); [.G376])" office:value-type="float" office:value="675" calcext:value-type="float">
            <text:p>675</text:p>
          </table:table-cell>
          <table:table-cell table:style-name="ce13" table:formula="of:=IF([.A377]=&quot;forward&quot;; SUM(PRODUCT([.I376]; [.B377]); [.H376]); [.H376])" office:value-type="float" office:value="137039" calcext:value-type="float">
            <text:p>137039</text:p>
          </table:table-cell>
          <table:table-cell table:style-name="ce13" table:formula="of:=IF([.A377]=&quot;down&quot;; SUM([.B377]; [.I376]); IF([.A377]=&quot;up&quot;;SUM(-[.B377]; [.I376]); [.I376]))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78]=&quot;forward&quot;; SUM([.B378]; [.D377]); [.D377])" office:value-type="float" office:value="675" calcext:value-type="float">
            <text:p>675</text:p>
          </table:table-cell>
          <table:table-cell table:style-name="ce13" table:formula="of:=IF([.A378]=&quot;down&quot;; SUM([.B378];[.E377]); IF([.A378]=&quot;up&quot;;SUM(-[.B378];[.E377]); [.E377]))" office:value-type="float" office:value="383" calcext:value-type="float">
            <text:p>383</text:p>
          </table:table-cell>
          <table:table-cell/>
          <table:table-cell table:style-name="ce13" table:formula="of:=IF([.A378]=&quot;forward&quot;; SUM([.B378]; [.G377]); [.G377])" office:value-type="float" office:value="675" calcext:value-type="float">
            <text:p>675</text:p>
          </table:table-cell>
          <table:table-cell table:style-name="ce13" table:formula="of:=IF([.A378]=&quot;forward&quot;; SUM(PRODUCT([.I377]; [.B378]); [.H377]); [.H377])" office:value-type="float" office:value="137039" calcext:value-type="float">
            <text:p>137039</text:p>
          </table:table-cell>
          <table:table-cell table:style-name="ce13" table:formula="of:=IF([.A378]=&quot;down&quot;; SUM([.B378]; [.I377]); IF([.A378]=&quot;up&quot;;SUM(-[.B378]; [.I377]); [.I377])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79]=&quot;forward&quot;; SUM([.B379]; [.D378]); [.D378])" office:value-type="float" office:value="675" calcext:value-type="float">
            <text:p>675</text:p>
          </table:table-cell>
          <table:table-cell table:style-name="ce13" table:formula="of:=IF([.A379]=&quot;down&quot;; SUM([.B379];[.E378]); IF([.A379]=&quot;up&quot;;SUM(-[.B379];[.E378]); [.E378]))" office:value-type="float" office:value="392" calcext:value-type="float">
            <text:p>392</text:p>
          </table:table-cell>
          <table:table-cell/>
          <table:table-cell table:style-name="ce13" table:formula="of:=IF([.A379]=&quot;forward&quot;; SUM([.B379]; [.G378]); [.G378])" office:value-type="float" office:value="675" calcext:value-type="float">
            <text:p>675</text:p>
          </table:table-cell>
          <table:table-cell table:style-name="ce13" table:formula="of:=IF([.A379]=&quot;forward&quot;; SUM(PRODUCT([.I378]; [.B379]); [.H378]); [.H378])" office:value-type="float" office:value="137039" calcext:value-type="float">
            <text:p>137039</text:p>
          </table:table-cell>
          <table:table-cell table:style-name="ce13" table:formula="of:=IF([.A379]=&quot;down&quot;; SUM([.B379]; [.I378]); IF([.A379]=&quot;up&quot;;SUM(-[.B379]; [.I378]); [.I378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80]=&quot;forward&quot;; SUM([.B380]; [.D379]); [.D379])" office:value-type="float" office:value="678" calcext:value-type="float">
            <text:p>678</text:p>
          </table:table-cell>
          <table:table-cell table:style-name="ce13" table:formula="of:=IF([.A380]=&quot;down&quot;; SUM([.B380];[.E379]); IF([.A380]=&quot;up&quot;;SUM(-[.B380];[.E379]); [.E379]))" office:value-type="float" office:value="392" calcext:value-type="float">
            <text:p>392</text:p>
          </table:table-cell>
          <table:table-cell/>
          <table:table-cell table:style-name="ce13" table:formula="of:=IF([.A380]=&quot;forward&quot;; SUM([.B380]; [.G379]); [.G379])" office:value-type="float" office:value="678" calcext:value-type="float">
            <text:p>678</text:p>
          </table:table-cell>
          <table:table-cell table:style-name="ce13" table:formula="of:=IF([.A380]=&quot;forward&quot;; SUM(PRODUCT([.I379]; [.B380]); [.H379]); [.H379])" office:value-type="float" office:value="138215" calcext:value-type="float">
            <text:p>138215</text:p>
          </table:table-cell>
          <table:table-cell table:style-name="ce13" table:formula="of:=IF([.A380]=&quot;down&quot;; SUM([.B380]; [.I379]); IF([.A380]=&quot;up&quot;;SUM(-[.B380]; [.I379]); [.I379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81]=&quot;forward&quot;; SUM([.B381]; [.D380]); [.D380])" office:value-type="float" office:value="687" calcext:value-type="float">
            <text:p>687</text:p>
          </table:table-cell>
          <table:table-cell table:style-name="ce13" table:formula="of:=IF([.A381]=&quot;down&quot;; SUM([.B381];[.E380]); IF([.A381]=&quot;up&quot;;SUM(-[.B381];[.E380]); [.E380]))" office:value-type="float" office:value="392" calcext:value-type="float">
            <text:p>392</text:p>
          </table:table-cell>
          <table:table-cell/>
          <table:table-cell table:style-name="ce13" table:formula="of:=IF([.A381]=&quot;forward&quot;; SUM([.B381]; [.G380]); [.G380])" office:value-type="float" office:value="687" calcext:value-type="float">
            <text:p>687</text:p>
          </table:table-cell>
          <table:table-cell table:style-name="ce13" table:formula="of:=IF([.A381]=&quot;forward&quot;; SUM(PRODUCT([.I380]; [.B381]); [.H380]); [.H380])" office:value-type="float" office:value="141743" calcext:value-type="float">
            <text:p>141743</text:p>
          </table:table-cell>
          <table:table-cell table:style-name="ce13" table:formula="of:=IF([.A381]=&quot;down&quot;; SUM([.B381]; [.I380]); IF([.A381]=&quot;up&quot;;SUM(-[.B381]; [.I380]); [.I380])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82]=&quot;forward&quot;; SUM([.B382]; [.D381]); [.D381])" office:value-type="float" office:value="687" calcext:value-type="float">
            <text:p>687</text:p>
          </table:table-cell>
          <table:table-cell table:style-name="ce13" table:formula="of:=IF([.A382]=&quot;down&quot;; SUM([.B382];[.E381]); IF([.A382]=&quot;up&quot;;SUM(-[.B382];[.E381]); [.E381]))" office:value-type="float" office:value="393" calcext:value-type="float">
            <text:p>393</text:p>
          </table:table-cell>
          <table:table-cell/>
          <table:table-cell table:style-name="ce13" table:formula="of:=IF([.A382]=&quot;forward&quot;; SUM([.B382]; [.G381]); [.G381])" office:value-type="float" office:value="687" calcext:value-type="float">
            <text:p>687</text:p>
          </table:table-cell>
          <table:table-cell table:style-name="ce13" table:formula="of:=IF([.A382]=&quot;forward&quot;; SUM(PRODUCT([.I381]; [.B382]); [.H381]); [.H381])" office:value-type="float" office:value="141743" calcext:value-type="float">
            <text:p>141743</text:p>
          </table:table-cell>
          <table:table-cell table:style-name="ce13" table:formula="of:=IF([.A382]=&quot;down&quot;; SUM([.B382]; [.I381]); IF([.A382]=&quot;up&quot;;SUM(-[.B382]; [.I381]); [.I381]))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83]=&quot;forward&quot;; SUM([.B383]; [.D382]); [.D382])" office:value-type="float" office:value="687" calcext:value-type="float">
            <text:p>687</text:p>
          </table:table-cell>
          <table:table-cell table:style-name="ce13" table:formula="of:=IF([.A383]=&quot;down&quot;; SUM([.B383];[.E382]); IF([.A383]=&quot;up&quot;;SUM(-[.B383];[.E382]); [.E382]))" office:value-type="float" office:value="399" calcext:value-type="float">
            <text:p>399</text:p>
          </table:table-cell>
          <table:table-cell/>
          <table:table-cell table:style-name="ce13" table:formula="of:=IF([.A383]=&quot;forward&quot;; SUM([.B383]; [.G382]); [.G382])" office:value-type="float" office:value="687" calcext:value-type="float">
            <text:p>687</text:p>
          </table:table-cell>
          <table:table-cell table:style-name="ce13" table:formula="of:=IF([.A383]=&quot;forward&quot;; SUM(PRODUCT([.I382]; [.B383]); [.H382]); [.H382])" office:value-type="float" office:value="141743" calcext:value-type="float">
            <text:p>141743</text:p>
          </table:table-cell>
          <table:table-cell table:style-name="ce13" table:formula="of:=IF([.A383]=&quot;down&quot;; SUM([.B383]; [.I382]); IF([.A383]=&quot;up&quot;;SUM(-[.B383]; [.I382]); [.I382])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84]=&quot;forward&quot;; SUM([.B384]; [.D383]); [.D383])" office:value-type="float" office:value="695" calcext:value-type="float">
            <text:p>695</text:p>
          </table:table-cell>
          <table:table-cell table:style-name="ce13" table:formula="of:=IF([.A384]=&quot;down&quot;; SUM([.B384];[.E383]); IF([.A384]=&quot;up&quot;;SUM(-[.B384];[.E383]); [.E383]))" office:value-type="float" office:value="399" calcext:value-type="float">
            <text:p>399</text:p>
          </table:table-cell>
          <table:table-cell/>
          <table:table-cell table:style-name="ce13" table:formula="of:=IF([.A384]=&quot;forward&quot;; SUM([.B384]; [.G383]); [.G383])" office:value-type="float" office:value="695" calcext:value-type="float">
            <text:p>695</text:p>
          </table:table-cell>
          <table:table-cell table:style-name="ce13" table:formula="of:=IF([.A384]=&quot;forward&quot;; SUM(PRODUCT([.I383]; [.B384]); [.H383]); [.H383])" office:value-type="float" office:value="144935" calcext:value-type="float">
            <text:p>144935</text:p>
          </table:table-cell>
          <table:table-cell table:style-name="ce13" table:formula="of:=IF([.A384]=&quot;down&quot;; SUM([.B384]; [.I383]); IF([.A384]=&quot;up&quot;;SUM(-[.B384]; [.I383]); [.I383])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385]=&quot;forward&quot;; SUM([.B385]; [.D384]); [.D384])" office:value-type="float" office:value="695" calcext:value-type="float">
            <text:p>695</text:p>
          </table:table-cell>
          <table:table-cell table:style-name="ce13" table:formula="of:=IF([.A385]=&quot;down&quot;; SUM([.B385];[.E384]); IF([.A385]=&quot;up&quot;;SUM(-[.B385];[.E384]); [.E384]))" office:value-type="float" office:value="398" calcext:value-type="float">
            <text:p>398</text:p>
          </table:table-cell>
          <table:table-cell/>
          <table:table-cell table:style-name="ce13" table:formula="of:=IF([.A385]=&quot;forward&quot;; SUM([.B385]; [.G384]); [.G384])" office:value-type="float" office:value="695" calcext:value-type="float">
            <text:p>695</text:p>
          </table:table-cell>
          <table:table-cell table:style-name="ce13" table:formula="of:=IF([.A385]=&quot;forward&quot;; SUM(PRODUCT([.I384]; [.B385]); [.H384]); [.H384])" office:value-type="float" office:value="144935" calcext:value-type="float">
            <text:p>144935</text:p>
          </table:table-cell>
          <table:table-cell table:style-name="ce13" table:formula="of:=IF([.A385]=&quot;down&quot;; SUM([.B385]; [.I384]); IF([.A385]=&quot;up&quot;;SUM(-[.B385]; [.I384]); [.I384]))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86]=&quot;forward&quot;; SUM([.B386]; [.D385]); [.D385])" office:value-type="float" office:value="695" calcext:value-type="float">
            <text:p>695</text:p>
          </table:table-cell>
          <table:table-cell table:style-name="ce13" table:formula="of:=IF([.A386]=&quot;down&quot;; SUM([.B386];[.E385]); IF([.A386]=&quot;up&quot;;SUM(-[.B386];[.E385]); [.E385]))" office:value-type="float" office:value="407" calcext:value-type="float">
            <text:p>407</text:p>
          </table:table-cell>
          <table:table-cell/>
          <table:table-cell table:style-name="ce13" table:formula="of:=IF([.A386]=&quot;forward&quot;; SUM([.B386]; [.G385]); [.G385])" office:value-type="float" office:value="695" calcext:value-type="float">
            <text:p>695</text:p>
          </table:table-cell>
          <table:table-cell table:style-name="ce13" table:formula="of:=IF([.A386]=&quot;forward&quot;; SUM(PRODUCT([.I385]; [.B386]); [.H385]); [.H385])" office:value-type="float" office:value="144935" calcext:value-type="float">
            <text:p>144935</text:p>
          </table:table-cell>
          <table:table-cell table:style-name="ce13" table:formula="of:=IF([.A386]=&quot;down&quot;; SUM([.B386]; [.I385]); IF([.A386]=&quot;up&quot;;SUM(-[.B386]; [.I385]); [.I385]))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387]=&quot;forward&quot;; SUM([.B387]; [.D386]); [.D386])" office:value-type="float" office:value="695" calcext:value-type="float">
            <text:p>695</text:p>
          </table:table-cell>
          <table:table-cell table:style-name="ce13" table:formula="of:=IF([.A387]=&quot;down&quot;; SUM([.B387];[.E386]); IF([.A387]=&quot;up&quot;;SUM(-[.B387];[.E386]); [.E386]))" office:value-type="float" office:value="410" calcext:value-type="float">
            <text:p>410</text:p>
          </table:table-cell>
          <table:table-cell/>
          <table:table-cell table:style-name="ce13" table:formula="of:=IF([.A387]=&quot;forward&quot;; SUM([.B387]; [.G386]); [.G386])" office:value-type="float" office:value="695" calcext:value-type="float">
            <text:p>695</text:p>
          </table:table-cell>
          <table:table-cell table:style-name="ce13" table:formula="of:=IF([.A387]=&quot;forward&quot;; SUM(PRODUCT([.I386]; [.B387]); [.H386]); [.H386])" office:value-type="float" office:value="144935" calcext:value-type="float">
            <text:p>144935</text:p>
          </table:table-cell>
          <table:table-cell table:style-name="ce13" table:formula="of:=IF([.A387]=&quot;down&quot;; SUM([.B387]; [.I386]); IF([.A387]=&quot;up&quot;;SUM(-[.B387]; [.I386]); [.I386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88]=&quot;forward&quot;; SUM([.B388]; [.D387]); [.D387])" office:value-type="float" office:value="700" calcext:value-type="float">
            <text:p>700</text:p>
          </table:table-cell>
          <table:table-cell table:style-name="ce13" table:formula="of:=IF([.A388]=&quot;down&quot;; SUM([.B388];[.E387]); IF([.A388]=&quot;up&quot;;SUM(-[.B388];[.E387]); [.E387]))" office:value-type="float" office:value="410" calcext:value-type="float">
            <text:p>410</text:p>
          </table:table-cell>
          <table:table-cell/>
          <table:table-cell table:style-name="ce13" table:formula="of:=IF([.A388]=&quot;forward&quot;; SUM([.B388]; [.G387]); [.G387])" office:value-type="float" office:value="700" calcext:value-type="float">
            <text:p>700</text:p>
          </table:table-cell>
          <table:table-cell table:style-name="ce13" table:formula="of:=IF([.A388]=&quot;forward&quot;; SUM(PRODUCT([.I387]; [.B388]); [.H387]); [.H387])" office:value-type="float" office:value="146985" calcext:value-type="float">
            <text:p>146985</text:p>
          </table:table-cell>
          <table:table-cell table:style-name="ce13" table:formula="of:=IF([.A388]=&quot;down&quot;; SUM([.B388]; [.I387]); IF([.A388]=&quot;up&quot;;SUM(-[.B388]; [.I387]); [.I387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89]=&quot;forward&quot;; SUM([.B389]; [.D388]); [.D388])" office:value-type="float" office:value="709" calcext:value-type="float">
            <text:p>709</text:p>
          </table:table-cell>
          <table:table-cell table:style-name="ce13" table:formula="of:=IF([.A389]=&quot;down&quot;; SUM([.B389];[.E388]); IF([.A389]=&quot;up&quot;;SUM(-[.B389];[.E388]); [.E388]))" office:value-type="float" office:value="410" calcext:value-type="float">
            <text:p>410</text:p>
          </table:table-cell>
          <table:table-cell/>
          <table:table-cell table:style-name="ce13" table:formula="of:=IF([.A389]=&quot;forward&quot;; SUM([.B389]; [.G388]); [.G388])" office:value-type="float" office:value="709" calcext:value-type="float">
            <text:p>709</text:p>
          </table:table-cell>
          <table:table-cell table:style-name="ce13" table:formula="of:=IF([.A389]=&quot;forward&quot;; SUM(PRODUCT([.I388]; [.B389]); [.H388]); [.H388])" office:value-type="float" office:value="150675" calcext:value-type="float">
            <text:p>150675</text:p>
          </table:table-cell>
          <table:table-cell table:style-name="ce13" table:formula="of:=IF([.A389]=&quot;down&quot;; SUM([.B389]; [.I388]); IF([.A389]=&quot;up&quot;;SUM(-[.B389]; [.I388]); [.I388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390]=&quot;forward&quot;; SUM([.B390]; [.D389]); [.D389])" office:value-type="float" office:value="717" calcext:value-type="float">
            <text:p>717</text:p>
          </table:table-cell>
          <table:table-cell table:style-name="ce13" table:formula="of:=IF([.A390]=&quot;down&quot;; SUM([.B390];[.E389]); IF([.A390]=&quot;up&quot;;SUM(-[.B390];[.E389]); [.E389]))" office:value-type="float" office:value="410" calcext:value-type="float">
            <text:p>410</text:p>
          </table:table-cell>
          <table:table-cell/>
          <table:table-cell table:style-name="ce13" table:formula="of:=IF([.A390]=&quot;forward&quot;; SUM([.B390]; [.G389]); [.G389])" office:value-type="float" office:value="717" calcext:value-type="float">
            <text:p>717</text:p>
          </table:table-cell>
          <table:table-cell table:style-name="ce13" table:formula="of:=IF([.A390]=&quot;forward&quot;; SUM(PRODUCT([.I389]; [.B390]); [.H389]); [.H389])" office:value-type="float" office:value="153955" calcext:value-type="float">
            <text:p>153955</text:p>
          </table:table-cell>
          <table:table-cell table:style-name="ce13" table:formula="of:=IF([.A390]=&quot;down&quot;; SUM([.B390]; [.I389]); IF([.A390]=&quot;up&quot;;SUM(-[.B390]; [.I389]); [.I389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91]=&quot;forward&quot;; SUM([.B391]; [.D390]); [.D390])" office:value-type="float" office:value="717" calcext:value-type="float">
            <text:p>717</text:p>
          </table:table-cell>
          <table:table-cell table:style-name="ce13" table:formula="of:=IF([.A391]=&quot;down&quot;; SUM([.B391];[.E390]); IF([.A391]=&quot;up&quot;;SUM(-[.B391];[.E390]); [.E390]))" office:value-type="float" office:value="403" calcext:value-type="float">
            <text:p>403</text:p>
          </table:table-cell>
          <table:table-cell/>
          <table:table-cell table:style-name="ce13" table:formula="of:=IF([.A391]=&quot;forward&quot;; SUM([.B391]; [.G390]); [.G390])" office:value-type="float" office:value="717" calcext:value-type="float">
            <text:p>717</text:p>
          </table:table-cell>
          <table:table-cell table:style-name="ce13" table:formula="of:=IF([.A391]=&quot;forward&quot;; SUM(PRODUCT([.I390]; [.B391]); [.H390]); [.H390])" office:value-type="float" office:value="153955" calcext:value-type="float">
            <text:p>153955</text:p>
          </table:table-cell>
          <table:table-cell table:style-name="ce13" table:formula="of:=IF([.A391]=&quot;down&quot;; SUM([.B391]; [.I390]); IF([.A391]=&quot;up&quot;;SUM(-[.B391]; [.I390]); [.I390]))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392]=&quot;forward&quot;; SUM([.B392]; [.D391]); [.D391])" office:value-type="float" office:value="717" calcext:value-type="float">
            <text:p>717</text:p>
          </table:table-cell>
          <table:table-cell table:style-name="ce13" table:formula="of:=IF([.A392]=&quot;down&quot;; SUM([.B392];[.E391]); IF([.A392]=&quot;up&quot;;SUM(-[.B392];[.E391]); [.E391]))" office:value-type="float" office:value="405" calcext:value-type="float">
            <text:p>405</text:p>
          </table:table-cell>
          <table:table-cell/>
          <table:table-cell table:style-name="ce13" table:formula="of:=IF([.A392]=&quot;forward&quot;; SUM([.B392]; [.G391]); [.G391])" office:value-type="float" office:value="717" calcext:value-type="float">
            <text:p>717</text:p>
          </table:table-cell>
          <table:table-cell table:style-name="ce13" table:formula="of:=IF([.A392]=&quot;forward&quot;; SUM(PRODUCT([.I391]; [.B392]); [.H391]); [.H391])" office:value-type="float" office:value="153955" calcext:value-type="float">
            <text:p>153955</text:p>
          </table:table-cell>
          <table:table-cell table:style-name="ce13" table:formula="of:=IF([.A392]=&quot;down&quot;; SUM([.B392]; [.I391]); IF([.A392]=&quot;up&quot;;SUM(-[.B392]; [.I391]); [.I391]))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393]=&quot;forward&quot;; SUM([.B393]; [.D392]); [.D392])" office:value-type="float" office:value="717" calcext:value-type="float">
            <text:p>717</text:p>
          </table:table-cell>
          <table:table-cell table:style-name="ce13" table:formula="of:=IF([.A393]=&quot;down&quot;; SUM([.B393];[.E392]); IF([.A393]=&quot;up&quot;;SUM(-[.B393];[.E392]); [.E392]))" office:value-type="float" office:value="410" calcext:value-type="float">
            <text:p>410</text:p>
          </table:table-cell>
          <table:table-cell/>
          <table:table-cell table:style-name="ce13" table:formula="of:=IF([.A393]=&quot;forward&quot;; SUM([.B393]; [.G392]); [.G392])" office:value-type="float" office:value="717" calcext:value-type="float">
            <text:p>717</text:p>
          </table:table-cell>
          <table:table-cell table:style-name="ce13" table:formula="of:=IF([.A393]=&quot;forward&quot;; SUM(PRODUCT([.I392]; [.B393]); [.H392]); [.H392])" office:value-type="float" office:value="153955" calcext:value-type="float">
            <text:p>153955</text:p>
          </table:table-cell>
          <table:table-cell table:style-name="ce13" table:formula="of:=IF([.A393]=&quot;down&quot;; SUM([.B393]; [.I392]); IF([.A393]=&quot;up&quot;;SUM(-[.B393]; [.I392]); [.I392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394]=&quot;forward&quot;; SUM([.B394]; [.D393]); [.D393])" office:value-type="float" office:value="723" calcext:value-type="float">
            <text:p>723</text:p>
          </table:table-cell>
          <table:table-cell table:style-name="ce13" table:formula="of:=IF([.A394]=&quot;down&quot;; SUM([.B394];[.E393]); IF([.A394]=&quot;up&quot;;SUM(-[.B394];[.E393]); [.E393]))" office:value-type="float" office:value="410" calcext:value-type="float">
            <text:p>410</text:p>
          </table:table-cell>
          <table:table-cell/>
          <table:table-cell table:style-name="ce13" table:formula="of:=IF([.A394]=&quot;forward&quot;; SUM([.B394]; [.G393]); [.G393])" office:value-type="float" office:value="723" calcext:value-type="float">
            <text:p>723</text:p>
          </table:table-cell>
          <table:table-cell table:style-name="ce13" table:formula="of:=IF([.A394]=&quot;forward&quot;; SUM(PRODUCT([.I393]; [.B394]); [.H393]); [.H393])" office:value-type="float" office:value="156415" calcext:value-type="float">
            <text:p>156415</text:p>
          </table:table-cell>
          <table:table-cell table:style-name="ce13" table:formula="of:=IF([.A394]=&quot;down&quot;; SUM([.B394]; [.I393]); IF([.A394]=&quot;up&quot;;SUM(-[.B394]; [.I393]); [.I393])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395]=&quot;forward&quot;; SUM([.B395]; [.D394]); [.D394])" office:value-type="float" office:value="723" calcext:value-type="float">
            <text:p>723</text:p>
          </table:table-cell>
          <table:table-cell table:style-name="ce13" table:formula="of:=IF([.A395]=&quot;down&quot;; SUM([.B395];[.E394]); IF([.A395]=&quot;up&quot;;SUM(-[.B395];[.E394]); [.E394]))" office:value-type="float" office:value="419" calcext:value-type="float">
            <text:p>419</text:p>
          </table:table-cell>
          <table:table-cell/>
          <table:table-cell table:style-name="ce13" table:formula="of:=IF([.A395]=&quot;forward&quot;; SUM([.B395]; [.G394]); [.G394])" office:value-type="float" office:value="723" calcext:value-type="float">
            <text:p>723</text:p>
          </table:table-cell>
          <table:table-cell table:style-name="ce13" table:formula="of:=IF([.A395]=&quot;forward&quot;; SUM(PRODUCT([.I394]; [.B395]); [.H394]); [.H394])" office:value-type="float" office:value="156415" calcext:value-type="float">
            <text:p>156415</text:p>
          </table:table-cell>
          <table:table-cell table:style-name="ce13" table:formula="of:=IF([.A395]=&quot;down&quot;; SUM([.B395]; [.I394]); IF([.A395]=&quot;up&quot;;SUM(-[.B395]; [.I394]); [.I394]))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96]=&quot;forward&quot;; SUM([.B396]; [.D395]); [.D395])" office:value-type="float" office:value="723" calcext:value-type="float">
            <text:p>723</text:p>
          </table:table-cell>
          <table:table-cell table:style-name="ce13" table:formula="of:=IF([.A396]=&quot;down&quot;; SUM([.B396];[.E395]); IF([.A396]=&quot;up&quot;;SUM(-[.B396];[.E395]); [.E395]))" office:value-type="float" office:value="423" calcext:value-type="float">
            <text:p>423</text:p>
          </table:table-cell>
          <table:table-cell/>
          <table:table-cell table:style-name="ce13" table:formula="of:=IF([.A396]=&quot;forward&quot;; SUM([.B396]; [.G395]); [.G395])" office:value-type="float" office:value="723" calcext:value-type="float">
            <text:p>723</text:p>
          </table:table-cell>
          <table:table-cell table:style-name="ce13" table:formula="of:=IF([.A396]=&quot;forward&quot;; SUM(PRODUCT([.I395]; [.B396]); [.H395]); [.H395])" office:value-type="float" office:value="156415" calcext:value-type="float">
            <text:p>156415</text:p>
          </table:table-cell>
          <table:table-cell table:style-name="ce13" table:formula="of:=IF([.A396]=&quot;down&quot;; SUM([.B396]; [.I395]); IF([.A396]=&quot;up&quot;;SUM(-[.B396]; [.I395]); [.I395]))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97]=&quot;forward&quot;; SUM([.B397]; [.D396]); [.D396])" office:value-type="float" office:value="723" calcext:value-type="float">
            <text:p>723</text:p>
          </table:table-cell>
          <table:table-cell table:style-name="ce13" table:formula="of:=IF([.A397]=&quot;down&quot;; SUM([.B397];[.E396]); IF([.A397]=&quot;up&quot;;SUM(-[.B397];[.E396]); [.E396]))" office:value-type="float" office:value="430" calcext:value-type="float">
            <text:p>430</text:p>
          </table:table-cell>
          <table:table-cell/>
          <table:table-cell table:style-name="ce13" table:formula="of:=IF([.A397]=&quot;forward&quot;; SUM([.B397]; [.G396]); [.G396])" office:value-type="float" office:value="723" calcext:value-type="float">
            <text:p>723</text:p>
          </table:table-cell>
          <table:table-cell table:style-name="ce13" table:formula="of:=IF([.A397]=&quot;forward&quot;; SUM(PRODUCT([.I396]; [.B397]); [.H396]); [.H396])" office:value-type="float" office:value="156415" calcext:value-type="float">
            <text:p>156415</text:p>
          </table:table-cell>
          <table:table-cell table:style-name="ce13" table:formula="of:=IF([.A397]=&quot;down&quot;; SUM([.B397]; [.I396]); IF([.A397]=&quot;up&quot;;SUM(-[.B397]; [.I396]); [.I396]))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398]=&quot;forward&quot;; SUM([.B398]; [.D397]); [.D397])" office:value-type="float" office:value="723" calcext:value-type="float">
            <text:p>723</text:p>
          </table:table-cell>
          <table:table-cell table:style-name="ce13" table:formula="of:=IF([.A398]=&quot;down&quot;; SUM([.B398];[.E397]); IF([.A398]=&quot;up&quot;;SUM(-[.B398];[.E397]); [.E397]))" office:value-type="float" office:value="434" calcext:value-type="float">
            <text:p>434</text:p>
          </table:table-cell>
          <table:table-cell/>
          <table:table-cell table:style-name="ce13" table:formula="of:=IF([.A398]=&quot;forward&quot;; SUM([.B398]; [.G397]); [.G397])" office:value-type="float" office:value="723" calcext:value-type="float">
            <text:p>723</text:p>
          </table:table-cell>
          <table:table-cell table:style-name="ce13" table:formula="of:=IF([.A398]=&quot;forward&quot;; SUM(PRODUCT([.I397]; [.B398]); [.H397]); [.H397])" office:value-type="float" office:value="156415" calcext:value-type="float">
            <text:p>156415</text:p>
          </table:table-cell>
          <table:table-cell table:style-name="ce13" table:formula="of:=IF([.A398]=&quot;down&quot;; SUM([.B398]; [.I397]); IF([.A398]=&quot;up&quot;;SUM(-[.B398]; [.I397]); [.I397]))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399]=&quot;forward&quot;; SUM([.B399]; [.D398]); [.D398])" office:value-type="float" office:value="730" calcext:value-type="float">
            <text:p>730</text:p>
          </table:table-cell>
          <table:table-cell table:style-name="ce13" table:formula="of:=IF([.A399]=&quot;down&quot;; SUM([.B399];[.E398]); IF([.A399]=&quot;up&quot;;SUM(-[.B399];[.E398]); [.E398]))" office:value-type="float" office:value="434" calcext:value-type="float">
            <text:p>434</text:p>
          </table:table-cell>
          <table:table-cell/>
          <table:table-cell table:style-name="ce13" table:formula="of:=IF([.A399]=&quot;forward&quot;; SUM([.B399]; [.G398]); [.G398])" office:value-type="float" office:value="730" calcext:value-type="float">
            <text:p>730</text:p>
          </table:table-cell>
          <table:table-cell table:style-name="ce13" table:formula="of:=IF([.A399]=&quot;forward&quot;; SUM(PRODUCT([.I398]; [.B399]); [.H398]); [.H398])" office:value-type="float" office:value="159453" calcext:value-type="float">
            <text:p>159453</text:p>
          </table:table-cell>
          <table:table-cell table:style-name="ce13" table:formula="of:=IF([.A399]=&quot;down&quot;; SUM([.B399]; [.I398]); IF([.A399]=&quot;up&quot;;SUM(-[.B399]; [.I398]); [.I398]))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00]=&quot;forward&quot;; SUM([.B400]; [.D399]); [.D399])" office:value-type="float" office:value="730" calcext:value-type="float">
            <text:p>730</text:p>
          </table:table-cell>
          <table:table-cell table:style-name="ce13" table:formula="of:=IF([.A400]=&quot;down&quot;; SUM([.B400];[.E399]); IF([.A400]=&quot;up&quot;;SUM(-[.B400];[.E399]); [.E399]))" office:value-type="float" office:value="442" calcext:value-type="float">
            <text:p>442</text:p>
          </table:table-cell>
          <table:table-cell/>
          <table:table-cell table:style-name="ce13" table:formula="of:=IF([.A400]=&quot;forward&quot;; SUM([.B400]; [.G399]); [.G399])" office:value-type="float" office:value="730" calcext:value-type="float">
            <text:p>730</text:p>
          </table:table-cell>
          <table:table-cell table:style-name="ce13" table:formula="of:=IF([.A400]=&quot;forward&quot;; SUM(PRODUCT([.I399]; [.B400]); [.H399]); [.H399])" office:value-type="float" office:value="159453" calcext:value-type="float">
            <text:p>159453</text:p>
          </table:table-cell>
          <table:table-cell table:style-name="ce13" table:formula="of:=IF([.A400]=&quot;down&quot;; SUM([.B400]; [.I399]); IF([.A400]=&quot;up&quot;;SUM(-[.B400]; [.I399]); [.I399]))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01]=&quot;forward&quot;; SUM([.B401]; [.D400]); [.D400])" office:value-type="float" office:value="730" calcext:value-type="float">
            <text:p>730</text:p>
          </table:table-cell>
          <table:table-cell table:style-name="ce13" table:formula="of:=IF([.A401]=&quot;down&quot;; SUM([.B401];[.E400]); IF([.A401]=&quot;up&quot;;SUM(-[.B401];[.E400]); [.E400]))" office:value-type="float" office:value="434" calcext:value-type="float">
            <text:p>434</text:p>
          </table:table-cell>
          <table:table-cell/>
          <table:table-cell table:style-name="ce13" table:formula="of:=IF([.A401]=&quot;forward&quot;; SUM([.B401]; [.G400]); [.G400])" office:value-type="float" office:value="730" calcext:value-type="float">
            <text:p>730</text:p>
          </table:table-cell>
          <table:table-cell table:style-name="ce13" table:formula="of:=IF([.A401]=&quot;forward&quot;; SUM(PRODUCT([.I400]; [.B401]); [.H400]); [.H400])" office:value-type="float" office:value="159453" calcext:value-type="float">
            <text:p>159453</text:p>
          </table:table-cell>
          <table:table-cell table:style-name="ce13" table:formula="of:=IF([.A401]=&quot;down&quot;; SUM([.B401]; [.I400]); IF([.A401]=&quot;up&quot;;SUM(-[.B401]; [.I400]); [.I400]))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02]=&quot;forward&quot;; SUM([.B402]; [.D401]); [.D401])" office:value-type="float" office:value="732" calcext:value-type="float">
            <text:p>732</text:p>
          </table:table-cell>
          <table:table-cell table:style-name="ce13" table:formula="of:=IF([.A402]=&quot;down&quot;; SUM([.B402];[.E401]); IF([.A402]=&quot;up&quot;;SUM(-[.B402];[.E401]); [.E401]))" office:value-type="float" office:value="434" calcext:value-type="float">
            <text:p>434</text:p>
          </table:table-cell>
          <table:table-cell/>
          <table:table-cell table:style-name="ce13" table:formula="of:=IF([.A402]=&quot;forward&quot;; SUM([.B402]; [.G401]); [.G401])" office:value-type="float" office:value="732" calcext:value-type="float">
            <text:p>732</text:p>
          </table:table-cell>
          <table:table-cell table:style-name="ce13" table:formula="of:=IF([.A402]=&quot;forward&quot;; SUM(PRODUCT([.I401]; [.B402]); [.H401]); [.H401])" office:value-type="float" office:value="160321" calcext:value-type="float">
            <text:p>160321</text:p>
          </table:table-cell>
          <table:table-cell table:style-name="ce13" table:formula="of:=IF([.A402]=&quot;down&quot;; SUM([.B402]; [.I401]); IF([.A402]=&quot;up&quot;;SUM(-[.B402]; [.I401]); [.I401]))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03]=&quot;forward&quot;; SUM([.B403]; [.D402]); [.D402])" office:value-type="float" office:value="732" calcext:value-type="float">
            <text:p>732</text:p>
          </table:table-cell>
          <table:table-cell table:style-name="ce13" table:formula="of:=IF([.A403]=&quot;down&quot;; SUM([.B403];[.E402]); IF([.A403]=&quot;up&quot;;SUM(-[.B403];[.E402]); [.E402]))" office:value-type="float" office:value="431" calcext:value-type="float">
            <text:p>431</text:p>
          </table:table-cell>
          <table:table-cell/>
          <table:table-cell table:style-name="ce13" table:formula="of:=IF([.A403]=&quot;forward&quot;; SUM([.B403]; [.G402]); [.G402])" office:value-type="float" office:value="732" calcext:value-type="float">
            <text:p>732</text:p>
          </table:table-cell>
          <table:table-cell table:style-name="ce13" table:formula="of:=IF([.A403]=&quot;forward&quot;; SUM(PRODUCT([.I402]; [.B403]); [.H402]); [.H402])" office:value-type="float" office:value="160321" calcext:value-type="float">
            <text:p>160321</text:p>
          </table:table-cell>
          <table:table-cell table:style-name="ce13" table:formula="of:=IF([.A403]=&quot;down&quot;; SUM([.B403]; [.I402]); IF([.A403]=&quot;up&quot;;SUM(-[.B403]; [.I402]); [.I402])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04]=&quot;forward&quot;; SUM([.B404]; [.D403]); [.D403])" office:value-type="float" office:value="732" calcext:value-type="float">
            <text:p>732</text:p>
          </table:table-cell>
          <table:table-cell table:style-name="ce13" table:formula="of:=IF([.A404]=&quot;down&quot;; SUM([.B404];[.E403]); IF([.A404]=&quot;up&quot;;SUM(-[.B404];[.E403]); [.E403]))" office:value-type="float" office:value="435" calcext:value-type="float">
            <text:p>435</text:p>
          </table:table-cell>
          <table:table-cell/>
          <table:table-cell table:style-name="ce13" table:formula="of:=IF([.A404]=&quot;forward&quot;; SUM([.B404]; [.G403]); [.G403])" office:value-type="float" office:value="732" calcext:value-type="float">
            <text:p>732</text:p>
          </table:table-cell>
          <table:table-cell table:style-name="ce13" table:formula="of:=IF([.A404]=&quot;forward&quot;; SUM(PRODUCT([.I403]; [.B404]); [.H403]); [.H403])" office:value-type="float" office:value="160321" calcext:value-type="float">
            <text:p>160321</text:p>
          </table:table-cell>
          <table:table-cell table:style-name="ce13" table:formula="of:=IF([.A404]=&quot;down&quot;; SUM([.B404]; [.I403]); IF([.A404]=&quot;up&quot;;SUM(-[.B404]; [.I403]); [.I403])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05]=&quot;forward&quot;; SUM([.B405]; [.D404]); [.D404])" office:value-type="float" office:value="734" calcext:value-type="float">
            <text:p>734</text:p>
          </table:table-cell>
          <table:table-cell table:style-name="ce13" table:formula="of:=IF([.A405]=&quot;down&quot;; SUM([.B405];[.E404]); IF([.A405]=&quot;up&quot;;SUM(-[.B405];[.E404]); [.E404]))" office:value-type="float" office:value="435" calcext:value-type="float">
            <text:p>435</text:p>
          </table:table-cell>
          <table:table-cell/>
          <table:table-cell table:style-name="ce13" table:formula="of:=IF([.A405]=&quot;forward&quot;; SUM([.B405]; [.G404]); [.G404])" office:value-type="float" office:value="734" calcext:value-type="float">
            <text:p>734</text:p>
          </table:table-cell>
          <table:table-cell table:style-name="ce13" table:formula="of:=IF([.A405]=&quot;forward&quot;; SUM(PRODUCT([.I404]; [.B405]); [.H404]); [.H404])" office:value-type="float" office:value="161191" calcext:value-type="float">
            <text:p>161191</text:p>
          </table:table-cell>
          <table:table-cell table:style-name="ce13" table:formula="of:=IF([.A405]=&quot;down&quot;; SUM([.B405]; [.I404]); IF([.A405]=&quot;up&quot;;SUM(-[.B405]; [.I404]); [.I404])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06]=&quot;forward&quot;; SUM([.B406]; [.D405]); [.D405])" office:value-type="float" office:value="738" calcext:value-type="float">
            <text:p>738</text:p>
          </table:table-cell>
          <table:table-cell table:style-name="ce13" table:formula="of:=IF([.A406]=&quot;down&quot;; SUM([.B406];[.E405]); IF([.A406]=&quot;up&quot;;SUM(-[.B406];[.E405]); [.E405]))" office:value-type="float" office:value="435" calcext:value-type="float">
            <text:p>435</text:p>
          </table:table-cell>
          <table:table-cell/>
          <table:table-cell table:style-name="ce13" table:formula="of:=IF([.A406]=&quot;forward&quot;; SUM([.B406]; [.G405]); [.G405])" office:value-type="float" office:value="738" calcext:value-type="float">
            <text:p>738</text:p>
          </table:table-cell>
          <table:table-cell table:style-name="ce13" table:formula="of:=IF([.A406]=&quot;forward&quot;; SUM(PRODUCT([.I405]; [.B406]); [.H405]); [.H405])" office:value-type="float" office:value="162931" calcext:value-type="float">
            <text:p>162931</text:p>
          </table:table-cell>
          <table:table-cell table:style-name="ce13" table:formula="of:=IF([.A406]=&quot;down&quot;; SUM([.B406]; [.I405]); IF([.A406]=&quot;up&quot;;SUM(-[.B406]; [.I405]); [.I405])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07]=&quot;forward&quot;; SUM([.B407]; [.D406]); [.D406])" office:value-type="float" office:value="738" calcext:value-type="float">
            <text:p>738</text:p>
          </table:table-cell>
          <table:table-cell table:style-name="ce13" table:formula="of:=IF([.A407]=&quot;down&quot;; SUM([.B407];[.E406]); IF([.A407]=&quot;up&quot;;SUM(-[.B407];[.E406]); [.E406]))" office:value-type="float" office:value="431" calcext:value-type="float">
            <text:p>431</text:p>
          </table:table-cell>
          <table:table-cell/>
          <table:table-cell table:style-name="ce13" table:formula="of:=IF([.A407]=&quot;forward&quot;; SUM([.B407]; [.G406]); [.G406])" office:value-type="float" office:value="738" calcext:value-type="float">
            <text:p>738</text:p>
          </table:table-cell>
          <table:table-cell table:style-name="ce13" table:formula="of:=IF([.A407]=&quot;forward&quot;; SUM(PRODUCT([.I406]; [.B407]); [.H406]); [.H406])" office:value-type="float" office:value="162931" calcext:value-type="float">
            <text:p>162931</text:p>
          </table:table-cell>
          <table:table-cell table:style-name="ce13" table:formula="of:=IF([.A407]=&quot;down&quot;; SUM([.B407]; [.I406]); IF([.A407]=&quot;up&quot;;SUM(-[.B407]; [.I406]); [.I406])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08]=&quot;forward&quot;; SUM([.B408]; [.D407]); [.D407])" office:value-type="float" office:value="742" calcext:value-type="float">
            <text:p>742</text:p>
          </table:table-cell>
          <table:table-cell table:style-name="ce13" table:formula="of:=IF([.A408]=&quot;down&quot;; SUM([.B408];[.E407]); IF([.A408]=&quot;up&quot;;SUM(-[.B408];[.E407]); [.E407]))" office:value-type="float" office:value="431" calcext:value-type="float">
            <text:p>431</text:p>
          </table:table-cell>
          <table:table-cell/>
          <table:table-cell table:style-name="ce13" table:formula="of:=IF([.A408]=&quot;forward&quot;; SUM([.B408]; [.G407]); [.G407])" office:value-type="float" office:value="742" calcext:value-type="float">
            <text:p>742</text:p>
          </table:table-cell>
          <table:table-cell table:style-name="ce13" table:formula="of:=IF([.A408]=&quot;forward&quot;; SUM(PRODUCT([.I407]; [.B408]); [.H407]); [.H407])" office:value-type="float" office:value="164655" calcext:value-type="float">
            <text:p>164655</text:p>
          </table:table-cell>
          <table:table-cell table:style-name="ce13" table:formula="of:=IF([.A408]=&quot;down&quot;; SUM([.B408]; [.I407]); IF([.A408]=&quot;up&quot;;SUM(-[.B408]; [.I407]); [.I407])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09]=&quot;forward&quot;; SUM([.B409]; [.D408]); [.D408])" office:value-type="float" office:value="751" calcext:value-type="float">
            <text:p>751</text:p>
          </table:table-cell>
          <table:table-cell table:style-name="ce13" table:formula="of:=IF([.A409]=&quot;down&quot;; SUM([.B409];[.E408]); IF([.A409]=&quot;up&quot;;SUM(-[.B409];[.E408]); [.E408]))" office:value-type="float" office:value="431" calcext:value-type="float">
            <text:p>431</text:p>
          </table:table-cell>
          <table:table-cell/>
          <table:table-cell table:style-name="ce13" table:formula="of:=IF([.A409]=&quot;forward&quot;; SUM([.B409]; [.G408]); [.G408])" office:value-type="float" office:value="751" calcext:value-type="float">
            <text:p>751</text:p>
          </table:table-cell>
          <table:table-cell table:style-name="ce13" table:formula="of:=IF([.A409]=&quot;forward&quot;; SUM(PRODUCT([.I408]; [.B409]); [.H408]); [.H408])" office:value-type="float" office:value="168534" calcext:value-type="float">
            <text:p>168534</text:p>
          </table:table-cell>
          <table:table-cell table:style-name="ce13" table:formula="of:=IF([.A409]=&quot;down&quot;; SUM([.B409]; [.I408]); IF([.A409]=&quot;up&quot;;SUM(-[.B409]; [.I408]); [.I408])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10]=&quot;forward&quot;; SUM([.B410]; [.D409]); [.D409])" office:value-type="float" office:value="751" calcext:value-type="float">
            <text:p>751</text:p>
          </table:table-cell>
          <table:table-cell table:style-name="ce13" table:formula="of:=IF([.A410]=&quot;down&quot;; SUM([.B410];[.E409]); IF([.A410]=&quot;up&quot;;SUM(-[.B410];[.E409]); [.E409]))" office:value-type="float" office:value="440" calcext:value-type="float">
            <text:p>440</text:p>
          </table:table-cell>
          <table:table-cell/>
          <table:table-cell table:style-name="ce13" table:formula="of:=IF([.A410]=&quot;forward&quot;; SUM([.B410]; [.G409]); [.G409])" office:value-type="float" office:value="751" calcext:value-type="float">
            <text:p>751</text:p>
          </table:table-cell>
          <table:table-cell table:style-name="ce13" table:formula="of:=IF([.A410]=&quot;forward&quot;; SUM(PRODUCT([.I409]; [.B410]); [.H409]); [.H409])" office:value-type="float" office:value="168534" calcext:value-type="float">
            <text:p>168534</text:p>
          </table:table-cell>
          <table:table-cell table:style-name="ce13" table:formula="of:=IF([.A410]=&quot;down&quot;; SUM([.B410]; [.I409]); IF([.A410]=&quot;up&quot;;SUM(-[.B410]; [.I409]); [.I409]))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11]=&quot;forward&quot;; SUM([.B411]; [.D410]); [.D410])" office:value-type="float" office:value="751" calcext:value-type="float">
            <text:p>751</text:p>
          </table:table-cell>
          <table:table-cell table:style-name="ce13" table:formula="of:=IF([.A411]=&quot;down&quot;; SUM([.B411];[.E410]); IF([.A411]=&quot;up&quot;;SUM(-[.B411];[.E410]); [.E410]))" office:value-type="float" office:value="439" calcext:value-type="float">
            <text:p>439</text:p>
          </table:table-cell>
          <table:table-cell/>
          <table:table-cell table:style-name="ce13" table:formula="of:=IF([.A411]=&quot;forward&quot;; SUM([.B411]; [.G410]); [.G410])" office:value-type="float" office:value="751" calcext:value-type="float">
            <text:p>751</text:p>
          </table:table-cell>
          <table:table-cell table:style-name="ce13" table:formula="of:=IF([.A411]=&quot;forward&quot;; SUM(PRODUCT([.I410]; [.B411]); [.H410]); [.H410])" office:value-type="float" office:value="168534" calcext:value-type="float">
            <text:p>168534</text:p>
          </table:table-cell>
          <table:table-cell table:style-name="ce13" table:formula="of:=IF([.A411]=&quot;down&quot;; SUM([.B411]; [.I410]); IF([.A411]=&quot;up&quot;;SUM(-[.B411]; [.I410]); [.I410])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12]=&quot;forward&quot;; SUM([.B412]; [.D411]); [.D411])" office:value-type="float" office:value="752" calcext:value-type="float">
            <text:p>752</text:p>
          </table:table-cell>
          <table:table-cell table:style-name="ce13" table:formula="of:=IF([.A412]=&quot;down&quot;; SUM([.B412];[.E411]); IF([.A412]=&quot;up&quot;;SUM(-[.B412];[.E411]); [.E411]))" office:value-type="float" office:value="439" calcext:value-type="float">
            <text:p>439</text:p>
          </table:table-cell>
          <table:table-cell/>
          <table:table-cell table:style-name="ce13" table:formula="of:=IF([.A412]=&quot;forward&quot;; SUM([.B412]; [.G411]); [.G411])" office:value-type="float" office:value="752" calcext:value-type="float">
            <text:p>752</text:p>
          </table:table-cell>
          <table:table-cell table:style-name="ce13" table:formula="of:=IF([.A412]=&quot;forward&quot;; SUM(PRODUCT([.I411]; [.B412]); [.H411]); [.H411])" office:value-type="float" office:value="168973" calcext:value-type="float">
            <text:p>168973</text:p>
          </table:table-cell>
          <table:table-cell table:style-name="ce13" table:formula="of:=IF([.A412]=&quot;down&quot;; SUM([.B412]; [.I411]); IF([.A412]=&quot;up&quot;;SUM(-[.B412]; [.I411]); [.I411])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13]=&quot;forward&quot;; SUM([.B413]; [.D412]); [.D412])" office:value-type="float" office:value="752" calcext:value-type="float">
            <text:p>752</text:p>
          </table:table-cell>
          <table:table-cell table:style-name="ce13" table:formula="of:=IF([.A413]=&quot;down&quot;; SUM([.B413];[.E412]); IF([.A413]=&quot;up&quot;;SUM(-[.B413];[.E412]); [.E412]))" office:value-type="float" office:value="447" calcext:value-type="float">
            <text:p>447</text:p>
          </table:table-cell>
          <table:table-cell/>
          <table:table-cell table:style-name="ce13" table:formula="of:=IF([.A413]=&quot;forward&quot;; SUM([.B413]; [.G412]); [.G412])" office:value-type="float" office:value="752" calcext:value-type="float">
            <text:p>752</text:p>
          </table:table-cell>
          <table:table-cell table:style-name="ce13" table:formula="of:=IF([.A413]=&quot;forward&quot;; SUM(PRODUCT([.I412]; [.B413]); [.H412]); [.H412])" office:value-type="float" office:value="168973" calcext:value-type="float">
            <text:p>168973</text:p>
          </table:table-cell>
          <table:table-cell table:style-name="ce13" table:formula="of:=IF([.A413]=&quot;down&quot;; SUM([.B413]; [.I412]); IF([.A413]=&quot;up&quot;;SUM(-[.B413]; [.I412]); [.I412]))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14]=&quot;forward&quot;; SUM([.B414]; [.D413]); [.D413])" office:value-type="float" office:value="752" calcext:value-type="float">
            <text:p>752</text:p>
          </table:table-cell>
          <table:table-cell table:style-name="ce13" table:formula="of:=IF([.A414]=&quot;down&quot;; SUM([.B414];[.E413]); IF([.A414]=&quot;up&quot;;SUM(-[.B414];[.E413]); [.E413]))" office:value-type="float" office:value="440" calcext:value-type="float">
            <text:p>440</text:p>
          </table:table-cell>
          <table:table-cell/>
          <table:table-cell table:style-name="ce13" table:formula="of:=IF([.A414]=&quot;forward&quot;; SUM([.B414]; [.G413]); [.G413])" office:value-type="float" office:value="752" calcext:value-type="float">
            <text:p>752</text:p>
          </table:table-cell>
          <table:table-cell table:style-name="ce13" table:formula="of:=IF([.A414]=&quot;forward&quot;; SUM(PRODUCT([.I413]; [.B414]); [.H413]); [.H413])" office:value-type="float" office:value="168973" calcext:value-type="float">
            <text:p>168973</text:p>
          </table:table-cell>
          <table:table-cell table:style-name="ce13" table:formula="of:=IF([.A414]=&quot;down&quot;; SUM([.B414]; [.I413]); IF([.A414]=&quot;up&quot;;SUM(-[.B414]; [.I413]); [.I413]))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15]=&quot;forward&quot;; SUM([.B415]; [.D414]); [.D414])" office:value-type="float" office:value="752" calcext:value-type="float">
            <text:p>752</text:p>
          </table:table-cell>
          <table:table-cell table:style-name="ce13" table:formula="of:=IF([.A415]=&quot;down&quot;; SUM([.B415];[.E414]); IF([.A415]=&quot;up&quot;;SUM(-[.B415];[.E414]); [.E414]))" office:value-type="float" office:value="431" calcext:value-type="float">
            <text:p>431</text:p>
          </table:table-cell>
          <table:table-cell/>
          <table:table-cell table:style-name="ce13" table:formula="of:=IF([.A415]=&quot;forward&quot;; SUM([.B415]; [.G414]); [.G414])" office:value-type="float" office:value="752" calcext:value-type="float">
            <text:p>752</text:p>
          </table:table-cell>
          <table:table-cell table:style-name="ce13" table:formula="of:=IF([.A415]=&quot;forward&quot;; SUM(PRODUCT([.I414]; [.B415]); [.H414]); [.H414])" office:value-type="float" office:value="168973" calcext:value-type="float">
            <text:p>168973</text:p>
          </table:table-cell>
          <table:table-cell table:style-name="ce13" table:formula="of:=IF([.A415]=&quot;down&quot;; SUM([.B415]; [.I414]); IF([.A415]=&quot;up&quot;;SUM(-[.B415]; [.I414]); [.I414])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16]=&quot;forward&quot;; SUM([.B416]; [.D415]); [.D415])" office:value-type="float" office:value="752" calcext:value-type="float">
            <text:p>752</text:p>
          </table:table-cell>
          <table:table-cell table:style-name="ce13" table:formula="of:=IF([.A416]=&quot;down&quot;; SUM([.B416];[.E415]); IF([.A416]=&quot;up&quot;;SUM(-[.B416];[.E415]); [.E415]))" office:value-type="float" office:value="439" calcext:value-type="float">
            <text:p>439</text:p>
          </table:table-cell>
          <table:table-cell/>
          <table:table-cell table:style-name="ce13" table:formula="of:=IF([.A416]=&quot;forward&quot;; SUM([.B416]; [.G415]); [.G415])" office:value-type="float" office:value="752" calcext:value-type="float">
            <text:p>752</text:p>
          </table:table-cell>
          <table:table-cell table:style-name="ce13" table:formula="of:=IF([.A416]=&quot;forward&quot;; SUM(PRODUCT([.I415]; [.B416]); [.H415]); [.H415])" office:value-type="float" office:value="168973" calcext:value-type="float">
            <text:p>168973</text:p>
          </table:table-cell>
          <table:table-cell table:style-name="ce13" table:formula="of:=IF([.A416]=&quot;down&quot;; SUM([.B416]; [.I415]); IF([.A416]=&quot;up&quot;;SUM(-[.B416]; [.I415]); [.I415])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17]=&quot;forward&quot;; SUM([.B417]; [.D416]); [.D416])" office:value-type="float" office:value="752" calcext:value-type="float">
            <text:p>752</text:p>
          </table:table-cell>
          <table:table-cell table:style-name="ce13" table:formula="of:=IF([.A417]=&quot;down&quot;; SUM([.B417];[.E416]); IF([.A417]=&quot;up&quot;;SUM(-[.B417];[.E416]); [.E416]))" office:value-type="float" office:value="446" calcext:value-type="float">
            <text:p>446</text:p>
          </table:table-cell>
          <table:table-cell/>
          <table:table-cell table:style-name="ce13" table:formula="of:=IF([.A417]=&quot;forward&quot;; SUM([.B417]; [.G416]); [.G416])" office:value-type="float" office:value="752" calcext:value-type="float">
            <text:p>752</text:p>
          </table:table-cell>
          <table:table-cell table:style-name="ce13" table:formula="of:=IF([.A417]=&quot;forward&quot;; SUM(PRODUCT([.I416]; [.B417]); [.H416]); [.H416])" office:value-type="float" office:value="168973" calcext:value-type="float">
            <text:p>168973</text:p>
          </table:table-cell>
          <table:table-cell table:style-name="ce13" table:formula="of:=IF([.A417]=&quot;down&quot;; SUM([.B417]; [.I416]); IF([.A417]=&quot;up&quot;;SUM(-[.B417]; [.I416]); [.I416]))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18]=&quot;forward&quot;; SUM([.B418]; [.D417]); [.D417])" office:value-type="float" office:value="761" calcext:value-type="float">
            <text:p>761</text:p>
          </table:table-cell>
          <table:table-cell table:style-name="ce13" table:formula="of:=IF([.A418]=&quot;down&quot;; SUM([.B418];[.E417]); IF([.A418]=&quot;up&quot;;SUM(-[.B418];[.E417]); [.E417]))" office:value-type="float" office:value="446" calcext:value-type="float">
            <text:p>446</text:p>
          </table:table-cell>
          <table:table-cell/>
          <table:table-cell table:style-name="ce13" table:formula="of:=IF([.A418]=&quot;forward&quot;; SUM([.B418]; [.G417]); [.G417])" office:value-type="float" office:value="761" calcext:value-type="float">
            <text:p>761</text:p>
          </table:table-cell>
          <table:table-cell table:style-name="ce13" table:formula="of:=IF([.A418]=&quot;forward&quot;; SUM(PRODUCT([.I417]; [.B418]); [.H417]); [.H417])" office:value-type="float" office:value="172987" calcext:value-type="float">
            <text:p>172987</text:p>
          </table:table-cell>
          <table:table-cell table:style-name="ce13" table:formula="of:=IF([.A418]=&quot;down&quot;; SUM([.B418]; [.I417]); IF([.A418]=&quot;up&quot;;SUM(-[.B418]; [.I417]); [.I417]))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19]=&quot;forward&quot;; SUM([.B419]; [.D418]); [.D418])" office:value-type="float" office:value="762" calcext:value-type="float">
            <text:p>762</text:p>
          </table:table-cell>
          <table:table-cell table:style-name="ce13" table:formula="of:=IF([.A419]=&quot;down&quot;; SUM([.B419];[.E418]); IF([.A419]=&quot;up&quot;;SUM(-[.B419];[.E418]); [.E418]))" office:value-type="float" office:value="446" calcext:value-type="float">
            <text:p>446</text:p>
          </table:table-cell>
          <table:table-cell/>
          <table:table-cell table:style-name="ce13" table:formula="of:=IF([.A419]=&quot;forward&quot;; SUM([.B419]; [.G418]); [.G418])" office:value-type="float" office:value="762" calcext:value-type="float">
            <text:p>762</text:p>
          </table:table-cell>
          <table:table-cell table:style-name="ce13" table:formula="of:=IF([.A419]=&quot;forward&quot;; SUM(PRODUCT([.I418]; [.B419]); [.H418]); [.H418])" office:value-type="float" office:value="173433" calcext:value-type="float">
            <text:p>173433</text:p>
          </table:table-cell>
          <table:table-cell table:style-name="ce13" table:formula="of:=IF([.A419]=&quot;down&quot;; SUM([.B419]; [.I418]); IF([.A419]=&quot;up&quot;;SUM(-[.B419]; [.I418]); [.I418]))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20]=&quot;forward&quot;; SUM([.B420]; [.D419]); [.D419])" office:value-type="float" office:value="762" calcext:value-type="float">
            <text:p>762</text:p>
          </table:table-cell>
          <table:table-cell table:style-name="ce13" table:formula="of:=IF([.A420]=&quot;down&quot;; SUM([.B420];[.E419]); IF([.A420]=&quot;up&quot;;SUM(-[.B420];[.E419]); [.E419]))" office:value-type="float" office:value="443" calcext:value-type="float">
            <text:p>443</text:p>
          </table:table-cell>
          <table:table-cell/>
          <table:table-cell table:style-name="ce13" table:formula="of:=IF([.A420]=&quot;forward&quot;; SUM([.B420]; [.G419]); [.G419])" office:value-type="float" office:value="762" calcext:value-type="float">
            <text:p>762</text:p>
          </table:table-cell>
          <table:table-cell table:style-name="ce13" table:formula="of:=IF([.A420]=&quot;forward&quot;; SUM(PRODUCT([.I419]; [.B420]); [.H419]); [.H419])" office:value-type="float" office:value="173433" calcext:value-type="float">
            <text:p>173433</text:p>
          </table:table-cell>
          <table:table-cell table:style-name="ce13" table:formula="of:=IF([.A420]=&quot;down&quot;; SUM([.B420]; [.I419]); IF([.A420]=&quot;up&quot;;SUM(-[.B420]; [.I419]); [.I419])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21]=&quot;forward&quot;; SUM([.B421]; [.D420]); [.D420])" office:value-type="float" office:value="770" calcext:value-type="float">
            <text:p>770</text:p>
          </table:table-cell>
          <table:table-cell table:style-name="ce13" table:formula="of:=IF([.A421]=&quot;down&quot;; SUM([.B421];[.E420]); IF([.A421]=&quot;up&quot;;SUM(-[.B421];[.E420]); [.E420]))" office:value-type="float" office:value="443" calcext:value-type="float">
            <text:p>443</text:p>
          </table:table-cell>
          <table:table-cell/>
          <table:table-cell table:style-name="ce13" table:formula="of:=IF([.A421]=&quot;forward&quot;; SUM([.B421]; [.G420]); [.G420])" office:value-type="float" office:value="770" calcext:value-type="float">
            <text:p>770</text:p>
          </table:table-cell>
          <table:table-cell table:style-name="ce13" table:formula="of:=IF([.A421]=&quot;forward&quot;; SUM(PRODUCT([.I420]; [.B421]); [.H420]); [.H420])" office:value-type="float" office:value="176977" calcext:value-type="float">
            <text:p>176977</text:p>
          </table:table-cell>
          <table:table-cell table:style-name="ce13" table:formula="of:=IF([.A421]=&quot;down&quot;; SUM([.B421]; [.I420]); IF([.A421]=&quot;up&quot;;SUM(-[.B421]; [.I420]); [.I420])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22]=&quot;forward&quot;; SUM([.B422]; [.D421]); [.D421])" office:value-type="float" office:value="776" calcext:value-type="float">
            <text:p>776</text:p>
          </table:table-cell>
          <table:table-cell table:style-name="ce13" table:formula="of:=IF([.A422]=&quot;down&quot;; SUM([.B422];[.E421]); IF([.A422]=&quot;up&quot;;SUM(-[.B422];[.E421]); [.E421]))" office:value-type="float" office:value="443" calcext:value-type="float">
            <text:p>443</text:p>
          </table:table-cell>
          <table:table-cell/>
          <table:table-cell table:style-name="ce13" table:formula="of:=IF([.A422]=&quot;forward&quot;; SUM([.B422]; [.G421]); [.G421])" office:value-type="float" office:value="776" calcext:value-type="float">
            <text:p>776</text:p>
          </table:table-cell>
          <table:table-cell table:style-name="ce13" table:formula="of:=IF([.A422]=&quot;forward&quot;; SUM(PRODUCT([.I421]; [.B422]); [.H421]); [.H421])" office:value-type="float" office:value="179635" calcext:value-type="float">
            <text:p>179635</text:p>
          </table:table-cell>
          <table:table-cell table:style-name="ce13" table:formula="of:=IF([.A422]=&quot;down&quot;; SUM([.B422]; [.I421]); IF([.A422]=&quot;up&quot;;SUM(-[.B422]; [.I421]); [.I421])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23]=&quot;forward&quot;; SUM([.B423]; [.D422]); [.D422])" office:value-type="float" office:value="781" calcext:value-type="float">
            <text:p>781</text:p>
          </table:table-cell>
          <table:table-cell table:style-name="ce13" table:formula="of:=IF([.A423]=&quot;down&quot;; SUM([.B423];[.E422]); IF([.A423]=&quot;up&quot;;SUM(-[.B423];[.E422]); [.E422]))" office:value-type="float" office:value="443" calcext:value-type="float">
            <text:p>443</text:p>
          </table:table-cell>
          <table:table-cell/>
          <table:table-cell table:style-name="ce13" table:formula="of:=IF([.A423]=&quot;forward&quot;; SUM([.B423]; [.G422]); [.G422])" office:value-type="float" office:value="781" calcext:value-type="float">
            <text:p>781</text:p>
          </table:table-cell>
          <table:table-cell table:style-name="ce13" table:formula="of:=IF([.A423]=&quot;forward&quot;; SUM(PRODUCT([.I422]; [.B423]); [.H422]); [.H422])" office:value-type="float" office:value="181850" calcext:value-type="float">
            <text:p>181850</text:p>
          </table:table-cell>
          <table:table-cell table:style-name="ce13" table:formula="of:=IF([.A423]=&quot;down&quot;; SUM([.B423]; [.I422]); IF([.A423]=&quot;up&quot;;SUM(-[.B423]; [.I422]); [.I422])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24]=&quot;forward&quot;; SUM([.B424]; [.D423]); [.D423])" office:value-type="float" office:value="781" calcext:value-type="float">
            <text:p>781</text:p>
          </table:table-cell>
          <table:table-cell table:style-name="ce13" table:formula="of:=IF([.A424]=&quot;down&quot;; SUM([.B424];[.E423]); IF([.A424]=&quot;up&quot;;SUM(-[.B424];[.E423]); [.E423]))" office:value-type="float" office:value="441" calcext:value-type="float">
            <text:p>441</text:p>
          </table:table-cell>
          <table:table-cell/>
          <table:table-cell table:style-name="ce13" table:formula="of:=IF([.A424]=&quot;forward&quot;; SUM([.B424]; [.G423]); [.G423])" office:value-type="float" office:value="781" calcext:value-type="float">
            <text:p>781</text:p>
          </table:table-cell>
          <table:table-cell table:style-name="ce13" table:formula="of:=IF([.A424]=&quot;forward&quot;; SUM(PRODUCT([.I423]; [.B424]); [.H423]); [.H423])" office:value-type="float" office:value="181850" calcext:value-type="float">
            <text:p>181850</text:p>
          </table:table-cell>
          <table:table-cell table:style-name="ce13" table:formula="of:=IF([.A424]=&quot;down&quot;; SUM([.B424]; [.I423]); IF([.A424]=&quot;up&quot;;SUM(-[.B424]; [.I423]); [.I423]))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25]=&quot;forward&quot;; SUM([.B425]; [.D424]); [.D424])" office:value-type="float" office:value="789" calcext:value-type="float">
            <text:p>789</text:p>
          </table:table-cell>
          <table:table-cell table:style-name="ce13" table:formula="of:=IF([.A425]=&quot;down&quot;; SUM([.B425];[.E424]); IF([.A425]=&quot;up&quot;;SUM(-[.B425];[.E424]); [.E424]))" office:value-type="float" office:value="441" calcext:value-type="float">
            <text:p>441</text:p>
          </table:table-cell>
          <table:table-cell/>
          <table:table-cell table:style-name="ce13" table:formula="of:=IF([.A425]=&quot;forward&quot;; SUM([.B425]; [.G424]); [.G424])" office:value-type="float" office:value="789" calcext:value-type="float">
            <text:p>789</text:p>
          </table:table-cell>
          <table:table-cell table:style-name="ce13" table:formula="of:=IF([.A425]=&quot;forward&quot;; SUM(PRODUCT([.I424]; [.B425]); [.H424]); [.H424])" office:value-type="float" office:value="185378" calcext:value-type="float">
            <text:p>185378</text:p>
          </table:table-cell>
          <table:table-cell table:style-name="ce13" table:formula="of:=IF([.A425]=&quot;down&quot;; SUM([.B425]; [.I424]); IF([.A425]=&quot;up&quot;;SUM(-[.B425]; [.I424]); [.I424]))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26]=&quot;forward&quot;; SUM([.B426]; [.D425]); [.D425])" office:value-type="float" office:value="789" calcext:value-type="float">
            <text:p>789</text:p>
          </table:table-cell>
          <table:table-cell table:style-name="ce13" table:formula="of:=IF([.A426]=&quot;down&quot;; SUM([.B426];[.E425]); IF([.A426]=&quot;up&quot;;SUM(-[.B426];[.E425]); [.E425]))" office:value-type="float" office:value="434" calcext:value-type="float">
            <text:p>434</text:p>
          </table:table-cell>
          <table:table-cell/>
          <table:table-cell table:style-name="ce13" table:formula="of:=IF([.A426]=&quot;forward&quot;; SUM([.B426]; [.G425]); [.G425])" office:value-type="float" office:value="789" calcext:value-type="float">
            <text:p>789</text:p>
          </table:table-cell>
          <table:table-cell table:style-name="ce13" table:formula="of:=IF([.A426]=&quot;forward&quot;; SUM(PRODUCT([.I425]; [.B426]); [.H425]); [.H425])" office:value-type="float" office:value="185378" calcext:value-type="float">
            <text:p>185378</text:p>
          </table:table-cell>
          <table:table-cell table:style-name="ce13" table:formula="of:=IF([.A426]=&quot;down&quot;; SUM([.B426]; [.I425]); IF([.A426]=&quot;up&quot;;SUM(-[.B426]; [.I425]); [.I425]))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27]=&quot;forward&quot;; SUM([.B427]; [.D426]); [.D426])" office:value-type="float" office:value="789" calcext:value-type="float">
            <text:p>789</text:p>
          </table:table-cell>
          <table:table-cell table:style-name="ce13" table:formula="of:=IF([.A427]=&quot;down&quot;; SUM([.B427];[.E426]); IF([.A427]=&quot;up&quot;;SUM(-[.B427];[.E426]); [.E426]))" office:value-type="float" office:value="442" calcext:value-type="float">
            <text:p>442</text:p>
          </table:table-cell>
          <table:table-cell/>
          <table:table-cell table:style-name="ce13" table:formula="of:=IF([.A427]=&quot;forward&quot;; SUM([.B427]; [.G426]); [.G426])" office:value-type="float" office:value="789" calcext:value-type="float">
            <text:p>789</text:p>
          </table:table-cell>
          <table:table-cell table:style-name="ce13" table:formula="of:=IF([.A427]=&quot;forward&quot;; SUM(PRODUCT([.I426]; [.B427]); [.H426]); [.H426])" office:value-type="float" office:value="185378" calcext:value-type="float">
            <text:p>185378</text:p>
          </table:table-cell>
          <table:table-cell table:style-name="ce13" table:formula="of:=IF([.A427]=&quot;down&quot;; SUM([.B427]; [.I426]); IF([.A427]=&quot;up&quot;;SUM(-[.B427]; [.I426]); [.I426]))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28]=&quot;forward&quot;; SUM([.B428]; [.D427]); [.D427])" office:value-type="float" office:value="789" calcext:value-type="float">
            <text:p>789</text:p>
          </table:table-cell>
          <table:table-cell table:style-name="ce13" table:formula="of:=IF([.A428]=&quot;down&quot;; SUM([.B428];[.E427]); IF([.A428]=&quot;up&quot;;SUM(-[.B428];[.E427]); [.E427]))" office:value-type="float" office:value="444" calcext:value-type="float">
            <text:p>444</text:p>
          </table:table-cell>
          <table:table-cell/>
          <table:table-cell table:style-name="ce13" table:formula="of:=IF([.A428]=&quot;forward&quot;; SUM([.B428]; [.G427]); [.G427])" office:value-type="float" office:value="789" calcext:value-type="float">
            <text:p>789</text:p>
          </table:table-cell>
          <table:table-cell table:style-name="ce13" table:formula="of:=IF([.A428]=&quot;forward&quot;; SUM(PRODUCT([.I427]; [.B428]); [.H427]); [.H427])" office:value-type="float" office:value="185378" calcext:value-type="float">
            <text:p>185378</text:p>
          </table:table-cell>
          <table:table-cell table:style-name="ce13" table:formula="of:=IF([.A428]=&quot;down&quot;; SUM([.B428]; [.I427]); IF([.A428]=&quot;up&quot;;SUM(-[.B428]; [.I427]); [.I427]))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29]=&quot;forward&quot;; SUM([.B429]; [.D428]); [.D428])" office:value-type="float" office:value="789" calcext:value-type="float">
            <text:p>789</text:p>
          </table:table-cell>
          <table:table-cell table:style-name="ce13" table:formula="of:=IF([.A429]=&quot;down&quot;; SUM([.B429];[.E428]); IF([.A429]=&quot;up&quot;;SUM(-[.B429];[.E428]); [.E428]))" office:value-type="float" office:value="435" calcext:value-type="float">
            <text:p>435</text:p>
          </table:table-cell>
          <table:table-cell/>
          <table:table-cell table:style-name="ce13" table:formula="of:=IF([.A429]=&quot;forward&quot;; SUM([.B429]; [.G428]); [.G428])" office:value-type="float" office:value="789" calcext:value-type="float">
            <text:p>789</text:p>
          </table:table-cell>
          <table:table-cell table:style-name="ce13" table:formula="of:=IF([.A429]=&quot;forward&quot;; SUM(PRODUCT([.I428]; [.B429]); [.H428]); [.H428])" office:value-type="float" office:value="185378" calcext:value-type="float">
            <text:p>185378</text:p>
          </table:table-cell>
          <table:table-cell table:style-name="ce13" table:formula="of:=IF([.A429]=&quot;down&quot;; SUM([.B429]; [.I428]); IF([.A429]=&quot;up&quot;;SUM(-[.B429]; [.I428]); [.I428])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30]=&quot;forward&quot;; SUM([.B430]; [.D429]); [.D429])" office:value-type="float" office:value="789" calcext:value-type="float">
            <text:p>789</text:p>
          </table:table-cell>
          <table:table-cell table:style-name="ce13" table:formula="of:=IF([.A430]=&quot;down&quot;; SUM([.B430];[.E429]); IF([.A430]=&quot;up&quot;;SUM(-[.B430];[.E429]); [.E429]))" office:value-type="float" office:value="442" calcext:value-type="float">
            <text:p>442</text:p>
          </table:table-cell>
          <table:table-cell/>
          <table:table-cell table:style-name="ce13" table:formula="of:=IF([.A430]=&quot;forward&quot;; SUM([.B430]; [.G429]); [.G429])" office:value-type="float" office:value="789" calcext:value-type="float">
            <text:p>789</text:p>
          </table:table-cell>
          <table:table-cell table:style-name="ce13" table:formula="of:=IF([.A430]=&quot;forward&quot;; SUM(PRODUCT([.I429]; [.B430]); [.H429]); [.H429])" office:value-type="float" office:value="185378" calcext:value-type="float">
            <text:p>185378</text:p>
          </table:table-cell>
          <table:table-cell table:style-name="ce13" table:formula="of:=IF([.A430]=&quot;down&quot;; SUM([.B430]; [.I429]); IF([.A430]=&quot;up&quot;;SUM(-[.B430]; [.I429]); [.I429]))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31]=&quot;forward&quot;; SUM([.B431]; [.D430]); [.D430])" office:value-type="float" office:value="794" calcext:value-type="float">
            <text:p>794</text:p>
          </table:table-cell>
          <table:table-cell table:style-name="ce13" table:formula="of:=IF([.A431]=&quot;down&quot;; SUM([.B431];[.E430]); IF([.A431]=&quot;up&quot;;SUM(-[.B431];[.E430]); [.E430]))" office:value-type="float" office:value="442" calcext:value-type="float">
            <text:p>442</text:p>
          </table:table-cell>
          <table:table-cell/>
          <table:table-cell table:style-name="ce13" table:formula="of:=IF([.A431]=&quot;forward&quot;; SUM([.B431]; [.G430]); [.G430])" office:value-type="float" office:value="794" calcext:value-type="float">
            <text:p>794</text:p>
          </table:table-cell>
          <table:table-cell table:style-name="ce13" table:formula="of:=IF([.A431]=&quot;forward&quot;; SUM(PRODUCT([.I430]; [.B431]); [.H430]); [.H430])" office:value-type="float" office:value="187588" calcext:value-type="float">
            <text:p>187588</text:p>
          </table:table-cell>
          <table:table-cell table:style-name="ce13" table:formula="of:=IF([.A431]=&quot;down&quot;; SUM([.B431]; [.I430]); IF([.A431]=&quot;up&quot;;SUM(-[.B431]; [.I430]); [.I430]))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32]=&quot;forward&quot;; SUM([.B432]; [.D431]); [.D431])" office:value-type="float" office:value="798" calcext:value-type="float">
            <text:p>798</text:p>
          </table:table-cell>
          <table:table-cell table:style-name="ce13" table:formula="of:=IF([.A432]=&quot;down&quot;; SUM([.B432];[.E431]); IF([.A432]=&quot;up&quot;;SUM(-[.B432];[.E431]); [.E431]))" office:value-type="float" office:value="442" calcext:value-type="float">
            <text:p>442</text:p>
          </table:table-cell>
          <table:table-cell/>
          <table:table-cell table:style-name="ce13" table:formula="of:=IF([.A432]=&quot;forward&quot;; SUM([.B432]; [.G431]); [.G431])" office:value-type="float" office:value="798" calcext:value-type="float">
            <text:p>798</text:p>
          </table:table-cell>
          <table:table-cell table:style-name="ce13" table:formula="of:=IF([.A432]=&quot;forward&quot;; SUM(PRODUCT([.I431]; [.B432]); [.H431]); [.H431])" office:value-type="float" office:value="189356" calcext:value-type="float">
            <text:p>189356</text:p>
          </table:table-cell>
          <table:table-cell table:style-name="ce13" table:formula="of:=IF([.A432]=&quot;down&quot;; SUM([.B432]; [.I431]); IF([.A432]=&quot;up&quot;;SUM(-[.B432]; [.I431]); [.I431]))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33]=&quot;forward&quot;; SUM([.B433]; [.D432]); [.D432])" office:value-type="float" office:value="798" calcext:value-type="float">
            <text:p>798</text:p>
          </table:table-cell>
          <table:table-cell table:style-name="ce13" table:formula="of:=IF([.A433]=&quot;down&quot;; SUM([.B433];[.E432]); IF([.A433]=&quot;up&quot;;SUM(-[.B433];[.E432]); [.E432]))" office:value-type="float" office:value="451" calcext:value-type="float">
            <text:p>451</text:p>
          </table:table-cell>
          <table:table-cell/>
          <table:table-cell table:style-name="ce13" table:formula="of:=IF([.A433]=&quot;forward&quot;; SUM([.B433]; [.G432]); [.G432])" office:value-type="float" office:value="798" calcext:value-type="float">
            <text:p>798</text:p>
          </table:table-cell>
          <table:table-cell table:style-name="ce13" table:formula="of:=IF([.A433]=&quot;forward&quot;; SUM(PRODUCT([.I432]; [.B433]); [.H432]); [.H432])" office:value-type="float" office:value="189356" calcext:value-type="float">
            <text:p>189356</text:p>
          </table:table-cell>
          <table:table-cell table:style-name="ce13" table:formula="of:=IF([.A433]=&quot;down&quot;; SUM([.B433]; [.I432]); IF([.A433]=&quot;up&quot;;SUM(-[.B433]; [.I432]); [.I432]))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34]=&quot;forward&quot;; SUM([.B434]; [.D433]); [.D433])" office:value-type="float" office:value="802" calcext:value-type="float">
            <text:p>802</text:p>
          </table:table-cell>
          <table:table-cell table:style-name="ce13" table:formula="of:=IF([.A434]=&quot;down&quot;; SUM([.B434];[.E433]); IF([.A434]=&quot;up&quot;;SUM(-[.B434];[.E433]); [.E433]))" office:value-type="float" office:value="451" calcext:value-type="float">
            <text:p>451</text:p>
          </table:table-cell>
          <table:table-cell/>
          <table:table-cell table:style-name="ce13" table:formula="of:=IF([.A434]=&quot;forward&quot;; SUM([.B434]; [.G433]); [.G433])" office:value-type="float" office:value="802" calcext:value-type="float">
            <text:p>802</text:p>
          </table:table-cell>
          <table:table-cell table:style-name="ce13" table:formula="of:=IF([.A434]=&quot;forward&quot;; SUM(PRODUCT([.I433]; [.B434]); [.H433]); [.H433])" office:value-type="float" office:value="191160" calcext:value-type="float">
            <text:p>191160</text:p>
          </table:table-cell>
          <table:table-cell table:style-name="ce13" table:formula="of:=IF([.A434]=&quot;down&quot;; SUM([.B434]; [.I433]); IF([.A434]=&quot;up&quot;;SUM(-[.B434]; [.I433]); [.I433]))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35]=&quot;forward&quot;; SUM([.B435]; [.D434]); [.D434])" office:value-type="float" office:value="807" calcext:value-type="float">
            <text:p>807</text:p>
          </table:table-cell>
          <table:table-cell table:style-name="ce13" table:formula="of:=IF([.A435]=&quot;down&quot;; SUM([.B435];[.E434]); IF([.A435]=&quot;up&quot;;SUM(-[.B435];[.E434]); [.E434]))" office:value-type="float" office:value="451" calcext:value-type="float">
            <text:p>451</text:p>
          </table:table-cell>
          <table:table-cell/>
          <table:table-cell table:style-name="ce13" table:formula="of:=IF([.A435]=&quot;forward&quot;; SUM([.B435]; [.G434]); [.G434])" office:value-type="float" office:value="807" calcext:value-type="float">
            <text:p>807</text:p>
          </table:table-cell>
          <table:table-cell table:style-name="ce13" table:formula="of:=IF([.A435]=&quot;forward&quot;; SUM(PRODUCT([.I434]; [.B435]); [.H434]); [.H434])" office:value-type="float" office:value="193415" calcext:value-type="float">
            <text:p>193415</text:p>
          </table:table-cell>
          <table:table-cell table:style-name="ce13" table:formula="of:=IF([.A435]=&quot;down&quot;; SUM([.B435]; [.I434]); IF([.A435]=&quot;up&quot;;SUM(-[.B435]; [.I434]); [.I434]))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36]=&quot;forward&quot;; SUM([.B436]; [.D435]); [.D435])" office:value-type="float" office:value="807" calcext:value-type="float">
            <text:p>807</text:p>
          </table:table-cell>
          <table:table-cell table:style-name="ce13" table:formula="of:=IF([.A436]=&quot;down&quot;; SUM([.B436];[.E435]); IF([.A436]=&quot;up&quot;;SUM(-[.B436];[.E435]); [.E435]))" office:value-type="float" office:value="450" calcext:value-type="float">
            <text:p>450</text:p>
          </table:table-cell>
          <table:table-cell/>
          <table:table-cell table:style-name="ce13" table:formula="of:=IF([.A436]=&quot;forward&quot;; SUM([.B436]; [.G435]); [.G435])" office:value-type="float" office:value="807" calcext:value-type="float">
            <text:p>807</text:p>
          </table:table-cell>
          <table:table-cell table:style-name="ce13" table:formula="of:=IF([.A436]=&quot;forward&quot;; SUM(PRODUCT([.I435]; [.B436]); [.H435]); [.H435])" office:value-type="float" office:value="193415" calcext:value-type="float">
            <text:p>193415</text:p>
          </table:table-cell>
          <table:table-cell table:style-name="ce13" table:formula="of:=IF([.A436]=&quot;down&quot;; SUM([.B436]; [.I435]); IF([.A436]=&quot;up&quot;;SUM(-[.B436]; [.I435]); [.I435])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37]=&quot;forward&quot;; SUM([.B437]; [.D436]); [.D436])" office:value-type="float" office:value="807" calcext:value-type="float">
            <text:p>807</text:p>
          </table:table-cell>
          <table:table-cell table:style-name="ce13" table:formula="of:=IF([.A437]=&quot;down&quot;; SUM([.B437];[.E436]); IF([.A437]=&quot;up&quot;;SUM(-[.B437];[.E436]); [.E436]))" office:value-type="float" office:value="458" calcext:value-type="float">
            <text:p>458</text:p>
          </table:table-cell>
          <table:table-cell/>
          <table:table-cell table:style-name="ce13" table:formula="of:=IF([.A437]=&quot;forward&quot;; SUM([.B437]; [.G436]); [.G436])" office:value-type="float" office:value="807" calcext:value-type="float">
            <text:p>807</text:p>
          </table:table-cell>
          <table:table-cell table:style-name="ce13" table:formula="of:=IF([.A437]=&quot;forward&quot;; SUM(PRODUCT([.I436]; [.B437]); [.H436]); [.H436])" office:value-type="float" office:value="193415" calcext:value-type="float">
            <text:p>193415</text:p>
          </table:table-cell>
          <table:table-cell table:style-name="ce13" table:formula="of:=IF([.A437]=&quot;down&quot;; SUM([.B437]; [.I436]); IF([.A437]=&quot;up&quot;;SUM(-[.B437]; [.I436]); [.I436])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38]=&quot;forward&quot;; SUM([.B438]; [.D437]); [.D437])" office:value-type="float" office:value="807" calcext:value-type="float">
            <text:p>807</text:p>
          </table:table-cell>
          <table:table-cell table:style-name="ce13" table:formula="of:=IF([.A438]=&quot;down&quot;; SUM([.B438];[.E437]); IF([.A438]=&quot;up&quot;;SUM(-[.B438];[.E437]); [.E437]))" office:value-type="float" office:value="466" calcext:value-type="float">
            <text:p>466</text:p>
          </table:table-cell>
          <table:table-cell/>
          <table:table-cell table:style-name="ce13" table:formula="of:=IF([.A438]=&quot;forward&quot;; SUM([.B438]; [.G437]); [.G437])" office:value-type="float" office:value="807" calcext:value-type="float">
            <text:p>807</text:p>
          </table:table-cell>
          <table:table-cell table:style-name="ce13" table:formula="of:=IF([.A438]=&quot;forward&quot;; SUM(PRODUCT([.I437]; [.B438]); [.H437]); [.H437])" office:value-type="float" office:value="193415" calcext:value-type="float">
            <text:p>193415</text:p>
          </table:table-cell>
          <table:table-cell table:style-name="ce13" table:formula="of:=IF([.A438]=&quot;down&quot;; SUM([.B438]; [.I437]); IF([.A438]=&quot;up&quot;;SUM(-[.B438]; [.I437]); [.I437]))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39]=&quot;forward&quot;; SUM([.B439]; [.D438]); [.D438])" office:value-type="float" office:value="807" calcext:value-type="float">
            <text:p>807</text:p>
          </table:table-cell>
          <table:table-cell table:style-name="ce13" table:formula="of:=IF([.A439]=&quot;down&quot;; SUM([.B439];[.E438]); IF([.A439]=&quot;up&quot;;SUM(-[.B439];[.E438]); [.E438]))" office:value-type="float" office:value="470" calcext:value-type="float">
            <text:p>470</text:p>
          </table:table-cell>
          <table:table-cell/>
          <table:table-cell table:style-name="ce13" table:formula="of:=IF([.A439]=&quot;forward&quot;; SUM([.B439]; [.G438]); [.G438])" office:value-type="float" office:value="807" calcext:value-type="float">
            <text:p>807</text:p>
          </table:table-cell>
          <table:table-cell table:style-name="ce13" table:formula="of:=IF([.A439]=&quot;forward&quot;; SUM(PRODUCT([.I438]; [.B439]); [.H438]); [.H438])" office:value-type="float" office:value="193415" calcext:value-type="float">
            <text:p>193415</text:p>
          </table:table-cell>
          <table:table-cell table:style-name="ce13" table:formula="of:=IF([.A439]=&quot;down&quot;; SUM([.B439]; [.I438]); IF([.A439]=&quot;up&quot;;SUM(-[.B439]; [.I438]); [.I438]))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40]=&quot;forward&quot;; SUM([.B440]; [.D439]); [.D439])" office:value-type="float" office:value="810" calcext:value-type="float">
            <text:p>810</text:p>
          </table:table-cell>
          <table:table-cell table:style-name="ce13" table:formula="of:=IF([.A440]=&quot;down&quot;; SUM([.B440];[.E439]); IF([.A440]=&quot;up&quot;;SUM(-[.B440];[.E439]); [.E439]))" office:value-type="float" office:value="470" calcext:value-type="float">
            <text:p>470</text:p>
          </table:table-cell>
          <table:table-cell/>
          <table:table-cell table:style-name="ce13" table:formula="of:=IF([.A440]=&quot;forward&quot;; SUM([.B440]; [.G439]); [.G439])" office:value-type="float" office:value="810" calcext:value-type="float">
            <text:p>810</text:p>
          </table:table-cell>
          <table:table-cell table:style-name="ce13" table:formula="of:=IF([.A440]=&quot;forward&quot;; SUM(PRODUCT([.I439]; [.B440]); [.H439]); [.H439])" office:value-type="float" office:value="194825" calcext:value-type="float">
            <text:p>194825</text:p>
          </table:table-cell>
          <table:table-cell table:style-name="ce13" table:formula="of:=IF([.A440]=&quot;down&quot;; SUM([.B440]; [.I439]); IF([.A440]=&quot;up&quot;;SUM(-[.B440]; [.I439]); [.I439]))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41]=&quot;forward&quot;; SUM([.B441]; [.D440]); [.D440])" office:value-type="float" office:value="810" calcext:value-type="float">
            <text:p>810</text:p>
          </table:table-cell>
          <table:table-cell table:style-name="ce13" table:formula="of:=IF([.A441]=&quot;down&quot;; SUM([.B441];[.E440]); IF([.A441]=&quot;up&quot;;SUM(-[.B441];[.E440]); [.E440]))" office:value-type="float" office:value="471" calcext:value-type="float">
            <text:p>471</text:p>
          </table:table-cell>
          <table:table-cell/>
          <table:table-cell table:style-name="ce13" table:formula="of:=IF([.A441]=&quot;forward&quot;; SUM([.B441]; [.G440]); [.G440])" office:value-type="float" office:value="810" calcext:value-type="float">
            <text:p>810</text:p>
          </table:table-cell>
          <table:table-cell table:style-name="ce13" table:formula="of:=IF([.A441]=&quot;forward&quot;; SUM(PRODUCT([.I440]; [.B441]); [.H440]); [.H440])" office:value-type="float" office:value="194825" calcext:value-type="float">
            <text:p>194825</text:p>
          </table:table-cell>
          <table:table-cell table:style-name="ce13" table:formula="of:=IF([.A441]=&quot;down&quot;; SUM([.B441]; [.I440]); IF([.A441]=&quot;up&quot;;SUM(-[.B441]; [.I440]); [.I440]))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42]=&quot;forward&quot;; SUM([.B442]; [.D441]); [.D441])" office:value-type="float" office:value="810" calcext:value-type="float">
            <text:p>810</text:p>
          </table:table-cell>
          <table:table-cell table:style-name="ce13" table:formula="of:=IF([.A442]=&quot;down&quot;; SUM([.B442];[.E441]); IF([.A442]=&quot;up&quot;;SUM(-[.B442];[.E441]); [.E441]))" office:value-type="float" office:value="464" calcext:value-type="float">
            <text:p>464</text:p>
          </table:table-cell>
          <table:table-cell/>
          <table:table-cell table:style-name="ce13" table:formula="of:=IF([.A442]=&quot;forward&quot;; SUM([.B442]; [.G441]); [.G441])" office:value-type="float" office:value="810" calcext:value-type="float">
            <text:p>810</text:p>
          </table:table-cell>
          <table:table-cell table:style-name="ce13" table:formula="of:=IF([.A442]=&quot;forward&quot;; SUM(PRODUCT([.I441]; [.B442]); [.H441]); [.H441])" office:value-type="float" office:value="194825" calcext:value-type="float">
            <text:p>194825</text:p>
          </table:table-cell>
          <table:table-cell table:style-name="ce13" table:formula="of:=IF([.A442]=&quot;down&quot;; SUM([.B442]; [.I441]); IF([.A442]=&quot;up&quot;;SUM(-[.B442]; [.I441]); [.I441]))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43]=&quot;forward&quot;; SUM([.B443]; [.D442]); [.D442])" office:value-type="float" office:value="810" calcext:value-type="float">
            <text:p>810</text:p>
          </table:table-cell>
          <table:table-cell table:style-name="ce13" table:formula="of:=IF([.A443]=&quot;down&quot;; SUM([.B443];[.E442]); IF([.A443]=&quot;up&quot;;SUM(-[.B443];[.E442]); [.E442]))" office:value-type="float" office:value="472" calcext:value-type="float">
            <text:p>472</text:p>
          </table:table-cell>
          <table:table-cell/>
          <table:table-cell table:style-name="ce13" table:formula="of:=IF([.A443]=&quot;forward&quot;; SUM([.B443]; [.G442]); [.G442])" office:value-type="float" office:value="810" calcext:value-type="float">
            <text:p>810</text:p>
          </table:table-cell>
          <table:table-cell table:style-name="ce13" table:formula="of:=IF([.A443]=&quot;forward&quot;; SUM(PRODUCT([.I442]; [.B443]); [.H442]); [.H442])" office:value-type="float" office:value="194825" calcext:value-type="float">
            <text:p>194825</text:p>
          </table:table-cell>
          <table:table-cell table:style-name="ce13" table:formula="of:=IF([.A443]=&quot;down&quot;; SUM([.B443]; [.I442]); IF([.A443]=&quot;up&quot;;SUM(-[.B443]; [.I442]); [.I442]))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44]=&quot;forward&quot;; SUM([.B444]; [.D443]); [.D443])" office:value-type="float" office:value="814" calcext:value-type="float">
            <text:p>814</text:p>
          </table:table-cell>
          <table:table-cell table:style-name="ce13" table:formula="of:=IF([.A444]=&quot;down&quot;; SUM([.B444];[.E443]); IF([.A444]=&quot;up&quot;;SUM(-[.B444];[.E443]); [.E443]))" office:value-type="float" office:value="472" calcext:value-type="float">
            <text:p>472</text:p>
          </table:table-cell>
          <table:table-cell/>
          <table:table-cell table:style-name="ce13" table:formula="of:=IF([.A444]=&quot;forward&quot;; SUM([.B444]; [.G443]); [.G443])" office:value-type="float" office:value="814" calcext:value-type="float">
            <text:p>814</text:p>
          </table:table-cell>
          <table:table-cell table:style-name="ce13" table:formula="of:=IF([.A444]=&quot;forward&quot;; SUM(PRODUCT([.I443]; [.B444]); [.H443]); [.H443])" office:value-type="float" office:value="196713" calcext:value-type="float">
            <text:p>196713</text:p>
          </table:table-cell>
          <table:table-cell table:style-name="ce13" table:formula="of:=IF([.A444]=&quot;down&quot;; SUM([.B444]; [.I443]); IF([.A444]=&quot;up&quot;;SUM(-[.B444]; [.I443]); [.I443]))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45]=&quot;forward&quot;; SUM([.B445]; [.D444]); [.D444])" office:value-type="float" office:value="814" calcext:value-type="float">
            <text:p>814</text:p>
          </table:table-cell>
          <table:table-cell table:style-name="ce13" table:formula="of:=IF([.A445]=&quot;down&quot;; SUM([.B445];[.E444]); IF([.A445]=&quot;up&quot;;SUM(-[.B445];[.E444]); [.E444]))" office:value-type="float" office:value="477" calcext:value-type="float">
            <text:p>477</text:p>
          </table:table-cell>
          <table:table-cell/>
          <table:table-cell table:style-name="ce13" table:formula="of:=IF([.A445]=&quot;forward&quot;; SUM([.B445]; [.G444]); [.G444])" office:value-type="float" office:value="814" calcext:value-type="float">
            <text:p>814</text:p>
          </table:table-cell>
          <table:table-cell table:style-name="ce13" table:formula="of:=IF([.A445]=&quot;forward&quot;; SUM(PRODUCT([.I444]; [.B445]); [.H444]); [.H444])" office:value-type="float" office:value="196713" calcext:value-type="float">
            <text:p>196713</text:p>
          </table:table-cell>
          <table:table-cell table:style-name="ce13" table:formula="of:=IF([.A445]=&quot;down&quot;; SUM([.B445]; [.I444]); IF([.A445]=&quot;up&quot;;SUM(-[.B445]; [.I444]); [.I444])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46]=&quot;forward&quot;; SUM([.B446]; [.D445]); [.D445])" office:value-type="float" office:value="815" calcext:value-type="float">
            <text:p>815</text:p>
          </table:table-cell>
          <table:table-cell table:style-name="ce13" table:formula="of:=IF([.A446]=&quot;down&quot;; SUM([.B446];[.E445]); IF([.A446]=&quot;up&quot;;SUM(-[.B446];[.E445]); [.E445]))" office:value-type="float" office:value="477" calcext:value-type="float">
            <text:p>477</text:p>
          </table:table-cell>
          <table:table-cell/>
          <table:table-cell table:style-name="ce13" table:formula="of:=IF([.A446]=&quot;forward&quot;; SUM([.B446]; [.G445]); [.G445])" office:value-type="float" office:value="815" calcext:value-type="float">
            <text:p>815</text:p>
          </table:table-cell>
          <table:table-cell table:style-name="ce13" table:formula="of:=IF([.A446]=&quot;forward&quot;; SUM(PRODUCT([.I445]; [.B446]); [.H445]); [.H445])" office:value-type="float" office:value="197190" calcext:value-type="float">
            <text:p>197190</text:p>
          </table:table-cell>
          <table:table-cell table:style-name="ce13" table:formula="of:=IF([.A446]=&quot;down&quot;; SUM([.B446]; [.I445]); IF([.A446]=&quot;up&quot;;SUM(-[.B446]; [.I445]); [.I445])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47]=&quot;forward&quot;; SUM([.B447]; [.D446]); [.D446])" office:value-type="float" office:value="815" calcext:value-type="float">
            <text:p>815</text:p>
          </table:table-cell>
          <table:table-cell table:style-name="ce13" table:formula="of:=IF([.A447]=&quot;down&quot;; SUM([.B447];[.E446]); IF([.A447]=&quot;up&quot;;SUM(-[.B447];[.E446]); [.E446]))" office:value-type="float" office:value="486" calcext:value-type="float">
            <text:p>486</text:p>
          </table:table-cell>
          <table:table-cell/>
          <table:table-cell table:style-name="ce13" table:formula="of:=IF([.A447]=&quot;forward&quot;; SUM([.B447]; [.G446]); [.G446])" office:value-type="float" office:value="815" calcext:value-type="float">
            <text:p>815</text:p>
          </table:table-cell>
          <table:table-cell table:style-name="ce13" table:formula="of:=IF([.A447]=&quot;forward&quot;; SUM(PRODUCT([.I446]; [.B447]); [.H446]); [.H446])" office:value-type="float" office:value="197190" calcext:value-type="float">
            <text:p>197190</text:p>
          </table:table-cell>
          <table:table-cell table:style-name="ce13" table:formula="of:=IF([.A447]=&quot;down&quot;; SUM([.B447]; [.I446]); IF([.A447]=&quot;up&quot;;SUM(-[.B447]; [.I446]); [.I446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48]=&quot;forward&quot;; SUM([.B448]; [.D447]); [.D447])" office:value-type="float" office:value="824" calcext:value-type="float">
            <text:p>824</text:p>
          </table:table-cell>
          <table:table-cell table:style-name="ce13" table:formula="of:=IF([.A448]=&quot;down&quot;; SUM([.B448];[.E447]); IF([.A448]=&quot;up&quot;;SUM(-[.B448];[.E447]); [.E447]))" office:value-type="float" office:value="486" calcext:value-type="float">
            <text:p>486</text:p>
          </table:table-cell>
          <table:table-cell/>
          <table:table-cell table:style-name="ce13" table:formula="of:=IF([.A448]=&quot;forward&quot;; SUM([.B448]; [.G447]); [.G447])" office:value-type="float" office:value="824" calcext:value-type="float">
            <text:p>824</text:p>
          </table:table-cell>
          <table:table-cell table:style-name="ce13" table:formula="of:=IF([.A448]=&quot;forward&quot;; SUM(PRODUCT([.I447]; [.B448]); [.H447]); [.H447])" office:value-type="float" office:value="201564" calcext:value-type="float">
            <text:p>201564</text:p>
          </table:table-cell>
          <table:table-cell table:style-name="ce13" table:formula="of:=IF([.A448]=&quot;down&quot;; SUM([.B448]; [.I447]); IF([.A448]=&quot;up&quot;;SUM(-[.B448]; [.I447]); [.I447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49]=&quot;forward&quot;; SUM([.B449]; [.D448]); [.D448])" office:value-type="float" office:value="824" calcext:value-type="float">
            <text:p>824</text:p>
          </table:table-cell>
          <table:table-cell table:style-name="ce13" table:formula="of:=IF([.A449]=&quot;down&quot;; SUM([.B449];[.E448]); IF([.A449]=&quot;up&quot;;SUM(-[.B449];[.E448]); [.E448]))" office:value-type="float" office:value="479" calcext:value-type="float">
            <text:p>479</text:p>
          </table:table-cell>
          <table:table-cell/>
          <table:table-cell table:style-name="ce13" table:formula="of:=IF([.A449]=&quot;forward&quot;; SUM([.B449]; [.G448]); [.G448])" office:value-type="float" office:value="824" calcext:value-type="float">
            <text:p>824</text:p>
          </table:table-cell>
          <table:table-cell table:style-name="ce13" table:formula="of:=IF([.A449]=&quot;forward&quot;; SUM(PRODUCT([.I448]; [.B449]); [.H448]); [.H448])" office:value-type="float" office:value="201564" calcext:value-type="float">
            <text:p>201564</text:p>
          </table:table-cell>
          <table:table-cell table:style-name="ce13" table:formula="of:=IF([.A449]=&quot;down&quot;; SUM([.B449]; [.I448]); IF([.A449]=&quot;up&quot;;SUM(-[.B449]; [.I448]); [.I448])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50]=&quot;forward&quot;; SUM([.B450]; [.D449]); [.D449])" office:value-type="float" office:value="824" calcext:value-type="float">
            <text:p>824</text:p>
          </table:table-cell>
          <table:table-cell table:style-name="ce13" table:formula="of:=IF([.A450]=&quot;down&quot;; SUM([.B450];[.E449]); IF([.A450]=&quot;up&quot;;SUM(-[.B450];[.E449]); [.E449]))" office:value-type="float" office:value="478" calcext:value-type="float">
            <text:p>478</text:p>
          </table:table-cell>
          <table:table-cell/>
          <table:table-cell table:style-name="ce13" table:formula="of:=IF([.A450]=&quot;forward&quot;; SUM([.B450]; [.G449]); [.G449])" office:value-type="float" office:value="824" calcext:value-type="float">
            <text:p>824</text:p>
          </table:table-cell>
          <table:table-cell table:style-name="ce13" table:formula="of:=IF([.A450]=&quot;forward&quot;; SUM(PRODUCT([.I449]; [.B450]); [.H449]); [.H449])" office:value-type="float" office:value="201564" calcext:value-type="float">
            <text:p>201564</text:p>
          </table:table-cell>
          <table:table-cell table:style-name="ce13" table:formula="of:=IF([.A450]=&quot;down&quot;; SUM([.B450]; [.I449]); IF([.A450]=&quot;up&quot;;SUM(-[.B450]; [.I449]); [.I449]))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51]=&quot;forward&quot;; SUM([.B451]; [.D450]); [.D450])" office:value-type="float" office:value="824" calcext:value-type="float">
            <text:p>824</text:p>
          </table:table-cell>
          <table:table-cell table:style-name="ce13" table:formula="of:=IF([.A451]=&quot;down&quot;; SUM([.B451];[.E450]); IF([.A451]=&quot;up&quot;;SUM(-[.B451];[.E450]); [.E450]))" office:value-type="float" office:value="481" calcext:value-type="float">
            <text:p>481</text:p>
          </table:table-cell>
          <table:table-cell/>
          <table:table-cell table:style-name="ce13" table:formula="of:=IF([.A451]=&quot;forward&quot;; SUM([.B451]; [.G450]); [.G450])" office:value-type="float" office:value="824" calcext:value-type="float">
            <text:p>824</text:p>
          </table:table-cell>
          <table:table-cell table:style-name="ce13" table:formula="of:=IF([.A451]=&quot;forward&quot;; SUM(PRODUCT([.I450]; [.B451]); [.H450]); [.H450])" office:value-type="float" office:value="201564" calcext:value-type="float">
            <text:p>201564</text:p>
          </table:table-cell>
          <table:table-cell table:style-name="ce13" table:formula="of:=IF([.A451]=&quot;down&quot;; SUM([.B451]; [.I450]); IF([.A451]=&quot;up&quot;;SUM(-[.B451]; [.I450]); [.I450]))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52]=&quot;forward&quot;; SUM([.B452]; [.D451]); [.D451])" office:value-type="float" office:value="827" calcext:value-type="float">
            <text:p>827</text:p>
          </table:table-cell>
          <table:table-cell table:style-name="ce13" table:formula="of:=IF([.A452]=&quot;down&quot;; SUM([.B452];[.E451]); IF([.A452]=&quot;up&quot;;SUM(-[.B452];[.E451]); [.E451]))" office:value-type="float" office:value="481" calcext:value-type="float">
            <text:p>481</text:p>
          </table:table-cell>
          <table:table-cell/>
          <table:table-cell table:style-name="ce13" table:formula="of:=IF([.A452]=&quot;forward&quot;; SUM([.B452]; [.G451]); [.G451])" office:value-type="float" office:value="827" calcext:value-type="float">
            <text:p>827</text:p>
          </table:table-cell>
          <table:table-cell table:style-name="ce13" table:formula="of:=IF([.A452]=&quot;forward&quot;; SUM(PRODUCT([.I451]; [.B452]); [.H451]); [.H451])" office:value-type="float" office:value="203007" calcext:value-type="float">
            <text:p>203007</text:p>
          </table:table-cell>
          <table:table-cell table:style-name="ce13" table:formula="of:=IF([.A452]=&quot;down&quot;; SUM([.B452]; [.I451]); IF([.A452]=&quot;up&quot;;SUM(-[.B452]; [.I451]); [.I451]))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53]=&quot;forward&quot;; SUM([.B453]; [.D452]); [.D452])" office:value-type="float" office:value="827" calcext:value-type="float">
            <text:p>827</text:p>
          </table:table-cell>
          <table:table-cell table:style-name="ce13" table:formula="of:=IF([.A453]=&quot;down&quot;; SUM([.B453];[.E452]); IF([.A453]=&quot;up&quot;;SUM(-[.B453];[.E452]); [.E452]))" office:value-type="float" office:value="489" calcext:value-type="float">
            <text:p>489</text:p>
          </table:table-cell>
          <table:table-cell/>
          <table:table-cell table:style-name="ce13" table:formula="of:=IF([.A453]=&quot;forward&quot;; SUM([.B453]; [.G452]); [.G452])" office:value-type="float" office:value="827" calcext:value-type="float">
            <text:p>827</text:p>
          </table:table-cell>
          <table:table-cell table:style-name="ce13" table:formula="of:=IF([.A453]=&quot;forward&quot;; SUM(PRODUCT([.I452]; [.B453]); [.H452]); [.H452])" office:value-type="float" office:value="203007" calcext:value-type="float">
            <text:p>203007</text:p>
          </table:table-cell>
          <table:table-cell table:style-name="ce13" table:formula="of:=IF([.A453]=&quot;down&quot;; SUM([.B453]; [.I452]); IF([.A453]=&quot;up&quot;;SUM(-[.B453]; [.I452]); [.I452]))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54]=&quot;forward&quot;; SUM([.B454]; [.D453]); [.D453])" office:value-type="float" office:value="836" calcext:value-type="float">
            <text:p>836</text:p>
          </table:table-cell>
          <table:table-cell table:style-name="ce13" table:formula="of:=IF([.A454]=&quot;down&quot;; SUM([.B454];[.E453]); IF([.A454]=&quot;up&quot;;SUM(-[.B454];[.E453]); [.E453]))" office:value-type="float" office:value="489" calcext:value-type="float">
            <text:p>489</text:p>
          </table:table-cell>
          <table:table-cell/>
          <table:table-cell table:style-name="ce13" table:formula="of:=IF([.A454]=&quot;forward&quot;; SUM([.B454]; [.G453]); [.G453])" office:value-type="float" office:value="836" calcext:value-type="float">
            <text:p>836</text:p>
          </table:table-cell>
          <table:table-cell table:style-name="ce13" table:formula="of:=IF([.A454]=&quot;forward&quot;; SUM(PRODUCT([.I453]; [.B454]); [.H453]); [.H453])" office:value-type="float" office:value="207408" calcext:value-type="float">
            <text:p>207408</text:p>
          </table:table-cell>
          <table:table-cell table:style-name="ce13" table:formula="of:=IF([.A454]=&quot;down&quot;; SUM([.B454]; [.I453]); IF([.A454]=&quot;up&quot;;SUM(-[.B454]; [.I453]); [.I453]))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55]=&quot;forward&quot;; SUM([.B455]; [.D454]); [.D454])" office:value-type="float" office:value="836" calcext:value-type="float">
            <text:p>836</text:p>
          </table:table-cell>
          <table:table-cell table:style-name="ce13" table:formula="of:=IF([.A455]=&quot;down&quot;; SUM([.B455];[.E454]); IF([.A455]=&quot;up&quot;;SUM(-[.B455];[.E454]); [.E454]))" office:value-type="float" office:value="492" calcext:value-type="float">
            <text:p>492</text:p>
          </table:table-cell>
          <table:table-cell/>
          <table:table-cell table:style-name="ce13" table:formula="of:=IF([.A455]=&quot;forward&quot;; SUM([.B455]; [.G454]); [.G454])" office:value-type="float" office:value="836" calcext:value-type="float">
            <text:p>836</text:p>
          </table:table-cell>
          <table:table-cell table:style-name="ce13" table:formula="of:=IF([.A455]=&quot;forward&quot;; SUM(PRODUCT([.I454]; [.B455]); [.H454]); [.H454])" office:value-type="float" office:value="207408" calcext:value-type="float">
            <text:p>207408</text:p>
          </table:table-cell>
          <table:table-cell table:style-name="ce13" table:formula="of:=IF([.A455]=&quot;down&quot;; SUM([.B455]; [.I454]); IF([.A455]=&quot;up&quot;;SUM(-[.B455]; [.I454]); [.I454]))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56]=&quot;forward&quot;; SUM([.B456]; [.D455]); [.D455])" office:value-type="float" office:value="836" calcext:value-type="float">
            <text:p>836</text:p>
          </table:table-cell>
          <table:table-cell table:style-name="ce13" table:formula="of:=IF([.A456]=&quot;down&quot;; SUM([.B456];[.E455]); IF([.A456]=&quot;up&quot;;SUM(-[.B456];[.E455]); [.E455]))" office:value-type="float" office:value="485" calcext:value-type="float">
            <text:p>485</text:p>
          </table:table-cell>
          <table:table-cell/>
          <table:table-cell table:style-name="ce13" table:formula="of:=IF([.A456]=&quot;forward&quot;; SUM([.B456]; [.G455]); [.G455])" office:value-type="float" office:value="836" calcext:value-type="float">
            <text:p>836</text:p>
          </table:table-cell>
          <table:table-cell table:style-name="ce13" table:formula="of:=IF([.A456]=&quot;forward&quot;; SUM(PRODUCT([.I455]; [.B456]); [.H455]); [.H455])" office:value-type="float" office:value="207408" calcext:value-type="float">
            <text:p>207408</text:p>
          </table:table-cell>
          <table:table-cell table:style-name="ce13" table:formula="of:=IF([.A456]=&quot;down&quot;; SUM([.B456]; [.I455]); IF([.A456]=&quot;up&quot;;SUM(-[.B456]; [.I455]); [.I455])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57]=&quot;forward&quot;; SUM([.B457]; [.D456]); [.D456])" office:value-type="float" office:value="837" calcext:value-type="float">
            <text:p>837</text:p>
          </table:table-cell>
          <table:table-cell table:style-name="ce13" table:formula="of:=IF([.A457]=&quot;down&quot;; SUM([.B457];[.E456]); IF([.A457]=&quot;up&quot;;SUM(-[.B457];[.E456]); [.E456]))" office:value-type="float" office:value="485" calcext:value-type="float">
            <text:p>485</text:p>
          </table:table-cell>
          <table:table-cell/>
          <table:table-cell table:style-name="ce13" table:formula="of:=IF([.A457]=&quot;forward&quot;; SUM([.B457]; [.G456]); [.G456])" office:value-type="float" office:value="837" calcext:value-type="float">
            <text:p>837</text:p>
          </table:table-cell>
          <table:table-cell table:style-name="ce13" table:formula="of:=IF([.A457]=&quot;forward&quot;; SUM(PRODUCT([.I456]; [.B457]); [.H456]); [.H456])" office:value-type="float" office:value="207893" calcext:value-type="float">
            <text:p>207893</text:p>
          </table:table-cell>
          <table:table-cell table:style-name="ce13" table:formula="of:=IF([.A457]=&quot;down&quot;; SUM([.B457]; [.I456]); IF([.A457]=&quot;up&quot;;SUM(-[.B457]; [.I456]); [.I456])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58]=&quot;forward&quot;; SUM([.B458]; [.D457]); [.D457])" office:value-type="float" office:value="837" calcext:value-type="float">
            <text:p>837</text:p>
          </table:table-cell>
          <table:table-cell table:style-name="ce13" table:formula="of:=IF([.A458]=&quot;down&quot;; SUM([.B458];[.E457]); IF([.A458]=&quot;up&quot;;SUM(-[.B458];[.E457]); [.E457]))" office:value-type="float" office:value="477" calcext:value-type="float">
            <text:p>477</text:p>
          </table:table-cell>
          <table:table-cell/>
          <table:table-cell table:style-name="ce13" table:formula="of:=IF([.A458]=&quot;forward&quot;; SUM([.B458]; [.G457]); [.G457])" office:value-type="float" office:value="837" calcext:value-type="float">
            <text:p>837</text:p>
          </table:table-cell>
          <table:table-cell table:style-name="ce13" table:formula="of:=IF([.A458]=&quot;forward&quot;; SUM(PRODUCT([.I457]; [.B458]); [.H457]); [.H457])" office:value-type="float" office:value="207893" calcext:value-type="float">
            <text:p>207893</text:p>
          </table:table-cell>
          <table:table-cell table:style-name="ce13" table:formula="of:=IF([.A458]=&quot;down&quot;; SUM([.B458]; [.I457]); IF([.A458]=&quot;up&quot;;SUM(-[.B458]; [.I457]); [.I457])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59]=&quot;forward&quot;; SUM([.B459]; [.D458]); [.D458])" office:value-type="float" office:value="837" calcext:value-type="float">
            <text:p>837</text:p>
          </table:table-cell>
          <table:table-cell table:style-name="ce13" table:formula="of:=IF([.A459]=&quot;down&quot;; SUM([.B459];[.E458]); IF([.A459]=&quot;up&quot;;SUM(-[.B459];[.E458]); [.E458]))" office:value-type="float" office:value="475" calcext:value-type="float">
            <text:p>475</text:p>
          </table:table-cell>
          <table:table-cell/>
          <table:table-cell table:style-name="ce13" table:formula="of:=IF([.A459]=&quot;forward&quot;; SUM([.B459]; [.G458]); [.G458])" office:value-type="float" office:value="837" calcext:value-type="float">
            <text:p>837</text:p>
          </table:table-cell>
          <table:table-cell table:style-name="ce13" table:formula="of:=IF([.A459]=&quot;forward&quot;; SUM(PRODUCT([.I458]; [.B459]); [.H458]); [.H458])" office:value-type="float" office:value="207893" calcext:value-type="float">
            <text:p>207893</text:p>
          </table:table-cell>
          <table:table-cell table:style-name="ce13" table:formula="of:=IF([.A459]=&quot;down&quot;; SUM([.B459]; [.I458]); IF([.A459]=&quot;up&quot;;SUM(-[.B459]; [.I458]); [.I458]))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60]=&quot;forward&quot;; SUM([.B460]; [.D459]); [.D459])" office:value-type="float" office:value="837" calcext:value-type="float">
            <text:p>837</text:p>
          </table:table-cell>
          <table:table-cell table:style-name="ce13" table:formula="of:=IF([.A460]=&quot;down&quot;; SUM([.B460];[.E459]); IF([.A460]=&quot;up&quot;;SUM(-[.B460];[.E459]); [.E459]))" office:value-type="float" office:value="474" calcext:value-type="float">
            <text:p>474</text:p>
          </table:table-cell>
          <table:table-cell/>
          <table:table-cell table:style-name="ce13" table:formula="of:=IF([.A460]=&quot;forward&quot;; SUM([.B460]; [.G459]); [.G459])" office:value-type="float" office:value="837" calcext:value-type="float">
            <text:p>837</text:p>
          </table:table-cell>
          <table:table-cell table:style-name="ce13" table:formula="of:=IF([.A460]=&quot;forward&quot;; SUM(PRODUCT([.I459]; [.B460]); [.H459]); [.H459])" office:value-type="float" office:value="207893" calcext:value-type="float">
            <text:p>207893</text:p>
          </table:table-cell>
          <table:table-cell table:style-name="ce13" table:formula="of:=IF([.A460]=&quot;down&quot;; SUM([.B460]; [.I459]); IF([.A460]=&quot;up&quot;;SUM(-[.B460]; [.I459]); [.I459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61]=&quot;forward&quot;; SUM([.B461]; [.D460]); [.D460])" office:value-type="float" office:value="845" calcext:value-type="float">
            <text:p>845</text:p>
          </table:table-cell>
          <table:table-cell table:style-name="ce13" table:formula="of:=IF([.A461]=&quot;down&quot;; SUM([.B461];[.E460]); IF([.A461]=&quot;up&quot;;SUM(-[.B461];[.E460]); [.E460]))" office:value-type="float" office:value="474" calcext:value-type="float">
            <text:p>474</text:p>
          </table:table-cell>
          <table:table-cell/>
          <table:table-cell table:style-name="ce13" table:formula="of:=IF([.A461]=&quot;forward&quot;; SUM([.B461]; [.G460]); [.G460])" office:value-type="float" office:value="845" calcext:value-type="float">
            <text:p>845</text:p>
          </table:table-cell>
          <table:table-cell table:style-name="ce13" table:formula="of:=IF([.A461]=&quot;forward&quot;; SUM(PRODUCT([.I460]; [.B461]); [.H460]); [.H460])" office:value-type="float" office:value="211685" calcext:value-type="float">
            <text:p>211685</text:p>
          </table:table-cell>
          <table:table-cell table:style-name="ce13" table:formula="of:=IF([.A461]=&quot;down&quot;; SUM([.B461]; [.I460]); IF([.A461]=&quot;up&quot;;SUM(-[.B461]; [.I460]); [.I460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62]=&quot;forward&quot;; SUM([.B462]; [.D461]); [.D461])" office:value-type="float" office:value="845" calcext:value-type="float">
            <text:p>845</text:p>
          </table:table-cell>
          <table:table-cell table:style-name="ce13" table:formula="of:=IF([.A462]=&quot;down&quot;; SUM([.B462];[.E461]); IF([.A462]=&quot;up&quot;;SUM(-[.B462];[.E461]); [.E461]))" office:value-type="float" office:value="477" calcext:value-type="float">
            <text:p>477</text:p>
          </table:table-cell>
          <table:table-cell/>
          <table:table-cell table:style-name="ce13" table:formula="of:=IF([.A462]=&quot;forward&quot;; SUM([.B462]; [.G461]); [.G461])" office:value-type="float" office:value="845" calcext:value-type="float">
            <text:p>845</text:p>
          </table:table-cell>
          <table:table-cell table:style-name="ce13" table:formula="of:=IF([.A462]=&quot;forward&quot;; SUM(PRODUCT([.I461]; [.B462]); [.H461]); [.H461])" office:value-type="float" office:value="211685" calcext:value-type="float">
            <text:p>211685</text:p>
          </table:table-cell>
          <table:table-cell table:style-name="ce13" table:formula="of:=IF([.A462]=&quot;down&quot;; SUM([.B462]; [.I461]); IF([.A462]=&quot;up&quot;;SUM(-[.B462]; [.I461]); [.I461])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63]=&quot;forward&quot;; SUM([.B463]; [.D462]); [.D462])" office:value-type="float" office:value="850" calcext:value-type="float">
            <text:p>850</text:p>
          </table:table-cell>
          <table:table-cell table:style-name="ce13" table:formula="of:=IF([.A463]=&quot;down&quot;; SUM([.B463];[.E462]); IF([.A463]=&quot;up&quot;;SUM(-[.B463];[.E462]); [.E462]))" office:value-type="float" office:value="477" calcext:value-type="float">
            <text:p>477</text:p>
          </table:table-cell>
          <table:table-cell/>
          <table:table-cell table:style-name="ce13" table:formula="of:=IF([.A463]=&quot;forward&quot;; SUM([.B463]; [.G462]); [.G462])" office:value-type="float" office:value="850" calcext:value-type="float">
            <text:p>850</text:p>
          </table:table-cell>
          <table:table-cell table:style-name="ce13" table:formula="of:=IF([.A463]=&quot;forward&quot;; SUM(PRODUCT([.I462]; [.B463]); [.H462]); [.H462])" office:value-type="float" office:value="214070" calcext:value-type="float">
            <text:p>214070</text:p>
          </table:table-cell>
          <table:table-cell table:style-name="ce13" table:formula="of:=IF([.A463]=&quot;down&quot;; SUM([.B463]; [.I462]); IF([.A463]=&quot;up&quot;;SUM(-[.B463]; [.I462]); [.I462]))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64]=&quot;forward&quot;; SUM([.B464]; [.D463]); [.D463])" office:value-type="float" office:value="850" calcext:value-type="float">
            <text:p>850</text:p>
          </table:table-cell>
          <table:table-cell table:style-name="ce13" table:formula="of:=IF([.A464]=&quot;down&quot;; SUM([.B464];[.E463]); IF([.A464]=&quot;up&quot;;SUM(-[.B464];[.E463]); [.E463]))" office:value-type="float" office:value="474" calcext:value-type="float">
            <text:p>474</text:p>
          </table:table-cell>
          <table:table-cell/>
          <table:table-cell table:style-name="ce13" table:formula="of:=IF([.A464]=&quot;forward&quot;; SUM([.B464]; [.G463]); [.G463])" office:value-type="float" office:value="850" calcext:value-type="float">
            <text:p>850</text:p>
          </table:table-cell>
          <table:table-cell table:style-name="ce13" table:formula="of:=IF([.A464]=&quot;forward&quot;; SUM(PRODUCT([.I463]; [.B464]); [.H463]); [.H463])" office:value-type="float" office:value="214070" calcext:value-type="float">
            <text:p>214070</text:p>
          </table:table-cell>
          <table:table-cell table:style-name="ce13" table:formula="of:=IF([.A464]=&quot;down&quot;; SUM([.B464]; [.I463]); IF([.A464]=&quot;up&quot;;SUM(-[.B464]; [.I463]); [.I463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65]=&quot;forward&quot;; SUM([.B465]; [.D464]); [.D464])" office:value-type="float" office:value="856" calcext:value-type="float">
            <text:p>856</text:p>
          </table:table-cell>
          <table:table-cell table:style-name="ce13" table:formula="of:=IF([.A465]=&quot;down&quot;; SUM([.B465];[.E464]); IF([.A465]=&quot;up&quot;;SUM(-[.B465];[.E464]); [.E464]))" office:value-type="float" office:value="474" calcext:value-type="float">
            <text:p>474</text:p>
          </table:table-cell>
          <table:table-cell/>
          <table:table-cell table:style-name="ce13" table:formula="of:=IF([.A465]=&quot;forward&quot;; SUM([.B465]; [.G464]); [.G464])" office:value-type="float" office:value="856" calcext:value-type="float">
            <text:p>856</text:p>
          </table:table-cell>
          <table:table-cell table:style-name="ce13" table:formula="of:=IF([.A465]=&quot;forward&quot;; SUM(PRODUCT([.I464]; [.B465]); [.H464]); [.H464])" office:value-type="float" office:value="216914" calcext:value-type="float">
            <text:p>216914</text:p>
          </table:table-cell>
          <table:table-cell table:style-name="ce13" table:formula="of:=IF([.A465]=&quot;down&quot;; SUM([.B465]; [.I464]); IF([.A465]=&quot;up&quot;;SUM(-[.B465]; [.I464]); [.I464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66]=&quot;forward&quot;; SUM([.B466]; [.D465]); [.D465])" office:value-type="float" office:value="865" calcext:value-type="float">
            <text:p>865</text:p>
          </table:table-cell>
          <table:table-cell table:style-name="ce13" table:formula="of:=IF([.A466]=&quot;down&quot;; SUM([.B466];[.E465]); IF([.A466]=&quot;up&quot;;SUM(-[.B466];[.E465]); [.E465]))" office:value-type="float" office:value="474" calcext:value-type="float">
            <text:p>474</text:p>
          </table:table-cell>
          <table:table-cell/>
          <table:table-cell table:style-name="ce13" table:formula="of:=IF([.A466]=&quot;forward&quot;; SUM([.B466]; [.G465]); [.G465])" office:value-type="float" office:value="865" calcext:value-type="float">
            <text:p>865</text:p>
          </table:table-cell>
          <table:table-cell table:style-name="ce13" table:formula="of:=IF([.A466]=&quot;forward&quot;; SUM(PRODUCT([.I465]; [.B466]); [.H465]); [.H465])" office:value-type="float" office:value="221180" calcext:value-type="float">
            <text:p>221180</text:p>
          </table:table-cell>
          <table:table-cell table:style-name="ce13" table:formula="of:=IF([.A466]=&quot;down&quot;; SUM([.B466]; [.I465]); IF([.A466]=&quot;up&quot;;SUM(-[.B466]; [.I465]); [.I465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67]=&quot;forward&quot;; SUM([.B467]; [.D466]); [.D466])" office:value-type="float" office:value="867" calcext:value-type="float">
            <text:p>867</text:p>
          </table:table-cell>
          <table:table-cell table:style-name="ce13" table:formula="of:=IF([.A467]=&quot;down&quot;; SUM([.B467];[.E466]); IF([.A467]=&quot;up&quot;;SUM(-[.B467];[.E466]); [.E466]))" office:value-type="float" office:value="474" calcext:value-type="float">
            <text:p>474</text:p>
          </table:table-cell>
          <table:table-cell/>
          <table:table-cell table:style-name="ce13" table:formula="of:=IF([.A467]=&quot;forward&quot;; SUM([.B467]; [.G466]); [.G466])" office:value-type="float" office:value="867" calcext:value-type="float">
            <text:p>867</text:p>
          </table:table-cell>
          <table:table-cell table:style-name="ce13" table:formula="of:=IF([.A467]=&quot;forward&quot;; SUM(PRODUCT([.I466]; [.B467]); [.H466]); [.H466])" office:value-type="float" office:value="222128" calcext:value-type="float">
            <text:p>222128</text:p>
          </table:table-cell>
          <table:table-cell table:style-name="ce13" table:formula="of:=IF([.A467]=&quot;down&quot;; SUM([.B467]; [.I466]); IF([.A467]=&quot;up&quot;;SUM(-[.B467]; [.I466]); [.I466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68]=&quot;forward&quot;; SUM([.B468]; [.D467]); [.D467])" office:value-type="float" office:value="873" calcext:value-type="float">
            <text:p>873</text:p>
          </table:table-cell>
          <table:table-cell table:style-name="ce13" table:formula="of:=IF([.A468]=&quot;down&quot;; SUM([.B468];[.E467]); IF([.A468]=&quot;up&quot;;SUM(-[.B468];[.E467]); [.E467]))" office:value-type="float" office:value="474" calcext:value-type="float">
            <text:p>474</text:p>
          </table:table-cell>
          <table:table-cell/>
          <table:table-cell table:style-name="ce13" table:formula="of:=IF([.A468]=&quot;forward&quot;; SUM([.B468]; [.G467]); [.G467])" office:value-type="float" office:value="873" calcext:value-type="float">
            <text:p>873</text:p>
          </table:table-cell>
          <table:table-cell table:style-name="ce13" table:formula="of:=IF([.A468]=&quot;forward&quot;; SUM(PRODUCT([.I467]; [.B468]); [.H467]); [.H467])" office:value-type="float" office:value="224972" calcext:value-type="float">
            <text:p>224972</text:p>
          </table:table-cell>
          <table:table-cell table:style-name="ce13" table:formula="of:=IF([.A468]=&quot;down&quot;; SUM([.B468]; [.I467]); IF([.A468]=&quot;up&quot;;SUM(-[.B468]; [.I467]); [.I467])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69]=&quot;forward&quot;; SUM([.B469]; [.D468]); [.D468])" office:value-type="float" office:value="873" calcext:value-type="float">
            <text:p>873</text:p>
          </table:table-cell>
          <table:table-cell table:style-name="ce13" table:formula="of:=IF([.A469]=&quot;down&quot;; SUM([.B469];[.E468]); IF([.A469]=&quot;up&quot;;SUM(-[.B469];[.E468]); [.E468]))" office:value-type="float" office:value="479" calcext:value-type="float">
            <text:p>479</text:p>
          </table:table-cell>
          <table:table-cell/>
          <table:table-cell table:style-name="ce13" table:formula="of:=IF([.A469]=&quot;forward&quot;; SUM([.B469]; [.G468]); [.G468])" office:value-type="float" office:value="873" calcext:value-type="float">
            <text:p>873</text:p>
          </table:table-cell>
          <table:table-cell table:style-name="ce13" table:formula="of:=IF([.A469]=&quot;forward&quot;; SUM(PRODUCT([.I468]; [.B469]); [.H468]); [.H468])" office:value-type="float" office:value="224972" calcext:value-type="float">
            <text:p>224972</text:p>
          </table:table-cell>
          <table:table-cell table:style-name="ce13" table:formula="of:=IF([.A469]=&quot;down&quot;; SUM([.B469]; [.I468]); IF([.A469]=&quot;up&quot;;SUM(-[.B469]; [.I468]); [.I468])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70]=&quot;forward&quot;; SUM([.B470]; [.D469]); [.D469])" office:value-type="float" office:value="875" calcext:value-type="float">
            <text:p>875</text:p>
          </table:table-cell>
          <table:table-cell table:style-name="ce13" table:formula="of:=IF([.A470]=&quot;down&quot;; SUM([.B470];[.E469]); IF([.A470]=&quot;up&quot;;SUM(-[.B470];[.E469]); [.E469]))" office:value-type="float" office:value="479" calcext:value-type="float">
            <text:p>479</text:p>
          </table:table-cell>
          <table:table-cell/>
          <table:table-cell table:style-name="ce13" table:formula="of:=IF([.A470]=&quot;forward&quot;; SUM([.B470]; [.G469]); [.G469])" office:value-type="float" office:value="875" calcext:value-type="float">
            <text:p>875</text:p>
          </table:table-cell>
          <table:table-cell table:style-name="ce13" table:formula="of:=IF([.A470]=&quot;forward&quot;; SUM(PRODUCT([.I469]; [.B470]); [.H469]); [.H469])" office:value-type="float" office:value="225930" calcext:value-type="float">
            <text:p>225930</text:p>
          </table:table-cell>
          <table:table-cell table:style-name="ce13" table:formula="of:=IF([.A470]=&quot;down&quot;; SUM([.B470]; [.I469]); IF([.A470]=&quot;up&quot;;SUM(-[.B470]; [.I469]); [.I469])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71]=&quot;forward&quot;; SUM([.B471]; [.D470]); [.D470])" office:value-type="float" office:value="875" calcext:value-type="float">
            <text:p>875</text:p>
          </table:table-cell>
          <table:table-cell table:style-name="ce13" table:formula="of:=IF([.A471]=&quot;down&quot;; SUM([.B471];[.E470]); IF([.A471]=&quot;up&quot;;SUM(-[.B471];[.E470]); [.E470]))" office:value-type="float" office:value="486" calcext:value-type="float">
            <text:p>486</text:p>
          </table:table-cell>
          <table:table-cell/>
          <table:table-cell table:style-name="ce13" table:formula="of:=IF([.A471]=&quot;forward&quot;; SUM([.B471]; [.G470]); [.G470])" office:value-type="float" office:value="875" calcext:value-type="float">
            <text:p>875</text:p>
          </table:table-cell>
          <table:table-cell table:style-name="ce13" table:formula="of:=IF([.A471]=&quot;forward&quot;; SUM(PRODUCT([.I470]; [.B471]); [.H470]); [.H470])" office:value-type="float" office:value="225930" calcext:value-type="float">
            <text:p>225930</text:p>
          </table:table-cell>
          <table:table-cell table:style-name="ce13" table:formula="of:=IF([.A471]=&quot;down&quot;; SUM([.B471]; [.I470]); IF([.A471]=&quot;up&quot;;SUM(-[.B471]; [.I470]); [.I470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72]=&quot;forward&quot;; SUM([.B472]; [.D471]); [.D471])" office:value-type="float" office:value="875" calcext:value-type="float">
            <text:p>875</text:p>
          </table:table-cell>
          <table:table-cell table:style-name="ce13" table:formula="of:=IF([.A472]=&quot;down&quot;; SUM([.B472];[.E471]); IF([.A472]=&quot;up&quot;;SUM(-[.B472];[.E471]); [.E471]))" office:value-type="float" office:value="480" calcext:value-type="float">
            <text:p>480</text:p>
          </table:table-cell>
          <table:table-cell/>
          <table:table-cell table:style-name="ce13" table:formula="of:=IF([.A472]=&quot;forward&quot;; SUM([.B472]; [.G471]); [.G471])" office:value-type="float" office:value="875" calcext:value-type="float">
            <text:p>875</text:p>
          </table:table-cell>
          <table:table-cell table:style-name="ce13" table:formula="of:=IF([.A472]=&quot;forward&quot;; SUM(PRODUCT([.I471]; [.B472]); [.H471]); [.H471])" office:value-type="float" office:value="225930" calcext:value-type="float">
            <text:p>225930</text:p>
          </table:table-cell>
          <table:table-cell table:style-name="ce13" table:formula="of:=IF([.A472]=&quot;down&quot;; SUM([.B472]; [.I471]); IF([.A472]=&quot;up&quot;;SUM(-[.B472]; [.I471]); [.I471])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73]=&quot;forward&quot;; SUM([.B473]; [.D472]); [.D472])" office:value-type="float" office:value="883" calcext:value-type="float">
            <text:p>883</text:p>
          </table:table-cell>
          <table:table-cell table:style-name="ce13" table:formula="of:=IF([.A473]=&quot;down&quot;; SUM([.B473];[.E472]); IF([.A473]=&quot;up&quot;;SUM(-[.B473];[.E472]); [.E472]))" office:value-type="float" office:value="480" calcext:value-type="float">
            <text:p>480</text:p>
          </table:table-cell>
          <table:table-cell/>
          <table:table-cell table:style-name="ce13" table:formula="of:=IF([.A473]=&quot;forward&quot;; SUM([.B473]; [.G472]); [.G472])" office:value-type="float" office:value="883" calcext:value-type="float">
            <text:p>883</text:p>
          </table:table-cell>
          <table:table-cell table:style-name="ce13" table:formula="of:=IF([.A473]=&quot;forward&quot;; SUM(PRODUCT([.I472]; [.B473]); [.H472]); [.H472])" office:value-type="float" office:value="229770" calcext:value-type="float">
            <text:p>229770</text:p>
          </table:table-cell>
          <table:table-cell table:style-name="ce13" table:formula="of:=IF([.A473]=&quot;down&quot;; SUM([.B473]; [.I472]); IF([.A473]=&quot;up&quot;;SUM(-[.B473]; [.I472]); [.I472])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74]=&quot;forward&quot;; SUM([.B474]; [.D473]); [.D473])" office:value-type="float" office:value="889" calcext:value-type="float">
            <text:p>889</text:p>
          </table:table-cell>
          <table:table-cell table:style-name="ce13" table:formula="of:=IF([.A474]=&quot;down&quot;; SUM([.B474];[.E473]); IF([.A474]=&quot;up&quot;;SUM(-[.B474];[.E473]); [.E473]))" office:value-type="float" office:value="480" calcext:value-type="float">
            <text:p>480</text:p>
          </table:table-cell>
          <table:table-cell/>
          <table:table-cell table:style-name="ce13" table:formula="of:=IF([.A474]=&quot;forward&quot;; SUM([.B474]; [.G473]); [.G473])" office:value-type="float" office:value="889" calcext:value-type="float">
            <text:p>889</text:p>
          </table:table-cell>
          <table:table-cell table:style-name="ce13" table:formula="of:=IF([.A474]=&quot;forward&quot;; SUM(PRODUCT([.I473]; [.B474]); [.H473]); [.H473])" office:value-type="float" office:value="232650" calcext:value-type="float">
            <text:p>232650</text:p>
          </table:table-cell>
          <table:table-cell table:style-name="ce13" table:formula="of:=IF([.A474]=&quot;down&quot;; SUM([.B474]; [.I473]); IF([.A474]=&quot;up&quot;;SUM(-[.B474]; [.I473]); [.I473])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75]=&quot;forward&quot;; SUM([.B475]; [.D474]); [.D474])" office:value-type="float" office:value="889" calcext:value-type="float">
            <text:p>889</text:p>
          </table:table-cell>
          <table:table-cell table:style-name="ce13" table:formula="of:=IF([.A475]=&quot;down&quot;; SUM([.B475];[.E474]); IF([.A475]=&quot;up&quot;;SUM(-[.B475];[.E474]); [.E474]))" office:value-type="float" office:value="483" calcext:value-type="float">
            <text:p>483</text:p>
          </table:table-cell>
          <table:table-cell/>
          <table:table-cell table:style-name="ce13" table:formula="of:=IF([.A475]=&quot;forward&quot;; SUM([.B475]; [.G474]); [.G474])" office:value-type="float" office:value="889" calcext:value-type="float">
            <text:p>889</text:p>
          </table:table-cell>
          <table:table-cell table:style-name="ce13" table:formula="of:=IF([.A475]=&quot;forward&quot;; SUM(PRODUCT([.I474]; [.B475]); [.H474]); [.H474])" office:value-type="float" office:value="232650" calcext:value-type="float">
            <text:p>232650</text:p>
          </table:table-cell>
          <table:table-cell table:style-name="ce13" table:formula="of:=IF([.A475]=&quot;down&quot;; SUM([.B475]; [.I474]); IF([.A475]=&quot;up&quot;;SUM(-[.B475]; [.I474]); [.I474]))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76]=&quot;forward&quot;; SUM([.B476]; [.D475]); [.D475])" office:value-type="float" office:value="897" calcext:value-type="float">
            <text:p>897</text:p>
          </table:table-cell>
          <table:table-cell table:style-name="ce13" table:formula="of:=IF([.A476]=&quot;down&quot;; SUM([.B476];[.E475]); IF([.A476]=&quot;up&quot;;SUM(-[.B476];[.E475]); [.E475]))" office:value-type="float" office:value="483" calcext:value-type="float">
            <text:p>483</text:p>
          </table:table-cell>
          <table:table-cell/>
          <table:table-cell table:style-name="ce13" table:formula="of:=IF([.A476]=&quot;forward&quot;; SUM([.B476]; [.G475]); [.G475])" office:value-type="float" office:value="897" calcext:value-type="float">
            <text:p>897</text:p>
          </table:table-cell>
          <table:table-cell table:style-name="ce13" table:formula="of:=IF([.A476]=&quot;forward&quot;; SUM(PRODUCT([.I475]; [.B476]); [.H475]); [.H475])" office:value-type="float" office:value="236514" calcext:value-type="float">
            <text:p>236514</text:p>
          </table:table-cell>
          <table:table-cell table:style-name="ce13" table:formula="of:=IF([.A476]=&quot;down&quot;; SUM([.B476]; [.I475]); IF([.A476]=&quot;up&quot;;SUM(-[.B476]; [.I475]); [.I475]))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477]=&quot;forward&quot;; SUM([.B477]; [.D476]); [.D476])" office:value-type="float" office:value="897" calcext:value-type="float">
            <text:p>897</text:p>
          </table:table-cell>
          <table:table-cell table:style-name="ce13" table:formula="of:=IF([.A477]=&quot;down&quot;; SUM([.B477];[.E476]); IF([.A477]=&quot;up&quot;;SUM(-[.B477];[.E476]); [.E476]))" office:value-type="float" office:value="484" calcext:value-type="float">
            <text:p>484</text:p>
          </table:table-cell>
          <table:table-cell/>
          <table:table-cell table:style-name="ce13" table:formula="of:=IF([.A477]=&quot;forward&quot;; SUM([.B477]; [.G476]); [.G476])" office:value-type="float" office:value="897" calcext:value-type="float">
            <text:p>897</text:p>
          </table:table-cell>
          <table:table-cell table:style-name="ce13" table:formula="of:=IF([.A477]=&quot;forward&quot;; SUM(PRODUCT([.I476]; [.B477]); [.H476]); [.H476])" office:value-type="float" office:value="236514" calcext:value-type="float">
            <text:p>236514</text:p>
          </table:table-cell>
          <table:table-cell table:style-name="ce13" table:formula="of:=IF([.A477]=&quot;down&quot;; SUM([.B477]; [.I476]); IF([.A477]=&quot;up&quot;;SUM(-[.B477]; [.I476]); [.I476]))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78]=&quot;forward&quot;; SUM([.B478]; [.D477]); [.D477])" office:value-type="float" office:value="899" calcext:value-type="float">
            <text:p>899</text:p>
          </table:table-cell>
          <table:table-cell table:style-name="ce13" table:formula="of:=IF([.A478]=&quot;down&quot;; SUM([.B478];[.E477]); IF([.A478]=&quot;up&quot;;SUM(-[.B478];[.E477]); [.E477]))" office:value-type="float" office:value="484" calcext:value-type="float">
            <text:p>484</text:p>
          </table:table-cell>
          <table:table-cell/>
          <table:table-cell table:style-name="ce13" table:formula="of:=IF([.A478]=&quot;forward&quot;; SUM([.B478]; [.G477]); [.G477])" office:value-type="float" office:value="899" calcext:value-type="float">
            <text:p>899</text:p>
          </table:table-cell>
          <table:table-cell table:style-name="ce13" table:formula="of:=IF([.A478]=&quot;forward&quot;; SUM(PRODUCT([.I477]; [.B478]); [.H477]); [.H477])" office:value-type="float" office:value="237482" calcext:value-type="float">
            <text:p>237482</text:p>
          </table:table-cell>
          <table:table-cell table:style-name="ce13" table:formula="of:=IF([.A478]=&quot;down&quot;; SUM([.B478]; [.I477]); IF([.A478]=&quot;up&quot;;SUM(-[.B478]; [.I477]); [.I477]))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79]=&quot;forward&quot;; SUM([.B479]; [.D478]); [.D478])" office:value-type="float" office:value="899" calcext:value-type="float">
            <text:p>899</text:p>
          </table:table-cell>
          <table:table-cell table:style-name="ce13" table:formula="of:=IF([.A479]=&quot;down&quot;; SUM([.B479];[.E478]); IF([.A479]=&quot;up&quot;;SUM(-[.B479];[.E478]); [.E478]))" office:value-type="float" office:value="493" calcext:value-type="float">
            <text:p>493</text:p>
          </table:table-cell>
          <table:table-cell/>
          <table:table-cell table:style-name="ce13" table:formula="of:=IF([.A479]=&quot;forward&quot;; SUM([.B479]; [.G478]); [.G478])" office:value-type="float" office:value="899" calcext:value-type="float">
            <text:p>899</text:p>
          </table:table-cell>
          <table:table-cell table:style-name="ce13" table:formula="of:=IF([.A479]=&quot;forward&quot;; SUM(PRODUCT([.I478]; [.B479]); [.H478]); [.H478])" office:value-type="float" office:value="237482" calcext:value-type="float">
            <text:p>237482</text:p>
          </table:table-cell>
          <table:table-cell table:style-name="ce13" table:formula="of:=IF([.A479]=&quot;down&quot;; SUM([.B479]; [.I478]); IF([.A479]=&quot;up&quot;;SUM(-[.B479]; [.I478]); [.I478]))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80]=&quot;forward&quot;; SUM([.B480]; [.D479]); [.D479])" office:value-type="float" office:value="899" calcext:value-type="float">
            <text:p>899</text:p>
          </table:table-cell>
          <table:table-cell table:style-name="ce13" table:formula="of:=IF([.A480]=&quot;down&quot;; SUM([.B480];[.E479]); IF([.A480]=&quot;up&quot;;SUM(-[.B480];[.E479]); [.E479]))" office:value-type="float" office:value="488" calcext:value-type="float">
            <text:p>488</text:p>
          </table:table-cell>
          <table:table-cell/>
          <table:table-cell table:style-name="ce13" table:formula="of:=IF([.A480]=&quot;forward&quot;; SUM([.B480]; [.G479]); [.G479])" office:value-type="float" office:value="899" calcext:value-type="float">
            <text:p>899</text:p>
          </table:table-cell>
          <table:table-cell table:style-name="ce13" table:formula="of:=IF([.A480]=&quot;forward&quot;; SUM(PRODUCT([.I479]; [.B480]); [.H479]); [.H479])" office:value-type="float" office:value="237482" calcext:value-type="float">
            <text:p>237482</text:p>
          </table:table-cell>
          <table:table-cell table:style-name="ce13" table:formula="of:=IF([.A480]=&quot;down&quot;; SUM([.B480]; [.I479]); IF([.A480]=&quot;up&quot;;SUM(-[.B480]; [.I479]); [.I479]))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81]=&quot;forward&quot;; SUM([.B481]; [.D480]); [.D480])" office:value-type="float" office:value="899" calcext:value-type="float">
            <text:p>899</text:p>
          </table:table-cell>
          <table:table-cell table:style-name="ce13" table:formula="of:=IF([.A481]=&quot;down&quot;; SUM([.B481];[.E480]); IF([.A481]=&quot;up&quot;;SUM(-[.B481];[.E480]); [.E480]))" office:value-type="float" office:value="494" calcext:value-type="float">
            <text:p>494</text:p>
          </table:table-cell>
          <table:table-cell/>
          <table:table-cell table:style-name="ce13" table:formula="of:=IF([.A481]=&quot;forward&quot;; SUM([.B481]; [.G480]); [.G480])" office:value-type="float" office:value="899" calcext:value-type="float">
            <text:p>899</text:p>
          </table:table-cell>
          <table:table-cell table:style-name="ce13" table:formula="of:=IF([.A481]=&quot;forward&quot;; SUM(PRODUCT([.I480]; [.B481]); [.H480]); [.H480])" office:value-type="float" office:value="237482" calcext:value-type="float">
            <text:p>237482</text:p>
          </table:table-cell>
          <table:table-cell table:style-name="ce13" table:formula="of:=IF([.A481]=&quot;down&quot;; SUM([.B481]; [.I480]); IF([.A481]=&quot;up&quot;;SUM(-[.B481]; [.I480]); [.I480]))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82]=&quot;forward&quot;; SUM([.B482]; [.D481]); [.D481])" office:value-type="float" office:value="899" calcext:value-type="float">
            <text:p>899</text:p>
          </table:table-cell>
          <table:table-cell table:style-name="ce13" table:formula="of:=IF([.A482]=&quot;down&quot;; SUM([.B482];[.E481]); IF([.A482]=&quot;up&quot;;SUM(-[.B482];[.E481]); [.E481]))" office:value-type="float" office:value="490" calcext:value-type="float">
            <text:p>490</text:p>
          </table:table-cell>
          <table:table-cell/>
          <table:table-cell table:style-name="ce13" table:formula="of:=IF([.A482]=&quot;forward&quot;; SUM([.B482]; [.G481]); [.G481])" office:value-type="float" office:value="899" calcext:value-type="float">
            <text:p>899</text:p>
          </table:table-cell>
          <table:table-cell table:style-name="ce13" table:formula="of:=IF([.A482]=&quot;forward&quot;; SUM(PRODUCT([.I481]; [.B482]); [.H481]); [.H481])" office:value-type="float" office:value="237482" calcext:value-type="float">
            <text:p>237482</text:p>
          </table:table-cell>
          <table:table-cell table:style-name="ce13" table:formula="of:=IF([.A482]=&quot;down&quot;; SUM([.B482]; [.I481]); IF([.A482]=&quot;up&quot;;SUM(-[.B482]; [.I481]); [.I481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83]=&quot;forward&quot;; SUM([.B483]; [.D482]); [.D482])" office:value-type="float" office:value="905" calcext:value-type="float">
            <text:p>905</text:p>
          </table:table-cell>
          <table:table-cell table:style-name="ce13" table:formula="of:=IF([.A483]=&quot;down&quot;; SUM([.B483];[.E482]); IF([.A483]=&quot;up&quot;;SUM(-[.B483];[.E482]); [.E482]))" office:value-type="float" office:value="490" calcext:value-type="float">
            <text:p>490</text:p>
          </table:table-cell>
          <table:table-cell/>
          <table:table-cell table:style-name="ce13" table:formula="of:=IF([.A483]=&quot;forward&quot;; SUM([.B483]; [.G482]); [.G482])" office:value-type="float" office:value="905" calcext:value-type="float">
            <text:p>905</text:p>
          </table:table-cell>
          <table:table-cell table:style-name="ce13" table:formula="of:=IF([.A483]=&quot;forward&quot;; SUM(PRODUCT([.I482]; [.B483]); [.H482]); [.H482])" office:value-type="float" office:value="240422" calcext:value-type="float">
            <text:p>240422</text:p>
          </table:table-cell>
          <table:table-cell table:style-name="ce13" table:formula="of:=IF([.A483]=&quot;down&quot;; SUM([.B483]; [.I482]); IF([.A483]=&quot;up&quot;;SUM(-[.B483]; [.I482]); [.I482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84]=&quot;forward&quot;; SUM([.B484]; [.D483]); [.D483])" office:value-type="float" office:value="910" calcext:value-type="float">
            <text:p>910</text:p>
          </table:table-cell>
          <table:table-cell table:style-name="ce13" table:formula="of:=IF([.A484]=&quot;down&quot;; SUM([.B484];[.E483]); IF([.A484]=&quot;up&quot;;SUM(-[.B484];[.E483]); [.E483]))" office:value-type="float" office:value="490" calcext:value-type="float">
            <text:p>490</text:p>
          </table:table-cell>
          <table:table-cell/>
          <table:table-cell table:style-name="ce13" table:formula="of:=IF([.A484]=&quot;forward&quot;; SUM([.B484]; [.G483]); [.G483])" office:value-type="float" office:value="910" calcext:value-type="float">
            <text:p>910</text:p>
          </table:table-cell>
          <table:table-cell table:style-name="ce13" table:formula="of:=IF([.A484]=&quot;forward&quot;; SUM(PRODUCT([.I483]; [.B484]); [.H483]); [.H483])" office:value-type="float" office:value="242872" calcext:value-type="float">
            <text:p>242872</text:p>
          </table:table-cell>
          <table:table-cell table:style-name="ce13" table:formula="of:=IF([.A484]=&quot;down&quot;; SUM([.B484]; [.I483]); IF([.A484]=&quot;up&quot;;SUM(-[.B484]; [.I483]); [.I483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485]=&quot;forward&quot;; SUM([.B485]; [.D484]); [.D484])" office:value-type="float" office:value="912" calcext:value-type="float">
            <text:p>912</text:p>
          </table:table-cell>
          <table:table-cell table:style-name="ce13" table:formula="of:=IF([.A485]=&quot;down&quot;; SUM([.B485];[.E484]); IF([.A485]=&quot;up&quot;;SUM(-[.B485];[.E484]); [.E484]))" office:value-type="float" office:value="490" calcext:value-type="float">
            <text:p>490</text:p>
          </table:table-cell>
          <table:table-cell/>
          <table:table-cell table:style-name="ce13" table:formula="of:=IF([.A485]=&quot;forward&quot;; SUM([.B485]; [.G484]); [.G484])" office:value-type="float" office:value="912" calcext:value-type="float">
            <text:p>912</text:p>
          </table:table-cell>
          <table:table-cell table:style-name="ce13" table:formula="of:=IF([.A485]=&quot;forward&quot;; SUM(PRODUCT([.I484]; [.B485]); [.H484]); [.H484])" office:value-type="float" office:value="243852" calcext:value-type="float">
            <text:p>243852</text:p>
          </table:table-cell>
          <table:table-cell table:style-name="ce13" table:formula="of:=IF([.A485]=&quot;down&quot;; SUM([.B485]; [.I484]); IF([.A485]=&quot;up&quot;;SUM(-[.B485]; [.I484]); [.I484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86]=&quot;forward&quot;; SUM([.B486]; [.D485]); [.D485])" office:value-type="float" office:value="921" calcext:value-type="float">
            <text:p>921</text:p>
          </table:table-cell>
          <table:table-cell table:style-name="ce13" table:formula="of:=IF([.A486]=&quot;down&quot;; SUM([.B486];[.E485]); IF([.A486]=&quot;up&quot;;SUM(-[.B486];[.E485]); [.E485]))" office:value-type="float" office:value="490" calcext:value-type="float">
            <text:p>490</text:p>
          </table:table-cell>
          <table:table-cell/>
          <table:table-cell table:style-name="ce13" table:formula="of:=IF([.A486]=&quot;forward&quot;; SUM([.B486]; [.G485]); [.G485])" office:value-type="float" office:value="921" calcext:value-type="float">
            <text:p>921</text:p>
          </table:table-cell>
          <table:table-cell table:style-name="ce13" table:formula="of:=IF([.A486]=&quot;forward&quot;; SUM(PRODUCT([.I485]; [.B486]); [.H485]); [.H485])" office:value-type="float" office:value="248262" calcext:value-type="float">
            <text:p>248262</text:p>
          </table:table-cell>
          <table:table-cell table:style-name="ce13" table:formula="of:=IF([.A486]=&quot;down&quot;; SUM([.B486]; [.I485]); IF([.A486]=&quot;up&quot;;SUM(-[.B486]; [.I485]); [.I485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87]=&quot;forward&quot;; SUM([.B487]; [.D486]); [.D486])" office:value-type="float" office:value="929" calcext:value-type="float">
            <text:p>929</text:p>
          </table:table-cell>
          <table:table-cell table:style-name="ce13" table:formula="of:=IF([.A487]=&quot;down&quot;; SUM([.B487];[.E486]); IF([.A487]=&quot;up&quot;;SUM(-[.B487];[.E486]); [.E486]))" office:value-type="float" office:value="490" calcext:value-type="float">
            <text:p>490</text:p>
          </table:table-cell>
          <table:table-cell/>
          <table:table-cell table:style-name="ce13" table:formula="of:=IF([.A487]=&quot;forward&quot;; SUM([.B487]; [.G486]); [.G486])" office:value-type="float" office:value="929" calcext:value-type="float">
            <text:p>929</text:p>
          </table:table-cell>
          <table:table-cell table:style-name="ce13" table:formula="of:=IF([.A487]=&quot;forward&quot;; SUM(PRODUCT([.I486]; [.B487]); [.H486]); [.H486])" office:value-type="float" office:value="252182" calcext:value-type="float">
            <text:p>252182</text:p>
          </table:table-cell>
          <table:table-cell table:style-name="ce13" table:formula="of:=IF([.A487]=&quot;down&quot;; SUM([.B487]; [.I486]); IF([.A487]=&quot;up&quot;;SUM(-[.B487]; [.I486]); [.I486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88]=&quot;forward&quot;; SUM([.B488]; [.D487]); [.D487])" office:value-type="float" office:value="929" calcext:value-type="float">
            <text:p>929</text:p>
          </table:table-cell>
          <table:table-cell table:style-name="ce13" table:formula="of:=IF([.A488]=&quot;down&quot;; SUM([.B488];[.E487]); IF([.A488]=&quot;up&quot;;SUM(-[.B488];[.E487]); [.E487]))" office:value-type="float" office:value="486" calcext:value-type="float">
            <text:p>486</text:p>
          </table:table-cell>
          <table:table-cell/>
          <table:table-cell table:style-name="ce13" table:formula="of:=IF([.A488]=&quot;forward&quot;; SUM([.B488]; [.G487]); [.G487])" office:value-type="float" office:value="929" calcext:value-type="float">
            <text:p>929</text:p>
          </table:table-cell>
          <table:table-cell table:style-name="ce13" table:formula="of:=IF([.A488]=&quot;forward&quot;; SUM(PRODUCT([.I487]; [.B488]); [.H487]); [.H487])" office:value-type="float" office:value="252182" calcext:value-type="float">
            <text:p>252182</text:p>
          </table:table-cell>
          <table:table-cell table:style-name="ce13" table:formula="of:=IF([.A488]=&quot;down&quot;; SUM([.B488]; [.I487]); IF([.A488]=&quot;up&quot;;SUM(-[.B488]; [.I487]); [.I487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89]=&quot;forward&quot;; SUM([.B489]; [.D488]); [.D488])" office:value-type="float" office:value="933" calcext:value-type="float">
            <text:p>933</text:p>
          </table:table-cell>
          <table:table-cell table:style-name="ce13" table:formula="of:=IF([.A489]=&quot;down&quot;; SUM([.B489];[.E488]); IF([.A489]=&quot;up&quot;;SUM(-[.B489];[.E488]); [.E488]))" office:value-type="float" office:value="486" calcext:value-type="float">
            <text:p>486</text:p>
          </table:table-cell>
          <table:table-cell/>
          <table:table-cell table:style-name="ce13" table:formula="of:=IF([.A489]=&quot;forward&quot;; SUM([.B489]; [.G488]); [.G488])" office:value-type="float" office:value="933" calcext:value-type="float">
            <text:p>933</text:p>
          </table:table-cell>
          <table:table-cell table:style-name="ce13" table:formula="of:=IF([.A489]=&quot;forward&quot;; SUM(PRODUCT([.I488]; [.B489]); [.H488]); [.H488])" office:value-type="float" office:value="254126" calcext:value-type="float">
            <text:p>254126</text:p>
          </table:table-cell>
          <table:table-cell table:style-name="ce13" table:formula="of:=IF([.A489]=&quot;down&quot;; SUM([.B489]; [.I488]); IF([.A489]=&quot;up&quot;;SUM(-[.B489]; [.I488]); [.I488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490]=&quot;forward&quot;; SUM([.B490]; [.D489]); [.D489])" office:value-type="float" office:value="942" calcext:value-type="float">
            <text:p>942</text:p>
          </table:table-cell>
          <table:table-cell table:style-name="ce13" table:formula="of:=IF([.A490]=&quot;down&quot;; SUM([.B490];[.E489]); IF([.A490]=&quot;up&quot;;SUM(-[.B490];[.E489]); [.E489]))" office:value-type="float" office:value="486" calcext:value-type="float">
            <text:p>486</text:p>
          </table:table-cell>
          <table:table-cell/>
          <table:table-cell table:style-name="ce13" table:formula="of:=IF([.A490]=&quot;forward&quot;; SUM([.B490]; [.G489]); [.G489])" office:value-type="float" office:value="942" calcext:value-type="float">
            <text:p>942</text:p>
          </table:table-cell>
          <table:table-cell table:style-name="ce13" table:formula="of:=IF([.A490]=&quot;forward&quot;; SUM(PRODUCT([.I489]; [.B490]); [.H489]); [.H489])" office:value-type="float" office:value="258500" calcext:value-type="float">
            <text:p>258500</text:p>
          </table:table-cell>
          <table:table-cell table:style-name="ce13" table:formula="of:=IF([.A490]=&quot;down&quot;; SUM([.B490]; [.I489]); IF([.A490]=&quot;up&quot;;SUM(-[.B490]; [.I489]); [.I489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91]=&quot;forward&quot;; SUM([.B491]; [.D490]); [.D490])" office:value-type="float" office:value="946" calcext:value-type="float">
            <text:p>946</text:p>
          </table:table-cell>
          <table:table-cell table:style-name="ce13" table:formula="of:=IF([.A491]=&quot;down&quot;; SUM([.B491];[.E490]); IF([.A491]=&quot;up&quot;;SUM(-[.B491];[.E490]); [.E490]))" office:value-type="float" office:value="486" calcext:value-type="float">
            <text:p>486</text:p>
          </table:table-cell>
          <table:table-cell/>
          <table:table-cell table:style-name="ce13" table:formula="of:=IF([.A491]=&quot;forward&quot;; SUM([.B491]; [.G490]); [.G490])" office:value-type="float" office:value="946" calcext:value-type="float">
            <text:p>946</text:p>
          </table:table-cell>
          <table:table-cell table:style-name="ce13" table:formula="of:=IF([.A491]=&quot;forward&quot;; SUM(PRODUCT([.I490]; [.B491]); [.H490]); [.H490])" office:value-type="float" office:value="260444" calcext:value-type="float">
            <text:p>260444</text:p>
          </table:table-cell>
          <table:table-cell table:style-name="ce13" table:formula="of:=IF([.A491]=&quot;down&quot;; SUM([.B491]; [.I490]); IF([.A491]=&quot;up&quot;;SUM(-[.B491]; [.I490]); [.I490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492]=&quot;forward&quot;; SUM([.B492]; [.D491]); [.D491])" office:value-type="float" office:value="953" calcext:value-type="float">
            <text:p>953</text:p>
          </table:table-cell>
          <table:table-cell table:style-name="ce13" table:formula="of:=IF([.A492]=&quot;down&quot;; SUM([.B492];[.E491]); IF([.A492]=&quot;up&quot;;SUM(-[.B492];[.E491]); [.E491]))" office:value-type="float" office:value="486" calcext:value-type="float">
            <text:p>486</text:p>
          </table:table-cell>
          <table:table-cell/>
          <table:table-cell table:style-name="ce13" table:formula="of:=IF([.A492]=&quot;forward&quot;; SUM([.B492]; [.G491]); [.G491])" office:value-type="float" office:value="953" calcext:value-type="float">
            <text:p>953</text:p>
          </table:table-cell>
          <table:table-cell table:style-name="ce13" table:formula="of:=IF([.A492]=&quot;forward&quot;; SUM(PRODUCT([.I491]; [.B492]); [.H491]); [.H491])" office:value-type="float" office:value="263846" calcext:value-type="float">
            <text:p>263846</text:p>
          </table:table-cell>
          <table:table-cell table:style-name="ce13" table:formula="of:=IF([.A492]=&quot;down&quot;; SUM([.B492]; [.I491]); IF([.A492]=&quot;up&quot;;SUM(-[.B492]; [.I491]); [.I491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493]=&quot;forward&quot;; SUM([.B493]; [.D492]); [.D492])" office:value-type="float" office:value="953" calcext:value-type="float">
            <text:p>953</text:p>
          </table:table-cell>
          <table:table-cell table:style-name="ce13" table:formula="of:=IF([.A493]=&quot;down&quot;; SUM([.B493];[.E492]); IF([.A493]=&quot;up&quot;;SUM(-[.B493];[.E492]); [.E492]))" office:value-type="float" office:value="480" calcext:value-type="float">
            <text:p>480</text:p>
          </table:table-cell>
          <table:table-cell/>
          <table:table-cell table:style-name="ce13" table:formula="of:=IF([.A493]=&quot;forward&quot;; SUM([.B493]; [.G492]); [.G492])" office:value-type="float" office:value="953" calcext:value-type="float">
            <text:p>953</text:p>
          </table:table-cell>
          <table:table-cell table:style-name="ce13" table:formula="of:=IF([.A493]=&quot;forward&quot;; SUM(PRODUCT([.I492]; [.B493]); [.H492]); [.H492])" office:value-type="float" office:value="263846" calcext:value-type="float">
            <text:p>263846</text:p>
          </table:table-cell>
          <table:table-cell table:style-name="ce13" table:formula="of:=IF([.A493]=&quot;down&quot;; SUM([.B493]; [.I492]); IF([.A493]=&quot;up&quot;;SUM(-[.B493]; [.I492]); [.I492])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494]=&quot;forward&quot;; SUM([.B494]; [.D493]); [.D493])" office:value-type="float" office:value="953" calcext:value-type="float">
            <text:p>953</text:p>
          </table:table-cell>
          <table:table-cell table:style-name="ce13" table:formula="of:=IF([.A494]=&quot;down&quot;; SUM([.B494];[.E493]); IF([.A494]=&quot;up&quot;;SUM(-[.B494];[.E493]); [.E493]))" office:value-type="float" office:value="485" calcext:value-type="float">
            <text:p>485</text:p>
          </table:table-cell>
          <table:table-cell/>
          <table:table-cell table:style-name="ce13" table:formula="of:=IF([.A494]=&quot;forward&quot;; SUM([.B494]; [.G493]); [.G493])" office:value-type="float" office:value="953" calcext:value-type="float">
            <text:p>953</text:p>
          </table:table-cell>
          <table:table-cell table:style-name="ce13" table:formula="of:=IF([.A494]=&quot;forward&quot;; SUM(PRODUCT([.I493]; [.B494]); [.H493]); [.H493])" office:value-type="float" office:value="263846" calcext:value-type="float">
            <text:p>263846</text:p>
          </table:table-cell>
          <table:table-cell table:style-name="ce13" table:formula="of:=IF([.A494]=&quot;down&quot;; SUM([.B494]; [.I493]); IF([.A494]=&quot;up&quot;;SUM(-[.B494]; [.I493]); [.I493])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95]=&quot;forward&quot;; SUM([.B495]; [.D494]); [.D494])" office:value-type="float" office:value="961" calcext:value-type="float">
            <text:p>961</text:p>
          </table:table-cell>
          <table:table-cell table:style-name="ce13" table:formula="of:=IF([.A495]=&quot;down&quot;; SUM([.B495];[.E494]); IF([.A495]=&quot;up&quot;;SUM(-[.B495];[.E494]); [.E494]))" office:value-type="float" office:value="485" calcext:value-type="float">
            <text:p>485</text:p>
          </table:table-cell>
          <table:table-cell/>
          <table:table-cell table:style-name="ce13" table:formula="of:=IF([.A495]=&quot;forward&quot;; SUM([.B495]; [.G494]); [.G494])" office:value-type="float" office:value="961" calcext:value-type="float">
            <text:p>961</text:p>
          </table:table-cell>
          <table:table-cell table:style-name="ce13" table:formula="of:=IF([.A495]=&quot;forward&quot;; SUM(PRODUCT([.I494]; [.B495]); [.H494]); [.H494])" office:value-type="float" office:value="267726" calcext:value-type="float">
            <text:p>267726</text:p>
          </table:table-cell>
          <table:table-cell table:style-name="ce13" table:formula="of:=IF([.A495]=&quot;down&quot;; SUM([.B495]; [.I494]); IF([.A495]=&quot;up&quot;;SUM(-[.B495]; [.I494]); [.I494])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96]=&quot;forward&quot;; SUM([.B496]; [.D495]); [.D495])" office:value-type="float" office:value="961" calcext:value-type="float">
            <text:p>961</text:p>
          </table:table-cell>
          <table:table-cell table:style-name="ce13" table:formula="of:=IF([.A496]=&quot;down&quot;; SUM([.B496];[.E495]); IF([.A496]=&quot;up&quot;;SUM(-[.B496];[.E495]); [.E495]))" office:value-type="float" office:value="493" calcext:value-type="float">
            <text:p>493</text:p>
          </table:table-cell>
          <table:table-cell/>
          <table:table-cell table:style-name="ce13" table:formula="of:=IF([.A496]=&quot;forward&quot;; SUM([.B496]; [.G495]); [.G495])" office:value-type="float" office:value="961" calcext:value-type="float">
            <text:p>961</text:p>
          </table:table-cell>
          <table:table-cell table:style-name="ce13" table:formula="of:=IF([.A496]=&quot;forward&quot;; SUM(PRODUCT([.I495]; [.B496]); [.H495]); [.H495])" office:value-type="float" office:value="267726" calcext:value-type="float">
            <text:p>267726</text:p>
          </table:table-cell>
          <table:table-cell table:style-name="ce13" table:formula="of:=IF([.A496]=&quot;down&quot;; SUM([.B496]; [.I495]); IF([.A496]=&quot;up&quot;;SUM(-[.B496]; [.I495]); [.I495]))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497]=&quot;forward&quot;; SUM([.B497]; [.D496]); [.D496])" office:value-type="float" office:value="961" calcext:value-type="float">
            <text:p>961</text:p>
          </table:table-cell>
          <table:table-cell table:style-name="ce13" table:formula="of:=IF([.A497]=&quot;down&quot;; SUM([.B497];[.E496]); IF([.A497]=&quot;up&quot;;SUM(-[.B497];[.E496]); [.E496]))" office:value-type="float" office:value="490" calcext:value-type="float">
            <text:p>490</text:p>
          </table:table-cell>
          <table:table-cell/>
          <table:table-cell table:style-name="ce13" table:formula="of:=IF([.A497]=&quot;forward&quot;; SUM([.B497]; [.G496]); [.G496])" office:value-type="float" office:value="961" calcext:value-type="float">
            <text:p>961</text:p>
          </table:table-cell>
          <table:table-cell table:style-name="ce13" table:formula="of:=IF([.A497]=&quot;forward&quot;; SUM(PRODUCT([.I496]; [.B497]); [.H496]); [.H496])" office:value-type="float" office:value="267726" calcext:value-type="float">
            <text:p>267726</text:p>
          </table:table-cell>
          <table:table-cell table:style-name="ce13" table:formula="of:=IF([.A497]=&quot;down&quot;; SUM([.B497]; [.I496]); IF([.A497]=&quot;up&quot;;SUM(-[.B497]; [.I496]); [.I496]))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498]=&quot;forward&quot;; SUM([.B498]; [.D497]); [.D497])" office:value-type="float" office:value="961" calcext:value-type="float">
            <text:p>961</text:p>
          </table:table-cell>
          <table:table-cell table:style-name="ce13" table:formula="of:=IF([.A498]=&quot;down&quot;; SUM([.B498];[.E497]); IF([.A498]=&quot;up&quot;;SUM(-[.B498];[.E497]); [.E497]))" office:value-type="float" office:value="494" calcext:value-type="float">
            <text:p>494</text:p>
          </table:table-cell>
          <table:table-cell/>
          <table:table-cell table:style-name="ce13" table:formula="of:=IF([.A498]=&quot;forward&quot;; SUM([.B498]; [.G497]); [.G497])" office:value-type="float" office:value="961" calcext:value-type="float">
            <text:p>961</text:p>
          </table:table-cell>
          <table:table-cell table:style-name="ce13" table:formula="of:=IF([.A498]=&quot;forward&quot;; SUM(PRODUCT([.I497]; [.B498]); [.H497]); [.H497])" office:value-type="float" office:value="267726" calcext:value-type="float">
            <text:p>267726</text:p>
          </table:table-cell>
          <table:table-cell table:style-name="ce13" table:formula="of:=IF([.A498]=&quot;down&quot;; SUM([.B498]; [.I497]); IF([.A498]=&quot;up&quot;;SUM(-[.B498]; [.I497]); [.I497]))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499]=&quot;forward&quot;; SUM([.B499]; [.D498]); [.D498])" office:value-type="float" office:value="961" calcext:value-type="float">
            <text:p>961</text:p>
          </table:table-cell>
          <table:table-cell table:style-name="ce13" table:formula="of:=IF([.A499]=&quot;down&quot;; SUM([.B499];[.E498]); IF([.A499]=&quot;up&quot;;SUM(-[.B499];[.E498]); [.E498]))" office:value-type="float" office:value="486" calcext:value-type="float">
            <text:p>486</text:p>
          </table:table-cell>
          <table:table-cell/>
          <table:table-cell table:style-name="ce13" table:formula="of:=IF([.A499]=&quot;forward&quot;; SUM([.B499]; [.G498]); [.G498])" office:value-type="float" office:value="961" calcext:value-type="float">
            <text:p>961</text:p>
          </table:table-cell>
          <table:table-cell table:style-name="ce13" table:formula="of:=IF([.A499]=&quot;forward&quot;; SUM(PRODUCT([.I498]; [.B499]); [.H498]); [.H498])" office:value-type="float" office:value="267726" calcext:value-type="float">
            <text:p>267726</text:p>
          </table:table-cell>
          <table:table-cell table:style-name="ce13" table:formula="of:=IF([.A499]=&quot;down&quot;; SUM([.B499]; [.I498]); IF([.A499]=&quot;up&quot;;SUM(-[.B499]; [.I498]); [.I498])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00]=&quot;forward&quot;; SUM([.B500]; [.D499]); [.D499])" office:value-type="float" office:value="961" calcext:value-type="float">
            <text:p>961</text:p>
          </table:table-cell>
          <table:table-cell table:style-name="ce13" table:formula="of:=IF([.A500]=&quot;down&quot;; SUM([.B500];[.E499]); IF([.A500]=&quot;up&quot;;SUM(-[.B500];[.E499]); [.E499]))" office:value-type="float" office:value="481" calcext:value-type="float">
            <text:p>481</text:p>
          </table:table-cell>
          <table:table-cell/>
          <table:table-cell table:style-name="ce13" table:formula="of:=IF([.A500]=&quot;forward&quot;; SUM([.B500]; [.G499]); [.G499])" office:value-type="float" office:value="961" calcext:value-type="float">
            <text:p>961</text:p>
          </table:table-cell>
          <table:table-cell table:style-name="ce13" table:formula="of:=IF([.A500]=&quot;forward&quot;; SUM(PRODUCT([.I499]; [.B500]); [.H499]); [.H499])" office:value-type="float" office:value="267726" calcext:value-type="float">
            <text:p>267726</text:p>
          </table:table-cell>
          <table:table-cell table:style-name="ce13" table:formula="of:=IF([.A500]=&quot;down&quot;; SUM([.B500]; [.I499]); IF([.A500]=&quot;up&quot;;SUM(-[.B500]; [.I499]); [.I499]))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01]=&quot;forward&quot;; SUM([.B501]; [.D500]); [.D500])" office:value-type="float" office:value="964" calcext:value-type="float">
            <text:p>964</text:p>
          </table:table-cell>
          <table:table-cell table:style-name="ce13" table:formula="of:=IF([.A501]=&quot;down&quot;; SUM([.B501];[.E500]); IF([.A501]=&quot;up&quot;;SUM(-[.B501];[.E500]); [.E500]))" office:value-type="float" office:value="481" calcext:value-type="float">
            <text:p>481</text:p>
          </table:table-cell>
          <table:table-cell/>
          <table:table-cell table:style-name="ce13" table:formula="of:=IF([.A501]=&quot;forward&quot;; SUM([.B501]; [.G500]); [.G500])" office:value-type="float" office:value="964" calcext:value-type="float">
            <text:p>964</text:p>
          </table:table-cell>
          <table:table-cell table:style-name="ce13" table:formula="of:=IF([.A501]=&quot;forward&quot;; SUM(PRODUCT([.I500]; [.B501]); [.H500]); [.H500])" office:value-type="float" office:value="269169" calcext:value-type="float">
            <text:p>269169</text:p>
          </table:table-cell>
          <table:table-cell table:style-name="ce13" table:formula="of:=IF([.A501]=&quot;down&quot;; SUM([.B501]; [.I500]); IF([.A501]=&quot;up&quot;;SUM(-[.B501]; [.I500]); [.I500]))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02]=&quot;forward&quot;; SUM([.B502]; [.D501]); [.D501])" office:value-type="float" office:value="964" calcext:value-type="float">
            <text:p>964</text:p>
          </table:table-cell>
          <table:table-cell table:style-name="ce13" table:formula="of:=IF([.A502]=&quot;down&quot;; SUM([.B502];[.E501]); IF([.A502]=&quot;up&quot;;SUM(-[.B502];[.E501]); [.E501]))" office:value-type="float" office:value="489" calcext:value-type="float">
            <text:p>489</text:p>
          </table:table-cell>
          <table:table-cell/>
          <table:table-cell table:style-name="ce13" table:formula="of:=IF([.A502]=&quot;forward&quot;; SUM([.B502]; [.G501]); [.G501])" office:value-type="float" office:value="964" calcext:value-type="float">
            <text:p>964</text:p>
          </table:table-cell>
          <table:table-cell table:style-name="ce13" table:formula="of:=IF([.A502]=&quot;forward&quot;; SUM(PRODUCT([.I501]; [.B502]); [.H501]); [.H501])" office:value-type="float" office:value="269169" calcext:value-type="float">
            <text:p>269169</text:p>
          </table:table-cell>
          <table:table-cell table:style-name="ce13" table:formula="of:=IF([.A502]=&quot;down&quot;; SUM([.B502]; [.I501]); IF([.A502]=&quot;up&quot;;SUM(-[.B502]; [.I501]); [.I501]))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03]=&quot;forward&quot;; SUM([.B503]; [.D502]); [.D502])" office:value-type="float" office:value="964" calcext:value-type="float">
            <text:p>964</text:p>
          </table:table-cell>
          <table:table-cell table:style-name="ce13" table:formula="of:=IF([.A503]=&quot;down&quot;; SUM([.B503];[.E502]); IF([.A503]=&quot;up&quot;;SUM(-[.B503];[.E502]); [.E502]))" office:value-type="float" office:value="498" calcext:value-type="float">
            <text:p>498</text:p>
          </table:table-cell>
          <table:table-cell/>
          <table:table-cell table:style-name="ce13" table:formula="of:=IF([.A503]=&quot;forward&quot;; SUM([.B503]; [.G502]); [.G502])" office:value-type="float" office:value="964" calcext:value-type="float">
            <text:p>964</text:p>
          </table:table-cell>
          <table:table-cell table:style-name="ce13" table:formula="of:=IF([.A503]=&quot;forward&quot;; SUM(PRODUCT([.I502]; [.B503]); [.H502]); [.H502])" office:value-type="float" office:value="269169" calcext:value-type="float">
            <text:p>269169</text:p>
          </table:table-cell>
          <table:table-cell table:style-name="ce13" table:formula="of:=IF([.A503]=&quot;down&quot;; SUM([.B503]; [.I502]); IF([.A503]=&quot;up&quot;;SUM(-[.B503]; [.I502]); [.I502]))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04]=&quot;forward&quot;; SUM([.B504]; [.D503]); [.D503])" office:value-type="float" office:value="964" calcext:value-type="float">
            <text:p>964</text:p>
          </table:table-cell>
          <table:table-cell table:style-name="ce13" table:formula="of:=IF([.A504]=&quot;down&quot;; SUM([.B504];[.E503]); IF([.A504]=&quot;up&quot;;SUM(-[.B504];[.E503]); [.E503]))" office:value-type="float" office:value="499" calcext:value-type="float">
            <text:p>499</text:p>
          </table:table-cell>
          <table:table-cell/>
          <table:table-cell table:style-name="ce13" table:formula="of:=IF([.A504]=&quot;forward&quot;; SUM([.B504]; [.G503]); [.G503])" office:value-type="float" office:value="964" calcext:value-type="float">
            <text:p>964</text:p>
          </table:table-cell>
          <table:table-cell table:style-name="ce13" table:formula="of:=IF([.A504]=&quot;forward&quot;; SUM(PRODUCT([.I503]; [.B504]); [.H503]); [.H503])" office:value-type="float" office:value="269169" calcext:value-type="float">
            <text:p>269169</text:p>
          </table:table-cell>
          <table:table-cell table:style-name="ce13" table:formula="of:=IF([.A504]=&quot;down&quot;; SUM([.B504]; [.I503]); IF([.A504]=&quot;up&quot;;SUM(-[.B504]; [.I503]); [.I503]))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05]=&quot;forward&quot;; SUM([.B505]; [.D504]); [.D504])" office:value-type="float" office:value="971" calcext:value-type="float">
            <text:p>971</text:p>
          </table:table-cell>
          <table:table-cell table:style-name="ce13" table:formula="of:=IF([.A505]=&quot;down&quot;; SUM([.B505];[.E504]); IF([.A505]=&quot;up&quot;;SUM(-[.B505];[.E504]); [.E504]))" office:value-type="float" office:value="499" calcext:value-type="float">
            <text:p>499</text:p>
          </table:table-cell>
          <table:table-cell/>
          <table:table-cell table:style-name="ce13" table:formula="of:=IF([.A505]=&quot;forward&quot;; SUM([.B505]; [.G504]); [.G504])" office:value-type="float" office:value="971" calcext:value-type="float">
            <text:p>971</text:p>
          </table:table-cell>
          <table:table-cell table:style-name="ce13" table:formula="of:=IF([.A505]=&quot;forward&quot;; SUM(PRODUCT([.I504]; [.B505]); [.H504]); [.H504])" office:value-type="float" office:value="272662" calcext:value-type="float">
            <text:p>272662</text:p>
          </table:table-cell>
          <table:table-cell table:style-name="ce13" table:formula="of:=IF([.A505]=&quot;down&quot;; SUM([.B505]; [.I504]); IF([.A505]=&quot;up&quot;;SUM(-[.B505]; [.I504]); [.I504]))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06]=&quot;forward&quot;; SUM([.B506]; [.D505]); [.D505])" office:value-type="float" office:value="971" calcext:value-type="float">
            <text:p>971</text:p>
          </table:table-cell>
          <table:table-cell table:style-name="ce13" table:formula="of:=IF([.A506]=&quot;down&quot;; SUM([.B506];[.E505]); IF([.A506]=&quot;up&quot;;SUM(-[.B506];[.E505]); [.E505]))" office:value-type="float" office:value="507" calcext:value-type="float">
            <text:p>507</text:p>
          </table:table-cell>
          <table:table-cell/>
          <table:table-cell table:style-name="ce13" table:formula="of:=IF([.A506]=&quot;forward&quot;; SUM([.B506]; [.G505]); [.G505])" office:value-type="float" office:value="971" calcext:value-type="float">
            <text:p>971</text:p>
          </table:table-cell>
          <table:table-cell table:style-name="ce13" table:formula="of:=IF([.A506]=&quot;forward&quot;; SUM(PRODUCT([.I505]; [.B506]); [.H505]); [.H505])" office:value-type="float" office:value="272662" calcext:value-type="float">
            <text:p>272662</text:p>
          </table:table-cell>
          <table:table-cell table:style-name="ce13" table:formula="of:=IF([.A506]=&quot;down&quot;; SUM([.B506]; [.I505]); IF([.A506]=&quot;up&quot;;SUM(-[.B506]; [.I505]); [.I505]))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07]=&quot;forward&quot;; SUM([.B507]; [.D506]); [.D506])" office:value-type="float" office:value="971" calcext:value-type="float">
            <text:p>971</text:p>
          </table:table-cell>
          <table:table-cell table:style-name="ce13" table:formula="of:=IF([.A507]=&quot;down&quot;; SUM([.B507];[.E506]); IF([.A507]=&quot;up&quot;;SUM(-[.B507];[.E506]); [.E506]))" office:value-type="float" office:value="503" calcext:value-type="float">
            <text:p>503</text:p>
          </table:table-cell>
          <table:table-cell/>
          <table:table-cell table:style-name="ce13" table:formula="of:=IF([.A507]=&quot;forward&quot;; SUM([.B507]; [.G506]); [.G506])" office:value-type="float" office:value="971" calcext:value-type="float">
            <text:p>971</text:p>
          </table:table-cell>
          <table:table-cell table:style-name="ce13" table:formula="of:=IF([.A507]=&quot;forward&quot;; SUM(PRODUCT([.I506]; [.B507]); [.H506]); [.H506])" office:value-type="float" office:value="272662" calcext:value-type="float">
            <text:p>272662</text:p>
          </table:table-cell>
          <table:table-cell table:style-name="ce13" table:formula="of:=IF([.A507]=&quot;down&quot;; SUM([.B507]; [.I506]); IF([.A507]=&quot;up&quot;;SUM(-[.B507]; [.I506]); [.I506]))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08]=&quot;forward&quot;; SUM([.B508]; [.D507]); [.D507])" office:value-type="float" office:value="971" calcext:value-type="float">
            <text:p>971</text:p>
          </table:table-cell>
          <table:table-cell table:style-name="ce13" table:formula="of:=IF([.A508]=&quot;down&quot;; SUM([.B508];[.E507]); IF([.A508]=&quot;up&quot;;SUM(-[.B508];[.E507]); [.E507]))" office:value-type="float" office:value="511" calcext:value-type="float">
            <text:p>511</text:p>
          </table:table-cell>
          <table:table-cell/>
          <table:table-cell table:style-name="ce13" table:formula="of:=IF([.A508]=&quot;forward&quot;; SUM([.B508]; [.G507]); [.G507])" office:value-type="float" office:value="971" calcext:value-type="float">
            <text:p>971</text:p>
          </table:table-cell>
          <table:table-cell table:style-name="ce13" table:formula="of:=IF([.A508]=&quot;forward&quot;; SUM(PRODUCT([.I507]; [.B508]); [.H507]); [.H507])" office:value-type="float" office:value="272662" calcext:value-type="float">
            <text:p>272662</text:p>
          </table:table-cell>
          <table:table-cell table:style-name="ce13" table:formula="of:=IF([.A508]=&quot;down&quot;; SUM([.B508]; [.I507]); IF([.A508]=&quot;up&quot;;SUM(-[.B508]; [.I507]); [.I507]))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09]=&quot;forward&quot;; SUM([.B509]; [.D508]); [.D508])" office:value-type="float" office:value="971" calcext:value-type="float">
            <text:p>971</text:p>
          </table:table-cell>
          <table:table-cell table:style-name="ce13" table:formula="of:=IF([.A509]=&quot;down&quot;; SUM([.B509];[.E508]); IF([.A509]=&quot;up&quot;;SUM(-[.B509];[.E508]); [.E508]))" office:value-type="float" office:value="507" calcext:value-type="float">
            <text:p>507</text:p>
          </table:table-cell>
          <table:table-cell/>
          <table:table-cell table:style-name="ce13" table:formula="of:=IF([.A509]=&quot;forward&quot;; SUM([.B509]; [.G508]); [.G508])" office:value-type="float" office:value="971" calcext:value-type="float">
            <text:p>971</text:p>
          </table:table-cell>
          <table:table-cell table:style-name="ce13" table:formula="of:=IF([.A509]=&quot;forward&quot;; SUM(PRODUCT([.I508]; [.B509]); [.H508]); [.H508])" office:value-type="float" office:value="272662" calcext:value-type="float">
            <text:p>272662</text:p>
          </table:table-cell>
          <table:table-cell table:style-name="ce13" table:formula="of:=IF([.A509]=&quot;down&quot;; SUM([.B509]; [.I508]); IF([.A509]=&quot;up&quot;;SUM(-[.B509]; [.I508]); [.I508]))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10]=&quot;forward&quot;; SUM([.B510]; [.D509]); [.D509])" office:value-type="float" office:value="971" calcext:value-type="float">
            <text:p>971</text:p>
          </table:table-cell>
          <table:table-cell table:style-name="ce13" table:formula="of:=IF([.A510]=&quot;down&quot;; SUM([.B510];[.E509]); IF([.A510]=&quot;up&quot;;SUM(-[.B510];[.E509]); [.E509]))" office:value-type="float" office:value="512" calcext:value-type="float">
            <text:p>512</text:p>
          </table:table-cell>
          <table:table-cell/>
          <table:table-cell table:style-name="ce13" table:formula="of:=IF([.A510]=&quot;forward&quot;; SUM([.B510]; [.G509]); [.G509])" office:value-type="float" office:value="971" calcext:value-type="float">
            <text:p>971</text:p>
          </table:table-cell>
          <table:table-cell table:style-name="ce13" table:formula="of:=IF([.A510]=&quot;forward&quot;; SUM(PRODUCT([.I509]; [.B510]); [.H509]); [.H509])" office:value-type="float" office:value="272662" calcext:value-type="float">
            <text:p>272662</text:p>
          </table:table-cell>
          <table:table-cell table:style-name="ce13" table:formula="of:=IF([.A510]=&quot;down&quot;; SUM([.B510]; [.I509]); IF([.A510]=&quot;up&quot;;SUM(-[.B510]; [.I509]); [.I509])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11]=&quot;forward&quot;; SUM([.B511]; [.D510]); [.D510])" office:value-type="float" office:value="972" calcext:value-type="float">
            <text:p>972</text:p>
          </table:table-cell>
          <table:table-cell table:style-name="ce13" table:formula="of:=IF([.A511]=&quot;down&quot;; SUM([.B511];[.E510]); IF([.A511]=&quot;up&quot;;SUM(-[.B511];[.E510]); [.E510]))" office:value-type="float" office:value="512" calcext:value-type="float">
            <text:p>512</text:p>
          </table:table-cell>
          <table:table-cell/>
          <table:table-cell table:style-name="ce13" table:formula="of:=IF([.A511]=&quot;forward&quot;; SUM([.B511]; [.G510]); [.G510])" office:value-type="float" office:value="972" calcext:value-type="float">
            <text:p>972</text:p>
          </table:table-cell>
          <table:table-cell table:style-name="ce13" table:formula="of:=IF([.A511]=&quot;forward&quot;; SUM(PRODUCT([.I510]; [.B511]); [.H510]); [.H510])" office:value-type="float" office:value="273174" calcext:value-type="float">
            <text:p>273174</text:p>
          </table:table-cell>
          <table:table-cell table:style-name="ce13" table:formula="of:=IF([.A511]=&quot;down&quot;; SUM([.B511]; [.I510]); IF([.A511]=&quot;up&quot;;SUM(-[.B511]; [.I510]); [.I510])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12]=&quot;forward&quot;; SUM([.B512]; [.D511]); [.D511])" office:value-type="float" office:value="975" calcext:value-type="float">
            <text:p>975</text:p>
          </table:table-cell>
          <table:table-cell table:style-name="ce13" table:formula="of:=IF([.A512]=&quot;down&quot;; SUM([.B512];[.E511]); IF([.A512]=&quot;up&quot;;SUM(-[.B512];[.E511]); [.E511]))" office:value-type="float" office:value="512" calcext:value-type="float">
            <text:p>512</text:p>
          </table:table-cell>
          <table:table-cell/>
          <table:table-cell table:style-name="ce13" table:formula="of:=IF([.A512]=&quot;forward&quot;; SUM([.B512]; [.G511]); [.G511])" office:value-type="float" office:value="975" calcext:value-type="float">
            <text:p>975</text:p>
          </table:table-cell>
          <table:table-cell table:style-name="ce13" table:formula="of:=IF([.A512]=&quot;forward&quot;; SUM(PRODUCT([.I511]; [.B512]); [.H511]); [.H511])" office:value-type="float" office:value="274710" calcext:value-type="float">
            <text:p>274710</text:p>
          </table:table-cell>
          <table:table-cell table:style-name="ce13" table:formula="of:=IF([.A512]=&quot;down&quot;; SUM([.B512]; [.I511]); IF([.A512]=&quot;up&quot;;SUM(-[.B512]; [.I511]); [.I511])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13]=&quot;forward&quot;; SUM([.B513]; [.D512]); [.D512])" office:value-type="float" office:value="975" calcext:value-type="float">
            <text:p>975</text:p>
          </table:table-cell>
          <table:table-cell table:style-name="ce13" table:formula="of:=IF([.A513]=&quot;down&quot;; SUM([.B513];[.E512]); IF([.A513]=&quot;up&quot;;SUM(-[.B513];[.E512]); [.E512]))" office:value-type="float" office:value="518" calcext:value-type="float">
            <text:p>518</text:p>
          </table:table-cell>
          <table:table-cell/>
          <table:table-cell table:style-name="ce13" table:formula="of:=IF([.A513]=&quot;forward&quot;; SUM([.B513]; [.G512]); [.G512])" office:value-type="float" office:value="975" calcext:value-type="float">
            <text:p>975</text:p>
          </table:table-cell>
          <table:table-cell table:style-name="ce13" table:formula="of:=IF([.A513]=&quot;forward&quot;; SUM(PRODUCT([.I512]; [.B513]); [.H512]); [.H512])" office:value-type="float" office:value="274710" calcext:value-type="float">
            <text:p>274710</text:p>
          </table:table-cell>
          <table:table-cell table:style-name="ce13" table:formula="of:=IF([.A513]=&quot;down&quot;; SUM([.B513]; [.I512]); IF([.A513]=&quot;up&quot;;SUM(-[.B513]; [.I512]); [.I512]))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14]=&quot;forward&quot;; SUM([.B514]; [.D513]); [.D513])" office:value-type="float" office:value="975" calcext:value-type="float">
            <text:p>975</text:p>
          </table:table-cell>
          <table:table-cell table:style-name="ce13" table:formula="of:=IF([.A514]=&quot;down&quot;; SUM([.B514];[.E513]); IF([.A514]=&quot;up&quot;;SUM(-[.B514];[.E513]); [.E513]))" office:value-type="float" office:value="523" calcext:value-type="float">
            <text:p>523</text:p>
          </table:table-cell>
          <table:table-cell/>
          <table:table-cell table:style-name="ce13" table:formula="of:=IF([.A514]=&quot;forward&quot;; SUM([.B514]; [.G513]); [.G513])" office:value-type="float" office:value="975" calcext:value-type="float">
            <text:p>975</text:p>
          </table:table-cell>
          <table:table-cell table:style-name="ce13" table:formula="of:=IF([.A514]=&quot;forward&quot;; SUM(PRODUCT([.I513]; [.B514]); [.H513]); [.H513])" office:value-type="float" office:value="274710" calcext:value-type="float">
            <text:p>274710</text:p>
          </table:table-cell>
          <table:table-cell table:style-name="ce13" table:formula="of:=IF([.A514]=&quot;down&quot;; SUM([.B514]; [.I513]); IF([.A514]=&quot;up&quot;;SUM(-[.B514]; [.I513]); [.I513]))"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15]=&quot;forward&quot;; SUM([.B515]; [.D514]); [.D514])" office:value-type="float" office:value="979" calcext:value-type="float">
            <text:p>979</text:p>
          </table:table-cell>
          <table:table-cell table:style-name="ce13" table:formula="of:=IF([.A515]=&quot;down&quot;; SUM([.B515];[.E514]); IF([.A515]=&quot;up&quot;;SUM(-[.B515];[.E514]); [.E514]))" office:value-type="float" office:value="523" calcext:value-type="float">
            <text:p>523</text:p>
          </table:table-cell>
          <table:table-cell/>
          <table:table-cell table:style-name="ce13" table:formula="of:=IF([.A515]=&quot;forward&quot;; SUM([.B515]; [.G514]); [.G514])" office:value-type="float" office:value="979" calcext:value-type="float">
            <text:p>979</text:p>
          </table:table-cell>
          <table:table-cell table:style-name="ce13" table:formula="of:=IF([.A515]=&quot;forward&quot;; SUM(PRODUCT([.I514]; [.B515]); [.H514]); [.H514])" office:value-type="float" office:value="276802" calcext:value-type="float">
            <text:p>276802</text:p>
          </table:table-cell>
          <table:table-cell table:style-name="ce13" table:formula="of:=IF([.A515]=&quot;down&quot;; SUM([.B515]; [.I514]); IF([.A515]=&quot;up&quot;;SUM(-[.B515]; [.I514]); [.I514]))"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16]=&quot;forward&quot;; SUM([.B516]; [.D515]); [.D515])" office:value-type="float" office:value="979" calcext:value-type="float">
            <text:p>979</text:p>
          </table:table-cell>
          <table:table-cell table:style-name="ce13" table:formula="of:=IF([.A516]=&quot;down&quot;; SUM([.B516];[.E515]); IF([.A516]=&quot;up&quot;;SUM(-[.B516];[.E515]); [.E515]))" office:value-type="float" office:value="521" calcext:value-type="float">
            <text:p>521</text:p>
          </table:table-cell>
          <table:table-cell/>
          <table:table-cell table:style-name="ce13" table:formula="of:=IF([.A516]=&quot;forward&quot;; SUM([.B516]; [.G515]); [.G515])" office:value-type="float" office:value="979" calcext:value-type="float">
            <text:p>979</text:p>
          </table:table-cell>
          <table:table-cell table:style-name="ce13" table:formula="of:=IF([.A516]=&quot;forward&quot;; SUM(PRODUCT([.I515]; [.B516]); [.H515]); [.H515])" office:value-type="float" office:value="276802" calcext:value-type="float">
            <text:p>276802</text:p>
          </table:table-cell>
          <table:table-cell table:style-name="ce13" table:formula="of:=IF([.A516]=&quot;down&quot;; SUM([.B516]; [.I515]); IF([.A516]=&quot;up&quot;;SUM(-[.B516]; [.I515]); [.I515]))"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17]=&quot;forward&quot;; SUM([.B517]; [.D516]); [.D516])" office:value-type="float" office:value="979" calcext:value-type="float">
            <text:p>979</text:p>
          </table:table-cell>
          <table:table-cell table:style-name="ce13" table:formula="of:=IF([.A517]=&quot;down&quot;; SUM([.B517];[.E516]); IF([.A517]=&quot;up&quot;;SUM(-[.B517];[.E516]); [.E516]))" office:value-type="float" office:value="528" calcext:value-type="float">
            <text:p>528</text:p>
          </table:table-cell>
          <table:table-cell/>
          <table:table-cell table:style-name="ce13" table:formula="of:=IF([.A517]=&quot;forward&quot;; SUM([.B517]; [.G516]); [.G516])" office:value-type="float" office:value="979" calcext:value-type="float">
            <text:p>979</text:p>
          </table:table-cell>
          <table:table-cell table:style-name="ce13" table:formula="of:=IF([.A517]=&quot;forward&quot;; SUM(PRODUCT([.I516]; [.B517]); [.H516]); [.H516])" office:value-type="float" office:value="276802" calcext:value-type="float">
            <text:p>276802</text:p>
          </table:table-cell>
          <table:table-cell table:style-name="ce13" table:formula="of:=IF([.A517]=&quot;down&quot;; SUM([.B517]; [.I516]); IF([.A517]=&quot;up&quot;;SUM(-[.B517]; [.I516]); [.I516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18]=&quot;forward&quot;; SUM([.B518]; [.D517]); [.D517])" office:value-type="float" office:value="979" calcext:value-type="float">
            <text:p>979</text:p>
          </table:table-cell>
          <table:table-cell table:style-name="ce13" table:formula="of:=IF([.A518]=&quot;down&quot;; SUM([.B518];[.E517]); IF([.A518]=&quot;up&quot;;SUM(-[.B518];[.E517]); [.E517]))" office:value-type="float" office:value="531" calcext:value-type="float">
            <text:p>531</text:p>
          </table:table-cell>
          <table:table-cell/>
          <table:table-cell table:style-name="ce13" table:formula="of:=IF([.A518]=&quot;forward&quot;; SUM([.B518]; [.G517]); [.G517])" office:value-type="float" office:value="979" calcext:value-type="float">
            <text:p>979</text:p>
          </table:table-cell>
          <table:table-cell table:style-name="ce13" table:formula="of:=IF([.A518]=&quot;forward&quot;; SUM(PRODUCT([.I517]; [.B518]); [.H517]); [.H517])" office:value-type="float" office:value="276802" calcext:value-type="float">
            <text:p>276802</text:p>
          </table:table-cell>
          <table:table-cell table:style-name="ce13" table:formula="of:=IF([.A518]=&quot;down&quot;; SUM([.B518]; [.I517]); IF([.A518]=&quot;up&quot;;SUM(-[.B518]; [.I517]); [.I517]))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19]=&quot;forward&quot;; SUM([.B519]; [.D518]); [.D518])" office:value-type="float" office:value="979" calcext:value-type="float">
            <text:p>979</text:p>
          </table:table-cell>
          <table:table-cell table:style-name="ce13" table:formula="of:=IF([.A519]=&quot;down&quot;; SUM([.B519];[.E518]); IF([.A519]=&quot;up&quot;;SUM(-[.B519];[.E518]); [.E518]))" office:value-type="float" office:value="522" calcext:value-type="float">
            <text:p>522</text:p>
          </table:table-cell>
          <table:table-cell/>
          <table:table-cell table:style-name="ce13" table:formula="of:=IF([.A519]=&quot;forward&quot;; SUM([.B519]; [.G518]); [.G518])" office:value-type="float" office:value="979" calcext:value-type="float">
            <text:p>979</text:p>
          </table:table-cell>
          <table:table-cell table:style-name="ce13" table:formula="of:=IF([.A519]=&quot;forward&quot;; SUM(PRODUCT([.I518]; [.B519]); [.H518]); [.H518])" office:value-type="float" office:value="276802" calcext:value-type="float">
            <text:p>276802</text:p>
          </table:table-cell>
          <table:table-cell table:style-name="ce13" table:formula="of:=IF([.A519]=&quot;down&quot;; SUM([.B519]; [.I518]); IF([.A519]=&quot;up&quot;;SUM(-[.B519]; [.I518]); [.I518]))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20]=&quot;forward&quot;; SUM([.B520]; [.D519]); [.D519])" office:value-type="float" office:value="984" calcext:value-type="float">
            <text:p>984</text:p>
          </table:table-cell>
          <table:table-cell table:style-name="ce13" table:formula="of:=IF([.A520]=&quot;down&quot;; SUM([.B520];[.E519]); IF([.A520]=&quot;up&quot;;SUM(-[.B520];[.E519]); [.E519]))" office:value-type="float" office:value="522" calcext:value-type="float">
            <text:p>522</text:p>
          </table:table-cell>
          <table:table-cell/>
          <table:table-cell table:style-name="ce13" table:formula="of:=IF([.A520]=&quot;forward&quot;; SUM([.B520]; [.G519]); [.G519])" office:value-type="float" office:value="984" calcext:value-type="float">
            <text:p>984</text:p>
          </table:table-cell>
          <table:table-cell table:style-name="ce13" table:formula="of:=IF([.A520]=&quot;forward&quot;; SUM(PRODUCT([.I519]; [.B520]); [.H519]); [.H519])" office:value-type="float" office:value="279412" calcext:value-type="float">
            <text:p>279412</text:p>
          </table:table-cell>
          <table:table-cell table:style-name="ce13" table:formula="of:=IF([.A520]=&quot;down&quot;; SUM([.B520]; [.I519]); IF([.A520]=&quot;up&quot;;SUM(-[.B520]; [.I519]); [.I519]))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21]=&quot;forward&quot;; SUM([.B521]; [.D520]); [.D520])" office:value-type="float" office:value="987" calcext:value-type="float">
            <text:p>987</text:p>
          </table:table-cell>
          <table:table-cell table:style-name="ce13" table:formula="of:=IF([.A521]=&quot;down&quot;; SUM([.B521];[.E520]); IF([.A521]=&quot;up&quot;;SUM(-[.B521];[.E520]); [.E520]))" office:value-type="float" office:value="522" calcext:value-type="float">
            <text:p>522</text:p>
          </table:table-cell>
          <table:table-cell/>
          <table:table-cell table:style-name="ce13" table:formula="of:=IF([.A521]=&quot;forward&quot;; SUM([.B521]; [.G520]); [.G520])" office:value-type="float" office:value="987" calcext:value-type="float">
            <text:p>987</text:p>
          </table:table-cell>
          <table:table-cell table:style-name="ce13" table:formula="of:=IF([.A521]=&quot;forward&quot;; SUM(PRODUCT([.I520]; [.B521]); [.H520]); [.H520])" office:value-type="float" office:value="280978" calcext:value-type="float">
            <text:p>280978</text:p>
          </table:table-cell>
          <table:table-cell table:style-name="ce13" table:formula="of:=IF([.A521]=&quot;down&quot;; SUM([.B521]; [.I520]); IF([.A521]=&quot;up&quot;;SUM(-[.B521]; [.I520]); [.I520]))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22]=&quot;forward&quot;; SUM([.B522]; [.D521]); [.D521])" office:value-type="float" office:value="989" calcext:value-type="float">
            <text:p>989</text:p>
          </table:table-cell>
          <table:table-cell table:style-name="ce13" table:formula="of:=IF([.A522]=&quot;down&quot;; SUM([.B522];[.E521]); IF([.A522]=&quot;up&quot;;SUM(-[.B522];[.E521]); [.E521]))" office:value-type="float" office:value="522" calcext:value-type="float">
            <text:p>522</text:p>
          </table:table-cell>
          <table:table-cell/>
          <table:table-cell table:style-name="ce13" table:formula="of:=IF([.A522]=&quot;forward&quot;; SUM([.B522]; [.G521]); [.G521])" office:value-type="float" office:value="989" calcext:value-type="float">
            <text:p>989</text:p>
          </table:table-cell>
          <table:table-cell table:style-name="ce13" table:formula="of:=IF([.A522]=&quot;forward&quot;; SUM(PRODUCT([.I521]; [.B522]); [.H521]); [.H521])" office:value-type="float" office:value="282022" calcext:value-type="float">
            <text:p>282022</text:p>
          </table:table-cell>
          <table:table-cell table:style-name="ce13" table:formula="of:=IF([.A522]=&quot;down&quot;; SUM([.B522]; [.I521]); IF([.A522]=&quot;up&quot;;SUM(-[.B522]; [.I521]); [.I521]))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23]=&quot;forward&quot;; SUM([.B523]; [.D522]); [.D522])" office:value-type="float" office:value="989" calcext:value-type="float">
            <text:p>989</text:p>
          </table:table-cell>
          <table:table-cell table:style-name="ce13" table:formula="of:=IF([.A523]=&quot;down&quot;; SUM([.B523];[.E522]); IF([.A523]=&quot;up&quot;;SUM(-[.B523];[.E522]); [.E522]))" office:value-type="float" office:value="520" calcext:value-type="float">
            <text:p>520</text:p>
          </table:table-cell>
          <table:table-cell/>
          <table:table-cell table:style-name="ce13" table:formula="of:=IF([.A523]=&quot;forward&quot;; SUM([.B523]; [.G522]); [.G522])" office:value-type="float" office:value="989" calcext:value-type="float">
            <text:p>989</text:p>
          </table:table-cell>
          <table:table-cell table:style-name="ce13" table:formula="of:=IF([.A523]=&quot;forward&quot;; SUM(PRODUCT([.I522]; [.B523]); [.H522]); [.H522])" office:value-type="float" office:value="282022" calcext:value-type="float">
            <text:p>282022</text:p>
          </table:table-cell>
          <table:table-cell table:style-name="ce13" table:formula="of:=IF([.A523]=&quot;down&quot;; SUM([.B523]; [.I522]); IF([.A523]=&quot;up&quot;;SUM(-[.B523]; [.I522]); [.I522]))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24]=&quot;forward&quot;; SUM([.B524]; [.D523]); [.D523])" office:value-type="float" office:value="989" calcext:value-type="float">
            <text:p>989</text:p>
          </table:table-cell>
          <table:table-cell table:style-name="ce13" table:formula="of:=IF([.A524]=&quot;down&quot;; SUM([.B524];[.E523]); IF([.A524]=&quot;up&quot;;SUM(-[.B524];[.E523]); [.E523]))" office:value-type="float" office:value="529" calcext:value-type="float">
            <text:p>529</text:p>
          </table:table-cell>
          <table:table-cell/>
          <table:table-cell table:style-name="ce13" table:formula="of:=IF([.A524]=&quot;forward&quot;; SUM([.B524]; [.G523]); [.G523])" office:value-type="float" office:value="989" calcext:value-type="float">
            <text:p>989</text:p>
          </table:table-cell>
          <table:table-cell table:style-name="ce13" table:formula="of:=IF([.A524]=&quot;forward&quot;; SUM(PRODUCT([.I523]; [.B524]); [.H523]); [.H523])" office:value-type="float" office:value="282022" calcext:value-type="float">
            <text:p>282022</text:p>
          </table:table-cell>
          <table:table-cell table:style-name="ce13" table:formula="of:=IF([.A524]=&quot;down&quot;; SUM([.B524]; [.I523]); IF([.A524]=&quot;up&quot;;SUM(-[.B524]; [.I523]); [.I523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25]=&quot;forward&quot;; SUM([.B525]; [.D524]); [.D524])" office:value-type="float" office:value="989" calcext:value-type="float">
            <text:p>989</text:p>
          </table:table-cell>
          <table:table-cell table:style-name="ce13" table:formula="of:=IF([.A525]=&quot;down&quot;; SUM([.B525];[.E524]); IF([.A525]=&quot;up&quot;;SUM(-[.B525];[.E524]); [.E524]))" office:value-type="float" office:value="528" calcext:value-type="float">
            <text:p>528</text:p>
          </table:table-cell>
          <table:table-cell/>
          <table:table-cell table:style-name="ce13" table:formula="of:=IF([.A525]=&quot;forward&quot;; SUM([.B525]; [.G524]); [.G524])" office:value-type="float" office:value="989" calcext:value-type="float">
            <text:p>989</text:p>
          </table:table-cell>
          <table:table-cell table:style-name="ce13" table:formula="of:=IF([.A525]=&quot;forward&quot;; SUM(PRODUCT([.I524]; [.B525]); [.H524]); [.H524])" office:value-type="float" office:value="282022" calcext:value-type="float">
            <text:p>282022</text:p>
          </table:table-cell>
          <table:table-cell table:style-name="ce13" table:formula="of:=IF([.A525]=&quot;down&quot;; SUM([.B525]; [.I524]); IF([.A525]=&quot;up&quot;;SUM(-[.B525]; [.I524]); [.I524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26]=&quot;forward&quot;; SUM([.B526]; [.D525]); [.D525])" office:value-type="float" office:value="989" calcext:value-type="float">
            <text:p>989</text:p>
          </table:table-cell>
          <table:table-cell table:style-name="ce13" table:formula="of:=IF([.A526]=&quot;down&quot;; SUM([.B526];[.E525]); IF([.A526]=&quot;up&quot;;SUM(-[.B526];[.E525]); [.E525]))" office:value-type="float" office:value="530" calcext:value-type="float">
            <text:p>530</text:p>
          </table:table-cell>
          <table:table-cell/>
          <table:table-cell table:style-name="ce13" table:formula="of:=IF([.A526]=&quot;forward&quot;; SUM([.B526]; [.G525]); [.G525])" office:value-type="float" office:value="989" calcext:value-type="float">
            <text:p>989</text:p>
          </table:table-cell>
          <table:table-cell table:style-name="ce13" table:formula="of:=IF([.A526]=&quot;forward&quot;; SUM(PRODUCT([.I525]; [.B526]); [.H525]); [.H525])" office:value-type="float" office:value="282022" calcext:value-type="float">
            <text:p>282022</text:p>
          </table:table-cell>
          <table:table-cell table:style-name="ce13" table:formula="of:=IF([.A526]=&quot;down&quot;; SUM([.B526]; [.I525]); IF([.A526]=&quot;up&quot;;SUM(-[.B526]; [.I525]); [.I525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27]=&quot;forward&quot;; SUM([.B527]; [.D526]); [.D526])" office:value-type="float" office:value="992" calcext:value-type="float">
            <text:p>992</text:p>
          </table:table-cell>
          <table:table-cell table:style-name="ce13" table:formula="of:=IF([.A527]=&quot;down&quot;; SUM([.B527];[.E526]); IF([.A527]=&quot;up&quot;;SUM(-[.B527];[.E526]); [.E526]))" office:value-type="float" office:value="530" calcext:value-type="float">
            <text:p>530</text:p>
          </table:table-cell>
          <table:table-cell/>
          <table:table-cell table:style-name="ce13" table:formula="of:=IF([.A527]=&quot;forward&quot;; SUM([.B527]; [.G526]); [.G526])" office:value-type="float" office:value="992" calcext:value-type="float">
            <text:p>992</text:p>
          </table:table-cell>
          <table:table-cell table:style-name="ce13" table:formula="of:=IF([.A527]=&quot;forward&quot;; SUM(PRODUCT([.I526]; [.B527]); [.H526]); [.H526])" office:value-type="float" office:value="283612" calcext:value-type="float">
            <text:p>283612</text:p>
          </table:table-cell>
          <table:table-cell table:style-name="ce13" table:formula="of:=IF([.A527]=&quot;down&quot;; SUM([.B527]; [.I526]); IF([.A527]=&quot;up&quot;;SUM(-[.B527]; [.I526]); [.I526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28]=&quot;forward&quot;; SUM([.B528]; [.D527]); [.D527])" office:value-type="float" office:value="1000" calcext:value-type="float">
            <text:p>1000</text:p>
          </table:table-cell>
          <table:table-cell table:style-name="ce13" table:formula="of:=IF([.A528]=&quot;down&quot;; SUM([.B528];[.E527]); IF([.A528]=&quot;up&quot;;SUM(-[.B528];[.E527]); [.E527]))" office:value-type="float" office:value="530" calcext:value-type="float">
            <text:p>530</text:p>
          </table:table-cell>
          <table:table-cell/>
          <table:table-cell table:style-name="ce13" table:formula="of:=IF([.A528]=&quot;forward&quot;; SUM([.B528]; [.G527]); [.G527])" office:value-type="float" office:value="1000" calcext:value-type="float">
            <text:p>1000</text:p>
          </table:table-cell>
          <table:table-cell table:style-name="ce13" table:formula="of:=IF([.A528]=&quot;forward&quot;; SUM(PRODUCT([.I527]; [.B528]); [.H527]); [.H527])" office:value-type="float" office:value="287852" calcext:value-type="float">
            <text:p>287852</text:p>
          </table:table-cell>
          <table:table-cell table:style-name="ce13" table:formula="of:=IF([.A528]=&quot;down&quot;; SUM([.B528]; [.I527]); IF([.A528]=&quot;up&quot;;SUM(-[.B528]; [.I527]); [.I527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29]=&quot;forward&quot;; SUM([.B529]; [.D528]); [.D528])" office:value-type="float" office:value="1005" calcext:value-type="float">
            <text:p>1005</text:p>
          </table:table-cell>
          <table:table-cell table:style-name="ce13" table:formula="of:=IF([.A529]=&quot;down&quot;; SUM([.B529];[.E528]); IF([.A529]=&quot;up&quot;;SUM(-[.B529];[.E528]); [.E528]))" office:value-type="float" office:value="530" calcext:value-type="float">
            <text:p>530</text:p>
          </table:table-cell>
          <table:table-cell/>
          <table:table-cell table:style-name="ce13" table:formula="of:=IF([.A529]=&quot;forward&quot;; SUM([.B529]; [.G528]); [.G528])" office:value-type="float" office:value="1005" calcext:value-type="float">
            <text:p>1005</text:p>
          </table:table-cell>
          <table:table-cell table:style-name="ce13" table:formula="of:=IF([.A529]=&quot;forward&quot;; SUM(PRODUCT([.I528]; [.B529]); [.H528]); [.H528])" office:value-type="float" office:value="290502" calcext:value-type="float">
            <text:p>290502</text:p>
          </table:table-cell>
          <table:table-cell table:style-name="ce13" table:formula="of:=IF([.A529]=&quot;down&quot;; SUM([.B529]; [.I528]); IF([.A529]=&quot;up&quot;;SUM(-[.B529]; [.I528]); [.I528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30]=&quot;forward&quot;; SUM([.B530]; [.D529]); [.D529])" office:value-type="float" office:value="1005" calcext:value-type="float">
            <text:p>1005</text:p>
          </table:table-cell>
          <table:table-cell table:style-name="ce13" table:formula="of:=IF([.A530]=&quot;down&quot;; SUM([.B530];[.E529]); IF([.A530]=&quot;up&quot;;SUM(-[.B530];[.E529]); [.E529]))" office:value-type="float" office:value="532" calcext:value-type="float">
            <text:p>532</text:p>
          </table:table-cell>
          <table:table-cell/>
          <table:table-cell table:style-name="ce13" table:formula="of:=IF([.A530]=&quot;forward&quot;; SUM([.B530]; [.G529]); [.G529])" office:value-type="float" office:value="1005" calcext:value-type="float">
            <text:p>1005</text:p>
          </table:table-cell>
          <table:table-cell table:style-name="ce13" table:formula="of:=IF([.A530]=&quot;forward&quot;; SUM(PRODUCT([.I529]; [.B530]); [.H529]); [.H529])" office:value-type="float" office:value="290502" calcext:value-type="float">
            <text:p>290502</text:p>
          </table:table-cell>
          <table:table-cell table:style-name="ce13" table:formula="of:=IF([.A530]=&quot;down&quot;; SUM([.B530]; [.I529]); IF([.A530]=&quot;up&quot;;SUM(-[.B530]; [.I529]); [.I529]))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31]=&quot;forward&quot;; SUM([.B531]; [.D530]); [.D530])" office:value-type="float" office:value="1005" calcext:value-type="float">
            <text:p>1005</text:p>
          </table:table-cell>
          <table:table-cell table:style-name="ce13" table:formula="of:=IF([.A531]=&quot;down&quot;; SUM([.B531];[.E530]); IF([.A531]=&quot;up&quot;;SUM(-[.B531];[.E530]); [.E530]))" office:value-type="float" office:value="534" calcext:value-type="float">
            <text:p>534</text:p>
          </table:table-cell>
          <table:table-cell/>
          <table:table-cell table:style-name="ce13" table:formula="of:=IF([.A531]=&quot;forward&quot;; SUM([.B531]; [.G530]); [.G530])" office:value-type="float" office:value="1005" calcext:value-type="float">
            <text:p>1005</text:p>
          </table:table-cell>
          <table:table-cell table:style-name="ce13" table:formula="of:=IF([.A531]=&quot;forward&quot;; SUM(PRODUCT([.I530]; [.B531]); [.H530]); [.H530])" office:value-type="float" office:value="290502" calcext:value-type="float">
            <text:p>290502</text:p>
          </table:table-cell>
          <table:table-cell table:style-name="ce13" table:formula="of:=IF([.A531]=&quot;down&quot;; SUM([.B531]; [.I530]); IF([.A531]=&quot;up&quot;;SUM(-[.B531]; [.I530]); [.I530]))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32]=&quot;forward&quot;; SUM([.B532]; [.D531]); [.D531])" office:value-type="float" office:value="1005" calcext:value-type="float">
            <text:p>1005</text:p>
          </table:table-cell>
          <table:table-cell table:style-name="ce13" table:formula="of:=IF([.A532]=&quot;down&quot;; SUM([.B532];[.E531]); IF([.A532]=&quot;up&quot;;SUM(-[.B532];[.E531]); [.E531]))" office:value-type="float" office:value="531" calcext:value-type="float">
            <text:p>531</text:p>
          </table:table-cell>
          <table:table-cell/>
          <table:table-cell table:style-name="ce13" table:formula="of:=IF([.A532]=&quot;forward&quot;; SUM([.B532]; [.G531]); [.G531])" office:value-type="float" office:value="1005" calcext:value-type="float">
            <text:p>1005</text:p>
          </table:table-cell>
          <table:table-cell table:style-name="ce13" table:formula="of:=IF([.A532]=&quot;forward&quot;; SUM(PRODUCT([.I531]; [.B532]); [.H531]); [.H531])" office:value-type="float" office:value="290502" calcext:value-type="float">
            <text:p>290502</text:p>
          </table:table-cell>
          <table:table-cell table:style-name="ce13" table:formula="of:=IF([.A532]=&quot;down&quot;; SUM([.B532]; [.I531]); IF([.A532]=&quot;up&quot;;SUM(-[.B532]; [.I531]); [.I531]))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33]=&quot;forward&quot;; SUM([.B533]; [.D532]); [.D532])" office:value-type="float" office:value="1005" calcext:value-type="float">
            <text:p>1005</text:p>
          </table:table-cell>
          <table:table-cell table:style-name="ce13" table:formula="of:=IF([.A533]=&quot;down&quot;; SUM([.B533];[.E532]); IF([.A533]=&quot;up&quot;;SUM(-[.B533];[.E532]); [.E532]))" office:value-type="float" office:value="539" calcext:value-type="float">
            <text:p>539</text:p>
          </table:table-cell>
          <table:table-cell/>
          <table:table-cell table:style-name="ce13" table:formula="of:=IF([.A533]=&quot;forward&quot;; SUM([.B533]; [.G532]); [.G532])" office:value-type="float" office:value="1005" calcext:value-type="float">
            <text:p>1005</text:p>
          </table:table-cell>
          <table:table-cell table:style-name="ce13" table:formula="of:=IF([.A533]=&quot;forward&quot;; SUM(PRODUCT([.I532]; [.B533]); [.H532]); [.H532])" office:value-type="float" office:value="290502" calcext:value-type="float">
            <text:p>290502</text:p>
          </table:table-cell>
          <table:table-cell table:style-name="ce13" table:formula="of:=IF([.A533]=&quot;down&quot;; SUM([.B533]; [.I532]); IF([.A533]=&quot;up&quot;;SUM(-[.B533]; [.I532]); [.I532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34]=&quot;forward&quot;; SUM([.B534]; [.D533]); [.D533])" office:value-type="float" office:value="1009" calcext:value-type="float">
            <text:p>1009</text:p>
          </table:table-cell>
          <table:table-cell table:style-name="ce13" table:formula="of:=IF([.A534]=&quot;down&quot;; SUM([.B534];[.E533]); IF([.A534]=&quot;up&quot;;SUM(-[.B534];[.E533]); [.E533]))" office:value-type="float" office:value="539" calcext:value-type="float">
            <text:p>539</text:p>
          </table:table-cell>
          <table:table-cell/>
          <table:table-cell table:style-name="ce13" table:formula="of:=IF([.A534]=&quot;forward&quot;; SUM([.B534]; [.G533]); [.G533])" office:value-type="float" office:value="1009" calcext:value-type="float">
            <text:p>1009</text:p>
          </table:table-cell>
          <table:table-cell table:style-name="ce13" table:formula="of:=IF([.A534]=&quot;forward&quot;; SUM(PRODUCT([.I533]; [.B534]); [.H533]); [.H533])" office:value-type="float" office:value="292658" calcext:value-type="float">
            <text:p>292658</text:p>
          </table:table-cell>
          <table:table-cell table:style-name="ce13" table:formula="of:=IF([.A534]=&quot;down&quot;; SUM([.B534]; [.I533]); IF([.A534]=&quot;up&quot;;SUM(-[.B534]; [.I533]); [.I533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35]=&quot;forward&quot;; SUM([.B535]; [.D534]); [.D534])" office:value-type="float" office:value="1015" calcext:value-type="float">
            <text:p>1015</text:p>
          </table:table-cell>
          <table:table-cell table:style-name="ce13" table:formula="of:=IF([.A535]=&quot;down&quot;; SUM([.B535];[.E534]); IF([.A535]=&quot;up&quot;;SUM(-[.B535];[.E534]); [.E534]))" office:value-type="float" office:value="539" calcext:value-type="float">
            <text:p>539</text:p>
          </table:table-cell>
          <table:table-cell/>
          <table:table-cell table:style-name="ce13" table:formula="of:=IF([.A535]=&quot;forward&quot;; SUM([.B535]; [.G534]); [.G534])" office:value-type="float" office:value="1015" calcext:value-type="float">
            <text:p>1015</text:p>
          </table:table-cell>
          <table:table-cell table:style-name="ce13" table:formula="of:=IF([.A535]=&quot;forward&quot;; SUM(PRODUCT([.I534]; [.B535]); [.H534]); [.H534])" office:value-type="float" office:value="295892" calcext:value-type="float">
            <text:p>295892</text:p>
          </table:table-cell>
          <table:table-cell table:style-name="ce13" table:formula="of:=IF([.A535]=&quot;down&quot;; SUM([.B535]; [.I534]); IF([.A535]=&quot;up&quot;;SUM(-[.B535]; [.I534]); [.I534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36]=&quot;forward&quot;; SUM([.B536]; [.D535]); [.D535])" office:value-type="float" office:value="1020" calcext:value-type="float">
            <text:p>1020</text:p>
          </table:table-cell>
          <table:table-cell table:style-name="ce13" table:formula="of:=IF([.A536]=&quot;down&quot;; SUM([.B536];[.E535]); IF([.A536]=&quot;up&quot;;SUM(-[.B536];[.E535]); [.E535]))" office:value-type="float" office:value="539" calcext:value-type="float">
            <text:p>539</text:p>
          </table:table-cell>
          <table:table-cell/>
          <table:table-cell table:style-name="ce13" table:formula="of:=IF([.A536]=&quot;forward&quot;; SUM([.B536]; [.G535]); [.G535])" office:value-type="float" office:value="1020" calcext:value-type="float">
            <text:p>1020</text:p>
          </table:table-cell>
          <table:table-cell table:style-name="ce13" table:formula="of:=IF([.A536]=&quot;forward&quot;; SUM(PRODUCT([.I535]; [.B536]); [.H535]); [.H535])" office:value-type="float" office:value="298587" calcext:value-type="float">
            <text:p>298587</text:p>
          </table:table-cell>
          <table:table-cell table:style-name="ce13" table:formula="of:=IF([.A536]=&quot;down&quot;; SUM([.B536]; [.I535]); IF([.A536]=&quot;up&quot;;SUM(-[.B536]; [.I535]); [.I535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37]=&quot;forward&quot;; SUM([.B537]; [.D536]); [.D536])" office:value-type="float" office:value="1020" calcext:value-type="float">
            <text:p>1020</text:p>
          </table:table-cell>
          <table:table-cell table:style-name="ce13" table:formula="of:=IF([.A537]=&quot;down&quot;; SUM([.B537];[.E536]); IF([.A537]=&quot;up&quot;;SUM(-[.B537];[.E536]); [.E536]))" office:value-type="float" office:value="530" calcext:value-type="float">
            <text:p>530</text:p>
          </table:table-cell>
          <table:table-cell/>
          <table:table-cell table:style-name="ce13" table:formula="of:=IF([.A537]=&quot;forward&quot;; SUM([.B537]; [.G536]); [.G536])" office:value-type="float" office:value="1020" calcext:value-type="float">
            <text:p>1020</text:p>
          </table:table-cell>
          <table:table-cell table:style-name="ce13" table:formula="of:=IF([.A537]=&quot;forward&quot;; SUM(PRODUCT([.I536]; [.B537]); [.H536]); [.H536])" office:value-type="float" office:value="298587" calcext:value-type="float">
            <text:p>298587</text:p>
          </table:table-cell>
          <table:table-cell table:style-name="ce13" table:formula="of:=IF([.A537]=&quot;down&quot;; SUM([.B537]; [.I536]); IF([.A537]=&quot;up&quot;;SUM(-[.B537]; [.I536]); [.I536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38]=&quot;forward&quot;; SUM([.B538]; [.D537]); [.D537])" office:value-type="float" office:value="1020" calcext:value-type="float">
            <text:p>1020</text:p>
          </table:table-cell>
          <table:table-cell table:style-name="ce13" table:formula="of:=IF([.A538]=&quot;down&quot;; SUM([.B538];[.E537]); IF([.A538]=&quot;up&quot;;SUM(-[.B538];[.E537]); [.E537]))" office:value-type="float" office:value="537" calcext:value-type="float">
            <text:p>537</text:p>
          </table:table-cell>
          <table:table-cell/>
          <table:table-cell table:style-name="ce13" table:formula="of:=IF([.A538]=&quot;forward&quot;; SUM([.B538]; [.G537]); [.G537])" office:value-type="float" office:value="1020" calcext:value-type="float">
            <text:p>1020</text:p>
          </table:table-cell>
          <table:table-cell table:style-name="ce13" table:formula="of:=IF([.A538]=&quot;forward&quot;; SUM(PRODUCT([.I537]; [.B538]); [.H537]); [.H537])" office:value-type="float" office:value="298587" calcext:value-type="float">
            <text:p>298587</text:p>
          </table:table-cell>
          <table:table-cell table:style-name="ce13" table:formula="of:=IF([.A538]=&quot;down&quot;; SUM([.B538]; [.I537]); IF([.A538]=&quot;up&quot;;SUM(-[.B538]; [.I537]); [.I537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39]=&quot;forward&quot;; SUM([.B539]; [.D538]); [.D538])" office:value-type="float" office:value="1020" calcext:value-type="float">
            <text:p>1020</text:p>
          </table:table-cell>
          <table:table-cell table:style-name="ce13" table:formula="of:=IF([.A539]=&quot;down&quot;; SUM([.B539];[.E538]); IF([.A539]=&quot;up&quot;;SUM(-[.B539];[.E538]); [.E538]))" office:value-type="float" office:value="530" calcext:value-type="float">
            <text:p>530</text:p>
          </table:table-cell>
          <table:table-cell/>
          <table:table-cell table:style-name="ce13" table:formula="of:=IF([.A539]=&quot;forward&quot;; SUM([.B539]; [.G538]); [.G538])" office:value-type="float" office:value="1020" calcext:value-type="float">
            <text:p>1020</text:p>
          </table:table-cell>
          <table:table-cell table:style-name="ce13" table:formula="of:=IF([.A539]=&quot;forward&quot;; SUM(PRODUCT([.I538]; [.B539]); [.H538]); [.H538])" office:value-type="float" office:value="298587" calcext:value-type="float">
            <text:p>298587</text:p>
          </table:table-cell>
          <table:table-cell table:style-name="ce13" table:formula="of:=IF([.A539]=&quot;down&quot;; SUM([.B539]; [.I538]); IF([.A539]=&quot;up&quot;;SUM(-[.B539]; [.I538]); [.I538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0]=&quot;forward&quot;; SUM([.B540]; [.D539]); [.D539])" office:value-type="float" office:value="1020" calcext:value-type="float">
            <text:p>1020</text:p>
          </table:table-cell>
          <table:table-cell table:style-name="ce13" table:formula="of:=IF([.A540]=&quot;down&quot;; SUM([.B540];[.E539]); IF([.A540]=&quot;up&quot;;SUM(-[.B540];[.E539]); [.E539]))" office:value-type="float" office:value="528" calcext:value-type="float">
            <text:p>528</text:p>
          </table:table-cell>
          <table:table-cell/>
          <table:table-cell table:style-name="ce13" table:formula="of:=IF([.A540]=&quot;forward&quot;; SUM([.B540]; [.G539]); [.G539])" office:value-type="float" office:value="1020" calcext:value-type="float">
            <text:p>1020</text:p>
          </table:table-cell>
          <table:table-cell table:style-name="ce13" table:formula="of:=IF([.A540]=&quot;forward&quot;; SUM(PRODUCT([.I539]; [.B540]); [.H539]); [.H539])" office:value-type="float" office:value="298587" calcext:value-type="float">
            <text:p>298587</text:p>
          </table:table-cell>
          <table:table-cell table:style-name="ce13" table:formula="of:=IF([.A540]=&quot;down&quot;; SUM([.B540]; [.I539]); IF([.A540]=&quot;up&quot;;SUM(-[.B540]; [.I539]); [.I539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1]=&quot;forward&quot;; SUM([.B541]; [.D540]); [.D540])" office:value-type="float" office:value="1020" calcext:value-type="float">
            <text:p>1020</text:p>
          </table:table-cell>
          <table:table-cell table:style-name="ce13" table:formula="of:=IF([.A541]=&quot;down&quot;; SUM([.B541];[.E540]); IF([.A541]=&quot;up&quot;;SUM(-[.B541];[.E540]); [.E540]))" office:value-type="float" office:value="530" calcext:value-type="float">
            <text:p>530</text:p>
          </table:table-cell>
          <table:table-cell/>
          <table:table-cell table:style-name="ce13" table:formula="of:=IF([.A541]=&quot;forward&quot;; SUM([.B541]; [.G540]); [.G540])" office:value-type="float" office:value="1020" calcext:value-type="float">
            <text:p>1020</text:p>
          </table:table-cell>
          <table:table-cell table:style-name="ce13" table:formula="of:=IF([.A541]=&quot;forward&quot;; SUM(PRODUCT([.I540]; [.B541]); [.H540]); [.H540])" office:value-type="float" office:value="298587" calcext:value-type="float">
            <text:p>298587</text:p>
          </table:table-cell>
          <table:table-cell table:style-name="ce13" table:formula="of:=IF([.A541]=&quot;down&quot;; SUM([.B541]; [.I540]); IF([.A541]=&quot;up&quot;;SUM(-[.B541]; [.I540]); [.I540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42]=&quot;forward&quot;; SUM([.B542]; [.D541]); [.D541])" office:value-type="float" office:value="1020" calcext:value-type="float">
            <text:p>1020</text:p>
          </table:table-cell>
          <table:table-cell table:style-name="ce13" table:formula="of:=IF([.A542]=&quot;down&quot;; SUM([.B542];[.E541]); IF([.A542]=&quot;up&quot;;SUM(-[.B542];[.E541]); [.E541]))" office:value-type="float" office:value="526" calcext:value-type="float">
            <text:p>526</text:p>
          </table:table-cell>
          <table:table-cell/>
          <table:table-cell table:style-name="ce13" table:formula="of:=IF([.A542]=&quot;forward&quot;; SUM([.B542]; [.G541]); [.G541])" office:value-type="float" office:value="1020" calcext:value-type="float">
            <text:p>1020</text:p>
          </table:table-cell>
          <table:table-cell table:style-name="ce13" table:formula="of:=IF([.A542]=&quot;forward&quot;; SUM(PRODUCT([.I541]; [.B542]); [.H541]); [.H541])" office:value-type="float" office:value="298587" calcext:value-type="float">
            <text:p>298587</text:p>
          </table:table-cell>
          <table:table-cell table:style-name="ce13" table:formula="of:=IF([.A542]=&quot;down&quot;; SUM([.B542]; [.I541]); IF([.A542]=&quot;up&quot;;SUM(-[.B542]; [.I541]); [.I541])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3]=&quot;forward&quot;; SUM([.B543]; [.D542]); [.D542])" office:value-type="float" office:value="1022" calcext:value-type="float">
            <text:p>1022</text:p>
          </table:table-cell>
          <table:table-cell table:style-name="ce13" table:formula="of:=IF([.A543]=&quot;down&quot;; SUM([.B543];[.E542]); IF([.A543]=&quot;up&quot;;SUM(-[.B543];[.E542]); [.E542]))" office:value-type="float" office:value="526" calcext:value-type="float">
            <text:p>526</text:p>
          </table:table-cell>
          <table:table-cell/>
          <table:table-cell table:style-name="ce13" table:formula="of:=IF([.A543]=&quot;forward&quot;; SUM([.B543]; [.G542]); [.G542])" office:value-type="float" office:value="1022" calcext:value-type="float">
            <text:p>1022</text:p>
          </table:table-cell>
          <table:table-cell table:style-name="ce13" table:formula="of:=IF([.A543]=&quot;forward&quot;; SUM(PRODUCT([.I542]; [.B543]); [.H542]); [.H542])" office:value-type="float" office:value="299639" calcext:value-type="float">
            <text:p>299639</text:p>
          </table:table-cell>
          <table:table-cell table:style-name="ce13" table:formula="of:=IF([.A543]=&quot;down&quot;; SUM([.B543]; [.I542]); IF([.A543]=&quot;up&quot;;SUM(-[.B543]; [.I542]); [.I542])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4]=&quot;forward&quot;; SUM([.B544]; [.D543]); [.D543])" office:value-type="float" office:value="1024" calcext:value-type="float">
            <text:p>1024</text:p>
          </table:table-cell>
          <table:table-cell table:style-name="ce13" table:formula="of:=IF([.A544]=&quot;down&quot;; SUM([.B544];[.E543]); IF([.A544]=&quot;up&quot;;SUM(-[.B544];[.E543]); [.E543]))" office:value-type="float" office:value="526" calcext:value-type="float">
            <text:p>526</text:p>
          </table:table-cell>
          <table:table-cell/>
          <table:table-cell table:style-name="ce13" table:formula="of:=IF([.A544]=&quot;forward&quot;; SUM([.B544]; [.G543]); [.G543])" office:value-type="float" office:value="1024" calcext:value-type="float">
            <text:p>1024</text:p>
          </table:table-cell>
          <table:table-cell table:style-name="ce13" table:formula="of:=IF([.A544]=&quot;forward&quot;; SUM(PRODUCT([.I543]; [.B544]); [.H543]); [.H543])" office:value-type="float" office:value="300691" calcext:value-type="float">
            <text:p>300691</text:p>
          </table:table-cell>
          <table:table-cell table:style-name="ce13" table:formula="of:=IF([.A544]=&quot;down&quot;; SUM([.B544]; [.I543]); IF([.A544]=&quot;up&quot;;SUM(-[.B544]; [.I543]); [.I543])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45]=&quot;forward&quot;; SUM([.B545]; [.D544]); [.D544])" office:value-type="float" office:value="1024" calcext:value-type="float">
            <text:p>1024</text:p>
          </table:table-cell>
          <table:table-cell table:style-name="ce13" table:formula="of:=IF([.A545]=&quot;down&quot;; SUM([.B545];[.E544]); IF([.A545]=&quot;up&quot;;SUM(-[.B545];[.E544]); [.E544]))" office:value-type="float" office:value="533" calcext:value-type="float">
            <text:p>533</text:p>
          </table:table-cell>
          <table:table-cell/>
          <table:table-cell table:style-name="ce13" table:formula="of:=IF([.A545]=&quot;forward&quot;; SUM([.B545]; [.G544]); [.G544])" office:value-type="float" office:value="1024" calcext:value-type="float">
            <text:p>1024</text:p>
          </table:table-cell>
          <table:table-cell table:style-name="ce13" table:formula="of:=IF([.A545]=&quot;forward&quot;; SUM(PRODUCT([.I544]; [.B545]); [.H544]); [.H544])" office:value-type="float" office:value="300691" calcext:value-type="float">
            <text:p>300691</text:p>
          </table:table-cell>
          <table:table-cell table:style-name="ce13" table:formula="of:=IF([.A545]=&quot;down&quot;; SUM([.B545]; [.I544]); IF([.A545]=&quot;up&quot;;SUM(-[.B545]; [.I544]); [.I544])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46]=&quot;forward&quot;; SUM([.B546]; [.D545]); [.D545])" office:value-type="float" office:value="1029" calcext:value-type="float">
            <text:p>1029</text:p>
          </table:table-cell>
          <table:table-cell table:style-name="ce13" table:formula="of:=IF([.A546]=&quot;down&quot;; SUM([.B546];[.E545]); IF([.A546]=&quot;up&quot;;SUM(-[.B546];[.E545]); [.E545]))" office:value-type="float" office:value="533" calcext:value-type="float">
            <text:p>533</text:p>
          </table:table-cell>
          <table:table-cell/>
          <table:table-cell table:style-name="ce13" table:formula="of:=IF([.A546]=&quot;forward&quot;; SUM([.B546]; [.G545]); [.G545])" office:value-type="float" office:value="1029" calcext:value-type="float">
            <text:p>1029</text:p>
          </table:table-cell>
          <table:table-cell table:style-name="ce13" table:formula="of:=IF([.A546]=&quot;forward&quot;; SUM(PRODUCT([.I545]; [.B546]); [.H545]); [.H545])" office:value-type="float" office:value="303356" calcext:value-type="float">
            <text:p>303356</text:p>
          </table:table-cell>
          <table:table-cell table:style-name="ce13" table:formula="of:=IF([.A546]=&quot;down&quot;; SUM([.B546]; [.I545]); IF([.A546]=&quot;up&quot;;SUM(-[.B546]; [.I545]); [.I545])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47]=&quot;forward&quot;; SUM([.B547]; [.D546]); [.D546])" office:value-type="float" office:value="1029" calcext:value-type="float">
            <text:p>1029</text:p>
          </table:table-cell>
          <table:table-cell table:style-name="ce13" table:formula="of:=IF([.A547]=&quot;down&quot;; SUM([.B547];[.E546]); IF([.A547]=&quot;up&quot;;SUM(-[.B547];[.E546]); [.E546]))" office:value-type="float" office:value="535" calcext:value-type="float">
            <text:p>535</text:p>
          </table:table-cell>
          <table:table-cell/>
          <table:table-cell table:style-name="ce13" table:formula="of:=IF([.A547]=&quot;forward&quot;; SUM([.B547]; [.G546]); [.G546])" office:value-type="float" office:value="1029" calcext:value-type="float">
            <text:p>1029</text:p>
          </table:table-cell>
          <table:table-cell table:style-name="ce13" table:formula="of:=IF([.A547]=&quot;forward&quot;; SUM(PRODUCT([.I546]; [.B547]); [.H546]); [.H546])" office:value-type="float" office:value="303356" calcext:value-type="float">
            <text:p>303356</text:p>
          </table:table-cell>
          <table:table-cell table:style-name="ce13" table:formula="of:=IF([.A547]=&quot;down&quot;; SUM([.B547]; [.I546]); IF([.A547]=&quot;up&quot;;SUM(-[.B547]; [.I546]); [.I546]))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48]=&quot;forward&quot;; SUM([.B548]; [.D547]); [.D547])" office:value-type="float" office:value="1029" calcext:value-type="float">
            <text:p>1029</text:p>
          </table:table-cell>
          <table:table-cell table:style-name="ce13" table:formula="of:=IF([.A548]=&quot;down&quot;; SUM([.B548];[.E547]); IF([.A548]=&quot;up&quot;;SUM(-[.B548];[.E547]); [.E547]))" office:value-type="float" office:value="528" calcext:value-type="float">
            <text:p>528</text:p>
          </table:table-cell>
          <table:table-cell/>
          <table:table-cell table:style-name="ce13" table:formula="of:=IF([.A548]=&quot;forward&quot;; SUM([.B548]; [.G547]); [.G547])" office:value-type="float" office:value="1029" calcext:value-type="float">
            <text:p>1029</text:p>
          </table:table-cell>
          <table:table-cell table:style-name="ce13" table:formula="of:=IF([.A548]=&quot;forward&quot;; SUM(PRODUCT([.I547]; [.B548]); [.H547]); [.H547])" office:value-type="float" office:value="303356" calcext:value-type="float">
            <text:p>303356</text:p>
          </table:table-cell>
          <table:table-cell table:style-name="ce13" table:formula="of:=IF([.A548]=&quot;down&quot;; SUM([.B548]; [.I547]); IF([.A548]=&quot;up&quot;;SUM(-[.B548]; [.I547]); [.I547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49]=&quot;forward&quot;; SUM([.B549]; [.D548]); [.D548])" office:value-type="float" office:value="1035" calcext:value-type="float">
            <text:p>1035</text:p>
          </table:table-cell>
          <table:table-cell table:style-name="ce13" table:formula="of:=IF([.A549]=&quot;down&quot;; SUM([.B549];[.E548]); IF([.A549]=&quot;up&quot;;SUM(-[.B549];[.E548]); [.E548]))" office:value-type="float" office:value="528" calcext:value-type="float">
            <text:p>528</text:p>
          </table:table-cell>
          <table:table-cell/>
          <table:table-cell table:style-name="ce13" table:formula="of:=IF([.A549]=&quot;forward&quot;; SUM([.B549]; [.G548]); [.G548])" office:value-type="float" office:value="1035" calcext:value-type="float">
            <text:p>1035</text:p>
          </table:table-cell>
          <table:table-cell table:style-name="ce13" table:formula="of:=IF([.A549]=&quot;forward&quot;; SUM(PRODUCT([.I548]; [.B549]); [.H548]); [.H548])" office:value-type="float" office:value="306524" calcext:value-type="float">
            <text:p>306524</text:p>
          </table:table-cell>
          <table:table-cell table:style-name="ce13" table:formula="of:=IF([.A549]=&quot;down&quot;; SUM([.B549]; [.I548]); IF([.A549]=&quot;up&quot;;SUM(-[.B549]; [.I548]); [.I548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50]=&quot;forward&quot;; SUM([.B550]; [.D549]); [.D549])" office:value-type="float" office:value="1040" calcext:value-type="float">
            <text:p>1040</text:p>
          </table:table-cell>
          <table:table-cell table:style-name="ce13" table:formula="of:=IF([.A550]=&quot;down&quot;; SUM([.B550];[.E549]); IF([.A550]=&quot;up&quot;;SUM(-[.B550];[.E549]); [.E549]))" office:value-type="float" office:value="528" calcext:value-type="float">
            <text:p>528</text:p>
          </table:table-cell>
          <table:table-cell/>
          <table:table-cell table:style-name="ce13" table:formula="of:=IF([.A550]=&quot;forward&quot;; SUM([.B550]; [.G549]); [.G549])" office:value-type="float" office:value="1040" calcext:value-type="float">
            <text:p>1040</text:p>
          </table:table-cell>
          <table:table-cell table:style-name="ce13" table:formula="of:=IF([.A550]=&quot;forward&quot;; SUM(PRODUCT([.I549]; [.B550]); [.H549]); [.H549])" office:value-type="float" office:value="309164" calcext:value-type="float">
            <text:p>309164</text:p>
          </table:table-cell>
          <table:table-cell table:style-name="ce13" table:formula="of:=IF([.A550]=&quot;down&quot;; SUM([.B550]; [.I549]); IF([.A550]=&quot;up&quot;;SUM(-[.B550]; [.I549]); [.I549])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51]=&quot;forward&quot;; SUM([.B551]; [.D550]); [.D550])" office:value-type="float" office:value="1040" calcext:value-type="float">
            <text:p>1040</text:p>
          </table:table-cell>
          <table:table-cell table:style-name="ce13" table:formula="of:=IF([.A551]=&quot;down&quot;; SUM([.B551];[.E550]); IF([.A551]=&quot;up&quot;;SUM(-[.B551];[.E550]); [.E550]))" office:value-type="float" office:value="529" calcext:value-type="float">
            <text:p>529</text:p>
          </table:table-cell>
          <table:table-cell/>
          <table:table-cell table:style-name="ce13" table:formula="of:=IF([.A551]=&quot;forward&quot;; SUM([.B551]; [.G550]); [.G550])" office:value-type="float" office:value="1040" calcext:value-type="float">
            <text:p>1040</text:p>
          </table:table-cell>
          <table:table-cell table:style-name="ce13" table:formula="of:=IF([.A551]=&quot;forward&quot;; SUM(PRODUCT([.I550]; [.B551]); [.H550]); [.H550])" office:value-type="float" office:value="309164" calcext:value-type="float">
            <text:p>309164</text:p>
          </table:table-cell>
          <table:table-cell table:style-name="ce13" table:formula="of:=IF([.A551]=&quot;down&quot;; SUM([.B551]; [.I550]); IF([.A551]=&quot;up&quot;;SUM(-[.B551]; [.I550]); [.I550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52]=&quot;forward&quot;; SUM([.B552]; [.D551]); [.D551])" office:value-type="float" office:value="1048" calcext:value-type="float">
            <text:p>1048</text:p>
          </table:table-cell>
          <table:table-cell table:style-name="ce13" table:formula="of:=IF([.A552]=&quot;down&quot;; SUM([.B552];[.E551]); IF([.A552]=&quot;up&quot;;SUM(-[.B552];[.E551]); [.E551]))" office:value-type="float" office:value="529" calcext:value-type="float">
            <text:p>529</text:p>
          </table:table-cell>
          <table:table-cell/>
          <table:table-cell table:style-name="ce13" table:formula="of:=IF([.A552]=&quot;forward&quot;; SUM([.B552]; [.G551]); [.G551])" office:value-type="float" office:value="1048" calcext:value-type="float">
            <text:p>1048</text:p>
          </table:table-cell>
          <table:table-cell table:style-name="ce13" table:formula="of:=IF([.A552]=&quot;forward&quot;; SUM(PRODUCT([.I551]; [.B552]); [.H551]); [.H551])" office:value-type="float" office:value="313396" calcext:value-type="float">
            <text:p>313396</text:p>
          </table:table-cell>
          <table:table-cell table:style-name="ce13" table:formula="of:=IF([.A552]=&quot;down&quot;; SUM([.B552]; [.I551]); IF([.A552]=&quot;up&quot;;SUM(-[.B552]; [.I551]); [.I551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53]=&quot;forward&quot;; SUM([.B553]; [.D552]); [.D552])" office:value-type="float" office:value="1051" calcext:value-type="float">
            <text:p>1051</text:p>
          </table:table-cell>
          <table:table-cell table:style-name="ce13" table:formula="of:=IF([.A553]=&quot;down&quot;; SUM([.B553];[.E552]); IF([.A553]=&quot;up&quot;;SUM(-[.B553];[.E552]); [.E552]))" office:value-type="float" office:value="529" calcext:value-type="float">
            <text:p>529</text:p>
          </table:table-cell>
          <table:table-cell/>
          <table:table-cell table:style-name="ce13" table:formula="of:=IF([.A553]=&quot;forward&quot;; SUM([.B553]; [.G552]); [.G552])" office:value-type="float" office:value="1051" calcext:value-type="float">
            <text:p>1051</text:p>
          </table:table-cell>
          <table:table-cell table:style-name="ce13" table:formula="of:=IF([.A553]=&quot;forward&quot;; SUM(PRODUCT([.I552]; [.B553]); [.H552]); [.H552])" office:value-type="float" office:value="314983" calcext:value-type="float">
            <text:p>314983</text:p>
          </table:table-cell>
          <table:table-cell table:style-name="ce13" table:formula="of:=IF([.A553]=&quot;down&quot;; SUM([.B553]; [.I552]); IF([.A553]=&quot;up&quot;;SUM(-[.B553]; [.I552]); [.I552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54]=&quot;forward&quot;; SUM([.B554]; [.D553]); [.D553])" office:value-type="float" office:value="1053" calcext:value-type="float">
            <text:p>1053</text:p>
          </table:table-cell>
          <table:table-cell table:style-name="ce13" table:formula="of:=IF([.A554]=&quot;down&quot;; SUM([.B554];[.E553]); IF([.A554]=&quot;up&quot;;SUM(-[.B554];[.E553]); [.E553]))" office:value-type="float" office:value="529" calcext:value-type="float">
            <text:p>529</text:p>
          </table:table-cell>
          <table:table-cell/>
          <table:table-cell table:style-name="ce13" table:formula="of:=IF([.A554]=&quot;forward&quot;; SUM([.B554]; [.G553]); [.G553])" office:value-type="float" office:value="1053" calcext:value-type="float">
            <text:p>1053</text:p>
          </table:table-cell>
          <table:table-cell table:style-name="ce13" table:formula="of:=IF([.A554]=&quot;forward&quot;; SUM(PRODUCT([.I553]; [.B554]); [.H553]); [.H553])" office:value-type="float" office:value="316041" calcext:value-type="float">
            <text:p>316041</text:p>
          </table:table-cell>
          <table:table-cell table:style-name="ce13" table:formula="of:=IF([.A554]=&quot;down&quot;; SUM([.B554]; [.I553]); IF([.A554]=&quot;up&quot;;SUM(-[.B554]; [.I553]); [.I553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55]=&quot;forward&quot;; SUM([.B555]; [.D554]); [.D554])" office:value-type="float" office:value="1053" calcext:value-type="float">
            <text:p>1053</text:p>
          </table:table-cell>
          <table:table-cell table:style-name="ce13" table:formula="of:=IF([.A555]=&quot;down&quot;; SUM([.B555];[.E554]); IF([.A555]=&quot;up&quot;;SUM(-[.B555];[.E554]); [.E554]))" office:value-type="float" office:value="526" calcext:value-type="float">
            <text:p>526</text:p>
          </table:table-cell>
          <table:table-cell/>
          <table:table-cell table:style-name="ce13" table:formula="of:=IF([.A555]=&quot;forward&quot;; SUM([.B555]; [.G554]); [.G554])" office:value-type="float" office:value="1053" calcext:value-type="float">
            <text:p>1053</text:p>
          </table:table-cell>
          <table:table-cell table:style-name="ce13" table:formula="of:=IF([.A555]=&quot;forward&quot;; SUM(PRODUCT([.I554]; [.B555]); [.H554]); [.H554])" office:value-type="float" office:value="316041" calcext:value-type="float">
            <text:p>316041</text:p>
          </table:table-cell>
          <table:table-cell table:style-name="ce13" table:formula="of:=IF([.A555]=&quot;down&quot;; SUM([.B555]; [.I554]); IF([.A555]=&quot;up&quot;;SUM(-[.B555]; [.I554]); [.I554])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56]=&quot;forward&quot;; SUM([.B556]; [.D555]); [.D555])" office:value-type="float" office:value="1053" calcext:value-type="float">
            <text:p>1053</text:p>
          </table:table-cell>
          <table:table-cell table:style-name="ce13" table:formula="of:=IF([.A556]=&quot;down&quot;; SUM([.B556];[.E555]); IF([.A556]=&quot;up&quot;;SUM(-[.B556];[.E555]); [.E555]))" office:value-type="float" office:value="527" calcext:value-type="float">
            <text:p>527</text:p>
          </table:table-cell>
          <table:table-cell/>
          <table:table-cell table:style-name="ce13" table:formula="of:=IF([.A556]=&quot;forward&quot;; SUM([.B556]; [.G555]); [.G555])" office:value-type="float" office:value="1053" calcext:value-type="float">
            <text:p>1053</text:p>
          </table:table-cell>
          <table:table-cell table:style-name="ce13" table:formula="of:=IF([.A556]=&quot;forward&quot;; SUM(PRODUCT([.I555]; [.B556]); [.H555]); [.H555])" office:value-type="float" office:value="316041" calcext:value-type="float">
            <text:p>316041</text:p>
          </table:table-cell>
          <table:table-cell table:style-name="ce13" table:formula="of:=IF([.A556]=&quot;down&quot;; SUM([.B556]; [.I555]); IF([.A556]=&quot;up&quot;;SUM(-[.B556]; [.I555]); [.I555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57]=&quot;forward&quot;; SUM([.B557]; [.D556]); [.D556])" office:value-type="float" office:value="1059" calcext:value-type="float">
            <text:p>1059</text:p>
          </table:table-cell>
          <table:table-cell table:style-name="ce13" table:formula="of:=IF([.A557]=&quot;down&quot;; SUM([.B557];[.E556]); IF([.A557]=&quot;up&quot;;SUM(-[.B557];[.E556]); [.E556]))" office:value-type="float" office:value="527" calcext:value-type="float">
            <text:p>527</text:p>
          </table:table-cell>
          <table:table-cell/>
          <table:table-cell table:style-name="ce13" table:formula="of:=IF([.A557]=&quot;forward&quot;; SUM([.B557]; [.G556]); [.G556])" office:value-type="float" office:value="1059" calcext:value-type="float">
            <text:p>1059</text:p>
          </table:table-cell>
          <table:table-cell table:style-name="ce13" table:formula="of:=IF([.A557]=&quot;forward&quot;; SUM(PRODUCT([.I556]; [.B557]); [.H556]); [.H556])" office:value-type="float" office:value="319203" calcext:value-type="float">
            <text:p>319203</text:p>
          </table:table-cell>
          <table:table-cell table:style-name="ce13" table:formula="of:=IF([.A557]=&quot;down&quot;; SUM([.B557]; [.I556]); IF([.A557]=&quot;up&quot;;SUM(-[.B557]; [.I556]); [.I556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58]=&quot;forward&quot;; SUM([.B558]; [.D557]); [.D557])" office:value-type="float" office:value="1064" calcext:value-type="float">
            <text:p>1064</text:p>
          </table:table-cell>
          <table:table-cell table:style-name="ce13" table:formula="of:=IF([.A558]=&quot;down&quot;; SUM([.B558];[.E557]); IF([.A558]=&quot;up&quot;;SUM(-[.B558];[.E557]); [.E557]))" office:value-type="float" office:value="527" calcext:value-type="float">
            <text:p>527</text:p>
          </table:table-cell>
          <table:table-cell/>
          <table:table-cell table:style-name="ce13" table:formula="of:=IF([.A558]=&quot;forward&quot;; SUM([.B558]; [.G557]); [.G557])" office:value-type="float" office:value="1064" calcext:value-type="float">
            <text:p>1064</text:p>
          </table:table-cell>
          <table:table-cell table:style-name="ce13" table:formula="of:=IF([.A558]=&quot;forward&quot;; SUM(PRODUCT([.I557]; [.B558]); [.H557]); [.H557])" office:value-type="float" office:value="321838" calcext:value-type="float">
            <text:p>321838</text:p>
          </table:table-cell>
          <table:table-cell table:style-name="ce13" table:formula="of:=IF([.A558]=&quot;down&quot;; SUM([.B558]; [.I557]); IF([.A558]=&quot;up&quot;;SUM(-[.B558]; [.I557]); [.I557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59]=&quot;forward&quot;; SUM([.B559]; [.D558]); [.D558])" office:value-type="float" office:value="1073" calcext:value-type="float">
            <text:p>1073</text:p>
          </table:table-cell>
          <table:table-cell table:style-name="ce13" table:formula="of:=IF([.A559]=&quot;down&quot;; SUM([.B559];[.E558]); IF([.A559]=&quot;up&quot;;SUM(-[.B559];[.E558]); [.E558]))" office:value-type="float" office:value="527" calcext:value-type="float">
            <text:p>527</text:p>
          </table:table-cell>
          <table:table-cell/>
          <table:table-cell table:style-name="ce13" table:formula="of:=IF([.A559]=&quot;forward&quot;; SUM([.B559]; [.G558]); [.G558])" office:value-type="float" office:value="1073" calcext:value-type="float">
            <text:p>1073</text:p>
          </table:table-cell>
          <table:table-cell table:style-name="ce13" table:formula="of:=IF([.A559]=&quot;forward&quot;; SUM(PRODUCT([.I558]; [.B559]); [.H558]); [.H558])" office:value-type="float" office:value="326581" calcext:value-type="float">
            <text:p>326581</text:p>
          </table:table-cell>
          <table:table-cell table:style-name="ce13" table:formula="of:=IF([.A559]=&quot;down&quot;; SUM([.B559]; [.I558]); IF([.A559]=&quot;up&quot;;SUM(-[.B559]; [.I558]); [.I558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60]=&quot;forward&quot;; SUM([.B560]; [.D559]); [.D559])" office:value-type="float" office:value="1073" calcext:value-type="float">
            <text:p>1073</text:p>
          </table:table-cell>
          <table:table-cell table:style-name="ce13" table:formula="of:=IF([.A560]=&quot;down&quot;; SUM([.B560];[.E559]); IF([.A560]=&quot;up&quot;;SUM(-[.B560];[.E559]); [.E559]))" office:value-type="float" office:value="532" calcext:value-type="float">
            <text:p>532</text:p>
          </table:table-cell>
          <table:table-cell/>
          <table:table-cell table:style-name="ce13" table:formula="of:=IF([.A560]=&quot;forward&quot;; SUM([.B560]; [.G559]); [.G559])" office:value-type="float" office:value="1073" calcext:value-type="float">
            <text:p>1073</text:p>
          </table:table-cell>
          <table:table-cell table:style-name="ce13" table:formula="of:=IF([.A560]=&quot;forward&quot;; SUM(PRODUCT([.I559]; [.B560]); [.H559]); [.H559])" office:value-type="float" office:value="326581" calcext:value-type="float">
            <text:p>326581</text:p>
          </table:table-cell>
          <table:table-cell table:style-name="ce13" table:formula="of:=IF([.A560]=&quot;down&quot;; SUM([.B560]; [.I559]); IF([.A560]=&quot;up&quot;;SUM(-[.B560]; [.I559]); [.I559]))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61]=&quot;forward&quot;; SUM([.B561]; [.D560]); [.D560])" office:value-type="float" office:value="1073" calcext:value-type="float">
            <text:p>1073</text:p>
          </table:table-cell>
          <table:table-cell table:style-name="ce13" table:formula="of:=IF([.A561]=&quot;down&quot;; SUM([.B561];[.E560]); IF([.A561]=&quot;up&quot;;SUM(-[.B561];[.E560]); [.E560]))" office:value-type="float" office:value="529" calcext:value-type="float">
            <text:p>529</text:p>
          </table:table-cell>
          <table:table-cell/>
          <table:table-cell table:style-name="ce13" table:formula="of:=IF([.A561]=&quot;forward&quot;; SUM([.B561]; [.G560]); [.G560])" office:value-type="float" office:value="1073" calcext:value-type="float">
            <text:p>1073</text:p>
          </table:table-cell>
          <table:table-cell table:style-name="ce13" table:formula="of:=IF([.A561]=&quot;forward&quot;; SUM(PRODUCT([.I560]; [.B561]); [.H560]); [.H560])" office:value-type="float" office:value="326581" calcext:value-type="float">
            <text:p>326581</text:p>
          </table:table-cell>
          <table:table-cell table:style-name="ce13" table:formula="of:=IF([.A561]=&quot;down&quot;; SUM([.B561]; [.I560]); IF([.A561]=&quot;up&quot;;SUM(-[.B561]; [.I560]); [.I560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62]=&quot;forward&quot;; SUM([.B562]; [.D561]); [.D561])" office:value-type="float" office:value="1073" calcext:value-type="float">
            <text:p>1073</text:p>
          </table:table-cell>
          <table:table-cell table:style-name="ce13" table:formula="of:=IF([.A562]=&quot;down&quot;; SUM([.B562];[.E561]); IF([.A562]=&quot;up&quot;;SUM(-[.B562];[.E561]); [.E561]))" office:value-type="float" office:value="530" calcext:value-type="float">
            <text:p>530</text:p>
          </table:table-cell>
          <table:table-cell/>
          <table:table-cell table:style-name="ce13" table:formula="of:=IF([.A562]=&quot;forward&quot;; SUM([.B562]; [.G561]); [.G561])" office:value-type="float" office:value="1073" calcext:value-type="float">
            <text:p>1073</text:p>
          </table:table-cell>
          <table:table-cell table:style-name="ce13" table:formula="of:=IF([.A562]=&quot;forward&quot;; SUM(PRODUCT([.I561]; [.B562]); [.H561]); [.H561])" office:value-type="float" office:value="326581" calcext:value-type="float">
            <text:p>326581</text:p>
          </table:table-cell>
          <table:table-cell table:style-name="ce13" table:formula="of:=IF([.A562]=&quot;down&quot;; SUM([.B562]; [.I561]); IF([.A562]=&quot;up&quot;;SUM(-[.B562]; [.I561]); [.I561])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63]=&quot;forward&quot;; SUM([.B563]; [.D562]); [.D562])" office:value-type="float" office:value="1073" calcext:value-type="float">
            <text:p>1073</text:p>
          </table:table-cell>
          <table:table-cell table:style-name="ce13" table:formula="of:=IF([.A563]=&quot;down&quot;; SUM([.B563];[.E562]); IF([.A563]=&quot;up&quot;;SUM(-[.B563];[.E562]); [.E562]))" office:value-type="float" office:value="535" calcext:value-type="float">
            <text:p>535</text:p>
          </table:table-cell>
          <table:table-cell/>
          <table:table-cell table:style-name="ce13" table:formula="of:=IF([.A563]=&quot;forward&quot;; SUM([.B563]; [.G562]); [.G562])" office:value-type="float" office:value="1073" calcext:value-type="float">
            <text:p>1073</text:p>
          </table:table-cell>
          <table:table-cell table:style-name="ce13" table:formula="of:=IF([.A563]=&quot;forward&quot;; SUM(PRODUCT([.I562]; [.B563]); [.H562]); [.H562])" office:value-type="float" office:value="326581" calcext:value-type="float">
            <text:p>326581</text:p>
          </table:table-cell>
          <table:table-cell table:style-name="ce13" table:formula="of:=IF([.A563]=&quot;down&quot;; SUM([.B563]; [.I562]); IF([.A563]=&quot;up&quot;;SUM(-[.B563]; [.I562]); [.I562]))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64]=&quot;forward&quot;; SUM([.B564]; [.D563]); [.D563])" office:value-type="float" office:value="1074" calcext:value-type="float">
            <text:p>1074</text:p>
          </table:table-cell>
          <table:table-cell table:style-name="ce13" table:formula="of:=IF([.A564]=&quot;down&quot;; SUM([.B564];[.E563]); IF([.A564]=&quot;up&quot;;SUM(-[.B564];[.E563]); [.E563]))" office:value-type="float" office:value="535" calcext:value-type="float">
            <text:p>535</text:p>
          </table:table-cell>
          <table:table-cell/>
          <table:table-cell table:style-name="ce13" table:formula="of:=IF([.A564]=&quot;forward&quot;; SUM([.B564]; [.G563]); [.G563])" office:value-type="float" office:value="1074" calcext:value-type="float">
            <text:p>1074</text:p>
          </table:table-cell>
          <table:table-cell table:style-name="ce13" table:formula="of:=IF([.A564]=&quot;forward&quot;; SUM(PRODUCT([.I563]; [.B564]); [.H563]); [.H563])" office:value-type="float" office:value="327116" calcext:value-type="float">
            <text:p>327116</text:p>
          </table:table-cell>
          <table:table-cell table:style-name="ce13" table:formula="of:=IF([.A564]=&quot;down&quot;; SUM([.B564]; [.I563]); IF([.A564]=&quot;up&quot;;SUM(-[.B564]; [.I563]); [.I563]))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65]=&quot;forward&quot;; SUM([.B565]; [.D564]); [.D564])" office:value-type="float" office:value="1074" calcext:value-type="float">
            <text:p>1074</text:p>
          </table:table-cell>
          <table:table-cell table:style-name="ce13" table:formula="of:=IF([.A565]=&quot;down&quot;; SUM([.B565];[.E564]); IF([.A565]=&quot;up&quot;;SUM(-[.B565];[.E564]); [.E564]))" office:value-type="float" office:value="536" calcext:value-type="float">
            <text:p>536</text:p>
          </table:table-cell>
          <table:table-cell/>
          <table:table-cell table:style-name="ce13" table:formula="of:=IF([.A565]=&quot;forward&quot;; SUM([.B565]; [.G564]); [.G564])" office:value-type="float" office:value="1074" calcext:value-type="float">
            <text:p>1074</text:p>
          </table:table-cell>
          <table:table-cell table:style-name="ce13" table:formula="of:=IF([.A565]=&quot;forward&quot;; SUM(PRODUCT([.I564]; [.B565]); [.H564]); [.H564])" office:value-type="float" office:value="327116" calcext:value-type="float">
            <text:p>327116</text:p>
          </table:table-cell>
          <table:table-cell table:style-name="ce13" table:formula="of:=IF([.A565]=&quot;down&quot;; SUM([.B565]; [.I564]); IF([.A565]=&quot;up&quot;;SUM(-[.B565]; [.I564]); [.I564]))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66]=&quot;forward&quot;; SUM([.B566]; [.D565]); [.D565])" office:value-type="float" office:value="1074" calcext:value-type="float">
            <text:p>1074</text:p>
          </table:table-cell>
          <table:table-cell table:style-name="ce13" table:formula="of:=IF([.A566]=&quot;down&quot;; SUM([.B566];[.E565]); IF([.A566]=&quot;up&quot;;SUM(-[.B566];[.E565]); [.E565]))" office:value-type="float" office:value="537" calcext:value-type="float">
            <text:p>537</text:p>
          </table:table-cell>
          <table:table-cell/>
          <table:table-cell table:style-name="ce13" table:formula="of:=IF([.A566]=&quot;forward&quot;; SUM([.B566]; [.G565]); [.G565])" office:value-type="float" office:value="1074" calcext:value-type="float">
            <text:p>1074</text:p>
          </table:table-cell>
          <table:table-cell table:style-name="ce13" table:formula="of:=IF([.A566]=&quot;forward&quot;; SUM(PRODUCT([.I565]; [.B566]); [.H565]); [.H565])" office:value-type="float" office:value="327116" calcext:value-type="float">
            <text:p>327116</text:p>
          </table:table-cell>
          <table:table-cell table:style-name="ce13" table:formula="of:=IF([.A566]=&quot;down&quot;; SUM([.B566]; [.I565]); IF([.A566]=&quot;up&quot;;SUM(-[.B566]; [.I565]); [.I565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67]=&quot;forward&quot;; SUM([.B567]; [.D566]); [.D566])" office:value-type="float" office:value="1080" calcext:value-type="float">
            <text:p>1080</text:p>
          </table:table-cell>
          <table:table-cell table:style-name="ce13" table:formula="of:=IF([.A567]=&quot;down&quot;; SUM([.B567];[.E566]); IF([.A567]=&quot;up&quot;;SUM(-[.B567];[.E566]); [.E566]))" office:value-type="float" office:value="537" calcext:value-type="float">
            <text:p>537</text:p>
          </table:table-cell>
          <table:table-cell/>
          <table:table-cell table:style-name="ce13" table:formula="of:=IF([.A567]=&quot;forward&quot;; SUM([.B567]; [.G566]); [.G566])" office:value-type="float" office:value="1080" calcext:value-type="float">
            <text:p>1080</text:p>
          </table:table-cell>
          <table:table-cell table:style-name="ce13" table:formula="of:=IF([.A567]=&quot;forward&quot;; SUM(PRODUCT([.I566]; [.B567]); [.H566]); [.H566])" office:value-type="float" office:value="330338" calcext:value-type="float">
            <text:p>330338</text:p>
          </table:table-cell>
          <table:table-cell table:style-name="ce13" table:formula="of:=IF([.A567]=&quot;down&quot;; SUM([.B567]; [.I566]); IF([.A567]=&quot;up&quot;;SUM(-[.B567]; [.I566]); [.I566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68]=&quot;forward&quot;; SUM([.B568]; [.D567]); [.D567])" office:value-type="float" office:value="1080" calcext:value-type="float">
            <text:p>1080</text:p>
          </table:table-cell>
          <table:table-cell table:style-name="ce13" table:formula="of:=IF([.A568]=&quot;down&quot;; SUM([.B568];[.E567]); IF([.A568]=&quot;up&quot;;SUM(-[.B568];[.E567]); [.E567]))" office:value-type="float" office:value="529" calcext:value-type="float">
            <text:p>529</text:p>
          </table:table-cell>
          <table:table-cell/>
          <table:table-cell table:style-name="ce13" table:formula="of:=IF([.A568]=&quot;forward&quot;; SUM([.B568]; [.G567]); [.G567])" office:value-type="float" office:value="1080" calcext:value-type="float">
            <text:p>1080</text:p>
          </table:table-cell>
          <table:table-cell table:style-name="ce13" table:formula="of:=IF([.A568]=&quot;forward&quot;; SUM(PRODUCT([.I567]; [.B568]); [.H567]); [.H567])" office:value-type="float" office:value="330338" calcext:value-type="float">
            <text:p>330338</text:p>
          </table:table-cell>
          <table:table-cell table:style-name="ce13" table:formula="of:=IF([.A568]=&quot;down&quot;; SUM([.B568]; [.I567]); IF([.A568]=&quot;up&quot;;SUM(-[.B568]; [.I567]); [.I567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69]=&quot;forward&quot;; SUM([.B569]; [.D568]); [.D568])" office:value-type="float" office:value="1089" calcext:value-type="float">
            <text:p>1089</text:p>
          </table:table-cell>
          <table:table-cell table:style-name="ce13" table:formula="of:=IF([.A569]=&quot;down&quot;; SUM([.B569];[.E568]); IF([.A569]=&quot;up&quot;;SUM(-[.B569];[.E568]); [.E568]))" office:value-type="float" office:value="529" calcext:value-type="float">
            <text:p>529</text:p>
          </table:table-cell>
          <table:table-cell/>
          <table:table-cell table:style-name="ce13" table:formula="of:=IF([.A569]=&quot;forward&quot;; SUM([.B569]; [.G568]); [.G568])" office:value-type="float" office:value="1089" calcext:value-type="float">
            <text:p>1089</text:p>
          </table:table-cell>
          <table:table-cell table:style-name="ce13" table:formula="of:=IF([.A569]=&quot;forward&quot;; SUM(PRODUCT([.I568]; [.B569]); [.H568]); [.H568])" office:value-type="float" office:value="335099" calcext:value-type="float">
            <text:p>335099</text:p>
          </table:table-cell>
          <table:table-cell table:style-name="ce13" table:formula="of:=IF([.A569]=&quot;down&quot;; SUM([.B569]; [.I568]); IF([.A569]=&quot;up&quot;;SUM(-[.B569]; [.I568]); [.I568])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70]=&quot;forward&quot;; SUM([.B570]; [.D569]); [.D569])" office:value-type="float" office:value="1089" calcext:value-type="float">
            <text:p>1089</text:p>
          </table:table-cell>
          <table:table-cell table:style-name="ce13" table:formula="of:=IF([.A570]=&quot;down&quot;; SUM([.B570];[.E569]); IF([.A570]=&quot;up&quot;;SUM(-[.B570];[.E569]); [.E569]))" office:value-type="float" office:value="524" calcext:value-type="float">
            <text:p>524</text:p>
          </table:table-cell>
          <table:table-cell/>
          <table:table-cell table:style-name="ce13" table:formula="of:=IF([.A570]=&quot;forward&quot;; SUM([.B570]; [.G569]); [.G569])" office:value-type="float" office:value="1089" calcext:value-type="float">
            <text:p>1089</text:p>
          </table:table-cell>
          <table:table-cell table:style-name="ce13" table:formula="of:=IF([.A570]=&quot;forward&quot;; SUM(PRODUCT([.I569]; [.B570]); [.H569]); [.H569])" office:value-type="float" office:value="335099" calcext:value-type="float">
            <text:p>335099</text:p>
          </table:table-cell>
          <table:table-cell table:style-name="ce13" table:formula="of:=IF([.A570]=&quot;down&quot;; SUM([.B570]; [.I569]); IF([.A570]=&quot;up&quot;;SUM(-[.B570]; [.I569]); [.I569]))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71]=&quot;forward&quot;; SUM([.B571]; [.D570]); [.D570])" office:value-type="float" office:value="1089" calcext:value-type="float">
            <text:p>1089</text:p>
          </table:table-cell>
          <table:table-cell table:style-name="ce13" table:formula="of:=IF([.A571]=&quot;down&quot;; SUM([.B571];[.E570]); IF([.A571]=&quot;up&quot;;SUM(-[.B571];[.E570]); [.E570]))" office:value-type="float" office:value="519" calcext:value-type="float">
            <text:p>519</text:p>
          </table:table-cell>
          <table:table-cell/>
          <table:table-cell table:style-name="ce13" table:formula="of:=IF([.A571]=&quot;forward&quot;; SUM([.B571]; [.G570]); [.G570])" office:value-type="float" office:value="1089" calcext:value-type="float">
            <text:p>1089</text:p>
          </table:table-cell>
          <table:table-cell table:style-name="ce13" table:formula="of:=IF([.A571]=&quot;forward&quot;; SUM(PRODUCT([.I570]; [.B571]); [.H570]); [.H570])" office:value-type="float" office:value="335099" calcext:value-type="float">
            <text:p>335099</text:p>
          </table:table-cell>
          <table:table-cell table:style-name="ce13" table:formula="of:=IF([.A571]=&quot;down&quot;; SUM([.B571]; [.I570]); IF([.A571]=&quot;up&quot;;SUM(-[.B571]; [.I570]); [.I570]))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72]=&quot;forward&quot;; SUM([.B572]; [.D571]); [.D571])" office:value-type="float" office:value="1098" calcext:value-type="float">
            <text:p>1098</text:p>
          </table:table-cell>
          <table:table-cell table:style-name="ce13" table:formula="of:=IF([.A572]=&quot;down&quot;; SUM([.B572];[.E571]); IF([.A572]=&quot;up&quot;;SUM(-[.B572];[.E571]); [.E571]))" office:value-type="float" office:value="519" calcext:value-type="float">
            <text:p>519</text:p>
          </table:table-cell>
          <table:table-cell/>
          <table:table-cell table:style-name="ce13" table:formula="of:=IF([.A572]=&quot;forward&quot;; SUM([.B572]; [.G571]); [.G571])" office:value-type="float" office:value="1098" calcext:value-type="float">
            <text:p>1098</text:p>
          </table:table-cell>
          <table:table-cell table:style-name="ce13" table:formula="of:=IF([.A572]=&quot;forward&quot;; SUM(PRODUCT([.I571]; [.B572]); [.H571]); [.H571])" office:value-type="float" office:value="339770" calcext:value-type="float">
            <text:p>339770</text:p>
          </table:table-cell>
          <table:table-cell table:style-name="ce13" table:formula="of:=IF([.A572]=&quot;down&quot;; SUM([.B572]; [.I571]); IF([.A572]=&quot;up&quot;;SUM(-[.B572]; [.I571]); [.I571]))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73]=&quot;forward&quot;; SUM([.B573]; [.D572]); [.D572])" office:value-type="float" office:value="1101" calcext:value-type="float">
            <text:p>1101</text:p>
          </table:table-cell>
          <table:table-cell table:style-name="ce13" table:formula="of:=IF([.A573]=&quot;down&quot;; SUM([.B573];[.E572]); IF([.A573]=&quot;up&quot;;SUM(-[.B573];[.E572]); [.E572]))" office:value-type="float" office:value="519" calcext:value-type="float">
            <text:p>519</text:p>
          </table:table-cell>
          <table:table-cell/>
          <table:table-cell table:style-name="ce13" table:formula="of:=IF([.A573]=&quot;forward&quot;; SUM([.B573]; [.G572]); [.G572])" office:value-type="float" office:value="1101" calcext:value-type="float">
            <text:p>1101</text:p>
          </table:table-cell>
          <table:table-cell table:style-name="ce13" table:formula="of:=IF([.A573]=&quot;forward&quot;; SUM(PRODUCT([.I572]; [.B573]); [.H572]); [.H572])" office:value-type="float" office:value="341327" calcext:value-type="float">
            <text:p>341327</text:p>
          </table:table-cell>
          <table:table-cell table:style-name="ce13" table:formula="of:=IF([.A573]=&quot;down&quot;; SUM([.B573]; [.I572]); IF([.A573]=&quot;up&quot;;SUM(-[.B573]; [.I572]); [.I572]))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74]=&quot;forward&quot;; SUM([.B574]; [.D573]); [.D573])" office:value-type="float" office:value="1105" calcext:value-type="float">
            <text:p>1105</text:p>
          </table:table-cell>
          <table:table-cell table:style-name="ce13" table:formula="of:=IF([.A574]=&quot;down&quot;; SUM([.B574];[.E573]); IF([.A574]=&quot;up&quot;;SUM(-[.B574];[.E573]); [.E573]))" office:value-type="float" office:value="519" calcext:value-type="float">
            <text:p>519</text:p>
          </table:table-cell>
          <table:table-cell/>
          <table:table-cell table:style-name="ce13" table:formula="of:=IF([.A574]=&quot;forward&quot;; SUM([.B574]; [.G573]); [.G573])" office:value-type="float" office:value="1105" calcext:value-type="float">
            <text:p>1105</text:p>
          </table:table-cell>
          <table:table-cell table:style-name="ce13" table:formula="of:=IF([.A574]=&quot;forward&quot;; SUM(PRODUCT([.I573]; [.B574]); [.H573]); [.H573])" office:value-type="float" office:value="343403" calcext:value-type="float">
            <text:p>343403</text:p>
          </table:table-cell>
          <table:table-cell table:style-name="ce13" table:formula="of:=IF([.A574]=&quot;down&quot;; SUM([.B574]; [.I573]); IF([.A574]=&quot;up&quot;;SUM(-[.B574]; [.I573]); [.I573]))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575]=&quot;forward&quot;; SUM([.B575]; [.D574]); [.D574])" office:value-type="float" office:value="1105" calcext:value-type="float">
            <text:p>1105</text:p>
          </table:table-cell>
          <table:table-cell table:style-name="ce13" table:formula="of:=IF([.A575]=&quot;down&quot;; SUM([.B575];[.E574]); IF([.A575]=&quot;up&quot;;SUM(-[.B575];[.E574]); [.E574]))" office:value-type="float" office:value="527" calcext:value-type="float">
            <text:p>527</text:p>
          </table:table-cell>
          <table:table-cell/>
          <table:table-cell table:style-name="ce13" table:formula="of:=IF([.A575]=&quot;forward&quot;; SUM([.B575]; [.G574]); [.G574])" office:value-type="float" office:value="1105" calcext:value-type="float">
            <text:p>1105</text:p>
          </table:table-cell>
          <table:table-cell table:style-name="ce13" table:formula="of:=IF([.A575]=&quot;forward&quot;; SUM(PRODUCT([.I574]; [.B575]); [.H574]); [.H574])" office:value-type="float" office:value="343403" calcext:value-type="float">
            <text:p>343403</text:p>
          </table:table-cell>
          <table:table-cell table:style-name="ce13" table:formula="of:=IF([.A575]=&quot;down&quot;; SUM([.B575]; [.I574]); IF([.A575]=&quot;up&quot;;SUM(-[.B575]; [.I574]); [.I574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76]=&quot;forward&quot;; SUM([.B576]; [.D575]); [.D575])" office:value-type="float" office:value="1114" calcext:value-type="float">
            <text:p>1114</text:p>
          </table:table-cell>
          <table:table-cell table:style-name="ce13" table:formula="of:=IF([.A576]=&quot;down&quot;; SUM([.B576];[.E575]); IF([.A576]=&quot;up&quot;;SUM(-[.B576];[.E575]); [.E575]))" office:value-type="float" office:value="527" calcext:value-type="float">
            <text:p>527</text:p>
          </table:table-cell>
          <table:table-cell/>
          <table:table-cell table:style-name="ce13" table:formula="of:=IF([.A576]=&quot;forward&quot;; SUM([.B576]; [.G575]); [.G575])" office:value-type="float" office:value="1114" calcext:value-type="float">
            <text:p>1114</text:p>
          </table:table-cell>
          <table:table-cell table:style-name="ce13" table:formula="of:=IF([.A576]=&quot;forward&quot;; SUM(PRODUCT([.I575]; [.B576]); [.H575]); [.H575])" office:value-type="float" office:value="348146" calcext:value-type="float">
            <text:p>348146</text:p>
          </table:table-cell>
          <table:table-cell table:style-name="ce13" table:formula="of:=IF([.A576]=&quot;down&quot;; SUM([.B576]; [.I575]); IF([.A576]=&quot;up&quot;;SUM(-[.B576]; [.I575]); [.I575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77]=&quot;forward&quot;; SUM([.B577]; [.D576]); [.D576])" office:value-type="float" office:value="1123" calcext:value-type="float">
            <text:p>1123</text:p>
          </table:table-cell>
          <table:table-cell table:style-name="ce13" table:formula="of:=IF([.A577]=&quot;down&quot;; SUM([.B577];[.E576]); IF([.A577]=&quot;up&quot;;SUM(-[.B577];[.E576]); [.E576]))" office:value-type="float" office:value="527" calcext:value-type="float">
            <text:p>527</text:p>
          </table:table-cell>
          <table:table-cell/>
          <table:table-cell table:style-name="ce13" table:formula="of:=IF([.A577]=&quot;forward&quot;; SUM([.B577]; [.G576]); [.G576])" office:value-type="float" office:value="1123" calcext:value-type="float">
            <text:p>1123</text:p>
          </table:table-cell>
          <table:table-cell table:style-name="ce13" table:formula="of:=IF([.A577]=&quot;forward&quot;; SUM(PRODUCT([.I576]; [.B577]); [.H576]); [.H576])" office:value-type="float" office:value="352889" calcext:value-type="float">
            <text:p>352889</text:p>
          </table:table-cell>
          <table:table-cell table:style-name="ce13" table:formula="of:=IF([.A577]=&quot;down&quot;; SUM([.B577]; [.I576]); IF([.A577]=&quot;up&quot;;SUM(-[.B577]; [.I576]); [.I576]))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78]=&quot;forward&quot;; SUM([.B578]; [.D577]); [.D577])" office:value-type="float" office:value="1123" calcext:value-type="float">
            <text:p>1123</text:p>
          </table:table-cell>
          <table:table-cell table:style-name="ce13" table:formula="of:=IF([.A578]=&quot;down&quot;; SUM([.B578];[.E577]); IF([.A578]=&quot;up&quot;;SUM(-[.B578];[.E577]); [.E577]))" office:value-type="float" office:value="525" calcext:value-type="float">
            <text:p>525</text:p>
          </table:table-cell>
          <table:table-cell/>
          <table:table-cell table:style-name="ce13" table:formula="of:=IF([.A578]=&quot;forward&quot;; SUM([.B578]; [.G577]); [.G577])" office:value-type="float" office:value="1123" calcext:value-type="float">
            <text:p>1123</text:p>
          </table:table-cell>
          <table:table-cell table:style-name="ce13" table:formula="of:=IF([.A578]=&quot;forward&quot;; SUM(PRODUCT([.I577]; [.B578]); [.H577]); [.H577])" office:value-type="float" office:value="352889" calcext:value-type="float">
            <text:p>352889</text:p>
          </table:table-cell>
          <table:table-cell table:style-name="ce13" table:formula="of:=IF([.A578]=&quot;down&quot;; SUM([.B578]; [.I577]); IF([.A578]=&quot;up&quot;;SUM(-[.B578]; [.I577]); [.I577]))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79]=&quot;forward&quot;; SUM([.B579]; [.D578]); [.D578])" office:value-type="float" office:value="1123" calcext:value-type="float">
            <text:p>1123</text:p>
          </table:table-cell>
          <table:table-cell table:style-name="ce13" table:formula="of:=IF([.A579]=&quot;down&quot;; SUM([.B579];[.E578]); IF([.A579]=&quot;up&quot;;SUM(-[.B579];[.E578]); [.E578]))" office:value-type="float" office:value="531" calcext:value-type="float">
            <text:p>531</text:p>
          </table:table-cell>
          <table:table-cell/>
          <table:table-cell table:style-name="ce13" table:formula="of:=IF([.A579]=&quot;forward&quot;; SUM([.B579]; [.G578]); [.G578])" office:value-type="float" office:value="1123" calcext:value-type="float">
            <text:p>1123</text:p>
          </table:table-cell>
          <table:table-cell table:style-name="ce13" table:formula="of:=IF([.A579]=&quot;forward&quot;; SUM(PRODUCT([.I578]; [.B579]); [.H578]); [.H578])" office:value-type="float" office:value="352889" calcext:value-type="float">
            <text:p>352889</text:p>
          </table:table-cell>
          <table:table-cell table:style-name="ce13" table:formula="of:=IF([.A579]=&quot;down&quot;; SUM([.B579]; [.I578]); IF([.A579]=&quot;up&quot;;SUM(-[.B579]; [.I578]); [.I578]))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580]=&quot;forward&quot;; SUM([.B580]; [.D579]); [.D579])" office:value-type="float" office:value="1123" calcext:value-type="float">
            <text:p>1123</text:p>
          </table:table-cell>
          <table:table-cell table:style-name="ce13" table:formula="of:=IF([.A580]=&quot;down&quot;; SUM([.B580];[.E579]); IF([.A580]=&quot;up&quot;;SUM(-[.B580];[.E579]); [.E579]))" office:value-type="float" office:value="533" calcext:value-type="float">
            <text:p>533</text:p>
          </table:table-cell>
          <table:table-cell/>
          <table:table-cell table:style-name="ce13" table:formula="of:=IF([.A580]=&quot;forward&quot;; SUM([.B580]; [.G579]); [.G579])" office:value-type="float" office:value="1123" calcext:value-type="float">
            <text:p>1123</text:p>
          </table:table-cell>
          <table:table-cell table:style-name="ce13" table:formula="of:=IF([.A580]=&quot;forward&quot;; SUM(PRODUCT([.I579]; [.B580]); [.H579]); [.H579])" office:value-type="float" office:value="352889" calcext:value-type="float">
            <text:p>352889</text:p>
          </table:table-cell>
          <table:table-cell table:style-name="ce13" table:formula="of:=IF([.A580]=&quot;down&quot;; SUM([.B580]; [.I579]); IF([.A580]=&quot;up&quot;;SUM(-[.B580]; [.I579]); [.I579])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81]=&quot;forward&quot;; SUM([.B581]; [.D580]); [.D580])" office:value-type="float" office:value="1124" calcext:value-type="float">
            <text:p>1124</text:p>
          </table:table-cell>
          <table:table-cell table:style-name="ce13" table:formula="of:=IF([.A581]=&quot;down&quot;; SUM([.B581];[.E580]); IF([.A581]=&quot;up&quot;;SUM(-[.B581];[.E580]); [.E580]))" office:value-type="float" office:value="533" calcext:value-type="float">
            <text:p>533</text:p>
          </table:table-cell>
          <table:table-cell/>
          <table:table-cell table:style-name="ce13" table:formula="of:=IF([.A581]=&quot;forward&quot;; SUM([.B581]; [.G580]); [.G580])" office:value-type="float" office:value="1124" calcext:value-type="float">
            <text:p>1124</text:p>
          </table:table-cell>
          <table:table-cell table:style-name="ce13" table:formula="of:=IF([.A581]=&quot;forward&quot;; SUM(PRODUCT([.I580]; [.B581]); [.H580]); [.H580])" office:value-type="float" office:value="353422" calcext:value-type="float">
            <text:p>353422</text:p>
          </table:table-cell>
          <table:table-cell table:style-name="ce13" table:formula="of:=IF([.A581]=&quot;down&quot;; SUM([.B581]; [.I580]); IF([.A581]=&quot;up&quot;;SUM(-[.B581]; [.I580]); [.I580])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82]=&quot;forward&quot;; SUM([.B582]; [.D581]); [.D581])" office:value-type="float" office:value="1124" calcext:value-type="float">
            <text:p>1124</text:p>
          </table:table-cell>
          <table:table-cell table:style-name="ce13" table:formula="of:=IF([.A582]=&quot;down&quot;; SUM([.B582];[.E581]); IF([.A582]=&quot;up&quot;;SUM(-[.B582];[.E581]); [.E581]))" office:value-type="float" office:value="540" calcext:value-type="float">
            <text:p>540</text:p>
          </table:table-cell>
          <table:table-cell/>
          <table:table-cell table:style-name="ce13" table:formula="of:=IF([.A582]=&quot;forward&quot;; SUM([.B582]; [.G581]); [.G581])" office:value-type="float" office:value="1124" calcext:value-type="float">
            <text:p>1124</text:p>
          </table:table-cell>
          <table:table-cell table:style-name="ce13" table:formula="of:=IF([.A582]=&quot;forward&quot;; SUM(PRODUCT([.I581]; [.B582]); [.H581]); [.H581])" office:value-type="float" office:value="353422" calcext:value-type="float">
            <text:p>353422</text:p>
          </table:table-cell>
          <table:table-cell table:style-name="ce13" table:formula="of:=IF([.A582]=&quot;down&quot;; SUM([.B582]; [.I581]); IF([.A582]=&quot;up&quot;;SUM(-[.B582]; [.I581]); [.I581]))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83]=&quot;forward&quot;; SUM([.B583]; [.D582]); [.D582])" office:value-type="float" office:value="1124" calcext:value-type="float">
            <text:p>1124</text:p>
          </table:table-cell>
          <table:table-cell table:style-name="ce13" table:formula="of:=IF([.A583]=&quot;down&quot;; SUM([.B583];[.E582]); IF([.A583]=&quot;up&quot;;SUM(-[.B583];[.E582]); [.E582]))" office:value-type="float" office:value="536" calcext:value-type="float">
            <text:p>536</text:p>
          </table:table-cell>
          <table:table-cell/>
          <table:table-cell table:style-name="ce13" table:formula="of:=IF([.A583]=&quot;forward&quot;; SUM([.B583]; [.G582]); [.G582])" office:value-type="float" office:value="1124" calcext:value-type="float">
            <text:p>1124</text:p>
          </table:table-cell>
          <table:table-cell table:style-name="ce13" table:formula="of:=IF([.A583]=&quot;forward&quot;; SUM(PRODUCT([.I582]; [.B583]); [.H582]); [.H582])" office:value-type="float" office:value="353422" calcext:value-type="float">
            <text:p>353422</text:p>
          </table:table-cell>
          <table:table-cell table:style-name="ce13" table:formula="of:=IF([.A583]=&quot;down&quot;; SUM([.B583]; [.I582]); IF([.A583]=&quot;up&quot;;SUM(-[.B583]; [.I582]); [.I582]))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584]=&quot;forward&quot;; SUM([.B584]; [.D583]); [.D583])" office:value-type="float" office:value="1127" calcext:value-type="float">
            <text:p>1127</text:p>
          </table:table-cell>
          <table:table-cell table:style-name="ce13" table:formula="of:=IF([.A584]=&quot;down&quot;; SUM([.B584];[.E583]); IF([.A584]=&quot;up&quot;;SUM(-[.B584];[.E583]); [.E583]))" office:value-type="float" office:value="536" calcext:value-type="float">
            <text:p>536</text:p>
          </table:table-cell>
          <table:table-cell/>
          <table:table-cell table:style-name="ce13" table:formula="of:=IF([.A584]=&quot;forward&quot;; SUM([.B584]; [.G583]); [.G583])" office:value-type="float" office:value="1127" calcext:value-type="float">
            <text:p>1127</text:p>
          </table:table-cell>
          <table:table-cell table:style-name="ce13" table:formula="of:=IF([.A584]=&quot;forward&quot;; SUM(PRODUCT([.I583]; [.B584]); [.H583]); [.H583])" office:value-type="float" office:value="355030" calcext:value-type="float">
            <text:p>355030</text:p>
          </table:table-cell>
          <table:table-cell table:style-name="ce13" table:formula="of:=IF([.A584]=&quot;down&quot;; SUM([.B584]; [.I583]); IF([.A584]=&quot;up&quot;;SUM(-[.B584]; [.I583]); [.I583]))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85]=&quot;forward&quot;; SUM([.B585]; [.D584]); [.D584])" office:value-type="float" office:value="1127" calcext:value-type="float">
            <text:p>1127</text:p>
          </table:table-cell>
          <table:table-cell table:style-name="ce13" table:formula="of:=IF([.A585]=&quot;down&quot;; SUM([.B585];[.E584]); IF([.A585]=&quot;up&quot;;SUM(-[.B585];[.E584]); [.E584]))" office:value-type="float" office:value="542" calcext:value-type="float">
            <text:p>542</text:p>
          </table:table-cell>
          <table:table-cell/>
          <table:table-cell table:style-name="ce13" table:formula="of:=IF([.A585]=&quot;forward&quot;; SUM([.B585]; [.G584]); [.G584])" office:value-type="float" office:value="1127" calcext:value-type="float">
            <text:p>1127</text:p>
          </table:table-cell>
          <table:table-cell table:style-name="ce13" table:formula="of:=IF([.A585]=&quot;forward&quot;; SUM(PRODUCT([.I584]; [.B585]); [.H584]); [.H584])" office:value-type="float" office:value="355030" calcext:value-type="float">
            <text:p>355030</text:p>
          </table:table-cell>
          <table:table-cell table:style-name="ce13" table:formula="of:=IF([.A585]=&quot;down&quot;; SUM([.B585]; [.I584]); IF([.A585]=&quot;up&quot;;SUM(-[.B585]; [.I584]); [.I584])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86]=&quot;forward&quot;; SUM([.B586]; [.D585]); [.D585])" office:value-type="float" office:value="1132" calcext:value-type="float">
            <text:p>1132</text:p>
          </table:table-cell>
          <table:table-cell table:style-name="ce13" table:formula="of:=IF([.A586]=&quot;down&quot;; SUM([.B586];[.E585]); IF([.A586]=&quot;up&quot;;SUM(-[.B586];[.E585]); [.E585]))" office:value-type="float" office:value="542" calcext:value-type="float">
            <text:p>542</text:p>
          </table:table-cell>
          <table:table-cell/>
          <table:table-cell table:style-name="ce13" table:formula="of:=IF([.A586]=&quot;forward&quot;; SUM([.B586]; [.G585]); [.G585])" office:value-type="float" office:value="1132" calcext:value-type="float">
            <text:p>1132</text:p>
          </table:table-cell>
          <table:table-cell table:style-name="ce13" table:formula="of:=IF([.A586]=&quot;forward&quot;; SUM(PRODUCT([.I585]; [.B586]); [.H585]); [.H585])" office:value-type="float" office:value="357740" calcext:value-type="float">
            <text:p>357740</text:p>
          </table:table-cell>
          <table:table-cell table:style-name="ce13" table:formula="of:=IF([.A586]=&quot;down&quot;; SUM([.B586]; [.I585]); IF([.A586]=&quot;up&quot;;SUM(-[.B586]; [.I585]); [.I585])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87]=&quot;forward&quot;; SUM([.B587]; [.D586]); [.D586])" office:value-type="float" office:value="1132" calcext:value-type="float">
            <text:p>1132</text:p>
          </table:table-cell>
          <table:table-cell table:style-name="ce13" table:formula="of:=IF([.A587]=&quot;down&quot;; SUM([.B587];[.E586]); IF([.A587]=&quot;up&quot;;SUM(-[.B587];[.E586]); [.E586]))" office:value-type="float" office:value="548" calcext:value-type="float">
            <text:p>548</text:p>
          </table:table-cell>
          <table:table-cell/>
          <table:table-cell table:style-name="ce13" table:formula="of:=IF([.A587]=&quot;forward&quot;; SUM([.B587]; [.G586]); [.G586])" office:value-type="float" office:value="1132" calcext:value-type="float">
            <text:p>1132</text:p>
          </table:table-cell>
          <table:table-cell table:style-name="ce13" table:formula="of:=IF([.A587]=&quot;forward&quot;; SUM(PRODUCT([.I586]; [.B587]); [.H586]); [.H586])" office:value-type="float" office:value="357740" calcext:value-type="float">
            <text:p>357740</text:p>
          </table:table-cell>
          <table:table-cell table:style-name="ce13" table:formula="of:=IF([.A587]=&quot;down&quot;; SUM([.B587]; [.I586]); IF([.A587]=&quot;up&quot;;SUM(-[.B587]; [.I586]); [.I586]))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88]=&quot;forward&quot;; SUM([.B588]; [.D587]); [.D587])" office:value-type="float" office:value="1132" calcext:value-type="float">
            <text:p>1132</text:p>
          </table:table-cell>
          <table:table-cell table:style-name="ce13" table:formula="of:=IF([.A588]=&quot;down&quot;; SUM([.B588];[.E587]); IF([.A588]=&quot;up&quot;;SUM(-[.B588];[.E587]); [.E587]))" office:value-type="float" office:value="543" calcext:value-type="float">
            <text:p>543</text:p>
          </table:table-cell>
          <table:table-cell/>
          <table:table-cell table:style-name="ce13" table:formula="of:=IF([.A588]=&quot;forward&quot;; SUM([.B588]; [.G587]); [.G587])" office:value-type="float" office:value="1132" calcext:value-type="float">
            <text:p>1132</text:p>
          </table:table-cell>
          <table:table-cell table:style-name="ce13" table:formula="of:=IF([.A588]=&quot;forward&quot;; SUM(PRODUCT([.I587]; [.B588]); [.H587]); [.H587])" office:value-type="float" office:value="357740" calcext:value-type="float">
            <text:p>357740</text:p>
          </table:table-cell>
          <table:table-cell table:style-name="ce13" table:formula="of:=IF([.A588]=&quot;down&quot;; SUM([.B588]; [.I587]); IF([.A588]=&quot;up&quot;;SUM(-[.B588]; [.I587]); [.I587]))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89]=&quot;forward&quot;; SUM([.B589]; [.D588]); [.D588])" office:value-type="float" office:value="1138" calcext:value-type="float">
            <text:p>1138</text:p>
          </table:table-cell>
          <table:table-cell table:style-name="ce13" table:formula="of:=IF([.A589]=&quot;down&quot;; SUM([.B589];[.E588]); IF([.A589]=&quot;up&quot;;SUM(-[.B589];[.E588]); [.E588]))" office:value-type="float" office:value="543" calcext:value-type="float">
            <text:p>543</text:p>
          </table:table-cell>
          <table:table-cell/>
          <table:table-cell table:style-name="ce13" table:formula="of:=IF([.A589]=&quot;forward&quot;; SUM([.B589]; [.G588]); [.G588])" office:value-type="float" office:value="1138" calcext:value-type="float">
            <text:p>1138</text:p>
          </table:table-cell>
          <table:table-cell table:style-name="ce13" table:formula="of:=IF([.A589]=&quot;forward&quot;; SUM(PRODUCT([.I588]; [.B589]); [.H588]); [.H588])" office:value-type="float" office:value="360998" calcext:value-type="float">
            <text:p>360998</text:p>
          </table:table-cell>
          <table:table-cell table:style-name="ce13" table:formula="of:=IF([.A589]=&quot;down&quot;; SUM([.B589]; [.I588]); IF([.A589]=&quot;up&quot;;SUM(-[.B589]; [.I588]); [.I588]))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90]=&quot;forward&quot;; SUM([.B590]; [.D589]); [.D589])" office:value-type="float" office:value="1138" calcext:value-type="float">
            <text:p>1138</text:p>
          </table:table-cell>
          <table:table-cell table:style-name="ce13" table:formula="of:=IF([.A590]=&quot;down&quot;; SUM([.B590];[.E589]); IF([.A590]=&quot;up&quot;;SUM(-[.B590];[.E589]); [.E589]))" office:value-type="float" office:value="537" calcext:value-type="float">
            <text:p>537</text:p>
          </table:table-cell>
          <table:table-cell/>
          <table:table-cell table:style-name="ce13" table:formula="of:=IF([.A590]=&quot;forward&quot;; SUM([.B590]; [.G589]); [.G589])" office:value-type="float" office:value="1138" calcext:value-type="float">
            <text:p>1138</text:p>
          </table:table-cell>
          <table:table-cell table:style-name="ce13" table:formula="of:=IF([.A590]=&quot;forward&quot;; SUM(PRODUCT([.I589]; [.B590]); [.H589]); [.H589])" office:value-type="float" office:value="360998" calcext:value-type="float">
            <text:p>360998</text:p>
          </table:table-cell>
          <table:table-cell table:style-name="ce13" table:formula="of:=IF([.A590]=&quot;down&quot;; SUM([.B590]; [.I589]); IF([.A590]=&quot;up&quot;;SUM(-[.B590]; [.I589]); [.I589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91]=&quot;forward&quot;; SUM([.B591]; [.D590]); [.D590])" office:value-type="float" office:value="1145" calcext:value-type="float">
            <text:p>1145</text:p>
          </table:table-cell>
          <table:table-cell table:style-name="ce13" table:formula="of:=IF([.A591]=&quot;down&quot;; SUM([.B591];[.E590]); IF([.A591]=&quot;up&quot;;SUM(-[.B591];[.E590]); [.E590]))" office:value-type="float" office:value="537" calcext:value-type="float">
            <text:p>537</text:p>
          </table:table-cell>
          <table:table-cell/>
          <table:table-cell table:style-name="ce13" table:formula="of:=IF([.A591]=&quot;forward&quot;; SUM([.B591]; [.G590]); [.G590])" office:value-type="float" office:value="1145" calcext:value-type="float">
            <text:p>1145</text:p>
          </table:table-cell>
          <table:table-cell table:style-name="ce13" table:formula="of:=IF([.A591]=&quot;forward&quot;; SUM(PRODUCT([.I590]; [.B591]); [.H590]); [.H590])" office:value-type="float" office:value="364757" calcext:value-type="float">
            <text:p>364757</text:p>
          </table:table-cell>
          <table:table-cell table:style-name="ce13" table:formula="of:=IF([.A591]=&quot;down&quot;; SUM([.B591]; [.I590]); IF([.A591]=&quot;up&quot;;SUM(-[.B591]; [.I590]); [.I590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592]=&quot;forward&quot;; SUM([.B592]; [.D591]); [.D591])" office:value-type="float" office:value="1150" calcext:value-type="float">
            <text:p>1150</text:p>
          </table:table-cell>
          <table:table-cell table:style-name="ce13" table:formula="of:=IF([.A592]=&quot;down&quot;; SUM([.B592];[.E591]); IF([.A592]=&quot;up&quot;;SUM(-[.B592];[.E591]); [.E591]))" office:value-type="float" office:value="537" calcext:value-type="float">
            <text:p>537</text:p>
          </table:table-cell>
          <table:table-cell/>
          <table:table-cell table:style-name="ce13" table:formula="of:=IF([.A592]=&quot;forward&quot;; SUM([.B592]; [.G591]); [.G591])" office:value-type="float" office:value="1150" calcext:value-type="float">
            <text:p>1150</text:p>
          </table:table-cell>
          <table:table-cell table:style-name="ce13" table:formula="of:=IF([.A592]=&quot;forward&quot;; SUM(PRODUCT([.I591]; [.B592]); [.H591]); [.H591])" office:value-type="float" office:value="367442" calcext:value-type="float">
            <text:p>367442</text:p>
          </table:table-cell>
          <table:table-cell table:style-name="ce13" table:formula="of:=IF([.A592]=&quot;down&quot;; SUM([.B592]; [.I591]); IF([.A592]=&quot;up&quot;;SUM(-[.B592]; [.I591]); [.I591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93]=&quot;forward&quot;; SUM([.B593]; [.D592]); [.D592])" office:value-type="float" office:value="1151" calcext:value-type="float">
            <text:p>1151</text:p>
          </table:table-cell>
          <table:table-cell table:style-name="ce13" table:formula="of:=IF([.A593]=&quot;down&quot;; SUM([.B593];[.E592]); IF([.A593]=&quot;up&quot;;SUM(-[.B593];[.E592]); [.E592]))" office:value-type="float" office:value="537" calcext:value-type="float">
            <text:p>537</text:p>
          </table:table-cell>
          <table:table-cell/>
          <table:table-cell table:style-name="ce13" table:formula="of:=IF([.A593]=&quot;forward&quot;; SUM([.B593]; [.G592]); [.G592])" office:value-type="float" office:value="1151" calcext:value-type="float">
            <text:p>1151</text:p>
          </table:table-cell>
          <table:table-cell table:style-name="ce13" table:formula="of:=IF([.A593]=&quot;forward&quot;; SUM(PRODUCT([.I592]; [.B593]); [.H592]); [.H592])" office:value-type="float" office:value="367979" calcext:value-type="float">
            <text:p>367979</text:p>
          </table:table-cell>
          <table:table-cell table:style-name="ce13" table:formula="of:=IF([.A593]=&quot;down&quot;; SUM([.B593]; [.I592]); IF([.A593]=&quot;up&quot;;SUM(-[.B593]; [.I592]); [.I592]))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594]=&quot;forward&quot;; SUM([.B594]; [.D593]); [.D593])" office:value-type="float" office:value="1151" calcext:value-type="float">
            <text:p>1151</text:p>
          </table:table-cell>
          <table:table-cell table:style-name="ce13" table:formula="of:=IF([.A594]=&quot;down&quot;; SUM([.B594];[.E593]); IF([.A594]=&quot;up&quot;;SUM(-[.B594];[.E593]); [.E593]))" office:value-type="float" office:value="546" calcext:value-type="float">
            <text:p>546</text:p>
          </table:table-cell>
          <table:table-cell/>
          <table:table-cell table:style-name="ce13" table:formula="of:=IF([.A594]=&quot;forward&quot;; SUM([.B594]; [.G593]); [.G593])" office:value-type="float" office:value="1151" calcext:value-type="float">
            <text:p>1151</text:p>
          </table:table-cell>
          <table:table-cell table:style-name="ce13" table:formula="of:=IF([.A594]=&quot;forward&quot;; SUM(PRODUCT([.I593]; [.B594]); [.H593]); [.H593])" office:value-type="float" office:value="367979" calcext:value-type="float">
            <text:p>367979</text:p>
          </table:table-cell>
          <table:table-cell table:style-name="ce13" table:formula="of:=IF([.A594]=&quot;down&quot;; SUM([.B594]; [.I593]); IF([.A594]=&quot;up&quot;;SUM(-[.B594]; [.I593]); [.I593])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95]=&quot;forward&quot;; SUM([.B595]; [.D594]); [.D594])" office:value-type="float" office:value="1158" calcext:value-type="float">
            <text:p>1158</text:p>
          </table:table-cell>
          <table:table-cell table:style-name="ce13" table:formula="of:=IF([.A595]=&quot;down&quot;; SUM([.B595];[.E594]); IF([.A595]=&quot;up&quot;;SUM(-[.B595];[.E594]); [.E594]))" office:value-type="float" office:value="546" calcext:value-type="float">
            <text:p>546</text:p>
          </table:table-cell>
          <table:table-cell/>
          <table:table-cell table:style-name="ce13" table:formula="of:=IF([.A595]=&quot;forward&quot;; SUM([.B595]; [.G594]); [.G594])" office:value-type="float" office:value="1158" calcext:value-type="float">
            <text:p>1158</text:p>
          </table:table-cell>
          <table:table-cell table:style-name="ce13" table:formula="of:=IF([.A595]=&quot;forward&quot;; SUM(PRODUCT([.I594]; [.B595]); [.H594]); [.H594])" office:value-type="float" office:value="371801" calcext:value-type="float">
            <text:p>371801</text:p>
          </table:table-cell>
          <table:table-cell table:style-name="ce13" table:formula="of:=IF([.A595]=&quot;down&quot;; SUM([.B595]; [.I594]); IF([.A595]=&quot;up&quot;;SUM(-[.B595]; [.I594]); [.I594])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596]=&quot;forward&quot;; SUM([.B596]; [.D595]); [.D595])" office:value-type="float" office:value="1162" calcext:value-type="float">
            <text:p>1162</text:p>
          </table:table-cell>
          <table:table-cell table:style-name="ce13" table:formula="of:=IF([.A596]=&quot;down&quot;; SUM([.B596];[.E595]); IF([.A596]=&quot;up&quot;;SUM(-[.B596];[.E595]); [.E595]))" office:value-type="float" office:value="546" calcext:value-type="float">
            <text:p>546</text:p>
          </table:table-cell>
          <table:table-cell/>
          <table:table-cell table:style-name="ce13" table:formula="of:=IF([.A596]=&quot;forward&quot;; SUM([.B596]; [.G595]); [.G595])" office:value-type="float" office:value="1162" calcext:value-type="float">
            <text:p>1162</text:p>
          </table:table-cell>
          <table:table-cell table:style-name="ce13" table:formula="of:=IF([.A596]=&quot;forward&quot;; SUM(PRODUCT([.I595]; [.B596]); [.H595]); [.H595])" office:value-type="float" office:value="373985" calcext:value-type="float">
            <text:p>373985</text:p>
          </table:table-cell>
          <table:table-cell table:style-name="ce13" table:formula="of:=IF([.A596]=&quot;down&quot;; SUM([.B596]; [.I595]); IF([.A596]=&quot;up&quot;;SUM(-[.B596]; [.I595]); [.I595])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597]=&quot;forward&quot;; SUM([.B597]; [.D596]); [.D596])" office:value-type="float" office:value="1163" calcext:value-type="float">
            <text:p>1163</text:p>
          </table:table-cell>
          <table:table-cell table:style-name="ce13" table:formula="of:=IF([.A597]=&quot;down&quot;; SUM([.B597];[.E596]); IF([.A597]=&quot;up&quot;;SUM(-[.B597];[.E596]); [.E596]))" office:value-type="float" office:value="546" calcext:value-type="float">
            <text:p>546</text:p>
          </table:table-cell>
          <table:table-cell/>
          <table:table-cell table:style-name="ce13" table:formula="of:=IF([.A597]=&quot;forward&quot;; SUM([.B597]; [.G596]); [.G596])" office:value-type="float" office:value="1163" calcext:value-type="float">
            <text:p>1163</text:p>
          </table:table-cell>
          <table:table-cell table:style-name="ce13" table:formula="of:=IF([.A597]=&quot;forward&quot;; SUM(PRODUCT([.I596]; [.B597]); [.H596]); [.H596])" office:value-type="float" office:value="374531" calcext:value-type="float">
            <text:p>374531</text:p>
          </table:table-cell>
          <table:table-cell table:style-name="ce13" table:formula="of:=IF([.A597]=&quot;down&quot;; SUM([.B597]; [.I596]); IF([.A597]=&quot;up&quot;;SUM(-[.B597]; [.I596]); [.I596])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598]=&quot;forward&quot;; SUM([.B598]; [.D597]); [.D597])" office:value-type="float" office:value="1169" calcext:value-type="float">
            <text:p>1169</text:p>
          </table:table-cell>
          <table:table-cell table:style-name="ce13" table:formula="of:=IF([.A598]=&quot;down&quot;; SUM([.B598];[.E597]); IF([.A598]=&quot;up&quot;;SUM(-[.B598];[.E597]); [.E597]))" office:value-type="float" office:value="546" calcext:value-type="float">
            <text:p>546</text:p>
          </table:table-cell>
          <table:table-cell/>
          <table:table-cell table:style-name="ce13" table:formula="of:=IF([.A598]=&quot;forward&quot;; SUM([.B598]; [.G597]); [.G597])" office:value-type="float" office:value="1169" calcext:value-type="float">
            <text:p>1169</text:p>
          </table:table-cell>
          <table:table-cell table:style-name="ce13" table:formula="of:=IF([.A598]=&quot;forward&quot;; SUM(PRODUCT([.I597]; [.B598]); [.H597]); [.H597])" office:value-type="float" office:value="377807" calcext:value-type="float">
            <text:p>377807</text:p>
          </table:table-cell>
          <table:table-cell table:style-name="ce13" table:formula="of:=IF([.A598]=&quot;down&quot;; SUM([.B598]; [.I597]); IF([.A598]=&quot;up&quot;;SUM(-[.B598]; [.I597]); [.I597])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599]=&quot;forward&quot;; SUM([.B599]; [.D598]); [.D598])" office:value-type="float" office:value="1169" calcext:value-type="float">
            <text:p>1169</text:p>
          </table:table-cell>
          <table:table-cell table:style-name="ce13" table:formula="of:=IF([.A599]=&quot;down&quot;; SUM([.B599];[.E598]); IF([.A599]=&quot;up&quot;;SUM(-[.B599];[.E598]); [.E598]))" office:value-type="float" office:value="539" calcext:value-type="float">
            <text:p>539</text:p>
          </table:table-cell>
          <table:table-cell/>
          <table:table-cell table:style-name="ce13" table:formula="of:=IF([.A599]=&quot;forward&quot;; SUM([.B599]; [.G598]); [.G598])" office:value-type="float" office:value="1169" calcext:value-type="float">
            <text:p>1169</text:p>
          </table:table-cell>
          <table:table-cell table:style-name="ce13" table:formula="of:=IF([.A599]=&quot;forward&quot;; SUM(PRODUCT([.I598]; [.B599]); [.H598]); [.H598])" office:value-type="float" office:value="377807" calcext:value-type="float">
            <text:p>377807</text:p>
          </table:table-cell>
          <table:table-cell table:style-name="ce13" table:formula="of:=IF([.A599]=&quot;down&quot;; SUM([.B599]; [.I598]); IF([.A599]=&quot;up&quot;;SUM(-[.B599]; [.I598]); [.I598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00]=&quot;forward&quot;; SUM([.B600]; [.D599]); [.D599])" office:value-type="float" office:value="1175" calcext:value-type="float">
            <text:p>1175</text:p>
          </table:table-cell>
          <table:table-cell table:style-name="ce13" table:formula="of:=IF([.A600]=&quot;down&quot;; SUM([.B600];[.E599]); IF([.A600]=&quot;up&quot;;SUM(-[.B600];[.E599]); [.E599]))" office:value-type="float" office:value="539" calcext:value-type="float">
            <text:p>539</text:p>
          </table:table-cell>
          <table:table-cell/>
          <table:table-cell table:style-name="ce13" table:formula="of:=IF([.A600]=&quot;forward&quot;; SUM([.B600]; [.G599]); [.G599])" office:value-type="float" office:value="1175" calcext:value-type="float">
            <text:p>1175</text:p>
          </table:table-cell>
          <table:table-cell table:style-name="ce13" table:formula="of:=IF([.A600]=&quot;forward&quot;; SUM(PRODUCT([.I599]; [.B600]); [.H599]); [.H599])" office:value-type="float" office:value="381041" calcext:value-type="float">
            <text:p>381041</text:p>
          </table:table-cell>
          <table:table-cell table:style-name="ce13" table:formula="of:=IF([.A600]=&quot;down&quot;; SUM([.B600]; [.I599]); IF([.A600]=&quot;up&quot;;SUM(-[.B600]; [.I599]); [.I599]))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01]=&quot;forward&quot;; SUM([.B601]; [.D600]); [.D600])" office:value-type="float" office:value="1175" calcext:value-type="float">
            <text:p>1175</text:p>
          </table:table-cell>
          <table:table-cell table:style-name="ce13" table:formula="of:=IF([.A601]=&quot;down&quot;; SUM([.B601];[.E600]); IF([.A601]=&quot;up&quot;;SUM(-[.B601];[.E600]); [.E600]))" office:value-type="float" office:value="542" calcext:value-type="float">
            <text:p>542</text:p>
          </table:table-cell>
          <table:table-cell/>
          <table:table-cell table:style-name="ce13" table:formula="of:=IF([.A601]=&quot;forward&quot;; SUM([.B601]; [.G600]); [.G600])" office:value-type="float" office:value="1175" calcext:value-type="float">
            <text:p>1175</text:p>
          </table:table-cell>
          <table:table-cell table:style-name="ce13" table:formula="of:=IF([.A601]=&quot;forward&quot;; SUM(PRODUCT([.I600]; [.B601]); [.H600]); [.H600])" office:value-type="float" office:value="381041" calcext:value-type="float">
            <text:p>381041</text:p>
          </table:table-cell>
          <table:table-cell table:style-name="ce13" table:formula="of:=IF([.A601]=&quot;down&quot;; SUM([.B601]; [.I600]); IF([.A601]=&quot;up&quot;;SUM(-[.B601]; [.I600]); [.I600])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02]=&quot;forward&quot;; SUM([.B602]; [.D601]); [.D601])" office:value-type="float" office:value="1179" calcext:value-type="float">
            <text:p>1179</text:p>
          </table:table-cell>
          <table:table-cell table:style-name="ce13" table:formula="of:=IF([.A602]=&quot;down&quot;; SUM([.B602];[.E601]); IF([.A602]=&quot;up&quot;;SUM(-[.B602];[.E601]); [.E601]))" office:value-type="float" office:value="542" calcext:value-type="float">
            <text:p>542</text:p>
          </table:table-cell>
          <table:table-cell/>
          <table:table-cell table:style-name="ce13" table:formula="of:=IF([.A602]=&quot;forward&quot;; SUM([.B602]; [.G601]); [.G601])" office:value-type="float" office:value="1179" calcext:value-type="float">
            <text:p>1179</text:p>
          </table:table-cell>
          <table:table-cell table:style-name="ce13" table:formula="of:=IF([.A602]=&quot;forward&quot;; SUM(PRODUCT([.I601]; [.B602]); [.H601]); [.H601])" office:value-type="float" office:value="383209" calcext:value-type="float">
            <text:p>383209</text:p>
          </table:table-cell>
          <table:table-cell table:style-name="ce13" table:formula="of:=IF([.A602]=&quot;down&quot;; SUM([.B602]; [.I601]); IF([.A602]=&quot;up&quot;;SUM(-[.B602]; [.I601]); [.I601])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03]=&quot;forward&quot;; SUM([.B603]; [.D602]); [.D602])" office:value-type="float" office:value="1179" calcext:value-type="float">
            <text:p>1179</text:p>
          </table:table-cell>
          <table:table-cell table:style-name="ce13" table:formula="of:=IF([.A603]=&quot;down&quot;; SUM([.B603];[.E602]); IF([.A603]=&quot;up&quot;;SUM(-[.B603];[.E602]); [.E602]))" office:value-type="float" office:value="543" calcext:value-type="float">
            <text:p>543</text:p>
          </table:table-cell>
          <table:table-cell/>
          <table:table-cell table:style-name="ce13" table:formula="of:=IF([.A603]=&quot;forward&quot;; SUM([.B603]; [.G602]); [.G602])" office:value-type="float" office:value="1179" calcext:value-type="float">
            <text:p>1179</text:p>
          </table:table-cell>
          <table:table-cell table:style-name="ce13" table:formula="of:=IF([.A603]=&quot;forward&quot;; SUM(PRODUCT([.I602]; [.B603]); [.H602]); [.H602])" office:value-type="float" office:value="383209" calcext:value-type="float">
            <text:p>383209</text:p>
          </table:table-cell>
          <table:table-cell table:style-name="ce13" table:formula="of:=IF([.A603]=&quot;down&quot;; SUM([.B603]; [.I602]); IF([.A603]=&quot;up&quot;;SUM(-[.B603]; [.I602]); [.I602]))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04]=&quot;forward&quot;; SUM([.B604]; [.D603]); [.D603])" office:value-type="float" office:value="1179" calcext:value-type="float">
            <text:p>1179</text:p>
          </table:table-cell>
          <table:table-cell table:style-name="ce13" table:formula="of:=IF([.A604]=&quot;down&quot;; SUM([.B604];[.E603]); IF([.A604]=&quot;up&quot;;SUM(-[.B604];[.E603]); [.E603]))" office:value-type="float" office:value="552" calcext:value-type="float">
            <text:p>552</text:p>
          </table:table-cell>
          <table:table-cell/>
          <table:table-cell table:style-name="ce13" table:formula="of:=IF([.A604]=&quot;forward&quot;; SUM([.B604]; [.G603]); [.G603])" office:value-type="float" office:value="1179" calcext:value-type="float">
            <text:p>1179</text:p>
          </table:table-cell>
          <table:table-cell table:style-name="ce13" table:formula="of:=IF([.A604]=&quot;forward&quot;; SUM(PRODUCT([.I603]; [.B604]); [.H603]); [.H603])" office:value-type="float" office:value="383209" calcext:value-type="float">
            <text:p>383209</text:p>
          </table:table-cell>
          <table:table-cell table:style-name="ce13" table:formula="of:=IF([.A604]=&quot;down&quot;; SUM([.B604]; [.I603]); IF([.A604]=&quot;up&quot;;SUM(-[.B604]; [.I603]); [.I603]))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05]=&quot;forward&quot;; SUM([.B605]; [.D604]); [.D604])" office:value-type="float" office:value="1179" calcext:value-type="float">
            <text:p>1179</text:p>
          </table:table-cell>
          <table:table-cell table:style-name="ce13" table:formula="of:=IF([.A605]=&quot;down&quot;; SUM([.B605];[.E604]); IF([.A605]=&quot;up&quot;;SUM(-[.B605];[.E604]); [.E604]))" office:value-type="float" office:value="560" calcext:value-type="float">
            <text:p>560</text:p>
          </table:table-cell>
          <table:table-cell/>
          <table:table-cell table:style-name="ce13" table:formula="of:=IF([.A605]=&quot;forward&quot;; SUM([.B605]; [.G604]); [.G604])" office:value-type="float" office:value="1179" calcext:value-type="float">
            <text:p>1179</text:p>
          </table:table-cell>
          <table:table-cell table:style-name="ce13" table:formula="of:=IF([.A605]=&quot;forward&quot;; SUM(PRODUCT([.I604]; [.B605]); [.H604]); [.H604])" office:value-type="float" office:value="383209" calcext:value-type="float">
            <text:p>383209</text:p>
          </table:table-cell>
          <table:table-cell table:style-name="ce13" table:formula="of:=IF([.A605]=&quot;down&quot;; SUM([.B605]; [.I604]); IF([.A605]=&quot;up&quot;;SUM(-[.B605]; [.I604]); [.I604]))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06]=&quot;forward&quot;; SUM([.B606]; [.D605]); [.D605])" office:value-type="float" office:value="1186" calcext:value-type="float">
            <text:p>1186</text:p>
          </table:table-cell>
          <table:table-cell table:style-name="ce13" table:formula="of:=IF([.A606]=&quot;down&quot;; SUM([.B606];[.E605]); IF([.A606]=&quot;up&quot;;SUM(-[.B606];[.E605]); [.E605]))" office:value-type="float" office:value="560" calcext:value-type="float">
            <text:p>560</text:p>
          </table:table-cell>
          <table:table-cell/>
          <table:table-cell table:style-name="ce13" table:formula="of:=IF([.A606]=&quot;forward&quot;; SUM([.B606]; [.G605]); [.G605])" office:value-type="float" office:value="1186" calcext:value-type="float">
            <text:p>1186</text:p>
          </table:table-cell>
          <table:table-cell table:style-name="ce13" table:formula="of:=IF([.A606]=&quot;forward&quot;; SUM(PRODUCT([.I605]; [.B606]); [.H605]); [.H605])" office:value-type="float" office:value="387129" calcext:value-type="float">
            <text:p>387129</text:p>
          </table:table-cell>
          <table:table-cell table:style-name="ce13" table:formula="of:=IF([.A606]=&quot;down&quot;; SUM([.B606]; [.I605]); IF([.A606]=&quot;up&quot;;SUM(-[.B606]; [.I605]); [.I605]))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07]=&quot;forward&quot;; SUM([.B607]; [.D606]); [.D606])" office:value-type="float" office:value="1186" calcext:value-type="float">
            <text:p>1186</text:p>
          </table:table-cell>
          <table:table-cell table:style-name="ce13" table:formula="of:=IF([.A607]=&quot;down&quot;; SUM([.B607];[.E606]); IF([.A607]=&quot;up&quot;;SUM(-[.B607];[.E606]); [.E606]))" office:value-type="float" office:value="567" calcext:value-type="float">
            <text:p>567</text:p>
          </table:table-cell>
          <table:table-cell/>
          <table:table-cell table:style-name="ce13" table:formula="of:=IF([.A607]=&quot;forward&quot;; SUM([.B607]; [.G606]); [.G606])" office:value-type="float" office:value="1186" calcext:value-type="float">
            <text:p>1186</text:p>
          </table:table-cell>
          <table:table-cell table:style-name="ce13" table:formula="of:=IF([.A607]=&quot;forward&quot;; SUM(PRODUCT([.I606]; [.B607]); [.H606]); [.H606])" office:value-type="float" office:value="387129" calcext:value-type="float">
            <text:p>387129</text:p>
          </table:table-cell>
          <table:table-cell table:style-name="ce13" table:formula="of:=IF([.A607]=&quot;down&quot;; SUM([.B607]; [.I606]); IF([.A607]=&quot;up&quot;;SUM(-[.B607]; [.I606]); [.I606]))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08]=&quot;forward&quot;; SUM([.B608]; [.D607]); [.D607])" office:value-type="float" office:value="1186" calcext:value-type="float">
            <text:p>1186</text:p>
          </table:table-cell>
          <table:table-cell table:style-name="ce13" table:formula="of:=IF([.A608]=&quot;down&quot;; SUM([.B608];[.E607]); IF([.A608]=&quot;up&quot;;SUM(-[.B608];[.E607]); [.E607]))" office:value-type="float" office:value="562" calcext:value-type="float">
            <text:p>562</text:p>
          </table:table-cell>
          <table:table-cell/>
          <table:table-cell table:style-name="ce13" table:formula="of:=IF([.A608]=&quot;forward&quot;; SUM([.B608]; [.G607]); [.G607])" office:value-type="float" office:value="1186" calcext:value-type="float">
            <text:p>1186</text:p>
          </table:table-cell>
          <table:table-cell table:style-name="ce13" table:formula="of:=IF([.A608]=&quot;forward&quot;; SUM(PRODUCT([.I607]; [.B608]); [.H607]); [.H607])" office:value-type="float" office:value="387129" calcext:value-type="float">
            <text:p>387129</text:p>
          </table:table-cell>
          <table:table-cell table:style-name="ce13" table:formula="of:=IF([.A608]=&quot;down&quot;; SUM([.B608]; [.I607]); IF([.A608]=&quot;up&quot;;SUM(-[.B608]; [.I607]); [.I607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09]=&quot;forward&quot;; SUM([.B609]; [.D608]); [.D608])" office:value-type="float" office:value="1187" calcext:value-type="float">
            <text:p>1187</text:p>
          </table:table-cell>
          <table:table-cell table:style-name="ce13" table:formula="of:=IF([.A609]=&quot;down&quot;; SUM([.B609];[.E608]); IF([.A609]=&quot;up&quot;;SUM(-[.B609];[.E608]); [.E608]))" office:value-type="float" office:value="562" calcext:value-type="float">
            <text:p>562</text:p>
          </table:table-cell>
          <table:table-cell/>
          <table:table-cell table:style-name="ce13" table:formula="of:=IF([.A609]=&quot;forward&quot;; SUM([.B609]; [.G608]); [.G608])" office:value-type="float" office:value="1187" calcext:value-type="float">
            <text:p>1187</text:p>
          </table:table-cell>
          <table:table-cell table:style-name="ce13" table:formula="of:=IF([.A609]=&quot;forward&quot;; SUM(PRODUCT([.I608]; [.B609]); [.H608]); [.H608])" office:value-type="float" office:value="387691" calcext:value-type="float">
            <text:p>387691</text:p>
          </table:table-cell>
          <table:table-cell table:style-name="ce13" table:formula="of:=IF([.A609]=&quot;down&quot;; SUM([.B609]; [.I608]); IF([.A609]=&quot;up&quot;;SUM(-[.B609]; [.I608]); [.I608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10]=&quot;forward&quot;; SUM([.B610]; [.D609]); [.D609])" office:value-type="float" office:value="1191" calcext:value-type="float">
            <text:p>1191</text:p>
          </table:table-cell>
          <table:table-cell table:style-name="ce13" table:formula="of:=IF([.A610]=&quot;down&quot;; SUM([.B610];[.E609]); IF([.A610]=&quot;up&quot;;SUM(-[.B610];[.E609]); [.E609]))" office:value-type="float" office:value="562" calcext:value-type="float">
            <text:p>562</text:p>
          </table:table-cell>
          <table:table-cell/>
          <table:table-cell table:style-name="ce13" table:formula="of:=IF([.A610]=&quot;forward&quot;; SUM([.B610]; [.G609]); [.G609])" office:value-type="float" office:value="1191" calcext:value-type="float">
            <text:p>1191</text:p>
          </table:table-cell>
          <table:table-cell table:style-name="ce13" table:formula="of:=IF([.A610]=&quot;forward&quot;; SUM(PRODUCT([.I609]; [.B610]); [.H609]); [.H609])" office:value-type="float" office:value="389939" calcext:value-type="float">
            <text:p>389939</text:p>
          </table:table-cell>
          <table:table-cell table:style-name="ce13" table:formula="of:=IF([.A610]=&quot;down&quot;; SUM([.B610]; [.I609]); IF([.A610]=&quot;up&quot;;SUM(-[.B610]; [.I609]); [.I609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11]=&quot;forward&quot;; SUM([.B611]; [.D610]); [.D610])" office:value-type="float" office:value="1199" calcext:value-type="float">
            <text:p>1199</text:p>
          </table:table-cell>
          <table:table-cell table:style-name="ce13" table:formula="of:=IF([.A611]=&quot;down&quot;; SUM([.B611];[.E610]); IF([.A611]=&quot;up&quot;;SUM(-[.B611];[.E610]); [.E610]))" office:value-type="float" office:value="562" calcext:value-type="float">
            <text:p>562</text:p>
          </table:table-cell>
          <table:table-cell/>
          <table:table-cell table:style-name="ce13" table:formula="of:=IF([.A611]=&quot;forward&quot;; SUM([.B611]; [.G610]); [.G610])" office:value-type="float" office:value="1199" calcext:value-type="float">
            <text:p>1199</text:p>
          </table:table-cell>
          <table:table-cell table:style-name="ce13" table:formula="of:=IF([.A611]=&quot;forward&quot;; SUM(PRODUCT([.I610]; [.B611]); [.H610]); [.H610])" office:value-type="float" office:value="394435" calcext:value-type="float">
            <text:p>394435</text:p>
          </table:table-cell>
          <table:table-cell table:style-name="ce13" table:formula="of:=IF([.A611]=&quot;down&quot;; SUM([.B611]; [.I610]); IF([.A611]=&quot;up&quot;;SUM(-[.B611]; [.I610]); [.I610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12]=&quot;forward&quot;; SUM([.B612]; [.D611]); [.D611])" office:value-type="float" office:value="1205" calcext:value-type="float">
            <text:p>1205</text:p>
          </table:table-cell>
          <table:table-cell table:style-name="ce13" table:formula="of:=IF([.A612]=&quot;down&quot;; SUM([.B612];[.E611]); IF([.A612]=&quot;up&quot;;SUM(-[.B612];[.E611]); [.E611]))" office:value-type="float" office:value="562" calcext:value-type="float">
            <text:p>562</text:p>
          </table:table-cell>
          <table:table-cell/>
          <table:table-cell table:style-name="ce13" table:formula="of:=IF([.A612]=&quot;forward&quot;; SUM([.B612]; [.G611]); [.G611])" office:value-type="float" office:value="1205" calcext:value-type="float">
            <text:p>1205</text:p>
          </table:table-cell>
          <table:table-cell table:style-name="ce13" table:formula="of:=IF([.A612]=&quot;forward&quot;; SUM(PRODUCT([.I611]; [.B612]); [.H611]); [.H611])" office:value-type="float" office:value="397807" calcext:value-type="float">
            <text:p>397807</text:p>
          </table:table-cell>
          <table:table-cell table:style-name="ce13" table:formula="of:=IF([.A612]=&quot;down&quot;; SUM([.B612]; [.I611]); IF([.A612]=&quot;up&quot;;SUM(-[.B612]; [.I611]); [.I611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13]=&quot;forward&quot;; SUM([.B613]; [.D612]); [.D612])" office:value-type="float" office:value="1207" calcext:value-type="float">
            <text:p>1207</text:p>
          </table:table-cell>
          <table:table-cell table:style-name="ce13" table:formula="of:=IF([.A613]=&quot;down&quot;; SUM([.B613];[.E612]); IF([.A613]=&quot;up&quot;;SUM(-[.B613];[.E612]); [.E612]))" office:value-type="float" office:value="562" calcext:value-type="float">
            <text:p>562</text:p>
          </table:table-cell>
          <table:table-cell/>
          <table:table-cell table:style-name="ce13" table:formula="of:=IF([.A613]=&quot;forward&quot;; SUM([.B613]; [.G612]); [.G612])" office:value-type="float" office:value="1207" calcext:value-type="float">
            <text:p>1207</text:p>
          </table:table-cell>
          <table:table-cell table:style-name="ce13" table:formula="of:=IF([.A613]=&quot;forward&quot;; SUM(PRODUCT([.I612]; [.B613]); [.H612]); [.H612])" office:value-type="float" office:value="398931" calcext:value-type="float">
            <text:p>398931</text:p>
          </table:table-cell>
          <table:table-cell table:style-name="ce13" table:formula="of:=IF([.A613]=&quot;down&quot;; SUM([.B613]; [.I612]); IF([.A613]=&quot;up&quot;;SUM(-[.B613]; [.I612]); [.I612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14]=&quot;forward&quot;; SUM([.B614]; [.D613]); [.D613])" office:value-type="float" office:value="1211" calcext:value-type="float">
            <text:p>1211</text:p>
          </table:table-cell>
          <table:table-cell table:style-name="ce13" table:formula="of:=IF([.A614]=&quot;down&quot;; SUM([.B614];[.E613]); IF([.A614]=&quot;up&quot;;SUM(-[.B614];[.E613]); [.E613]))" office:value-type="float" office:value="562" calcext:value-type="float">
            <text:p>562</text:p>
          </table:table-cell>
          <table:table-cell/>
          <table:table-cell table:style-name="ce13" table:formula="of:=IF([.A614]=&quot;forward&quot;; SUM([.B614]; [.G613]); [.G613])" office:value-type="float" office:value="1211" calcext:value-type="float">
            <text:p>1211</text:p>
          </table:table-cell>
          <table:table-cell table:style-name="ce13" table:formula="of:=IF([.A614]=&quot;forward&quot;; SUM(PRODUCT([.I613]; [.B614]); [.H613]); [.H613])" office:value-type="float" office:value="401179" calcext:value-type="float">
            <text:p>401179</text:p>
          </table:table-cell>
          <table:table-cell table:style-name="ce13" table:formula="of:=IF([.A614]=&quot;down&quot;; SUM([.B614]; [.I613]); IF([.A614]=&quot;up&quot;;SUM(-[.B614]; [.I613]); [.I613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15]=&quot;forward&quot;; SUM([.B615]; [.D614]); [.D614])" office:value-type="float" office:value="1213" calcext:value-type="float">
            <text:p>1213</text:p>
          </table:table-cell>
          <table:table-cell table:style-name="ce13" table:formula="of:=IF([.A615]=&quot;down&quot;; SUM([.B615];[.E614]); IF([.A615]=&quot;up&quot;;SUM(-[.B615];[.E614]); [.E614]))" office:value-type="float" office:value="562" calcext:value-type="float">
            <text:p>562</text:p>
          </table:table-cell>
          <table:table-cell/>
          <table:table-cell table:style-name="ce13" table:formula="of:=IF([.A615]=&quot;forward&quot;; SUM([.B615]; [.G614]); [.G614])" office:value-type="float" office:value="1213" calcext:value-type="float">
            <text:p>1213</text:p>
          </table:table-cell>
          <table:table-cell table:style-name="ce13" table:formula="of:=IF([.A615]=&quot;forward&quot;; SUM(PRODUCT([.I614]; [.B615]); [.H614]); [.H614])" office:value-type="float" office:value="402303" calcext:value-type="float">
            <text:p>402303</text:p>
          </table:table-cell>
          <table:table-cell table:style-name="ce13" table:formula="of:=IF([.A615]=&quot;down&quot;; SUM([.B615]; [.I614]); IF([.A615]=&quot;up&quot;;SUM(-[.B615]; [.I614]); [.I614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16]=&quot;forward&quot;; SUM([.B616]; [.D615]); [.D615])" office:value-type="float" office:value="1219" calcext:value-type="float">
            <text:p>1219</text:p>
          </table:table-cell>
          <table:table-cell table:style-name="ce13" table:formula="of:=IF([.A616]=&quot;down&quot;; SUM([.B616];[.E615]); IF([.A616]=&quot;up&quot;;SUM(-[.B616];[.E615]); [.E615]))" office:value-type="float" office:value="562" calcext:value-type="float">
            <text:p>562</text:p>
          </table:table-cell>
          <table:table-cell/>
          <table:table-cell table:style-name="ce13" table:formula="of:=IF([.A616]=&quot;forward&quot;; SUM([.B616]; [.G615]); [.G615])" office:value-type="float" office:value="1219" calcext:value-type="float">
            <text:p>1219</text:p>
          </table:table-cell>
          <table:table-cell table:style-name="ce13" table:formula="of:=IF([.A616]=&quot;forward&quot;; SUM(PRODUCT([.I615]; [.B616]); [.H615]); [.H615])" office:value-type="float" office:value="405675" calcext:value-type="float">
            <text:p>405675</text:p>
          </table:table-cell>
          <table:table-cell table:style-name="ce13" table:formula="of:=IF([.A616]=&quot;down&quot;; SUM([.B616]; [.I615]); IF([.A616]=&quot;up&quot;;SUM(-[.B616]; [.I615]); [.I615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17]=&quot;forward&quot;; SUM([.B617]; [.D616]); [.D616])" office:value-type="float" office:value="1224" calcext:value-type="float">
            <text:p>1224</text:p>
          </table:table-cell>
          <table:table-cell table:style-name="ce13" table:formula="of:=IF([.A617]=&quot;down&quot;; SUM([.B617];[.E616]); IF([.A617]=&quot;up&quot;;SUM(-[.B617];[.E616]); [.E616]))" office:value-type="float" office:value="562" calcext:value-type="float">
            <text:p>562</text:p>
          </table:table-cell>
          <table:table-cell/>
          <table:table-cell table:style-name="ce13" table:formula="of:=IF([.A617]=&quot;forward&quot;; SUM([.B617]; [.G616]); [.G616])" office:value-type="float" office:value="1224" calcext:value-type="float">
            <text:p>1224</text:p>
          </table:table-cell>
          <table:table-cell table:style-name="ce13" table:formula="of:=IF([.A617]=&quot;forward&quot;; SUM(PRODUCT([.I616]; [.B617]); [.H616]); [.H616])" office:value-type="float" office:value="408485" calcext:value-type="float">
            <text:p>408485</text:p>
          </table:table-cell>
          <table:table-cell table:style-name="ce13" table:formula="of:=IF([.A617]=&quot;down&quot;; SUM([.B617]; [.I616]); IF([.A617]=&quot;up&quot;;SUM(-[.B617]; [.I616]); [.I616])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18]=&quot;forward&quot;; SUM([.B618]; [.D617]); [.D617])" office:value-type="float" office:value="1224" calcext:value-type="float">
            <text:p>1224</text:p>
          </table:table-cell>
          <table:table-cell table:style-name="ce13" table:formula="of:=IF([.A618]=&quot;down&quot;; SUM([.B618];[.E617]); IF([.A618]=&quot;up&quot;;SUM(-[.B618];[.E617]); [.E617]))" office:value-type="float" office:value="566" calcext:value-type="float">
            <text:p>566</text:p>
          </table:table-cell>
          <table:table-cell/>
          <table:table-cell table:style-name="ce13" table:formula="of:=IF([.A618]=&quot;forward&quot;; SUM([.B618]; [.G617]); [.G617])" office:value-type="float" office:value="1224" calcext:value-type="float">
            <text:p>1224</text:p>
          </table:table-cell>
          <table:table-cell table:style-name="ce13" table:formula="of:=IF([.A618]=&quot;forward&quot;; SUM(PRODUCT([.I617]; [.B618]); [.H617]); [.H617])" office:value-type="float" office:value="408485" calcext:value-type="float">
            <text:p>408485</text:p>
          </table:table-cell>
          <table:table-cell table:style-name="ce13" table:formula="of:=IF([.A618]=&quot;down&quot;; SUM([.B618]; [.I617]); IF([.A618]=&quot;up&quot;;SUM(-[.B618]; [.I617]); [.I617]))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19]=&quot;forward&quot;; SUM([.B619]; [.D618]); [.D618])" office:value-type="float" office:value="1224" calcext:value-type="float">
            <text:p>1224</text:p>
          </table:table-cell>
          <table:table-cell table:style-name="ce13" table:formula="of:=IF([.A619]=&quot;down&quot;; SUM([.B619];[.E618]); IF([.A619]=&quot;up&quot;;SUM(-[.B619];[.E618]); [.E618]))" office:value-type="float" office:value="569" calcext:value-type="float">
            <text:p>569</text:p>
          </table:table-cell>
          <table:table-cell/>
          <table:table-cell table:style-name="ce13" table:formula="of:=IF([.A619]=&quot;forward&quot;; SUM([.B619]; [.G618]); [.G618])" office:value-type="float" office:value="1224" calcext:value-type="float">
            <text:p>1224</text:p>
          </table:table-cell>
          <table:table-cell table:style-name="ce13" table:formula="of:=IF([.A619]=&quot;forward&quot;; SUM(PRODUCT([.I618]; [.B619]); [.H618]); [.H618])" office:value-type="float" office:value="408485" calcext:value-type="float">
            <text:p>408485</text:p>
          </table:table-cell>
          <table:table-cell table:style-name="ce13" table:formula="of:=IF([.A619]=&quot;down&quot;; SUM([.B619]; [.I618]); IF([.A619]=&quot;up&quot;;SUM(-[.B619]; [.I618]); [.I618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20]=&quot;forward&quot;; SUM([.B620]; [.D619]); [.D619])" office:value-type="float" office:value="1230" calcext:value-type="float">
            <text:p>1230</text:p>
          </table:table-cell>
          <table:table-cell table:style-name="ce13" table:formula="of:=IF([.A620]=&quot;down&quot;; SUM([.B620];[.E619]); IF([.A620]=&quot;up&quot;;SUM(-[.B620];[.E619]); [.E619]))" office:value-type="float" office:value="569" calcext:value-type="float">
            <text:p>569</text:p>
          </table:table-cell>
          <table:table-cell/>
          <table:table-cell table:style-name="ce13" table:formula="of:=IF([.A620]=&quot;forward&quot;; SUM([.B620]; [.G619]); [.G619])" office:value-type="float" office:value="1230" calcext:value-type="float">
            <text:p>1230</text:p>
          </table:table-cell>
          <table:table-cell table:style-name="ce13" table:formula="of:=IF([.A620]=&quot;forward&quot;; SUM(PRODUCT([.I619]; [.B620]); [.H619]); [.H619])" office:value-type="float" office:value="411899" calcext:value-type="float">
            <text:p>411899</text:p>
          </table:table-cell>
          <table:table-cell table:style-name="ce13" table:formula="of:=IF([.A620]=&quot;down&quot;; SUM([.B620]; [.I619]); IF([.A620]=&quot;up&quot;;SUM(-[.B620]; [.I619]); [.I619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21]=&quot;forward&quot;; SUM([.B621]; [.D620]); [.D620])" office:value-type="float" office:value="1233" calcext:value-type="float">
            <text:p>1233</text:p>
          </table:table-cell>
          <table:table-cell table:style-name="ce13" table:formula="of:=IF([.A621]=&quot;down&quot;; SUM([.B621];[.E620]); IF([.A621]=&quot;up&quot;;SUM(-[.B621];[.E620]); [.E620]))" office:value-type="float" office:value="569" calcext:value-type="float">
            <text:p>569</text:p>
          </table:table-cell>
          <table:table-cell/>
          <table:table-cell table:style-name="ce13" table:formula="of:=IF([.A621]=&quot;forward&quot;; SUM([.B621]; [.G620]); [.G620])" office:value-type="float" office:value="1233" calcext:value-type="float">
            <text:p>1233</text:p>
          </table:table-cell>
          <table:table-cell table:style-name="ce13" table:formula="of:=IF([.A621]=&quot;forward&quot;; SUM(PRODUCT([.I620]; [.B621]); [.H620]); [.H620])" office:value-type="float" office:value="413606" calcext:value-type="float">
            <text:p>413606</text:p>
          </table:table-cell>
          <table:table-cell table:style-name="ce13" table:formula="of:=IF([.A621]=&quot;down&quot;; SUM([.B621]; [.I620]); IF([.A621]=&quot;up&quot;;SUM(-[.B621]; [.I620]); [.I620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22]=&quot;forward&quot;; SUM([.B622]; [.D621]); [.D621])" office:value-type="float" office:value="1233" calcext:value-type="float">
            <text:p>1233</text:p>
          </table:table-cell>
          <table:table-cell table:style-name="ce13" table:formula="of:=IF([.A622]=&quot;down&quot;; SUM([.B622];[.E621]); IF([.A622]=&quot;up&quot;;SUM(-[.B622];[.E621]); [.E621]))" office:value-type="float" office:value="563" calcext:value-type="float">
            <text:p>563</text:p>
          </table:table-cell>
          <table:table-cell/>
          <table:table-cell table:style-name="ce13" table:formula="of:=IF([.A622]=&quot;forward&quot;; SUM([.B622]; [.G621]); [.G621])" office:value-type="float" office:value="1233" calcext:value-type="float">
            <text:p>1233</text:p>
          </table:table-cell>
          <table:table-cell table:style-name="ce13" table:formula="of:=IF([.A622]=&quot;forward&quot;; SUM(PRODUCT([.I621]; [.B622]); [.H621]); [.H621])" office:value-type="float" office:value="413606" calcext:value-type="float">
            <text:p>413606</text:p>
          </table:table-cell>
          <table:table-cell table:style-name="ce13" table:formula="of:=IF([.A622]=&quot;down&quot;; SUM([.B622]; [.I621]); IF([.A622]=&quot;up&quot;;SUM(-[.B622]; [.I621]); [.I621]))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23]=&quot;forward&quot;; SUM([.B623]; [.D622]); [.D622])" office:value-type="float" office:value="1233" calcext:value-type="float">
            <text:p>1233</text:p>
          </table:table-cell>
          <table:table-cell table:style-name="ce13" table:formula="of:=IF([.A623]=&quot;down&quot;; SUM([.B623];[.E622]); IF([.A623]=&quot;up&quot;;SUM(-[.B623];[.E622]); [.E622]))" office:value-type="float" office:value="566" calcext:value-type="float">
            <text:p>566</text:p>
          </table:table-cell>
          <table:table-cell/>
          <table:table-cell table:style-name="ce13" table:formula="of:=IF([.A623]=&quot;forward&quot;; SUM([.B623]; [.G622]); [.G622])" office:value-type="float" office:value="1233" calcext:value-type="float">
            <text:p>1233</text:p>
          </table:table-cell>
          <table:table-cell table:style-name="ce13" table:formula="of:=IF([.A623]=&quot;forward&quot;; SUM(PRODUCT([.I622]; [.B623]); [.H622]); [.H622])" office:value-type="float" office:value="413606" calcext:value-type="float">
            <text:p>413606</text:p>
          </table:table-cell>
          <table:table-cell table:style-name="ce13" table:formula="of:=IF([.A623]=&quot;down&quot;; SUM([.B623]; [.I622]); IF([.A623]=&quot;up&quot;;SUM(-[.B623]; [.I622]); [.I622]))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24]=&quot;forward&quot;; SUM([.B624]; [.D623]); [.D623])" office:value-type="float" office:value="1233" calcext:value-type="float">
            <text:p>1233</text:p>
          </table:table-cell>
          <table:table-cell table:style-name="ce13" table:formula="of:=IF([.A624]=&quot;down&quot;; SUM([.B624];[.E623]); IF([.A624]=&quot;up&quot;;SUM(-[.B624];[.E623]); [.E623]))" office:value-type="float" office:value="568" calcext:value-type="float">
            <text:p>568</text:p>
          </table:table-cell>
          <table:table-cell/>
          <table:table-cell table:style-name="ce13" table:formula="of:=IF([.A624]=&quot;forward&quot;; SUM([.B624]; [.G623]); [.G623])" office:value-type="float" office:value="1233" calcext:value-type="float">
            <text:p>1233</text:p>
          </table:table-cell>
          <table:table-cell table:style-name="ce13" table:formula="of:=IF([.A624]=&quot;forward&quot;; SUM(PRODUCT([.I623]; [.B624]); [.H623]); [.H623])" office:value-type="float" office:value="413606" calcext:value-type="float">
            <text:p>413606</text:p>
          </table:table-cell>
          <table:table-cell table:style-name="ce13" table:formula="of:=IF([.A624]=&quot;down&quot;; SUM([.B624]; [.I623]); IF([.A624]=&quot;up&quot;;SUM(-[.B624]; [.I623]); [.I623])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25]=&quot;forward&quot;; SUM([.B625]; [.D624]); [.D624])" office:value-type="float" office:value="1234" calcext:value-type="float">
            <text:p>1234</text:p>
          </table:table-cell>
          <table:table-cell table:style-name="ce13" table:formula="of:=IF([.A625]=&quot;down&quot;; SUM([.B625];[.E624]); IF([.A625]=&quot;up&quot;;SUM(-[.B625];[.E624]); [.E624]))" office:value-type="float" office:value="568" calcext:value-type="float">
            <text:p>568</text:p>
          </table:table-cell>
          <table:table-cell/>
          <table:table-cell table:style-name="ce13" table:formula="of:=IF([.A625]=&quot;forward&quot;; SUM([.B625]; [.G624]); [.G624])" office:value-type="float" office:value="1234" calcext:value-type="float">
            <text:p>1234</text:p>
          </table:table-cell>
          <table:table-cell table:style-name="ce13" table:formula="of:=IF([.A625]=&quot;forward&quot;; SUM(PRODUCT([.I624]; [.B625]); [.H624]); [.H624])" office:value-type="float" office:value="414174" calcext:value-type="float">
            <text:p>414174</text:p>
          </table:table-cell>
          <table:table-cell table:style-name="ce13" table:formula="of:=IF([.A625]=&quot;down&quot;; SUM([.B625]; [.I624]); IF([.A625]=&quot;up&quot;;SUM(-[.B625]; [.I624]); [.I624])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26]=&quot;forward&quot;; SUM([.B626]; [.D625]); [.D625])" office:value-type="float" office:value="1234" calcext:value-type="float">
            <text:p>1234</text:p>
          </table:table-cell>
          <table:table-cell table:style-name="ce13" table:formula="of:=IF([.A626]=&quot;down&quot;; SUM([.B626];[.E625]); IF([.A626]=&quot;up&quot;;SUM(-[.B626];[.E625]); [.E625]))" office:value-type="float" office:value="577" calcext:value-type="float">
            <text:p>577</text:p>
          </table:table-cell>
          <table:table-cell/>
          <table:table-cell table:style-name="ce13" table:formula="of:=IF([.A626]=&quot;forward&quot;; SUM([.B626]; [.G625]); [.G625])" office:value-type="float" office:value="1234" calcext:value-type="float">
            <text:p>1234</text:p>
          </table:table-cell>
          <table:table-cell table:style-name="ce13" table:formula="of:=IF([.A626]=&quot;forward&quot;; SUM(PRODUCT([.I625]; [.B626]); [.H625]); [.H625])" office:value-type="float" office:value="414174" calcext:value-type="float">
            <text:p>414174</text:p>
          </table:table-cell>
          <table:table-cell table:style-name="ce13" table:formula="of:=IF([.A626]=&quot;down&quot;; SUM([.B626]; [.I625]); IF([.A626]=&quot;up&quot;;SUM(-[.B626]; [.I625]); [.I625]))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27]=&quot;forward&quot;; SUM([.B627]; [.D626]); [.D626])" office:value-type="float" office:value="1234" calcext:value-type="float">
            <text:p>1234</text:p>
          </table:table-cell>
          <table:table-cell table:style-name="ce13" table:formula="of:=IF([.A627]=&quot;down&quot;; SUM([.B627];[.E626]); IF([.A627]=&quot;up&quot;;SUM(-[.B627];[.E626]); [.E626]))" office:value-type="float" office:value="576" calcext:value-type="float">
            <text:p>576</text:p>
          </table:table-cell>
          <table:table-cell/>
          <table:table-cell table:style-name="ce13" table:formula="of:=IF([.A627]=&quot;forward&quot;; SUM([.B627]; [.G626]); [.G626])" office:value-type="float" office:value="1234" calcext:value-type="float">
            <text:p>1234</text:p>
          </table:table-cell>
          <table:table-cell table:style-name="ce13" table:formula="of:=IF([.A627]=&quot;forward&quot;; SUM(PRODUCT([.I626]; [.B627]); [.H626]); [.H626])" office:value-type="float" office:value="414174" calcext:value-type="float">
            <text:p>414174</text:p>
          </table:table-cell>
          <table:table-cell table:style-name="ce13" table:formula="of:=IF([.A627]=&quot;down&quot;; SUM([.B627]; [.I626]); IF([.A627]=&quot;up&quot;;SUM(-[.B627]; [.I626]); [.I626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28]=&quot;forward&quot;; SUM([.B628]; [.D627]); [.D627])" office:value-type="float" office:value="1242" calcext:value-type="float">
            <text:p>1242</text:p>
          </table:table-cell>
          <table:table-cell table:style-name="ce13" table:formula="of:=IF([.A628]=&quot;down&quot;; SUM([.B628];[.E627]); IF([.A628]=&quot;up&quot;;SUM(-[.B628];[.E627]); [.E627]))" office:value-type="float" office:value="576" calcext:value-type="float">
            <text:p>576</text:p>
          </table:table-cell>
          <table:table-cell/>
          <table:table-cell table:style-name="ce13" table:formula="of:=IF([.A628]=&quot;forward&quot;; SUM([.B628]; [.G627]); [.G627])" office:value-type="float" office:value="1242" calcext:value-type="float">
            <text:p>1242</text:p>
          </table:table-cell>
          <table:table-cell table:style-name="ce13" table:formula="of:=IF([.A628]=&quot;forward&quot;; SUM(PRODUCT([.I627]; [.B628]); [.H627]); [.H627])" office:value-type="float" office:value="418782" calcext:value-type="float">
            <text:p>418782</text:p>
          </table:table-cell>
          <table:table-cell table:style-name="ce13" table:formula="of:=IF([.A628]=&quot;down&quot;; SUM([.B628]; [.I627]); IF([.A628]=&quot;up&quot;;SUM(-[.B628]; [.I627]); [.I627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29]=&quot;forward&quot;; SUM([.B629]; [.D628]); [.D628])" office:value-type="float" office:value="1243" calcext:value-type="float">
            <text:p>1243</text:p>
          </table:table-cell>
          <table:table-cell table:style-name="ce13" table:formula="of:=IF([.A629]=&quot;down&quot;; SUM([.B629];[.E628]); IF([.A629]=&quot;up&quot;;SUM(-[.B629];[.E628]); [.E628]))" office:value-type="float" office:value="576" calcext:value-type="float">
            <text:p>576</text:p>
          </table:table-cell>
          <table:table-cell/>
          <table:table-cell table:style-name="ce13" table:formula="of:=IF([.A629]=&quot;forward&quot;; SUM([.B629]; [.G628]); [.G628])" office:value-type="float" office:value="1243" calcext:value-type="float">
            <text:p>1243</text:p>
          </table:table-cell>
          <table:table-cell table:style-name="ce13" table:formula="of:=IF([.A629]=&quot;forward&quot;; SUM(PRODUCT([.I628]; [.B629]); [.H628]); [.H628])" office:value-type="float" office:value="419358" calcext:value-type="float">
            <text:p>419358</text:p>
          </table:table-cell>
          <table:table-cell table:style-name="ce13" table:formula="of:=IF([.A629]=&quot;down&quot;; SUM([.B629]; [.I628]); IF([.A629]=&quot;up&quot;;SUM(-[.B629]; [.I628]); [.I628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30]=&quot;forward&quot;; SUM([.B630]; [.D629]); [.D629])" office:value-type="float" office:value="1244" calcext:value-type="float">
            <text:p>1244</text:p>
          </table:table-cell>
          <table:table-cell table:style-name="ce13" table:formula="of:=IF([.A630]=&quot;down&quot;; SUM([.B630];[.E629]); IF([.A630]=&quot;up&quot;;SUM(-[.B630];[.E629]); [.E629]))" office:value-type="float" office:value="576" calcext:value-type="float">
            <text:p>576</text:p>
          </table:table-cell>
          <table:table-cell/>
          <table:table-cell table:style-name="ce13" table:formula="of:=IF([.A630]=&quot;forward&quot;; SUM([.B630]; [.G629]); [.G629])" office:value-type="float" office:value="1244" calcext:value-type="float">
            <text:p>1244</text:p>
          </table:table-cell>
          <table:table-cell table:style-name="ce13" table:formula="of:=IF([.A630]=&quot;forward&quot;; SUM(PRODUCT([.I629]; [.B630]); [.H629]); [.H629])" office:value-type="float" office:value="419934" calcext:value-type="float">
            <text:p>419934</text:p>
          </table:table-cell>
          <table:table-cell table:style-name="ce13" table:formula="of:=IF([.A630]=&quot;down&quot;; SUM([.B630]; [.I629]); IF([.A630]=&quot;up&quot;;SUM(-[.B630]; [.I629]); [.I629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31]=&quot;forward&quot;; SUM([.B631]; [.D630]); [.D630])" office:value-type="float" office:value="1248" calcext:value-type="float">
            <text:p>1248</text:p>
          </table:table-cell>
          <table:table-cell table:style-name="ce13" table:formula="of:=IF([.A631]=&quot;down&quot;; SUM([.B631];[.E630]); IF([.A631]=&quot;up&quot;;SUM(-[.B631];[.E630]); [.E630]))" office:value-type="float" office:value="576" calcext:value-type="float">
            <text:p>576</text:p>
          </table:table-cell>
          <table:table-cell/>
          <table:table-cell table:style-name="ce13" table:formula="of:=IF([.A631]=&quot;forward&quot;; SUM([.B631]; [.G630]); [.G630])" office:value-type="float" office:value="1248" calcext:value-type="float">
            <text:p>1248</text:p>
          </table:table-cell>
          <table:table-cell table:style-name="ce13" table:formula="of:=IF([.A631]=&quot;forward&quot;; SUM(PRODUCT([.I630]; [.B631]); [.H630]); [.H630])" office:value-type="float" office:value="422238" calcext:value-type="float">
            <text:p>422238</text:p>
          </table:table-cell>
          <table:table-cell table:style-name="ce13" table:formula="of:=IF([.A631]=&quot;down&quot;; SUM([.B631]; [.I630]); IF([.A631]=&quot;up&quot;;SUM(-[.B631]; [.I630]); [.I630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32]=&quot;forward&quot;; SUM([.B632]; [.D631]); [.D631])" office:value-type="float" office:value="1248" calcext:value-type="float">
            <text:p>1248</text:p>
          </table:table-cell>
          <table:table-cell table:style-name="ce13" table:formula="of:=IF([.A632]=&quot;down&quot;; SUM([.B632];[.E631]); IF([.A632]=&quot;up&quot;;SUM(-[.B632];[.E631]); [.E631]))" office:value-type="float" office:value="581" calcext:value-type="float">
            <text:p>581</text:p>
          </table:table-cell>
          <table:table-cell/>
          <table:table-cell table:style-name="ce13" table:formula="of:=IF([.A632]=&quot;forward&quot;; SUM([.B632]; [.G631]); [.G631])" office:value-type="float" office:value="1248" calcext:value-type="float">
            <text:p>1248</text:p>
          </table:table-cell>
          <table:table-cell table:style-name="ce13" table:formula="of:=IF([.A632]=&quot;forward&quot;; SUM(PRODUCT([.I631]; [.B632]); [.H631]); [.H631])" office:value-type="float" office:value="422238" calcext:value-type="float">
            <text:p>422238</text:p>
          </table:table-cell>
          <table:table-cell table:style-name="ce13" table:formula="of:=IF([.A632]=&quot;down&quot;; SUM([.B632]; [.I631]); IF([.A632]=&quot;up&quot;;SUM(-[.B632]; [.I631]); [.I631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33]=&quot;forward&quot;; SUM([.B633]; [.D632]); [.D632])" office:value-type="float" office:value="1255" calcext:value-type="float">
            <text:p>1255</text:p>
          </table:table-cell>
          <table:table-cell table:style-name="ce13" table:formula="of:=IF([.A633]=&quot;down&quot;; SUM([.B633];[.E632]); IF([.A633]=&quot;up&quot;;SUM(-[.B633];[.E632]); [.E632]))" office:value-type="float" office:value="581" calcext:value-type="float">
            <text:p>581</text:p>
          </table:table-cell>
          <table:table-cell/>
          <table:table-cell table:style-name="ce13" table:formula="of:=IF([.A633]=&quot;forward&quot;; SUM([.B633]; [.G632]); [.G632])" office:value-type="float" office:value="1255" calcext:value-type="float">
            <text:p>1255</text:p>
          </table:table-cell>
          <table:table-cell table:style-name="ce13" table:formula="of:=IF([.A633]=&quot;forward&quot;; SUM(PRODUCT([.I632]; [.B633]); [.H632]); [.H632])" office:value-type="float" office:value="426305" calcext:value-type="float">
            <text:p>426305</text:p>
          </table:table-cell>
          <table:table-cell table:style-name="ce13" table:formula="of:=IF([.A633]=&quot;down&quot;; SUM([.B633]; [.I632]); IF([.A633]=&quot;up&quot;;SUM(-[.B633]; [.I632]); [.I632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34]=&quot;forward&quot;; SUM([.B634]; [.D633]); [.D633])" office:value-type="float" office:value="1260" calcext:value-type="float">
            <text:p>1260</text:p>
          </table:table-cell>
          <table:table-cell table:style-name="ce13" table:formula="of:=IF([.A634]=&quot;down&quot;; SUM([.B634];[.E633]); IF([.A634]=&quot;up&quot;;SUM(-[.B634];[.E633]); [.E633]))" office:value-type="float" office:value="581" calcext:value-type="float">
            <text:p>581</text:p>
          </table:table-cell>
          <table:table-cell/>
          <table:table-cell table:style-name="ce13" table:formula="of:=IF([.A634]=&quot;forward&quot;; SUM([.B634]; [.G633]); [.G633])" office:value-type="float" office:value="1260" calcext:value-type="float">
            <text:p>1260</text:p>
          </table:table-cell>
          <table:table-cell table:style-name="ce13" table:formula="of:=IF([.A634]=&quot;forward&quot;; SUM(PRODUCT([.I633]; [.B634]); [.H633]); [.H633])" office:value-type="float" office:value="429210" calcext:value-type="float">
            <text:p>429210</text:p>
          </table:table-cell>
          <table:table-cell table:style-name="ce13" table:formula="of:=IF([.A634]=&quot;down&quot;; SUM([.B634]; [.I633]); IF([.A634]=&quot;up&quot;;SUM(-[.B634]; [.I633]); [.I633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35]=&quot;forward&quot;; SUM([.B635]; [.D634]); [.D634])" office:value-type="float" office:value="1260" calcext:value-type="float">
            <text:p>1260</text:p>
          </table:table-cell>
          <table:table-cell table:style-name="ce13" table:formula="of:=IF([.A635]=&quot;down&quot;; SUM([.B635];[.E634]); IF([.A635]=&quot;up&quot;;SUM(-[.B635];[.E634]); [.E634]))" office:value-type="float" office:value="576" calcext:value-type="float">
            <text:p>576</text:p>
          </table:table-cell>
          <table:table-cell/>
          <table:table-cell table:style-name="ce13" table:formula="of:=IF([.A635]=&quot;forward&quot;; SUM([.B635]; [.G634]); [.G634])" office:value-type="float" office:value="1260" calcext:value-type="float">
            <text:p>1260</text:p>
          </table:table-cell>
          <table:table-cell table:style-name="ce13" table:formula="of:=IF([.A635]=&quot;forward&quot;; SUM(PRODUCT([.I634]; [.B635]); [.H634]); [.H634])" office:value-type="float" office:value="429210" calcext:value-type="float">
            <text:p>429210</text:p>
          </table:table-cell>
          <table:table-cell table:style-name="ce13" table:formula="of:=IF([.A635]=&quot;down&quot;; SUM([.B635]; [.I634]); IF([.A635]=&quot;up&quot;;SUM(-[.B635]; [.I634]); [.I634])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36]=&quot;forward&quot;; SUM([.B636]; [.D635]); [.D635])" office:value-type="float" office:value="1260" calcext:value-type="float">
            <text:p>1260</text:p>
          </table:table-cell>
          <table:table-cell table:style-name="ce13" table:formula="of:=IF([.A636]=&quot;down&quot;; SUM([.B636];[.E635]); IF([.A636]=&quot;up&quot;;SUM(-[.B636];[.E635]); [.E635]))" office:value-type="float" office:value="569" calcext:value-type="float">
            <text:p>569</text:p>
          </table:table-cell>
          <table:table-cell/>
          <table:table-cell table:style-name="ce13" table:formula="of:=IF([.A636]=&quot;forward&quot;; SUM([.B636]; [.G635]); [.G635])" office:value-type="float" office:value="1260" calcext:value-type="float">
            <text:p>1260</text:p>
          </table:table-cell>
          <table:table-cell table:style-name="ce13" table:formula="of:=IF([.A636]=&quot;forward&quot;; SUM(PRODUCT([.I635]; [.B636]); [.H635]); [.H635])" office:value-type="float" office:value="429210" calcext:value-type="float">
            <text:p>429210</text:p>
          </table:table-cell>
          <table:table-cell table:style-name="ce13" table:formula="of:=IF([.A636]=&quot;down&quot;; SUM([.B636]; [.I635]); IF([.A636]=&quot;up&quot;;SUM(-[.B636]; [.I635]); [.I635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37]=&quot;forward&quot;; SUM([.B637]; [.D636]); [.D636])" office:value-type="float" office:value="1267" calcext:value-type="float">
            <text:p>1267</text:p>
          </table:table-cell>
          <table:table-cell table:style-name="ce13" table:formula="of:=IF([.A637]=&quot;down&quot;; SUM([.B637];[.E636]); IF([.A637]=&quot;up&quot;;SUM(-[.B637];[.E636]); [.E636]))" office:value-type="float" office:value="569" calcext:value-type="float">
            <text:p>569</text:p>
          </table:table-cell>
          <table:table-cell/>
          <table:table-cell table:style-name="ce13" table:formula="of:=IF([.A637]=&quot;forward&quot;; SUM([.B637]; [.G636]); [.G636])" office:value-type="float" office:value="1267" calcext:value-type="float">
            <text:p>1267</text:p>
          </table:table-cell>
          <table:table-cell table:style-name="ce13" table:formula="of:=IF([.A637]=&quot;forward&quot;; SUM(PRODUCT([.I636]; [.B637]); [.H636]); [.H636])" office:value-type="float" office:value="433193" calcext:value-type="float">
            <text:p>433193</text:p>
          </table:table-cell>
          <table:table-cell table:style-name="ce13" table:formula="of:=IF([.A637]=&quot;down&quot;; SUM([.B637]; [.I636]); IF([.A637]=&quot;up&quot;;SUM(-[.B637]; [.I636]); [.I636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38]=&quot;forward&quot;; SUM([.B638]; [.D637]); [.D637])" office:value-type="float" office:value="1272" calcext:value-type="float">
            <text:p>1272</text:p>
          </table:table-cell>
          <table:table-cell table:style-name="ce13" table:formula="of:=IF([.A638]=&quot;down&quot;; SUM([.B638];[.E637]); IF([.A638]=&quot;up&quot;;SUM(-[.B638];[.E637]); [.E637]))" office:value-type="float" office:value="569" calcext:value-type="float">
            <text:p>569</text:p>
          </table:table-cell>
          <table:table-cell/>
          <table:table-cell table:style-name="ce13" table:formula="of:=IF([.A638]=&quot;forward&quot;; SUM([.B638]; [.G637]); [.G637])" office:value-type="float" office:value="1272" calcext:value-type="float">
            <text:p>1272</text:p>
          </table:table-cell>
          <table:table-cell table:style-name="ce13" table:formula="of:=IF([.A638]=&quot;forward&quot;; SUM(PRODUCT([.I637]; [.B638]); [.H637]); [.H637])" office:value-type="float" office:value="436038" calcext:value-type="float">
            <text:p>436038</text:p>
          </table:table-cell>
          <table:table-cell table:style-name="ce13" table:formula="of:=IF([.A638]=&quot;down&quot;; SUM([.B638]; [.I637]); IF([.A638]=&quot;up&quot;;SUM(-[.B638]; [.I637]); [.I637]))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39]=&quot;forward&quot;; SUM([.B639]; [.D638]); [.D638])" office:value-type="float" office:value="1272" calcext:value-type="float">
            <text:p>1272</text:p>
          </table:table-cell>
          <table:table-cell table:style-name="ce13" table:formula="of:=IF([.A639]=&quot;down&quot;; SUM([.B639];[.E638]); IF([.A639]=&quot;up&quot;;SUM(-[.B639];[.E638]); [.E638]))" office:value-type="float" office:value="572" calcext:value-type="float">
            <text:p>572</text:p>
          </table:table-cell>
          <table:table-cell/>
          <table:table-cell table:style-name="ce13" table:formula="of:=IF([.A639]=&quot;forward&quot;; SUM([.B639]; [.G638]); [.G638])" office:value-type="float" office:value="1272" calcext:value-type="float">
            <text:p>1272</text:p>
          </table:table-cell>
          <table:table-cell table:style-name="ce13" table:formula="of:=IF([.A639]=&quot;forward&quot;; SUM(PRODUCT([.I638]; [.B639]); [.H638]); [.H638])" office:value-type="float" office:value="436038" calcext:value-type="float">
            <text:p>436038</text:p>
          </table:table-cell>
          <table:table-cell table:style-name="ce13" table:formula="of:=IF([.A639]=&quot;down&quot;; SUM([.B639]; [.I638]); IF([.A639]=&quot;up&quot;;SUM(-[.B639]; [.I638]); [.I638]))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40]=&quot;forward&quot;; SUM([.B640]; [.D639]); [.D639])" office:value-type="float" office:value="1272" calcext:value-type="float">
            <text:p>1272</text:p>
          </table:table-cell>
          <table:table-cell table:style-name="ce13" table:formula="of:=IF([.A640]=&quot;down&quot;; SUM([.B640];[.E639]); IF([.A640]=&quot;up&quot;;SUM(-[.B640];[.E639]); [.E639]))" office:value-type="float" office:value="574" calcext:value-type="float">
            <text:p>574</text:p>
          </table:table-cell>
          <table:table-cell/>
          <table:table-cell table:style-name="ce13" table:formula="of:=IF([.A640]=&quot;forward&quot;; SUM([.B640]; [.G639]); [.G639])" office:value-type="float" office:value="1272" calcext:value-type="float">
            <text:p>1272</text:p>
          </table:table-cell>
          <table:table-cell table:style-name="ce13" table:formula="of:=IF([.A640]=&quot;forward&quot;; SUM(PRODUCT([.I639]; [.B640]); [.H639]); [.H639])" office:value-type="float" office:value="436038" calcext:value-type="float">
            <text:p>436038</text:p>
          </table:table-cell>
          <table:table-cell table:style-name="ce13" table:formula="of:=IF([.A640]=&quot;down&quot;; SUM([.B640]; [.I639]); IF([.A640]=&quot;up&quot;;SUM(-[.B640]; [.I639]); [.I639]))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41]=&quot;forward&quot;; SUM([.B641]; [.D640]); [.D640])" office:value-type="float" office:value="1272" calcext:value-type="float">
            <text:p>1272</text:p>
          </table:table-cell>
          <table:table-cell table:style-name="ce13" table:formula="of:=IF([.A641]=&quot;down&quot;; SUM([.B641];[.E640]); IF([.A641]=&quot;up&quot;;SUM(-[.B641];[.E640]); [.E640]))" office:value-type="float" office:value="581" calcext:value-type="float">
            <text:p>581</text:p>
          </table:table-cell>
          <table:table-cell/>
          <table:table-cell table:style-name="ce13" table:formula="of:=IF([.A641]=&quot;forward&quot;; SUM([.B641]; [.G640]); [.G640])" office:value-type="float" office:value="1272" calcext:value-type="float">
            <text:p>1272</text:p>
          </table:table-cell>
          <table:table-cell table:style-name="ce13" table:formula="of:=IF([.A641]=&quot;forward&quot;; SUM(PRODUCT([.I640]; [.B641]); [.H640]); [.H640])" office:value-type="float" office:value="436038" calcext:value-type="float">
            <text:p>436038</text:p>
          </table:table-cell>
          <table:table-cell table:style-name="ce13" table:formula="of:=IF([.A641]=&quot;down&quot;; SUM([.B641]; [.I640]); IF([.A641]=&quot;up&quot;;SUM(-[.B641]; [.I640]); [.I640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42]=&quot;forward&quot;; SUM([.B642]; [.D641]); [.D641])" office:value-type="float" office:value="1279" calcext:value-type="float">
            <text:p>1279</text:p>
          </table:table-cell>
          <table:table-cell table:style-name="ce13" table:formula="of:=IF([.A642]=&quot;down&quot;; SUM([.B642];[.E641]); IF([.A642]=&quot;up&quot;;SUM(-[.B642];[.E641]); [.E641]))" office:value-type="float" office:value="581" calcext:value-type="float">
            <text:p>581</text:p>
          </table:table-cell>
          <table:table-cell/>
          <table:table-cell table:style-name="ce13" table:formula="of:=IF([.A642]=&quot;forward&quot;; SUM([.B642]; [.G641]); [.G641])" office:value-type="float" office:value="1279" calcext:value-type="float">
            <text:p>1279</text:p>
          </table:table-cell>
          <table:table-cell table:style-name="ce13" table:formula="of:=IF([.A642]=&quot;forward&quot;; SUM(PRODUCT([.I641]; [.B642]); [.H641]); [.H641])" office:value-type="float" office:value="440105" calcext:value-type="float">
            <text:p>440105</text:p>
          </table:table-cell>
          <table:table-cell table:style-name="ce13" table:formula="of:=IF([.A642]=&quot;down&quot;; SUM([.B642]; [.I641]); IF([.A642]=&quot;up&quot;;SUM(-[.B642]; [.I641]); [.I641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43]=&quot;forward&quot;; SUM([.B643]; [.D642]); [.D642])" office:value-type="float" office:value="1283" calcext:value-type="float">
            <text:p>1283</text:p>
          </table:table-cell>
          <table:table-cell table:style-name="ce13" table:formula="of:=IF([.A643]=&quot;down&quot;; SUM([.B643];[.E642]); IF([.A643]=&quot;up&quot;;SUM(-[.B643];[.E642]); [.E642]))" office:value-type="float" office:value="581" calcext:value-type="float">
            <text:p>581</text:p>
          </table:table-cell>
          <table:table-cell/>
          <table:table-cell table:style-name="ce13" table:formula="of:=IF([.A643]=&quot;forward&quot;; SUM([.B643]; [.G642]); [.G642])" office:value-type="float" office:value="1283" calcext:value-type="float">
            <text:p>1283</text:p>
          </table:table-cell>
          <table:table-cell table:style-name="ce13" table:formula="of:=IF([.A643]=&quot;forward&quot;; SUM(PRODUCT([.I642]; [.B643]); [.H642]); [.H642])" office:value-type="float" office:value="442429" calcext:value-type="float">
            <text:p>442429</text:p>
          </table:table-cell>
          <table:table-cell table:style-name="ce13" table:formula="of:=IF([.A643]=&quot;down&quot;; SUM([.B643]; [.I642]); IF([.A643]=&quot;up&quot;;SUM(-[.B643]; [.I642]); [.I642])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44]=&quot;forward&quot;; SUM([.B644]; [.D643]); [.D643])" office:value-type="float" office:value="1283" calcext:value-type="float">
            <text:p>1283</text:p>
          </table:table-cell>
          <table:table-cell table:style-name="ce13" table:formula="of:=IF([.A644]=&quot;down&quot;; SUM([.B644];[.E643]); IF([.A644]=&quot;up&quot;;SUM(-[.B644];[.E643]); [.E643]))" office:value-type="float" office:value="590" calcext:value-type="float">
            <text:p>590</text:p>
          </table:table-cell>
          <table:table-cell/>
          <table:table-cell table:style-name="ce13" table:formula="of:=IF([.A644]=&quot;forward&quot;; SUM([.B644]; [.G643]); [.G643])" office:value-type="float" office:value="1283" calcext:value-type="float">
            <text:p>1283</text:p>
          </table:table-cell>
          <table:table-cell table:style-name="ce13" table:formula="of:=IF([.A644]=&quot;forward&quot;; SUM(PRODUCT([.I643]; [.B644]); [.H643]); [.H643])" office:value-type="float" office:value="442429" calcext:value-type="float">
            <text:p>442429</text:p>
          </table:table-cell>
          <table:table-cell table:style-name="ce13" table:formula="of:=IF([.A644]=&quot;down&quot;; SUM([.B644]; [.I643]); IF([.A644]=&quot;up&quot;;SUM(-[.B644]; [.I643]); [.I643])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45]=&quot;forward&quot;; SUM([.B645]; [.D644]); [.D644])" office:value-type="float" office:value="1285" calcext:value-type="float">
            <text:p>1285</text:p>
          </table:table-cell>
          <table:table-cell table:style-name="ce13" table:formula="of:=IF([.A645]=&quot;down&quot;; SUM([.B645];[.E644]); IF([.A645]=&quot;up&quot;;SUM(-[.B645];[.E644]); [.E644]))" office:value-type="float" office:value="590" calcext:value-type="float">
            <text:p>590</text:p>
          </table:table-cell>
          <table:table-cell/>
          <table:table-cell table:style-name="ce13" table:formula="of:=IF([.A645]=&quot;forward&quot;; SUM([.B645]; [.G644]); [.G644])" office:value-type="float" office:value="1285" calcext:value-type="float">
            <text:p>1285</text:p>
          </table:table-cell>
          <table:table-cell table:style-name="ce13" table:formula="of:=IF([.A645]=&quot;forward&quot;; SUM(PRODUCT([.I644]; [.B645]); [.H644]); [.H644])" office:value-type="float" office:value="443609" calcext:value-type="float">
            <text:p>443609</text:p>
          </table:table-cell>
          <table:table-cell table:style-name="ce13" table:formula="of:=IF([.A645]=&quot;down&quot;; SUM([.B645]; [.I644]); IF([.A645]=&quot;up&quot;;SUM(-[.B645]; [.I644]); [.I644])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46]=&quot;forward&quot;; SUM([.B646]; [.D645]); [.D645])" office:value-type="float" office:value="1285" calcext:value-type="float">
            <text:p>1285</text:p>
          </table:table-cell>
          <table:table-cell table:style-name="ce13" table:formula="of:=IF([.A646]=&quot;down&quot;; SUM([.B646];[.E645]); IF([.A646]=&quot;up&quot;;SUM(-[.B646];[.E645]); [.E645]))" office:value-type="float" office:value="596" calcext:value-type="float">
            <text:p>596</text:p>
          </table:table-cell>
          <table:table-cell/>
          <table:table-cell table:style-name="ce13" table:formula="of:=IF([.A646]=&quot;forward&quot;; SUM([.B646]; [.G645]); [.G645])" office:value-type="float" office:value="1285" calcext:value-type="float">
            <text:p>1285</text:p>
          </table:table-cell>
          <table:table-cell table:style-name="ce13" table:formula="of:=IF([.A646]=&quot;forward&quot;; SUM(PRODUCT([.I645]; [.B646]); [.H645]); [.H645])" office:value-type="float" office:value="443609" calcext:value-type="float">
            <text:p>443609</text:p>
          </table:table-cell>
          <table:table-cell table:style-name="ce13" table:formula="of:=IF([.A646]=&quot;down&quot;; SUM([.B646]; [.I645]); IF([.A646]=&quot;up&quot;;SUM(-[.B646]; [.I645]); [.I645]))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47]=&quot;forward&quot;; SUM([.B647]; [.D646]); [.D646])" office:value-type="float" office:value="1288" calcext:value-type="float">
            <text:p>1288</text:p>
          </table:table-cell>
          <table:table-cell table:style-name="ce13" table:formula="of:=IF([.A647]=&quot;down&quot;; SUM([.B647];[.E646]); IF([.A647]=&quot;up&quot;;SUM(-[.B647];[.E646]); [.E646]))" office:value-type="float" office:value="596" calcext:value-type="float">
            <text:p>596</text:p>
          </table:table-cell>
          <table:table-cell/>
          <table:table-cell table:style-name="ce13" table:formula="of:=IF([.A647]=&quot;forward&quot;; SUM([.B647]; [.G646]); [.G646])" office:value-type="float" office:value="1288" calcext:value-type="float">
            <text:p>1288</text:p>
          </table:table-cell>
          <table:table-cell table:style-name="ce13" table:formula="of:=IF([.A647]=&quot;forward&quot;; SUM(PRODUCT([.I646]; [.B647]); [.H646]); [.H646])" office:value-type="float" office:value="445397" calcext:value-type="float">
            <text:p>445397</text:p>
          </table:table-cell>
          <table:table-cell table:style-name="ce13" table:formula="of:=IF([.A647]=&quot;down&quot;; SUM([.B647]; [.I646]); IF([.A647]=&quot;up&quot;;SUM(-[.B647]; [.I646]); [.I646]))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48]=&quot;forward&quot;; SUM([.B648]; [.D647]); [.D647])" office:value-type="float" office:value="1288" calcext:value-type="float">
            <text:p>1288</text:p>
          </table:table-cell>
          <table:table-cell table:style-name="ce13" table:formula="of:=IF([.A648]=&quot;down&quot;; SUM([.B648];[.E647]); IF([.A648]=&quot;up&quot;;SUM(-[.B648];[.E647]); [.E647]))" office:value-type="float" office:value="590" calcext:value-type="float">
            <text:p>590</text:p>
          </table:table-cell>
          <table:table-cell/>
          <table:table-cell table:style-name="ce13" table:formula="of:=IF([.A648]=&quot;forward&quot;; SUM([.B648]; [.G647]); [.G647])" office:value-type="float" office:value="1288" calcext:value-type="float">
            <text:p>1288</text:p>
          </table:table-cell>
          <table:table-cell table:style-name="ce13" table:formula="of:=IF([.A648]=&quot;forward&quot;; SUM(PRODUCT([.I647]; [.B648]); [.H647]); [.H647])" office:value-type="float" office:value="445397" calcext:value-type="float">
            <text:p>445397</text:p>
          </table:table-cell>
          <table:table-cell table:style-name="ce13" table:formula="of:=IF([.A648]=&quot;down&quot;; SUM([.B648]; [.I647]); IF([.A648]=&quot;up&quot;;SUM(-[.B648]; [.I647]); [.I647])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49]=&quot;forward&quot;; SUM([.B649]; [.D648]); [.D648])" office:value-type="float" office:value="1288" calcext:value-type="float">
            <text:p>1288</text:p>
          </table:table-cell>
          <table:table-cell table:style-name="ce13" table:formula="of:=IF([.A649]=&quot;down&quot;; SUM([.B649];[.E648]); IF([.A649]=&quot;up&quot;;SUM(-[.B649];[.E648]); [.E648]))" office:value-type="float" office:value="598" calcext:value-type="float">
            <text:p>598</text:p>
          </table:table-cell>
          <table:table-cell/>
          <table:table-cell table:style-name="ce13" table:formula="of:=IF([.A649]=&quot;forward&quot;; SUM([.B649]; [.G648]); [.G648])" office:value-type="float" office:value="1288" calcext:value-type="float">
            <text:p>1288</text:p>
          </table:table-cell>
          <table:table-cell table:style-name="ce13" table:formula="of:=IF([.A649]=&quot;forward&quot;; SUM(PRODUCT([.I648]; [.B649]); [.H648]); [.H648])" office:value-type="float" office:value="445397" calcext:value-type="float">
            <text:p>445397</text:p>
          </table:table-cell>
          <table:table-cell table:style-name="ce13" table:formula="of:=IF([.A649]=&quot;down&quot;; SUM([.B649]; [.I648]); IF([.A649]=&quot;up&quot;;SUM(-[.B649]; [.I648]); [.I648]))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50]=&quot;forward&quot;; SUM([.B650]; [.D649]); [.D649])" office:value-type="float" office:value="1288" calcext:value-type="float">
            <text:p>1288</text:p>
          </table:table-cell>
          <table:table-cell table:style-name="ce13" table:formula="of:=IF([.A650]=&quot;down&quot;; SUM([.B650];[.E649]); IF([.A650]=&quot;up&quot;;SUM(-[.B650];[.E649]); [.E649]))" office:value-type="float" office:value="605" calcext:value-type="float">
            <text:p>605</text:p>
          </table:table-cell>
          <table:table-cell/>
          <table:table-cell table:style-name="ce13" table:formula="of:=IF([.A650]=&quot;forward&quot;; SUM([.B650]; [.G649]); [.G649])" office:value-type="float" office:value="1288" calcext:value-type="float">
            <text:p>1288</text:p>
          </table:table-cell>
          <table:table-cell table:style-name="ce13" table:formula="of:=IF([.A650]=&quot;forward&quot;; SUM(PRODUCT([.I649]; [.B650]); [.H649]); [.H649])" office:value-type="float" office:value="445397" calcext:value-type="float">
            <text:p>445397</text:p>
          </table:table-cell>
          <table:table-cell table:style-name="ce13" table:formula="of:=IF([.A650]=&quot;down&quot;; SUM([.B650]; [.I649]); IF([.A650]=&quot;up&quot;;SUM(-[.B650]; [.I649]); [.I649]))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51]=&quot;forward&quot;; SUM([.B651]; [.D650]); [.D650])" office:value-type="float" office:value="1288" calcext:value-type="float">
            <text:p>1288</text:p>
          </table:table-cell>
          <table:table-cell table:style-name="ce13" table:formula="of:=IF([.A651]=&quot;down&quot;; SUM([.B651];[.E650]); IF([.A651]=&quot;up&quot;;SUM(-[.B651];[.E650]); [.E650]))" office:value-type="float" office:value="611" calcext:value-type="float">
            <text:p>611</text:p>
          </table:table-cell>
          <table:table-cell/>
          <table:table-cell table:style-name="ce13" table:formula="of:=IF([.A651]=&quot;forward&quot;; SUM([.B651]; [.G650]); [.G650])" office:value-type="float" office:value="1288" calcext:value-type="float">
            <text:p>1288</text:p>
          </table:table-cell>
          <table:table-cell table:style-name="ce13" table:formula="of:=IF([.A651]=&quot;forward&quot;; SUM(PRODUCT([.I650]; [.B651]); [.H650]); [.H650])" office:value-type="float" office:value="445397" calcext:value-type="float">
            <text:p>445397</text:p>
          </table:table-cell>
          <table:table-cell table:style-name="ce13" table:formula="of:=IF([.A651]=&quot;down&quot;; SUM([.B651]; [.I650]); IF([.A651]=&quot;up&quot;;SUM(-[.B651]; [.I650]); [.I650]))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52]=&quot;forward&quot;; SUM([.B652]; [.D651]); [.D651])" office:value-type="float" office:value="1288" calcext:value-type="float">
            <text:p>1288</text:p>
          </table:table-cell>
          <table:table-cell table:style-name="ce13" table:formula="of:=IF([.A652]=&quot;down&quot;; SUM([.B652];[.E651]); IF([.A652]=&quot;up&quot;;SUM(-[.B652];[.E651]); [.E651]))" office:value-type="float" office:value="618" calcext:value-type="float">
            <text:p>618</text:p>
          </table:table-cell>
          <table:table-cell/>
          <table:table-cell table:style-name="ce13" table:formula="of:=IF([.A652]=&quot;forward&quot;; SUM([.B652]; [.G651]); [.G651])" office:value-type="float" office:value="1288" calcext:value-type="float">
            <text:p>1288</text:p>
          </table:table-cell>
          <table:table-cell table:style-name="ce13" table:formula="of:=IF([.A652]=&quot;forward&quot;; SUM(PRODUCT([.I651]; [.B652]); [.H651]); [.H651])" office:value-type="float" office:value="445397" calcext:value-type="float">
            <text:p>445397</text:p>
          </table:table-cell>
          <table:table-cell table:style-name="ce13" table:formula="of:=IF([.A652]=&quot;down&quot;; SUM([.B652]; [.I651]); IF([.A652]=&quot;up&quot;;SUM(-[.B652]; [.I651]); [.I651]))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53]=&quot;forward&quot;; SUM([.B653]; [.D652]); [.D652])" office:value-type="float" office:value="1288" calcext:value-type="float">
            <text:p>1288</text:p>
          </table:table-cell>
          <table:table-cell table:style-name="ce13" table:formula="of:=IF([.A653]=&quot;down&quot;; SUM([.B653];[.E652]); IF([.A653]=&quot;up&quot;;SUM(-[.B653];[.E652]); [.E652]))" office:value-type="float" office:value="613" calcext:value-type="float">
            <text:p>613</text:p>
          </table:table-cell>
          <table:table-cell/>
          <table:table-cell table:style-name="ce13" table:formula="of:=IF([.A653]=&quot;forward&quot;; SUM([.B653]; [.G652]); [.G652])" office:value-type="float" office:value="1288" calcext:value-type="float">
            <text:p>1288</text:p>
          </table:table-cell>
          <table:table-cell table:style-name="ce13" table:formula="of:=IF([.A653]=&quot;forward&quot;; SUM(PRODUCT([.I652]; [.B653]); [.H652]); [.H652])" office:value-type="float" office:value="445397" calcext:value-type="float">
            <text:p>445397</text:p>
          </table:table-cell>
          <table:table-cell table:style-name="ce13" table:formula="of:=IF([.A653]=&quot;down&quot;; SUM([.B653]; [.I652]); IF([.A653]=&quot;up&quot;;SUM(-[.B653]; [.I652]); [.I652]))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54]=&quot;forward&quot;; SUM([.B654]; [.D653]); [.D653])" office:value-type="float" office:value="1288" calcext:value-type="float">
            <text:p>1288</text:p>
          </table:table-cell>
          <table:table-cell table:style-name="ce13" table:formula="of:=IF([.A654]=&quot;down&quot;; SUM([.B654];[.E653]); IF([.A654]=&quot;up&quot;;SUM(-[.B654];[.E653]); [.E653]))" office:value-type="float" office:value="604" calcext:value-type="float">
            <text:p>604</text:p>
          </table:table-cell>
          <table:table-cell/>
          <table:table-cell table:style-name="ce13" table:formula="of:=IF([.A654]=&quot;forward&quot;; SUM([.B654]; [.G653]); [.G653])" office:value-type="float" office:value="1288" calcext:value-type="float">
            <text:p>1288</text:p>
          </table:table-cell>
          <table:table-cell table:style-name="ce13" table:formula="of:=IF([.A654]=&quot;forward&quot;; SUM(PRODUCT([.I653]; [.B654]); [.H653]); [.H653])" office:value-type="float" office:value="445397" calcext:value-type="float">
            <text:p>445397</text:p>
          </table:table-cell>
          <table:table-cell table:style-name="ce13" table:formula="of:=IF([.A654]=&quot;down&quot;; SUM([.B654]; [.I653]); IF([.A654]=&quot;up&quot;;SUM(-[.B654]; [.I653]); [.I653])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55]=&quot;forward&quot;; SUM([.B655]; [.D654]); [.D654])" office:value-type="float" office:value="1288" calcext:value-type="float">
            <text:p>1288</text:p>
          </table:table-cell>
          <table:table-cell table:style-name="ce13" table:formula="of:=IF([.A655]=&quot;down&quot;; SUM([.B655];[.E654]); IF([.A655]=&quot;up&quot;;SUM(-[.B655];[.E654]); [.E654]))" office:value-type="float" office:value="608" calcext:value-type="float">
            <text:p>608</text:p>
          </table:table-cell>
          <table:table-cell/>
          <table:table-cell table:style-name="ce13" table:formula="of:=IF([.A655]=&quot;forward&quot;; SUM([.B655]; [.G654]); [.G654])" office:value-type="float" office:value="1288" calcext:value-type="float">
            <text:p>1288</text:p>
          </table:table-cell>
          <table:table-cell table:style-name="ce13" table:formula="of:=IF([.A655]=&quot;forward&quot;; SUM(PRODUCT([.I654]; [.B655]); [.H654]); [.H654])" office:value-type="float" office:value="445397" calcext:value-type="float">
            <text:p>445397</text:p>
          </table:table-cell>
          <table:table-cell table:style-name="ce13" table:formula="of:=IF([.A655]=&quot;down&quot;; SUM([.B655]; [.I654]); IF([.A655]=&quot;up&quot;;SUM(-[.B655]; [.I654]); [.I654]))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56]=&quot;forward&quot;; SUM([.B656]; [.D655]); [.D655])" office:value-type="float" office:value="1288" calcext:value-type="float">
            <text:p>1288</text:p>
          </table:table-cell>
          <table:table-cell table:style-name="ce13" table:formula="of:=IF([.A656]=&quot;down&quot;; SUM([.B656];[.E655]); IF([.A656]=&quot;up&quot;;SUM(-[.B656];[.E655]); [.E655]))" office:value-type="float" office:value="602" calcext:value-type="float">
            <text:p>602</text:p>
          </table:table-cell>
          <table:table-cell/>
          <table:table-cell table:style-name="ce13" table:formula="of:=IF([.A656]=&quot;forward&quot;; SUM([.B656]; [.G655]); [.G655])" office:value-type="float" office:value="1288" calcext:value-type="float">
            <text:p>1288</text:p>
          </table:table-cell>
          <table:table-cell table:style-name="ce13" table:formula="of:=IF([.A656]=&quot;forward&quot;; SUM(PRODUCT([.I655]; [.B656]); [.H655]); [.H655])" office:value-type="float" office:value="445397" calcext:value-type="float">
            <text:p>445397</text:p>
          </table:table-cell>
          <table:table-cell table:style-name="ce13" table:formula="of:=IF([.A656]=&quot;down&quot;; SUM([.B656]; [.I655]); IF([.A656]=&quot;up&quot;;SUM(-[.B656]; [.I655]); [.I655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57]=&quot;forward&quot;; SUM([.B657]; [.D656]); [.D656])" office:value-type="float" office:value="1289" calcext:value-type="float">
            <text:p>1289</text:p>
          </table:table-cell>
          <table:table-cell table:style-name="ce13" table:formula="of:=IF([.A657]=&quot;down&quot;; SUM([.B657];[.E656]); IF([.A657]=&quot;up&quot;;SUM(-[.B657];[.E656]); [.E656]))" office:value-type="float" office:value="602" calcext:value-type="float">
            <text:p>602</text:p>
          </table:table-cell>
          <table:table-cell/>
          <table:table-cell table:style-name="ce13" table:formula="of:=IF([.A657]=&quot;forward&quot;; SUM([.B657]; [.G656]); [.G656])" office:value-type="float" office:value="1289" calcext:value-type="float">
            <text:p>1289</text:p>
          </table:table-cell>
          <table:table-cell table:style-name="ce13" table:formula="of:=IF([.A657]=&quot;forward&quot;; SUM(PRODUCT([.I656]; [.B657]); [.H656]); [.H656])" office:value-type="float" office:value="445999" calcext:value-type="float">
            <text:p>445999</text:p>
          </table:table-cell>
          <table:table-cell table:style-name="ce13" table:formula="of:=IF([.A657]=&quot;down&quot;; SUM([.B657]; [.I656]); IF([.A657]=&quot;up&quot;;SUM(-[.B657]; [.I656]); [.I656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58]=&quot;forward&quot;; SUM([.B658]; [.D657]); [.D657])" office:value-type="float" office:value="1291" calcext:value-type="float">
            <text:p>1291</text:p>
          </table:table-cell>
          <table:table-cell table:style-name="ce13" table:formula="of:=IF([.A658]=&quot;down&quot;; SUM([.B658];[.E657]); IF([.A658]=&quot;up&quot;;SUM(-[.B658];[.E657]); [.E657]))" office:value-type="float" office:value="602" calcext:value-type="float">
            <text:p>602</text:p>
          </table:table-cell>
          <table:table-cell/>
          <table:table-cell table:style-name="ce13" table:formula="of:=IF([.A658]=&quot;forward&quot;; SUM([.B658]; [.G657]); [.G657])" office:value-type="float" office:value="1291" calcext:value-type="float">
            <text:p>1291</text:p>
          </table:table-cell>
          <table:table-cell table:style-name="ce13" table:formula="of:=IF([.A658]=&quot;forward&quot;; SUM(PRODUCT([.I657]; [.B658]); [.H657]); [.H657])" office:value-type="float" office:value="447203" calcext:value-type="float">
            <text:p>447203</text:p>
          </table:table-cell>
          <table:table-cell table:style-name="ce13" table:formula="of:=IF([.A658]=&quot;down&quot;; SUM([.B658]; [.I657]); IF([.A658]=&quot;up&quot;;SUM(-[.B658]; [.I657]); [.I657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59]=&quot;forward&quot;; SUM([.B659]; [.D658]); [.D658])" office:value-type="float" office:value="1295" calcext:value-type="float">
            <text:p>1295</text:p>
          </table:table-cell>
          <table:table-cell table:style-name="ce13" table:formula="of:=IF([.A659]=&quot;down&quot;; SUM([.B659];[.E658]); IF([.A659]=&quot;up&quot;;SUM(-[.B659];[.E658]); [.E658]))" office:value-type="float" office:value="602" calcext:value-type="float">
            <text:p>602</text:p>
          </table:table-cell>
          <table:table-cell/>
          <table:table-cell table:style-name="ce13" table:formula="of:=IF([.A659]=&quot;forward&quot;; SUM([.B659]; [.G658]); [.G658])" office:value-type="float" office:value="1295" calcext:value-type="float">
            <text:p>1295</text:p>
          </table:table-cell>
          <table:table-cell table:style-name="ce13" table:formula="of:=IF([.A659]=&quot;forward&quot;; SUM(PRODUCT([.I658]; [.B659]); [.H658]); [.H658])" office:value-type="float" office:value="449611" calcext:value-type="float">
            <text:p>449611</text:p>
          </table:table-cell>
          <table:table-cell table:style-name="ce13" table:formula="of:=IF([.A659]=&quot;down&quot;; SUM([.B659]; [.I658]); IF([.A659]=&quot;up&quot;;SUM(-[.B659]; [.I658]); [.I658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60]=&quot;forward&quot;; SUM([.B660]; [.D659]); [.D659])" office:value-type="float" office:value="1295" calcext:value-type="float">
            <text:p>1295</text:p>
          </table:table-cell>
          <table:table-cell table:style-name="ce13" table:formula="of:=IF([.A660]=&quot;down&quot;; SUM([.B660];[.E659]); IF([.A660]=&quot;up&quot;;SUM(-[.B660];[.E659]); [.E659]))" office:value-type="float" office:value="597" calcext:value-type="float">
            <text:p>597</text:p>
          </table:table-cell>
          <table:table-cell/>
          <table:table-cell table:style-name="ce13" table:formula="of:=IF([.A660]=&quot;forward&quot;; SUM([.B660]; [.G659]); [.G659])" office:value-type="float" office:value="1295" calcext:value-type="float">
            <text:p>1295</text:p>
          </table:table-cell>
          <table:table-cell table:style-name="ce13" table:formula="of:=IF([.A660]=&quot;forward&quot;; SUM(PRODUCT([.I659]; [.B660]); [.H659]); [.H659])" office:value-type="float" office:value="449611" calcext:value-type="float">
            <text:p>449611</text:p>
          </table:table-cell>
          <table:table-cell table:style-name="ce13" table:formula="of:=IF([.A660]=&quot;down&quot;; SUM([.B660]; [.I659]); IF([.A660]=&quot;up&quot;;SUM(-[.B660]; [.I659]); [.I659]))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61]=&quot;forward&quot;; SUM([.B661]; [.D660]); [.D660])" office:value-type="float" office:value="1295" calcext:value-type="float">
            <text:p>1295</text:p>
          </table:table-cell>
          <table:table-cell table:style-name="ce13" table:formula="of:=IF([.A661]=&quot;down&quot;; SUM([.B661];[.E660]); IF([.A661]=&quot;up&quot;;SUM(-[.B661];[.E660]); [.E660]))" office:value-type="float" office:value="599" calcext:value-type="float">
            <text:p>599</text:p>
          </table:table-cell>
          <table:table-cell/>
          <table:table-cell table:style-name="ce13" table:formula="of:=IF([.A661]=&quot;forward&quot;; SUM([.B661]; [.G660]); [.G660])" office:value-type="float" office:value="1295" calcext:value-type="float">
            <text:p>1295</text:p>
          </table:table-cell>
          <table:table-cell table:style-name="ce13" table:formula="of:=IF([.A661]=&quot;forward&quot;; SUM(PRODUCT([.I660]; [.B661]); [.H660]); [.H660])" office:value-type="float" office:value="449611" calcext:value-type="float">
            <text:p>449611</text:p>
          </table:table-cell>
          <table:table-cell table:style-name="ce13" table:formula="of:=IF([.A661]=&quot;down&quot;; SUM([.B661]; [.I660]); IF([.A661]=&quot;up&quot;;SUM(-[.B661]; [.I660]); [.I660]))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62]=&quot;forward&quot;; SUM([.B662]; [.D661]); [.D661])" office:value-type="float" office:value="1295" calcext:value-type="float">
            <text:p>1295</text:p>
          </table:table-cell>
          <table:table-cell table:style-name="ce13" table:formula="of:=IF([.A662]=&quot;down&quot;; SUM([.B662];[.E661]); IF([.A662]=&quot;up&quot;;SUM(-[.B662];[.E661]); [.E661]))" office:value-type="float" office:value="602" calcext:value-type="float">
            <text:p>602</text:p>
          </table:table-cell>
          <table:table-cell/>
          <table:table-cell table:style-name="ce13" table:formula="of:=IF([.A662]=&quot;forward&quot;; SUM([.B662]; [.G661]); [.G661])" office:value-type="float" office:value="1295" calcext:value-type="float">
            <text:p>1295</text:p>
          </table:table-cell>
          <table:table-cell table:style-name="ce13" table:formula="of:=IF([.A662]=&quot;forward&quot;; SUM(PRODUCT([.I661]; [.B662]); [.H661]); [.H661])" office:value-type="float" office:value="449611" calcext:value-type="float">
            <text:p>449611</text:p>
          </table:table-cell>
          <table:table-cell table:style-name="ce13" table:formula="of:=IF([.A662]=&quot;down&quot;; SUM([.B662]; [.I661]); IF([.A662]=&quot;up&quot;;SUM(-[.B662]; [.I661]); [.I661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63]=&quot;forward&quot;; SUM([.B663]; [.D662]); [.D662])" office:value-type="float" office:value="1304" calcext:value-type="float">
            <text:p>1304</text:p>
          </table:table-cell>
          <table:table-cell table:style-name="ce13" table:formula="of:=IF([.A663]=&quot;down&quot;; SUM([.B663];[.E662]); IF([.A663]=&quot;up&quot;;SUM(-[.B663];[.E662]); [.E662]))" office:value-type="float" office:value="602" calcext:value-type="float">
            <text:p>602</text:p>
          </table:table-cell>
          <table:table-cell/>
          <table:table-cell table:style-name="ce13" table:formula="of:=IF([.A663]=&quot;forward&quot;; SUM([.B663]; [.G662]); [.G662])" office:value-type="float" office:value="1304" calcext:value-type="float">
            <text:p>1304</text:p>
          </table:table-cell>
          <table:table-cell table:style-name="ce13" table:formula="of:=IF([.A663]=&quot;forward&quot;; SUM(PRODUCT([.I662]; [.B663]); [.H662]); [.H662])" office:value-type="float" office:value="455029" calcext:value-type="float">
            <text:p>455029</text:p>
          </table:table-cell>
          <table:table-cell table:style-name="ce13" table:formula="of:=IF([.A663]=&quot;down&quot;; SUM([.B663]; [.I662]); IF([.A663]=&quot;up&quot;;SUM(-[.B663]; [.I662]); [.I662])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64]=&quot;forward&quot;; SUM([.B664]; [.D663]); [.D663])" office:value-type="float" office:value="1304" calcext:value-type="float">
            <text:p>1304</text:p>
          </table:table-cell>
          <table:table-cell table:style-name="ce13" table:formula="of:=IF([.A664]=&quot;down&quot;; SUM([.B664];[.E663]); IF([.A664]=&quot;up&quot;;SUM(-[.B664];[.E663]); [.E663]))" office:value-type="float" office:value="611" calcext:value-type="float">
            <text:p>611</text:p>
          </table:table-cell>
          <table:table-cell/>
          <table:table-cell table:style-name="ce13" table:formula="of:=IF([.A664]=&quot;forward&quot;; SUM([.B664]; [.G663]); [.G663])" office:value-type="float" office:value="1304" calcext:value-type="float">
            <text:p>1304</text:p>
          </table:table-cell>
          <table:table-cell table:style-name="ce13" table:formula="of:=IF([.A664]=&quot;forward&quot;; SUM(PRODUCT([.I663]; [.B664]); [.H663]); [.H663])" office:value-type="float" office:value="455029" calcext:value-type="float">
            <text:p>455029</text:p>
          </table:table-cell>
          <table:table-cell table:style-name="ce13" table:formula="of:=IF([.A664]=&quot;down&quot;; SUM([.B664]; [.I663]); IF([.A664]=&quot;up&quot;;SUM(-[.B664]; [.I663]); [.I663]))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65]=&quot;forward&quot;; SUM([.B665]; [.D664]); [.D664])" office:value-type="float" office:value="1304" calcext:value-type="float">
            <text:p>1304</text:p>
          </table:table-cell>
          <table:table-cell table:style-name="ce13" table:formula="of:=IF([.A665]=&quot;down&quot;; SUM([.B665];[.E664]); IF([.A665]=&quot;up&quot;;SUM(-[.B665];[.E664]); [.E664]))" office:value-type="float" office:value="614" calcext:value-type="float">
            <text:p>614</text:p>
          </table:table-cell>
          <table:table-cell/>
          <table:table-cell table:style-name="ce13" table:formula="of:=IF([.A665]=&quot;forward&quot;; SUM([.B665]; [.G664]); [.G664])" office:value-type="float" office:value="1304" calcext:value-type="float">
            <text:p>1304</text:p>
          </table:table-cell>
          <table:table-cell table:style-name="ce13" table:formula="of:=IF([.A665]=&quot;forward&quot;; SUM(PRODUCT([.I664]; [.B665]); [.H664]); [.H664])" office:value-type="float" office:value="455029" calcext:value-type="float">
            <text:p>455029</text:p>
          </table:table-cell>
          <table:table-cell table:style-name="ce13" table:formula="of:=IF([.A665]=&quot;down&quot;; SUM([.B665]; [.I664]); IF([.A665]=&quot;up&quot;;SUM(-[.B665]; [.I664]); [.I664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66]=&quot;forward&quot;; SUM([.B666]; [.D665]); [.D665])" office:value-type="float" office:value="1309" calcext:value-type="float">
            <text:p>1309</text:p>
          </table:table-cell>
          <table:table-cell table:style-name="ce13" table:formula="of:=IF([.A666]=&quot;down&quot;; SUM([.B666];[.E665]); IF([.A666]=&quot;up&quot;;SUM(-[.B666];[.E665]); [.E665]))" office:value-type="float" office:value="614" calcext:value-type="float">
            <text:p>614</text:p>
          </table:table-cell>
          <table:table-cell/>
          <table:table-cell table:style-name="ce13" table:formula="of:=IF([.A666]=&quot;forward&quot;; SUM([.B666]; [.G665]); [.G665])" office:value-type="float" office:value="1309" calcext:value-type="float">
            <text:p>1309</text:p>
          </table:table-cell>
          <table:table-cell table:style-name="ce13" table:formula="of:=IF([.A666]=&quot;forward&quot;; SUM(PRODUCT([.I665]; [.B666]); [.H665]); [.H665])" office:value-type="float" office:value="458099" calcext:value-type="float">
            <text:p>458099</text:p>
          </table:table-cell>
          <table:table-cell table:style-name="ce13" table:formula="of:=IF([.A666]=&quot;down&quot;; SUM([.B666]; [.I665]); IF([.A666]=&quot;up&quot;;SUM(-[.B666]; [.I665]); [.I665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67]=&quot;forward&quot;; SUM([.B667]; [.D666]); [.D666])" office:value-type="float" office:value="1312" calcext:value-type="float">
            <text:p>1312</text:p>
          </table:table-cell>
          <table:table-cell table:style-name="ce13" table:formula="of:=IF([.A667]=&quot;down&quot;; SUM([.B667];[.E666]); IF([.A667]=&quot;up&quot;;SUM(-[.B667];[.E666]); [.E666]))" office:value-type="float" office:value="614" calcext:value-type="float">
            <text:p>614</text:p>
          </table:table-cell>
          <table:table-cell/>
          <table:table-cell table:style-name="ce13" table:formula="of:=IF([.A667]=&quot;forward&quot;; SUM([.B667]; [.G666]); [.G666])" office:value-type="float" office:value="1312" calcext:value-type="float">
            <text:p>1312</text:p>
          </table:table-cell>
          <table:table-cell table:style-name="ce13" table:formula="of:=IF([.A667]=&quot;forward&quot;; SUM(PRODUCT([.I666]; [.B667]); [.H666]); [.H666])" office:value-type="float" office:value="459941" calcext:value-type="float">
            <text:p>459941</text:p>
          </table:table-cell>
          <table:table-cell table:style-name="ce13" table:formula="of:=IF([.A667]=&quot;down&quot;; SUM([.B667]; [.I666]); IF([.A667]=&quot;up&quot;;SUM(-[.B667]; [.I666]); [.I666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68]=&quot;forward&quot;; SUM([.B668]; [.D667]); [.D667])" office:value-type="float" office:value="1312" calcext:value-type="float">
            <text:p>1312</text:p>
          </table:table-cell>
          <table:table-cell table:style-name="ce13" table:formula="of:=IF([.A668]=&quot;down&quot;; SUM([.B668];[.E667]); IF([.A668]=&quot;up&quot;;SUM(-[.B668];[.E667]); [.E667]))" office:value-type="float" office:value="615" calcext:value-type="float">
            <text:p>615</text:p>
          </table:table-cell>
          <table:table-cell/>
          <table:table-cell table:style-name="ce13" table:formula="of:=IF([.A668]=&quot;forward&quot;; SUM([.B668]; [.G667]); [.G667])" office:value-type="float" office:value="1312" calcext:value-type="float">
            <text:p>1312</text:p>
          </table:table-cell>
          <table:table-cell table:style-name="ce13" table:formula="of:=IF([.A668]=&quot;forward&quot;; SUM(PRODUCT([.I667]; [.B668]); [.H667]); [.H667])" office:value-type="float" office:value="459941" calcext:value-type="float">
            <text:p>459941</text:p>
          </table:table-cell>
          <table:table-cell table:style-name="ce13" table:formula="of:=IF([.A668]=&quot;down&quot;; SUM([.B668]; [.I667]); IF([.A668]=&quot;up&quot;;SUM(-[.B668]; [.I667]); [.I667])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69]=&quot;forward&quot;; SUM([.B669]; [.D668]); [.D668])" office:value-type="float" office:value="1312" calcext:value-type="float">
            <text:p>1312</text:p>
          </table:table-cell>
          <table:table-cell table:style-name="ce13" table:formula="of:=IF([.A669]=&quot;down&quot;; SUM([.B669];[.E668]); IF([.A669]=&quot;up&quot;;SUM(-[.B669];[.E668]); [.E668]))" office:value-type="float" office:value="608" calcext:value-type="float">
            <text:p>608</text:p>
          </table:table-cell>
          <table:table-cell/>
          <table:table-cell table:style-name="ce13" table:formula="of:=IF([.A669]=&quot;forward&quot;; SUM([.B669]; [.G668]); [.G668])" office:value-type="float" office:value="1312" calcext:value-type="float">
            <text:p>1312</text:p>
          </table:table-cell>
          <table:table-cell table:style-name="ce13" table:formula="of:=IF([.A669]=&quot;forward&quot;; SUM(PRODUCT([.I668]; [.B669]); [.H668]); [.H668])" office:value-type="float" office:value="459941" calcext:value-type="float">
            <text:p>459941</text:p>
          </table:table-cell>
          <table:table-cell table:style-name="ce13" table:formula="of:=IF([.A669]=&quot;down&quot;; SUM([.B669]; [.I668]); IF([.A669]=&quot;up&quot;;SUM(-[.B669]; [.I668]); [.I668]))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70]=&quot;forward&quot;; SUM([.B670]; [.D669]); [.D669])" office:value-type="float" office:value="1319" calcext:value-type="float">
            <text:p>1319</text:p>
          </table:table-cell>
          <table:table-cell table:style-name="ce13" table:formula="of:=IF([.A670]=&quot;down&quot;; SUM([.B670];[.E669]); IF([.A670]=&quot;up&quot;;SUM(-[.B670];[.E669]); [.E669]))" office:value-type="float" office:value="608" calcext:value-type="float">
            <text:p>608</text:p>
          </table:table-cell>
          <table:table-cell/>
          <table:table-cell table:style-name="ce13" table:formula="of:=IF([.A670]=&quot;forward&quot;; SUM([.B670]; [.G669]); [.G669])" office:value-type="float" office:value="1319" calcext:value-type="float">
            <text:p>1319</text:p>
          </table:table-cell>
          <table:table-cell table:style-name="ce13" table:formula="of:=IF([.A670]=&quot;forward&quot;; SUM(PRODUCT([.I669]; [.B670]); [.H669]); [.H669])" office:value-type="float" office:value="464197" calcext:value-type="float">
            <text:p>464197</text:p>
          </table:table-cell>
          <table:table-cell table:style-name="ce13" table:formula="of:=IF([.A670]=&quot;down&quot;; SUM([.B670]; [.I669]); IF([.A670]=&quot;up&quot;;SUM(-[.B670]; [.I669]); [.I669]))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71]=&quot;forward&quot;; SUM([.B671]; [.D670]); [.D670])" office:value-type="float" office:value="1324" calcext:value-type="float">
            <text:p>1324</text:p>
          </table:table-cell>
          <table:table-cell table:style-name="ce13" table:formula="of:=IF([.A671]=&quot;down&quot;; SUM([.B671];[.E670]); IF([.A671]=&quot;up&quot;;SUM(-[.B671];[.E670]); [.E670]))" office:value-type="float" office:value="608" calcext:value-type="float">
            <text:p>608</text:p>
          </table:table-cell>
          <table:table-cell/>
          <table:table-cell table:style-name="ce13" table:formula="of:=IF([.A671]=&quot;forward&quot;; SUM([.B671]; [.G670]); [.G670])" office:value-type="float" office:value="1324" calcext:value-type="float">
            <text:p>1324</text:p>
          </table:table-cell>
          <table:table-cell table:style-name="ce13" table:formula="of:=IF([.A671]=&quot;forward&quot;; SUM(PRODUCT([.I670]; [.B671]); [.H670]); [.H670])" office:value-type="float" office:value="467237" calcext:value-type="float">
            <text:p>467237</text:p>
          </table:table-cell>
          <table:table-cell table:style-name="ce13" table:formula="of:=IF([.A671]=&quot;down&quot;; SUM([.B671]; [.I670]); IF([.A671]=&quot;up&quot;;SUM(-[.B671]; [.I670]); [.I670]))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72]=&quot;forward&quot;; SUM([.B672]; [.D671]); [.D671])" office:value-type="float" office:value="1324" calcext:value-type="float">
            <text:p>1324</text:p>
          </table:table-cell>
          <table:table-cell table:style-name="ce13" table:formula="of:=IF([.A672]=&quot;down&quot;; SUM([.B672];[.E671]); IF([.A672]=&quot;up&quot;;SUM(-[.B672];[.E671]); [.E671]))" office:value-type="float" office:value="616" calcext:value-type="float">
            <text:p>616</text:p>
          </table:table-cell>
          <table:table-cell/>
          <table:table-cell table:style-name="ce13" table:formula="of:=IF([.A672]=&quot;forward&quot;; SUM([.B672]; [.G671]); [.G671])" office:value-type="float" office:value="1324" calcext:value-type="float">
            <text:p>1324</text:p>
          </table:table-cell>
          <table:table-cell table:style-name="ce13" table:formula="of:=IF([.A672]=&quot;forward&quot;; SUM(PRODUCT([.I671]; [.B672]); [.H671]); [.H671])" office:value-type="float" office:value="467237" calcext:value-type="float">
            <text:p>467237</text:p>
          </table:table-cell>
          <table:table-cell table:style-name="ce13" table:formula="of:=IF([.A672]=&quot;down&quot;; SUM([.B672]; [.I671]); IF([.A672]=&quot;up&quot;;SUM(-[.B672]; [.I671]); [.I671]))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73]=&quot;forward&quot;; SUM([.B673]; [.D672]); [.D672])" office:value-type="float" office:value="1324" calcext:value-type="float">
            <text:p>1324</text:p>
          </table:table-cell>
          <table:table-cell table:style-name="ce13" table:formula="of:=IF([.A673]=&quot;down&quot;; SUM([.B673];[.E672]); IF([.A673]=&quot;up&quot;;SUM(-[.B673];[.E672]); [.E672]))" office:value-type="float" office:value="610" calcext:value-type="float">
            <text:p>610</text:p>
          </table:table-cell>
          <table:table-cell/>
          <table:table-cell table:style-name="ce13" table:formula="of:=IF([.A673]=&quot;forward&quot;; SUM([.B673]; [.G672]); [.G672])" office:value-type="float" office:value="1324" calcext:value-type="float">
            <text:p>1324</text:p>
          </table:table-cell>
          <table:table-cell table:style-name="ce13" table:formula="of:=IF([.A673]=&quot;forward&quot;; SUM(PRODUCT([.I672]; [.B673]); [.H672]); [.H672])" office:value-type="float" office:value="467237" calcext:value-type="float">
            <text:p>467237</text:p>
          </table:table-cell>
          <table:table-cell table:style-name="ce13" table:formula="of:=IF([.A673]=&quot;down&quot;; SUM([.B673]; [.I672]); IF([.A673]=&quot;up&quot;;SUM(-[.B673]; [.I672]); [.I672]))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74]=&quot;forward&quot;; SUM([.B674]; [.D673]); [.D673])" office:value-type="float" office:value="1324" calcext:value-type="float">
            <text:p>1324</text:p>
          </table:table-cell>
          <table:table-cell table:style-name="ce13" table:formula="of:=IF([.A674]=&quot;down&quot;; SUM([.B674];[.E673]); IF([.A674]=&quot;up&quot;;SUM(-[.B674];[.E673]); [.E673]))" office:value-type="float" office:value="617" calcext:value-type="float">
            <text:p>617</text:p>
          </table:table-cell>
          <table:table-cell/>
          <table:table-cell table:style-name="ce13" table:formula="of:=IF([.A674]=&quot;forward&quot;; SUM([.B674]; [.G673]); [.G673])" office:value-type="float" office:value="1324" calcext:value-type="float">
            <text:p>1324</text:p>
          </table:table-cell>
          <table:table-cell table:style-name="ce13" table:formula="of:=IF([.A674]=&quot;forward&quot;; SUM(PRODUCT([.I673]; [.B674]); [.H673]); [.H673])" office:value-type="float" office:value="467237" calcext:value-type="float">
            <text:p>467237</text:p>
          </table:table-cell>
          <table:table-cell table:style-name="ce13" table:formula="of:=IF([.A674]=&quot;down&quot;; SUM([.B674]; [.I673]); IF([.A674]=&quot;up&quot;;SUM(-[.B674]; [.I673]); [.I673])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675]=&quot;forward&quot;; SUM([.B675]; [.D674]); [.D674])" office:value-type="float" office:value="1329" calcext:value-type="float">
            <text:p>1329</text:p>
          </table:table-cell>
          <table:table-cell table:style-name="ce13" table:formula="of:=IF([.A675]=&quot;down&quot;; SUM([.B675];[.E674]); IF([.A675]=&quot;up&quot;;SUM(-[.B675];[.E674]); [.E674]))" office:value-type="float" office:value="617" calcext:value-type="float">
            <text:p>617</text:p>
          </table:table-cell>
          <table:table-cell/>
          <table:table-cell table:style-name="ce13" table:formula="of:=IF([.A675]=&quot;forward&quot;; SUM([.B675]; [.G674]); [.G674])" office:value-type="float" office:value="1329" calcext:value-type="float">
            <text:p>1329</text:p>
          </table:table-cell>
          <table:table-cell table:style-name="ce13" table:formula="of:=IF([.A675]=&quot;forward&quot;; SUM(PRODUCT([.I674]; [.B675]); [.H674]); [.H674])" office:value-type="float" office:value="470322" calcext:value-type="float">
            <text:p>470322</text:p>
          </table:table-cell>
          <table:table-cell table:style-name="ce13" table:formula="of:=IF([.A675]=&quot;down&quot;; SUM([.B675]; [.I674]); IF([.A675]=&quot;up&quot;;SUM(-[.B675]; [.I674]); [.I674])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76]=&quot;forward&quot;; SUM([.B676]; [.D675]); [.D675])" office:value-type="float" office:value="1329" calcext:value-type="float">
            <text:p>1329</text:p>
          </table:table-cell>
          <table:table-cell table:style-name="ce13" table:formula="of:=IF([.A676]=&quot;down&quot;; SUM([.B676];[.E675]); IF([.A676]=&quot;up&quot;;SUM(-[.B676];[.E675]); [.E675]))" office:value-type="float" office:value="610" calcext:value-type="float">
            <text:p>610</text:p>
          </table:table-cell>
          <table:table-cell/>
          <table:table-cell table:style-name="ce13" table:formula="of:=IF([.A676]=&quot;forward&quot;; SUM([.B676]; [.G675]); [.G675])" office:value-type="float" office:value="1329" calcext:value-type="float">
            <text:p>1329</text:p>
          </table:table-cell>
          <table:table-cell table:style-name="ce13" table:formula="of:=IF([.A676]=&quot;forward&quot;; SUM(PRODUCT([.I675]; [.B676]); [.H675]); [.H675])" office:value-type="float" office:value="470322" calcext:value-type="float">
            <text:p>470322</text:p>
          </table:table-cell>
          <table:table-cell table:style-name="ce13" table:formula="of:=IF([.A676]=&quot;down&quot;; SUM([.B676]; [.I675]); IF([.A676]=&quot;up&quot;;SUM(-[.B676]; [.I675]); [.I675]))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77]=&quot;forward&quot;; SUM([.B677]; [.D676]); [.D676])" office:value-type="float" office:value="1329" calcext:value-type="float">
            <text:p>1329</text:p>
          </table:table-cell>
          <table:table-cell table:style-name="ce13" table:formula="of:=IF([.A677]=&quot;down&quot;; SUM([.B677];[.E676]); IF([.A677]=&quot;up&quot;;SUM(-[.B677];[.E676]); [.E676]))" office:value-type="float" office:value="604" calcext:value-type="float">
            <text:p>604</text:p>
          </table:table-cell>
          <table:table-cell/>
          <table:table-cell table:style-name="ce13" table:formula="of:=IF([.A677]=&quot;forward&quot;; SUM([.B677]; [.G676]); [.G676])" office:value-type="float" office:value="1329" calcext:value-type="float">
            <text:p>1329</text:p>
          </table:table-cell>
          <table:table-cell table:style-name="ce13" table:formula="of:=IF([.A677]=&quot;forward&quot;; SUM(PRODUCT([.I676]; [.B677]); [.H676]); [.H676])" office:value-type="float" office:value="470322" calcext:value-type="float">
            <text:p>470322</text:p>
          </table:table-cell>
          <table:table-cell table:style-name="ce13" table:formula="of:=IF([.A677]=&quot;down&quot;; SUM([.B677]; [.I676]); IF([.A677]=&quot;up&quot;;SUM(-[.B677]; [.I676]); [.I676])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78]=&quot;forward&quot;; SUM([.B678]; [.D677]); [.D677])" office:value-type="float" office:value="1331" calcext:value-type="float">
            <text:p>1331</text:p>
          </table:table-cell>
          <table:table-cell table:style-name="ce13" table:formula="of:=IF([.A678]=&quot;down&quot;; SUM([.B678];[.E677]); IF([.A678]=&quot;up&quot;;SUM(-[.B678];[.E677]); [.E677]))" office:value-type="float" office:value="604" calcext:value-type="float">
            <text:p>604</text:p>
          </table:table-cell>
          <table:table-cell/>
          <table:table-cell table:style-name="ce13" table:formula="of:=IF([.A678]=&quot;forward&quot;; SUM([.B678]; [.G677]); [.G677])" office:value-type="float" office:value="1331" calcext:value-type="float">
            <text:p>1331</text:p>
          </table:table-cell>
          <table:table-cell table:style-name="ce13" table:formula="of:=IF([.A678]=&quot;forward&quot;; SUM(PRODUCT([.I677]; [.B678]); [.H677]); [.H677])" office:value-type="float" office:value="471530" calcext:value-type="float">
            <text:p>471530</text:p>
          </table:table-cell>
          <table:table-cell table:style-name="ce13" table:formula="of:=IF([.A678]=&quot;down&quot;; SUM([.B678]; [.I677]); IF([.A678]=&quot;up&quot;;SUM(-[.B678]; [.I677]); [.I677])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79]=&quot;forward&quot;; SUM([.B679]; [.D678]); [.D678])" office:value-type="float" office:value="1337" calcext:value-type="float">
            <text:p>1337</text:p>
          </table:table-cell>
          <table:table-cell table:style-name="ce13" table:formula="of:=IF([.A679]=&quot;down&quot;; SUM([.B679];[.E678]); IF([.A679]=&quot;up&quot;;SUM(-[.B679];[.E678]); [.E678]))" office:value-type="float" office:value="604" calcext:value-type="float">
            <text:p>604</text:p>
          </table:table-cell>
          <table:table-cell/>
          <table:table-cell table:style-name="ce13" table:formula="of:=IF([.A679]=&quot;forward&quot;; SUM([.B679]; [.G678]); [.G678])" office:value-type="float" office:value="1337" calcext:value-type="float">
            <text:p>1337</text:p>
          </table:table-cell>
          <table:table-cell table:style-name="ce13" table:formula="of:=IF([.A679]=&quot;forward&quot;; SUM(PRODUCT([.I678]; [.B679]); [.H678]); [.H678])" office:value-type="float" office:value="475154" calcext:value-type="float">
            <text:p>475154</text:p>
          </table:table-cell>
          <table:table-cell table:style-name="ce13" table:formula="of:=IF([.A679]=&quot;down&quot;; SUM([.B679]; [.I678]); IF([.A679]=&quot;up&quot;;SUM(-[.B679]; [.I678]); [.I678])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80]=&quot;forward&quot;; SUM([.B680]; [.D679]); [.D679])" office:value-type="float" office:value="1337" calcext:value-type="float">
            <text:p>1337</text:p>
          </table:table-cell>
          <table:table-cell table:style-name="ce13" table:formula="of:=IF([.A680]=&quot;down&quot;; SUM([.B680];[.E679]); IF([.A680]=&quot;up&quot;;SUM(-[.B680];[.E679]); [.E679]))" office:value-type="float" office:value="605" calcext:value-type="float">
            <text:p>605</text:p>
          </table:table-cell>
          <table:table-cell/>
          <table:table-cell table:style-name="ce13" table:formula="of:=IF([.A680]=&quot;forward&quot;; SUM([.B680]; [.G679]); [.G679])" office:value-type="float" office:value="1337" calcext:value-type="float">
            <text:p>1337</text:p>
          </table:table-cell>
          <table:table-cell table:style-name="ce13" table:formula="of:=IF([.A680]=&quot;forward&quot;; SUM(PRODUCT([.I679]; [.B680]); [.H679]); [.H679])" office:value-type="float" office:value="475154" calcext:value-type="float">
            <text:p>475154</text:p>
          </table:table-cell>
          <table:table-cell table:style-name="ce13" table:formula="of:=IF([.A680]=&quot;down&quot;; SUM([.B680]; [.I679]); IF([.A680]=&quot;up&quot;;SUM(-[.B680]; [.I679]); [.I679]))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81]=&quot;forward&quot;; SUM([.B681]; [.D680]); [.D680])" office:value-type="float" office:value="1337" calcext:value-type="float">
            <text:p>1337</text:p>
          </table:table-cell>
          <table:table-cell table:style-name="ce13" table:formula="of:=IF([.A681]=&quot;down&quot;; SUM([.B681];[.E680]); IF([.A681]=&quot;up&quot;;SUM(-[.B681];[.E680]); [.E680]))" office:value-type="float" office:value="597" calcext:value-type="float">
            <text:p>597</text:p>
          </table:table-cell>
          <table:table-cell/>
          <table:table-cell table:style-name="ce13" table:formula="of:=IF([.A681]=&quot;forward&quot;; SUM([.B681]; [.G680]); [.G680])" office:value-type="float" office:value="1337" calcext:value-type="float">
            <text:p>1337</text:p>
          </table:table-cell>
          <table:table-cell table:style-name="ce13" table:formula="of:=IF([.A681]=&quot;forward&quot;; SUM(PRODUCT([.I680]; [.B681]); [.H680]); [.H680])" office:value-type="float" office:value="475154" calcext:value-type="float">
            <text:p>475154</text:p>
          </table:table-cell>
          <table:table-cell table:style-name="ce13" table:formula="of:=IF([.A681]=&quot;down&quot;; SUM([.B681]; [.I680]); IF([.A681]=&quot;up&quot;;SUM(-[.B681]; [.I680]); [.I680]))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82]=&quot;forward&quot;; SUM([.B682]; [.D681]); [.D681])" office:value-type="float" office:value="1337" calcext:value-type="float">
            <text:p>1337</text:p>
          </table:table-cell>
          <table:table-cell table:style-name="ce13" table:formula="of:=IF([.A682]=&quot;down&quot;; SUM([.B682];[.E681]); IF([.A682]=&quot;up&quot;;SUM(-[.B682];[.E681]); [.E681]))" office:value-type="float" office:value="606" calcext:value-type="float">
            <text:p>606</text:p>
          </table:table-cell>
          <table:table-cell/>
          <table:table-cell table:style-name="ce13" table:formula="of:=IF([.A682]=&quot;forward&quot;; SUM([.B682]; [.G681]); [.G681])" office:value-type="float" office:value="1337" calcext:value-type="float">
            <text:p>1337</text:p>
          </table:table-cell>
          <table:table-cell table:style-name="ce13" table:formula="of:=IF([.A682]=&quot;forward&quot;; SUM(PRODUCT([.I681]; [.B682]); [.H681]); [.H681])" office:value-type="float" office:value="475154" calcext:value-type="float">
            <text:p>475154</text:p>
          </table:table-cell>
          <table:table-cell table:style-name="ce13" table:formula="of:=IF([.A682]=&quot;down&quot;; SUM([.B682]; [.I681]); IF([.A682]=&quot;up&quot;;SUM(-[.B682]; [.I681]); [.I681]))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83]=&quot;forward&quot;; SUM([.B683]; [.D682]); [.D682])" office:value-type="float" office:value="1337" calcext:value-type="float">
            <text:p>1337</text:p>
          </table:table-cell>
          <table:table-cell table:style-name="ce13" table:formula="of:=IF([.A683]=&quot;down&quot;; SUM([.B683];[.E682]); IF([.A683]=&quot;up&quot;;SUM(-[.B683];[.E682]); [.E682]))" office:value-type="float" office:value="607" calcext:value-type="float">
            <text:p>607</text:p>
          </table:table-cell>
          <table:table-cell/>
          <table:table-cell table:style-name="ce13" table:formula="of:=IF([.A683]=&quot;forward&quot;; SUM([.B683]; [.G682]); [.G682])" office:value-type="float" office:value="1337" calcext:value-type="float">
            <text:p>1337</text:p>
          </table:table-cell>
          <table:table-cell table:style-name="ce13" table:formula="of:=IF([.A683]=&quot;forward&quot;; SUM(PRODUCT([.I682]; [.B683]); [.H682]); [.H682])" office:value-type="float" office:value="475154" calcext:value-type="float">
            <text:p>475154</text:p>
          </table:table-cell>
          <table:table-cell table:style-name="ce13" table:formula="of:=IF([.A683]=&quot;down&quot;; SUM([.B683]; [.I682]); IF([.A683]=&quot;up&quot;;SUM(-[.B683]; [.I682]); [.I682]))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84]=&quot;forward&quot;; SUM([.B684]; [.D683]); [.D683])" office:value-type="float" office:value="1346" calcext:value-type="float">
            <text:p>1346</text:p>
          </table:table-cell>
          <table:table-cell table:style-name="ce13" table:formula="of:=IF([.A684]=&quot;down&quot;; SUM([.B684];[.E683]); IF([.A684]=&quot;up&quot;;SUM(-[.B684];[.E683]); [.E683]))" office:value-type="float" office:value="607" calcext:value-type="float">
            <text:p>607</text:p>
          </table:table-cell>
          <table:table-cell/>
          <table:table-cell table:style-name="ce13" table:formula="of:=IF([.A684]=&quot;forward&quot;; SUM([.B684]; [.G683]); [.G683])" office:value-type="float" office:value="1346" calcext:value-type="float">
            <text:p>1346</text:p>
          </table:table-cell>
          <table:table-cell table:style-name="ce13" table:formula="of:=IF([.A684]=&quot;forward&quot;; SUM(PRODUCT([.I683]; [.B684]); [.H683]); [.H683])" office:value-type="float" office:value="480617" calcext:value-type="float">
            <text:p>480617</text:p>
          </table:table-cell>
          <table:table-cell table:style-name="ce13" table:formula="of:=IF([.A684]=&quot;down&quot;; SUM([.B684]; [.I683]); IF([.A684]=&quot;up&quot;;SUM(-[.B684]; [.I683]); [.I683]))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85]=&quot;forward&quot;; SUM([.B685]; [.D684]); [.D684])" office:value-type="float" office:value="1346" calcext:value-type="float">
            <text:p>1346</text:p>
          </table:table-cell>
          <table:table-cell table:style-name="ce13" table:formula="of:=IF([.A685]=&quot;down&quot;; SUM([.B685];[.E684]); IF([.A685]=&quot;up&quot;;SUM(-[.B685];[.E684]); [.E684]))" office:value-type="float" office:value="598" calcext:value-type="float">
            <text:p>598</text:p>
          </table:table-cell>
          <table:table-cell/>
          <table:table-cell table:style-name="ce13" table:formula="of:=IF([.A685]=&quot;forward&quot;; SUM([.B685]; [.G684]); [.G684])" office:value-type="float" office:value="1346" calcext:value-type="float">
            <text:p>1346</text:p>
          </table:table-cell>
          <table:table-cell table:style-name="ce13" table:formula="of:=IF([.A685]=&quot;forward&quot;; SUM(PRODUCT([.I684]; [.B685]); [.H684]); [.H684])" office:value-type="float" office:value="480617" calcext:value-type="float">
            <text:p>480617</text:p>
          </table:table-cell>
          <table:table-cell table:style-name="ce13" table:formula="of:=IF([.A685]=&quot;down&quot;; SUM([.B685]; [.I684]); IF([.A685]=&quot;up&quot;;SUM(-[.B685]; [.I684]); [.I684]))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86]=&quot;forward&quot;; SUM([.B686]; [.D685]); [.D685])" office:value-type="float" office:value="1346" calcext:value-type="float">
            <text:p>1346</text:p>
          </table:table-cell>
          <table:table-cell table:style-name="ce13" table:formula="of:=IF([.A686]=&quot;down&quot;; SUM([.B686];[.E685]); IF([.A686]=&quot;up&quot;;SUM(-[.B686];[.E685]); [.E685]))" office:value-type="float" office:value="600" calcext:value-type="float">
            <text:p>600</text:p>
          </table:table-cell>
          <table:table-cell/>
          <table:table-cell table:style-name="ce13" table:formula="of:=IF([.A686]=&quot;forward&quot;; SUM([.B686]; [.G685]); [.G685])" office:value-type="float" office:value="1346" calcext:value-type="float">
            <text:p>1346</text:p>
          </table:table-cell>
          <table:table-cell table:style-name="ce13" table:formula="of:=IF([.A686]=&quot;forward&quot;; SUM(PRODUCT([.I685]; [.B686]); [.H685]); [.H685])" office:value-type="float" office:value="480617" calcext:value-type="float">
            <text:p>480617</text:p>
          </table:table-cell>
          <table:table-cell table:style-name="ce13" table:formula="of:=IF([.A686]=&quot;down&quot;; SUM([.B686]; [.I685]); IF([.A686]=&quot;up&quot;;SUM(-[.B686]; [.I685]); [.I685])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87]=&quot;forward&quot;; SUM([.B687]; [.D686]); [.D686])" office:value-type="float" office:value="1352" calcext:value-type="float">
            <text:p>1352</text:p>
          </table:table-cell>
          <table:table-cell table:style-name="ce13" table:formula="of:=IF([.A687]=&quot;down&quot;; SUM([.B687];[.E686]); IF([.A687]=&quot;up&quot;;SUM(-[.B687];[.E686]); [.E686]))" office:value-type="float" office:value="600" calcext:value-type="float">
            <text:p>600</text:p>
          </table:table-cell>
          <table:table-cell/>
          <table:table-cell table:style-name="ce13" table:formula="of:=IF([.A687]=&quot;forward&quot;; SUM([.B687]; [.G686]); [.G686])" office:value-type="float" office:value="1352" calcext:value-type="float">
            <text:p>1352</text:p>
          </table:table-cell>
          <table:table-cell table:style-name="ce13" table:formula="of:=IF([.A687]=&quot;forward&quot;; SUM(PRODUCT([.I686]; [.B687]); [.H686]); [.H686])" office:value-type="float" office:value="484217" calcext:value-type="float">
            <text:p>484217</text:p>
          </table:table-cell>
          <table:table-cell table:style-name="ce13" table:formula="of:=IF([.A687]=&quot;down&quot;; SUM([.B687]; [.I686]); IF([.A687]=&quot;up&quot;;SUM(-[.B687]; [.I686]); [.I686])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88]=&quot;forward&quot;; SUM([.B688]; [.D687]); [.D687])" office:value-type="float" office:value="1352" calcext:value-type="float">
            <text:p>1352</text:p>
          </table:table-cell>
          <table:table-cell table:style-name="ce13" table:formula="of:=IF([.A688]=&quot;down&quot;; SUM([.B688];[.E687]); IF([.A688]=&quot;up&quot;;SUM(-[.B688];[.E687]); [.E687]))" office:value-type="float" office:value="597" calcext:value-type="float">
            <text:p>597</text:p>
          </table:table-cell>
          <table:table-cell/>
          <table:table-cell table:style-name="ce13" table:formula="of:=IF([.A688]=&quot;forward&quot;; SUM([.B688]; [.G687]); [.G687])" office:value-type="float" office:value="1352" calcext:value-type="float">
            <text:p>1352</text:p>
          </table:table-cell>
          <table:table-cell table:style-name="ce13" table:formula="of:=IF([.A688]=&quot;forward&quot;; SUM(PRODUCT([.I687]; [.B688]); [.H687]); [.H687])" office:value-type="float" office:value="484217" calcext:value-type="float">
            <text:p>484217</text:p>
          </table:table-cell>
          <table:table-cell table:style-name="ce13" table:formula="of:=IF([.A688]=&quot;down&quot;; SUM([.B688]; [.I687]); IF([.A688]=&quot;up&quot;;SUM(-[.B688]; [.I687]); [.I687]))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689]=&quot;forward&quot;; SUM([.B689]; [.D688]); [.D688])" office:value-type="float" office:value="1352" calcext:value-type="float">
            <text:p>1352</text:p>
          </table:table-cell>
          <table:table-cell table:style-name="ce13" table:formula="of:=IF([.A689]=&quot;down&quot;; SUM([.B689];[.E688]); IF([.A689]=&quot;up&quot;;SUM(-[.B689];[.E688]); [.E688]))" office:value-type="float" office:value="598" calcext:value-type="float">
            <text:p>598</text:p>
          </table:table-cell>
          <table:table-cell/>
          <table:table-cell table:style-name="ce13" table:formula="of:=IF([.A689]=&quot;forward&quot;; SUM([.B689]; [.G688]); [.G688])" office:value-type="float" office:value="1352" calcext:value-type="float">
            <text:p>1352</text:p>
          </table:table-cell>
          <table:table-cell table:style-name="ce13" table:formula="of:=IF([.A689]=&quot;forward&quot;; SUM(PRODUCT([.I688]; [.B689]); [.H688]); [.H688])" office:value-type="float" office:value="484217" calcext:value-type="float">
            <text:p>484217</text:p>
          </table:table-cell>
          <table:table-cell table:style-name="ce13" table:formula="of:=IF([.A689]=&quot;down&quot;; SUM([.B689]; [.I688]); IF([.A689]=&quot;up&quot;;SUM(-[.B689]; [.I688]); [.I688]))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90]=&quot;forward&quot;; SUM([.B690]; [.D689]); [.D689])" office:value-type="float" office:value="1352" calcext:value-type="float">
            <text:p>1352</text:p>
          </table:table-cell>
          <table:table-cell table:style-name="ce13" table:formula="of:=IF([.A690]=&quot;down&quot;; SUM([.B690];[.E689]); IF([.A690]=&quot;up&quot;;SUM(-[.B690];[.E689]); [.E689]))" office:value-type="float" office:value="589" calcext:value-type="float">
            <text:p>589</text:p>
          </table:table-cell>
          <table:table-cell/>
          <table:table-cell table:style-name="ce13" table:formula="of:=IF([.A690]=&quot;forward&quot;; SUM([.B690]; [.G689]); [.G689])" office:value-type="float" office:value="1352" calcext:value-type="float">
            <text:p>1352</text:p>
          </table:table-cell>
          <table:table-cell table:style-name="ce13" table:formula="of:=IF([.A690]=&quot;forward&quot;; SUM(PRODUCT([.I689]; [.B690]); [.H689]); [.H689])" office:value-type="float" office:value="484217" calcext:value-type="float">
            <text:p>484217</text:p>
          </table:table-cell>
          <table:table-cell table:style-name="ce13" table:formula="of:=IF([.A690]=&quot;down&quot;; SUM([.B690]; [.I689]); IF([.A690]=&quot;up&quot;;SUM(-[.B690]; [.I689]); [.I689]))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91]=&quot;forward&quot;; SUM([.B691]; [.D690]); [.D690])" office:value-type="float" office:value="1352" calcext:value-type="float">
            <text:p>1352</text:p>
          </table:table-cell>
          <table:table-cell table:style-name="ce13" table:formula="of:=IF([.A691]=&quot;down&quot;; SUM([.B691];[.E690]); IF([.A691]=&quot;up&quot;;SUM(-[.B691];[.E690]); [.E690]))" office:value-type="float" office:value="595" calcext:value-type="float">
            <text:p>595</text:p>
          </table:table-cell>
          <table:table-cell/>
          <table:table-cell table:style-name="ce13" table:formula="of:=IF([.A691]=&quot;forward&quot;; SUM([.B691]; [.G690]); [.G690])" office:value-type="float" office:value="1352" calcext:value-type="float">
            <text:p>1352</text:p>
          </table:table-cell>
          <table:table-cell table:style-name="ce13" table:formula="of:=IF([.A691]=&quot;forward&quot;; SUM(PRODUCT([.I690]; [.B691]); [.H690]); [.H690])" office:value-type="float" office:value="484217" calcext:value-type="float">
            <text:p>484217</text:p>
          </table:table-cell>
          <table:table-cell table:style-name="ce13" table:formula="of:=IF([.A691]=&quot;down&quot;; SUM([.B691]; [.I690]); IF([.A691]=&quot;up&quot;;SUM(-[.B691]; [.I690]); [.I690]))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692]=&quot;forward&quot;; SUM([.B692]; [.D691]); [.D691])" office:value-type="float" office:value="1352" calcext:value-type="float">
            <text:p>1352</text:p>
          </table:table-cell>
          <table:table-cell table:style-name="ce13" table:formula="of:=IF([.A692]=&quot;down&quot;; SUM([.B692];[.E691]); IF([.A692]=&quot;up&quot;;SUM(-[.B692];[.E691]); [.E691]))" office:value-type="float" office:value="593" calcext:value-type="float">
            <text:p>593</text:p>
          </table:table-cell>
          <table:table-cell/>
          <table:table-cell table:style-name="ce13" table:formula="of:=IF([.A692]=&quot;forward&quot;; SUM([.B692]; [.G691]); [.G691])" office:value-type="float" office:value="1352" calcext:value-type="float">
            <text:p>1352</text:p>
          </table:table-cell>
          <table:table-cell table:style-name="ce13" table:formula="of:=IF([.A692]=&quot;forward&quot;; SUM(PRODUCT([.I691]; [.B692]); [.H691]); [.H691])" office:value-type="float" office:value="484217" calcext:value-type="float">
            <text:p>484217</text:p>
          </table:table-cell>
          <table:table-cell table:style-name="ce13" table:formula="of:=IF([.A692]=&quot;down&quot;; SUM([.B692]; [.I691]); IF([.A692]=&quot;up&quot;;SUM(-[.B692]; [.I691]); [.I691]))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93]=&quot;forward&quot;; SUM([.B693]; [.D692]); [.D692])" office:value-type="float" office:value="1352" calcext:value-type="float">
            <text:p>1352</text:p>
          </table:table-cell>
          <table:table-cell table:style-name="ce13" table:formula="of:=IF([.A693]=&quot;down&quot;; SUM([.B693];[.E692]); IF([.A693]=&quot;up&quot;;SUM(-[.B693];[.E692]); [.E692]))" office:value-type="float" office:value="587" calcext:value-type="float">
            <text:p>587</text:p>
          </table:table-cell>
          <table:table-cell/>
          <table:table-cell table:style-name="ce13" table:formula="of:=IF([.A693]=&quot;forward&quot;; SUM([.B693]; [.G692]); [.G692])" office:value-type="float" office:value="1352" calcext:value-type="float">
            <text:p>1352</text:p>
          </table:table-cell>
          <table:table-cell table:style-name="ce13" table:formula="of:=IF([.A693]=&quot;forward&quot;; SUM(PRODUCT([.I692]; [.B693]); [.H692]); [.H692])" office:value-type="float" office:value="484217" calcext:value-type="float">
            <text:p>484217</text:p>
          </table:table-cell>
          <table:table-cell table:style-name="ce13" table:formula="of:=IF([.A693]=&quot;down&quot;; SUM([.B693]; [.I692]); IF([.A693]=&quot;up&quot;;SUM(-[.B693]; [.I692]); [.I692])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694]=&quot;forward&quot;; SUM([.B694]; [.D693]); [.D693])" office:value-type="float" office:value="1361" calcext:value-type="float">
            <text:p>1361</text:p>
          </table:table-cell>
          <table:table-cell table:style-name="ce13" table:formula="of:=IF([.A694]=&quot;down&quot;; SUM([.B694];[.E693]); IF([.A694]=&quot;up&quot;;SUM(-[.B694];[.E693]); [.E693]))" office:value-type="float" office:value="587" calcext:value-type="float">
            <text:p>587</text:p>
          </table:table-cell>
          <table:table-cell/>
          <table:table-cell table:style-name="ce13" table:formula="of:=IF([.A694]=&quot;forward&quot;; SUM([.B694]; [.G693]); [.G693])" office:value-type="float" office:value="1361" calcext:value-type="float">
            <text:p>1361</text:p>
          </table:table-cell>
          <table:table-cell table:style-name="ce13" table:formula="of:=IF([.A694]=&quot;forward&quot;; SUM(PRODUCT([.I693]; [.B694]); [.H693]); [.H693])" office:value-type="float" office:value="489500" calcext:value-type="float">
            <text:p>489500</text:p>
          </table:table-cell>
          <table:table-cell table:style-name="ce13" table:formula="of:=IF([.A694]=&quot;down&quot;; SUM([.B694]; [.I693]); IF([.A694]=&quot;up&quot;;SUM(-[.B694]; [.I693]); [.I693])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695]=&quot;forward&quot;; SUM([.B695]; [.D694]); [.D694])" office:value-type="float" office:value="1369" calcext:value-type="float">
            <text:p>1369</text:p>
          </table:table-cell>
          <table:table-cell table:style-name="ce13" table:formula="of:=IF([.A695]=&quot;down&quot;; SUM([.B695];[.E694]); IF([.A695]=&quot;up&quot;;SUM(-[.B695];[.E694]); [.E694]))" office:value-type="float" office:value="587" calcext:value-type="float">
            <text:p>587</text:p>
          </table:table-cell>
          <table:table-cell/>
          <table:table-cell table:style-name="ce13" table:formula="of:=IF([.A695]=&quot;forward&quot;; SUM([.B695]; [.G694]); [.G694])" office:value-type="float" office:value="1369" calcext:value-type="float">
            <text:p>1369</text:p>
          </table:table-cell>
          <table:table-cell table:style-name="ce13" table:formula="of:=IF([.A695]=&quot;forward&quot;; SUM(PRODUCT([.I694]; [.B695]); [.H694]); [.H694])" office:value-type="float" office:value="494196" calcext:value-type="float">
            <text:p>494196</text:p>
          </table:table-cell>
          <table:table-cell table:style-name="ce13" table:formula="of:=IF([.A695]=&quot;down&quot;; SUM([.B695]; [.I694]); IF([.A695]=&quot;up&quot;;SUM(-[.B695]; [.I694]); [.I694])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696]=&quot;forward&quot;; SUM([.B696]; [.D695]); [.D695])" office:value-type="float" office:value="1369" calcext:value-type="float">
            <text:p>1369</text:p>
          </table:table-cell>
          <table:table-cell table:style-name="ce13" table:formula="of:=IF([.A696]=&quot;down&quot;; SUM([.B696];[.E695]); IF([.A696]=&quot;up&quot;;SUM(-[.B696];[.E695]); [.E695]))" office:value-type="float" office:value="580" calcext:value-type="float">
            <text:p>580</text:p>
          </table:table-cell>
          <table:table-cell/>
          <table:table-cell table:style-name="ce13" table:formula="of:=IF([.A696]=&quot;forward&quot;; SUM([.B696]; [.G695]); [.G695])" office:value-type="float" office:value="1369" calcext:value-type="float">
            <text:p>1369</text:p>
          </table:table-cell>
          <table:table-cell table:style-name="ce13" table:formula="of:=IF([.A696]=&quot;forward&quot;; SUM(PRODUCT([.I695]; [.B696]); [.H695]); [.H695])" office:value-type="float" office:value="494196" calcext:value-type="float">
            <text:p>494196</text:p>
          </table:table-cell>
          <table:table-cell table:style-name="ce13" table:formula="of:=IF([.A696]=&quot;down&quot;; SUM([.B696]; [.I695]); IF([.A696]=&quot;up&quot;;SUM(-[.B696]; [.I695]); [.I695]))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697]=&quot;forward&quot;; SUM([.B697]; [.D696]); [.D696])" office:value-type="float" office:value="1375" calcext:value-type="float">
            <text:p>1375</text:p>
          </table:table-cell>
          <table:table-cell table:style-name="ce13" table:formula="of:=IF([.A697]=&quot;down&quot;; SUM([.B697];[.E696]); IF([.A697]=&quot;up&quot;;SUM(-[.B697];[.E696]); [.E696]))" office:value-type="float" office:value="580" calcext:value-type="float">
            <text:p>580</text:p>
          </table:table-cell>
          <table:table-cell/>
          <table:table-cell table:style-name="ce13" table:formula="of:=IF([.A697]=&quot;forward&quot;; SUM([.B697]; [.G696]); [.G696])" office:value-type="float" office:value="1375" calcext:value-type="float">
            <text:p>1375</text:p>
          </table:table-cell>
          <table:table-cell table:style-name="ce13" table:formula="of:=IF([.A697]=&quot;forward&quot;; SUM(PRODUCT([.I696]; [.B697]); [.H696]); [.H696])" office:value-type="float" office:value="497676" calcext:value-type="float">
            <text:p>497676</text:p>
          </table:table-cell>
          <table:table-cell table:style-name="ce13" table:formula="of:=IF([.A697]=&quot;down&quot;; SUM([.B697]; [.I696]); IF([.A697]=&quot;up&quot;;SUM(-[.B697]; [.I696]); [.I696]))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698]=&quot;forward&quot;; SUM([.B698]; [.D697]); [.D697])" office:value-type="float" office:value="1375" calcext:value-type="float">
            <text:p>1375</text:p>
          </table:table-cell>
          <table:table-cell table:style-name="ce13" table:formula="of:=IF([.A698]=&quot;down&quot;; SUM([.B698];[.E697]); IF([.A698]=&quot;up&quot;;SUM(-[.B698];[.E697]); [.E697]))" office:value-type="float" office:value="577" calcext:value-type="float">
            <text:p>577</text:p>
          </table:table-cell>
          <table:table-cell/>
          <table:table-cell table:style-name="ce13" table:formula="of:=IF([.A698]=&quot;forward&quot;; SUM([.B698]; [.G697]); [.G697])" office:value-type="float" office:value="1375" calcext:value-type="float">
            <text:p>1375</text:p>
          </table:table-cell>
          <table:table-cell table:style-name="ce13" table:formula="of:=IF([.A698]=&quot;forward&quot;; SUM(PRODUCT([.I697]; [.B698]); [.H697]); [.H697])" office:value-type="float" office:value="497676" calcext:value-type="float">
            <text:p>497676</text:p>
          </table:table-cell>
          <table:table-cell table:style-name="ce13" table:formula="of:=IF([.A698]=&quot;down&quot;; SUM([.B698]; [.I697]); IF([.A698]=&quot;up&quot;;SUM(-[.B698]; [.I697]); [.I697]))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699]=&quot;forward&quot;; SUM([.B699]; [.D698]); [.D698])" office:value-type="float" office:value="1375" calcext:value-type="float">
            <text:p>1375</text:p>
          </table:table-cell>
          <table:table-cell table:style-name="ce13" table:formula="of:=IF([.A699]=&quot;down&quot;; SUM([.B699];[.E698]); IF([.A699]=&quot;up&quot;;SUM(-[.B699];[.E698]); [.E698]))" office:value-type="float" office:value="573" calcext:value-type="float">
            <text:p>573</text:p>
          </table:table-cell>
          <table:table-cell/>
          <table:table-cell table:style-name="ce13" table:formula="of:=IF([.A699]=&quot;forward&quot;; SUM([.B699]; [.G698]); [.G698])" office:value-type="float" office:value="1375" calcext:value-type="float">
            <text:p>1375</text:p>
          </table:table-cell>
          <table:table-cell table:style-name="ce13" table:formula="of:=IF([.A699]=&quot;forward&quot;; SUM(PRODUCT([.I698]; [.B699]); [.H698]); [.H698])" office:value-type="float" office:value="497676" calcext:value-type="float">
            <text:p>497676</text:p>
          </table:table-cell>
          <table:table-cell table:style-name="ce13" table:formula="of:=IF([.A699]=&quot;down&quot;; SUM([.B699]; [.I698]); IF([.A699]=&quot;up&quot;;SUM(-[.B699]; [.I698]); [.I698]))"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00]=&quot;forward&quot;; SUM([.B700]; [.D699]); [.D699])" office:value-type="float" office:value="1375" calcext:value-type="float">
            <text:p>1375</text:p>
          </table:table-cell>
          <table:table-cell table:style-name="ce13" table:formula="of:=IF([.A700]=&quot;down&quot;; SUM([.B700];[.E699]); IF([.A700]=&quot;up&quot;;SUM(-[.B700];[.E699]); [.E699]))" office:value-type="float" office:value="579" calcext:value-type="float">
            <text:p>579</text:p>
          </table:table-cell>
          <table:table-cell/>
          <table:table-cell table:style-name="ce13" table:formula="of:=IF([.A700]=&quot;forward&quot;; SUM([.B700]; [.G699]); [.G699])" office:value-type="float" office:value="1375" calcext:value-type="float">
            <text:p>1375</text:p>
          </table:table-cell>
          <table:table-cell table:style-name="ce13" table:formula="of:=IF([.A700]=&quot;forward&quot;; SUM(PRODUCT([.I699]; [.B700]); [.H699]); [.H699])" office:value-type="float" office:value="497676" calcext:value-type="float">
            <text:p>497676</text:p>
          </table:table-cell>
          <table:table-cell table:style-name="ce13" table:formula="of:=IF([.A700]=&quot;down&quot;; SUM([.B700]; [.I699]); IF([.A700]=&quot;up&quot;;SUM(-[.B700]; [.I699]); [.I699]))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01]=&quot;forward&quot;; SUM([.B701]; [.D700]); [.D700])" office:value-type="float" office:value="1376" calcext:value-type="float">
            <text:p>1376</text:p>
          </table:table-cell>
          <table:table-cell table:style-name="ce13" table:formula="of:=IF([.A701]=&quot;down&quot;; SUM([.B701];[.E700]); IF([.A701]=&quot;up&quot;;SUM(-[.B701];[.E700]); [.E700]))" office:value-type="float" office:value="579" calcext:value-type="float">
            <text:p>579</text:p>
          </table:table-cell>
          <table:table-cell/>
          <table:table-cell table:style-name="ce13" table:formula="of:=IF([.A701]=&quot;forward&quot;; SUM([.B701]; [.G700]); [.G700])" office:value-type="float" office:value="1376" calcext:value-type="float">
            <text:p>1376</text:p>
          </table:table-cell>
          <table:table-cell table:style-name="ce13" table:formula="of:=IF([.A701]=&quot;forward&quot;; SUM(PRODUCT([.I700]; [.B701]); [.H700]); [.H700])" office:value-type="float" office:value="498255" calcext:value-type="float">
            <text:p>498255</text:p>
          </table:table-cell>
          <table:table-cell table:style-name="ce13" table:formula="of:=IF([.A701]=&quot;down&quot;; SUM([.B701]; [.I700]); IF([.A701]=&quot;up&quot;;SUM(-[.B701]; [.I700]); [.I700]))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02]=&quot;forward&quot;; SUM([.B702]; [.D701]); [.D701])" office:value-type="float" office:value="1385" calcext:value-type="float">
            <text:p>1385</text:p>
          </table:table-cell>
          <table:table-cell table:style-name="ce13" table:formula="of:=IF([.A702]=&quot;down&quot;; SUM([.B702];[.E701]); IF([.A702]=&quot;up&quot;;SUM(-[.B702];[.E701]); [.E701]))" office:value-type="float" office:value="579" calcext:value-type="float">
            <text:p>579</text:p>
          </table:table-cell>
          <table:table-cell/>
          <table:table-cell table:style-name="ce13" table:formula="of:=IF([.A702]=&quot;forward&quot;; SUM([.B702]; [.G701]); [.G701])" office:value-type="float" office:value="1385" calcext:value-type="float">
            <text:p>1385</text:p>
          </table:table-cell>
          <table:table-cell table:style-name="ce13" table:formula="of:=IF([.A702]=&quot;forward&quot;; SUM(PRODUCT([.I701]; [.B702]); [.H701]); [.H701])" office:value-type="float" office:value="503466" calcext:value-type="float">
            <text:p>503466</text:p>
          </table:table-cell>
          <table:table-cell table:style-name="ce13" table:formula="of:=IF([.A702]=&quot;down&quot;; SUM([.B702]; [.I701]); IF([.A702]=&quot;up&quot;;SUM(-[.B702]; [.I701]); [.I701]))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03]=&quot;forward&quot;; SUM([.B703]; [.D702]); [.D702])" office:value-type="float" office:value="1385" calcext:value-type="float">
            <text:p>1385</text:p>
          </table:table-cell>
          <table:table-cell table:style-name="ce13" table:formula="of:=IF([.A703]=&quot;down&quot;; SUM([.B703];[.E702]); IF([.A703]=&quot;up&quot;;SUM(-[.B703];[.E702]); [.E702]))" office:value-type="float" office:value="588" calcext:value-type="float">
            <text:p>588</text:p>
          </table:table-cell>
          <table:table-cell/>
          <table:table-cell table:style-name="ce13" table:formula="of:=IF([.A703]=&quot;forward&quot;; SUM([.B703]; [.G702]); [.G702])" office:value-type="float" office:value="1385" calcext:value-type="float">
            <text:p>1385</text:p>
          </table:table-cell>
          <table:table-cell table:style-name="ce13" table:formula="of:=IF([.A703]=&quot;forward&quot;; SUM(PRODUCT([.I702]; [.B703]); [.H702]); [.H702])" office:value-type="float" office:value="503466" calcext:value-type="float">
            <text:p>503466</text:p>
          </table:table-cell>
          <table:table-cell table:style-name="ce13" table:formula="of:=IF([.A703]=&quot;down&quot;; SUM([.B703]; [.I702]); IF([.A703]=&quot;up&quot;;SUM(-[.B703]; [.I702]); [.I702]))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04]=&quot;forward&quot;; SUM([.B704]; [.D703]); [.D703])" office:value-type="float" office:value="1385" calcext:value-type="float">
            <text:p>1385</text:p>
          </table:table-cell>
          <table:table-cell table:style-name="ce13" table:formula="of:=IF([.A704]=&quot;down&quot;; SUM([.B704];[.E703]); IF([.A704]=&quot;up&quot;;SUM(-[.B704];[.E703]); [.E703]))" office:value-type="float" office:value="594" calcext:value-type="float">
            <text:p>594</text:p>
          </table:table-cell>
          <table:table-cell/>
          <table:table-cell table:style-name="ce13" table:formula="of:=IF([.A704]=&quot;forward&quot;; SUM([.B704]; [.G703]); [.G703])" office:value-type="float" office:value="1385" calcext:value-type="float">
            <text:p>1385</text:p>
          </table:table-cell>
          <table:table-cell table:style-name="ce13" table:formula="of:=IF([.A704]=&quot;forward&quot;; SUM(PRODUCT([.I703]; [.B704]); [.H703]); [.H703])" office:value-type="float" office:value="503466" calcext:value-type="float">
            <text:p>503466</text:p>
          </table:table-cell>
          <table:table-cell table:style-name="ce13" table:formula="of:=IF([.A704]=&quot;down&quot;; SUM([.B704]; [.I703]); IF([.A704]=&quot;up&quot;;SUM(-[.B704]; [.I703]); [.I703])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05]=&quot;forward&quot;; SUM([.B705]; [.D704]); [.D704])" office:value-type="float" office:value="1386" calcext:value-type="float">
            <text:p>1386</text:p>
          </table:table-cell>
          <table:table-cell table:style-name="ce13" table:formula="of:=IF([.A705]=&quot;down&quot;; SUM([.B705];[.E704]); IF([.A705]=&quot;up&quot;;SUM(-[.B705];[.E704]); [.E704]))" office:value-type="float" office:value="594" calcext:value-type="float">
            <text:p>594</text:p>
          </table:table-cell>
          <table:table-cell/>
          <table:table-cell table:style-name="ce13" table:formula="of:=IF([.A705]=&quot;forward&quot;; SUM([.B705]; [.G704]); [.G704])" office:value-type="float" office:value="1386" calcext:value-type="float">
            <text:p>1386</text:p>
          </table:table-cell>
          <table:table-cell table:style-name="ce13" table:formula="of:=IF([.A705]=&quot;forward&quot;; SUM(PRODUCT([.I704]; [.B705]); [.H704]); [.H704])" office:value-type="float" office:value="504060" calcext:value-type="float">
            <text:p>504060</text:p>
          </table:table-cell>
          <table:table-cell table:style-name="ce13" table:formula="of:=IF([.A705]=&quot;down&quot;; SUM([.B705]; [.I704]); IF([.A705]=&quot;up&quot;;SUM(-[.B705]; [.I704]); [.I704])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06]=&quot;forward&quot;; SUM([.B706]; [.D705]); [.D705])" office:value-type="float" office:value="1388" calcext:value-type="float">
            <text:p>1388</text:p>
          </table:table-cell>
          <table:table-cell table:style-name="ce13" table:formula="of:=IF([.A706]=&quot;down&quot;; SUM([.B706];[.E705]); IF([.A706]=&quot;up&quot;;SUM(-[.B706];[.E705]); [.E705]))" office:value-type="float" office:value="594" calcext:value-type="float">
            <text:p>594</text:p>
          </table:table-cell>
          <table:table-cell/>
          <table:table-cell table:style-name="ce13" table:formula="of:=IF([.A706]=&quot;forward&quot;; SUM([.B706]; [.G705]); [.G705])" office:value-type="float" office:value="1388" calcext:value-type="float">
            <text:p>1388</text:p>
          </table:table-cell>
          <table:table-cell table:style-name="ce13" table:formula="of:=IF([.A706]=&quot;forward&quot;; SUM(PRODUCT([.I705]; [.B706]); [.H705]); [.H705])" office:value-type="float" office:value="505248" calcext:value-type="float">
            <text:p>505248</text:p>
          </table:table-cell>
          <table:table-cell table:style-name="ce13" table:formula="of:=IF([.A706]=&quot;down&quot;; SUM([.B706]; [.I705]); IF([.A706]=&quot;up&quot;;SUM(-[.B706]; [.I705]); [.I705])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07]=&quot;forward&quot;; SUM([.B707]; [.D706]); [.D706])" office:value-type="float" office:value="1388" calcext:value-type="float">
            <text:p>1388</text:p>
          </table:table-cell>
          <table:table-cell table:style-name="ce13" table:formula="of:=IF([.A707]=&quot;down&quot;; SUM([.B707];[.E706]); IF([.A707]=&quot;up&quot;;SUM(-[.B707];[.E706]); [.E706]))" office:value-type="float" office:value="591" calcext:value-type="float">
            <text:p>591</text:p>
          </table:table-cell>
          <table:table-cell/>
          <table:table-cell table:style-name="ce13" table:formula="of:=IF([.A707]=&quot;forward&quot;; SUM([.B707]; [.G706]); [.G706])" office:value-type="float" office:value="1388" calcext:value-type="float">
            <text:p>1388</text:p>
          </table:table-cell>
          <table:table-cell table:style-name="ce13" table:formula="of:=IF([.A707]=&quot;forward&quot;; SUM(PRODUCT([.I706]; [.B707]); [.H706]); [.H706])" office:value-type="float" office:value="505248" calcext:value-type="float">
            <text:p>505248</text:p>
          </table:table-cell>
          <table:table-cell table:style-name="ce13" table:formula="of:=IF([.A707]=&quot;down&quot;; SUM([.B707]; [.I706]); IF([.A707]=&quot;up&quot;;SUM(-[.B707]; [.I706]); [.I706]))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08]=&quot;forward&quot;; SUM([.B708]; [.D707]); [.D707])" office:value-type="float" office:value="1388" calcext:value-type="float">
            <text:p>1388</text:p>
          </table:table-cell>
          <table:table-cell table:style-name="ce13" table:formula="of:=IF([.A708]=&quot;down&quot;; SUM([.B708];[.E707]); IF([.A708]=&quot;up&quot;;SUM(-[.B708];[.E707]); [.E707]))" office:value-type="float" office:value="595" calcext:value-type="float">
            <text:p>595</text:p>
          </table:table-cell>
          <table:table-cell/>
          <table:table-cell table:style-name="ce13" table:formula="of:=IF([.A708]=&quot;forward&quot;; SUM([.B708]; [.G707]); [.G707])" office:value-type="float" office:value="1388" calcext:value-type="float">
            <text:p>1388</text:p>
          </table:table-cell>
          <table:table-cell table:style-name="ce13" table:formula="of:=IF([.A708]=&quot;forward&quot;; SUM(PRODUCT([.I707]; [.B708]); [.H707]); [.H707])" office:value-type="float" office:value="505248" calcext:value-type="float">
            <text:p>505248</text:p>
          </table:table-cell>
          <table:table-cell table:style-name="ce13" table:formula="of:=IF([.A708]=&quot;down&quot;; SUM([.B708]; [.I707]); IF([.A708]=&quot;up&quot;;SUM(-[.B708]; [.I707]); [.I707]))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09]=&quot;forward&quot;; SUM([.B709]; [.D708]); [.D708])" office:value-type="float" office:value="1388" calcext:value-type="float">
            <text:p>1388</text:p>
          </table:table-cell>
          <table:table-cell table:style-name="ce13" table:formula="of:=IF([.A709]=&quot;down&quot;; SUM([.B709];[.E708]); IF([.A709]=&quot;up&quot;;SUM(-[.B709];[.E708]); [.E708]))" office:value-type="float" office:value="604" calcext:value-type="float">
            <text:p>604</text:p>
          </table:table-cell>
          <table:table-cell/>
          <table:table-cell table:style-name="ce13" table:formula="of:=IF([.A709]=&quot;forward&quot;; SUM([.B709]; [.G708]); [.G708])" office:value-type="float" office:value="1388" calcext:value-type="float">
            <text:p>1388</text:p>
          </table:table-cell>
          <table:table-cell table:style-name="ce13" table:formula="of:=IF([.A709]=&quot;forward&quot;; SUM(PRODUCT([.I708]; [.B709]); [.H708]); [.H708])" office:value-type="float" office:value="505248" calcext:value-type="float">
            <text:p>505248</text:p>
          </table:table-cell>
          <table:table-cell table:style-name="ce13" table:formula="of:=IF([.A709]=&quot;down&quot;; SUM([.B709]; [.I708]); IF([.A709]=&quot;up&quot;;SUM(-[.B709]; [.I708]); [.I708])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10]=&quot;forward&quot;; SUM([.B710]; [.D709]); [.D709])" office:value-type="float" office:value="1388" calcext:value-type="float">
            <text:p>1388</text:p>
          </table:table-cell>
          <table:table-cell table:style-name="ce13" table:formula="of:=IF([.A710]=&quot;down&quot;; SUM([.B710];[.E709]); IF([.A710]=&quot;up&quot;;SUM(-[.B710];[.E709]); [.E709]))" office:value-type="float" office:value="607" calcext:value-type="float">
            <text:p>607</text:p>
          </table:table-cell>
          <table:table-cell/>
          <table:table-cell table:style-name="ce13" table:formula="of:=IF([.A710]=&quot;forward&quot;; SUM([.B710]; [.G709]); [.G709])" office:value-type="float" office:value="1388" calcext:value-type="float">
            <text:p>1388</text:p>
          </table:table-cell>
          <table:table-cell table:style-name="ce13" table:formula="of:=IF([.A710]=&quot;forward&quot;; SUM(PRODUCT([.I709]; [.B710]); [.H709]); [.H709])" office:value-type="float" office:value="505248" calcext:value-type="float">
            <text:p>505248</text:p>
          </table:table-cell>
          <table:table-cell table:style-name="ce13" table:formula="of:=IF([.A710]=&quot;down&quot;; SUM([.B710]; [.I709]); IF([.A710]=&quot;up&quot;;SUM(-[.B710]; [.I709]); [.I709]))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11]=&quot;forward&quot;; SUM([.B711]; [.D710]); [.D710])" office:value-type="float" office:value="1388" calcext:value-type="float">
            <text:p>1388</text:p>
          </table:table-cell>
          <table:table-cell table:style-name="ce13" table:formula="of:=IF([.A711]=&quot;down&quot;; SUM([.B711];[.E710]); IF([.A711]=&quot;up&quot;;SUM(-[.B711];[.E710]); [.E710]))" office:value-type="float" office:value="609" calcext:value-type="float">
            <text:p>609</text:p>
          </table:table-cell>
          <table:table-cell/>
          <table:table-cell table:style-name="ce13" table:formula="of:=IF([.A711]=&quot;forward&quot;; SUM([.B711]; [.G710]); [.G710])" office:value-type="float" office:value="1388" calcext:value-type="float">
            <text:p>1388</text:p>
          </table:table-cell>
          <table:table-cell table:style-name="ce13" table:formula="of:=IF([.A711]=&quot;forward&quot;; SUM(PRODUCT([.I710]; [.B711]); [.H710]); [.H710])" office:value-type="float" office:value="505248" calcext:value-type="float">
            <text:p>505248</text:p>
          </table:table-cell>
          <table:table-cell table:style-name="ce13" table:formula="of:=IF([.A711]=&quot;down&quot;; SUM([.B711]; [.I710]); IF([.A711]=&quot;up&quot;;SUM(-[.B711]; [.I710]); [.I710]))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12]=&quot;forward&quot;; SUM([.B712]; [.D711]); [.D711])" office:value-type="float" office:value="1395" calcext:value-type="float">
            <text:p>1395</text:p>
          </table:table-cell>
          <table:table-cell table:style-name="ce13" table:formula="of:=IF([.A712]=&quot;down&quot;; SUM([.B712];[.E711]); IF([.A712]=&quot;up&quot;;SUM(-[.B712];[.E711]); [.E711]))" office:value-type="float" office:value="609" calcext:value-type="float">
            <text:p>609</text:p>
          </table:table-cell>
          <table:table-cell/>
          <table:table-cell table:style-name="ce13" table:formula="of:=IF([.A712]=&quot;forward&quot;; SUM([.B712]; [.G711]); [.G711])" office:value-type="float" office:value="1395" calcext:value-type="float">
            <text:p>1395</text:p>
          </table:table-cell>
          <table:table-cell table:style-name="ce13" table:formula="of:=IF([.A712]=&quot;forward&quot;; SUM(PRODUCT([.I711]; [.B712]); [.H711]); [.H711])" office:value-type="float" office:value="509511" calcext:value-type="float">
            <text:p>509511</text:p>
          </table:table-cell>
          <table:table-cell table:style-name="ce13" table:formula="of:=IF([.A712]=&quot;down&quot;; SUM([.B712]; [.I711]); IF([.A712]=&quot;up&quot;;SUM(-[.B712]; [.I711]); [.I711]))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13]=&quot;forward&quot;; SUM([.B713]; [.D712]); [.D712])" office:value-type="float" office:value="1395" calcext:value-type="float">
            <text:p>1395</text:p>
          </table:table-cell>
          <table:table-cell table:style-name="ce13" table:formula="of:=IF([.A713]=&quot;down&quot;; SUM([.B713];[.E712]); IF([.A713]=&quot;up&quot;;SUM(-[.B713];[.E712]); [.E712]))" office:value-type="float" office:value="618" calcext:value-type="float">
            <text:p>618</text:p>
          </table:table-cell>
          <table:table-cell/>
          <table:table-cell table:style-name="ce13" table:formula="of:=IF([.A713]=&quot;forward&quot;; SUM([.B713]; [.G712]); [.G712])" office:value-type="float" office:value="1395" calcext:value-type="float">
            <text:p>1395</text:p>
          </table:table-cell>
          <table:table-cell table:style-name="ce13" table:formula="of:=IF([.A713]=&quot;forward&quot;; SUM(PRODUCT([.I712]; [.B713]); [.H712]); [.H712])" office:value-type="float" office:value="509511" calcext:value-type="float">
            <text:p>509511</text:p>
          </table:table-cell>
          <table:table-cell table:style-name="ce13" table:formula="of:=IF([.A713]=&quot;down&quot;; SUM([.B713]; [.I712]); IF([.A713]=&quot;up&quot;;SUM(-[.B713]; [.I712]); [.I712]))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14]=&quot;forward&quot;; SUM([.B714]; [.D713]); [.D713])" office:value-type="float" office:value="1404" calcext:value-type="float">
            <text:p>1404</text:p>
          </table:table-cell>
          <table:table-cell table:style-name="ce13" table:formula="of:=IF([.A714]=&quot;down&quot;; SUM([.B714];[.E713]); IF([.A714]=&quot;up&quot;;SUM(-[.B714];[.E713]); [.E713]))" office:value-type="float" office:value="618" calcext:value-type="float">
            <text:p>618</text:p>
          </table:table-cell>
          <table:table-cell/>
          <table:table-cell table:style-name="ce13" table:formula="of:=IF([.A714]=&quot;forward&quot;; SUM([.B714]; [.G713]); [.G713])" office:value-type="float" office:value="1404" calcext:value-type="float">
            <text:p>1404</text:p>
          </table:table-cell>
          <table:table-cell table:style-name="ce13" table:formula="of:=IF([.A714]=&quot;forward&quot;; SUM(PRODUCT([.I713]; [.B714]); [.H713]); [.H713])" office:value-type="float" office:value="515073" calcext:value-type="float">
            <text:p>515073</text:p>
          </table:table-cell>
          <table:table-cell table:style-name="ce13" table:formula="of:=IF([.A714]=&quot;down&quot;; SUM([.B714]; [.I713]); IF([.A714]=&quot;up&quot;;SUM(-[.B714]; [.I713]); [.I713]))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15]=&quot;forward&quot;; SUM([.B715]; [.D714]); [.D714])" office:value-type="float" office:value="1409" calcext:value-type="float">
            <text:p>1409</text:p>
          </table:table-cell>
          <table:table-cell table:style-name="ce13" table:formula="of:=IF([.A715]=&quot;down&quot;; SUM([.B715];[.E714]); IF([.A715]=&quot;up&quot;;SUM(-[.B715];[.E714]); [.E714]))" office:value-type="float" office:value="618" calcext:value-type="float">
            <text:p>618</text:p>
          </table:table-cell>
          <table:table-cell/>
          <table:table-cell table:style-name="ce13" table:formula="of:=IF([.A715]=&quot;forward&quot;; SUM([.B715]; [.G714]); [.G714])" office:value-type="float" office:value="1409" calcext:value-type="float">
            <text:p>1409</text:p>
          </table:table-cell>
          <table:table-cell table:style-name="ce13" table:formula="of:=IF([.A715]=&quot;forward&quot;; SUM(PRODUCT([.I714]; [.B715]); [.H714]); [.H714])" office:value-type="float" office:value="518163" calcext:value-type="float">
            <text:p>518163</text:p>
          </table:table-cell>
          <table:table-cell table:style-name="ce13" table:formula="of:=IF([.A715]=&quot;down&quot;; SUM([.B715]; [.I714]); IF([.A715]=&quot;up&quot;;SUM(-[.B715]; [.I714]); [.I714]))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16]=&quot;forward&quot;; SUM([.B716]; [.D715]); [.D715])" office:value-type="float" office:value="1409" calcext:value-type="float">
            <text:p>1409</text:p>
          </table:table-cell>
          <table:table-cell table:style-name="ce13" table:formula="of:=IF([.A716]=&quot;down&quot;; SUM([.B716];[.E715]); IF([.A716]=&quot;up&quot;;SUM(-[.B716];[.E715]); [.E715]))" office:value-type="float" office:value="627" calcext:value-type="float">
            <text:p>627</text:p>
          </table:table-cell>
          <table:table-cell/>
          <table:table-cell table:style-name="ce13" table:formula="of:=IF([.A716]=&quot;forward&quot;; SUM([.B716]; [.G715]); [.G715])" office:value-type="float" office:value="1409" calcext:value-type="float">
            <text:p>1409</text:p>
          </table:table-cell>
          <table:table-cell table:style-name="ce13" table:formula="of:=IF([.A716]=&quot;forward&quot;; SUM(PRODUCT([.I715]; [.B716]); [.H715]); [.H715])" office:value-type="float" office:value="518163" calcext:value-type="float">
            <text:p>518163</text:p>
          </table:table-cell>
          <table:table-cell table:style-name="ce13" table:formula="of:=IF([.A716]=&quot;down&quot;; SUM([.B716]; [.I715]); IF([.A716]=&quot;up&quot;;SUM(-[.B716]; [.I715]); [.I715]))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17]=&quot;forward&quot;; SUM([.B717]; [.D716]); [.D716])" office:value-type="float" office:value="1410" calcext:value-type="float">
            <text:p>1410</text:p>
          </table:table-cell>
          <table:table-cell table:style-name="ce13" table:formula="of:=IF([.A717]=&quot;down&quot;; SUM([.B717];[.E716]); IF([.A717]=&quot;up&quot;;SUM(-[.B717];[.E716]); [.E716]))" office:value-type="float" office:value="627" calcext:value-type="float">
            <text:p>627</text:p>
          </table:table-cell>
          <table:table-cell/>
          <table:table-cell table:style-name="ce13" table:formula="of:=IF([.A717]=&quot;forward&quot;; SUM([.B717]; [.G716]); [.G716])" office:value-type="float" office:value="1410" calcext:value-type="float">
            <text:p>1410</text:p>
          </table:table-cell>
          <table:table-cell table:style-name="ce13" table:formula="of:=IF([.A717]=&quot;forward&quot;; SUM(PRODUCT([.I716]; [.B717]); [.H716]); [.H716])" office:value-type="float" office:value="518790" calcext:value-type="float">
            <text:p>518790</text:p>
          </table:table-cell>
          <table:table-cell table:style-name="ce13" table:formula="of:=IF([.A717]=&quot;down&quot;; SUM([.B717]; [.I716]); IF([.A717]=&quot;up&quot;;SUM(-[.B717]; [.I716]); [.I716]))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18]=&quot;forward&quot;; SUM([.B718]; [.D717]); [.D717])" office:value-type="float" office:value="1416" calcext:value-type="float">
            <text:p>1416</text:p>
          </table:table-cell>
          <table:table-cell table:style-name="ce13" table:formula="of:=IF([.A718]=&quot;down&quot;; SUM([.B718];[.E717]); IF([.A718]=&quot;up&quot;;SUM(-[.B718];[.E717]); [.E717]))" office:value-type="float" office:value="627" calcext:value-type="float">
            <text:p>627</text:p>
          </table:table-cell>
          <table:table-cell/>
          <table:table-cell table:style-name="ce13" table:formula="of:=IF([.A718]=&quot;forward&quot;; SUM([.B718]; [.G717]); [.G717])" office:value-type="float" office:value="1416" calcext:value-type="float">
            <text:p>1416</text:p>
          </table:table-cell>
          <table:table-cell table:style-name="ce13" table:formula="of:=IF([.A718]=&quot;forward&quot;; SUM(PRODUCT([.I717]; [.B718]); [.H717]); [.H717])" office:value-type="float" office:value="522552" calcext:value-type="float">
            <text:p>522552</text:p>
          </table:table-cell>
          <table:table-cell table:style-name="ce13" table:formula="of:=IF([.A718]=&quot;down&quot;; SUM([.B718]; [.I717]); IF([.A718]=&quot;up&quot;;SUM(-[.B718]; [.I717]); [.I717]))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19]=&quot;forward&quot;; SUM([.B719]; [.D718]); [.D718])" office:value-type="float" office:value="1416" calcext:value-type="float">
            <text:p>1416</text:p>
          </table:table-cell>
          <table:table-cell table:style-name="ce13" table:formula="of:=IF([.A719]=&quot;down&quot;; SUM([.B719];[.E718]); IF([.A719]=&quot;up&quot;;SUM(-[.B719];[.E718]); [.E718]))" office:value-type="float" office:value="633" calcext:value-type="float">
            <text:p>633</text:p>
          </table:table-cell>
          <table:table-cell/>
          <table:table-cell table:style-name="ce13" table:formula="of:=IF([.A719]=&quot;forward&quot;; SUM([.B719]; [.G718]); [.G718])" office:value-type="float" office:value="1416" calcext:value-type="float">
            <text:p>1416</text:p>
          </table:table-cell>
          <table:table-cell table:style-name="ce13" table:formula="of:=IF([.A719]=&quot;forward&quot;; SUM(PRODUCT([.I718]; [.B719]); [.H718]); [.H718])" office:value-type="float" office:value="522552" calcext:value-type="float">
            <text:p>522552</text:p>
          </table:table-cell>
          <table:table-cell table:style-name="ce13" table:formula="of:=IF([.A719]=&quot;down&quot;; SUM([.B719]; [.I718]); IF([.A719]=&quot;up&quot;;SUM(-[.B719]; [.I718]); [.I718]))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20]=&quot;forward&quot;; SUM([.B720]; [.D719]); [.D719])" office:value-type="float" office:value="1416" calcext:value-type="float">
            <text:p>1416</text:p>
          </table:table-cell>
          <table:table-cell table:style-name="ce13" table:formula="of:=IF([.A720]=&quot;down&quot;; SUM([.B720];[.E719]); IF([.A720]=&quot;up&quot;;SUM(-[.B720];[.E719]); [.E719]))" office:value-type="float" office:value="625" calcext:value-type="float">
            <text:p>625</text:p>
          </table:table-cell>
          <table:table-cell/>
          <table:table-cell table:style-name="ce13" table:formula="of:=IF([.A720]=&quot;forward&quot;; SUM([.B720]; [.G719]); [.G719])" office:value-type="float" office:value="1416" calcext:value-type="float">
            <text:p>1416</text:p>
          </table:table-cell>
          <table:table-cell table:style-name="ce13" table:formula="of:=IF([.A720]=&quot;forward&quot;; SUM(PRODUCT([.I719]; [.B720]); [.H719]); [.H719])" office:value-type="float" office:value="522552" calcext:value-type="float">
            <text:p>522552</text:p>
          </table:table-cell>
          <table:table-cell table:style-name="ce13" table:formula="of:=IF([.A720]=&quot;down&quot;; SUM([.B720]; [.I719]); IF([.A720]=&quot;up&quot;;SUM(-[.B720]; [.I719]); [.I719])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21]=&quot;forward&quot;; SUM([.B721]; [.D720]); [.D720])" office:value-type="float" office:value="1416" calcext:value-type="float">
            <text:p>1416</text:p>
          </table:table-cell>
          <table:table-cell table:style-name="ce13" table:formula="of:=IF([.A721]=&quot;down&quot;; SUM([.B721];[.E720]); IF([.A721]=&quot;up&quot;;SUM(-[.B721];[.E720]); [.E720]))" office:value-type="float" office:value="617" calcext:value-type="float">
            <text:p>617</text:p>
          </table:table-cell>
          <table:table-cell/>
          <table:table-cell table:style-name="ce13" table:formula="of:=IF([.A721]=&quot;forward&quot;; SUM([.B721]; [.G720]); [.G720])" office:value-type="float" office:value="1416" calcext:value-type="float">
            <text:p>1416</text:p>
          </table:table-cell>
          <table:table-cell table:style-name="ce13" table:formula="of:=IF([.A721]=&quot;forward&quot;; SUM(PRODUCT([.I720]; [.B721]); [.H720]); [.H720])" office:value-type="float" office:value="522552" calcext:value-type="float">
            <text:p>522552</text:p>
          </table:table-cell>
          <table:table-cell table:style-name="ce13" table:formula="of:=IF([.A721]=&quot;down&quot;; SUM([.B721]; [.I720]); IF([.A721]=&quot;up&quot;;SUM(-[.B721]; [.I720]); [.I720])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22]=&quot;forward&quot;; SUM([.B722]; [.D721]); [.D721])" office:value-type="float" office:value="1416" calcext:value-type="float">
            <text:p>1416</text:p>
          </table:table-cell>
          <table:table-cell table:style-name="ce13" table:formula="of:=IF([.A722]=&quot;down&quot;; SUM([.B722];[.E721]); IF([.A722]=&quot;up&quot;;SUM(-[.B722];[.E721]); [.E721]))" office:value-type="float" office:value="614" calcext:value-type="float">
            <text:p>614</text:p>
          </table:table-cell>
          <table:table-cell/>
          <table:table-cell table:style-name="ce13" table:formula="of:=IF([.A722]=&quot;forward&quot;; SUM([.B722]; [.G721]); [.G721])" office:value-type="float" office:value="1416" calcext:value-type="float">
            <text:p>1416</text:p>
          </table:table-cell>
          <table:table-cell table:style-name="ce13" table:formula="of:=IF([.A722]=&quot;forward&quot;; SUM(PRODUCT([.I721]; [.B722]); [.H721]); [.H721])" office:value-type="float" office:value="522552" calcext:value-type="float">
            <text:p>522552</text:p>
          </table:table-cell>
          <table:table-cell table:style-name="ce13" table:formula="of:=IF([.A722]=&quot;down&quot;; SUM([.B722]; [.I721]); IF([.A722]=&quot;up&quot;;SUM(-[.B722]; [.I721]); [.I721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23]=&quot;forward&quot;; SUM([.B723]; [.D722]); [.D722])" office:value-type="float" office:value="1423" calcext:value-type="float">
            <text:p>1423</text:p>
          </table:table-cell>
          <table:table-cell table:style-name="ce13" table:formula="of:=IF([.A723]=&quot;down&quot;; SUM([.B723];[.E722]); IF([.A723]=&quot;up&quot;;SUM(-[.B723];[.E722]); [.E722]))" office:value-type="float" office:value="614" calcext:value-type="float">
            <text:p>614</text:p>
          </table:table-cell>
          <table:table-cell/>
          <table:table-cell table:style-name="ce13" table:formula="of:=IF([.A723]=&quot;forward&quot;; SUM([.B723]; [.G722]); [.G722])" office:value-type="float" office:value="1423" calcext:value-type="float">
            <text:p>1423</text:p>
          </table:table-cell>
          <table:table-cell table:style-name="ce13" table:formula="of:=IF([.A723]=&quot;forward&quot;; SUM(PRODUCT([.I722]; [.B723]); [.H722]); [.H722])" office:value-type="float" office:value="526850" calcext:value-type="float">
            <text:p>526850</text:p>
          </table:table-cell>
          <table:table-cell table:style-name="ce13" table:formula="of:=IF([.A723]=&quot;down&quot;; SUM([.B723]; [.I722]); IF([.A723]=&quot;up&quot;;SUM(-[.B723]; [.I722]); [.I722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24]=&quot;forward&quot;; SUM([.B724]; [.D723]); [.D723])" office:value-type="float" office:value="1430" calcext:value-type="float">
            <text:p>1430</text:p>
          </table:table-cell>
          <table:table-cell table:style-name="ce13" table:formula="of:=IF([.A724]=&quot;down&quot;; SUM([.B724];[.E723]); IF([.A724]=&quot;up&quot;;SUM(-[.B724];[.E723]); [.E723]))" office:value-type="float" office:value="614" calcext:value-type="float">
            <text:p>614</text:p>
          </table:table-cell>
          <table:table-cell/>
          <table:table-cell table:style-name="ce13" table:formula="of:=IF([.A724]=&quot;forward&quot;; SUM([.B724]; [.G723]); [.G723])" office:value-type="float" office:value="1430" calcext:value-type="float">
            <text:p>1430</text:p>
          </table:table-cell>
          <table:table-cell table:style-name="ce13" table:formula="of:=IF([.A724]=&quot;forward&quot;; SUM(PRODUCT([.I723]; [.B724]); [.H723]); [.H723])" office:value-type="float" office:value="531148" calcext:value-type="float">
            <text:p>531148</text:p>
          </table:table-cell>
          <table:table-cell table:style-name="ce13" table:formula="of:=IF([.A724]=&quot;down&quot;; SUM([.B724]; [.I723]); IF([.A724]=&quot;up&quot;;SUM(-[.B724]; [.I723]); [.I723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25]=&quot;forward&quot;; SUM([.B725]; [.D724]); [.D724])" office:value-type="float" office:value="1438" calcext:value-type="float">
            <text:p>1438</text:p>
          </table:table-cell>
          <table:table-cell table:style-name="ce13" table:formula="of:=IF([.A725]=&quot;down&quot;; SUM([.B725];[.E724]); IF([.A725]=&quot;up&quot;;SUM(-[.B725];[.E724]); [.E724]))" office:value-type="float" office:value="614" calcext:value-type="float">
            <text:p>614</text:p>
          </table:table-cell>
          <table:table-cell/>
          <table:table-cell table:style-name="ce13" table:formula="of:=IF([.A725]=&quot;forward&quot;; SUM([.B725]; [.G724]); [.G724])" office:value-type="float" office:value="1438" calcext:value-type="float">
            <text:p>1438</text:p>
          </table:table-cell>
          <table:table-cell table:style-name="ce13" table:formula="of:=IF([.A725]=&quot;forward&quot;; SUM(PRODUCT([.I724]; [.B725]); [.H724]); [.H724])" office:value-type="float" office:value="536060" calcext:value-type="float">
            <text:p>536060</text:p>
          </table:table-cell>
          <table:table-cell table:style-name="ce13" table:formula="of:=IF([.A725]=&quot;down&quot;; SUM([.B725]; [.I724]); IF([.A725]=&quot;up&quot;;SUM(-[.B725]; [.I724]); [.I724])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26]=&quot;forward&quot;; SUM([.B726]; [.D725]); [.D725])" office:value-type="float" office:value="1438" calcext:value-type="float">
            <text:p>1438</text:p>
          </table:table-cell>
          <table:table-cell table:style-name="ce13" table:formula="of:=IF([.A726]=&quot;down&quot;; SUM([.B726];[.E725]); IF([.A726]=&quot;up&quot;;SUM(-[.B726];[.E725]); [.E725]))" office:value-type="float" office:value="619" calcext:value-type="float">
            <text:p>619</text:p>
          </table:table-cell>
          <table:table-cell/>
          <table:table-cell table:style-name="ce13" table:formula="of:=IF([.A726]=&quot;forward&quot;; SUM([.B726]; [.G725]); [.G725])" office:value-type="float" office:value="1438" calcext:value-type="float">
            <text:p>1438</text:p>
          </table:table-cell>
          <table:table-cell table:style-name="ce13" table:formula="of:=IF([.A726]=&quot;forward&quot;; SUM(PRODUCT([.I725]; [.B726]); [.H725]); [.H725])" office:value-type="float" office:value="536060" calcext:value-type="float">
            <text:p>536060</text:p>
          </table:table-cell>
          <table:table-cell table:style-name="ce13" table:formula="of:=IF([.A726]=&quot;down&quot;; SUM([.B726]; [.I725]); IF([.A726]=&quot;up&quot;;SUM(-[.B726]; [.I725]); [.I725])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27]=&quot;forward&quot;; SUM([.B727]; [.D726]); [.D726])" office:value-type="float" office:value="1441" calcext:value-type="float">
            <text:p>1441</text:p>
          </table:table-cell>
          <table:table-cell table:style-name="ce13" table:formula="of:=IF([.A727]=&quot;down&quot;; SUM([.B727];[.E726]); IF([.A727]=&quot;up&quot;;SUM(-[.B727];[.E726]); [.E726]))" office:value-type="float" office:value="619" calcext:value-type="float">
            <text:p>619</text:p>
          </table:table-cell>
          <table:table-cell/>
          <table:table-cell table:style-name="ce13" table:formula="of:=IF([.A727]=&quot;forward&quot;; SUM([.B727]; [.G726]); [.G726])" office:value-type="float" office:value="1441" calcext:value-type="float">
            <text:p>1441</text:p>
          </table:table-cell>
          <table:table-cell table:style-name="ce13" table:formula="of:=IF([.A727]=&quot;forward&quot;; SUM(PRODUCT([.I726]; [.B727]); [.H726]); [.H726])" office:value-type="float" office:value="537917" calcext:value-type="float">
            <text:p>537917</text:p>
          </table:table-cell>
          <table:table-cell table:style-name="ce13" table:formula="of:=IF([.A727]=&quot;down&quot;; SUM([.B727]; [.I726]); IF([.A727]=&quot;up&quot;;SUM(-[.B727]; [.I726]); [.I726])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28]=&quot;forward&quot;; SUM([.B728]; [.D727]); [.D727])" office:value-type="float" office:value="1441" calcext:value-type="float">
            <text:p>1441</text:p>
          </table:table-cell>
          <table:table-cell table:style-name="ce13" table:formula="of:=IF([.A728]=&quot;down&quot;; SUM([.B728];[.E727]); IF([.A728]=&quot;up&quot;;SUM(-[.B728];[.E727]); [.E727]))" office:value-type="float" office:value="623" calcext:value-type="float">
            <text:p>623</text:p>
          </table:table-cell>
          <table:table-cell/>
          <table:table-cell table:style-name="ce13" table:formula="of:=IF([.A728]=&quot;forward&quot;; SUM([.B728]; [.G727]); [.G727])" office:value-type="float" office:value="1441" calcext:value-type="float">
            <text:p>1441</text:p>
          </table:table-cell>
          <table:table-cell table:style-name="ce13" table:formula="of:=IF([.A728]=&quot;forward&quot;; SUM(PRODUCT([.I727]; [.B728]); [.H727]); [.H727])" office:value-type="float" office:value="537917" calcext:value-type="float">
            <text:p>537917</text:p>
          </table:table-cell>
          <table:table-cell table:style-name="ce13" table:formula="of:=IF([.A728]=&quot;down&quot;; SUM([.B728]; [.I727]); IF([.A728]=&quot;up&quot;;SUM(-[.B728]; [.I727]); [.I727]))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29]=&quot;forward&quot;; SUM([.B729]; [.D728]); [.D728])" office:value-type="float" office:value="1441" calcext:value-type="float">
            <text:p>1441</text:p>
          </table:table-cell>
          <table:table-cell table:style-name="ce13" table:formula="of:=IF([.A729]=&quot;down&quot;; SUM([.B729];[.E728]); IF([.A729]=&quot;up&quot;;SUM(-[.B729];[.E728]); [.E728]))" office:value-type="float" office:value="629" calcext:value-type="float">
            <text:p>629</text:p>
          </table:table-cell>
          <table:table-cell/>
          <table:table-cell table:style-name="ce13" table:formula="of:=IF([.A729]=&quot;forward&quot;; SUM([.B729]; [.G728]); [.G728])" office:value-type="float" office:value="1441" calcext:value-type="float">
            <text:p>1441</text:p>
          </table:table-cell>
          <table:table-cell table:style-name="ce13" table:formula="of:=IF([.A729]=&quot;forward&quot;; SUM(PRODUCT([.I728]; [.B729]); [.H728]); [.H728])" office:value-type="float" office:value="537917" calcext:value-type="float">
            <text:p>537917</text:p>
          </table:table-cell>
          <table:table-cell table:style-name="ce13" table:formula="of:=IF([.A729]=&quot;down&quot;; SUM([.B729]; [.I728]); IF([.A729]=&quot;up&quot;;SUM(-[.B729]; [.I728]); [.I728]))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30]=&quot;forward&quot;; SUM([.B730]; [.D729]); [.D729])" office:value-type="float" office:value="1442" calcext:value-type="float">
            <text:p>1442</text:p>
          </table:table-cell>
          <table:table-cell table:style-name="ce13" table:formula="of:=IF([.A730]=&quot;down&quot;; SUM([.B730];[.E729]); IF([.A730]=&quot;up&quot;;SUM(-[.B730];[.E729]); [.E729]))" office:value-type="float" office:value="629" calcext:value-type="float">
            <text:p>629</text:p>
          </table:table-cell>
          <table:table-cell/>
          <table:table-cell table:style-name="ce13" table:formula="of:=IF([.A730]=&quot;forward&quot;; SUM([.B730]; [.G729]); [.G729])" office:value-type="float" office:value="1442" calcext:value-type="float">
            <text:p>1442</text:p>
          </table:table-cell>
          <table:table-cell table:style-name="ce13" table:formula="of:=IF([.A730]=&quot;forward&quot;; SUM(PRODUCT([.I729]; [.B730]); [.H729]); [.H729])" office:value-type="float" office:value="538546" calcext:value-type="float">
            <text:p>538546</text:p>
          </table:table-cell>
          <table:table-cell table:style-name="ce13" table:formula="of:=IF([.A730]=&quot;down&quot;; SUM([.B730]; [.I729]); IF([.A730]=&quot;up&quot;;SUM(-[.B730]; [.I729]); [.I729]))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31]=&quot;forward&quot;; SUM([.B731]; [.D730]); [.D730])" office:value-type="float" office:value="1442" calcext:value-type="float">
            <text:p>1442</text:p>
          </table:table-cell>
          <table:table-cell table:style-name="ce13" table:formula="of:=IF([.A731]=&quot;down&quot;; SUM([.B731];[.E730]); IF([.A731]=&quot;up&quot;;SUM(-[.B731];[.E730]); [.E730]))" office:value-type="float" office:value="630" calcext:value-type="float">
            <text:p>630</text:p>
          </table:table-cell>
          <table:table-cell/>
          <table:table-cell table:style-name="ce13" table:formula="of:=IF([.A731]=&quot;forward&quot;; SUM([.B731]; [.G730]); [.G730])" office:value-type="float" office:value="1442" calcext:value-type="float">
            <text:p>1442</text:p>
          </table:table-cell>
          <table:table-cell table:style-name="ce13" table:formula="of:=IF([.A731]=&quot;forward&quot;; SUM(PRODUCT([.I730]; [.B731]); [.H730]); [.H730])" office:value-type="float" office:value="538546" calcext:value-type="float">
            <text:p>538546</text:p>
          </table:table-cell>
          <table:table-cell table:style-name="ce13" table:formula="of:=IF([.A731]=&quot;down&quot;; SUM([.B731]; [.I730]); IF([.A731]=&quot;up&quot;;SUM(-[.B731]; [.I730]); [.I730]))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32]=&quot;forward&quot;; SUM([.B732]; [.D731]); [.D731])" office:value-type="float" office:value="1449" calcext:value-type="float">
            <text:p>1449</text:p>
          </table:table-cell>
          <table:table-cell table:style-name="ce13" table:formula="of:=IF([.A732]=&quot;down&quot;; SUM([.B732];[.E731]); IF([.A732]=&quot;up&quot;;SUM(-[.B732];[.E731]); [.E731]))" office:value-type="float" office:value="630" calcext:value-type="float">
            <text:p>630</text:p>
          </table:table-cell>
          <table:table-cell/>
          <table:table-cell table:style-name="ce13" table:formula="of:=IF([.A732]=&quot;forward&quot;; SUM([.B732]; [.G731]); [.G731])" office:value-type="float" office:value="1449" calcext:value-type="float">
            <text:p>1449</text:p>
          </table:table-cell>
          <table:table-cell table:style-name="ce13" table:formula="of:=IF([.A732]=&quot;forward&quot;; SUM(PRODUCT([.I731]; [.B732]); [.H731]); [.H731])" office:value-type="float" office:value="542956" calcext:value-type="float">
            <text:p>542956</text:p>
          </table:table-cell>
          <table:table-cell table:style-name="ce13" table:formula="of:=IF([.A732]=&quot;down&quot;; SUM([.B732]; [.I731]); IF([.A732]=&quot;up&quot;;SUM(-[.B732]; [.I731]); [.I731]))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33]=&quot;forward&quot;; SUM([.B733]; [.D732]); [.D732])" office:value-type="float" office:value="1451" calcext:value-type="float">
            <text:p>1451</text:p>
          </table:table-cell>
          <table:table-cell table:style-name="ce13" table:formula="of:=IF([.A733]=&quot;down&quot;; SUM([.B733];[.E732]); IF([.A733]=&quot;up&quot;;SUM(-[.B733];[.E732]); [.E732]))" office:value-type="float" office:value="630" calcext:value-type="float">
            <text:p>630</text:p>
          </table:table-cell>
          <table:table-cell/>
          <table:table-cell table:style-name="ce13" table:formula="of:=IF([.A733]=&quot;forward&quot;; SUM([.B733]; [.G732]); [.G732])" office:value-type="float" office:value="1451" calcext:value-type="float">
            <text:p>1451</text:p>
          </table:table-cell>
          <table:table-cell table:style-name="ce13" table:formula="of:=IF([.A733]=&quot;forward&quot;; SUM(PRODUCT([.I732]; [.B733]); [.H732]); [.H732])" office:value-type="float" office:value="544216" calcext:value-type="float">
            <text:p>544216</text:p>
          </table:table-cell>
          <table:table-cell table:style-name="ce13" table:formula="of:=IF([.A733]=&quot;down&quot;; SUM([.B733]; [.I732]); IF([.A733]=&quot;up&quot;;SUM(-[.B733]; [.I732]); [.I732]))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34]=&quot;forward&quot;; SUM([.B734]; [.D733]); [.D733])" office:value-type="float" office:value="1451" calcext:value-type="float">
            <text:p>1451</text:p>
          </table:table-cell>
          <table:table-cell table:style-name="ce13" table:formula="of:=IF([.A734]=&quot;down&quot;; SUM([.B734];[.E733]); IF([.A734]=&quot;up&quot;;SUM(-[.B734];[.E733]); [.E733]))" office:value-type="float" office:value="637" calcext:value-type="float">
            <text:p>637</text:p>
          </table:table-cell>
          <table:table-cell/>
          <table:table-cell table:style-name="ce13" table:formula="of:=IF([.A734]=&quot;forward&quot;; SUM([.B734]; [.G733]); [.G733])" office:value-type="float" office:value="1451" calcext:value-type="float">
            <text:p>1451</text:p>
          </table:table-cell>
          <table:table-cell table:style-name="ce13" table:formula="of:=IF([.A734]=&quot;forward&quot;; SUM(PRODUCT([.I733]; [.B734]); [.H733]); [.H733])" office:value-type="float" office:value="544216" calcext:value-type="float">
            <text:p>544216</text:p>
          </table:table-cell>
          <table:table-cell table:style-name="ce13" table:formula="of:=IF([.A734]=&quot;down&quot;; SUM([.B734]; [.I733]); IF([.A734]=&quot;up&quot;;SUM(-[.B734]; [.I733]); [.I733]))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35]=&quot;forward&quot;; SUM([.B735]; [.D734]); [.D734])" office:value-type="float" office:value="1451" calcext:value-type="float">
            <text:p>1451</text:p>
          </table:table-cell>
          <table:table-cell table:style-name="ce13" table:formula="of:=IF([.A735]=&quot;down&quot;; SUM([.B735];[.E734]); IF([.A735]=&quot;up&quot;;SUM(-[.B735];[.E734]); [.E734]))" office:value-type="float" office:value="638" calcext:value-type="float">
            <text:p>638</text:p>
          </table:table-cell>
          <table:table-cell/>
          <table:table-cell table:style-name="ce13" table:formula="of:=IF([.A735]=&quot;forward&quot;; SUM([.B735]; [.G734]); [.G734])" office:value-type="float" office:value="1451" calcext:value-type="float">
            <text:p>1451</text:p>
          </table:table-cell>
          <table:table-cell table:style-name="ce13" table:formula="of:=IF([.A735]=&quot;forward&quot;; SUM(PRODUCT([.I734]; [.B735]); [.H734]); [.H734])" office:value-type="float" office:value="544216" calcext:value-type="float">
            <text:p>544216</text:p>
          </table:table-cell>
          <table:table-cell table:style-name="ce13" table:formula="of:=IF([.A735]=&quot;down&quot;; SUM([.B735]; [.I734]); IF([.A735]=&quot;up&quot;;SUM(-[.B735]; [.I734]); [.I734])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36]=&quot;forward&quot;; SUM([.B736]; [.D735]); [.D735])" office:value-type="float" office:value="1451" calcext:value-type="float">
            <text:p>1451</text:p>
          </table:table-cell>
          <table:table-cell table:style-name="ce13" table:formula="of:=IF([.A736]=&quot;down&quot;; SUM([.B736];[.E735]); IF([.A736]=&quot;up&quot;;SUM(-[.B736];[.E735]); [.E735]))" office:value-type="float" office:value="632" calcext:value-type="float">
            <text:p>632</text:p>
          </table:table-cell>
          <table:table-cell/>
          <table:table-cell table:style-name="ce13" table:formula="of:=IF([.A736]=&quot;forward&quot;; SUM([.B736]; [.G735]); [.G735])" office:value-type="float" office:value="1451" calcext:value-type="float">
            <text:p>1451</text:p>
          </table:table-cell>
          <table:table-cell table:style-name="ce13" table:formula="of:=IF([.A736]=&quot;forward&quot;; SUM(PRODUCT([.I735]; [.B736]); [.H735]); [.H735])" office:value-type="float" office:value="544216" calcext:value-type="float">
            <text:p>544216</text:p>
          </table:table-cell>
          <table:table-cell table:style-name="ce13" table:formula="of:=IF([.A736]=&quot;down&quot;; SUM([.B736]; [.I735]); IF([.A736]=&quot;up&quot;;SUM(-[.B736]; [.I735]); [.I735]))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37]=&quot;forward&quot;; SUM([.B737]; [.D736]); [.D736])" office:value-type="float" office:value="1454" calcext:value-type="float">
            <text:p>1454</text:p>
          </table:table-cell>
          <table:table-cell table:style-name="ce13" table:formula="of:=IF([.A737]=&quot;down&quot;; SUM([.B737];[.E736]); IF([.A737]=&quot;up&quot;;SUM(-[.B737];[.E736]); [.E736]))" office:value-type="float" office:value="632" calcext:value-type="float">
            <text:p>632</text:p>
          </table:table-cell>
          <table:table-cell/>
          <table:table-cell table:style-name="ce13" table:formula="of:=IF([.A737]=&quot;forward&quot;; SUM([.B737]; [.G736]); [.G736])" office:value-type="float" office:value="1454" calcext:value-type="float">
            <text:p>1454</text:p>
          </table:table-cell>
          <table:table-cell table:style-name="ce13" table:formula="of:=IF([.A737]=&quot;forward&quot;; SUM(PRODUCT([.I736]; [.B737]); [.H736]); [.H736])" office:value-type="float" office:value="546112" calcext:value-type="float">
            <text:p>546112</text:p>
          </table:table-cell>
          <table:table-cell table:style-name="ce13" table:formula="of:=IF([.A737]=&quot;down&quot;; SUM([.B737]; [.I736]); IF([.A737]=&quot;up&quot;;SUM(-[.B737]; [.I736]); [.I736]))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38]=&quot;forward&quot;; SUM([.B738]; [.D737]); [.D737])" office:value-type="float" office:value="1454" calcext:value-type="float">
            <text:p>1454</text:p>
          </table:table-cell>
          <table:table-cell table:style-name="ce13" table:formula="of:=IF([.A738]=&quot;down&quot;; SUM([.B738];[.E737]); IF([.A738]=&quot;up&quot;;SUM(-[.B738];[.E737]); [.E737]))" office:value-type="float" office:value="638" calcext:value-type="float">
            <text:p>638</text:p>
          </table:table-cell>
          <table:table-cell/>
          <table:table-cell table:style-name="ce13" table:formula="of:=IF([.A738]=&quot;forward&quot;; SUM([.B738]; [.G737]); [.G737])" office:value-type="float" office:value="1454" calcext:value-type="float">
            <text:p>1454</text:p>
          </table:table-cell>
          <table:table-cell table:style-name="ce13" table:formula="of:=IF([.A738]=&quot;forward&quot;; SUM(PRODUCT([.I737]; [.B738]); [.H737]); [.H737])" office:value-type="float" office:value="546112" calcext:value-type="float">
            <text:p>546112</text:p>
          </table:table-cell>
          <table:table-cell table:style-name="ce13" table:formula="of:=IF([.A738]=&quot;down&quot;; SUM([.B738]; [.I737]); IF([.A738]=&quot;up&quot;;SUM(-[.B738]; [.I737]); [.I737])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39]=&quot;forward&quot;; SUM([.B739]; [.D738]); [.D738])" office:value-type="float" office:value="1456" calcext:value-type="float">
            <text:p>1456</text:p>
          </table:table-cell>
          <table:table-cell table:style-name="ce13" table:formula="of:=IF([.A739]=&quot;down&quot;; SUM([.B739];[.E738]); IF([.A739]=&quot;up&quot;;SUM(-[.B739];[.E738]); [.E738]))" office:value-type="float" office:value="638" calcext:value-type="float">
            <text:p>638</text:p>
          </table:table-cell>
          <table:table-cell/>
          <table:table-cell table:style-name="ce13" table:formula="of:=IF([.A739]=&quot;forward&quot;; SUM([.B739]; [.G738]); [.G738])" office:value-type="float" office:value="1456" calcext:value-type="float">
            <text:p>1456</text:p>
          </table:table-cell>
          <table:table-cell table:style-name="ce13" table:formula="of:=IF([.A739]=&quot;forward&quot;; SUM(PRODUCT([.I738]; [.B739]); [.H738]); [.H738])" office:value-type="float" office:value="547388" calcext:value-type="float">
            <text:p>547388</text:p>
          </table:table-cell>
          <table:table-cell table:style-name="ce13" table:formula="of:=IF([.A739]=&quot;down&quot;; SUM([.B739]; [.I738]); IF([.A739]=&quot;up&quot;;SUM(-[.B739]; [.I738]); [.I738])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40]=&quot;forward&quot;; SUM([.B740]; [.D739]); [.D739])" office:value-type="float" office:value="1456" calcext:value-type="float">
            <text:p>1456</text:p>
          </table:table-cell>
          <table:table-cell table:style-name="ce13" table:formula="of:=IF([.A740]=&quot;down&quot;; SUM([.B740];[.E739]); IF([.A740]=&quot;up&quot;;SUM(-[.B740];[.E739]); [.E739]))" office:value-type="float" office:value="644" calcext:value-type="float">
            <text:p>644</text:p>
          </table:table-cell>
          <table:table-cell/>
          <table:table-cell table:style-name="ce13" table:formula="of:=IF([.A740]=&quot;forward&quot;; SUM([.B740]; [.G739]); [.G739])" office:value-type="float" office:value="1456" calcext:value-type="float">
            <text:p>1456</text:p>
          </table:table-cell>
          <table:table-cell table:style-name="ce13" table:formula="of:=IF([.A740]=&quot;forward&quot;; SUM(PRODUCT([.I739]; [.B740]); [.H739]); [.H739])" office:value-type="float" office:value="547388" calcext:value-type="float">
            <text:p>547388</text:p>
          </table:table-cell>
          <table:table-cell table:style-name="ce13" table:formula="of:=IF([.A740]=&quot;down&quot;; SUM([.B740]; [.I739]); IF([.A740]=&quot;up&quot;;SUM(-[.B740]; [.I739]); [.I739]))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41]=&quot;forward&quot;; SUM([.B741]; [.D740]); [.D740])" office:value-type="float" office:value="1464" calcext:value-type="float">
            <text:p>1464</text:p>
          </table:table-cell>
          <table:table-cell table:style-name="ce13" table:formula="of:=IF([.A741]=&quot;down&quot;; SUM([.B741];[.E740]); IF([.A741]=&quot;up&quot;;SUM(-[.B741];[.E740]); [.E740]))" office:value-type="float" office:value="644" calcext:value-type="float">
            <text:p>644</text:p>
          </table:table-cell>
          <table:table-cell/>
          <table:table-cell table:style-name="ce13" table:formula="of:=IF([.A741]=&quot;forward&quot;; SUM([.B741]; [.G740]); [.G740])" office:value-type="float" office:value="1464" calcext:value-type="float">
            <text:p>1464</text:p>
          </table:table-cell>
          <table:table-cell table:style-name="ce13" table:formula="of:=IF([.A741]=&quot;forward&quot;; SUM(PRODUCT([.I740]; [.B741]); [.H740]); [.H740])" office:value-type="float" office:value="552540" calcext:value-type="float">
            <text:p>552540</text:p>
          </table:table-cell>
          <table:table-cell table:style-name="ce13" table:formula="of:=IF([.A741]=&quot;down&quot;; SUM([.B741]; [.I740]); IF([.A741]=&quot;up&quot;;SUM(-[.B741]; [.I740]); [.I740]))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42]=&quot;forward&quot;; SUM([.B742]; [.D741]); [.D741])" office:value-type="float" office:value="1464" calcext:value-type="float">
            <text:p>1464</text:p>
          </table:table-cell>
          <table:table-cell table:style-name="ce13" table:formula="of:=IF([.A742]=&quot;down&quot;; SUM([.B742];[.E741]); IF([.A742]=&quot;up&quot;;SUM(-[.B742];[.E741]); [.E741]))" office:value-type="float" office:value="648" calcext:value-type="float">
            <text:p>648</text:p>
          </table:table-cell>
          <table:table-cell/>
          <table:table-cell table:style-name="ce13" table:formula="of:=IF([.A742]=&quot;forward&quot;; SUM([.B742]; [.G741]); [.G741])" office:value-type="float" office:value="1464" calcext:value-type="float">
            <text:p>1464</text:p>
          </table:table-cell>
          <table:table-cell table:style-name="ce13" table:formula="of:=IF([.A742]=&quot;forward&quot;; SUM(PRODUCT([.I741]; [.B742]); [.H741]); [.H741])" office:value-type="float" office:value="552540" calcext:value-type="float">
            <text:p>552540</text:p>
          </table:table-cell>
          <table:table-cell table:style-name="ce13" table:formula="of:=IF([.A742]=&quot;down&quot;; SUM([.B742]; [.I741]); IF([.A742]=&quot;up&quot;;SUM(-[.B742]; [.I741]); [.I741]))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43]=&quot;forward&quot;; SUM([.B743]; [.D742]); [.D742])" office:value-type="float" office:value="1464" calcext:value-type="float">
            <text:p>1464</text:p>
          </table:table-cell>
          <table:table-cell table:style-name="ce13" table:formula="of:=IF([.A743]=&quot;down&quot;; SUM([.B743];[.E742]); IF([.A743]=&quot;up&quot;;SUM(-[.B743];[.E742]); [.E742]))" office:value-type="float" office:value="640" calcext:value-type="float">
            <text:p>640</text:p>
          </table:table-cell>
          <table:table-cell/>
          <table:table-cell table:style-name="ce13" table:formula="of:=IF([.A743]=&quot;forward&quot;; SUM([.B743]; [.G742]); [.G742])" office:value-type="float" office:value="1464" calcext:value-type="float">
            <text:p>1464</text:p>
          </table:table-cell>
          <table:table-cell table:style-name="ce13" table:formula="of:=IF([.A743]=&quot;forward&quot;; SUM(PRODUCT([.I742]; [.B743]); [.H742]); [.H742])" office:value-type="float" office:value="552540" calcext:value-type="float">
            <text:p>552540</text:p>
          </table:table-cell>
          <table:table-cell table:style-name="ce13" table:formula="of:=IF([.A743]=&quot;down&quot;; SUM([.B743]; [.I742]); IF([.A743]=&quot;up&quot;;SUM(-[.B743]; [.I742]); [.I742])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44]=&quot;forward&quot;; SUM([.B744]; [.D743]); [.D743])" office:value-type="float" office:value="1473" calcext:value-type="float">
            <text:p>1473</text:p>
          </table:table-cell>
          <table:table-cell table:style-name="ce13" table:formula="of:=IF([.A744]=&quot;down&quot;; SUM([.B744];[.E743]); IF([.A744]=&quot;up&quot;;SUM(-[.B744];[.E743]); [.E743]))" office:value-type="float" office:value="640" calcext:value-type="float">
            <text:p>640</text:p>
          </table:table-cell>
          <table:table-cell/>
          <table:table-cell table:style-name="ce13" table:formula="of:=IF([.A744]=&quot;forward&quot;; SUM([.B744]; [.G743]); [.G743])" office:value-type="float" office:value="1473" calcext:value-type="float">
            <text:p>1473</text:p>
          </table:table-cell>
          <table:table-cell table:style-name="ce13" table:formula="of:=IF([.A744]=&quot;forward&quot;; SUM(PRODUCT([.I743]; [.B744]); [.H743]); [.H743])" office:value-type="float" office:value="558300" calcext:value-type="float">
            <text:p>558300</text:p>
          </table:table-cell>
          <table:table-cell table:style-name="ce13" table:formula="of:=IF([.A744]=&quot;down&quot;; SUM([.B744]; [.I743]); IF([.A744]=&quot;up&quot;;SUM(-[.B744]; [.I743]); [.I743])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45]=&quot;forward&quot;; SUM([.B745]; [.D744]); [.D744])" office:value-type="float" office:value="1473" calcext:value-type="float">
            <text:p>1473</text:p>
          </table:table-cell>
          <table:table-cell table:style-name="ce13" table:formula="of:=IF([.A745]=&quot;down&quot;; SUM([.B745];[.E744]); IF([.A745]=&quot;up&quot;;SUM(-[.B745];[.E744]); [.E744]))" office:value-type="float" office:value="635" calcext:value-type="float">
            <text:p>635</text:p>
          </table:table-cell>
          <table:table-cell/>
          <table:table-cell table:style-name="ce13" table:formula="of:=IF([.A745]=&quot;forward&quot;; SUM([.B745]; [.G744]); [.G744])" office:value-type="float" office:value="1473" calcext:value-type="float">
            <text:p>1473</text:p>
          </table:table-cell>
          <table:table-cell table:style-name="ce13" table:formula="of:=IF([.A745]=&quot;forward&quot;; SUM(PRODUCT([.I744]; [.B745]); [.H744]); [.H744])" office:value-type="float" office:value="558300" calcext:value-type="float">
            <text:p>558300</text:p>
          </table:table-cell>
          <table:table-cell table:style-name="ce13" table:formula="of:=IF([.A745]=&quot;down&quot;; SUM([.B745]; [.I744]); IF([.A745]=&quot;up&quot;;SUM(-[.B745]; [.I744]); [.I744]))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46]=&quot;forward&quot;; SUM([.B746]; [.D745]); [.D745])" office:value-type="float" office:value="1476" calcext:value-type="float">
            <text:p>1476</text:p>
          </table:table-cell>
          <table:table-cell table:style-name="ce13" table:formula="of:=IF([.A746]=&quot;down&quot;; SUM([.B746];[.E745]); IF([.A746]=&quot;up&quot;;SUM(-[.B746];[.E745]); [.E745]))" office:value-type="float" office:value="635" calcext:value-type="float">
            <text:p>635</text:p>
          </table:table-cell>
          <table:table-cell/>
          <table:table-cell table:style-name="ce13" table:formula="of:=IF([.A746]=&quot;forward&quot;; SUM([.B746]; [.G745]); [.G745])" office:value-type="float" office:value="1476" calcext:value-type="float">
            <text:p>1476</text:p>
          </table:table-cell>
          <table:table-cell table:style-name="ce13" table:formula="of:=IF([.A746]=&quot;forward&quot;; SUM(PRODUCT([.I745]; [.B746]); [.H745]); [.H745])" office:value-type="float" office:value="560205" calcext:value-type="float">
            <text:p>560205</text:p>
          </table:table-cell>
          <table:table-cell table:style-name="ce13" table:formula="of:=IF([.A746]=&quot;down&quot;; SUM([.B746]; [.I745]); IF([.A746]=&quot;up&quot;;SUM(-[.B746]; [.I745]); [.I745]))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47]=&quot;forward&quot;; SUM([.B747]; [.D746]); [.D746])" office:value-type="float" office:value="1476" calcext:value-type="float">
            <text:p>1476</text:p>
          </table:table-cell>
          <table:table-cell table:style-name="ce13" table:formula="of:=IF([.A747]=&quot;down&quot;; SUM([.B747];[.E746]); IF([.A747]=&quot;up&quot;;SUM(-[.B747];[.E746]); [.E746]))" office:value-type="float" office:value="641" calcext:value-type="float">
            <text:p>641</text:p>
          </table:table-cell>
          <table:table-cell/>
          <table:table-cell table:style-name="ce13" table:formula="of:=IF([.A747]=&quot;forward&quot;; SUM([.B747]; [.G746]); [.G746])" office:value-type="float" office:value="1476" calcext:value-type="float">
            <text:p>1476</text:p>
          </table:table-cell>
          <table:table-cell table:style-name="ce13" table:formula="of:=IF([.A747]=&quot;forward&quot;; SUM(PRODUCT([.I746]; [.B747]); [.H746]); [.H746])" office:value-type="float" office:value="560205" calcext:value-type="float">
            <text:p>560205</text:p>
          </table:table-cell>
          <table:table-cell table:style-name="ce13" table:formula="of:=IF([.A747]=&quot;down&quot;; SUM([.B747]; [.I746]); IF([.A747]=&quot;up&quot;;SUM(-[.B747]; [.I746]); [.I746])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48]=&quot;forward&quot;; SUM([.B748]; [.D747]); [.D747])" office:value-type="float" office:value="1480" calcext:value-type="float">
            <text:p>1480</text:p>
          </table:table-cell>
          <table:table-cell table:style-name="ce13" table:formula="of:=IF([.A748]=&quot;down&quot;; SUM([.B748];[.E747]); IF([.A748]=&quot;up&quot;;SUM(-[.B748];[.E747]); [.E747]))" office:value-type="float" office:value="641" calcext:value-type="float">
            <text:p>641</text:p>
          </table:table-cell>
          <table:table-cell/>
          <table:table-cell table:style-name="ce13" table:formula="of:=IF([.A748]=&quot;forward&quot;; SUM([.B748]; [.G747]); [.G747])" office:value-type="float" office:value="1480" calcext:value-type="float">
            <text:p>1480</text:p>
          </table:table-cell>
          <table:table-cell table:style-name="ce13" table:formula="of:=IF([.A748]=&quot;forward&quot;; SUM(PRODUCT([.I747]; [.B748]); [.H747]); [.H747])" office:value-type="float" office:value="562769" calcext:value-type="float">
            <text:p>562769</text:p>
          </table:table-cell>
          <table:table-cell table:style-name="ce13" table:formula="of:=IF([.A748]=&quot;down&quot;; SUM([.B748]; [.I747]); IF([.A748]=&quot;up&quot;;SUM(-[.B748]; [.I747]); [.I747])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49]=&quot;forward&quot;; SUM([.B749]; [.D748]); [.D748])" office:value-type="float" office:value="1484" calcext:value-type="float">
            <text:p>1484</text:p>
          </table:table-cell>
          <table:table-cell table:style-name="ce13" table:formula="of:=IF([.A749]=&quot;down&quot;; SUM([.B749];[.E748]); IF([.A749]=&quot;up&quot;;SUM(-[.B749];[.E748]); [.E748]))" office:value-type="float" office:value="641" calcext:value-type="float">
            <text:p>641</text:p>
          </table:table-cell>
          <table:table-cell/>
          <table:table-cell table:style-name="ce13" table:formula="of:=IF([.A749]=&quot;forward&quot;; SUM([.B749]; [.G748]); [.G748])" office:value-type="float" office:value="1484" calcext:value-type="float">
            <text:p>1484</text:p>
          </table:table-cell>
          <table:table-cell table:style-name="ce13" table:formula="of:=IF([.A749]=&quot;forward&quot;; SUM(PRODUCT([.I748]; [.B749]); [.H748]); [.H748])" office:value-type="float" office:value="565333" calcext:value-type="float">
            <text:p>565333</text:p>
          </table:table-cell>
          <table:table-cell table:style-name="ce13" table:formula="of:=IF([.A749]=&quot;down&quot;; SUM([.B749]; [.I748]); IF([.A749]=&quot;up&quot;;SUM(-[.B749]; [.I748]); [.I748])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50]=&quot;forward&quot;; SUM([.B750]; [.D749]); [.D749])" office:value-type="float" office:value="1484" calcext:value-type="float">
            <text:p>1484</text:p>
          </table:table-cell>
          <table:table-cell table:style-name="ce13" table:formula="of:=IF([.A750]=&quot;down&quot;; SUM([.B750];[.E749]); IF([.A750]=&quot;up&quot;;SUM(-[.B750];[.E749]); [.E749]))" office:value-type="float" office:value="649" calcext:value-type="float">
            <text:p>649</text:p>
          </table:table-cell>
          <table:table-cell/>
          <table:table-cell table:style-name="ce13" table:formula="of:=IF([.A750]=&quot;forward&quot;; SUM([.B750]; [.G749]); [.G749])" office:value-type="float" office:value="1484" calcext:value-type="float">
            <text:p>1484</text:p>
          </table:table-cell>
          <table:table-cell table:style-name="ce13" table:formula="of:=IF([.A750]=&quot;forward&quot;; SUM(PRODUCT([.I749]; [.B750]); [.H749]); [.H749])" office:value-type="float" office:value="565333" calcext:value-type="float">
            <text:p>565333</text:p>
          </table:table-cell>
          <table:table-cell table:style-name="ce13" table:formula="of:=IF([.A750]=&quot;down&quot;; SUM([.B750]; [.I749]); IF([.A750]=&quot;up&quot;;SUM(-[.B750]; [.I749]); [.I749]))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51]=&quot;forward&quot;; SUM([.B751]; [.D750]); [.D750])" office:value-type="float" office:value="1484" calcext:value-type="float">
            <text:p>1484</text:p>
          </table:table-cell>
          <table:table-cell table:style-name="ce13" table:formula="of:=IF([.A751]=&quot;down&quot;; SUM([.B751];[.E750]); IF([.A751]=&quot;up&quot;;SUM(-[.B751];[.E750]); [.E750]))" office:value-type="float" office:value="644" calcext:value-type="float">
            <text:p>644</text:p>
          </table:table-cell>
          <table:table-cell/>
          <table:table-cell table:style-name="ce13" table:formula="of:=IF([.A751]=&quot;forward&quot;; SUM([.B751]; [.G750]); [.G750])" office:value-type="float" office:value="1484" calcext:value-type="float">
            <text:p>1484</text:p>
          </table:table-cell>
          <table:table-cell table:style-name="ce13" table:formula="of:=IF([.A751]=&quot;forward&quot;; SUM(PRODUCT([.I750]; [.B751]); [.H750]); [.H750])" office:value-type="float" office:value="565333" calcext:value-type="float">
            <text:p>565333</text:p>
          </table:table-cell>
          <table:table-cell table:style-name="ce13" table:formula="of:=IF([.A751]=&quot;down&quot;; SUM([.B751]; [.I750]); IF([.A751]=&quot;up&quot;;SUM(-[.B751]; [.I750]); [.I750]))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52]=&quot;forward&quot;; SUM([.B752]; [.D751]); [.D751])" office:value-type="float" office:value="1484" calcext:value-type="float">
            <text:p>1484</text:p>
          </table:table-cell>
          <table:table-cell table:style-name="ce13" table:formula="of:=IF([.A752]=&quot;down&quot;; SUM([.B752];[.E751]); IF([.A752]=&quot;up&quot;;SUM(-[.B752];[.E751]); [.E751]))" office:value-type="float" office:value="635" calcext:value-type="float">
            <text:p>635</text:p>
          </table:table-cell>
          <table:table-cell/>
          <table:table-cell table:style-name="ce13" table:formula="of:=IF([.A752]=&quot;forward&quot;; SUM([.B752]; [.G751]); [.G751])" office:value-type="float" office:value="1484" calcext:value-type="float">
            <text:p>1484</text:p>
          </table:table-cell>
          <table:table-cell table:style-name="ce13" table:formula="of:=IF([.A752]=&quot;forward&quot;; SUM(PRODUCT([.I751]; [.B752]); [.H751]); [.H751])" office:value-type="float" office:value="565333" calcext:value-type="float">
            <text:p>565333</text:p>
          </table:table-cell>
          <table:table-cell table:style-name="ce13" table:formula="of:=IF([.A752]=&quot;down&quot;; SUM([.B752]; [.I751]); IF([.A752]=&quot;up&quot;;SUM(-[.B752]; [.I751]); [.I751]))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53]=&quot;forward&quot;; SUM([.B753]; [.D752]); [.D752])" office:value-type="float" office:value="1484" calcext:value-type="float">
            <text:p>1484</text:p>
          </table:table-cell>
          <table:table-cell table:style-name="ce13" table:formula="of:=IF([.A753]=&quot;down&quot;; SUM([.B753];[.E752]); IF([.A753]=&quot;up&quot;;SUM(-[.B753];[.E752]); [.E752]))" office:value-type="float" office:value="643" calcext:value-type="float">
            <text:p>643</text:p>
          </table:table-cell>
          <table:table-cell/>
          <table:table-cell table:style-name="ce13" table:formula="of:=IF([.A753]=&quot;forward&quot;; SUM([.B753]; [.G752]); [.G752])" office:value-type="float" office:value="1484" calcext:value-type="float">
            <text:p>1484</text:p>
          </table:table-cell>
          <table:table-cell table:style-name="ce13" table:formula="of:=IF([.A753]=&quot;forward&quot;; SUM(PRODUCT([.I752]; [.B753]); [.H752]); [.H752])" office:value-type="float" office:value="565333" calcext:value-type="float">
            <text:p>565333</text:p>
          </table:table-cell>
          <table:table-cell table:style-name="ce13" table:formula="of:=IF([.A753]=&quot;down&quot;; SUM([.B753]; [.I752]); IF([.A753]=&quot;up&quot;;SUM(-[.B753]; [.I752]); [.I752]))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54]=&quot;forward&quot;; SUM([.B754]; [.D753]); [.D753])" office:value-type="float" office:value="1485" calcext:value-type="float">
            <text:p>1485</text:p>
          </table:table-cell>
          <table:table-cell table:style-name="ce13" table:formula="of:=IF([.A754]=&quot;down&quot;; SUM([.B754];[.E753]); IF([.A754]=&quot;up&quot;;SUM(-[.B754];[.E753]); [.E753]))" office:value-type="float" office:value="643" calcext:value-type="float">
            <text:p>643</text:p>
          </table:table-cell>
          <table:table-cell/>
          <table:table-cell table:style-name="ce13" table:formula="of:=IF([.A754]=&quot;forward&quot;; SUM([.B754]; [.G753]); [.G753])" office:value-type="float" office:value="1485" calcext:value-type="float">
            <text:p>1485</text:p>
          </table:table-cell>
          <table:table-cell table:style-name="ce13" table:formula="of:=IF([.A754]=&quot;forward&quot;; SUM(PRODUCT([.I753]; [.B754]); [.H753]); [.H753])" office:value-type="float" office:value="565976" calcext:value-type="float">
            <text:p>565976</text:p>
          </table:table-cell>
          <table:table-cell table:style-name="ce13" table:formula="of:=IF([.A754]=&quot;down&quot;; SUM([.B754]; [.I753]); IF([.A754]=&quot;up&quot;;SUM(-[.B754]; [.I753]); [.I753]))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55]=&quot;forward&quot;; SUM([.B755]; [.D754]); [.D754])" office:value-type="float" office:value="1485" calcext:value-type="float">
            <text:p>1485</text:p>
          </table:table-cell>
          <table:table-cell table:style-name="ce13" table:formula="of:=IF([.A755]=&quot;down&quot;; SUM([.B755];[.E754]); IF([.A755]=&quot;up&quot;;SUM(-[.B755];[.E754]); [.E754]))" office:value-type="float" office:value="649" calcext:value-type="float">
            <text:p>649</text:p>
          </table:table-cell>
          <table:table-cell/>
          <table:table-cell table:style-name="ce13" table:formula="of:=IF([.A755]=&quot;forward&quot;; SUM([.B755]; [.G754]); [.G754])" office:value-type="float" office:value="1485" calcext:value-type="float">
            <text:p>1485</text:p>
          </table:table-cell>
          <table:table-cell table:style-name="ce13" table:formula="of:=IF([.A755]=&quot;forward&quot;; SUM(PRODUCT([.I754]; [.B755]); [.H754]); [.H754])" office:value-type="float" office:value="565976" calcext:value-type="float">
            <text:p>565976</text:p>
          </table:table-cell>
          <table:table-cell table:style-name="ce13" table:formula="of:=IF([.A755]=&quot;down&quot;; SUM([.B755]; [.I754]); IF([.A755]=&quot;up&quot;;SUM(-[.B755]; [.I754]); [.I754]))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56]=&quot;forward&quot;; SUM([.B756]; [.D755]); [.D755])" office:value-type="float" office:value="1485" calcext:value-type="float">
            <text:p>1485</text:p>
          </table:table-cell>
          <table:table-cell table:style-name="ce13" table:formula="of:=IF([.A756]=&quot;down&quot;; SUM([.B756];[.E755]); IF([.A756]=&quot;up&quot;;SUM(-[.B756];[.E755]); [.E755]))" office:value-type="float" office:value="652" calcext:value-type="float">
            <text:p>652</text:p>
          </table:table-cell>
          <table:table-cell/>
          <table:table-cell table:style-name="ce13" table:formula="of:=IF([.A756]=&quot;forward&quot;; SUM([.B756]; [.G755]); [.G755])" office:value-type="float" office:value="1485" calcext:value-type="float">
            <text:p>1485</text:p>
          </table:table-cell>
          <table:table-cell table:style-name="ce13" table:formula="of:=IF([.A756]=&quot;forward&quot;; SUM(PRODUCT([.I755]; [.B756]); [.H755]); [.H755])" office:value-type="float" office:value="565976" calcext:value-type="float">
            <text:p>565976</text:p>
          </table:table-cell>
          <table:table-cell table:style-name="ce13" table:formula="of:=IF([.A756]=&quot;down&quot;; SUM([.B756]; [.I755]); IF([.A756]=&quot;up&quot;;SUM(-[.B756]; [.I755]); [.I755]))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57]=&quot;forward&quot;; SUM([.B757]; [.D756]); [.D756])" office:value-type="float" office:value="1486" calcext:value-type="float">
            <text:p>1486</text:p>
          </table:table-cell>
          <table:table-cell table:style-name="ce13" table:formula="of:=IF([.A757]=&quot;down&quot;; SUM([.B757];[.E756]); IF([.A757]=&quot;up&quot;;SUM(-[.B757];[.E756]); [.E756]))" office:value-type="float" office:value="652" calcext:value-type="float">
            <text:p>652</text:p>
          </table:table-cell>
          <table:table-cell/>
          <table:table-cell table:style-name="ce13" table:formula="of:=IF([.A757]=&quot;forward&quot;; SUM([.B757]; [.G756]); [.G756])" office:value-type="float" office:value="1486" calcext:value-type="float">
            <text:p>1486</text:p>
          </table:table-cell>
          <table:table-cell table:style-name="ce13" table:formula="of:=IF([.A757]=&quot;forward&quot;; SUM(PRODUCT([.I756]; [.B757]); [.H756]); [.H756])" office:value-type="float" office:value="566628" calcext:value-type="float">
            <text:p>566628</text:p>
          </table:table-cell>
          <table:table-cell table:style-name="ce13" table:formula="of:=IF([.A757]=&quot;down&quot;; SUM([.B757]; [.I756]); IF([.A757]=&quot;up&quot;;SUM(-[.B757]; [.I756]); [.I756]))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58]=&quot;forward&quot;; SUM([.B758]; [.D757]); [.D757])" office:value-type="float" office:value="1486" calcext:value-type="float">
            <text:p>1486</text:p>
          </table:table-cell>
          <table:table-cell table:style-name="ce13" table:formula="of:=IF([.A758]=&quot;down&quot;; SUM([.B758];[.E757]); IF([.A758]=&quot;up&quot;;SUM(-[.B758];[.E757]); [.E757]))" office:value-type="float" office:value="656" calcext:value-type="float">
            <text:p>656</text:p>
          </table:table-cell>
          <table:table-cell/>
          <table:table-cell table:style-name="ce13" table:formula="of:=IF([.A758]=&quot;forward&quot;; SUM([.B758]; [.G757]); [.G757])" office:value-type="float" office:value="1486" calcext:value-type="float">
            <text:p>1486</text:p>
          </table:table-cell>
          <table:table-cell table:style-name="ce13" table:formula="of:=IF([.A758]=&quot;forward&quot;; SUM(PRODUCT([.I757]; [.B758]); [.H757]); [.H757])" office:value-type="float" office:value="566628" calcext:value-type="float">
            <text:p>566628</text:p>
          </table:table-cell>
          <table:table-cell table:style-name="ce13" table:formula="of:=IF([.A758]=&quot;down&quot;; SUM([.B758]; [.I757]); IF([.A758]=&quot;up&quot;;SUM(-[.B758]; [.I757]); [.I757]))"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59]=&quot;forward&quot;; SUM([.B759]; [.D758]); [.D758])" office:value-type="float" office:value="1486" calcext:value-type="float">
            <text:p>1486</text:p>
          </table:table-cell>
          <table:table-cell table:style-name="ce13" table:formula="of:=IF([.A759]=&quot;down&quot;; SUM([.B759];[.E758]); IF([.A759]=&quot;up&quot;;SUM(-[.B759];[.E758]); [.E758]))" office:value-type="float" office:value="650" calcext:value-type="float">
            <text:p>650</text:p>
          </table:table-cell>
          <table:table-cell/>
          <table:table-cell table:style-name="ce13" table:formula="of:=IF([.A759]=&quot;forward&quot;; SUM([.B759]; [.G758]); [.G758])" office:value-type="float" office:value="1486" calcext:value-type="float">
            <text:p>1486</text:p>
          </table:table-cell>
          <table:table-cell table:style-name="ce13" table:formula="of:=IF([.A759]=&quot;forward&quot;; SUM(PRODUCT([.I758]; [.B759]); [.H758]); [.H758])" office:value-type="float" office:value="566628" calcext:value-type="float">
            <text:p>566628</text:p>
          </table:table-cell>
          <table:table-cell table:style-name="ce13" table:formula="of:=IF([.A759]=&quot;down&quot;; SUM([.B759]; [.I758]); IF([.A759]=&quot;up&quot;;SUM(-[.B759]; [.I758]); [.I758]))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60]=&quot;forward&quot;; SUM([.B760]; [.D759]); [.D759])" office:value-type="float" office:value="1486" calcext:value-type="float">
            <text:p>1486</text:p>
          </table:table-cell>
          <table:table-cell table:style-name="ce13" table:formula="of:=IF([.A760]=&quot;down&quot;; SUM([.B760];[.E759]); IF([.A760]=&quot;up&quot;;SUM(-[.B760];[.E759]); [.E759]))" office:value-type="float" office:value="656" calcext:value-type="float">
            <text:p>656</text:p>
          </table:table-cell>
          <table:table-cell/>
          <table:table-cell table:style-name="ce13" table:formula="of:=IF([.A760]=&quot;forward&quot;; SUM([.B760]; [.G759]); [.G759])" office:value-type="float" office:value="1486" calcext:value-type="float">
            <text:p>1486</text:p>
          </table:table-cell>
          <table:table-cell table:style-name="ce13" table:formula="of:=IF([.A760]=&quot;forward&quot;; SUM(PRODUCT([.I759]; [.B760]); [.H759]); [.H759])" office:value-type="float" office:value="566628" calcext:value-type="float">
            <text:p>566628</text:p>
          </table:table-cell>
          <table:table-cell table:style-name="ce13" table:formula="of:=IF([.A760]=&quot;down&quot;; SUM([.B760]; [.I759]); IF([.A760]=&quot;up&quot;;SUM(-[.B760]; [.I759]); [.I759]))"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61]=&quot;forward&quot;; SUM([.B761]; [.D760]); [.D760])" office:value-type="float" office:value="1486" calcext:value-type="float">
            <text:p>1486</text:p>
          </table:table-cell>
          <table:table-cell table:style-name="ce13" table:formula="of:=IF([.A761]=&quot;down&quot;; SUM([.B761];[.E760]); IF([.A761]=&quot;up&quot;;SUM(-[.B761];[.E760]); [.E760]))" office:value-type="float" office:value="662" calcext:value-type="float">
            <text:p>662</text:p>
          </table:table-cell>
          <table:table-cell/>
          <table:table-cell table:style-name="ce13" table:formula="of:=IF([.A761]=&quot;forward&quot;; SUM([.B761]; [.G760]); [.G760])" office:value-type="float" office:value="1486" calcext:value-type="float">
            <text:p>1486</text:p>
          </table:table-cell>
          <table:table-cell table:style-name="ce13" table:formula="of:=IF([.A761]=&quot;forward&quot;; SUM(PRODUCT([.I760]; [.B761]); [.H760]); [.H760])" office:value-type="float" office:value="566628" calcext:value-type="float">
            <text:p>566628</text:p>
          </table:table-cell>
          <table:table-cell table:style-name="ce13" table:formula="of:=IF([.A761]=&quot;down&quot;; SUM([.B761]; [.I760]); IF([.A761]=&quot;up&quot;;SUM(-[.B761]; [.I760]); [.I760]))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62]=&quot;forward&quot;; SUM([.B762]; [.D761]); [.D761])" office:value-type="float" office:value="1486" calcext:value-type="float">
            <text:p>1486</text:p>
          </table:table-cell>
          <table:table-cell table:style-name="ce13" table:formula="of:=IF([.A762]=&quot;down&quot;; SUM([.B762];[.E761]); IF([.A762]=&quot;up&quot;;SUM(-[.B762];[.E761]); [.E761]))" office:value-type="float" office:value="667" calcext:value-type="float">
            <text:p>667</text:p>
          </table:table-cell>
          <table:table-cell/>
          <table:table-cell table:style-name="ce13" table:formula="of:=IF([.A762]=&quot;forward&quot;; SUM([.B762]; [.G761]); [.G761])" office:value-type="float" office:value="1486" calcext:value-type="float">
            <text:p>1486</text:p>
          </table:table-cell>
          <table:table-cell table:style-name="ce13" table:formula="of:=IF([.A762]=&quot;forward&quot;; SUM(PRODUCT([.I761]; [.B762]); [.H761]); [.H761])" office:value-type="float" office:value="566628" calcext:value-type="float">
            <text:p>566628</text:p>
          </table:table-cell>
          <table:table-cell table:style-name="ce13" table:formula="of:=IF([.A762]=&quot;down&quot;; SUM([.B762]; [.I761]); IF([.A762]=&quot;up&quot;;SUM(-[.B762]; [.I761]); [.I761])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63]=&quot;forward&quot;; SUM([.B763]; [.D762]); [.D762])" office:value-type="float" office:value="1491" calcext:value-type="float">
            <text:p>1491</text:p>
          </table:table-cell>
          <table:table-cell table:style-name="ce13" table:formula="of:=IF([.A763]=&quot;down&quot;; SUM([.B763];[.E762]); IF([.A763]=&quot;up&quot;;SUM(-[.B763];[.E762]); [.E762]))" office:value-type="float" office:value="667" calcext:value-type="float">
            <text:p>667</text:p>
          </table:table-cell>
          <table:table-cell/>
          <table:table-cell table:style-name="ce13" table:formula="of:=IF([.A763]=&quot;forward&quot;; SUM([.B763]; [.G762]); [.G762])" office:value-type="float" office:value="1491" calcext:value-type="float">
            <text:p>1491</text:p>
          </table:table-cell>
          <table:table-cell table:style-name="ce13" table:formula="of:=IF([.A763]=&quot;forward&quot;; SUM(PRODUCT([.I762]; [.B763]); [.H762]); [.H762])" office:value-type="float" office:value="569963" calcext:value-type="float">
            <text:p>569963</text:p>
          </table:table-cell>
          <table:table-cell table:style-name="ce13" table:formula="of:=IF([.A763]=&quot;down&quot;; SUM([.B763]; [.I762]); IF([.A763]=&quot;up&quot;;SUM(-[.B763]; [.I762]); [.I762])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64]=&quot;forward&quot;; SUM([.B764]; [.D763]); [.D763])" office:value-type="float" office:value="1497" calcext:value-type="float">
            <text:p>1497</text:p>
          </table:table-cell>
          <table:table-cell table:style-name="ce13" table:formula="of:=IF([.A764]=&quot;down&quot;; SUM([.B764];[.E763]); IF([.A764]=&quot;up&quot;;SUM(-[.B764];[.E763]); [.E763]))" office:value-type="float" office:value="667" calcext:value-type="float">
            <text:p>667</text:p>
          </table:table-cell>
          <table:table-cell/>
          <table:table-cell table:style-name="ce13" table:formula="of:=IF([.A764]=&quot;forward&quot;; SUM([.B764]; [.G763]); [.G763])" office:value-type="float" office:value="1497" calcext:value-type="float">
            <text:p>1497</text:p>
          </table:table-cell>
          <table:table-cell table:style-name="ce13" table:formula="of:=IF([.A764]=&quot;forward&quot;; SUM(PRODUCT([.I763]; [.B764]); [.H763]); [.H763])" office:value-type="float" office:value="573965" calcext:value-type="float">
            <text:p>573965</text:p>
          </table:table-cell>
          <table:table-cell table:style-name="ce13" table:formula="of:=IF([.A764]=&quot;down&quot;; SUM([.B764]; [.I763]); IF([.A764]=&quot;up&quot;;SUM(-[.B764]; [.I763]); [.I763])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65]=&quot;forward&quot;; SUM([.B765]; [.D764]); [.D764])" office:value-type="float" office:value="1497" calcext:value-type="float">
            <text:p>1497</text:p>
          </table:table-cell>
          <table:table-cell table:style-name="ce13" table:formula="of:=IF([.A765]=&quot;down&quot;; SUM([.B765];[.E764]); IF([.A765]=&quot;up&quot;;SUM(-[.B765];[.E764]); [.E764]))" office:value-type="float" office:value="668" calcext:value-type="float">
            <text:p>668</text:p>
          </table:table-cell>
          <table:table-cell/>
          <table:table-cell table:style-name="ce13" table:formula="of:=IF([.A765]=&quot;forward&quot;; SUM([.B765]; [.G764]); [.G764])" office:value-type="float" office:value="1497" calcext:value-type="float">
            <text:p>1497</text:p>
          </table:table-cell>
          <table:table-cell table:style-name="ce13" table:formula="of:=IF([.A765]=&quot;forward&quot;; SUM(PRODUCT([.I764]; [.B765]); [.H764]); [.H764])" office:value-type="float" office:value="573965" calcext:value-type="float">
            <text:p>573965</text:p>
          </table:table-cell>
          <table:table-cell table:style-name="ce13" table:formula="of:=IF([.A765]=&quot;down&quot;; SUM([.B765]; [.I764]); IF([.A765]=&quot;up&quot;;SUM(-[.B765]; [.I764]); [.I764]))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66]=&quot;forward&quot;; SUM([.B766]; [.D765]); [.D765])" office:value-type="float" office:value="1497" calcext:value-type="float">
            <text:p>1497</text:p>
          </table:table-cell>
          <table:table-cell table:style-name="ce13" table:formula="of:=IF([.A766]=&quot;down&quot;; SUM([.B766];[.E765]); IF([.A766]=&quot;up&quot;;SUM(-[.B766];[.E765]); [.E765]))" office:value-type="float" office:value="677" calcext:value-type="float">
            <text:p>677</text:p>
          </table:table-cell>
          <table:table-cell/>
          <table:table-cell table:style-name="ce13" table:formula="of:=IF([.A766]=&quot;forward&quot;; SUM([.B766]; [.G765]); [.G765])" office:value-type="float" office:value="1497" calcext:value-type="float">
            <text:p>1497</text:p>
          </table:table-cell>
          <table:table-cell table:style-name="ce13" table:formula="of:=IF([.A766]=&quot;forward&quot;; SUM(PRODUCT([.I765]; [.B766]); [.H765]); [.H765])" office:value-type="float" office:value="573965" calcext:value-type="float">
            <text:p>573965</text:p>
          </table:table-cell>
          <table:table-cell table:style-name="ce13" table:formula="of:=IF([.A766]=&quot;down&quot;; SUM([.B766]; [.I765]); IF([.A766]=&quot;up&quot;;SUM(-[.B766]; [.I765]); [.I765])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67]=&quot;forward&quot;; SUM([.B767]; [.D766]); [.D766])" office:value-type="float" office:value="1497" calcext:value-type="float">
            <text:p>1497</text:p>
          </table:table-cell>
          <table:table-cell table:style-name="ce13" table:formula="of:=IF([.A767]=&quot;down&quot;; SUM([.B767];[.E766]); IF([.A767]=&quot;up&quot;;SUM(-[.B767];[.E766]); [.E766]))" office:value-type="float" office:value="681" calcext:value-type="float">
            <text:p>681</text:p>
          </table:table-cell>
          <table:table-cell/>
          <table:table-cell table:style-name="ce13" table:formula="of:=IF([.A767]=&quot;forward&quot;; SUM([.B767]; [.G766]); [.G766])" office:value-type="float" office:value="1497" calcext:value-type="float">
            <text:p>1497</text:p>
          </table:table-cell>
          <table:table-cell table:style-name="ce13" table:formula="of:=IF([.A767]=&quot;forward&quot;; SUM(PRODUCT([.I766]; [.B767]); [.H766]); [.H766])" office:value-type="float" office:value="573965" calcext:value-type="float">
            <text:p>573965</text:p>
          </table:table-cell>
          <table:table-cell table:style-name="ce13" table:formula="of:=IF([.A767]=&quot;down&quot;; SUM([.B767]; [.I766]); IF([.A767]=&quot;up&quot;;SUM(-[.B767]; [.I766]); [.I766]))"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68]=&quot;forward&quot;; SUM([.B768]; [.D767]); [.D767])" office:value-type="float" office:value="1497" calcext:value-type="float">
            <text:p>1497</text:p>
          </table:table-cell>
          <table:table-cell table:style-name="ce13" table:formula="of:=IF([.A768]=&quot;down&quot;; SUM([.B768];[.E767]); IF([.A768]=&quot;up&quot;;SUM(-[.B768];[.E767]); [.E767]))" office:value-type="float" office:value="674" calcext:value-type="float">
            <text:p>674</text:p>
          </table:table-cell>
          <table:table-cell/>
          <table:table-cell table:style-name="ce13" table:formula="of:=IF([.A768]=&quot;forward&quot;; SUM([.B768]; [.G767]); [.G767])" office:value-type="float" office:value="1497" calcext:value-type="float">
            <text:p>1497</text:p>
          </table:table-cell>
          <table:table-cell table:style-name="ce13" table:formula="of:=IF([.A768]=&quot;forward&quot;; SUM(PRODUCT([.I767]; [.B768]); [.H767]); [.H767])" office:value-type="float" office:value="573965" calcext:value-type="float">
            <text:p>573965</text:p>
          </table:table-cell>
          <table:table-cell table:style-name="ce13" table:formula="of:=IF([.A768]=&quot;down&quot;; SUM([.B768]; [.I767]); IF([.A768]=&quot;up&quot;;SUM(-[.B768]; [.I767]); [.I767]))"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69]=&quot;forward&quot;; SUM([.B769]; [.D768]); [.D768])" office:value-type="float" office:value="1497" calcext:value-type="float">
            <text:p>1497</text:p>
          </table:table-cell>
          <table:table-cell table:style-name="ce13" table:formula="of:=IF([.A769]=&quot;down&quot;; SUM([.B769];[.E768]); IF([.A769]=&quot;up&quot;;SUM(-[.B769];[.E768]); [.E768]))" office:value-type="float" office:value="676" calcext:value-type="float">
            <text:p>676</text:p>
          </table:table-cell>
          <table:table-cell/>
          <table:table-cell table:style-name="ce13" table:formula="of:=IF([.A769]=&quot;forward&quot;; SUM([.B769]; [.G768]); [.G768])" office:value-type="float" office:value="1497" calcext:value-type="float">
            <text:p>1497</text:p>
          </table:table-cell>
          <table:table-cell table:style-name="ce13" table:formula="of:=IF([.A769]=&quot;forward&quot;; SUM(PRODUCT([.I768]; [.B769]); [.H768]); [.H768])" office:value-type="float" office:value="573965" calcext:value-type="float">
            <text:p>573965</text:p>
          </table:table-cell>
          <table:table-cell table:style-name="ce13" table:formula="of:=IF([.A769]=&quot;down&quot;; SUM([.B769]; [.I768]); IF([.A769]=&quot;up&quot;;SUM(-[.B769]; [.I768]); [.I768]))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70]=&quot;forward&quot;; SUM([.B770]; [.D769]); [.D769])" office:value-type="float" office:value="1502" calcext:value-type="float">
            <text:p>1502</text:p>
          </table:table-cell>
          <table:table-cell table:style-name="ce13" table:formula="of:=IF([.A770]=&quot;down&quot;; SUM([.B770];[.E769]); IF([.A770]=&quot;up&quot;;SUM(-[.B770];[.E769]); [.E769]))" office:value-type="float" office:value="676" calcext:value-type="float">
            <text:p>676</text:p>
          </table:table-cell>
          <table:table-cell/>
          <table:table-cell table:style-name="ce13" table:formula="of:=IF([.A770]=&quot;forward&quot;; SUM([.B770]; [.G769]); [.G769])" office:value-type="float" office:value="1502" calcext:value-type="float">
            <text:p>1502</text:p>
          </table:table-cell>
          <table:table-cell table:style-name="ce13" table:formula="of:=IF([.A770]=&quot;forward&quot;; SUM(PRODUCT([.I769]; [.B770]); [.H769]); [.H769])" office:value-type="float" office:value="577345" calcext:value-type="float">
            <text:p>577345</text:p>
          </table:table-cell>
          <table:table-cell table:style-name="ce13" table:formula="of:=IF([.A770]=&quot;down&quot;; SUM([.B770]; [.I769]); IF([.A770]=&quot;up&quot;;SUM(-[.B770]; [.I769]); [.I769]))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71]=&quot;forward&quot;; SUM([.B771]; [.D770]); [.D770])" office:value-type="float" office:value="1502" calcext:value-type="float">
            <text:p>1502</text:p>
          </table:table-cell>
          <table:table-cell table:style-name="ce13" table:formula="of:=IF([.A771]=&quot;down&quot;; SUM([.B771];[.E770]); IF([.A771]=&quot;up&quot;;SUM(-[.B771];[.E770]); [.E770]))" office:value-type="float" office:value="684" calcext:value-type="float">
            <text:p>684</text:p>
          </table:table-cell>
          <table:table-cell/>
          <table:table-cell table:style-name="ce13" table:formula="of:=IF([.A771]=&quot;forward&quot;; SUM([.B771]; [.G770]); [.G770])" office:value-type="float" office:value="1502" calcext:value-type="float">
            <text:p>1502</text:p>
          </table:table-cell>
          <table:table-cell table:style-name="ce13" table:formula="of:=IF([.A771]=&quot;forward&quot;; SUM(PRODUCT([.I770]; [.B771]); [.H770]); [.H770])" office:value-type="float" office:value="577345" calcext:value-type="float">
            <text:p>577345</text:p>
          </table:table-cell>
          <table:table-cell table:style-name="ce13" table:formula="of:=IF([.A771]=&quot;down&quot;; SUM([.B771]; [.I770]); IF([.A771]=&quot;up&quot;;SUM(-[.B771]; [.I770]); [.I770]))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72]=&quot;forward&quot;; SUM([.B772]; [.D771]); [.D771])" office:value-type="float" office:value="1502" calcext:value-type="float">
            <text:p>1502</text:p>
          </table:table-cell>
          <table:table-cell table:style-name="ce13" table:formula="of:=IF([.A772]=&quot;down&quot;; SUM([.B772];[.E771]); IF([.A772]=&quot;up&quot;;SUM(-[.B772];[.E771]); [.E771]))" office:value-type="float" office:value="692" calcext:value-type="float">
            <text:p>692</text:p>
          </table:table-cell>
          <table:table-cell/>
          <table:table-cell table:style-name="ce13" table:formula="of:=IF([.A772]=&quot;forward&quot;; SUM([.B772]; [.G771]); [.G771])" office:value-type="float" office:value="1502" calcext:value-type="float">
            <text:p>1502</text:p>
          </table:table-cell>
          <table:table-cell table:style-name="ce13" table:formula="of:=IF([.A772]=&quot;forward&quot;; SUM(PRODUCT([.I771]; [.B772]); [.H771]); [.H771])" office:value-type="float" office:value="577345" calcext:value-type="float">
            <text:p>577345</text:p>
          </table:table-cell>
          <table:table-cell table:style-name="ce13" table:formula="of:=IF([.A772]=&quot;down&quot;; SUM([.B772]; [.I771]); IF([.A772]=&quot;up&quot;;SUM(-[.B772]; [.I771]); [.I771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73]=&quot;forward&quot;; SUM([.B773]; [.D772]); [.D772])" office:value-type="float" office:value="1502" calcext:value-type="float">
            <text:p>1502</text:p>
          </table:table-cell>
          <table:table-cell table:style-name="ce13" table:formula="of:=IF([.A773]=&quot;down&quot;; SUM([.B773];[.E772]); IF([.A773]=&quot;up&quot;;SUM(-[.B773];[.E772]); [.E772]))" office:value-type="float" office:value="698" calcext:value-type="float">
            <text:p>698</text:p>
          </table:table-cell>
          <table:table-cell/>
          <table:table-cell table:style-name="ce13" table:formula="of:=IF([.A773]=&quot;forward&quot;; SUM([.B773]; [.G772]); [.G772])" office:value-type="float" office:value="1502" calcext:value-type="float">
            <text:p>1502</text:p>
          </table:table-cell>
          <table:table-cell table:style-name="ce13" table:formula="of:=IF([.A773]=&quot;forward&quot;; SUM(PRODUCT([.I772]; [.B773]); [.H772]); [.H772])" office:value-type="float" office:value="577345" calcext:value-type="float">
            <text:p>577345</text:p>
          </table:table-cell>
          <table:table-cell table:style-name="ce13" table:formula="of:=IF([.A773]=&quot;down&quot;; SUM([.B773]; [.I772]); IF([.A773]=&quot;up&quot;;SUM(-[.B773]; [.I772]); [.I772]))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74]=&quot;forward&quot;; SUM([.B774]; [.D773]); [.D773])" office:value-type="float" office:value="1502" calcext:value-type="float">
            <text:p>1502</text:p>
          </table:table-cell>
          <table:table-cell table:style-name="ce13" table:formula="of:=IF([.A774]=&quot;down&quot;; SUM([.B774];[.E773]); IF([.A774]=&quot;up&quot;;SUM(-[.B774];[.E773]); [.E773]))" office:value-type="float" office:value="699" calcext:value-type="float">
            <text:p>699</text:p>
          </table:table-cell>
          <table:table-cell/>
          <table:table-cell table:style-name="ce13" table:formula="of:=IF([.A774]=&quot;forward&quot;; SUM([.B774]; [.G773]); [.G773])" office:value-type="float" office:value="1502" calcext:value-type="float">
            <text:p>1502</text:p>
          </table:table-cell>
          <table:table-cell table:style-name="ce13" table:formula="of:=IF([.A774]=&quot;forward&quot;; SUM(PRODUCT([.I773]; [.B774]); [.H773]); [.H773])" office:value-type="float" office:value="577345" calcext:value-type="float">
            <text:p>577345</text:p>
          </table:table-cell>
          <table:table-cell table:style-name="ce13" table:formula="of:=IF([.A774]=&quot;down&quot;; SUM([.B774]; [.I773]); IF([.A774]=&quot;up&quot;;SUM(-[.B774]; [.I773]); [.I773]))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775]=&quot;forward&quot;; SUM([.B775]; [.D774]); [.D774])" office:value-type="float" office:value="1502" calcext:value-type="float">
            <text:p>1502</text:p>
          </table:table-cell>
          <table:table-cell table:style-name="ce13" table:formula="of:=IF([.A775]=&quot;down&quot;; SUM([.B775];[.E774]); IF([.A775]=&quot;up&quot;;SUM(-[.B775];[.E774]); [.E774]))" office:value-type="float" office:value="691" calcext:value-type="float">
            <text:p>691</text:p>
          </table:table-cell>
          <table:table-cell/>
          <table:table-cell table:style-name="ce13" table:formula="of:=IF([.A775]=&quot;forward&quot;; SUM([.B775]; [.G774]); [.G774])" office:value-type="float" office:value="1502" calcext:value-type="float">
            <text:p>1502</text:p>
          </table:table-cell>
          <table:table-cell table:style-name="ce13" table:formula="of:=IF([.A775]=&quot;forward&quot;; SUM(PRODUCT([.I774]; [.B775]); [.H774]); [.H774])" office:value-type="float" office:value="577345" calcext:value-type="float">
            <text:p>577345</text:p>
          </table:table-cell>
          <table:table-cell table:style-name="ce13" table:formula="of:=IF([.A775]=&quot;down&quot;; SUM([.B775]; [.I774]); IF([.A775]=&quot;up&quot;;SUM(-[.B775]; [.I774]); [.I774]))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76]=&quot;forward&quot;; SUM([.B776]; [.D775]); [.D775])" office:value-type="float" office:value="1502" calcext:value-type="float">
            <text:p>1502</text:p>
          </table:table-cell>
          <table:table-cell table:style-name="ce13" table:formula="of:=IF([.A776]=&quot;down&quot;; SUM([.B776];[.E775]); IF([.A776]=&quot;up&quot;;SUM(-[.B776];[.E775]); [.E775]))" office:value-type="float" office:value="692" calcext:value-type="float">
            <text:p>692</text:p>
          </table:table-cell>
          <table:table-cell/>
          <table:table-cell table:style-name="ce13" table:formula="of:=IF([.A776]=&quot;forward&quot;; SUM([.B776]; [.G775]); [.G775])" office:value-type="float" office:value="1502" calcext:value-type="float">
            <text:p>1502</text:p>
          </table:table-cell>
          <table:table-cell table:style-name="ce13" table:formula="of:=IF([.A776]=&quot;forward&quot;; SUM(PRODUCT([.I775]; [.B776]); [.H775]); [.H775])" office:value-type="float" office:value="577345" calcext:value-type="float">
            <text:p>577345</text:p>
          </table:table-cell>
          <table:table-cell table:style-name="ce13" table:formula="of:=IF([.A776]=&quot;down&quot;; SUM([.B776]; [.I775]); IF([.A776]=&quot;up&quot;;SUM(-[.B776]; [.I775]); [.I775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77]=&quot;forward&quot;; SUM([.B777]; [.D776]); [.D776])" office:value-type="float" office:value="1502" calcext:value-type="float">
            <text:p>1502</text:p>
          </table:table-cell>
          <table:table-cell table:style-name="ce13" table:formula="of:=IF([.A777]=&quot;down&quot;; SUM([.B777];[.E776]); IF([.A777]=&quot;up&quot;;SUM(-[.B777];[.E776]); [.E776]))" office:value-type="float" office:value="696" calcext:value-type="float">
            <text:p>696</text:p>
          </table:table-cell>
          <table:table-cell/>
          <table:table-cell table:style-name="ce13" table:formula="of:=IF([.A777]=&quot;forward&quot;; SUM([.B777]; [.G776]); [.G776])" office:value-type="float" office:value="1502" calcext:value-type="float">
            <text:p>1502</text:p>
          </table:table-cell>
          <table:table-cell table:style-name="ce13" table:formula="of:=IF([.A777]=&quot;forward&quot;; SUM(PRODUCT([.I776]; [.B777]); [.H776]); [.H776])" office:value-type="float" office:value="577345" calcext:value-type="float">
            <text:p>577345</text:p>
          </table:table-cell>
          <table:table-cell table:style-name="ce13" table:formula="of:=IF([.A777]=&quot;down&quot;; SUM([.B777]; [.I776]); IF([.A777]=&quot;up&quot;;SUM(-[.B777]; [.I776]); [.I776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78]=&quot;forward&quot;; SUM([.B778]; [.D777]); [.D777])" office:value-type="float" office:value="1508" calcext:value-type="float">
            <text:p>1508</text:p>
          </table:table-cell>
          <table:table-cell table:style-name="ce13" table:formula="of:=IF([.A778]=&quot;down&quot;; SUM([.B778];[.E777]); IF([.A778]=&quot;up&quot;;SUM(-[.B778];[.E777]); [.E777]))" office:value-type="float" office:value="696" calcext:value-type="float">
            <text:p>696</text:p>
          </table:table-cell>
          <table:table-cell/>
          <table:table-cell table:style-name="ce13" table:formula="of:=IF([.A778]=&quot;forward&quot;; SUM([.B778]; [.G777]); [.G777])" office:value-type="float" office:value="1508" calcext:value-type="float">
            <text:p>1508</text:p>
          </table:table-cell>
          <table:table-cell table:style-name="ce13" table:formula="of:=IF([.A778]=&quot;forward&quot;; SUM(PRODUCT([.I777]; [.B778]); [.H777]); [.H777])" office:value-type="float" office:value="581521" calcext:value-type="float">
            <text:p>581521</text:p>
          </table:table-cell>
          <table:table-cell table:style-name="ce13" table:formula="of:=IF([.A778]=&quot;down&quot;; SUM([.B778]; [.I777]); IF([.A778]=&quot;up&quot;;SUM(-[.B778]; [.I777]); [.I777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79]=&quot;forward&quot;; SUM([.B779]; [.D778]); [.D778])" office:value-type="float" office:value="1508" calcext:value-type="float">
            <text:p>1508</text:p>
          </table:table-cell>
          <table:table-cell table:style-name="ce13" table:formula="of:=IF([.A779]=&quot;down&quot;; SUM([.B779];[.E778]); IF([.A779]=&quot;up&quot;;SUM(-[.B779];[.E778]); [.E778]))" office:value-type="float" office:value="699" calcext:value-type="float">
            <text:p>699</text:p>
          </table:table-cell>
          <table:table-cell/>
          <table:table-cell table:style-name="ce13" table:formula="of:=IF([.A779]=&quot;forward&quot;; SUM([.B779]; [.G778]); [.G778])" office:value-type="float" office:value="1508" calcext:value-type="float">
            <text:p>1508</text:p>
          </table:table-cell>
          <table:table-cell table:style-name="ce13" table:formula="of:=IF([.A779]=&quot;forward&quot;; SUM(PRODUCT([.I778]; [.B779]); [.H778]); [.H778])" office:value-type="float" office:value="581521" calcext:value-type="float">
            <text:p>581521</text:p>
          </table:table-cell>
          <table:table-cell table:style-name="ce13" table:formula="of:=IF([.A779]=&quot;down&quot;; SUM([.B779]; [.I778]); IF([.A779]=&quot;up&quot;;SUM(-[.B779]; [.I778]); [.I778]))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80]=&quot;forward&quot;; SUM([.B780]; [.D779]); [.D779])" office:value-type="float" office:value="1508" calcext:value-type="float">
            <text:p>1508</text:p>
          </table:table-cell>
          <table:table-cell table:style-name="ce13" table:formula="of:=IF([.A780]=&quot;down&quot;; SUM([.B780];[.E779]); IF([.A780]=&quot;up&quot;;SUM(-[.B780];[.E779]); [.E779]))" office:value-type="float" office:value="705" calcext:value-type="float">
            <text:p>705</text:p>
          </table:table-cell>
          <table:table-cell/>
          <table:table-cell table:style-name="ce13" table:formula="of:=IF([.A780]=&quot;forward&quot;; SUM([.B780]; [.G779]); [.G779])" office:value-type="float" office:value="1508" calcext:value-type="float">
            <text:p>1508</text:p>
          </table:table-cell>
          <table:table-cell table:style-name="ce13" table:formula="of:=IF([.A780]=&quot;forward&quot;; SUM(PRODUCT([.I779]; [.B780]); [.H779]); [.H779])" office:value-type="float" office:value="581521" calcext:value-type="float">
            <text:p>581521</text:p>
          </table:table-cell>
          <table:table-cell table:style-name="ce13" table:formula="of:=IF([.A780]=&quot;down&quot;; SUM([.B780]; [.I779]); IF([.A780]=&quot;up&quot;;SUM(-[.B780]; [.I779]); [.I779]))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81]=&quot;forward&quot;; SUM([.B781]; [.D780]); [.D780])" office:value-type="float" office:value="1508" calcext:value-type="float">
            <text:p>1508</text:p>
          </table:table-cell>
          <table:table-cell table:style-name="ce13" table:formula="of:=IF([.A781]=&quot;down&quot;; SUM([.B781];[.E780]); IF([.A781]=&quot;up&quot;;SUM(-[.B781];[.E780]); [.E780]))" office:value-type="float" office:value="701" calcext:value-type="float">
            <text:p>701</text:p>
          </table:table-cell>
          <table:table-cell/>
          <table:table-cell table:style-name="ce13" table:formula="of:=IF([.A781]=&quot;forward&quot;; SUM([.B781]; [.G780]); [.G780])" office:value-type="float" office:value="1508" calcext:value-type="float">
            <text:p>1508</text:p>
          </table:table-cell>
          <table:table-cell table:style-name="ce13" table:formula="of:=IF([.A781]=&quot;forward&quot;; SUM(PRODUCT([.I780]; [.B781]); [.H780]); [.H780])" office:value-type="float" office:value="581521" calcext:value-type="float">
            <text:p>581521</text:p>
          </table:table-cell>
          <table:table-cell table:style-name="ce13" table:formula="of:=IF([.A781]=&quot;down&quot;; SUM([.B781]; [.I780]); IF([.A781]=&quot;up&quot;;SUM(-[.B781]; [.I780]); [.I780])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82]=&quot;forward&quot;; SUM([.B782]; [.D781]); [.D781])" office:value-type="float" office:value="1508" calcext:value-type="float">
            <text:p>1508</text:p>
          </table:table-cell>
          <table:table-cell table:style-name="ce13" table:formula="of:=IF([.A782]=&quot;down&quot;; SUM([.B782];[.E781]); IF([.A782]=&quot;up&quot;;SUM(-[.B782];[.E781]); [.E781]))" office:value-type="float" office:value="707" calcext:value-type="float">
            <text:p>707</text:p>
          </table:table-cell>
          <table:table-cell/>
          <table:table-cell table:style-name="ce13" table:formula="of:=IF([.A782]=&quot;forward&quot;; SUM([.B782]; [.G781]); [.G781])" office:value-type="float" office:value="1508" calcext:value-type="float">
            <text:p>1508</text:p>
          </table:table-cell>
          <table:table-cell table:style-name="ce13" table:formula="of:=IF([.A782]=&quot;forward&quot;; SUM(PRODUCT([.I781]; [.B782]); [.H781]); [.H781])" office:value-type="float" office:value="581521" calcext:value-type="float">
            <text:p>581521</text:p>
          </table:table-cell>
          <table:table-cell table:style-name="ce13" table:formula="of:=IF([.A782]=&quot;down&quot;; SUM([.B782]; [.I781]); IF([.A782]=&quot;up&quot;;SUM(-[.B782]; [.I781]); [.I781])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83]=&quot;forward&quot;; SUM([.B783]; [.D782]); [.D782])" office:value-type="float" office:value="1508" calcext:value-type="float">
            <text:p>1508</text:p>
          </table:table-cell>
          <table:table-cell table:style-name="ce13" table:formula="of:=IF([.A783]=&quot;down&quot;; SUM([.B783];[.E782]); IF([.A783]=&quot;up&quot;;SUM(-[.B783];[.E782]); [.E782]))" office:value-type="float" office:value="700" calcext:value-type="float">
            <text:p>700</text:p>
          </table:table-cell>
          <table:table-cell/>
          <table:table-cell table:style-name="ce13" table:formula="of:=IF([.A783]=&quot;forward&quot;; SUM([.B783]; [.G782]); [.G782])" office:value-type="float" office:value="1508" calcext:value-type="float">
            <text:p>1508</text:p>
          </table:table-cell>
          <table:table-cell table:style-name="ce13" table:formula="of:=IF([.A783]=&quot;forward&quot;; SUM(PRODUCT([.I782]; [.B783]); [.H782]); [.H782])" office:value-type="float" office:value="581521" calcext:value-type="float">
            <text:p>581521</text:p>
          </table:table-cell>
          <table:table-cell table:style-name="ce13" table:formula="of:=IF([.A783]=&quot;down&quot;; SUM([.B783]; [.I782]); IF([.A783]=&quot;up&quot;;SUM(-[.B783]; [.I782]); [.I782])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84]=&quot;forward&quot;; SUM([.B784]; [.D783]); [.D783])" office:value-type="float" office:value="1508" calcext:value-type="float">
            <text:p>1508</text:p>
          </table:table-cell>
          <table:table-cell table:style-name="ce13" table:formula="of:=IF([.A784]=&quot;down&quot;; SUM([.B784];[.E783]); IF([.A784]=&quot;up&quot;;SUM(-[.B784];[.E783]); [.E783]))" office:value-type="float" office:value="703" calcext:value-type="float">
            <text:p>703</text:p>
          </table:table-cell>
          <table:table-cell/>
          <table:table-cell table:style-name="ce13" table:formula="of:=IF([.A784]=&quot;forward&quot;; SUM([.B784]; [.G783]); [.G783])" office:value-type="float" office:value="1508" calcext:value-type="float">
            <text:p>1508</text:p>
          </table:table-cell>
          <table:table-cell table:style-name="ce13" table:formula="of:=IF([.A784]=&quot;forward&quot;; SUM(PRODUCT([.I783]; [.B784]); [.H783]); [.H783])" office:value-type="float" office:value="581521" calcext:value-type="float">
            <text:p>581521</text:p>
          </table:table-cell>
          <table:table-cell table:style-name="ce13" table:formula="of:=IF([.A784]=&quot;down&quot;; SUM([.B784]; [.I783]); IF([.A784]=&quot;up&quot;;SUM(-[.B784]; [.I783]); [.I783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85]=&quot;forward&quot;; SUM([.B785]; [.D784]); [.D784])" office:value-type="float" office:value="1510" calcext:value-type="float">
            <text:p>1510</text:p>
          </table:table-cell>
          <table:table-cell table:style-name="ce13" table:formula="of:=IF([.A785]=&quot;down&quot;; SUM([.B785];[.E784]); IF([.A785]=&quot;up&quot;;SUM(-[.B785];[.E784]); [.E784]))" office:value-type="float" office:value="703" calcext:value-type="float">
            <text:p>703</text:p>
          </table:table-cell>
          <table:table-cell/>
          <table:table-cell table:style-name="ce13" table:formula="of:=IF([.A785]=&quot;forward&quot;; SUM([.B785]; [.G784]); [.G784])" office:value-type="float" office:value="1510" calcext:value-type="float">
            <text:p>1510</text:p>
          </table:table-cell>
          <table:table-cell table:style-name="ce13" table:formula="of:=IF([.A785]=&quot;forward&quot;; SUM(PRODUCT([.I784]; [.B785]); [.H784]); [.H784])" office:value-type="float" office:value="582927" calcext:value-type="float">
            <text:p>582927</text:p>
          </table:table-cell>
          <table:table-cell table:style-name="ce13" table:formula="of:=IF([.A785]=&quot;down&quot;; SUM([.B785]; [.I784]); IF([.A785]=&quot;up&quot;;SUM(-[.B785]; [.I784]); [.I784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86]=&quot;forward&quot;; SUM([.B786]; [.D785]); [.D785])" office:value-type="float" office:value="1510" calcext:value-type="float">
            <text:p>1510</text:p>
          </table:table-cell>
          <table:table-cell table:style-name="ce13" table:formula="of:=IF([.A786]=&quot;down&quot;; SUM([.B786];[.E785]); IF([.A786]=&quot;up&quot;;SUM(-[.B786];[.E785]); [.E785]))" office:value-type="float" office:value="700" calcext:value-type="float">
            <text:p>700</text:p>
          </table:table-cell>
          <table:table-cell/>
          <table:table-cell table:style-name="ce13" table:formula="of:=IF([.A786]=&quot;forward&quot;; SUM([.B786]; [.G785]); [.G785])" office:value-type="float" office:value="1510" calcext:value-type="float">
            <text:p>1510</text:p>
          </table:table-cell>
          <table:table-cell table:style-name="ce13" table:formula="of:=IF([.A786]=&quot;forward&quot;; SUM(PRODUCT([.I785]; [.B786]); [.H785]); [.H785])" office:value-type="float" office:value="582927" calcext:value-type="float">
            <text:p>582927</text:p>
          </table:table-cell>
          <table:table-cell table:style-name="ce13" table:formula="of:=IF([.A786]=&quot;down&quot;; SUM([.B786]; [.I785]); IF([.A786]=&quot;up&quot;;SUM(-[.B786]; [.I785]); [.I785])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87]=&quot;forward&quot;; SUM([.B787]; [.D786]); [.D786])" office:value-type="float" office:value="1517" calcext:value-type="float">
            <text:p>1517</text:p>
          </table:table-cell>
          <table:table-cell table:style-name="ce13" table:formula="of:=IF([.A787]=&quot;down&quot;; SUM([.B787];[.E786]); IF([.A787]=&quot;up&quot;;SUM(-[.B787];[.E786]); [.E786]))" office:value-type="float" office:value="700" calcext:value-type="float">
            <text:p>700</text:p>
          </table:table-cell>
          <table:table-cell/>
          <table:table-cell table:style-name="ce13" table:formula="of:=IF([.A787]=&quot;forward&quot;; SUM([.B787]; [.G786]); [.G786])" office:value-type="float" office:value="1517" calcext:value-type="float">
            <text:p>1517</text:p>
          </table:table-cell>
          <table:table-cell table:style-name="ce13" table:formula="of:=IF([.A787]=&quot;forward&quot;; SUM(PRODUCT([.I786]; [.B787]); [.H786]); [.H786])" office:value-type="float" office:value="587827" calcext:value-type="float">
            <text:p>587827</text:p>
          </table:table-cell>
          <table:table-cell table:style-name="ce13" table:formula="of:=IF([.A787]=&quot;down&quot;; SUM([.B787]; [.I786]); IF([.A787]=&quot;up&quot;;SUM(-[.B787]; [.I786]); [.I786])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88]=&quot;forward&quot;; SUM([.B788]; [.D787]); [.D787])" office:value-type="float" office:value="1517" calcext:value-type="float">
            <text:p>1517</text:p>
          </table:table-cell>
          <table:table-cell table:style-name="ce13" table:formula="of:=IF([.A788]=&quot;down&quot;; SUM([.B788];[.E787]); IF([.A788]=&quot;up&quot;;SUM(-[.B788];[.E787]); [.E787]))" office:value-type="float" office:value="693" calcext:value-type="float">
            <text:p>693</text:p>
          </table:table-cell>
          <table:table-cell/>
          <table:table-cell table:style-name="ce13" table:formula="of:=IF([.A788]=&quot;forward&quot;; SUM([.B788]; [.G787]); [.G787])" office:value-type="float" office:value="1517" calcext:value-type="float">
            <text:p>1517</text:p>
          </table:table-cell>
          <table:table-cell table:style-name="ce13" table:formula="of:=IF([.A788]=&quot;forward&quot;; SUM(PRODUCT([.I787]; [.B788]); [.H787]); [.H787])" office:value-type="float" office:value="587827" calcext:value-type="float">
            <text:p>587827</text:p>
          </table:table-cell>
          <table:table-cell table:style-name="ce13" table:formula="of:=IF([.A788]=&quot;down&quot;; SUM([.B788]; [.I787]); IF([.A788]=&quot;up&quot;;SUM(-[.B788]; [.I787]); [.I787]))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789]=&quot;forward&quot;; SUM([.B789]; [.D788]); [.D788])" office:value-type="float" office:value="1517" calcext:value-type="float">
            <text:p>1517</text:p>
          </table:table-cell>
          <table:table-cell table:style-name="ce13" table:formula="of:=IF([.A789]=&quot;down&quot;; SUM([.B789];[.E788]); IF([.A789]=&quot;up&quot;;SUM(-[.B789];[.E788]); [.E788]))" office:value-type="float" office:value="689" calcext:value-type="float">
            <text:p>689</text:p>
          </table:table-cell>
          <table:table-cell/>
          <table:table-cell table:style-name="ce13" table:formula="of:=IF([.A789]=&quot;forward&quot;; SUM([.B789]; [.G788]); [.G788])" office:value-type="float" office:value="1517" calcext:value-type="float">
            <text:p>1517</text:p>
          </table:table-cell>
          <table:table-cell table:style-name="ce13" table:formula="of:=IF([.A789]=&quot;forward&quot;; SUM(PRODUCT([.I788]; [.B789]); [.H788]); [.H788])" office:value-type="float" office:value="587827" calcext:value-type="float">
            <text:p>587827</text:p>
          </table:table-cell>
          <table:table-cell table:style-name="ce13" table:formula="of:=IF([.A789]=&quot;down&quot;; SUM([.B789]; [.I788]); IF([.A789]=&quot;up&quot;;SUM(-[.B789]; [.I788]); [.I788]))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790]=&quot;forward&quot;; SUM([.B790]; [.D789]); [.D789])" office:value-type="float" office:value="1522" calcext:value-type="float">
            <text:p>1522</text:p>
          </table:table-cell>
          <table:table-cell table:style-name="ce13" table:formula="of:=IF([.A790]=&quot;down&quot;; SUM([.B790];[.E789]); IF([.A790]=&quot;up&quot;;SUM(-[.B790];[.E789]); [.E789]))" office:value-type="float" office:value="689" calcext:value-type="float">
            <text:p>689</text:p>
          </table:table-cell>
          <table:table-cell/>
          <table:table-cell table:style-name="ce13" table:formula="of:=IF([.A790]=&quot;forward&quot;; SUM([.B790]; [.G789]); [.G789])" office:value-type="float" office:value="1522" calcext:value-type="float">
            <text:p>1522</text:p>
          </table:table-cell>
          <table:table-cell table:style-name="ce13" table:formula="of:=IF([.A790]=&quot;forward&quot;; SUM(PRODUCT([.I789]; [.B790]); [.H789]); [.H789])" office:value-type="float" office:value="591272" calcext:value-type="float">
            <text:p>591272</text:p>
          </table:table-cell>
          <table:table-cell table:style-name="ce13" table:formula="of:=IF([.A790]=&quot;down&quot;; SUM([.B790]; [.I789]); IF([.A790]=&quot;up&quot;;SUM(-[.B790]; [.I789]); [.I789]))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91]=&quot;forward&quot;; SUM([.B791]; [.D790]); [.D790])" office:value-type="float" office:value="1522" calcext:value-type="float">
            <text:p>1522</text:p>
          </table:table-cell>
          <table:table-cell table:style-name="ce13" table:formula="of:=IF([.A791]=&quot;down&quot;; SUM([.B791];[.E790]); IF([.A791]=&quot;up&quot;;SUM(-[.B791];[.E790]); [.E790]))" office:value-type="float" office:value="698" calcext:value-type="float">
            <text:p>698</text:p>
          </table:table-cell>
          <table:table-cell/>
          <table:table-cell table:style-name="ce13" table:formula="of:=IF([.A791]=&quot;forward&quot;; SUM([.B791]; [.G790]); [.G790])" office:value-type="float" office:value="1522" calcext:value-type="float">
            <text:p>1522</text:p>
          </table:table-cell>
          <table:table-cell table:style-name="ce13" table:formula="of:=IF([.A791]=&quot;forward&quot;; SUM(PRODUCT([.I790]; [.B791]); [.H790]); [.H790])" office:value-type="float" office:value="591272" calcext:value-type="float">
            <text:p>591272</text:p>
          </table:table-cell>
          <table:table-cell table:style-name="ce13" table:formula="of:=IF([.A791]=&quot;down&quot;; SUM([.B791]; [.I790]); IF([.A791]=&quot;up&quot;;SUM(-[.B791]; [.I790]); [.I790]))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92]=&quot;forward&quot;; SUM([.B792]; [.D791]); [.D791])" office:value-type="float" office:value="1522" calcext:value-type="float">
            <text:p>1522</text:p>
          </table:table-cell>
          <table:table-cell table:style-name="ce13" table:formula="of:=IF([.A792]=&quot;down&quot;; SUM([.B792];[.E791]); IF([.A792]=&quot;up&quot;;SUM(-[.B792];[.E791]); [.E791]))" office:value-type="float" office:value="700" calcext:value-type="float">
            <text:p>700</text:p>
          </table:table-cell>
          <table:table-cell/>
          <table:table-cell table:style-name="ce13" table:formula="of:=IF([.A792]=&quot;forward&quot;; SUM([.B792]; [.G791]); [.G791])" office:value-type="float" office:value="1522" calcext:value-type="float">
            <text:p>1522</text:p>
          </table:table-cell>
          <table:table-cell table:style-name="ce13" table:formula="of:=IF([.A792]=&quot;forward&quot;; SUM(PRODUCT([.I791]; [.B792]); [.H791]); [.H791])" office:value-type="float" office:value="591272" calcext:value-type="float">
            <text:p>591272</text:p>
          </table:table-cell>
          <table:table-cell table:style-name="ce13" table:formula="of:=IF([.A792]=&quot;down&quot;; SUM([.B792]; [.I791]); IF([.A792]=&quot;up&quot;;SUM(-[.B792]; [.I791]); [.I791])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93]=&quot;forward&quot;; SUM([.B793]; [.D792]); [.D792])" office:value-type="float" office:value="1522" calcext:value-type="float">
            <text:p>1522</text:p>
          </table:table-cell>
          <table:table-cell table:style-name="ce13" table:formula="of:=IF([.A793]=&quot;down&quot;; SUM([.B793];[.E792]); IF([.A793]=&quot;up&quot;;SUM(-[.B793];[.E792]); [.E792]))" office:value-type="float" office:value="709" calcext:value-type="float">
            <text:p>709</text:p>
          </table:table-cell>
          <table:table-cell/>
          <table:table-cell table:style-name="ce13" table:formula="of:=IF([.A793]=&quot;forward&quot;; SUM([.B793]; [.G792]); [.G792])" office:value-type="float" office:value="1522" calcext:value-type="float">
            <text:p>1522</text:p>
          </table:table-cell>
          <table:table-cell table:style-name="ce13" table:formula="of:=IF([.A793]=&quot;forward&quot;; SUM(PRODUCT([.I792]; [.B793]); [.H792]); [.H792])" office:value-type="float" office:value="591272" calcext:value-type="float">
            <text:p>591272</text:p>
          </table:table-cell>
          <table:table-cell table:style-name="ce13" table:formula="of:=IF([.A793]=&quot;down&quot;; SUM([.B793]; [.I792]); IF([.A793]=&quot;up&quot;;SUM(-[.B793]; [.I792]); [.I792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794]=&quot;forward&quot;; SUM([.B794]; [.D793]); [.D793])" office:value-type="float" office:value="1522" calcext:value-type="float">
            <text:p>1522</text:p>
          </table:table-cell>
          <table:table-cell table:style-name="ce13" table:formula="of:=IF([.A794]=&quot;down&quot;; SUM([.B794];[.E793]); IF([.A794]=&quot;up&quot;;SUM(-[.B794];[.E793]); [.E793]))" office:value-type="float" office:value="703" calcext:value-type="float">
            <text:p>703</text:p>
          </table:table-cell>
          <table:table-cell/>
          <table:table-cell table:style-name="ce13" table:formula="of:=IF([.A794]=&quot;forward&quot;; SUM([.B794]; [.G793]); [.G793])" office:value-type="float" office:value="1522" calcext:value-type="float">
            <text:p>1522</text:p>
          </table:table-cell>
          <table:table-cell table:style-name="ce13" table:formula="of:=IF([.A794]=&quot;forward&quot;; SUM(PRODUCT([.I793]; [.B794]); [.H793]); [.H793])" office:value-type="float" office:value="591272" calcext:value-type="float">
            <text:p>591272</text:p>
          </table:table-cell>
          <table:table-cell table:style-name="ce13" table:formula="of:=IF([.A794]=&quot;down&quot;; SUM([.B794]; [.I793]); IF([.A794]=&quot;up&quot;;SUM(-[.B794]; [.I793]); [.I793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795]=&quot;forward&quot;; SUM([.B795]; [.D794]); [.D794])" office:value-type="float" office:value="1531" calcext:value-type="float">
            <text:p>1531</text:p>
          </table:table-cell>
          <table:table-cell table:style-name="ce13" table:formula="of:=IF([.A795]=&quot;down&quot;; SUM([.B795];[.E794]); IF([.A795]=&quot;up&quot;;SUM(-[.B795];[.E794]); [.E794]))" office:value-type="float" office:value="703" calcext:value-type="float">
            <text:p>703</text:p>
          </table:table-cell>
          <table:table-cell/>
          <table:table-cell table:style-name="ce13" table:formula="of:=IF([.A795]=&quot;forward&quot;; SUM([.B795]; [.G794]); [.G794])" office:value-type="float" office:value="1531" calcext:value-type="float">
            <text:p>1531</text:p>
          </table:table-cell>
          <table:table-cell table:style-name="ce13" table:formula="of:=IF([.A795]=&quot;forward&quot;; SUM(PRODUCT([.I794]; [.B795]); [.H794]); [.H794])" office:value-type="float" office:value="597599" calcext:value-type="float">
            <text:p>597599</text:p>
          </table:table-cell>
          <table:table-cell table:style-name="ce13" table:formula="of:=IF([.A795]=&quot;down&quot;; SUM([.B795]; [.I794]); IF([.A795]=&quot;up&quot;;SUM(-[.B795]; [.I794]); [.I794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796]=&quot;forward&quot;; SUM([.B796]; [.D795]); [.D795])" office:value-type="float" office:value="1534" calcext:value-type="float">
            <text:p>1534</text:p>
          </table:table-cell>
          <table:table-cell table:style-name="ce13" table:formula="of:=IF([.A796]=&quot;down&quot;; SUM([.B796];[.E795]); IF([.A796]=&quot;up&quot;;SUM(-[.B796];[.E795]); [.E795]))" office:value-type="float" office:value="703" calcext:value-type="float">
            <text:p>703</text:p>
          </table:table-cell>
          <table:table-cell/>
          <table:table-cell table:style-name="ce13" table:formula="of:=IF([.A796]=&quot;forward&quot;; SUM([.B796]; [.G795]); [.G795])" office:value-type="float" office:value="1534" calcext:value-type="float">
            <text:p>1534</text:p>
          </table:table-cell>
          <table:table-cell table:style-name="ce13" table:formula="of:=IF([.A796]=&quot;forward&quot;; SUM(PRODUCT([.I795]; [.B796]); [.H795]); [.H795])" office:value-type="float" office:value="599708" calcext:value-type="float">
            <text:p>599708</text:p>
          </table:table-cell>
          <table:table-cell table:style-name="ce13" table:formula="of:=IF([.A796]=&quot;down&quot;; SUM([.B796]; [.I795]); IF([.A796]=&quot;up&quot;;SUM(-[.B796]; [.I795]); [.I795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797]=&quot;forward&quot;; SUM([.B797]; [.D796]); [.D796])" office:value-type="float" office:value="1534" calcext:value-type="float">
            <text:p>1534</text:p>
          </table:table-cell>
          <table:table-cell table:style-name="ce13" table:formula="of:=IF([.A797]=&quot;down&quot;; SUM([.B797];[.E796]); IF([.A797]=&quot;up&quot;;SUM(-[.B797];[.E796]); [.E796]))" office:value-type="float" office:value="704" calcext:value-type="float">
            <text:p>704</text:p>
          </table:table-cell>
          <table:table-cell/>
          <table:table-cell table:style-name="ce13" table:formula="of:=IF([.A797]=&quot;forward&quot;; SUM([.B797]; [.G796]); [.G796])" office:value-type="float" office:value="1534" calcext:value-type="float">
            <text:p>1534</text:p>
          </table:table-cell>
          <table:table-cell table:style-name="ce13" table:formula="of:=IF([.A797]=&quot;forward&quot;; SUM(PRODUCT([.I796]; [.B797]); [.H796]); [.H796])" office:value-type="float" office:value="599708" calcext:value-type="float">
            <text:p>599708</text:p>
          </table:table-cell>
          <table:table-cell table:style-name="ce13" table:formula="of:=IF([.A797]=&quot;down&quot;; SUM([.B797]; [.I796]); IF([.A797]=&quot;up&quot;;SUM(-[.B797]; [.I796]); [.I796]))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798]=&quot;forward&quot;; SUM([.B798]; [.D797]); [.D797])" office:value-type="float" office:value="1541" calcext:value-type="float">
            <text:p>1541</text:p>
          </table:table-cell>
          <table:table-cell table:style-name="ce13" table:formula="of:=IF([.A798]=&quot;down&quot;; SUM([.B798];[.E797]); IF([.A798]=&quot;up&quot;;SUM(-[.B798];[.E797]); [.E797]))" office:value-type="float" office:value="704" calcext:value-type="float">
            <text:p>704</text:p>
          </table:table-cell>
          <table:table-cell/>
          <table:table-cell table:style-name="ce13" table:formula="of:=IF([.A798]=&quot;forward&quot;; SUM([.B798]; [.G797]); [.G797])" office:value-type="float" office:value="1541" calcext:value-type="float">
            <text:p>1541</text:p>
          </table:table-cell>
          <table:table-cell table:style-name="ce13" table:formula="of:=IF([.A798]=&quot;forward&quot;; SUM(PRODUCT([.I797]; [.B798]); [.H797]); [.H797])" office:value-type="float" office:value="604636" calcext:value-type="float">
            <text:p>604636</text:p>
          </table:table-cell>
          <table:table-cell table:style-name="ce13" table:formula="of:=IF([.A798]=&quot;down&quot;; SUM([.B798]; [.I797]); IF([.A798]=&quot;up&quot;;SUM(-[.B798]; [.I797]); [.I797]))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799]=&quot;forward&quot;; SUM([.B799]; [.D798]); [.D798])" office:value-type="float" office:value="1543" calcext:value-type="float">
            <text:p>1543</text:p>
          </table:table-cell>
          <table:table-cell table:style-name="ce13" table:formula="of:=IF([.A799]=&quot;down&quot;; SUM([.B799];[.E798]); IF([.A799]=&quot;up&quot;;SUM(-[.B799];[.E798]); [.E798]))" office:value-type="float" office:value="704" calcext:value-type="float">
            <text:p>704</text:p>
          </table:table-cell>
          <table:table-cell/>
          <table:table-cell table:style-name="ce13" table:formula="of:=IF([.A799]=&quot;forward&quot;; SUM([.B799]; [.G798]); [.G798])" office:value-type="float" office:value="1543" calcext:value-type="float">
            <text:p>1543</text:p>
          </table:table-cell>
          <table:table-cell table:style-name="ce13" table:formula="of:=IF([.A799]=&quot;forward&quot;; SUM(PRODUCT([.I798]; [.B799]); [.H798]); [.H798])" office:value-type="float" office:value="606044" calcext:value-type="float">
            <text:p>606044</text:p>
          </table:table-cell>
          <table:table-cell table:style-name="ce13" table:formula="of:=IF([.A799]=&quot;down&quot;; SUM([.B799]; [.I798]); IF([.A799]=&quot;up&quot;;SUM(-[.B799]; [.I798]); [.I798]))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00]=&quot;forward&quot;; SUM([.B800]; [.D799]); [.D799])" office:value-type="float" office:value="1543" calcext:value-type="float">
            <text:p>1543</text:p>
          </table:table-cell>
          <table:table-cell table:style-name="ce13" table:formula="of:=IF([.A800]=&quot;down&quot;; SUM([.B800];[.E799]); IF([.A800]=&quot;up&quot;;SUM(-[.B800];[.E799]); [.E799]))" office:value-type="float" office:value="709" calcext:value-type="float">
            <text:p>709</text:p>
          </table:table-cell>
          <table:table-cell/>
          <table:table-cell table:style-name="ce13" table:formula="of:=IF([.A800]=&quot;forward&quot;; SUM([.B800]; [.G799]); [.G799])" office:value-type="float" office:value="1543" calcext:value-type="float">
            <text:p>1543</text:p>
          </table:table-cell>
          <table:table-cell table:style-name="ce13" table:formula="of:=IF([.A800]=&quot;forward&quot;; SUM(PRODUCT([.I799]; [.B800]); [.H799]); [.H799])" office:value-type="float" office:value="606044" calcext:value-type="float">
            <text:p>606044</text:p>
          </table:table-cell>
          <table:table-cell table:style-name="ce13" table:formula="of:=IF([.A800]=&quot;down&quot;; SUM([.B800]; [.I799]); IF([.A800]=&quot;up&quot;;SUM(-[.B800]; [.I799]); [.I799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01]=&quot;forward&quot;; SUM([.B801]; [.D800]); [.D800])" office:value-type="float" office:value="1546" calcext:value-type="float">
            <text:p>1546</text:p>
          </table:table-cell>
          <table:table-cell table:style-name="ce13" table:formula="of:=IF([.A801]=&quot;down&quot;; SUM([.B801];[.E800]); IF([.A801]=&quot;up&quot;;SUM(-[.B801];[.E800]); [.E800]))" office:value-type="float" office:value="709" calcext:value-type="float">
            <text:p>709</text:p>
          </table:table-cell>
          <table:table-cell/>
          <table:table-cell table:style-name="ce13" table:formula="of:=IF([.A801]=&quot;forward&quot;; SUM([.B801]; [.G800]); [.G800])" office:value-type="float" office:value="1546" calcext:value-type="float">
            <text:p>1546</text:p>
          </table:table-cell>
          <table:table-cell table:style-name="ce13" table:formula="of:=IF([.A801]=&quot;forward&quot;; SUM(PRODUCT([.I800]; [.B801]); [.H800]); [.H800])" office:value-type="float" office:value="608171" calcext:value-type="float">
            <text:p>608171</text:p>
          </table:table-cell>
          <table:table-cell table:style-name="ce13" table:formula="of:=IF([.A801]=&quot;down&quot;; SUM([.B801]; [.I800]); IF([.A801]=&quot;up&quot;;SUM(-[.B801]; [.I800]); [.I800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02]=&quot;forward&quot;; SUM([.B802]; [.D801]); [.D801])" office:value-type="float" office:value="1553" calcext:value-type="float">
            <text:p>1553</text:p>
          </table:table-cell>
          <table:table-cell table:style-name="ce13" table:formula="of:=IF([.A802]=&quot;down&quot;; SUM([.B802];[.E801]); IF([.A802]=&quot;up&quot;;SUM(-[.B802];[.E801]); [.E801]))" office:value-type="float" office:value="709" calcext:value-type="float">
            <text:p>709</text:p>
          </table:table-cell>
          <table:table-cell/>
          <table:table-cell table:style-name="ce13" table:formula="of:=IF([.A802]=&quot;forward&quot;; SUM([.B802]; [.G801]); [.G801])" office:value-type="float" office:value="1553" calcext:value-type="float">
            <text:p>1553</text:p>
          </table:table-cell>
          <table:table-cell table:style-name="ce13" table:formula="of:=IF([.A802]=&quot;forward&quot;; SUM(PRODUCT([.I801]; [.B802]); [.H801]); [.H801])" office:value-type="float" office:value="613134" calcext:value-type="float">
            <text:p>613134</text:p>
          </table:table-cell>
          <table:table-cell table:style-name="ce13" table:formula="of:=IF([.A802]=&quot;down&quot;; SUM([.B802]; [.I801]); IF([.A802]=&quot;up&quot;;SUM(-[.B802]; [.I801]); [.I801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03]=&quot;forward&quot;; SUM([.B803]; [.D802]); [.D802])" office:value-type="float" office:value="1557" calcext:value-type="float">
            <text:p>1557</text:p>
          </table:table-cell>
          <table:table-cell table:style-name="ce13" table:formula="of:=IF([.A803]=&quot;down&quot;; SUM([.B803];[.E802]); IF([.A803]=&quot;up&quot;;SUM(-[.B803];[.E802]); [.E802]))" office:value-type="float" office:value="709" calcext:value-type="float">
            <text:p>709</text:p>
          </table:table-cell>
          <table:table-cell/>
          <table:table-cell table:style-name="ce13" table:formula="of:=IF([.A803]=&quot;forward&quot;; SUM([.B803]; [.G802]); [.G802])" office:value-type="float" office:value="1557" calcext:value-type="float">
            <text:p>1557</text:p>
          </table:table-cell>
          <table:table-cell table:style-name="ce13" table:formula="of:=IF([.A803]=&quot;forward&quot;; SUM(PRODUCT([.I802]; [.B803]); [.H802]); [.H802])" office:value-type="float" office:value="615970" calcext:value-type="float">
            <text:p>615970</text:p>
          </table:table-cell>
          <table:table-cell table:style-name="ce13" table:formula="of:=IF([.A803]=&quot;down&quot;; SUM([.B803]; [.I802]); IF([.A803]=&quot;up&quot;;SUM(-[.B803]; [.I802]); [.I802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04]=&quot;forward&quot;; SUM([.B804]; [.D803]); [.D803])" office:value-type="float" office:value="1564" calcext:value-type="float">
            <text:p>1564</text:p>
          </table:table-cell>
          <table:table-cell table:style-name="ce13" table:formula="of:=IF([.A804]=&quot;down&quot;; SUM([.B804];[.E803]); IF([.A804]=&quot;up&quot;;SUM(-[.B804];[.E803]); [.E803]))" office:value-type="float" office:value="709" calcext:value-type="float">
            <text:p>709</text:p>
          </table:table-cell>
          <table:table-cell/>
          <table:table-cell table:style-name="ce13" table:formula="of:=IF([.A804]=&quot;forward&quot;; SUM([.B804]; [.G803]); [.G803])" office:value-type="float" office:value="1564" calcext:value-type="float">
            <text:p>1564</text:p>
          </table:table-cell>
          <table:table-cell table:style-name="ce13" table:formula="of:=IF([.A804]=&quot;forward&quot;; SUM(PRODUCT([.I803]; [.B804]); [.H803]); [.H803])" office:value-type="float" office:value="620933" calcext:value-type="float">
            <text:p>620933</text:p>
          </table:table-cell>
          <table:table-cell table:style-name="ce13" table:formula="of:=IF([.A804]=&quot;down&quot;; SUM([.B804]; [.I803]); IF([.A804]=&quot;up&quot;;SUM(-[.B804]; [.I803]); [.I803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05]=&quot;forward&quot;; SUM([.B805]; [.D804]); [.D804])" office:value-type="float" office:value="1570" calcext:value-type="float">
            <text:p>1570</text:p>
          </table:table-cell>
          <table:table-cell table:style-name="ce13" table:formula="of:=IF([.A805]=&quot;down&quot;; SUM([.B805];[.E804]); IF([.A805]=&quot;up&quot;;SUM(-[.B805];[.E804]); [.E804]))" office:value-type="float" office:value="709" calcext:value-type="float">
            <text:p>709</text:p>
          </table:table-cell>
          <table:table-cell/>
          <table:table-cell table:style-name="ce13" table:formula="of:=IF([.A805]=&quot;forward&quot;; SUM([.B805]; [.G804]); [.G804])" office:value-type="float" office:value="1570" calcext:value-type="float">
            <text:p>1570</text:p>
          </table:table-cell>
          <table:table-cell table:style-name="ce13" table:formula="of:=IF([.A805]=&quot;forward&quot;; SUM(PRODUCT([.I804]; [.B805]); [.H804]); [.H804])" office:value-type="float" office:value="625187" calcext:value-type="float">
            <text:p>625187</text:p>
          </table:table-cell>
          <table:table-cell table:style-name="ce13" table:formula="of:=IF([.A805]=&quot;down&quot;; SUM([.B805]; [.I804]); IF([.A805]=&quot;up&quot;;SUM(-[.B805]; [.I804]); [.I804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06]=&quot;forward&quot;; SUM([.B806]; [.D805]); [.D805])" office:value-type="float" office:value="1573" calcext:value-type="float">
            <text:p>1573</text:p>
          </table:table-cell>
          <table:table-cell table:style-name="ce13" table:formula="of:=IF([.A806]=&quot;down&quot;; SUM([.B806];[.E805]); IF([.A806]=&quot;up&quot;;SUM(-[.B806];[.E805]); [.E805]))" office:value-type="float" office:value="709" calcext:value-type="float">
            <text:p>709</text:p>
          </table:table-cell>
          <table:table-cell/>
          <table:table-cell table:style-name="ce13" table:formula="of:=IF([.A806]=&quot;forward&quot;; SUM([.B806]; [.G805]); [.G805])" office:value-type="float" office:value="1573" calcext:value-type="float">
            <text:p>1573</text:p>
          </table:table-cell>
          <table:table-cell table:style-name="ce13" table:formula="of:=IF([.A806]=&quot;forward&quot;; SUM(PRODUCT([.I805]; [.B806]); [.H805]); [.H805])" office:value-type="float" office:value="627314" calcext:value-type="float">
            <text:p>627314</text:p>
          </table:table-cell>
          <table:table-cell table:style-name="ce13" table:formula="of:=IF([.A806]=&quot;down&quot;; SUM([.B806]; [.I805]); IF([.A806]=&quot;up&quot;;SUM(-[.B806]; [.I805]); [.I805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07]=&quot;forward&quot;; SUM([.B807]; [.D806]); [.D806])" office:value-type="float" office:value="1573" calcext:value-type="float">
            <text:p>1573</text:p>
          </table:table-cell>
          <table:table-cell table:style-name="ce13" table:formula="of:=IF([.A807]=&quot;down&quot;; SUM([.B807];[.E806]); IF([.A807]=&quot;up&quot;;SUM(-[.B807];[.E806]); [.E806]))" office:value-type="float" office:value="715" calcext:value-type="float">
            <text:p>715</text:p>
          </table:table-cell>
          <table:table-cell/>
          <table:table-cell table:style-name="ce13" table:formula="of:=IF([.A807]=&quot;forward&quot;; SUM([.B807]; [.G806]); [.G806])" office:value-type="float" office:value="1573" calcext:value-type="float">
            <text:p>1573</text:p>
          </table:table-cell>
          <table:table-cell table:style-name="ce13" table:formula="of:=IF([.A807]=&quot;forward&quot;; SUM(PRODUCT([.I806]; [.B807]); [.H806]); [.H806])" office:value-type="float" office:value="627314" calcext:value-type="float">
            <text:p>627314</text:p>
          </table:table-cell>
          <table:table-cell table:style-name="ce13" table:formula="of:=IF([.A807]=&quot;down&quot;; SUM([.B807]; [.I806]); IF([.A807]=&quot;up&quot;;SUM(-[.B807]; [.I806]); [.I806]))"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08]=&quot;forward&quot;; SUM([.B808]; [.D807]); [.D807])" office:value-type="float" office:value="1576" calcext:value-type="float">
            <text:p>1576</text:p>
          </table:table-cell>
          <table:table-cell table:style-name="ce13" table:formula="of:=IF([.A808]=&quot;down&quot;; SUM([.B808];[.E807]); IF([.A808]=&quot;up&quot;;SUM(-[.B808];[.E807]); [.E807]))" office:value-type="float" office:value="715" calcext:value-type="float">
            <text:p>715</text:p>
          </table:table-cell>
          <table:table-cell/>
          <table:table-cell table:style-name="ce13" table:formula="of:=IF([.A808]=&quot;forward&quot;; SUM([.B808]; [.G807]); [.G807])" office:value-type="float" office:value="1576" calcext:value-type="float">
            <text:p>1576</text:p>
          </table:table-cell>
          <table:table-cell table:style-name="ce13" table:formula="of:=IF([.A808]=&quot;forward&quot;; SUM(PRODUCT([.I807]; [.B808]); [.H807]); [.H807])" office:value-type="float" office:value="629459" calcext:value-type="float">
            <text:p>629459</text:p>
          </table:table-cell>
          <table:table-cell table:style-name="ce13" table:formula="of:=IF([.A808]=&quot;down&quot;; SUM([.B808]; [.I807]); IF([.A808]=&quot;up&quot;;SUM(-[.B808]; [.I807]); [.I807]))"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09]=&quot;forward&quot;; SUM([.B809]; [.D808]); [.D808])" office:value-type="float" office:value="1576" calcext:value-type="float">
            <text:p>1576</text:p>
          </table:table-cell>
          <table:table-cell table:style-name="ce13" table:formula="of:=IF([.A809]=&quot;down&quot;; SUM([.B809];[.E808]); IF([.A809]=&quot;up&quot;;SUM(-[.B809];[.E808]); [.E808]))" office:value-type="float" office:value="716" calcext:value-type="float">
            <text:p>716</text:p>
          </table:table-cell>
          <table:table-cell/>
          <table:table-cell table:style-name="ce13" table:formula="of:=IF([.A809]=&quot;forward&quot;; SUM([.B809]; [.G808]); [.G808])" office:value-type="float" office:value="1576" calcext:value-type="float">
            <text:p>1576</text:p>
          </table:table-cell>
          <table:table-cell table:style-name="ce13" table:formula="of:=IF([.A809]=&quot;forward&quot;; SUM(PRODUCT([.I808]; [.B809]); [.H808]); [.H808])" office:value-type="float" office:value="629459" calcext:value-type="float">
            <text:p>629459</text:p>
          </table:table-cell>
          <table:table-cell table:style-name="ce13" table:formula="of:=IF([.A809]=&quot;down&quot;; SUM([.B809]; [.I808]); IF([.A809]=&quot;up&quot;;SUM(-[.B809]; [.I808]); [.I808]))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10]=&quot;forward&quot;; SUM([.B810]; [.D809]); [.D809])" office:value-type="float" office:value="1576" calcext:value-type="float">
            <text:p>1576</text:p>
          </table:table-cell>
          <table:table-cell table:style-name="ce13" table:formula="of:=IF([.A810]=&quot;down&quot;; SUM([.B810];[.E809]); IF([.A810]=&quot;up&quot;;SUM(-[.B810];[.E809]); [.E809]))" office:value-type="float" office:value="710" calcext:value-type="float">
            <text:p>710</text:p>
          </table:table-cell>
          <table:table-cell/>
          <table:table-cell table:style-name="ce13" table:formula="of:=IF([.A810]=&quot;forward&quot;; SUM([.B810]; [.G809]); [.G809])" office:value-type="float" office:value="1576" calcext:value-type="float">
            <text:p>1576</text:p>
          </table:table-cell>
          <table:table-cell table:style-name="ce13" table:formula="of:=IF([.A810]=&quot;forward&quot;; SUM(PRODUCT([.I809]; [.B810]); [.H809]); [.H809])" office:value-type="float" office:value="629459" calcext:value-type="float">
            <text:p>629459</text:p>
          </table:table-cell>
          <table:table-cell table:style-name="ce13" table:formula="of:=IF([.A810]=&quot;down&quot;; SUM([.B810]; [.I809]); IF([.A810]=&quot;up&quot;;SUM(-[.B810]; [.I809]); [.I809]))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11]=&quot;forward&quot;; SUM([.B811]; [.D810]); [.D810])" office:value-type="float" office:value="1576" calcext:value-type="float">
            <text:p>1576</text:p>
          </table:table-cell>
          <table:table-cell table:style-name="ce13" table:formula="of:=IF([.A811]=&quot;down&quot;; SUM([.B811];[.E810]); IF([.A811]=&quot;up&quot;;SUM(-[.B811];[.E810]); [.E810]))" office:value-type="float" office:value="701" calcext:value-type="float">
            <text:p>701</text:p>
          </table:table-cell>
          <table:table-cell/>
          <table:table-cell table:style-name="ce13" table:formula="of:=IF([.A811]=&quot;forward&quot;; SUM([.B811]; [.G810]); [.G810])" office:value-type="float" office:value="1576" calcext:value-type="float">
            <text:p>1576</text:p>
          </table:table-cell>
          <table:table-cell table:style-name="ce13" table:formula="of:=IF([.A811]=&quot;forward&quot;; SUM(PRODUCT([.I810]; [.B811]); [.H810]); [.H810])" office:value-type="float" office:value="629459" calcext:value-type="float">
            <text:p>629459</text:p>
          </table:table-cell>
          <table:table-cell table:style-name="ce13" table:formula="of:=IF([.A811]=&quot;down&quot;; SUM([.B811]; [.I810]); IF([.A811]=&quot;up&quot;;SUM(-[.B811]; [.I810]); [.I810])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12]=&quot;forward&quot;; SUM([.B812]; [.D811]); [.D811])" office:value-type="float" office:value="1576" calcext:value-type="float">
            <text:p>1576</text:p>
          </table:table-cell>
          <table:table-cell table:style-name="ce13" table:formula="of:=IF([.A812]=&quot;down&quot;; SUM([.B812];[.E811]); IF([.A812]=&quot;up&quot;;SUM(-[.B812];[.E811]); [.E811]))" office:value-type="float" office:value="702" calcext:value-type="float">
            <text:p>702</text:p>
          </table:table-cell>
          <table:table-cell/>
          <table:table-cell table:style-name="ce13" table:formula="of:=IF([.A812]=&quot;forward&quot;; SUM([.B812]; [.G811]); [.G811])" office:value-type="float" office:value="1576" calcext:value-type="float">
            <text:p>1576</text:p>
          </table:table-cell>
          <table:table-cell table:style-name="ce13" table:formula="of:=IF([.A812]=&quot;forward&quot;; SUM(PRODUCT([.I811]; [.B812]); [.H811]); [.H811])" office:value-type="float" office:value="629459" calcext:value-type="float">
            <text:p>629459</text:p>
          </table:table-cell>
          <table:table-cell table:style-name="ce13" table:formula="of:=IF([.A812]=&quot;down&quot;; SUM([.B812]; [.I811]); IF([.A812]=&quot;up&quot;;SUM(-[.B812]; [.I811]); [.I811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13]=&quot;forward&quot;; SUM([.B813]; [.D812]); [.D812])" office:value-type="float" office:value="1577" calcext:value-type="float">
            <text:p>1577</text:p>
          </table:table-cell>
          <table:table-cell table:style-name="ce13" table:formula="of:=IF([.A813]=&quot;down&quot;; SUM([.B813];[.E812]); IF([.A813]=&quot;up&quot;;SUM(-[.B813];[.E812]); [.E812]))" office:value-type="float" office:value="702" calcext:value-type="float">
            <text:p>702</text:p>
          </table:table-cell>
          <table:table-cell/>
          <table:table-cell table:style-name="ce13" table:formula="of:=IF([.A813]=&quot;forward&quot;; SUM([.B813]; [.G812]); [.G812])" office:value-type="float" office:value="1577" calcext:value-type="float">
            <text:p>1577</text:p>
          </table:table-cell>
          <table:table-cell table:style-name="ce13" table:formula="of:=IF([.A813]=&quot;forward&quot;; SUM(PRODUCT([.I812]; [.B813]); [.H812]); [.H812])" office:value-type="float" office:value="630161" calcext:value-type="float">
            <text:p>630161</text:p>
          </table:table-cell>
          <table:table-cell table:style-name="ce13" table:formula="of:=IF([.A813]=&quot;down&quot;; SUM([.B813]; [.I812]); IF([.A813]=&quot;up&quot;;SUM(-[.B813]; [.I812]); [.I812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14]=&quot;forward&quot;; SUM([.B814]; [.D813]); [.D813])" office:value-type="float" office:value="1577" calcext:value-type="float">
            <text:p>1577</text:p>
          </table:table-cell>
          <table:table-cell table:style-name="ce13" table:formula="of:=IF([.A814]=&quot;down&quot;; SUM([.B814];[.E813]); IF([.A814]=&quot;up&quot;;SUM(-[.B814];[.E813]); [.E813]))" office:value-type="float" office:value="703" calcext:value-type="float">
            <text:p>703</text:p>
          </table:table-cell>
          <table:table-cell/>
          <table:table-cell table:style-name="ce13" table:formula="of:=IF([.A814]=&quot;forward&quot;; SUM([.B814]; [.G813]); [.G813])" office:value-type="float" office:value="1577" calcext:value-type="float">
            <text:p>1577</text:p>
          </table:table-cell>
          <table:table-cell table:style-name="ce13" table:formula="of:=IF([.A814]=&quot;forward&quot;; SUM(PRODUCT([.I813]; [.B814]); [.H813]); [.H813])" office:value-type="float" office:value="630161" calcext:value-type="float">
            <text:p>630161</text:p>
          </table:table-cell>
          <table:table-cell table:style-name="ce13" table:formula="of:=IF([.A814]=&quot;down&quot;; SUM([.B814]; [.I813]); IF([.A814]=&quot;up&quot;;SUM(-[.B814]; [.I813]); [.I813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15]=&quot;forward&quot;; SUM([.B815]; [.D814]); [.D814])" office:value-type="float" office:value="1577" calcext:value-type="float">
            <text:p>1577</text:p>
          </table:table-cell>
          <table:table-cell table:style-name="ce13" table:formula="of:=IF([.A815]=&quot;down&quot;; SUM([.B815];[.E814]); IF([.A815]=&quot;up&quot;;SUM(-[.B815];[.E814]); [.E814]))" office:value-type="float" office:value="696" calcext:value-type="float">
            <text:p>696</text:p>
          </table:table-cell>
          <table:table-cell/>
          <table:table-cell table:style-name="ce13" table:formula="of:=IF([.A815]=&quot;forward&quot;; SUM([.B815]; [.G814]); [.G814])" office:value-type="float" office:value="1577" calcext:value-type="float">
            <text:p>1577</text:p>
          </table:table-cell>
          <table:table-cell table:style-name="ce13" table:formula="of:=IF([.A815]=&quot;forward&quot;; SUM(PRODUCT([.I814]; [.B815]); [.H814]); [.H814])" office:value-type="float" office:value="630161" calcext:value-type="float">
            <text:p>630161</text:p>
          </table:table-cell>
          <table:table-cell table:style-name="ce13" table:formula="of:=IF([.A815]=&quot;down&quot;; SUM([.B815]; [.I814]); IF([.A815]=&quot;up&quot;;SUM(-[.B815]; [.I814]); [.I814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16]=&quot;forward&quot;; SUM([.B816]; [.D815]); [.D815])" office:value-type="float" office:value="1585" calcext:value-type="float">
            <text:p>1585</text:p>
          </table:table-cell>
          <table:table-cell table:style-name="ce13" table:formula="of:=IF([.A816]=&quot;down&quot;; SUM([.B816];[.E815]); IF([.A816]=&quot;up&quot;;SUM(-[.B816];[.E815]); [.E815]))" office:value-type="float" office:value="696" calcext:value-type="float">
            <text:p>696</text:p>
          </table:table-cell>
          <table:table-cell/>
          <table:table-cell table:style-name="ce13" table:formula="of:=IF([.A816]=&quot;forward&quot;; SUM([.B816]; [.G815]); [.G815])" office:value-type="float" office:value="1585" calcext:value-type="float">
            <text:p>1585</text:p>
          </table:table-cell>
          <table:table-cell table:style-name="ce13" table:formula="of:=IF([.A816]=&quot;forward&quot;; SUM(PRODUCT([.I815]; [.B816]); [.H815]); [.H815])" office:value-type="float" office:value="635729" calcext:value-type="float">
            <text:p>635729</text:p>
          </table:table-cell>
          <table:table-cell table:style-name="ce13" table:formula="of:=IF([.A816]=&quot;down&quot;; SUM([.B816]; [.I815]); IF([.A816]=&quot;up&quot;;SUM(-[.B816]; [.I815]); [.I815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17]=&quot;forward&quot;; SUM([.B817]; [.D816]); [.D816])" office:value-type="float" office:value="1589" calcext:value-type="float">
            <text:p>1589</text:p>
          </table:table-cell>
          <table:table-cell table:style-name="ce13" table:formula="of:=IF([.A817]=&quot;down&quot;; SUM([.B817];[.E816]); IF([.A817]=&quot;up&quot;;SUM(-[.B817];[.E816]); [.E816]))" office:value-type="float" office:value="696" calcext:value-type="float">
            <text:p>696</text:p>
          </table:table-cell>
          <table:table-cell/>
          <table:table-cell table:style-name="ce13" table:formula="of:=IF([.A817]=&quot;forward&quot;; SUM([.B817]; [.G816]); [.G816])" office:value-type="float" office:value="1589" calcext:value-type="float">
            <text:p>1589</text:p>
          </table:table-cell>
          <table:table-cell table:style-name="ce13" table:formula="of:=IF([.A817]=&quot;forward&quot;; SUM(PRODUCT([.I816]; [.B817]); [.H816]); [.H816])" office:value-type="float" office:value="638513" calcext:value-type="float">
            <text:p>638513</text:p>
          </table:table-cell>
          <table:table-cell table:style-name="ce13" table:formula="of:=IF([.A817]=&quot;down&quot;; SUM([.B817]; [.I816]); IF([.A817]=&quot;up&quot;;SUM(-[.B817]; [.I816]); [.I816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18]=&quot;forward&quot;; SUM([.B818]; [.D817]); [.D817])" office:value-type="float" office:value="1589" calcext:value-type="float">
            <text:p>1589</text:p>
          </table:table-cell>
          <table:table-cell table:style-name="ce13" table:formula="of:=IF([.A818]=&quot;down&quot;; SUM([.B818];[.E817]); IF([.A818]=&quot;up&quot;;SUM(-[.B818];[.E817]); [.E817]))" office:value-type="float" office:value="692" calcext:value-type="float">
            <text:p>692</text:p>
          </table:table-cell>
          <table:table-cell/>
          <table:table-cell table:style-name="ce13" table:formula="of:=IF([.A818]=&quot;forward&quot;; SUM([.B818]; [.G817]); [.G817])" office:value-type="float" office:value="1589" calcext:value-type="float">
            <text:p>1589</text:p>
          </table:table-cell>
          <table:table-cell table:style-name="ce13" table:formula="of:=IF([.A818]=&quot;forward&quot;; SUM(PRODUCT([.I817]; [.B818]); [.H817]); [.H817])" office:value-type="float" office:value="638513" calcext:value-type="float">
            <text:p>638513</text:p>
          </table:table-cell>
          <table:table-cell table:style-name="ce13" table:formula="of:=IF([.A818]=&quot;down&quot;; SUM([.B818]; [.I817]); IF([.A818]=&quot;up&quot;;SUM(-[.B818]; [.I817]); [.I817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19]=&quot;forward&quot;; SUM([.B819]; [.D818]); [.D818])" office:value-type="float" office:value="1596" calcext:value-type="float">
            <text:p>1596</text:p>
          </table:table-cell>
          <table:table-cell table:style-name="ce13" table:formula="of:=IF([.A819]=&quot;down&quot;; SUM([.B819];[.E818]); IF([.A819]=&quot;up&quot;;SUM(-[.B819];[.E818]); [.E818]))" office:value-type="float" office:value="692" calcext:value-type="float">
            <text:p>692</text:p>
          </table:table-cell>
          <table:table-cell/>
          <table:table-cell table:style-name="ce13" table:formula="of:=IF([.A819]=&quot;forward&quot;; SUM([.B819]; [.G818]); [.G818])" office:value-type="float" office:value="1596" calcext:value-type="float">
            <text:p>1596</text:p>
          </table:table-cell>
          <table:table-cell table:style-name="ce13" table:formula="of:=IF([.A819]=&quot;forward&quot;; SUM(PRODUCT([.I818]; [.B819]); [.H818]); [.H818])" office:value-type="float" office:value="643357" calcext:value-type="float">
            <text:p>643357</text:p>
          </table:table-cell>
          <table:table-cell table:style-name="ce13" table:formula="of:=IF([.A819]=&quot;down&quot;; SUM([.B819]; [.I818]); IF([.A819]=&quot;up&quot;;SUM(-[.B819]; [.I818]); [.I818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20]=&quot;forward&quot;; SUM([.B820]; [.D819]); [.D819])" office:value-type="float" office:value="1596" calcext:value-type="float">
            <text:p>1596</text:p>
          </table:table-cell>
          <table:table-cell table:style-name="ce13" table:formula="of:=IF([.A820]=&quot;down&quot;; SUM([.B820];[.E819]); IF([.A820]=&quot;up&quot;;SUM(-[.B820];[.E819]); [.E819]))" office:value-type="float" office:value="695" calcext:value-type="float">
            <text:p>695</text:p>
          </table:table-cell>
          <table:table-cell/>
          <table:table-cell table:style-name="ce13" table:formula="of:=IF([.A820]=&quot;forward&quot;; SUM([.B820]; [.G819]); [.G819])" office:value-type="float" office:value="1596" calcext:value-type="float">
            <text:p>1596</text:p>
          </table:table-cell>
          <table:table-cell table:style-name="ce13" table:formula="of:=IF([.A820]=&quot;forward&quot;; SUM(PRODUCT([.I819]; [.B820]); [.H819]); [.H819])" office:value-type="float" office:value="643357" calcext:value-type="float">
            <text:p>643357</text:p>
          </table:table-cell>
          <table:table-cell table:style-name="ce13" table:formula="of:=IF([.A820]=&quot;down&quot;; SUM([.B820]; [.I819]); IF([.A820]=&quot;up&quot;;SUM(-[.B820]; [.I819]); [.I819]))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21]=&quot;forward&quot;; SUM([.B821]; [.D820]); [.D820])" office:value-type="float" office:value="1596" calcext:value-type="float">
            <text:p>1596</text:p>
          </table:table-cell>
          <table:table-cell table:style-name="ce13" table:formula="of:=IF([.A821]=&quot;down&quot;; SUM([.B821];[.E820]); IF([.A821]=&quot;up&quot;;SUM(-[.B821];[.E820]); [.E820]))" office:value-type="float" office:value="687" calcext:value-type="float">
            <text:p>687</text:p>
          </table:table-cell>
          <table:table-cell/>
          <table:table-cell table:style-name="ce13" table:formula="of:=IF([.A821]=&quot;forward&quot;; SUM([.B821]; [.G820]); [.G820])" office:value-type="float" office:value="1596" calcext:value-type="float">
            <text:p>1596</text:p>
          </table:table-cell>
          <table:table-cell table:style-name="ce13" table:formula="of:=IF([.A821]=&quot;forward&quot;; SUM(PRODUCT([.I820]; [.B821]); [.H820]); [.H820])" office:value-type="float" office:value="643357" calcext:value-type="float">
            <text:p>643357</text:p>
          </table:table-cell>
          <table:table-cell table:style-name="ce13" table:formula="of:=IF([.A821]=&quot;down&quot;; SUM([.B821]; [.I820]); IF([.A821]=&quot;up&quot;;SUM(-[.B821]; [.I820]); [.I820]))"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22]=&quot;forward&quot;; SUM([.B822]; [.D821]); [.D821])" office:value-type="float" office:value="1596" calcext:value-type="float">
            <text:p>1596</text:p>
          </table:table-cell>
          <table:table-cell table:style-name="ce13" table:formula="of:=IF([.A822]=&quot;down&quot;; SUM([.B822];[.E821]); IF([.A822]=&quot;up&quot;;SUM(-[.B822];[.E821]); [.E821]))" office:value-type="float" office:value="686" calcext:value-type="float">
            <text:p>686</text:p>
          </table:table-cell>
          <table:table-cell/>
          <table:table-cell table:style-name="ce13" table:formula="of:=IF([.A822]=&quot;forward&quot;; SUM([.B822]; [.G821]); [.G821])" office:value-type="float" office:value="1596" calcext:value-type="float">
            <text:p>1596</text:p>
          </table:table-cell>
          <table:table-cell table:style-name="ce13" table:formula="of:=IF([.A822]=&quot;forward&quot;; SUM(PRODUCT([.I821]; [.B822]); [.H821]); [.H821])" office:value-type="float" office:value="643357" calcext:value-type="float">
            <text:p>643357</text:p>
          </table:table-cell>
          <table:table-cell table:style-name="ce13" table:formula="of:=IF([.A822]=&quot;down&quot;; SUM([.B822]; [.I821]); IF([.A822]=&quot;up&quot;;SUM(-[.B822]; [.I821]); [.I821]))"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23]=&quot;forward&quot;; SUM([.B823]; [.D822]); [.D822])" office:value-type="float" office:value="1596" calcext:value-type="float">
            <text:p>1596</text:p>
          </table:table-cell>
          <table:table-cell table:style-name="ce13" table:formula="of:=IF([.A823]=&quot;down&quot;; SUM([.B823];[.E822]); IF([.A823]=&quot;up&quot;;SUM(-[.B823];[.E822]); [.E822]))" office:value-type="float" office:value="692" calcext:value-type="float">
            <text:p>692</text:p>
          </table:table-cell>
          <table:table-cell/>
          <table:table-cell table:style-name="ce13" table:formula="of:=IF([.A823]=&quot;forward&quot;; SUM([.B823]; [.G822]); [.G822])" office:value-type="float" office:value="1596" calcext:value-type="float">
            <text:p>1596</text:p>
          </table:table-cell>
          <table:table-cell table:style-name="ce13" table:formula="of:=IF([.A823]=&quot;forward&quot;; SUM(PRODUCT([.I822]; [.B823]); [.H822]); [.H822])" office:value-type="float" office:value="643357" calcext:value-type="float">
            <text:p>643357</text:p>
          </table:table-cell>
          <table:table-cell table:style-name="ce13" table:formula="of:=IF([.A823]=&quot;down&quot;; SUM([.B823]; [.I822]); IF([.A823]=&quot;up&quot;;SUM(-[.B823]; [.I822]); [.I822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24]=&quot;forward&quot;; SUM([.B824]; [.D823]); [.D823])" office:value-type="float" office:value="1604" calcext:value-type="float">
            <text:p>1604</text:p>
          </table:table-cell>
          <table:table-cell table:style-name="ce13" table:formula="of:=IF([.A824]=&quot;down&quot;; SUM([.B824];[.E823]); IF([.A824]=&quot;up&quot;;SUM(-[.B824];[.E823]); [.E823]))" office:value-type="float" office:value="692" calcext:value-type="float">
            <text:p>692</text:p>
          </table:table-cell>
          <table:table-cell/>
          <table:table-cell table:style-name="ce13" table:formula="of:=IF([.A824]=&quot;forward&quot;; SUM([.B824]; [.G823]); [.G823])" office:value-type="float" office:value="1604" calcext:value-type="float">
            <text:p>1604</text:p>
          </table:table-cell>
          <table:table-cell table:style-name="ce13" table:formula="of:=IF([.A824]=&quot;forward&quot;; SUM(PRODUCT([.I823]; [.B824]); [.H823]); [.H823])" office:value-type="float" office:value="648893" calcext:value-type="float">
            <text:p>648893</text:p>
          </table:table-cell>
          <table:table-cell table:style-name="ce13" table:formula="of:=IF([.A824]=&quot;down&quot;; SUM([.B824]; [.I823]); IF([.A824]=&quot;up&quot;;SUM(-[.B824]; [.I823]); [.I823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25]=&quot;forward&quot;; SUM([.B825]; [.D824]); [.D824])" office:value-type="float" office:value="1611" calcext:value-type="float">
            <text:p>1611</text:p>
          </table:table-cell>
          <table:table-cell table:style-name="ce13" table:formula="of:=IF([.A825]=&quot;down&quot;; SUM([.B825];[.E824]); IF([.A825]=&quot;up&quot;;SUM(-[.B825];[.E824]); [.E824]))" office:value-type="float" office:value="692" calcext:value-type="float">
            <text:p>692</text:p>
          </table:table-cell>
          <table:table-cell/>
          <table:table-cell table:style-name="ce13" table:formula="of:=IF([.A825]=&quot;forward&quot;; SUM([.B825]; [.G824]); [.G824])" office:value-type="float" office:value="1611" calcext:value-type="float">
            <text:p>1611</text:p>
          </table:table-cell>
          <table:table-cell table:style-name="ce13" table:formula="of:=IF([.A825]=&quot;forward&quot;; SUM(PRODUCT([.I824]; [.B825]); [.H824]); [.H824])" office:value-type="float" office:value="653737" calcext:value-type="float">
            <text:p>653737</text:p>
          </table:table-cell>
          <table:table-cell table:style-name="ce13" table:formula="of:=IF([.A825]=&quot;down&quot;; SUM([.B825]; [.I824]); IF([.A825]=&quot;up&quot;;SUM(-[.B825]; [.I824]); [.I824])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26]=&quot;forward&quot;; SUM([.B826]; [.D825]); [.D825])" office:value-type="float" office:value="1611" calcext:value-type="float">
            <text:p>1611</text:p>
          </table:table-cell>
          <table:table-cell table:style-name="ce13" table:formula="of:=IF([.A826]=&quot;down&quot;; SUM([.B826];[.E825]); IF([.A826]=&quot;up&quot;;SUM(-[.B826];[.E825]); [.E825]))" office:value-type="float" office:value="685" calcext:value-type="float">
            <text:p>685</text:p>
          </table:table-cell>
          <table:table-cell/>
          <table:table-cell table:style-name="ce13" table:formula="of:=IF([.A826]=&quot;forward&quot;; SUM([.B826]; [.G825]); [.G825])" office:value-type="float" office:value="1611" calcext:value-type="float">
            <text:p>1611</text:p>
          </table:table-cell>
          <table:table-cell table:style-name="ce13" table:formula="of:=IF([.A826]=&quot;forward&quot;; SUM(PRODUCT([.I825]; [.B826]); [.H825]); [.H825])" office:value-type="float" office:value="653737" calcext:value-type="float">
            <text:p>653737</text:p>
          </table:table-cell>
          <table:table-cell table:style-name="ce13" table:formula="of:=IF([.A826]=&quot;down&quot;; SUM([.B826]; [.I825]); IF([.A826]=&quot;up&quot;;SUM(-[.B826]; [.I825]); [.I825])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27]=&quot;forward&quot;; SUM([.B827]; [.D826]); [.D826])" office:value-type="float" office:value="1611" calcext:value-type="float">
            <text:p>1611</text:p>
          </table:table-cell>
          <table:table-cell table:style-name="ce13" table:formula="of:=IF([.A827]=&quot;down&quot;; SUM([.B827];[.E826]); IF([.A827]=&quot;up&quot;;SUM(-[.B827];[.E826]); [.E826]))" office:value-type="float" office:value="689" calcext:value-type="float">
            <text:p>689</text:p>
          </table:table-cell>
          <table:table-cell/>
          <table:table-cell table:style-name="ce13" table:formula="of:=IF([.A827]=&quot;forward&quot;; SUM([.B827]; [.G826]); [.G826])" office:value-type="float" office:value="1611" calcext:value-type="float">
            <text:p>1611</text:p>
          </table:table-cell>
          <table:table-cell table:style-name="ce13" table:formula="of:=IF([.A827]=&quot;forward&quot;; SUM(PRODUCT([.I826]; [.B827]); [.H826]); [.H826])" office:value-type="float" office:value="653737" calcext:value-type="float">
            <text:p>653737</text:p>
          </table:table-cell>
          <table:table-cell table:style-name="ce13" table:formula="of:=IF([.A827]=&quot;down&quot;; SUM([.B827]; [.I826]); IF([.A827]=&quot;up&quot;;SUM(-[.B827]; [.I826]); [.I826]))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28]=&quot;forward&quot;; SUM([.B828]; [.D827]); [.D827])" office:value-type="float" office:value="1611" calcext:value-type="float">
            <text:p>1611</text:p>
          </table:table-cell>
          <table:table-cell table:style-name="ce13" table:formula="of:=IF([.A828]=&quot;down&quot;; SUM([.B828];[.E827]); IF([.A828]=&quot;up&quot;;SUM(-[.B828];[.E827]); [.E827]))" office:value-type="float" office:value="693" calcext:value-type="float">
            <text:p>693</text:p>
          </table:table-cell>
          <table:table-cell/>
          <table:table-cell table:style-name="ce13" table:formula="of:=IF([.A828]=&quot;forward&quot;; SUM([.B828]; [.G827]); [.G827])" office:value-type="float" office:value="1611" calcext:value-type="float">
            <text:p>1611</text:p>
          </table:table-cell>
          <table:table-cell table:style-name="ce13" table:formula="of:=IF([.A828]=&quot;forward&quot;; SUM(PRODUCT([.I827]; [.B828]); [.H827]); [.H827])" office:value-type="float" office:value="653737" calcext:value-type="float">
            <text:p>653737</text:p>
          </table:table-cell>
          <table:table-cell table:style-name="ce13" table:formula="of:=IF([.A828]=&quot;down&quot;; SUM([.B828]; [.I827]); IF([.A828]=&quot;up&quot;;SUM(-[.B828]; [.I827]); [.I827]))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29]=&quot;forward&quot;; SUM([.B829]; [.D828]); [.D828])" office:value-type="float" office:value="1611" calcext:value-type="float">
            <text:p>1611</text:p>
          </table:table-cell>
          <table:table-cell table:style-name="ce13" table:formula="of:=IF([.A829]=&quot;down&quot;; SUM([.B829];[.E828]); IF([.A829]=&quot;up&quot;;SUM(-[.B829];[.E828]); [.E828]))" office:value-type="float" office:value="701" calcext:value-type="float">
            <text:p>701</text:p>
          </table:table-cell>
          <table:table-cell/>
          <table:table-cell table:style-name="ce13" table:formula="of:=IF([.A829]=&quot;forward&quot;; SUM([.B829]; [.G828]); [.G828])" office:value-type="float" office:value="1611" calcext:value-type="float">
            <text:p>1611</text:p>
          </table:table-cell>
          <table:table-cell table:style-name="ce13" table:formula="of:=IF([.A829]=&quot;forward&quot;; SUM(PRODUCT([.I828]; [.B829]); [.H828]); [.H828])" office:value-type="float" office:value="653737" calcext:value-type="float">
            <text:p>653737</text:p>
          </table:table-cell>
          <table:table-cell table:style-name="ce13" table:formula="of:=IF([.A829]=&quot;down&quot;; SUM([.B829]; [.I828]); IF([.A829]=&quot;up&quot;;SUM(-[.B829]; [.I828]); [.I828])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30]=&quot;forward&quot;; SUM([.B830]; [.D829]); [.D829])" office:value-type="float" office:value="1611" calcext:value-type="float">
            <text:p>1611</text:p>
          </table:table-cell>
          <table:table-cell table:style-name="ce13" table:formula="of:=IF([.A830]=&quot;down&quot;; SUM([.B830];[.E829]); IF([.A830]=&quot;up&quot;;SUM(-[.B830];[.E829]); [.E829]))" office:value-type="float" office:value="698" calcext:value-type="float">
            <text:p>698</text:p>
          </table:table-cell>
          <table:table-cell/>
          <table:table-cell table:style-name="ce13" table:formula="of:=IF([.A830]=&quot;forward&quot;; SUM([.B830]; [.G829]); [.G829])" office:value-type="float" office:value="1611" calcext:value-type="float">
            <text:p>1611</text:p>
          </table:table-cell>
          <table:table-cell table:style-name="ce13" table:formula="of:=IF([.A830]=&quot;forward&quot;; SUM(PRODUCT([.I829]; [.B830]); [.H829]); [.H829])" office:value-type="float" office:value="653737" calcext:value-type="float">
            <text:p>653737</text:p>
          </table:table-cell>
          <table:table-cell table:style-name="ce13" table:formula="of:=IF([.A830]=&quot;down&quot;; SUM([.B830]; [.I829]); IF([.A830]=&quot;up&quot;;SUM(-[.B830]; [.I829]); [.I829]))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31]=&quot;forward&quot;; SUM([.B831]; [.D830]); [.D830])" office:value-type="float" office:value="1616" calcext:value-type="float">
            <text:p>1616</text:p>
          </table:table-cell>
          <table:table-cell table:style-name="ce13" table:formula="of:=IF([.A831]=&quot;down&quot;; SUM([.B831];[.E830]); IF([.A831]=&quot;up&quot;;SUM(-[.B831];[.E830]); [.E830]))" office:value-type="float" office:value="698" calcext:value-type="float">
            <text:p>698</text:p>
          </table:table-cell>
          <table:table-cell/>
          <table:table-cell table:style-name="ce13" table:formula="of:=IF([.A831]=&quot;forward&quot;; SUM([.B831]; [.G830]); [.G830])" office:value-type="float" office:value="1616" calcext:value-type="float">
            <text:p>1616</text:p>
          </table:table-cell>
          <table:table-cell table:style-name="ce13" table:formula="of:=IF([.A831]=&quot;forward&quot;; SUM(PRODUCT([.I830]; [.B831]); [.H830]); [.H830])" office:value-type="float" office:value="657227" calcext:value-type="float">
            <text:p>657227</text:p>
          </table:table-cell>
          <table:table-cell table:style-name="ce13" table:formula="of:=IF([.A831]=&quot;down&quot;; SUM([.B831]; [.I830]); IF([.A831]=&quot;up&quot;;SUM(-[.B831]; [.I830]); [.I830]))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32]=&quot;forward&quot;; SUM([.B832]; [.D831]); [.D831])" office:value-type="float" office:value="1616" calcext:value-type="float">
            <text:p>1616</text:p>
          </table:table-cell>
          <table:table-cell table:style-name="ce13" table:formula="of:=IF([.A832]=&quot;down&quot;; SUM([.B832];[.E831]); IF([.A832]=&quot;up&quot;;SUM(-[.B832];[.E831]); [.E831]))" office:value-type="float" office:value="702" calcext:value-type="float">
            <text:p>702</text:p>
          </table:table-cell>
          <table:table-cell/>
          <table:table-cell table:style-name="ce13" table:formula="of:=IF([.A832]=&quot;forward&quot;; SUM([.B832]; [.G831]); [.G831])" office:value-type="float" office:value="1616" calcext:value-type="float">
            <text:p>1616</text:p>
          </table:table-cell>
          <table:table-cell table:style-name="ce13" table:formula="of:=IF([.A832]=&quot;forward&quot;; SUM(PRODUCT([.I831]; [.B832]); [.H831]); [.H831])" office:value-type="float" office:value="657227" calcext:value-type="float">
            <text:p>657227</text:p>
          </table:table-cell>
          <table:table-cell table:style-name="ce13" table:formula="of:=IF([.A832]=&quot;down&quot;; SUM([.B832]; [.I831]); IF([.A832]=&quot;up&quot;;SUM(-[.B832]; [.I831]); [.I831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33]=&quot;forward&quot;; SUM([.B833]; [.D832]); [.D832])" office:value-type="float" office:value="1625" calcext:value-type="float">
            <text:p>1625</text:p>
          </table:table-cell>
          <table:table-cell table:style-name="ce13" table:formula="of:=IF([.A833]=&quot;down&quot;; SUM([.B833];[.E832]); IF([.A833]=&quot;up&quot;;SUM(-[.B833];[.E832]); [.E832]))" office:value-type="float" office:value="702" calcext:value-type="float">
            <text:p>702</text:p>
          </table:table-cell>
          <table:table-cell/>
          <table:table-cell table:style-name="ce13" table:formula="of:=IF([.A833]=&quot;forward&quot;; SUM([.B833]; [.G832]); [.G832])" office:value-type="float" office:value="1625" calcext:value-type="float">
            <text:p>1625</text:p>
          </table:table-cell>
          <table:table-cell table:style-name="ce13" table:formula="of:=IF([.A833]=&quot;forward&quot;; SUM(PRODUCT([.I832]; [.B833]); [.H832]); [.H832])" office:value-type="float" office:value="663545" calcext:value-type="float">
            <text:p>663545</text:p>
          </table:table-cell>
          <table:table-cell table:style-name="ce13" table:formula="of:=IF([.A833]=&quot;down&quot;; SUM([.B833]; [.I832]); IF([.A833]=&quot;up&quot;;SUM(-[.B833]; [.I832]); [.I832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34]=&quot;forward&quot;; SUM([.B834]; [.D833]); [.D833])" office:value-type="float" office:value="1631" calcext:value-type="float">
            <text:p>1631</text:p>
          </table:table-cell>
          <table:table-cell table:style-name="ce13" table:formula="of:=IF([.A834]=&quot;down&quot;; SUM([.B834];[.E833]); IF([.A834]=&quot;up&quot;;SUM(-[.B834];[.E833]); [.E833]))" office:value-type="float" office:value="702" calcext:value-type="float">
            <text:p>702</text:p>
          </table:table-cell>
          <table:table-cell/>
          <table:table-cell table:style-name="ce13" table:formula="of:=IF([.A834]=&quot;forward&quot;; SUM([.B834]; [.G833]); [.G833])" office:value-type="float" office:value="1631" calcext:value-type="float">
            <text:p>1631</text:p>
          </table:table-cell>
          <table:table-cell table:style-name="ce13" table:formula="of:=IF([.A834]=&quot;forward&quot;; SUM(PRODUCT([.I833]; [.B834]); [.H833]); [.H833])" office:value-type="float" office:value="667757" calcext:value-type="float">
            <text:p>667757</text:p>
          </table:table-cell>
          <table:table-cell table:style-name="ce13" table:formula="of:=IF([.A834]=&quot;down&quot;; SUM([.B834]; [.I833]); IF([.A834]=&quot;up&quot;;SUM(-[.B834]; [.I833]); [.I833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35]=&quot;forward&quot;; SUM([.B835]; [.D834]); [.D834])" office:value-type="float" office:value="1637" calcext:value-type="float">
            <text:p>1637</text:p>
          </table:table-cell>
          <table:table-cell table:style-name="ce13" table:formula="of:=IF([.A835]=&quot;down&quot;; SUM([.B835];[.E834]); IF([.A835]=&quot;up&quot;;SUM(-[.B835];[.E834]); [.E834]))" office:value-type="float" office:value="702" calcext:value-type="float">
            <text:p>702</text:p>
          </table:table-cell>
          <table:table-cell/>
          <table:table-cell table:style-name="ce13" table:formula="of:=IF([.A835]=&quot;forward&quot;; SUM([.B835]; [.G834]); [.G834])" office:value-type="float" office:value="1637" calcext:value-type="float">
            <text:p>1637</text:p>
          </table:table-cell>
          <table:table-cell table:style-name="ce13" table:formula="of:=IF([.A835]=&quot;forward&quot;; SUM(PRODUCT([.I834]; [.B835]); [.H834]); [.H834])" office:value-type="float" office:value="671969" calcext:value-type="float">
            <text:p>671969</text:p>
          </table:table-cell>
          <table:table-cell table:style-name="ce13" table:formula="of:=IF([.A835]=&quot;down&quot;; SUM([.B835]; [.I834]); IF([.A835]=&quot;up&quot;;SUM(-[.B835]; [.I834]); [.I834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36]=&quot;forward&quot;; SUM([.B836]; [.D835]); [.D835])" office:value-type="float" office:value="1644" calcext:value-type="float">
            <text:p>1644</text:p>
          </table:table-cell>
          <table:table-cell table:style-name="ce13" table:formula="of:=IF([.A836]=&quot;down&quot;; SUM([.B836];[.E835]); IF([.A836]=&quot;up&quot;;SUM(-[.B836];[.E835]); [.E835]))" office:value-type="float" office:value="702" calcext:value-type="float">
            <text:p>702</text:p>
          </table:table-cell>
          <table:table-cell/>
          <table:table-cell table:style-name="ce13" table:formula="of:=IF([.A836]=&quot;forward&quot;; SUM([.B836]; [.G835]); [.G835])" office:value-type="float" office:value="1644" calcext:value-type="float">
            <text:p>1644</text:p>
          </table:table-cell>
          <table:table-cell table:style-name="ce13" table:formula="of:=IF([.A836]=&quot;forward&quot;; SUM(PRODUCT([.I835]; [.B836]); [.H835]); [.H835])" office:value-type="float" office:value="676883" calcext:value-type="float">
            <text:p>676883</text:p>
          </table:table-cell>
          <table:table-cell table:style-name="ce13" table:formula="of:=IF([.A836]=&quot;down&quot;; SUM([.B836]; [.I835]); IF([.A836]=&quot;up&quot;;SUM(-[.B836]; [.I835]); [.I835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37]=&quot;forward&quot;; SUM([.B837]; [.D836]); [.D836])" office:value-type="float" office:value="1644" calcext:value-type="float">
            <text:p>1644</text:p>
          </table:table-cell>
          <table:table-cell table:style-name="ce13" table:formula="of:=IF([.A837]=&quot;down&quot;; SUM([.B837];[.E836]); IF([.A837]=&quot;up&quot;;SUM(-[.B837];[.E836]); [.E836]))" office:value-type="float" office:value="708" calcext:value-type="float">
            <text:p>708</text:p>
          </table:table-cell>
          <table:table-cell/>
          <table:table-cell table:style-name="ce13" table:formula="of:=IF([.A837]=&quot;forward&quot;; SUM([.B837]; [.G836]); [.G836])" office:value-type="float" office:value="1644" calcext:value-type="float">
            <text:p>1644</text:p>
          </table:table-cell>
          <table:table-cell table:style-name="ce13" table:formula="of:=IF([.A837]=&quot;forward&quot;; SUM(PRODUCT([.I836]; [.B837]); [.H836]); [.H836])" office:value-type="float" office:value="676883" calcext:value-type="float">
            <text:p>676883</text:p>
          </table:table-cell>
          <table:table-cell table:style-name="ce13" table:formula="of:=IF([.A837]=&quot;down&quot;; SUM([.B837]; [.I836]); IF([.A837]=&quot;up&quot;;SUM(-[.B837]; [.I836]); [.I836]))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38]=&quot;forward&quot;; SUM([.B838]; [.D837]); [.D837])" office:value-type="float" office:value="1644" calcext:value-type="float">
            <text:p>1644</text:p>
          </table:table-cell>
          <table:table-cell table:style-name="ce13" table:formula="of:=IF([.A838]=&quot;down&quot;; SUM([.B838];[.E837]); IF([.A838]=&quot;up&quot;;SUM(-[.B838];[.E837]); [.E837]))" office:value-type="float" office:value="711" calcext:value-type="float">
            <text:p>711</text:p>
          </table:table-cell>
          <table:table-cell/>
          <table:table-cell table:style-name="ce13" table:formula="of:=IF([.A838]=&quot;forward&quot;; SUM([.B838]; [.G837]); [.G837])" office:value-type="float" office:value="1644" calcext:value-type="float">
            <text:p>1644</text:p>
          </table:table-cell>
          <table:table-cell table:style-name="ce13" table:formula="of:=IF([.A838]=&quot;forward&quot;; SUM(PRODUCT([.I837]; [.B838]); [.H837]); [.H837])" office:value-type="float" office:value="676883" calcext:value-type="float">
            <text:p>676883</text:p>
          </table:table-cell>
          <table:table-cell table:style-name="ce13" table:formula="of:=IF([.A838]=&quot;down&quot;; SUM([.B838]; [.I837]); IF([.A838]=&quot;up&quot;;SUM(-[.B838]; [.I837]); [.I837]))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39]=&quot;forward&quot;; SUM([.B839]; [.D838]); [.D838])" office:value-type="float" office:value="1646" calcext:value-type="float">
            <text:p>1646</text:p>
          </table:table-cell>
          <table:table-cell table:style-name="ce13" table:formula="of:=IF([.A839]=&quot;down&quot;; SUM([.B839];[.E838]); IF([.A839]=&quot;up&quot;;SUM(-[.B839];[.E838]); [.E838]))" office:value-type="float" office:value="711" calcext:value-type="float">
            <text:p>711</text:p>
          </table:table-cell>
          <table:table-cell/>
          <table:table-cell table:style-name="ce13" table:formula="of:=IF([.A839]=&quot;forward&quot;; SUM([.B839]; [.G838]); [.G838])" office:value-type="float" office:value="1646" calcext:value-type="float">
            <text:p>1646</text:p>
          </table:table-cell>
          <table:table-cell table:style-name="ce13" table:formula="of:=IF([.A839]=&quot;forward&quot;; SUM(PRODUCT([.I838]; [.B839]); [.H838]); [.H838])" office:value-type="float" office:value="678305" calcext:value-type="float">
            <text:p>678305</text:p>
          </table:table-cell>
          <table:table-cell table:style-name="ce13" table:formula="of:=IF([.A839]=&quot;down&quot;; SUM([.B839]; [.I838]); IF([.A839]=&quot;up&quot;;SUM(-[.B839]; [.I838]); [.I838]))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40]=&quot;forward&quot;; SUM([.B840]; [.D839]); [.D839])" office:value-type="float" office:value="1646" calcext:value-type="float">
            <text:p>1646</text:p>
          </table:table-cell>
          <table:table-cell table:style-name="ce13" table:formula="of:=IF([.A840]=&quot;down&quot;; SUM([.B840];[.E839]); IF([.A840]=&quot;up&quot;;SUM(-[.B840];[.E839]); [.E839]))" office:value-type="float" office:value="703" calcext:value-type="float">
            <text:p>703</text:p>
          </table:table-cell>
          <table:table-cell/>
          <table:table-cell table:style-name="ce13" table:formula="of:=IF([.A840]=&quot;forward&quot;; SUM([.B840]; [.G839]); [.G839])" office:value-type="float" office:value="1646" calcext:value-type="float">
            <text:p>1646</text:p>
          </table:table-cell>
          <table:table-cell table:style-name="ce13" table:formula="of:=IF([.A840]=&quot;forward&quot;; SUM(PRODUCT([.I839]; [.B840]); [.H839]); [.H839])" office:value-type="float" office:value="678305" calcext:value-type="float">
            <text:p>678305</text:p>
          </table:table-cell>
          <table:table-cell table:style-name="ce13" table:formula="of:=IF([.A840]=&quot;down&quot;; SUM([.B840]; [.I839]); IF([.A840]=&quot;up&quot;;SUM(-[.B840]; [.I839]); [.I839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41]=&quot;forward&quot;; SUM([.B841]; [.D840]); [.D840])" office:value-type="float" office:value="1647" calcext:value-type="float">
            <text:p>1647</text:p>
          </table:table-cell>
          <table:table-cell table:style-name="ce13" table:formula="of:=IF([.A841]=&quot;down&quot;; SUM([.B841];[.E840]); IF([.A841]=&quot;up&quot;;SUM(-[.B841];[.E840]); [.E840]))" office:value-type="float" office:value="703" calcext:value-type="float">
            <text:p>703</text:p>
          </table:table-cell>
          <table:table-cell/>
          <table:table-cell table:style-name="ce13" table:formula="of:=IF([.A841]=&quot;forward&quot;; SUM([.B841]; [.G840]); [.G840])" office:value-type="float" office:value="1647" calcext:value-type="float">
            <text:p>1647</text:p>
          </table:table-cell>
          <table:table-cell table:style-name="ce13" table:formula="of:=IF([.A841]=&quot;forward&quot;; SUM(PRODUCT([.I840]; [.B841]); [.H840]); [.H840])" office:value-type="float" office:value="679008" calcext:value-type="float">
            <text:p>679008</text:p>
          </table:table-cell>
          <table:table-cell table:style-name="ce13" table:formula="of:=IF([.A841]=&quot;down&quot;; SUM([.B841]; [.I840]); IF([.A841]=&quot;up&quot;;SUM(-[.B841]; [.I840]); [.I840]))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42]=&quot;forward&quot;; SUM([.B842]; [.D841]); [.D841])" office:value-type="float" office:value="1647" calcext:value-type="float">
            <text:p>1647</text:p>
          </table:table-cell>
          <table:table-cell table:style-name="ce13" table:formula="of:=IF([.A842]=&quot;down&quot;; SUM([.B842];[.E841]); IF([.A842]=&quot;up&quot;;SUM(-[.B842];[.E841]); [.E841]))" office:value-type="float" office:value="712" calcext:value-type="float">
            <text:p>712</text:p>
          </table:table-cell>
          <table:table-cell/>
          <table:table-cell table:style-name="ce13" table:formula="of:=IF([.A842]=&quot;forward&quot;; SUM([.B842]; [.G841]); [.G841])" office:value-type="float" office:value="1647" calcext:value-type="float">
            <text:p>1647</text:p>
          </table:table-cell>
          <table:table-cell table:style-name="ce13" table:formula="of:=IF([.A842]=&quot;forward&quot;; SUM(PRODUCT([.I841]; [.B842]); [.H841]); [.H841])" office:value-type="float" office:value="679008" calcext:value-type="float">
            <text:p>679008</text:p>
          </table:table-cell>
          <table:table-cell table:style-name="ce13" table:formula="of:=IF([.A842]=&quot;down&quot;; SUM([.B842]; [.I841]); IF([.A842]=&quot;up&quot;;SUM(-[.B842]; [.I841]); [.I841]))"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43]=&quot;forward&quot;; SUM([.B843]; [.D842]); [.D842])" office:value-type="float" office:value="1647" calcext:value-type="float">
            <text:p>1647</text:p>
          </table:table-cell>
          <table:table-cell table:style-name="ce13" table:formula="of:=IF([.A843]=&quot;down&quot;; SUM([.B843];[.E842]); IF([.A843]=&quot;up&quot;;SUM(-[.B843];[.E842]); [.E842]))" office:value-type="float" office:value="705" calcext:value-type="float">
            <text:p>705</text:p>
          </table:table-cell>
          <table:table-cell/>
          <table:table-cell table:style-name="ce13" table:formula="of:=IF([.A843]=&quot;forward&quot;; SUM([.B843]; [.G842]); [.G842])" office:value-type="float" office:value="1647" calcext:value-type="float">
            <text:p>1647</text:p>
          </table:table-cell>
          <table:table-cell table:style-name="ce13" table:formula="of:=IF([.A843]=&quot;forward&quot;; SUM(PRODUCT([.I842]; [.B843]); [.H842]); [.H842])" office:value-type="float" office:value="679008" calcext:value-type="float">
            <text:p>679008</text:p>
          </table:table-cell>
          <table:table-cell table:style-name="ce13" table:formula="of:=IF([.A843]=&quot;down&quot;; SUM([.B843]; [.I842]); IF([.A843]=&quot;up&quot;;SUM(-[.B843]; [.I842]); [.I842]))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44]=&quot;forward&quot;; SUM([.B844]; [.D843]); [.D843])" office:value-type="float" office:value="1647" calcext:value-type="float">
            <text:p>1647</text:p>
          </table:table-cell>
          <table:table-cell table:style-name="ce13" table:formula="of:=IF([.A844]=&quot;down&quot;; SUM([.B844];[.E843]); IF([.A844]=&quot;up&quot;;SUM(-[.B844];[.E843]); [.E843]))" office:value-type="float" office:value="708" calcext:value-type="float">
            <text:p>708</text:p>
          </table:table-cell>
          <table:table-cell/>
          <table:table-cell table:style-name="ce13" table:formula="of:=IF([.A844]=&quot;forward&quot;; SUM([.B844]; [.G843]); [.G843])" office:value-type="float" office:value="1647" calcext:value-type="float">
            <text:p>1647</text:p>
          </table:table-cell>
          <table:table-cell table:style-name="ce13" table:formula="of:=IF([.A844]=&quot;forward&quot;; SUM(PRODUCT([.I843]; [.B844]); [.H843]); [.H843])" office:value-type="float" office:value="679008" calcext:value-type="float">
            <text:p>679008</text:p>
          </table:table-cell>
          <table:table-cell table:style-name="ce13" table:formula="of:=IF([.A844]=&quot;down&quot;; SUM([.B844]; [.I843]); IF([.A844]=&quot;up&quot;;SUM(-[.B844]; [.I843]); [.I843]))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45]=&quot;forward&quot;; SUM([.B845]; [.D844]); [.D844])" office:value-type="float" office:value="1647" calcext:value-type="float">
            <text:p>1647</text:p>
          </table:table-cell>
          <table:table-cell table:style-name="ce13" table:formula="of:=IF([.A845]=&quot;down&quot;; SUM([.B845];[.E844]); IF([.A845]=&quot;up&quot;;SUM(-[.B845];[.E844]); [.E844]))" office:value-type="float" office:value="711" calcext:value-type="float">
            <text:p>711</text:p>
          </table:table-cell>
          <table:table-cell/>
          <table:table-cell table:style-name="ce13" table:formula="of:=IF([.A845]=&quot;forward&quot;; SUM([.B845]; [.G844]); [.G844])" office:value-type="float" office:value="1647" calcext:value-type="float">
            <text:p>1647</text:p>
          </table:table-cell>
          <table:table-cell table:style-name="ce13" table:formula="of:=IF([.A845]=&quot;forward&quot;; SUM(PRODUCT([.I844]; [.B845]); [.H844]); [.H844])" office:value-type="float" office:value="679008" calcext:value-type="float">
            <text:p>679008</text:p>
          </table:table-cell>
          <table:table-cell table:style-name="ce13" table:formula="of:=IF([.A845]=&quot;down&quot;; SUM([.B845]; [.I844]); IF([.A845]=&quot;up&quot;;SUM(-[.B845]; [.I844]); [.I844]))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46]=&quot;forward&quot;; SUM([.B846]; [.D845]); [.D845])" office:value-type="float" office:value="1647" calcext:value-type="float">
            <text:p>1647</text:p>
          </table:table-cell>
          <table:table-cell table:style-name="ce13" table:formula="of:=IF([.A846]=&quot;down&quot;; SUM([.B846];[.E845]); IF([.A846]=&quot;up&quot;;SUM(-[.B846];[.E845]); [.E845]))" office:value-type="float" office:value="706" calcext:value-type="float">
            <text:p>706</text:p>
          </table:table-cell>
          <table:table-cell/>
          <table:table-cell table:style-name="ce13" table:formula="of:=IF([.A846]=&quot;forward&quot;; SUM([.B846]; [.G845]); [.G845])" office:value-type="float" office:value="1647" calcext:value-type="float">
            <text:p>1647</text:p>
          </table:table-cell>
          <table:table-cell table:style-name="ce13" table:formula="of:=IF([.A846]=&quot;forward&quot;; SUM(PRODUCT([.I845]; [.B846]); [.H845]); [.H845])" office:value-type="float" office:value="679008" calcext:value-type="float">
            <text:p>679008</text:p>
          </table:table-cell>
          <table:table-cell table:style-name="ce13" table:formula="of:=IF([.A846]=&quot;down&quot;; SUM([.B846]; [.I845]); IF([.A846]=&quot;up&quot;;SUM(-[.B846]; [.I845]); [.I845]))"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47]=&quot;forward&quot;; SUM([.B847]; [.D846]); [.D846])" office:value-type="float" office:value="1647" calcext:value-type="float">
            <text:p>1647</text:p>
          </table:table-cell>
          <table:table-cell table:style-name="ce13" table:formula="of:=IF([.A847]=&quot;down&quot;; SUM([.B847];[.E846]); IF([.A847]=&quot;up&quot;;SUM(-[.B847];[.E846]); [.E846]))" office:value-type="float" office:value="702" calcext:value-type="float">
            <text:p>702</text:p>
          </table:table-cell>
          <table:table-cell/>
          <table:table-cell table:style-name="ce13" table:formula="of:=IF([.A847]=&quot;forward&quot;; SUM([.B847]; [.G846]); [.G846])" office:value-type="float" office:value="1647" calcext:value-type="float">
            <text:p>1647</text:p>
          </table:table-cell>
          <table:table-cell table:style-name="ce13" table:formula="of:=IF([.A847]=&quot;forward&quot;; SUM(PRODUCT([.I846]; [.B847]); [.H846]); [.H846])" office:value-type="float" office:value="679008" calcext:value-type="float">
            <text:p>679008</text:p>
          </table:table-cell>
          <table:table-cell table:style-name="ce13" table:formula="of:=IF([.A847]=&quot;down&quot;; SUM([.B847]; [.I846]); IF([.A847]=&quot;up&quot;;SUM(-[.B847]; [.I846]); [.I846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48]=&quot;forward&quot;; SUM([.B848]; [.D847]); [.D847])" office:value-type="float" office:value="1647" calcext:value-type="float">
            <text:p>1647</text:p>
          </table:table-cell>
          <table:table-cell table:style-name="ce13" table:formula="of:=IF([.A848]=&quot;down&quot;; SUM([.B848];[.E847]); IF([.A848]=&quot;up&quot;;SUM(-[.B848];[.E847]); [.E847]))" office:value-type="float" office:value="694" calcext:value-type="float">
            <text:p>694</text:p>
          </table:table-cell>
          <table:table-cell/>
          <table:table-cell table:style-name="ce13" table:formula="of:=IF([.A848]=&quot;forward&quot;; SUM([.B848]; [.G847]); [.G847])" office:value-type="float" office:value="1647" calcext:value-type="float">
            <text:p>1647</text:p>
          </table:table-cell>
          <table:table-cell table:style-name="ce13" table:formula="of:=IF([.A848]=&quot;forward&quot;; SUM(PRODUCT([.I847]; [.B848]); [.H847]); [.H847])" office:value-type="float" office:value="679008" calcext:value-type="float">
            <text:p>679008</text:p>
          </table:table-cell>
          <table:table-cell table:style-name="ce13" table:formula="of:=IF([.A848]=&quot;down&quot;; SUM([.B848]; [.I847]); IF([.A848]=&quot;up&quot;;SUM(-[.B848]; [.I847]); [.I847]))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49]=&quot;forward&quot;; SUM([.B849]; [.D848]); [.D848])" office:value-type="float" office:value="1649" calcext:value-type="float">
            <text:p>1649</text:p>
          </table:table-cell>
          <table:table-cell table:style-name="ce13" table:formula="of:=IF([.A849]=&quot;down&quot;; SUM([.B849];[.E848]); IF([.A849]=&quot;up&quot;;SUM(-[.B849];[.E848]); [.E848]))" office:value-type="float" office:value="694" calcext:value-type="float">
            <text:p>694</text:p>
          </table:table-cell>
          <table:table-cell/>
          <table:table-cell table:style-name="ce13" table:formula="of:=IF([.A849]=&quot;forward&quot;; SUM([.B849]; [.G848]); [.G848])" office:value-type="float" office:value="1649" calcext:value-type="float">
            <text:p>1649</text:p>
          </table:table-cell>
          <table:table-cell table:style-name="ce13" table:formula="of:=IF([.A849]=&quot;forward&quot;; SUM(PRODUCT([.I848]; [.B849]); [.H848]); [.H848])" office:value-type="float" office:value="680396" calcext:value-type="float">
            <text:p>680396</text:p>
          </table:table-cell>
          <table:table-cell table:style-name="ce13" table:formula="of:=IF([.A849]=&quot;down&quot;; SUM([.B849]; [.I848]); IF([.A849]=&quot;up&quot;;SUM(-[.B849]; [.I848]); [.I848]))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50]=&quot;forward&quot;; SUM([.B850]; [.D849]); [.D849])" office:value-type="float" office:value="1649" calcext:value-type="float">
            <text:p>1649</text:p>
          </table:table-cell>
          <table:table-cell table:style-name="ce13" table:formula="of:=IF([.A850]=&quot;down&quot;; SUM([.B850];[.E849]); IF([.A850]=&quot;up&quot;;SUM(-[.B850];[.E849]); [.E849]))" office:value-type="float" office:value="699" calcext:value-type="float">
            <text:p>699</text:p>
          </table:table-cell>
          <table:table-cell/>
          <table:table-cell table:style-name="ce13" table:formula="of:=IF([.A850]=&quot;forward&quot;; SUM([.B850]; [.G849]); [.G849])" office:value-type="float" office:value="1649" calcext:value-type="float">
            <text:p>1649</text:p>
          </table:table-cell>
          <table:table-cell table:style-name="ce13" table:formula="of:=IF([.A850]=&quot;forward&quot;; SUM(PRODUCT([.I849]; [.B850]); [.H849]); [.H849])" office:value-type="float" office:value="680396" calcext:value-type="float">
            <text:p>680396</text:p>
          </table:table-cell>
          <table:table-cell table:style-name="ce13" table:formula="of:=IF([.A850]=&quot;down&quot;; SUM([.B850]; [.I849]); IF([.A850]=&quot;up&quot;;SUM(-[.B850]; [.I849]); [.I849]))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51]=&quot;forward&quot;; SUM([.B851]; [.D850]); [.D850])" office:value-type="float" office:value="1656" calcext:value-type="float">
            <text:p>1656</text:p>
          </table:table-cell>
          <table:table-cell table:style-name="ce13" table:formula="of:=IF([.A851]=&quot;down&quot;; SUM([.B851];[.E850]); IF([.A851]=&quot;up&quot;;SUM(-[.B851];[.E850]); [.E850]))" office:value-type="float" office:value="699" calcext:value-type="float">
            <text:p>699</text:p>
          </table:table-cell>
          <table:table-cell/>
          <table:table-cell table:style-name="ce13" table:formula="of:=IF([.A851]=&quot;forward&quot;; SUM([.B851]; [.G850]); [.G850])" office:value-type="float" office:value="1656" calcext:value-type="float">
            <text:p>1656</text:p>
          </table:table-cell>
          <table:table-cell table:style-name="ce13" table:formula="of:=IF([.A851]=&quot;forward&quot;; SUM(PRODUCT([.I850]; [.B851]); [.H850]); [.H850])" office:value-type="float" office:value="685289" calcext:value-type="float">
            <text:p>685289</text:p>
          </table:table-cell>
          <table:table-cell table:style-name="ce13" table:formula="of:=IF([.A851]=&quot;down&quot;; SUM([.B851]; [.I850]); IF([.A851]=&quot;up&quot;;SUM(-[.B851]; [.I850]); [.I850]))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52]=&quot;forward&quot;; SUM([.B852]; [.D851]); [.D851])" office:value-type="float" office:value="1656" calcext:value-type="float">
            <text:p>1656</text:p>
          </table:table-cell>
          <table:table-cell table:style-name="ce13" table:formula="of:=IF([.A852]=&quot;down&quot;; SUM([.B852];[.E851]); IF([.A852]=&quot;up&quot;;SUM(-[.B852];[.E851]); [.E851]))" office:value-type="float" office:value="691" calcext:value-type="float">
            <text:p>691</text:p>
          </table:table-cell>
          <table:table-cell/>
          <table:table-cell table:style-name="ce13" table:formula="of:=IF([.A852]=&quot;forward&quot;; SUM([.B852]; [.G851]); [.G851])" office:value-type="float" office:value="1656" calcext:value-type="float">
            <text:p>1656</text:p>
          </table:table-cell>
          <table:table-cell table:style-name="ce13" table:formula="of:=IF([.A852]=&quot;forward&quot;; SUM(PRODUCT([.I851]; [.B852]); [.H851]); [.H851])" office:value-type="float" office:value="685289" calcext:value-type="float">
            <text:p>685289</text:p>
          </table:table-cell>
          <table:table-cell table:style-name="ce13" table:formula="of:=IF([.A852]=&quot;down&quot;; SUM([.B852]; [.I851]); IF([.A852]=&quot;up&quot;;SUM(-[.B852]; [.I851]); [.I851]))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53]=&quot;forward&quot;; SUM([.B853]; [.D852]); [.D852])" office:value-type="float" office:value="1656" calcext:value-type="float">
            <text:p>1656</text:p>
          </table:table-cell>
          <table:table-cell table:style-name="ce13" table:formula="of:=IF([.A853]=&quot;down&quot;; SUM([.B853];[.E852]); IF([.A853]=&quot;up&quot;;SUM(-[.B853];[.E852]); [.E852]))" office:value-type="float" office:value="685" calcext:value-type="float">
            <text:p>685</text:p>
          </table:table-cell>
          <table:table-cell/>
          <table:table-cell table:style-name="ce13" table:formula="of:=IF([.A853]=&quot;forward&quot;; SUM([.B853]; [.G852]); [.G852])" office:value-type="float" office:value="1656" calcext:value-type="float">
            <text:p>1656</text:p>
          </table:table-cell>
          <table:table-cell table:style-name="ce13" table:formula="of:=IF([.A853]=&quot;forward&quot;; SUM(PRODUCT([.I852]; [.B853]); [.H852]); [.H852])" office:value-type="float" office:value="685289" calcext:value-type="float">
            <text:p>685289</text:p>
          </table:table-cell>
          <table:table-cell table:style-name="ce13" table:formula="of:=IF([.A853]=&quot;down&quot;; SUM([.B853]; [.I852]); IF([.A853]=&quot;up&quot;;SUM(-[.B853]; [.I852]); [.I852])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54]=&quot;forward&quot;; SUM([.B854]; [.D853]); [.D853])" office:value-type="float" office:value="1661" calcext:value-type="float">
            <text:p>1661</text:p>
          </table:table-cell>
          <table:table-cell table:style-name="ce13" table:formula="of:=IF([.A854]=&quot;down&quot;; SUM([.B854];[.E853]); IF([.A854]=&quot;up&quot;;SUM(-[.B854];[.E853]); [.E853]))" office:value-type="float" office:value="685" calcext:value-type="float">
            <text:p>685</text:p>
          </table:table-cell>
          <table:table-cell/>
          <table:table-cell table:style-name="ce13" table:formula="of:=IF([.A854]=&quot;forward&quot;; SUM([.B854]; [.G853]); [.G853])" office:value-type="float" office:value="1661" calcext:value-type="float">
            <text:p>1661</text:p>
          </table:table-cell>
          <table:table-cell table:style-name="ce13" table:formula="of:=IF([.A854]=&quot;forward&quot;; SUM(PRODUCT([.I853]; [.B854]); [.H853]); [.H853])" office:value-type="float" office:value="688714" calcext:value-type="float">
            <text:p>688714</text:p>
          </table:table-cell>
          <table:table-cell table:style-name="ce13" table:formula="of:=IF([.A854]=&quot;down&quot;; SUM([.B854]; [.I853]); IF([.A854]=&quot;up&quot;;SUM(-[.B854]; [.I853]); [.I853])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55]=&quot;forward&quot;; SUM([.B855]; [.D854]); [.D854])" office:value-type="float" office:value="1661" calcext:value-type="float">
            <text:p>1661</text:p>
          </table:table-cell>
          <table:table-cell table:style-name="ce13" table:formula="of:=IF([.A855]=&quot;down&quot;; SUM([.B855];[.E854]); IF([.A855]=&quot;up&quot;;SUM(-[.B855];[.E854]); [.E854]))" office:value-type="float" office:value="690" calcext:value-type="float">
            <text:p>690</text:p>
          </table:table-cell>
          <table:table-cell/>
          <table:table-cell table:style-name="ce13" table:formula="of:=IF([.A855]=&quot;forward&quot;; SUM([.B855]; [.G854]); [.G854])" office:value-type="float" office:value="1661" calcext:value-type="float">
            <text:p>1661</text:p>
          </table:table-cell>
          <table:table-cell table:style-name="ce13" table:formula="of:=IF([.A855]=&quot;forward&quot;; SUM(PRODUCT([.I854]; [.B855]); [.H854]); [.H854])" office:value-type="float" office:value="688714" calcext:value-type="float">
            <text:p>688714</text:p>
          </table:table-cell>
          <table:table-cell table:style-name="ce13" table:formula="of:=IF([.A855]=&quot;down&quot;; SUM([.B855]; [.I854]); IF([.A855]=&quot;up&quot;;SUM(-[.B855]; [.I854]); [.I854]))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56]=&quot;forward&quot;; SUM([.B856]; [.D855]); [.D855])" office:value-type="float" office:value="1663" calcext:value-type="float">
            <text:p>1663</text:p>
          </table:table-cell>
          <table:table-cell table:style-name="ce13" table:formula="of:=IF([.A856]=&quot;down&quot;; SUM([.B856];[.E855]); IF([.A856]=&quot;up&quot;;SUM(-[.B856];[.E855]); [.E855]))" office:value-type="float" office:value="690" calcext:value-type="float">
            <text:p>690</text:p>
          </table:table-cell>
          <table:table-cell/>
          <table:table-cell table:style-name="ce13" table:formula="of:=IF([.A856]=&quot;forward&quot;; SUM([.B856]; [.G855]); [.G855])" office:value-type="float" office:value="1663" calcext:value-type="float">
            <text:p>1663</text:p>
          </table:table-cell>
          <table:table-cell table:style-name="ce13" table:formula="of:=IF([.A856]=&quot;forward&quot;; SUM(PRODUCT([.I855]; [.B856]); [.H855]); [.H855])" office:value-type="float" office:value="690094" calcext:value-type="float">
            <text:p>690094</text:p>
          </table:table-cell>
          <table:table-cell table:style-name="ce13" table:formula="of:=IF([.A856]=&quot;down&quot;; SUM([.B856]; [.I855]); IF([.A856]=&quot;up&quot;;SUM(-[.B856]; [.I855]); [.I855]))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57]=&quot;forward&quot;; SUM([.B857]; [.D856]); [.D856])" office:value-type="float" office:value="1663" calcext:value-type="float">
            <text:p>1663</text:p>
          </table:table-cell>
          <table:table-cell table:style-name="ce13" table:formula="of:=IF([.A857]=&quot;down&quot;; SUM([.B857];[.E856]); IF([.A857]=&quot;up&quot;;SUM(-[.B857];[.E856]); [.E856]))" office:value-type="float" office:value="696" calcext:value-type="float">
            <text:p>696</text:p>
          </table:table-cell>
          <table:table-cell/>
          <table:table-cell table:style-name="ce13" table:formula="of:=IF([.A857]=&quot;forward&quot;; SUM([.B857]; [.G856]); [.G856])" office:value-type="float" office:value="1663" calcext:value-type="float">
            <text:p>1663</text:p>
          </table:table-cell>
          <table:table-cell table:style-name="ce13" table:formula="of:=IF([.A857]=&quot;forward&quot;; SUM(PRODUCT([.I856]; [.B857]); [.H856]); [.H856])" office:value-type="float" office:value="690094" calcext:value-type="float">
            <text:p>690094</text:p>
          </table:table-cell>
          <table:table-cell table:style-name="ce13" table:formula="of:=IF([.A857]=&quot;down&quot;; SUM([.B857]; [.I856]); IF([.A857]=&quot;up&quot;;SUM(-[.B857]; [.I856]); [.I856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58]=&quot;forward&quot;; SUM([.B858]; [.D857]); [.D857])" office:value-type="float" office:value="1670" calcext:value-type="float">
            <text:p>1670</text:p>
          </table:table-cell>
          <table:table-cell table:style-name="ce13" table:formula="of:=IF([.A858]=&quot;down&quot;; SUM([.B858];[.E857]); IF([.A858]=&quot;up&quot;;SUM(-[.B858];[.E857]); [.E857]))" office:value-type="float" office:value="696" calcext:value-type="float">
            <text:p>696</text:p>
          </table:table-cell>
          <table:table-cell/>
          <table:table-cell table:style-name="ce13" table:formula="of:=IF([.A858]=&quot;forward&quot;; SUM([.B858]; [.G857]); [.G857])" office:value-type="float" office:value="1670" calcext:value-type="float">
            <text:p>1670</text:p>
          </table:table-cell>
          <table:table-cell table:style-name="ce13" table:formula="of:=IF([.A858]=&quot;forward&quot;; SUM(PRODUCT([.I857]; [.B858]); [.H857]); [.H857])" office:value-type="float" office:value="694966" calcext:value-type="float">
            <text:p>694966</text:p>
          </table:table-cell>
          <table:table-cell table:style-name="ce13" table:formula="of:=IF([.A858]=&quot;down&quot;; SUM([.B858]; [.I857]); IF([.A858]=&quot;up&quot;;SUM(-[.B858]; [.I857]); [.I857])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59]=&quot;forward&quot;; SUM([.B859]; [.D858]); [.D858])" office:value-type="float" office:value="1670" calcext:value-type="float">
            <text:p>1670</text:p>
          </table:table-cell>
          <table:table-cell table:style-name="ce13" table:formula="of:=IF([.A859]=&quot;down&quot;; SUM([.B859];[.E858]); IF([.A859]=&quot;up&quot;;SUM(-[.B859];[.E858]); [.E858]))" office:value-type="float" office:value="702" calcext:value-type="float">
            <text:p>702</text:p>
          </table:table-cell>
          <table:table-cell/>
          <table:table-cell table:style-name="ce13" table:formula="of:=IF([.A859]=&quot;forward&quot;; SUM([.B859]; [.G858]); [.G858])" office:value-type="float" office:value="1670" calcext:value-type="float">
            <text:p>1670</text:p>
          </table:table-cell>
          <table:table-cell table:style-name="ce13" table:formula="of:=IF([.A859]=&quot;forward&quot;; SUM(PRODUCT([.I858]; [.B859]); [.H858]); [.H858])" office:value-type="float" office:value="694966" calcext:value-type="float">
            <text:p>694966</text:p>
          </table:table-cell>
          <table:table-cell table:style-name="ce13" table:formula="of:=IF([.A859]=&quot;down&quot;; SUM([.B859]; [.I858]); IF([.A859]=&quot;up&quot;;SUM(-[.B859]; [.I858]); [.I858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60]=&quot;forward&quot;; SUM([.B860]; [.D859]); [.D859])" office:value-type="float" office:value="1675" calcext:value-type="float">
            <text:p>1675</text:p>
          </table:table-cell>
          <table:table-cell table:style-name="ce13" table:formula="of:=IF([.A860]=&quot;down&quot;; SUM([.B860];[.E859]); IF([.A860]=&quot;up&quot;;SUM(-[.B860];[.E859]); [.E859]))" office:value-type="float" office:value="702" calcext:value-type="float">
            <text:p>702</text:p>
          </table:table-cell>
          <table:table-cell/>
          <table:table-cell table:style-name="ce13" table:formula="of:=IF([.A860]=&quot;forward&quot;; SUM([.B860]; [.G859]); [.G859])" office:value-type="float" office:value="1675" calcext:value-type="float">
            <text:p>1675</text:p>
          </table:table-cell>
          <table:table-cell table:style-name="ce13" table:formula="of:=IF([.A860]=&quot;forward&quot;; SUM(PRODUCT([.I859]; [.B860]); [.H859]); [.H859])" office:value-type="float" office:value="698476" calcext:value-type="float">
            <text:p>698476</text:p>
          </table:table-cell>
          <table:table-cell table:style-name="ce13" table:formula="of:=IF([.A860]=&quot;down&quot;; SUM([.B860]; [.I859]); IF([.A860]=&quot;up&quot;;SUM(-[.B860]; [.I859]); [.I859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61]=&quot;forward&quot;; SUM([.B861]; [.D860]); [.D860])" office:value-type="float" office:value="1678" calcext:value-type="float">
            <text:p>1678</text:p>
          </table:table-cell>
          <table:table-cell table:style-name="ce13" table:formula="of:=IF([.A861]=&quot;down&quot;; SUM([.B861];[.E860]); IF([.A861]=&quot;up&quot;;SUM(-[.B861];[.E860]); [.E860]))" office:value-type="float" office:value="702" calcext:value-type="float">
            <text:p>702</text:p>
          </table:table-cell>
          <table:table-cell/>
          <table:table-cell table:style-name="ce13" table:formula="of:=IF([.A861]=&quot;forward&quot;; SUM([.B861]; [.G860]); [.G860])" office:value-type="float" office:value="1678" calcext:value-type="float">
            <text:p>1678</text:p>
          </table:table-cell>
          <table:table-cell table:style-name="ce13" table:formula="of:=IF([.A861]=&quot;forward&quot;; SUM(PRODUCT([.I860]; [.B861]); [.H860]); [.H860])" office:value-type="float" office:value="700582" calcext:value-type="float">
            <text:p>700582</text:p>
          </table:table-cell>
          <table:table-cell table:style-name="ce13" table:formula="of:=IF([.A861]=&quot;down&quot;; SUM([.B861]; [.I860]); IF([.A861]=&quot;up&quot;;SUM(-[.B861]; [.I860]); [.I860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62]=&quot;forward&quot;; SUM([.B862]; [.D861]); [.D861])" office:value-type="float" office:value="1687" calcext:value-type="float">
            <text:p>1687</text:p>
          </table:table-cell>
          <table:table-cell table:style-name="ce13" table:formula="of:=IF([.A862]=&quot;down&quot;; SUM([.B862];[.E861]); IF([.A862]=&quot;up&quot;;SUM(-[.B862];[.E861]); [.E861]))" office:value-type="float" office:value="702" calcext:value-type="float">
            <text:p>702</text:p>
          </table:table-cell>
          <table:table-cell/>
          <table:table-cell table:style-name="ce13" table:formula="of:=IF([.A862]=&quot;forward&quot;; SUM([.B862]; [.G861]); [.G861])" office:value-type="float" office:value="1687" calcext:value-type="float">
            <text:p>1687</text:p>
          </table:table-cell>
          <table:table-cell table:style-name="ce13" table:formula="of:=IF([.A862]=&quot;forward&quot;; SUM(PRODUCT([.I861]; [.B862]); [.H861]); [.H861])" office:value-type="float" office:value="706900" calcext:value-type="float">
            <text:p>706900</text:p>
          </table:table-cell>
          <table:table-cell table:style-name="ce13" table:formula="of:=IF([.A862]=&quot;down&quot;; SUM([.B862]; [.I861]); IF([.A862]=&quot;up&quot;;SUM(-[.B862]; [.I861]); [.I861])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63]=&quot;forward&quot;; SUM([.B863]; [.D862]); [.D862])" office:value-type="float" office:value="1687" calcext:value-type="float">
            <text:p>1687</text:p>
          </table:table-cell>
          <table:table-cell table:style-name="ce13" table:formula="of:=IF([.A863]=&quot;down&quot;; SUM([.B863];[.E862]); IF([.A863]=&quot;up&quot;;SUM(-[.B863];[.E862]); [.E862]))" office:value-type="float" office:value="709" calcext:value-type="float">
            <text:p>709</text:p>
          </table:table-cell>
          <table:table-cell/>
          <table:table-cell table:style-name="ce13" table:formula="of:=IF([.A863]=&quot;forward&quot;; SUM([.B863]; [.G862]); [.G862])" office:value-type="float" office:value="1687" calcext:value-type="float">
            <text:p>1687</text:p>
          </table:table-cell>
          <table:table-cell table:style-name="ce13" table:formula="of:=IF([.A863]=&quot;forward&quot;; SUM(PRODUCT([.I862]; [.B863]); [.H862]); [.H862])" office:value-type="float" office:value="706900" calcext:value-type="float">
            <text:p>706900</text:p>
          </table:table-cell>
          <table:table-cell table:style-name="ce13" table:formula="of:=IF([.A863]=&quot;down&quot;; SUM([.B863]; [.I862]); IF([.A863]=&quot;up&quot;;SUM(-[.B863]; [.I862]); [.I862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64]=&quot;forward&quot;; SUM([.B864]; [.D863]); [.D863])" office:value-type="float" office:value="1694" calcext:value-type="float">
            <text:p>1694</text:p>
          </table:table-cell>
          <table:table-cell table:style-name="ce13" table:formula="of:=IF([.A864]=&quot;down&quot;; SUM([.B864];[.E863]); IF([.A864]=&quot;up&quot;;SUM(-[.B864];[.E863]); [.E863]))" office:value-type="float" office:value="709" calcext:value-type="float">
            <text:p>709</text:p>
          </table:table-cell>
          <table:table-cell/>
          <table:table-cell table:style-name="ce13" table:formula="of:=IF([.A864]=&quot;forward&quot;; SUM([.B864]; [.G863]); [.G863])" office:value-type="float" office:value="1694" calcext:value-type="float">
            <text:p>1694</text:p>
          </table:table-cell>
          <table:table-cell table:style-name="ce13" table:formula="of:=IF([.A864]=&quot;forward&quot;; SUM(PRODUCT([.I863]; [.B864]); [.H863]); [.H863])" office:value-type="float" office:value="711863" calcext:value-type="float">
            <text:p>711863</text:p>
          </table:table-cell>
          <table:table-cell table:style-name="ce13" table:formula="of:=IF([.A864]=&quot;down&quot;; SUM([.B864]; [.I863]); IF([.A864]=&quot;up&quot;;SUM(-[.B864]; [.I863]); [.I863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65]=&quot;forward&quot;; SUM([.B865]; [.D864]); [.D864])" office:value-type="float" office:value="1701" calcext:value-type="float">
            <text:p>1701</text:p>
          </table:table-cell>
          <table:table-cell table:style-name="ce13" table:formula="of:=IF([.A865]=&quot;down&quot;; SUM([.B865];[.E864]); IF([.A865]=&quot;up&quot;;SUM(-[.B865];[.E864]); [.E864]))" office:value-type="float" office:value="709" calcext:value-type="float">
            <text:p>709</text:p>
          </table:table-cell>
          <table:table-cell/>
          <table:table-cell table:style-name="ce13" table:formula="of:=IF([.A865]=&quot;forward&quot;; SUM([.B865]; [.G864]); [.G864])" office:value-type="float" office:value="1701" calcext:value-type="float">
            <text:p>1701</text:p>
          </table:table-cell>
          <table:table-cell table:style-name="ce13" table:formula="of:=IF([.A865]=&quot;forward&quot;; SUM(PRODUCT([.I864]; [.B865]); [.H864]); [.H864])" office:value-type="float" office:value="716826" calcext:value-type="float">
            <text:p>716826</text:p>
          </table:table-cell>
          <table:table-cell table:style-name="ce13" table:formula="of:=IF([.A865]=&quot;down&quot;; SUM([.B865]; [.I864]); IF([.A865]=&quot;up&quot;;SUM(-[.B865]; [.I864]); [.I864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66]=&quot;forward&quot;; SUM([.B866]; [.D865]); [.D865])" office:value-type="float" office:value="1708" calcext:value-type="float">
            <text:p>1708</text:p>
          </table:table-cell>
          <table:table-cell table:style-name="ce13" table:formula="of:=IF([.A866]=&quot;down&quot;; SUM([.B866];[.E865]); IF([.A866]=&quot;up&quot;;SUM(-[.B866];[.E865]); [.E865]))" office:value-type="float" office:value="709" calcext:value-type="float">
            <text:p>709</text:p>
          </table:table-cell>
          <table:table-cell/>
          <table:table-cell table:style-name="ce13" table:formula="of:=IF([.A866]=&quot;forward&quot;; SUM([.B866]; [.G865]); [.G865])" office:value-type="float" office:value="1708" calcext:value-type="float">
            <text:p>1708</text:p>
          </table:table-cell>
          <table:table-cell table:style-name="ce13" table:formula="of:=IF([.A866]=&quot;forward&quot;; SUM(PRODUCT([.I865]; [.B866]); [.H865]); [.H865])" office:value-type="float" office:value="721789" calcext:value-type="float">
            <text:p>721789</text:p>
          </table:table-cell>
          <table:table-cell table:style-name="ce13" table:formula="of:=IF([.A866]=&quot;down&quot;; SUM([.B866]; [.I865]); IF([.A866]=&quot;up&quot;;SUM(-[.B866]; [.I865]); [.I865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67]=&quot;forward&quot;; SUM([.B867]; [.D866]); [.D866])" office:value-type="float" office:value="1709" calcext:value-type="float">
            <text:p>1709</text:p>
          </table:table-cell>
          <table:table-cell table:style-name="ce13" table:formula="of:=IF([.A867]=&quot;down&quot;; SUM([.B867];[.E866]); IF([.A867]=&quot;up&quot;;SUM(-[.B867];[.E866]); [.E866]))" office:value-type="float" office:value="709" calcext:value-type="float">
            <text:p>709</text:p>
          </table:table-cell>
          <table:table-cell/>
          <table:table-cell table:style-name="ce13" table:formula="of:=IF([.A867]=&quot;forward&quot;; SUM([.B867]; [.G866]); [.G866])" office:value-type="float" office:value="1709" calcext:value-type="float">
            <text:p>1709</text:p>
          </table:table-cell>
          <table:table-cell table:style-name="ce13" table:formula="of:=IF([.A867]=&quot;forward&quot;; SUM(PRODUCT([.I866]; [.B867]); [.H866]); [.H866])" office:value-type="float" office:value="722498" calcext:value-type="float">
            <text:p>722498</text:p>
          </table:table-cell>
          <table:table-cell table:style-name="ce13" table:formula="of:=IF([.A867]=&quot;down&quot;; SUM([.B867]; [.I866]); IF([.A867]=&quot;up&quot;;SUM(-[.B867]; [.I866]); [.I866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68]=&quot;forward&quot;; SUM([.B868]; [.D867]); [.D867])" office:value-type="float" office:value="1711" calcext:value-type="float">
            <text:p>1711</text:p>
          </table:table-cell>
          <table:table-cell table:style-name="ce13" table:formula="of:=IF([.A868]=&quot;down&quot;; SUM([.B868];[.E867]); IF([.A868]=&quot;up&quot;;SUM(-[.B868];[.E867]); [.E867]))" office:value-type="float" office:value="709" calcext:value-type="float">
            <text:p>709</text:p>
          </table:table-cell>
          <table:table-cell/>
          <table:table-cell table:style-name="ce13" table:formula="of:=IF([.A868]=&quot;forward&quot;; SUM([.B868]; [.G867]); [.G867])" office:value-type="float" office:value="1711" calcext:value-type="float">
            <text:p>1711</text:p>
          </table:table-cell>
          <table:table-cell table:style-name="ce13" table:formula="of:=IF([.A868]=&quot;forward&quot;; SUM(PRODUCT([.I867]; [.B868]); [.H867]); [.H867])" office:value-type="float" office:value="723916" calcext:value-type="float">
            <text:p>723916</text:p>
          </table:table-cell>
          <table:table-cell table:style-name="ce13" table:formula="of:=IF([.A868]=&quot;down&quot;; SUM([.B868]; [.I867]); IF([.A868]=&quot;up&quot;;SUM(-[.B868]; [.I867]); [.I867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69]=&quot;forward&quot;; SUM([.B869]; [.D868]); [.D868])" office:value-type="float" office:value="1713" calcext:value-type="float">
            <text:p>1713</text:p>
          </table:table-cell>
          <table:table-cell table:style-name="ce13" table:formula="of:=IF([.A869]=&quot;down&quot;; SUM([.B869];[.E868]); IF([.A869]=&quot;up&quot;;SUM(-[.B869];[.E868]); [.E868]))" office:value-type="float" office:value="709" calcext:value-type="float">
            <text:p>709</text:p>
          </table:table-cell>
          <table:table-cell/>
          <table:table-cell table:style-name="ce13" table:formula="of:=IF([.A869]=&quot;forward&quot;; SUM([.B869]; [.G868]); [.G868])" office:value-type="float" office:value="1713" calcext:value-type="float">
            <text:p>1713</text:p>
          </table:table-cell>
          <table:table-cell table:style-name="ce13" table:formula="of:=IF([.A869]=&quot;forward&quot;; SUM(PRODUCT([.I868]; [.B869]); [.H868]); [.H868])" office:value-type="float" office:value="725334" calcext:value-type="float">
            <text:p>725334</text:p>
          </table:table-cell>
          <table:table-cell table:style-name="ce13" table:formula="of:=IF([.A869]=&quot;down&quot;; SUM([.B869]; [.I868]); IF([.A869]=&quot;up&quot;;SUM(-[.B869]; [.I868]); [.I868])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70]=&quot;forward&quot;; SUM([.B870]; [.D869]); [.D869])" office:value-type="float" office:value="1713" calcext:value-type="float">
            <text:p>1713</text:p>
          </table:table-cell>
          <table:table-cell table:style-name="ce13" table:formula="of:=IF([.A870]=&quot;down&quot;; SUM([.B870];[.E869]); IF([.A870]=&quot;up&quot;;SUM(-[.B870];[.E869]); [.E869]))" office:value-type="float" office:value="715" calcext:value-type="float">
            <text:p>715</text:p>
          </table:table-cell>
          <table:table-cell/>
          <table:table-cell table:style-name="ce13" table:formula="of:=IF([.A870]=&quot;forward&quot;; SUM([.B870]; [.G869]); [.G869])" office:value-type="float" office:value="1713" calcext:value-type="float">
            <text:p>1713</text:p>
          </table:table-cell>
          <table:table-cell table:style-name="ce13" table:formula="of:=IF([.A870]=&quot;forward&quot;; SUM(PRODUCT([.I869]; [.B870]); [.H869]); [.H869])" office:value-type="float" office:value="725334" calcext:value-type="float">
            <text:p>725334</text:p>
          </table:table-cell>
          <table:table-cell table:style-name="ce13" table:formula="of:=IF([.A870]=&quot;down&quot;; SUM([.B870]; [.I869]); IF([.A870]=&quot;up&quot;;SUM(-[.B870]; [.I869]); [.I869]))"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71]=&quot;forward&quot;; SUM([.B871]; [.D870]); [.D870])" office:value-type="float" office:value="1713" calcext:value-type="float">
            <text:p>1713</text:p>
          </table:table-cell>
          <table:table-cell table:style-name="ce13" table:formula="of:=IF([.A871]=&quot;down&quot;; SUM([.B871];[.E870]); IF([.A871]=&quot;up&quot;;SUM(-[.B871];[.E870]); [.E870]))" office:value-type="float" office:value="723" calcext:value-type="float">
            <text:p>723</text:p>
          </table:table-cell>
          <table:table-cell/>
          <table:table-cell table:style-name="ce13" table:formula="of:=IF([.A871]=&quot;forward&quot;; SUM([.B871]; [.G870]); [.G870])" office:value-type="float" office:value="1713" calcext:value-type="float">
            <text:p>1713</text:p>
          </table:table-cell>
          <table:table-cell table:style-name="ce13" table:formula="of:=IF([.A871]=&quot;forward&quot;; SUM(PRODUCT([.I870]; [.B871]); [.H870]); [.H870])" office:value-type="float" office:value="725334" calcext:value-type="float">
            <text:p>725334</text:p>
          </table:table-cell>
          <table:table-cell table:style-name="ce13" table:formula="of:=IF([.A871]=&quot;down&quot;; SUM([.B871]; [.I870]); IF([.A871]=&quot;up&quot;;SUM(-[.B871]; [.I870]); [.I870]))"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72]=&quot;forward&quot;; SUM([.B872]; [.D871]); [.D871])" office:value-type="float" office:value="1716" calcext:value-type="float">
            <text:p>1716</text:p>
          </table:table-cell>
          <table:table-cell table:style-name="ce13" table:formula="of:=IF([.A872]=&quot;down&quot;; SUM([.B872];[.E871]); IF([.A872]=&quot;up&quot;;SUM(-[.B872];[.E871]); [.E871]))" office:value-type="float" office:value="723" calcext:value-type="float">
            <text:p>723</text:p>
          </table:table-cell>
          <table:table-cell/>
          <table:table-cell table:style-name="ce13" table:formula="of:=IF([.A872]=&quot;forward&quot;; SUM([.B872]; [.G871]); [.G871])" office:value-type="float" office:value="1716" calcext:value-type="float">
            <text:p>1716</text:p>
          </table:table-cell>
          <table:table-cell table:style-name="ce13" table:formula="of:=IF([.A872]=&quot;forward&quot;; SUM(PRODUCT([.I871]; [.B872]); [.H871]); [.H871])" office:value-type="float" office:value="727503" calcext:value-type="float">
            <text:p>727503</text:p>
          </table:table-cell>
          <table:table-cell table:style-name="ce13" table:formula="of:=IF([.A872]=&quot;down&quot;; SUM([.B872]; [.I871]); IF([.A872]=&quot;up&quot;;SUM(-[.B872]; [.I871]); [.I871]))"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73]=&quot;forward&quot;; SUM([.B873]; [.D872]); [.D872])" office:value-type="float" office:value="1716" calcext:value-type="float">
            <text:p>1716</text:p>
          </table:table-cell>
          <table:table-cell table:style-name="ce13" table:formula="of:=IF([.A873]=&quot;down&quot;; SUM([.B873];[.E872]); IF([.A873]=&quot;up&quot;;SUM(-[.B873];[.E872]); [.E872]))" office:value-type="float" office:value="732" calcext:value-type="float">
            <text:p>732</text:p>
          </table:table-cell>
          <table:table-cell/>
          <table:table-cell table:style-name="ce13" table:formula="of:=IF([.A873]=&quot;forward&quot;; SUM([.B873]; [.G872]); [.G872])" office:value-type="float" office:value="1716" calcext:value-type="float">
            <text:p>1716</text:p>
          </table:table-cell>
          <table:table-cell table:style-name="ce13" table:formula="of:=IF([.A873]=&quot;forward&quot;; SUM(PRODUCT([.I872]; [.B873]); [.H872]); [.H872])" office:value-type="float" office:value="727503" calcext:value-type="float">
            <text:p>727503</text:p>
          </table:table-cell>
          <table:table-cell table:style-name="ce13" table:formula="of:=IF([.A873]=&quot;down&quot;; SUM([.B873]; [.I872]); IF([.A873]=&quot;up&quot;;SUM(-[.B873]; [.I872]); [.I872])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74]=&quot;forward&quot;; SUM([.B874]; [.D873]); [.D873])" office:value-type="float" office:value="1716" calcext:value-type="float">
            <text:p>1716</text:p>
          </table:table-cell>
          <table:table-cell table:style-name="ce13" table:formula="of:=IF([.A874]=&quot;down&quot;; SUM([.B874];[.E873]); IF([.A874]=&quot;up&quot;;SUM(-[.B874];[.E873]); [.E873]))" office:value-type="float" office:value="737" calcext:value-type="float">
            <text:p>737</text:p>
          </table:table-cell>
          <table:table-cell/>
          <table:table-cell table:style-name="ce13" table:formula="of:=IF([.A874]=&quot;forward&quot;; SUM([.B874]; [.G873]); [.G873])" office:value-type="float" office:value="1716" calcext:value-type="float">
            <text:p>1716</text:p>
          </table:table-cell>
          <table:table-cell table:style-name="ce13" table:formula="of:=IF([.A874]=&quot;forward&quot;; SUM(PRODUCT([.I873]; [.B874]); [.H873]); [.H873])" office:value-type="float" office:value="727503" calcext:value-type="float">
            <text:p>727503</text:p>
          </table:table-cell>
          <table:table-cell table:style-name="ce13" table:formula="of:=IF([.A874]=&quot;down&quot;; SUM([.B874]; [.I873]); IF([.A874]=&quot;up&quot;;SUM(-[.B874]; [.I873]); [.I873]))"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75]=&quot;forward&quot;; SUM([.B875]; [.D874]); [.D874])" office:value-type="float" office:value="1716" calcext:value-type="float">
            <text:p>1716</text:p>
          </table:table-cell>
          <table:table-cell table:style-name="ce13" table:formula="of:=IF([.A875]=&quot;down&quot;; SUM([.B875];[.E874]); IF([.A875]=&quot;up&quot;;SUM(-[.B875];[.E874]); [.E874]))" office:value-type="float" office:value="732" calcext:value-type="float">
            <text:p>732</text:p>
          </table:table-cell>
          <table:table-cell/>
          <table:table-cell table:style-name="ce13" table:formula="of:=IF([.A875]=&quot;forward&quot;; SUM([.B875]; [.G874]); [.G874])" office:value-type="float" office:value="1716" calcext:value-type="float">
            <text:p>1716</text:p>
          </table:table-cell>
          <table:table-cell table:style-name="ce13" table:formula="of:=IF([.A875]=&quot;forward&quot;; SUM(PRODUCT([.I874]; [.B875]); [.H874]); [.H874])" office:value-type="float" office:value="727503" calcext:value-type="float">
            <text:p>727503</text:p>
          </table:table-cell>
          <table:table-cell table:style-name="ce13" table:formula="of:=IF([.A875]=&quot;down&quot;; SUM([.B875]; [.I874]); IF([.A875]=&quot;up&quot;;SUM(-[.B875]; [.I874]); [.I874])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876]=&quot;forward&quot;; SUM([.B876]; [.D875]); [.D875])" office:value-type="float" office:value="1719" calcext:value-type="float">
            <text:p>1719</text:p>
          </table:table-cell>
          <table:table-cell table:style-name="ce13" table:formula="of:=IF([.A876]=&quot;down&quot;; SUM([.B876];[.E875]); IF([.A876]=&quot;up&quot;;SUM(-[.B876];[.E875]); [.E875]))" office:value-type="float" office:value="732" calcext:value-type="float">
            <text:p>732</text:p>
          </table:table-cell>
          <table:table-cell/>
          <table:table-cell table:style-name="ce13" table:formula="of:=IF([.A876]=&quot;forward&quot;; SUM([.B876]; [.G875]); [.G875])" office:value-type="float" office:value="1719" calcext:value-type="float">
            <text:p>1719</text:p>
          </table:table-cell>
          <table:table-cell table:style-name="ce13" table:formula="of:=IF([.A876]=&quot;forward&quot;; SUM(PRODUCT([.I875]; [.B876]); [.H875]); [.H875])" office:value-type="float" office:value="729699" calcext:value-type="float">
            <text:p>729699</text:p>
          </table:table-cell>
          <table:table-cell table:style-name="ce13" table:formula="of:=IF([.A876]=&quot;down&quot;; SUM([.B876]; [.I875]); IF([.A876]=&quot;up&quot;;SUM(-[.B876]; [.I875]); [.I875])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77]=&quot;forward&quot;; SUM([.B877]; [.D876]); [.D876])" office:value-type="float" office:value="1728" calcext:value-type="float">
            <text:p>1728</text:p>
          </table:table-cell>
          <table:table-cell table:style-name="ce13" table:formula="of:=IF([.A877]=&quot;down&quot;; SUM([.B877];[.E876]); IF([.A877]=&quot;up&quot;;SUM(-[.B877];[.E876]); [.E876]))" office:value-type="float" office:value="732" calcext:value-type="float">
            <text:p>732</text:p>
          </table:table-cell>
          <table:table-cell/>
          <table:table-cell table:style-name="ce13" table:formula="of:=IF([.A877]=&quot;forward&quot;; SUM([.B877]; [.G876]); [.G876])" office:value-type="float" office:value="1728" calcext:value-type="float">
            <text:p>1728</text:p>
          </table:table-cell>
          <table:table-cell table:style-name="ce13" table:formula="of:=IF([.A877]=&quot;forward&quot;; SUM(PRODUCT([.I876]; [.B877]); [.H876]); [.H876])" office:value-type="float" office:value="736287" calcext:value-type="float">
            <text:p>736287</text:p>
          </table:table-cell>
          <table:table-cell table:style-name="ce13" table:formula="of:=IF([.A877]=&quot;down&quot;; SUM([.B877]; [.I876]); IF([.A877]=&quot;up&quot;;SUM(-[.B877]; [.I876]); [.I876])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78]=&quot;forward&quot;; SUM([.B878]; [.D877]); [.D877])" office:value-type="float" office:value="1728" calcext:value-type="float">
            <text:p>1728</text:p>
          </table:table-cell>
          <table:table-cell table:style-name="ce13" table:formula="of:=IF([.A878]=&quot;down&quot;; SUM([.B878];[.E877]); IF([.A878]=&quot;up&quot;;SUM(-[.B878];[.E877]); [.E877]))" office:value-type="float" office:value="739" calcext:value-type="float">
            <text:p>739</text:p>
          </table:table-cell>
          <table:table-cell/>
          <table:table-cell table:style-name="ce13" table:formula="of:=IF([.A878]=&quot;forward&quot;; SUM([.B878]; [.G877]); [.G877])" office:value-type="float" office:value="1728" calcext:value-type="float">
            <text:p>1728</text:p>
          </table:table-cell>
          <table:table-cell table:style-name="ce13" table:formula="of:=IF([.A878]=&quot;forward&quot;; SUM(PRODUCT([.I877]; [.B878]); [.H877]); [.H877])" office:value-type="float" office:value="736287" calcext:value-type="float">
            <text:p>736287</text:p>
          </table:table-cell>
          <table:table-cell table:style-name="ce13" table:formula="of:=IF([.A878]=&quot;down&quot;; SUM([.B878]; [.I877]); IF([.A878]=&quot;up&quot;;SUM(-[.B878]; [.I877]); [.I877]))"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79]=&quot;forward&quot;; SUM([.B879]; [.D878]); [.D878])" office:value-type="float" office:value="1728" calcext:value-type="float">
            <text:p>1728</text:p>
          </table:table-cell>
          <table:table-cell table:style-name="ce13" table:formula="of:=IF([.A879]=&quot;down&quot;; SUM([.B879];[.E878]); IF([.A879]=&quot;up&quot;;SUM(-[.B879];[.E878]); [.E878]))" office:value-type="float" office:value="748" calcext:value-type="float">
            <text:p>748</text:p>
          </table:table-cell>
          <table:table-cell/>
          <table:table-cell table:style-name="ce13" table:formula="of:=IF([.A879]=&quot;forward&quot;; SUM([.B879]; [.G878]); [.G878])" office:value-type="float" office:value="1728" calcext:value-type="float">
            <text:p>1728</text:p>
          </table:table-cell>
          <table:table-cell table:style-name="ce13" table:formula="of:=IF([.A879]=&quot;forward&quot;; SUM(PRODUCT([.I878]; [.B879]); [.H878]); [.H878])" office:value-type="float" office:value="736287" calcext:value-type="float">
            <text:p>736287</text:p>
          </table:table-cell>
          <table:table-cell table:style-name="ce13" table:formula="of:=IF([.A879]=&quot;down&quot;; SUM([.B879]; [.I878]); IF([.A879]=&quot;up&quot;;SUM(-[.B879]; [.I878]); [.I878]))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80]=&quot;forward&quot;; SUM([.B880]; [.D879]); [.D879])" office:value-type="float" office:value="1728" calcext:value-type="float">
            <text:p>1728</text:p>
          </table:table-cell>
          <table:table-cell table:style-name="ce13" table:formula="of:=IF([.A880]=&quot;down&quot;; SUM([.B880];[.E879]); IF([.A880]=&quot;up&quot;;SUM(-[.B880];[.E879]); [.E879]))" office:value-type="float" office:value="757" calcext:value-type="float">
            <text:p>757</text:p>
          </table:table-cell>
          <table:table-cell/>
          <table:table-cell table:style-name="ce13" table:formula="of:=IF([.A880]=&quot;forward&quot;; SUM([.B880]; [.G879]); [.G879])" office:value-type="float" office:value="1728" calcext:value-type="float">
            <text:p>1728</text:p>
          </table:table-cell>
          <table:table-cell table:style-name="ce13" table:formula="of:=IF([.A880]=&quot;forward&quot;; SUM(PRODUCT([.I879]; [.B880]); [.H879]); [.H879])" office:value-type="float" office:value="736287" calcext:value-type="float">
            <text:p>736287</text:p>
          </table:table-cell>
          <table:table-cell table:style-name="ce13" table:formula="of:=IF([.A880]=&quot;down&quot;; SUM([.B880]; [.I879]); IF([.A880]=&quot;up&quot;;SUM(-[.B880]; [.I879]); [.I879])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81]=&quot;forward&quot;; SUM([.B881]; [.D880]); [.D880])" office:value-type="float" office:value="1728" calcext:value-type="float">
            <text:p>1728</text:p>
          </table:table-cell>
          <table:table-cell table:style-name="ce13" table:formula="of:=IF([.A881]=&quot;down&quot;; SUM([.B881];[.E880]); IF([.A881]=&quot;up&quot;;SUM(-[.B881];[.E880]); [.E880]))" office:value-type="float" office:value="766" calcext:value-type="float">
            <text:p>766</text:p>
          </table:table-cell>
          <table:table-cell/>
          <table:table-cell table:style-name="ce13" table:formula="of:=IF([.A881]=&quot;forward&quot;; SUM([.B881]; [.G880]); [.G880])" office:value-type="float" office:value="1728" calcext:value-type="float">
            <text:p>1728</text:p>
          </table:table-cell>
          <table:table-cell table:style-name="ce13" table:formula="of:=IF([.A881]=&quot;forward&quot;; SUM(PRODUCT([.I880]; [.B881]); [.H880]); [.H880])" office:value-type="float" office:value="736287" calcext:value-type="float">
            <text:p>736287</text:p>
          </table:table-cell>
          <table:table-cell table:style-name="ce13" table:formula="of:=IF([.A881]=&quot;down&quot;; SUM([.B881]; [.I880]); IF([.A881]=&quot;up&quot;;SUM(-[.B881]; [.I880]); [.I880]))"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82]=&quot;forward&quot;; SUM([.B882]; [.D881]); [.D881])" office:value-type="float" office:value="1734" calcext:value-type="float">
            <text:p>1734</text:p>
          </table:table-cell>
          <table:table-cell table:style-name="ce13" table:formula="of:=IF([.A882]=&quot;down&quot;; SUM([.B882];[.E881]); IF([.A882]=&quot;up&quot;;SUM(-[.B882];[.E881]); [.E881]))" office:value-type="float" office:value="766" calcext:value-type="float">
            <text:p>766</text:p>
          </table:table-cell>
          <table:table-cell/>
          <table:table-cell table:style-name="ce13" table:formula="of:=IF([.A882]=&quot;forward&quot;; SUM([.B882]; [.G881]); [.G881])" office:value-type="float" office:value="1734" calcext:value-type="float">
            <text:p>1734</text:p>
          </table:table-cell>
          <table:table-cell table:style-name="ce13" table:formula="of:=IF([.A882]=&quot;forward&quot;; SUM(PRODUCT([.I881]; [.B882]); [.H881]); [.H881])" office:value-type="float" office:value="740883" calcext:value-type="float">
            <text:p>740883</text:p>
          </table:table-cell>
          <table:table-cell table:style-name="ce13" table:formula="of:=IF([.A882]=&quot;down&quot;; SUM([.B882]; [.I881]); IF([.A882]=&quot;up&quot;;SUM(-[.B882]; [.I881]); [.I881]))"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83]=&quot;forward&quot;; SUM([.B883]; [.D882]); [.D882])" office:value-type="float" office:value="1734" calcext:value-type="float">
            <text:p>1734</text:p>
          </table:table-cell>
          <table:table-cell table:style-name="ce13" table:formula="of:=IF([.A883]=&quot;down&quot;; SUM([.B883];[.E882]); IF([.A883]=&quot;up&quot;;SUM(-[.B883];[.E882]); [.E882]))" office:value-type="float" office:value="767" calcext:value-type="float">
            <text:p>767</text:p>
          </table:table-cell>
          <table:table-cell/>
          <table:table-cell table:style-name="ce13" table:formula="of:=IF([.A883]=&quot;forward&quot;; SUM([.B883]; [.G882]); [.G882])" office:value-type="float" office:value="1734" calcext:value-type="float">
            <text:p>1734</text:p>
          </table:table-cell>
          <table:table-cell table:style-name="ce13" table:formula="of:=IF([.A883]=&quot;forward&quot;; SUM(PRODUCT([.I882]; [.B883]); [.H882]); [.H882])" office:value-type="float" office:value="740883" calcext:value-type="float">
            <text:p>740883</text:p>
          </table:table-cell>
          <table:table-cell table:style-name="ce13" table:formula="of:=IF([.A883]=&quot;down&quot;; SUM([.B883]; [.I882]); IF([.A883]=&quot;up&quot;;SUM(-[.B883]; [.I882]); [.I882]))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84]=&quot;forward&quot;; SUM([.B884]; [.D883]); [.D883])" office:value-type="float" office:value="1740" calcext:value-type="float">
            <text:p>1740</text:p>
          </table:table-cell>
          <table:table-cell table:style-name="ce13" table:formula="of:=IF([.A884]=&quot;down&quot;; SUM([.B884];[.E883]); IF([.A884]=&quot;up&quot;;SUM(-[.B884];[.E883]); [.E883]))" office:value-type="float" office:value="767" calcext:value-type="float">
            <text:p>767</text:p>
          </table:table-cell>
          <table:table-cell/>
          <table:table-cell table:style-name="ce13" table:formula="of:=IF([.A884]=&quot;forward&quot;; SUM([.B884]; [.G883]); [.G883])" office:value-type="float" office:value="1740" calcext:value-type="float">
            <text:p>1740</text:p>
          </table:table-cell>
          <table:table-cell table:style-name="ce13" table:formula="of:=IF([.A884]=&quot;forward&quot;; SUM(PRODUCT([.I883]; [.B884]); [.H883]); [.H883])" office:value-type="float" office:value="745485" calcext:value-type="float">
            <text:p>745485</text:p>
          </table:table-cell>
          <table:table-cell table:style-name="ce13" table:formula="of:=IF([.A884]=&quot;down&quot;; SUM([.B884]; [.I883]); IF([.A884]=&quot;up&quot;;SUM(-[.B884]; [.I883]); [.I883]))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85]=&quot;forward&quot;; SUM([.B885]; [.D884]); [.D884])" office:value-type="float" office:value="1748" calcext:value-type="float">
            <text:p>1748</text:p>
          </table:table-cell>
          <table:table-cell table:style-name="ce13" table:formula="of:=IF([.A885]=&quot;down&quot;; SUM([.B885];[.E884]); IF([.A885]=&quot;up&quot;;SUM(-[.B885];[.E884]); [.E884]))" office:value-type="float" office:value="767" calcext:value-type="float">
            <text:p>767</text:p>
          </table:table-cell>
          <table:table-cell/>
          <table:table-cell table:style-name="ce13" table:formula="of:=IF([.A885]=&quot;forward&quot;; SUM([.B885]; [.G884]); [.G884])" office:value-type="float" office:value="1748" calcext:value-type="float">
            <text:p>1748</text:p>
          </table:table-cell>
          <table:table-cell table:style-name="ce13" table:formula="of:=IF([.A885]=&quot;forward&quot;; SUM(PRODUCT([.I884]; [.B885]); [.H884]); [.H884])" office:value-type="float" office:value="751621" calcext:value-type="float">
            <text:p>751621</text:p>
          </table:table-cell>
          <table:table-cell table:style-name="ce13" table:formula="of:=IF([.A885]=&quot;down&quot;; SUM([.B885]; [.I884]); IF([.A885]=&quot;up&quot;;SUM(-[.B885]; [.I884]); [.I884]))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86]=&quot;forward&quot;; SUM([.B886]; [.D885]); [.D885])" office:value-type="float" office:value="1756" calcext:value-type="float">
            <text:p>1756</text:p>
          </table:table-cell>
          <table:table-cell table:style-name="ce13" table:formula="of:=IF([.A886]=&quot;down&quot;; SUM([.B886];[.E885]); IF([.A886]=&quot;up&quot;;SUM(-[.B886];[.E885]); [.E885]))" office:value-type="float" office:value="767" calcext:value-type="float">
            <text:p>767</text:p>
          </table:table-cell>
          <table:table-cell/>
          <table:table-cell table:style-name="ce13" table:formula="of:=IF([.A886]=&quot;forward&quot;; SUM([.B886]; [.G885]); [.G885])" office:value-type="float" office:value="1756" calcext:value-type="float">
            <text:p>1756</text:p>
          </table:table-cell>
          <table:table-cell table:style-name="ce13" table:formula="of:=IF([.A886]=&quot;forward&quot;; SUM(PRODUCT([.I885]; [.B886]); [.H885]); [.H885])" office:value-type="float" office:value="757757" calcext:value-type="float">
            <text:p>757757</text:p>
          </table:table-cell>
          <table:table-cell table:style-name="ce13" table:formula="of:=IF([.A886]=&quot;down&quot;; SUM([.B886]; [.I885]); IF([.A886]=&quot;up&quot;;SUM(-[.B886]; [.I885]); [.I885]))"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887]=&quot;forward&quot;; SUM([.B887]; [.D886]); [.D886])" office:value-type="float" office:value="1756" calcext:value-type="float">
            <text:p>1756</text:p>
          </table:table-cell>
          <table:table-cell table:style-name="ce13" table:formula="of:=IF([.A887]=&quot;down&quot;; SUM([.B887];[.E886]); IF([.A887]=&quot;up&quot;;SUM(-[.B887];[.E886]); [.E886]))" office:value-type="float" office:value="771" calcext:value-type="float">
            <text:p>771</text:p>
          </table:table-cell>
          <table:table-cell/>
          <table:table-cell table:style-name="ce13" table:formula="of:=IF([.A887]=&quot;forward&quot;; SUM([.B887]; [.G886]); [.G886])" office:value-type="float" office:value="1756" calcext:value-type="float">
            <text:p>1756</text:p>
          </table:table-cell>
          <table:table-cell table:style-name="ce13" table:formula="of:=IF([.A887]=&quot;forward&quot;; SUM(PRODUCT([.I886]; [.B887]); [.H886]); [.H886])" office:value-type="float" office:value="757757" calcext:value-type="float">
            <text:p>757757</text:p>
          </table:table-cell>
          <table:table-cell table:style-name="ce13" table:formula="of:=IF([.A887]=&quot;down&quot;; SUM([.B887]; [.I886]); IF([.A887]=&quot;up&quot;;SUM(-[.B887]; [.I886]); [.I886]))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88]=&quot;forward&quot;; SUM([.B888]; [.D887]); [.D887])" office:value-type="float" office:value="1764" calcext:value-type="float">
            <text:p>1764</text:p>
          </table:table-cell>
          <table:table-cell table:style-name="ce13" table:formula="of:=IF([.A888]=&quot;down&quot;; SUM([.B888];[.E887]); IF([.A888]=&quot;up&quot;;SUM(-[.B888];[.E887]); [.E887]))" office:value-type="float" office:value="771" calcext:value-type="float">
            <text:p>771</text:p>
          </table:table-cell>
          <table:table-cell/>
          <table:table-cell table:style-name="ce13" table:formula="of:=IF([.A888]=&quot;forward&quot;; SUM([.B888]; [.G887]); [.G887])" office:value-type="float" office:value="1764" calcext:value-type="float">
            <text:p>1764</text:p>
          </table:table-cell>
          <table:table-cell table:style-name="ce13" table:formula="of:=IF([.A888]=&quot;forward&quot;; SUM(PRODUCT([.I887]; [.B888]); [.H887]); [.H887])" office:value-type="float" office:value="763925" calcext:value-type="float">
            <text:p>763925</text:p>
          </table:table-cell>
          <table:table-cell table:style-name="ce13" table:formula="of:=IF([.A888]=&quot;down&quot;; SUM([.B888]; [.I887]); IF([.A888]=&quot;up&quot;;SUM(-[.B888]; [.I887]); [.I887]))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889]=&quot;forward&quot;; SUM([.B889]; [.D888]); [.D888])" office:value-type="float" office:value="1764" calcext:value-type="float">
            <text:p>1764</text:p>
          </table:table-cell>
          <table:table-cell table:style-name="ce13" table:formula="of:=IF([.A889]=&quot;down&quot;; SUM([.B889];[.E888]); IF([.A889]=&quot;up&quot;;SUM(-[.B889];[.E888]); [.E888]))" office:value-type="float" office:value="780" calcext:value-type="float">
            <text:p>780</text:p>
          </table:table-cell>
          <table:table-cell/>
          <table:table-cell table:style-name="ce13" table:formula="of:=IF([.A889]=&quot;forward&quot;; SUM([.B889]; [.G888]); [.G888])" office:value-type="float" office:value="1764" calcext:value-type="float">
            <text:p>1764</text:p>
          </table:table-cell>
          <table:table-cell table:style-name="ce13" table:formula="of:=IF([.A889]=&quot;forward&quot;; SUM(PRODUCT([.I888]; [.B889]); [.H888]); [.H888])" office:value-type="float" office:value="763925" calcext:value-type="float">
            <text:p>763925</text:p>
          </table:table-cell>
          <table:table-cell table:style-name="ce13" table:formula="of:=IF([.A889]=&quot;down&quot;; SUM([.B889]; [.I888]); IF([.A889]=&quot;up&quot;;SUM(-[.B889]; [.I888]); [.I888]))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890]=&quot;forward&quot;; SUM([.B890]; [.D889]); [.D889])" office:value-type="float" office:value="1770" calcext:value-type="float">
            <text:p>1770</text:p>
          </table:table-cell>
          <table:table-cell table:style-name="ce13" table:formula="of:=IF([.A890]=&quot;down&quot;; SUM([.B890];[.E889]); IF([.A890]=&quot;up&quot;;SUM(-[.B890];[.E889]); [.E889]))" office:value-type="float" office:value="780" calcext:value-type="float">
            <text:p>780</text:p>
          </table:table-cell>
          <table:table-cell/>
          <table:table-cell table:style-name="ce13" table:formula="of:=IF([.A890]=&quot;forward&quot;; SUM([.B890]; [.G889]); [.G889])" office:value-type="float" office:value="1770" calcext:value-type="float">
            <text:p>1770</text:p>
          </table:table-cell>
          <table:table-cell table:style-name="ce13" table:formula="of:=IF([.A890]=&quot;forward&quot;; SUM(PRODUCT([.I889]; [.B890]); [.H889]); [.H889])" office:value-type="float" office:value="768605" calcext:value-type="float">
            <text:p>768605</text:p>
          </table:table-cell>
          <table:table-cell table:style-name="ce13" table:formula="of:=IF([.A890]=&quot;down&quot;; SUM([.B890]; [.I889]); IF([.A890]=&quot;up&quot;;SUM(-[.B890]; [.I889]); [.I889]))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891]=&quot;forward&quot;; SUM([.B891]; [.D890]); [.D890])" office:value-type="float" office:value="1770" calcext:value-type="float">
            <text:p>1770</text:p>
          </table:table-cell>
          <table:table-cell table:style-name="ce13" table:formula="of:=IF([.A891]=&quot;down&quot;; SUM([.B891];[.E890]); IF([.A891]=&quot;up&quot;;SUM(-[.B891];[.E890]); [.E890]))" office:value-type="float" office:value="782" calcext:value-type="float">
            <text:p>782</text:p>
          </table:table-cell>
          <table:table-cell/>
          <table:table-cell table:style-name="ce13" table:formula="of:=IF([.A891]=&quot;forward&quot;; SUM([.B891]; [.G890]); [.G890])" office:value-type="float" office:value="1770" calcext:value-type="float">
            <text:p>1770</text:p>
          </table:table-cell>
          <table:table-cell table:style-name="ce13" table:formula="of:=IF([.A891]=&quot;forward&quot;; SUM(PRODUCT([.I890]; [.B891]); [.H890]); [.H890])" office:value-type="float" office:value="768605" calcext:value-type="float">
            <text:p>768605</text:p>
          </table:table-cell>
          <table:table-cell table:style-name="ce13" table:formula="of:=IF([.A891]=&quot;down&quot;; SUM([.B891]; [.I890]); IF([.A891]=&quot;up&quot;;SUM(-[.B891]; [.I890]); [.I890]))"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892]=&quot;forward&quot;; SUM([.B892]; [.D891]); [.D891])" office:value-type="float" office:value="1770" calcext:value-type="float">
            <text:p>1770</text:p>
          </table:table-cell>
          <table:table-cell table:style-name="ce13" table:formula="of:=IF([.A892]=&quot;down&quot;; SUM([.B892];[.E891]); IF([.A892]=&quot;up&quot;;SUM(-[.B892];[.E891]); [.E891]))" office:value-type="float" office:value="783" calcext:value-type="float">
            <text:p>783</text:p>
          </table:table-cell>
          <table:table-cell/>
          <table:table-cell table:style-name="ce13" table:formula="of:=IF([.A892]=&quot;forward&quot;; SUM([.B892]; [.G891]); [.G891])" office:value-type="float" office:value="1770" calcext:value-type="float">
            <text:p>1770</text:p>
          </table:table-cell>
          <table:table-cell table:style-name="ce13" table:formula="of:=IF([.A892]=&quot;forward&quot;; SUM(PRODUCT([.I891]; [.B892]); [.H891]); [.H891])" office:value-type="float" office:value="768605" calcext:value-type="float">
            <text:p>768605</text:p>
          </table:table-cell>
          <table:table-cell table:style-name="ce13" table:formula="of:=IF([.A892]=&quot;down&quot;; SUM([.B892]; [.I891]); IF([.A892]=&quot;up&quot;;SUM(-[.B892]; [.I891]); [.I891]))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93]=&quot;forward&quot;; SUM([.B893]; [.D892]); [.D892])" office:value-type="float" office:value="1770" calcext:value-type="float">
            <text:p>1770</text:p>
          </table:table-cell>
          <table:table-cell table:style-name="ce13" table:formula="of:=IF([.A893]=&quot;down&quot;; SUM([.B893];[.E892]); IF([.A893]=&quot;up&quot;;SUM(-[.B893];[.E892]); [.E892]))" office:value-type="float" office:value="788" calcext:value-type="float">
            <text:p>788</text:p>
          </table:table-cell>
          <table:table-cell/>
          <table:table-cell table:style-name="ce13" table:formula="of:=IF([.A893]=&quot;forward&quot;; SUM([.B893]; [.G892]); [.G892])" office:value-type="float" office:value="1770" calcext:value-type="float">
            <text:p>1770</text:p>
          </table:table-cell>
          <table:table-cell table:style-name="ce13" table:formula="of:=IF([.A893]=&quot;forward&quot;; SUM(PRODUCT([.I892]; [.B893]); [.H892]); [.H892])" office:value-type="float" office:value="768605" calcext:value-type="float">
            <text:p>768605</text:p>
          </table:table-cell>
          <table:table-cell table:style-name="ce13" table:formula="of:=IF([.A893]=&quot;down&quot;; SUM([.B893]; [.I892]); IF([.A893]=&quot;up&quot;;SUM(-[.B893]; [.I892]); [.I892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94]=&quot;forward&quot;; SUM([.B894]; [.D893]); [.D893])" office:value-type="float" office:value="1775" calcext:value-type="float">
            <text:p>1775</text:p>
          </table:table-cell>
          <table:table-cell table:style-name="ce13" table:formula="of:=IF([.A894]=&quot;down&quot;; SUM([.B894];[.E893]); IF([.A894]=&quot;up&quot;;SUM(-[.B894];[.E893]); [.E893]))" office:value-type="float" office:value="788" calcext:value-type="float">
            <text:p>788</text:p>
          </table:table-cell>
          <table:table-cell/>
          <table:table-cell table:style-name="ce13" table:formula="of:=IF([.A894]=&quot;forward&quot;; SUM([.B894]; [.G893]); [.G893])" office:value-type="float" office:value="1775" calcext:value-type="float">
            <text:p>1775</text:p>
          </table:table-cell>
          <table:table-cell table:style-name="ce13" table:formula="of:=IF([.A894]=&quot;forward&quot;; SUM(PRODUCT([.I893]; [.B894]); [.H893]); [.H893])" office:value-type="float" office:value="772545" calcext:value-type="float">
            <text:p>772545</text:p>
          </table:table-cell>
          <table:table-cell table:style-name="ce13" table:formula="of:=IF([.A894]=&quot;down&quot;; SUM([.B894]; [.I893]); IF([.A894]=&quot;up&quot;;SUM(-[.B894]; [.I893]); [.I893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95]=&quot;forward&quot;; SUM([.B895]; [.D894]); [.D894])" office:value-type="float" office:value="1783" calcext:value-type="float">
            <text:p>1783</text:p>
          </table:table-cell>
          <table:table-cell table:style-name="ce13" table:formula="of:=IF([.A895]=&quot;down&quot;; SUM([.B895];[.E894]); IF([.A895]=&quot;up&quot;;SUM(-[.B895];[.E894]); [.E894]))" office:value-type="float" office:value="788" calcext:value-type="float">
            <text:p>788</text:p>
          </table:table-cell>
          <table:table-cell/>
          <table:table-cell table:style-name="ce13" table:formula="of:=IF([.A895]=&quot;forward&quot;; SUM([.B895]; [.G894]); [.G894])" office:value-type="float" office:value="1783" calcext:value-type="float">
            <text:p>1783</text:p>
          </table:table-cell>
          <table:table-cell table:style-name="ce13" table:formula="of:=IF([.A895]=&quot;forward&quot;; SUM(PRODUCT([.I894]; [.B895]); [.H894]); [.H894])" office:value-type="float" office:value="778849" calcext:value-type="float">
            <text:p>778849</text:p>
          </table:table-cell>
          <table:table-cell table:style-name="ce13" table:formula="of:=IF([.A895]=&quot;down&quot;; SUM([.B895]; [.I894]); IF([.A895]=&quot;up&quot;;SUM(-[.B895]; [.I894]); [.I894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96]=&quot;forward&quot;; SUM([.B896]; [.D895]); [.D895])" office:value-type="float" office:value="1790" calcext:value-type="float">
            <text:p>1790</text:p>
          </table:table-cell>
          <table:table-cell table:style-name="ce13" table:formula="of:=IF([.A896]=&quot;down&quot;; SUM([.B896];[.E895]); IF([.A896]=&quot;up&quot;;SUM(-[.B896];[.E895]); [.E895]))" office:value-type="float" office:value="788" calcext:value-type="float">
            <text:p>788</text:p>
          </table:table-cell>
          <table:table-cell/>
          <table:table-cell table:style-name="ce13" table:formula="of:=IF([.A896]=&quot;forward&quot;; SUM([.B896]; [.G895]); [.G895])" office:value-type="float" office:value="1790" calcext:value-type="float">
            <text:p>1790</text:p>
          </table:table-cell>
          <table:table-cell table:style-name="ce13" table:formula="of:=IF([.A896]=&quot;forward&quot;; SUM(PRODUCT([.I895]; [.B896]); [.H895]); [.H895])" office:value-type="float" office:value="784365" calcext:value-type="float">
            <text:p>784365</text:p>
          </table:table-cell>
          <table:table-cell table:style-name="ce13" table:formula="of:=IF([.A896]=&quot;down&quot;; SUM([.B896]; [.I895]); IF([.A896]=&quot;up&quot;;SUM(-[.B896]; [.I895]); [.I895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897]=&quot;forward&quot;; SUM([.B897]; [.D896]); [.D896])" office:value-type="float" office:value="1797" calcext:value-type="float">
            <text:p>1797</text:p>
          </table:table-cell>
          <table:table-cell table:style-name="ce13" table:formula="of:=IF([.A897]=&quot;down&quot;; SUM([.B897];[.E896]); IF([.A897]=&quot;up&quot;;SUM(-[.B897];[.E896]); [.E896]))" office:value-type="float" office:value="788" calcext:value-type="float">
            <text:p>788</text:p>
          </table:table-cell>
          <table:table-cell/>
          <table:table-cell table:style-name="ce13" table:formula="of:=IF([.A897]=&quot;forward&quot;; SUM([.B897]; [.G896]); [.G896])" office:value-type="float" office:value="1797" calcext:value-type="float">
            <text:p>1797</text:p>
          </table:table-cell>
          <table:table-cell table:style-name="ce13" table:formula="of:=IF([.A897]=&quot;forward&quot;; SUM(PRODUCT([.I896]; [.B897]); [.H896]); [.H896])" office:value-type="float" office:value="789881" calcext:value-type="float">
            <text:p>789881</text:p>
          </table:table-cell>
          <table:table-cell table:style-name="ce13" table:formula="of:=IF([.A897]=&quot;down&quot;; SUM([.B897]; [.I896]); IF([.A897]=&quot;up&quot;;SUM(-[.B897]; [.I896]); [.I896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898]=&quot;forward&quot;; SUM([.B898]; [.D897]); [.D897])" office:value-type="float" office:value="1805" calcext:value-type="float">
            <text:p>1805</text:p>
          </table:table-cell>
          <table:table-cell table:style-name="ce13" table:formula="of:=IF([.A898]=&quot;down&quot;; SUM([.B898];[.E897]); IF([.A898]=&quot;up&quot;;SUM(-[.B898];[.E897]); [.E897]))" office:value-type="float" office:value="788" calcext:value-type="float">
            <text:p>788</text:p>
          </table:table-cell>
          <table:table-cell/>
          <table:table-cell table:style-name="ce13" table:formula="of:=IF([.A898]=&quot;forward&quot;; SUM([.B898]; [.G897]); [.G897])" office:value-type="float" office:value="1805" calcext:value-type="float">
            <text:p>1805</text:p>
          </table:table-cell>
          <table:table-cell table:style-name="ce13" table:formula="of:=IF([.A898]=&quot;forward&quot;; SUM(PRODUCT([.I897]; [.B898]); [.H897]); [.H897])" office:value-type="float" office:value="796185" calcext:value-type="float">
            <text:p>796185</text:p>
          </table:table-cell>
          <table:table-cell table:style-name="ce13" table:formula="of:=IF([.A898]=&quot;down&quot;; SUM([.B898]; [.I897]); IF([.A898]=&quot;up&quot;;SUM(-[.B898]; [.I897]); [.I897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899]=&quot;forward&quot;; SUM([.B899]; [.D898]); [.D898])" office:value-type="float" office:value="1805" calcext:value-type="float">
            <text:p>1805</text:p>
          </table:table-cell>
          <table:table-cell table:style-name="ce13" table:formula="of:=IF([.A899]=&quot;down&quot;; SUM([.B899];[.E898]); IF([.A899]=&quot;up&quot;;SUM(-[.B899];[.E898]); [.E898]))" office:value-type="float" office:value="793" calcext:value-type="float">
            <text:p>793</text:p>
          </table:table-cell>
          <table:table-cell/>
          <table:table-cell table:style-name="ce13" table:formula="of:=IF([.A899]=&quot;forward&quot;; SUM([.B899]; [.G898]); [.G898])" office:value-type="float" office:value="1805" calcext:value-type="float">
            <text:p>1805</text:p>
          </table:table-cell>
          <table:table-cell table:style-name="ce13" table:formula="of:=IF([.A899]=&quot;forward&quot;; SUM(PRODUCT([.I898]; [.B899]); [.H898]); [.H898])" office:value-type="float" office:value="796185" calcext:value-type="float">
            <text:p>796185</text:p>
          </table:table-cell>
          <table:table-cell table:style-name="ce13" table:formula="of:=IF([.A899]=&quot;down&quot;; SUM([.B899]; [.I898]); IF([.A899]=&quot;up&quot;;SUM(-[.B899]; [.I898]); [.I898]))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00]=&quot;forward&quot;; SUM([.B900]; [.D899]); [.D899])" office:value-type="float" office:value="1808" calcext:value-type="float">
            <text:p>1808</text:p>
          </table:table-cell>
          <table:table-cell table:style-name="ce13" table:formula="of:=IF([.A900]=&quot;down&quot;; SUM([.B900];[.E899]); IF([.A900]=&quot;up&quot;;SUM(-[.B900];[.E899]); [.E899]))" office:value-type="float" office:value="793" calcext:value-type="float">
            <text:p>793</text:p>
          </table:table-cell>
          <table:table-cell/>
          <table:table-cell table:style-name="ce13" table:formula="of:=IF([.A900]=&quot;forward&quot;; SUM([.B900]; [.G899]); [.G899])" office:value-type="float" office:value="1808" calcext:value-type="float">
            <text:p>1808</text:p>
          </table:table-cell>
          <table:table-cell table:style-name="ce13" table:formula="of:=IF([.A900]=&quot;forward&quot;; SUM(PRODUCT([.I899]; [.B900]); [.H899]); [.H899])" office:value-type="float" office:value="798564" calcext:value-type="float">
            <text:p>798564</text:p>
          </table:table-cell>
          <table:table-cell table:style-name="ce13" table:formula="of:=IF([.A900]=&quot;down&quot;; SUM([.B900]; [.I899]); IF([.A900]=&quot;up&quot;;SUM(-[.B900]; [.I899]); [.I899]))"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01]=&quot;forward&quot;; SUM([.B901]; [.D900]); [.D900])" office:value-type="float" office:value="1808" calcext:value-type="float">
            <text:p>1808</text:p>
          </table:table-cell>
          <table:table-cell table:style-name="ce13" table:formula="of:=IF([.A901]=&quot;down&quot;; SUM([.B901];[.E900]); IF([.A901]=&quot;up&quot;;SUM(-[.B901];[.E900]); [.E900]))" office:value-type="float" office:value="788" calcext:value-type="float">
            <text:p>788</text:p>
          </table:table-cell>
          <table:table-cell/>
          <table:table-cell table:style-name="ce13" table:formula="of:=IF([.A901]=&quot;forward&quot;; SUM([.B901]; [.G900]); [.G900])" office:value-type="float" office:value="1808" calcext:value-type="float">
            <text:p>1808</text:p>
          </table:table-cell>
          <table:table-cell table:style-name="ce13" table:formula="of:=IF([.A901]=&quot;forward&quot;; SUM(PRODUCT([.I900]; [.B901]); [.H900]); [.H900])" office:value-type="float" office:value="798564" calcext:value-type="float">
            <text:p>798564</text:p>
          </table:table-cell>
          <table:table-cell table:style-name="ce13" table:formula="of:=IF([.A901]=&quot;down&quot;; SUM([.B901]; [.I900]); IF([.A901]=&quot;up&quot;;SUM(-[.B901]; [.I900]); [.I900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02]=&quot;forward&quot;; SUM([.B902]; [.D901]); [.D901])" office:value-type="float" office:value="1813" calcext:value-type="float">
            <text:p>1813</text:p>
          </table:table-cell>
          <table:table-cell table:style-name="ce13" table:formula="of:=IF([.A902]=&quot;down&quot;; SUM([.B902];[.E901]); IF([.A902]=&quot;up&quot;;SUM(-[.B902];[.E901]); [.E901]))" office:value-type="float" office:value="788" calcext:value-type="float">
            <text:p>788</text:p>
          </table:table-cell>
          <table:table-cell/>
          <table:table-cell table:style-name="ce13" table:formula="of:=IF([.A902]=&quot;forward&quot;; SUM([.B902]; [.G901]); [.G901])" office:value-type="float" office:value="1813" calcext:value-type="float">
            <text:p>1813</text:p>
          </table:table-cell>
          <table:table-cell table:style-name="ce13" table:formula="of:=IF([.A902]=&quot;forward&quot;; SUM(PRODUCT([.I901]; [.B902]); [.H901]); [.H901])" office:value-type="float" office:value="802504" calcext:value-type="float">
            <text:p>802504</text:p>
          </table:table-cell>
          <table:table-cell table:style-name="ce13" table:formula="of:=IF([.A902]=&quot;down&quot;; SUM([.B902]; [.I901]); IF([.A902]=&quot;up&quot;;SUM(-[.B902]; [.I901]); [.I901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03]=&quot;forward&quot;; SUM([.B903]; [.D902]); [.D902])" office:value-type="float" office:value="1813" calcext:value-type="float">
            <text:p>1813</text:p>
          </table:table-cell>
          <table:table-cell table:style-name="ce13" table:formula="of:=IF([.A903]=&quot;down&quot;; SUM([.B903];[.E902]); IF([.A903]=&quot;up&quot;;SUM(-[.B903];[.E902]); [.E902]))" office:value-type="float" office:value="797" calcext:value-type="float">
            <text:p>797</text:p>
          </table:table-cell>
          <table:table-cell/>
          <table:table-cell table:style-name="ce13" table:formula="of:=IF([.A903]=&quot;forward&quot;; SUM([.B903]; [.G902]); [.G902])" office:value-type="float" office:value="1813" calcext:value-type="float">
            <text:p>1813</text:p>
          </table:table-cell>
          <table:table-cell table:style-name="ce13" table:formula="of:=IF([.A903]=&quot;forward&quot;; SUM(PRODUCT([.I902]; [.B903]); [.H902]); [.H902])" office:value-type="float" office:value="802504" calcext:value-type="float">
            <text:p>802504</text:p>
          </table:table-cell>
          <table:table-cell table:style-name="ce13" table:formula="of:=IF([.A903]=&quot;down&quot;; SUM([.B903]; [.I902]); IF([.A903]=&quot;up&quot;;SUM(-[.B903]; [.I902]); [.I902]))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04]=&quot;forward&quot;; SUM([.B904]; [.D903]); [.D903])" office:value-type="float" office:value="1813" calcext:value-type="float">
            <text:p>1813</text:p>
          </table:table-cell>
          <table:table-cell table:style-name="ce13" table:formula="of:=IF([.A904]=&quot;down&quot;; SUM([.B904];[.E903]); IF([.A904]=&quot;up&quot;;SUM(-[.B904];[.E903]); [.E903]))" office:value-type="float" office:value="789" calcext:value-type="float">
            <text:p>789</text:p>
          </table:table-cell>
          <table:table-cell/>
          <table:table-cell table:style-name="ce13" table:formula="of:=IF([.A904]=&quot;forward&quot;; SUM([.B904]; [.G903]); [.G903])" office:value-type="float" office:value="1813" calcext:value-type="float">
            <text:p>1813</text:p>
          </table:table-cell>
          <table:table-cell table:style-name="ce13" table:formula="of:=IF([.A904]=&quot;forward&quot;; SUM(PRODUCT([.I903]; [.B904]); [.H903]); [.H903])" office:value-type="float" office:value="802504" calcext:value-type="float">
            <text:p>802504</text:p>
          </table:table-cell>
          <table:table-cell table:style-name="ce13" table:formula="of:=IF([.A904]=&quot;down&quot;; SUM([.B904]; [.I903]); IF([.A904]=&quot;up&quot;;SUM(-[.B904]; [.I903]); [.I903]))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05]=&quot;forward&quot;; SUM([.B905]; [.D904]); [.D904])" office:value-type="float" office:value="1813" calcext:value-type="float">
            <text:p>1813</text:p>
          </table:table-cell>
          <table:table-cell table:style-name="ce13" table:formula="of:=IF([.A905]=&quot;down&quot;; SUM([.B905];[.E904]); IF([.A905]=&quot;up&quot;;SUM(-[.B905];[.E904]); [.E904]))" office:value-type="float" office:value="791" calcext:value-type="float">
            <text:p>791</text:p>
          </table:table-cell>
          <table:table-cell/>
          <table:table-cell table:style-name="ce13" table:formula="of:=IF([.A905]=&quot;forward&quot;; SUM([.B905]; [.G904]); [.G904])" office:value-type="float" office:value="1813" calcext:value-type="float">
            <text:p>1813</text:p>
          </table:table-cell>
          <table:table-cell table:style-name="ce13" table:formula="of:=IF([.A905]=&quot;forward&quot;; SUM(PRODUCT([.I904]; [.B905]); [.H904]); [.H904])" office:value-type="float" office:value="802504" calcext:value-type="float">
            <text:p>802504</text:p>
          </table:table-cell>
          <table:table-cell table:style-name="ce13" table:formula="of:=IF([.A905]=&quot;down&quot;; SUM([.B905]; [.I904]); IF([.A905]=&quot;up&quot;;SUM(-[.B905]; [.I904]); [.I904]))"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06]=&quot;forward&quot;; SUM([.B906]; [.D905]); [.D905])" office:value-type="float" office:value="1821" calcext:value-type="float">
            <text:p>1821</text:p>
          </table:table-cell>
          <table:table-cell table:style-name="ce13" table:formula="of:=IF([.A906]=&quot;down&quot;; SUM([.B906];[.E905]); IF([.A906]=&quot;up&quot;;SUM(-[.B906];[.E905]); [.E905]))" office:value-type="float" office:value="791" calcext:value-type="float">
            <text:p>791</text:p>
          </table:table-cell>
          <table:table-cell/>
          <table:table-cell table:style-name="ce13" table:formula="of:=IF([.A906]=&quot;forward&quot;; SUM([.B906]; [.G905]); [.G905])" office:value-type="float" office:value="1821" calcext:value-type="float">
            <text:p>1821</text:p>
          </table:table-cell>
          <table:table-cell table:style-name="ce13" table:formula="of:=IF([.A906]=&quot;forward&quot;; SUM(PRODUCT([.I905]; [.B906]); [.H905]); [.H905])" office:value-type="float" office:value="808832" calcext:value-type="float">
            <text:p>808832</text:p>
          </table:table-cell>
          <table:table-cell table:style-name="ce13" table:formula="of:=IF([.A906]=&quot;down&quot;; SUM([.B906]; [.I905]); IF([.A906]=&quot;up&quot;;SUM(-[.B906]; [.I905]); [.I905]))"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07]=&quot;forward&quot;; SUM([.B907]; [.D906]); [.D906])" office:value-type="float" office:value="1826" calcext:value-type="float">
            <text:p>1826</text:p>
          </table:table-cell>
          <table:table-cell table:style-name="ce13" table:formula="of:=IF([.A907]=&quot;down&quot;; SUM([.B907];[.E906]); IF([.A907]=&quot;up&quot;;SUM(-[.B907];[.E906]); [.E906]))" office:value-type="float" office:value="791" calcext:value-type="float">
            <text:p>791</text:p>
          </table:table-cell>
          <table:table-cell/>
          <table:table-cell table:style-name="ce13" table:formula="of:=IF([.A907]=&quot;forward&quot;; SUM([.B907]; [.G906]); [.G906])" office:value-type="float" office:value="1826" calcext:value-type="float">
            <text:p>1826</text:p>
          </table:table-cell>
          <table:table-cell table:style-name="ce13" table:formula="of:=IF([.A907]=&quot;forward&quot;; SUM(PRODUCT([.I906]; [.B907]); [.H906]); [.H906])" office:value-type="float" office:value="812787" calcext:value-type="float">
            <text:p>812787</text:p>
          </table:table-cell>
          <table:table-cell table:style-name="ce13" table:formula="of:=IF([.A907]=&quot;down&quot;; SUM([.B907]; [.I906]); IF([.A907]=&quot;up&quot;;SUM(-[.B907]; [.I906]); [.I906]))"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08]=&quot;forward&quot;; SUM([.B908]; [.D907]); [.D907])" office:value-type="float" office:value="1826" calcext:value-type="float">
            <text:p>1826</text:p>
          </table:table-cell>
          <table:table-cell table:style-name="ce13" table:formula="of:=IF([.A908]=&quot;down&quot;; SUM([.B908];[.E907]); IF([.A908]=&quot;up&quot;;SUM(-[.B908];[.E907]); [.E907]))" office:value-type="float" office:value="786" calcext:value-type="float">
            <text:p>786</text:p>
          </table:table-cell>
          <table:table-cell/>
          <table:table-cell table:style-name="ce13" table:formula="of:=IF([.A908]=&quot;forward&quot;; SUM([.B908]; [.G907]); [.G907])" office:value-type="float" office:value="1826" calcext:value-type="float">
            <text:p>1826</text:p>
          </table:table-cell>
          <table:table-cell table:style-name="ce13" table:formula="of:=IF([.A908]=&quot;forward&quot;; SUM(PRODUCT([.I907]; [.B908]); [.H907]); [.H907])" office:value-type="float" office:value="812787" calcext:value-type="float">
            <text:p>812787</text:p>
          </table:table-cell>
          <table:table-cell table:style-name="ce13" table:formula="of:=IF([.A908]=&quot;down&quot;; SUM([.B908]; [.I907]); IF([.A908]=&quot;up&quot;;SUM(-[.B908]; [.I907]); [.I907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09]=&quot;forward&quot;; SUM([.B909]; [.D908]); [.D908])" office:value-type="float" office:value="1830" calcext:value-type="float">
            <text:p>1830</text:p>
          </table:table-cell>
          <table:table-cell table:style-name="ce13" table:formula="of:=IF([.A909]=&quot;down&quot;; SUM([.B909];[.E908]); IF([.A909]=&quot;up&quot;;SUM(-[.B909];[.E908]); [.E908]))" office:value-type="float" office:value="786" calcext:value-type="float">
            <text:p>786</text:p>
          </table:table-cell>
          <table:table-cell/>
          <table:table-cell table:style-name="ce13" table:formula="of:=IF([.A909]=&quot;forward&quot;; SUM([.B909]; [.G908]); [.G908])" office:value-type="float" office:value="1830" calcext:value-type="float">
            <text:p>1830</text:p>
          </table:table-cell>
          <table:table-cell table:style-name="ce13" table:formula="of:=IF([.A909]=&quot;forward&quot;; SUM(PRODUCT([.I908]; [.B909]); [.H908]); [.H908])" office:value-type="float" office:value="815931" calcext:value-type="float">
            <text:p>815931</text:p>
          </table:table-cell>
          <table:table-cell table:style-name="ce13" table:formula="of:=IF([.A909]=&quot;down&quot;; SUM([.B909]; [.I908]); IF([.A909]=&quot;up&quot;;SUM(-[.B909]; [.I908]); [.I908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10]=&quot;forward&quot;; SUM([.B910]; [.D909]); [.D909])" office:value-type="float" office:value="1830" calcext:value-type="float">
            <text:p>1830</text:p>
          </table:table-cell>
          <table:table-cell table:style-name="ce13" table:formula="of:=IF([.A910]=&quot;down&quot;; SUM([.B910];[.E909]); IF([.A910]=&quot;up&quot;;SUM(-[.B910];[.E909]); [.E909]))" office:value-type="float" office:value="789" calcext:value-type="float">
            <text:p>789</text:p>
          </table:table-cell>
          <table:table-cell/>
          <table:table-cell table:style-name="ce13" table:formula="of:=IF([.A910]=&quot;forward&quot;; SUM([.B910]; [.G909]); [.G909])" office:value-type="float" office:value="1830" calcext:value-type="float">
            <text:p>1830</text:p>
          </table:table-cell>
          <table:table-cell table:style-name="ce13" table:formula="of:=IF([.A910]=&quot;forward&quot;; SUM(PRODUCT([.I909]; [.B910]); [.H909]); [.H909])" office:value-type="float" office:value="815931" calcext:value-type="float">
            <text:p>815931</text:p>
          </table:table-cell>
          <table:table-cell table:style-name="ce13" table:formula="of:=IF([.A910]=&quot;down&quot;; SUM([.B910]; [.I909]); IF([.A910]=&quot;up&quot;;SUM(-[.B910]; [.I909]); [.I909]))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11]=&quot;forward&quot;; SUM([.B911]; [.D910]); [.D910])" office:value-type="float" office:value="1834" calcext:value-type="float">
            <text:p>1834</text:p>
          </table:table-cell>
          <table:table-cell table:style-name="ce13" table:formula="of:=IF([.A911]=&quot;down&quot;; SUM([.B911];[.E910]); IF([.A911]=&quot;up&quot;;SUM(-[.B911];[.E910]); [.E910]))" office:value-type="float" office:value="789" calcext:value-type="float">
            <text:p>789</text:p>
          </table:table-cell>
          <table:table-cell/>
          <table:table-cell table:style-name="ce13" table:formula="of:=IF([.A911]=&quot;forward&quot;; SUM([.B911]; [.G910]); [.G910])" office:value-type="float" office:value="1834" calcext:value-type="float">
            <text:p>1834</text:p>
          </table:table-cell>
          <table:table-cell table:style-name="ce13" table:formula="of:=IF([.A911]=&quot;forward&quot;; SUM(PRODUCT([.I910]; [.B911]); [.H910]); [.H910])" office:value-type="float" office:value="819087" calcext:value-type="float">
            <text:p>819087</text:p>
          </table:table-cell>
          <table:table-cell table:style-name="ce13" table:formula="of:=IF([.A911]=&quot;down&quot;; SUM([.B911]; [.I910]); IF([.A911]=&quot;up&quot;;SUM(-[.B911]; [.I910]); [.I910]))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12]=&quot;forward&quot;; SUM([.B912]; [.D911]); [.D911])" office:value-type="float" office:value="1834" calcext:value-type="float">
            <text:p>1834</text:p>
          </table:table-cell>
          <table:table-cell table:style-name="ce13" table:formula="of:=IF([.A912]=&quot;down&quot;; SUM([.B912];[.E911]); IF([.A912]=&quot;up&quot;;SUM(-[.B912];[.E911]); [.E911]))" office:value-type="float" office:value="786" calcext:value-type="float">
            <text:p>786</text:p>
          </table:table-cell>
          <table:table-cell/>
          <table:table-cell table:style-name="ce13" table:formula="of:=IF([.A912]=&quot;forward&quot;; SUM([.B912]; [.G911]); [.G911])" office:value-type="float" office:value="1834" calcext:value-type="float">
            <text:p>1834</text:p>
          </table:table-cell>
          <table:table-cell table:style-name="ce13" table:formula="of:=IF([.A912]=&quot;forward&quot;; SUM(PRODUCT([.I911]; [.B912]); [.H911]); [.H911])" office:value-type="float" office:value="819087" calcext:value-type="float">
            <text:p>819087</text:p>
          </table:table-cell>
          <table:table-cell table:style-name="ce13" table:formula="of:=IF([.A912]=&quot;down&quot;; SUM([.B912]; [.I911]); IF([.A912]=&quot;up&quot;;SUM(-[.B912]; [.I911]); [.I911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13]=&quot;forward&quot;; SUM([.B913]; [.D912]); [.D912])" office:value-type="float" office:value="1835" calcext:value-type="float">
            <text:p>1835</text:p>
          </table:table-cell>
          <table:table-cell table:style-name="ce13" table:formula="of:=IF([.A913]=&quot;down&quot;; SUM([.B913];[.E912]); IF([.A913]=&quot;up&quot;;SUM(-[.B913];[.E912]); [.E912]))" office:value-type="float" office:value="786" calcext:value-type="float">
            <text:p>786</text:p>
          </table:table-cell>
          <table:table-cell/>
          <table:table-cell table:style-name="ce13" table:formula="of:=IF([.A913]=&quot;forward&quot;; SUM([.B913]; [.G912]); [.G912])" office:value-type="float" office:value="1835" calcext:value-type="float">
            <text:p>1835</text:p>
          </table:table-cell>
          <table:table-cell table:style-name="ce13" table:formula="of:=IF([.A913]=&quot;forward&quot;; SUM(PRODUCT([.I912]; [.B913]); [.H912]); [.H912])" office:value-type="float" office:value="819873" calcext:value-type="float">
            <text:p>819873</text:p>
          </table:table-cell>
          <table:table-cell table:style-name="ce13" table:formula="of:=IF([.A913]=&quot;down&quot;; SUM([.B913]; [.I912]); IF([.A913]=&quot;up&quot;;SUM(-[.B913]; [.I912]); [.I912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14]=&quot;forward&quot;; SUM([.B914]; [.D913]); [.D913])" office:value-type="float" office:value="1843" calcext:value-type="float">
            <text:p>1843</text:p>
          </table:table-cell>
          <table:table-cell table:style-name="ce13" table:formula="of:=IF([.A914]=&quot;down&quot;; SUM([.B914];[.E913]); IF([.A914]=&quot;up&quot;;SUM(-[.B914];[.E913]); [.E913]))" office:value-type="float" office:value="786" calcext:value-type="float">
            <text:p>786</text:p>
          </table:table-cell>
          <table:table-cell/>
          <table:table-cell table:style-name="ce13" table:formula="of:=IF([.A914]=&quot;forward&quot;; SUM([.B914]; [.G913]); [.G913])" office:value-type="float" office:value="1843" calcext:value-type="float">
            <text:p>1843</text:p>
          </table:table-cell>
          <table:table-cell table:style-name="ce13" table:formula="of:=IF([.A914]=&quot;forward&quot;; SUM(PRODUCT([.I913]; [.B914]); [.H913]); [.H913])" office:value-type="float" office:value="826161" calcext:value-type="float">
            <text:p>826161</text:p>
          </table:table-cell>
          <table:table-cell table:style-name="ce13" table:formula="of:=IF([.A914]=&quot;down&quot;; SUM([.B914]; [.I913]); IF([.A914]=&quot;up&quot;;SUM(-[.B914]; [.I913]); [.I913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15]=&quot;forward&quot;; SUM([.B915]; [.D914]); [.D914])" office:value-type="float" office:value="1846" calcext:value-type="float">
            <text:p>1846</text:p>
          </table:table-cell>
          <table:table-cell table:style-name="ce13" table:formula="of:=IF([.A915]=&quot;down&quot;; SUM([.B915];[.E914]); IF([.A915]=&quot;up&quot;;SUM(-[.B915];[.E914]); [.E914]))" office:value-type="float" office:value="786" calcext:value-type="float">
            <text:p>786</text:p>
          </table:table-cell>
          <table:table-cell/>
          <table:table-cell table:style-name="ce13" table:formula="of:=IF([.A915]=&quot;forward&quot;; SUM([.B915]; [.G914]); [.G914])" office:value-type="float" office:value="1846" calcext:value-type="float">
            <text:p>1846</text:p>
          </table:table-cell>
          <table:table-cell table:style-name="ce13" table:formula="of:=IF([.A915]=&quot;forward&quot;; SUM(PRODUCT([.I914]; [.B915]); [.H914]); [.H914])" office:value-type="float" office:value="828519" calcext:value-type="float">
            <text:p>828519</text:p>
          </table:table-cell>
          <table:table-cell table:style-name="ce13" table:formula="of:=IF([.A915]=&quot;down&quot;; SUM([.B915]; [.I914]); IF([.A915]=&quot;up&quot;;SUM(-[.B915]; [.I914]); [.I914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16]=&quot;forward&quot;; SUM([.B916]; [.D915]); [.D915])" office:value-type="float" office:value="1846" calcext:value-type="float">
            <text:p>1846</text:p>
          </table:table-cell>
          <table:table-cell table:style-name="ce13" table:formula="of:=IF([.A916]=&quot;down&quot;; SUM([.B916];[.E915]); IF([.A916]=&quot;up&quot;;SUM(-[.B916];[.E915]); [.E915]))" office:value-type="float" office:value="788" calcext:value-type="float">
            <text:p>788</text:p>
          </table:table-cell>
          <table:table-cell/>
          <table:table-cell table:style-name="ce13" table:formula="of:=IF([.A916]=&quot;forward&quot;; SUM([.B916]; [.G915]); [.G915])" office:value-type="float" office:value="1846" calcext:value-type="float">
            <text:p>1846</text:p>
          </table:table-cell>
          <table:table-cell table:style-name="ce13" table:formula="of:=IF([.A916]=&quot;forward&quot;; SUM(PRODUCT([.I915]; [.B916]); [.H915]); [.H915])" office:value-type="float" office:value="828519" calcext:value-type="float">
            <text:p>828519</text:p>
          </table:table-cell>
          <table:table-cell table:style-name="ce13" table:formula="of:=IF([.A916]=&quot;down&quot;; SUM([.B916]; [.I915]); IF([.A916]=&quot;up&quot;;SUM(-[.B916]; [.I915]); [.I915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17]=&quot;forward&quot;; SUM([.B917]; [.D916]); [.D916])" office:value-type="float" office:value="1846" calcext:value-type="float">
            <text:p>1846</text:p>
          </table:table-cell>
          <table:table-cell table:style-name="ce13" table:formula="of:=IF([.A917]=&quot;down&quot;; SUM([.B917];[.E916]); IF([.A917]=&quot;up&quot;;SUM(-[.B917];[.E916]); [.E916]))" office:value-type="float" office:value="780" calcext:value-type="float">
            <text:p>780</text:p>
          </table:table-cell>
          <table:table-cell/>
          <table:table-cell table:style-name="ce13" table:formula="of:=IF([.A917]=&quot;forward&quot;; SUM([.B917]; [.G916]); [.G916])" office:value-type="float" office:value="1846" calcext:value-type="float">
            <text:p>1846</text:p>
          </table:table-cell>
          <table:table-cell table:style-name="ce13" table:formula="of:=IF([.A917]=&quot;forward&quot;; SUM(PRODUCT([.I916]; [.B917]); [.H916]); [.H916])" office:value-type="float" office:value="828519" calcext:value-type="float">
            <text:p>828519</text:p>
          </table:table-cell>
          <table:table-cell table:style-name="ce13" table:formula="of:=IF([.A917]=&quot;down&quot;; SUM([.B917]; [.I916]); IF([.A917]=&quot;up&quot;;SUM(-[.B917]; [.I916]); [.I916]))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18]=&quot;forward&quot;; SUM([.B918]; [.D917]); [.D917])" office:value-type="float" office:value="1848" calcext:value-type="float">
            <text:p>1848</text:p>
          </table:table-cell>
          <table:table-cell table:style-name="ce13" table:formula="of:=IF([.A918]=&quot;down&quot;; SUM([.B918];[.E917]); IF([.A918]=&quot;up&quot;;SUM(-[.B918];[.E917]); [.E917]))" office:value-type="float" office:value="780" calcext:value-type="float">
            <text:p>780</text:p>
          </table:table-cell>
          <table:table-cell/>
          <table:table-cell table:style-name="ce13" table:formula="of:=IF([.A918]=&quot;forward&quot;; SUM([.B918]; [.G917]); [.G917])" office:value-type="float" office:value="1848" calcext:value-type="float">
            <text:p>1848</text:p>
          </table:table-cell>
          <table:table-cell table:style-name="ce13" table:formula="of:=IF([.A918]=&quot;forward&quot;; SUM(PRODUCT([.I917]; [.B918]); [.H917]); [.H917])" office:value-type="float" office:value="830079" calcext:value-type="float">
            <text:p>830079</text:p>
          </table:table-cell>
          <table:table-cell table:style-name="ce13" table:formula="of:=IF([.A918]=&quot;down&quot;; SUM([.B918]; [.I917]); IF([.A918]=&quot;up&quot;;SUM(-[.B918]; [.I917]); [.I917]))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19]=&quot;forward&quot;; SUM([.B919]; [.D918]); [.D918])" office:value-type="float" office:value="1848" calcext:value-type="float">
            <text:p>1848</text:p>
          </table:table-cell>
          <table:table-cell table:style-name="ce13" table:formula="of:=IF([.A919]=&quot;down&quot;; SUM([.B919];[.E918]); IF([.A919]=&quot;up&quot;;SUM(-[.B919];[.E918]); [.E918]))" office:value-type="float" office:value="788" calcext:value-type="float">
            <text:p>788</text:p>
          </table:table-cell>
          <table:table-cell/>
          <table:table-cell table:style-name="ce13" table:formula="of:=IF([.A919]=&quot;forward&quot;; SUM([.B919]; [.G918]); [.G918])" office:value-type="float" office:value="1848" calcext:value-type="float">
            <text:p>1848</text:p>
          </table:table-cell>
          <table:table-cell table:style-name="ce13" table:formula="of:=IF([.A919]=&quot;forward&quot;; SUM(PRODUCT([.I918]; [.B919]); [.H918]); [.H918])" office:value-type="float" office:value="830079" calcext:value-type="float">
            <text:p>830079</text:p>
          </table:table-cell>
          <table:table-cell table:style-name="ce13" table:formula="of:=IF([.A919]=&quot;down&quot;; SUM([.B919]; [.I918]); IF([.A919]=&quot;up&quot;;SUM(-[.B919]; [.I918]); [.I918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20]=&quot;forward&quot;; SUM([.B920]; [.D919]); [.D919])" office:value-type="float" office:value="1851" calcext:value-type="float">
            <text:p>1851</text:p>
          </table:table-cell>
          <table:table-cell table:style-name="ce13" table:formula="of:=IF([.A920]=&quot;down&quot;; SUM([.B920];[.E919]); IF([.A920]=&quot;up&quot;;SUM(-[.B920];[.E919]); [.E919]))" office:value-type="float" office:value="788" calcext:value-type="float">
            <text:p>788</text:p>
          </table:table-cell>
          <table:table-cell/>
          <table:table-cell table:style-name="ce13" table:formula="of:=IF([.A920]=&quot;forward&quot;; SUM([.B920]; [.G919]); [.G919])" office:value-type="float" office:value="1851" calcext:value-type="float">
            <text:p>1851</text:p>
          </table:table-cell>
          <table:table-cell table:style-name="ce13" table:formula="of:=IF([.A920]=&quot;forward&quot;; SUM(PRODUCT([.I919]; [.B920]); [.H919]); [.H919])" office:value-type="float" office:value="832443" calcext:value-type="float">
            <text:p>832443</text:p>
          </table:table-cell>
          <table:table-cell table:style-name="ce13" table:formula="of:=IF([.A920]=&quot;down&quot;; SUM([.B920]; [.I919]); IF([.A920]=&quot;up&quot;;SUM(-[.B920]; [.I919]); [.I919]))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21]=&quot;forward&quot;; SUM([.B921]; [.D920]); [.D920])" office:value-type="float" office:value="1851" calcext:value-type="float">
            <text:p>1851</text:p>
          </table:table-cell>
          <table:table-cell table:style-name="ce13" table:formula="of:=IF([.A921]=&quot;down&quot;; SUM([.B921];[.E920]); IF([.A921]=&quot;up&quot;;SUM(-[.B921];[.E920]); [.E920]))" office:value-type="float" office:value="786" calcext:value-type="float">
            <text:p>786</text:p>
          </table:table-cell>
          <table:table-cell/>
          <table:table-cell table:style-name="ce13" table:formula="of:=IF([.A921]=&quot;forward&quot;; SUM([.B921]; [.G920]); [.G920])" office:value-type="float" office:value="1851" calcext:value-type="float">
            <text:p>1851</text:p>
          </table:table-cell>
          <table:table-cell table:style-name="ce13" table:formula="of:=IF([.A921]=&quot;forward&quot;; SUM(PRODUCT([.I920]; [.B921]); [.H920]); [.H920])" office:value-type="float" office:value="832443" calcext:value-type="float">
            <text:p>832443</text:p>
          </table:table-cell>
          <table:table-cell table:style-name="ce13" table:formula="of:=IF([.A921]=&quot;down&quot;; SUM([.B921]; [.I920]); IF([.A921]=&quot;up&quot;;SUM(-[.B921]; [.I920]); [.I920]))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22]=&quot;forward&quot;; SUM([.B922]; [.D921]); [.D921])" office:value-type="float" office:value="1851" calcext:value-type="float">
            <text:p>1851</text:p>
          </table:table-cell>
          <table:table-cell table:style-name="ce13" table:formula="of:=IF([.A922]=&quot;down&quot;; SUM([.B922];[.E921]); IF([.A922]=&quot;up&quot;;SUM(-[.B922];[.E921]); [.E921]))" office:value-type="float" office:value="785" calcext:value-type="float">
            <text:p>785</text:p>
          </table:table-cell>
          <table:table-cell/>
          <table:table-cell table:style-name="ce13" table:formula="of:=IF([.A922]=&quot;forward&quot;; SUM([.B922]; [.G921]); [.G921])" office:value-type="float" office:value="1851" calcext:value-type="float">
            <text:p>1851</text:p>
          </table:table-cell>
          <table:table-cell table:style-name="ce13" table:formula="of:=IF([.A922]=&quot;forward&quot;; SUM(PRODUCT([.I921]; [.B922]); [.H921]); [.H921])" office:value-type="float" office:value="832443" calcext:value-type="float">
            <text:p>832443</text:p>
          </table:table-cell>
          <table:table-cell table:style-name="ce13" table:formula="of:=IF([.A922]=&quot;down&quot;; SUM([.B922]; [.I921]); IF([.A922]=&quot;up&quot;;SUM(-[.B922]; [.I921]); [.I921]))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23]=&quot;forward&quot;; SUM([.B923]; [.D922]); [.D922])" office:value-type="float" office:value="1851" calcext:value-type="float">
            <text:p>1851</text:p>
          </table:table-cell>
          <table:table-cell table:style-name="ce13" table:formula="of:=IF([.A923]=&quot;down&quot;; SUM([.B923];[.E922]); IF([.A923]=&quot;up&quot;;SUM(-[.B923];[.E922]); [.E922]))" office:value-type="float" office:value="794" calcext:value-type="float">
            <text:p>794</text:p>
          </table:table-cell>
          <table:table-cell/>
          <table:table-cell table:style-name="ce13" table:formula="of:=IF([.A923]=&quot;forward&quot;; SUM([.B923]; [.G922]); [.G922])" office:value-type="float" office:value="1851" calcext:value-type="float">
            <text:p>1851</text:p>
          </table:table-cell>
          <table:table-cell table:style-name="ce13" table:formula="of:=IF([.A923]=&quot;forward&quot;; SUM(PRODUCT([.I922]; [.B923]); [.H922]); [.H922])" office:value-type="float" office:value="832443" calcext:value-type="float">
            <text:p>832443</text:p>
          </table:table-cell>
          <table:table-cell table:style-name="ce13" table:formula="of:=IF([.A923]=&quot;down&quot;; SUM([.B923]; [.I922]); IF([.A923]=&quot;up&quot;;SUM(-[.B923]; [.I922]); [.I922]))"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24]=&quot;forward&quot;; SUM([.B924]; [.D923]); [.D923])" office:value-type="float" office:value="1851" calcext:value-type="float">
            <text:p>1851</text:p>
          </table:table-cell>
          <table:table-cell table:style-name="ce13" table:formula="of:=IF([.A924]=&quot;down&quot;; SUM([.B924];[.E923]); IF([.A924]=&quot;up&quot;;SUM(-[.B924];[.E923]); [.E923]))" office:value-type="float" office:value="802" calcext:value-type="float">
            <text:p>802</text:p>
          </table:table-cell>
          <table:table-cell/>
          <table:table-cell table:style-name="ce13" table:formula="of:=IF([.A924]=&quot;forward&quot;; SUM([.B924]; [.G923]); [.G923])" office:value-type="float" office:value="1851" calcext:value-type="float">
            <text:p>1851</text:p>
          </table:table-cell>
          <table:table-cell table:style-name="ce13" table:formula="of:=IF([.A924]=&quot;forward&quot;; SUM(PRODUCT([.I923]; [.B924]); [.H923]); [.H923])" office:value-type="float" office:value="832443" calcext:value-type="float">
            <text:p>832443</text:p>
          </table:table-cell>
          <table:table-cell table:style-name="ce13" table:formula="of:=IF([.A924]=&quot;down&quot;; SUM([.B924]; [.I923]); IF([.A924]=&quot;up&quot;;SUM(-[.B924]; [.I923]); [.I923]))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25]=&quot;forward&quot;; SUM([.B925]; [.D924]); [.D924])" office:value-type="float" office:value="1852" calcext:value-type="float">
            <text:p>1852</text:p>
          </table:table-cell>
          <table:table-cell table:style-name="ce13" table:formula="of:=IF([.A925]=&quot;down&quot;; SUM([.B925];[.E924]); IF([.A925]=&quot;up&quot;;SUM(-[.B925];[.E924]); [.E924]))" office:value-type="float" office:value="802" calcext:value-type="float">
            <text:p>802</text:p>
          </table:table-cell>
          <table:table-cell/>
          <table:table-cell table:style-name="ce13" table:formula="of:=IF([.A925]=&quot;forward&quot;; SUM([.B925]; [.G924]); [.G924])" office:value-type="float" office:value="1852" calcext:value-type="float">
            <text:p>1852</text:p>
          </table:table-cell>
          <table:table-cell table:style-name="ce13" table:formula="of:=IF([.A925]=&quot;forward&quot;; SUM(PRODUCT([.I924]; [.B925]); [.H924]); [.H924])" office:value-type="float" office:value="833245" calcext:value-type="float">
            <text:p>833245</text:p>
          </table:table-cell>
          <table:table-cell table:style-name="ce13" table:formula="of:=IF([.A925]=&quot;down&quot;; SUM([.B925]; [.I924]); IF([.A925]=&quot;up&quot;;SUM(-[.B925]; [.I924]); [.I924]))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26]=&quot;forward&quot;; SUM([.B926]; [.D925]); [.D925])" office:value-type="float" office:value="1853" calcext:value-type="float">
            <text:p>1853</text:p>
          </table:table-cell>
          <table:table-cell table:style-name="ce13" table:formula="of:=IF([.A926]=&quot;down&quot;; SUM([.B926];[.E925]); IF([.A926]=&quot;up&quot;;SUM(-[.B926];[.E925]); [.E925]))" office:value-type="float" office:value="802" calcext:value-type="float">
            <text:p>802</text:p>
          </table:table-cell>
          <table:table-cell/>
          <table:table-cell table:style-name="ce13" table:formula="of:=IF([.A926]=&quot;forward&quot;; SUM([.B926]; [.G925]); [.G925])" office:value-type="float" office:value="1853" calcext:value-type="float">
            <text:p>1853</text:p>
          </table:table-cell>
          <table:table-cell table:style-name="ce13" table:formula="of:=IF([.A926]=&quot;forward&quot;; SUM(PRODUCT([.I925]; [.B926]); [.H925]); [.H925])" office:value-type="float" office:value="834047" calcext:value-type="float">
            <text:p>834047</text:p>
          </table:table-cell>
          <table:table-cell table:style-name="ce13" table:formula="of:=IF([.A926]=&quot;down&quot;; SUM([.B926]; [.I925]); IF([.A926]=&quot;up&quot;;SUM(-[.B926]; [.I925]); [.I925]))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27]=&quot;forward&quot;; SUM([.B927]; [.D926]); [.D926])" office:value-type="float" office:value="1853" calcext:value-type="float">
            <text:p>1853</text:p>
          </table:table-cell>
          <table:table-cell table:style-name="ce13" table:formula="of:=IF([.A927]=&quot;down&quot;; SUM([.B927];[.E926]); IF([.A927]=&quot;up&quot;;SUM(-[.B927];[.E926]); [.E926]))" office:value-type="float" office:value="810" calcext:value-type="float">
            <text:p>810</text:p>
          </table:table-cell>
          <table:table-cell/>
          <table:table-cell table:style-name="ce13" table:formula="of:=IF([.A927]=&quot;forward&quot;; SUM([.B927]; [.G926]); [.G926])" office:value-type="float" office:value="1853" calcext:value-type="float">
            <text:p>1853</text:p>
          </table:table-cell>
          <table:table-cell table:style-name="ce13" table:formula="of:=IF([.A927]=&quot;forward&quot;; SUM(PRODUCT([.I926]; [.B927]); [.H926]); [.H926])" office:value-type="float" office:value="834047" calcext:value-type="float">
            <text:p>834047</text:p>
          </table:table-cell>
          <table:table-cell table:style-name="ce13" table:formula="of:=IF([.A927]=&quot;down&quot;; SUM([.B927]; [.I926]); IF([.A927]=&quot;up&quot;;SUM(-[.B927]; [.I926]); [.I926]))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28]=&quot;forward&quot;; SUM([.B928]; [.D927]); [.D927])" office:value-type="float" office:value="1862" calcext:value-type="float">
            <text:p>1862</text:p>
          </table:table-cell>
          <table:table-cell table:style-name="ce13" table:formula="of:=IF([.A928]=&quot;down&quot;; SUM([.B928];[.E927]); IF([.A928]=&quot;up&quot;;SUM(-[.B928];[.E927]); [.E927]))" office:value-type="float" office:value="810" calcext:value-type="float">
            <text:p>810</text:p>
          </table:table-cell>
          <table:table-cell/>
          <table:table-cell table:style-name="ce13" table:formula="of:=IF([.A928]=&quot;forward&quot;; SUM([.B928]; [.G927]); [.G927])" office:value-type="float" office:value="1862" calcext:value-type="float">
            <text:p>1862</text:p>
          </table:table-cell>
          <table:table-cell table:style-name="ce13" table:formula="of:=IF([.A928]=&quot;forward&quot;; SUM(PRODUCT([.I927]; [.B928]); [.H927]); [.H927])" office:value-type="float" office:value="841337" calcext:value-type="float">
            <text:p>841337</text:p>
          </table:table-cell>
          <table:table-cell table:style-name="ce13" table:formula="of:=IF([.A928]=&quot;down&quot;; SUM([.B928]; [.I927]); IF([.A928]=&quot;up&quot;;SUM(-[.B928]; [.I927]); [.I927]))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29]=&quot;forward&quot;; SUM([.B929]; [.D928]); [.D928])" office:value-type="float" office:value="1862" calcext:value-type="float">
            <text:p>1862</text:p>
          </table:table-cell>
          <table:table-cell table:style-name="ce13" table:formula="of:=IF([.A929]=&quot;down&quot;; SUM([.B929];[.E928]); IF([.A929]=&quot;up&quot;;SUM(-[.B929];[.E928]); [.E928]))" office:value-type="float" office:value="808" calcext:value-type="float">
            <text:p>808</text:p>
          </table:table-cell>
          <table:table-cell/>
          <table:table-cell table:style-name="ce13" table:formula="of:=IF([.A929]=&quot;forward&quot;; SUM([.B929]; [.G928]); [.G928])" office:value-type="float" office:value="1862" calcext:value-type="float">
            <text:p>1862</text:p>
          </table:table-cell>
          <table:table-cell table:style-name="ce13" table:formula="of:=IF([.A929]=&quot;forward&quot;; SUM(PRODUCT([.I928]; [.B929]); [.H928]); [.H928])" office:value-type="float" office:value="841337" calcext:value-type="float">
            <text:p>841337</text:p>
          </table:table-cell>
          <table:table-cell table:style-name="ce13" table:formula="of:=IF([.A929]=&quot;down&quot;; SUM([.B929]; [.I928]); IF([.A929]=&quot;up&quot;;SUM(-[.B929]; [.I928]); [.I928]))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30]=&quot;forward&quot;; SUM([.B930]; [.D929]); [.D929])" office:value-type="float" office:value="1866" calcext:value-type="float">
            <text:p>1866</text:p>
          </table:table-cell>
          <table:table-cell table:style-name="ce13" table:formula="of:=IF([.A930]=&quot;down&quot;; SUM([.B930];[.E929]); IF([.A930]=&quot;up&quot;;SUM(-[.B930];[.E929]); [.E929]))" office:value-type="float" office:value="808" calcext:value-type="float">
            <text:p>808</text:p>
          </table:table-cell>
          <table:table-cell/>
          <table:table-cell table:style-name="ce13" table:formula="of:=IF([.A930]=&quot;forward&quot;; SUM([.B930]; [.G929]); [.G929])" office:value-type="float" office:value="1866" calcext:value-type="float">
            <text:p>1866</text:p>
          </table:table-cell>
          <table:table-cell table:style-name="ce13" table:formula="of:=IF([.A930]=&quot;forward&quot;; SUM(PRODUCT([.I929]; [.B930]); [.H929]); [.H929])" office:value-type="float" office:value="844569" calcext:value-type="float">
            <text:p>844569</text:p>
          </table:table-cell>
          <table:table-cell table:style-name="ce13" table:formula="of:=IF([.A930]=&quot;down&quot;; SUM([.B930]; [.I929]); IF([.A930]=&quot;up&quot;;SUM(-[.B930]; [.I929]); [.I929]))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31]=&quot;forward&quot;; SUM([.B931]; [.D930]); [.D930])" office:value-type="float" office:value="1868" calcext:value-type="float">
            <text:p>1868</text:p>
          </table:table-cell>
          <table:table-cell table:style-name="ce13" table:formula="of:=IF([.A931]=&quot;down&quot;; SUM([.B931];[.E930]); IF([.A931]=&quot;up&quot;;SUM(-[.B931];[.E930]); [.E930]))" office:value-type="float" office:value="808" calcext:value-type="float">
            <text:p>808</text:p>
          </table:table-cell>
          <table:table-cell/>
          <table:table-cell table:style-name="ce13" table:formula="of:=IF([.A931]=&quot;forward&quot;; SUM([.B931]; [.G930]); [.G930])" office:value-type="float" office:value="1868" calcext:value-type="float">
            <text:p>1868</text:p>
          </table:table-cell>
          <table:table-cell table:style-name="ce13" table:formula="of:=IF([.A931]=&quot;forward&quot;; SUM(PRODUCT([.I930]; [.B931]); [.H930]); [.H930])" office:value-type="float" office:value="846185" calcext:value-type="float">
            <text:p>846185</text:p>
          </table:table-cell>
          <table:table-cell table:style-name="ce13" table:formula="of:=IF([.A931]=&quot;down&quot;; SUM([.B931]; [.I930]); IF([.A931]=&quot;up&quot;;SUM(-[.B931]; [.I930]); [.I930]))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32]=&quot;forward&quot;; SUM([.B932]; [.D931]); [.D931])" office:value-type="float" office:value="1868" calcext:value-type="float">
            <text:p>1868</text:p>
          </table:table-cell>
          <table:table-cell table:style-name="ce13" table:formula="of:=IF([.A932]=&quot;down&quot;; SUM([.B932];[.E931]); IF([.A932]=&quot;up&quot;;SUM(-[.B932];[.E931]); [.E931]))" office:value-type="float" office:value="806" calcext:value-type="float">
            <text:p>806</text:p>
          </table:table-cell>
          <table:table-cell/>
          <table:table-cell table:style-name="ce13" table:formula="of:=IF([.A932]=&quot;forward&quot;; SUM([.B932]; [.G931]); [.G931])" office:value-type="float" office:value="1868" calcext:value-type="float">
            <text:p>1868</text:p>
          </table:table-cell>
          <table:table-cell table:style-name="ce13" table:formula="of:=IF([.A932]=&quot;forward&quot;; SUM(PRODUCT([.I931]; [.B932]); [.H931]); [.H931])" office:value-type="float" office:value="846185" calcext:value-type="float">
            <text:p>846185</text:p>
          </table:table-cell>
          <table:table-cell table:style-name="ce13" table:formula="of:=IF([.A932]=&quot;down&quot;; SUM([.B932]; [.I931]); IF([.A932]=&quot;up&quot;;SUM(-[.B932]; [.I931]); [.I931]))"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33]=&quot;forward&quot;; SUM([.B933]; [.D932]); [.D932])" office:value-type="float" office:value="1868" calcext:value-type="float">
            <text:p>1868</text:p>
          </table:table-cell>
          <table:table-cell table:style-name="ce13" table:formula="of:=IF([.A933]=&quot;down&quot;; SUM([.B933];[.E932]); IF([.A933]=&quot;up&quot;;SUM(-[.B933];[.E932]); [.E932]))" office:value-type="float" office:value="814" calcext:value-type="float">
            <text:p>814</text:p>
          </table:table-cell>
          <table:table-cell/>
          <table:table-cell table:style-name="ce13" table:formula="of:=IF([.A933]=&quot;forward&quot;; SUM([.B933]; [.G932]); [.G932])" office:value-type="float" office:value="1868" calcext:value-type="float">
            <text:p>1868</text:p>
          </table:table-cell>
          <table:table-cell table:style-name="ce13" table:formula="of:=IF([.A933]=&quot;forward&quot;; SUM(PRODUCT([.I932]; [.B933]); [.H932]); [.H932])" office:value-type="float" office:value="846185" calcext:value-type="float">
            <text:p>846185</text:p>
          </table:table-cell>
          <table:table-cell table:style-name="ce13" table:formula="of:=IF([.A933]=&quot;down&quot;; SUM([.B933]; [.I932]); IF([.A933]=&quot;up&quot;;SUM(-[.B933]; [.I932]); [.I932]))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34]=&quot;forward&quot;; SUM([.B934]; [.D933]); [.D933])" office:value-type="float" office:value="1868" calcext:value-type="float">
            <text:p>1868</text:p>
          </table:table-cell>
          <table:table-cell table:style-name="ce13" table:formula="of:=IF([.A934]=&quot;down&quot;; SUM([.B934];[.E933]); IF([.A934]=&quot;up&quot;;SUM(-[.B934];[.E933]); [.E933]))" office:value-type="float" office:value="815" calcext:value-type="float">
            <text:p>815</text:p>
          </table:table-cell>
          <table:table-cell/>
          <table:table-cell table:style-name="ce13" table:formula="of:=IF([.A934]=&quot;forward&quot;; SUM([.B934]; [.G933]); [.G933])" office:value-type="float" office:value="1868" calcext:value-type="float">
            <text:p>1868</text:p>
          </table:table-cell>
          <table:table-cell table:style-name="ce13" table:formula="of:=IF([.A934]=&quot;forward&quot;; SUM(PRODUCT([.I933]; [.B934]); [.H933]); [.H933])" office:value-type="float" office:value="846185" calcext:value-type="float">
            <text:p>846185</text:p>
          </table:table-cell>
          <table:table-cell table:style-name="ce13" table:formula="of:=IF([.A934]=&quot;down&quot;; SUM([.B934]; [.I933]); IF([.A934]=&quot;up&quot;;SUM(-[.B934]; [.I933]); [.I933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35]=&quot;forward&quot;; SUM([.B935]; [.D934]); [.D934])" office:value-type="float" office:value="1869" calcext:value-type="float">
            <text:p>1869</text:p>
          </table:table-cell>
          <table:table-cell table:style-name="ce13" table:formula="of:=IF([.A935]=&quot;down&quot;; SUM([.B935];[.E934]); IF([.A935]=&quot;up&quot;;SUM(-[.B935];[.E934]); [.E934]))" office:value-type="float" office:value="815" calcext:value-type="float">
            <text:p>815</text:p>
          </table:table-cell>
          <table:table-cell/>
          <table:table-cell table:style-name="ce13" table:formula="of:=IF([.A935]=&quot;forward&quot;; SUM([.B935]; [.G934]); [.G934])" office:value-type="float" office:value="1869" calcext:value-type="float">
            <text:p>1869</text:p>
          </table:table-cell>
          <table:table-cell table:style-name="ce13" table:formula="of:=IF([.A935]=&quot;forward&quot;; SUM(PRODUCT([.I934]; [.B935]); [.H934]); [.H934])" office:value-type="float" office:value="847000" calcext:value-type="float">
            <text:p>847000</text:p>
          </table:table-cell>
          <table:table-cell table:style-name="ce13" table:formula="of:=IF([.A935]=&quot;down&quot;; SUM([.B935]; [.I934]); IF([.A935]=&quot;up&quot;;SUM(-[.B935]; [.I934]); [.I934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36]=&quot;forward&quot;; SUM([.B936]; [.D935]); [.D935])" office:value-type="float" office:value="1872" calcext:value-type="float">
            <text:p>1872</text:p>
          </table:table-cell>
          <table:table-cell table:style-name="ce13" table:formula="of:=IF([.A936]=&quot;down&quot;; SUM([.B936];[.E935]); IF([.A936]=&quot;up&quot;;SUM(-[.B936];[.E935]); [.E935]))" office:value-type="float" office:value="815" calcext:value-type="float">
            <text:p>815</text:p>
          </table:table-cell>
          <table:table-cell/>
          <table:table-cell table:style-name="ce13" table:formula="of:=IF([.A936]=&quot;forward&quot;; SUM([.B936]; [.G935]); [.G935])" office:value-type="float" office:value="1872" calcext:value-type="float">
            <text:p>1872</text:p>
          </table:table-cell>
          <table:table-cell table:style-name="ce13" table:formula="of:=IF([.A936]=&quot;forward&quot;; SUM(PRODUCT([.I935]; [.B936]); [.H935]); [.H935])" office:value-type="float" office:value="849445" calcext:value-type="float">
            <text:p>849445</text:p>
          </table:table-cell>
          <table:table-cell table:style-name="ce13" table:formula="of:=IF([.A936]=&quot;down&quot;; SUM([.B936]; [.I935]); IF([.A936]=&quot;up&quot;;SUM(-[.B936]; [.I935]); [.I935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37]=&quot;forward&quot;; SUM([.B937]; [.D936]); [.D936])" office:value-type="float" office:value="1878" calcext:value-type="float">
            <text:p>1878</text:p>
          </table:table-cell>
          <table:table-cell table:style-name="ce13" table:formula="of:=IF([.A937]=&quot;down&quot;; SUM([.B937];[.E936]); IF([.A937]=&quot;up&quot;;SUM(-[.B937];[.E936]); [.E936]))" office:value-type="float" office:value="815" calcext:value-type="float">
            <text:p>815</text:p>
          </table:table-cell>
          <table:table-cell/>
          <table:table-cell table:style-name="ce13" table:formula="of:=IF([.A937]=&quot;forward&quot;; SUM([.B937]; [.G936]); [.G936])" office:value-type="float" office:value="1878" calcext:value-type="float">
            <text:p>1878</text:p>
          </table:table-cell>
          <table:table-cell table:style-name="ce13" table:formula="of:=IF([.A937]=&quot;forward&quot;; SUM(PRODUCT([.I936]; [.B937]); [.H936]); [.H936])" office:value-type="float" office:value="854335" calcext:value-type="float">
            <text:p>854335</text:p>
          </table:table-cell>
          <table:table-cell table:style-name="ce13" table:formula="of:=IF([.A937]=&quot;down&quot;; SUM([.B937]; [.I936]); IF([.A937]=&quot;up&quot;;SUM(-[.B937]; [.I936]); [.I936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38]=&quot;forward&quot;; SUM([.B938]; [.D937]); [.D937])" office:value-type="float" office:value="1878" calcext:value-type="float">
            <text:p>1878</text:p>
          </table:table-cell>
          <table:table-cell table:style-name="ce13" table:formula="of:=IF([.A938]=&quot;down&quot;; SUM([.B938];[.E937]); IF([.A938]=&quot;up&quot;;SUM(-[.B938];[.E937]); [.E937]))" office:value-type="float" office:value="809" calcext:value-type="float">
            <text:p>809</text:p>
          </table:table-cell>
          <table:table-cell/>
          <table:table-cell table:style-name="ce13" table:formula="of:=IF([.A938]=&quot;forward&quot;; SUM([.B938]; [.G937]); [.G937])" office:value-type="float" office:value="1878" calcext:value-type="float">
            <text:p>1878</text:p>
          </table:table-cell>
          <table:table-cell table:style-name="ce13" table:formula="of:=IF([.A938]=&quot;forward&quot;; SUM(PRODUCT([.I937]; [.B938]); [.H937]); [.H937])" office:value-type="float" office:value="854335" calcext:value-type="float">
            <text:p>854335</text:p>
          </table:table-cell>
          <table:table-cell table:style-name="ce13" table:formula="of:=IF([.A938]=&quot;down&quot;; SUM([.B938]; [.I937]); IF([.A938]=&quot;up&quot;;SUM(-[.B938]; [.I937]); [.I937]))"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39]=&quot;forward&quot;; SUM([.B939]; [.D938]); [.D938])" office:value-type="float" office:value="1878" calcext:value-type="float">
            <text:p>1878</text:p>
          </table:table-cell>
          <table:table-cell table:style-name="ce13" table:formula="of:=IF([.A939]=&quot;down&quot;; SUM([.B939];[.E938]); IF([.A939]=&quot;up&quot;;SUM(-[.B939];[.E938]); [.E938]))" office:value-type="float" office:value="811" calcext:value-type="float">
            <text:p>811</text:p>
          </table:table-cell>
          <table:table-cell/>
          <table:table-cell table:style-name="ce13" table:formula="of:=IF([.A939]=&quot;forward&quot;; SUM([.B939]; [.G938]); [.G938])" office:value-type="float" office:value="1878" calcext:value-type="float">
            <text:p>1878</text:p>
          </table:table-cell>
          <table:table-cell table:style-name="ce13" table:formula="of:=IF([.A939]=&quot;forward&quot;; SUM(PRODUCT([.I938]; [.B939]); [.H938]); [.H938])" office:value-type="float" office:value="854335" calcext:value-type="float">
            <text:p>854335</text:p>
          </table:table-cell>
          <table:table-cell table:style-name="ce13" table:formula="of:=IF([.A939]=&quot;down&quot;; SUM([.B939]; [.I938]); IF([.A939]=&quot;up&quot;;SUM(-[.B939]; [.I938]); [.I938]))"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40]=&quot;forward&quot;; SUM([.B940]; [.D939]); [.D939])" office:value-type="float" office:value="1878" calcext:value-type="float">
            <text:p>1878</text:p>
          </table:table-cell>
          <table:table-cell table:style-name="ce13" table:formula="of:=IF([.A940]=&quot;down&quot;; SUM([.B940];[.E939]); IF([.A940]=&quot;up&quot;;SUM(-[.B940];[.E939]); [.E939]))" office:value-type="float" office:value="810" calcext:value-type="float">
            <text:p>810</text:p>
          </table:table-cell>
          <table:table-cell/>
          <table:table-cell table:style-name="ce13" table:formula="of:=IF([.A940]=&quot;forward&quot;; SUM([.B940]; [.G939]); [.G939])" office:value-type="float" office:value="1878" calcext:value-type="float">
            <text:p>1878</text:p>
          </table:table-cell>
          <table:table-cell table:style-name="ce13" table:formula="of:=IF([.A940]=&quot;forward&quot;; SUM(PRODUCT([.I939]; [.B940]); [.H939]); [.H939])" office:value-type="float" office:value="854335" calcext:value-type="float">
            <text:p>854335</text:p>
          </table:table-cell>
          <table:table-cell table:style-name="ce13" table:formula="of:=IF([.A940]=&quot;down&quot;; SUM([.B940]; [.I939]); IF([.A940]=&quot;up&quot;;SUM(-[.B940]; [.I939]); [.I939]))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41]=&quot;forward&quot;; SUM([.B941]; [.D940]); [.D940])" office:value-type="float" office:value="1878" calcext:value-type="float">
            <text:p>1878</text:p>
          </table:table-cell>
          <table:table-cell table:style-name="ce13" table:formula="of:=IF([.A941]=&quot;down&quot;; SUM([.B941];[.E940]); IF([.A941]=&quot;up&quot;;SUM(-[.B941];[.E940]); [.E940]))" office:value-type="float" office:value="813" calcext:value-type="float">
            <text:p>813</text:p>
          </table:table-cell>
          <table:table-cell/>
          <table:table-cell table:style-name="ce13" table:formula="of:=IF([.A941]=&quot;forward&quot;; SUM([.B941]; [.G940]); [.G940])" office:value-type="float" office:value="1878" calcext:value-type="float">
            <text:p>1878</text:p>
          </table:table-cell>
          <table:table-cell table:style-name="ce13" table:formula="of:=IF([.A941]=&quot;forward&quot;; SUM(PRODUCT([.I940]; [.B941]); [.H940]); [.H940])" office:value-type="float" office:value="854335" calcext:value-type="float">
            <text:p>854335</text:p>
          </table:table-cell>
          <table:table-cell table:style-name="ce13" table:formula="of:=IF([.A941]=&quot;down&quot;; SUM([.B941]; [.I940]); IF([.A941]=&quot;up&quot;;SUM(-[.B941]; [.I940]); [.I940]))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42]=&quot;forward&quot;; SUM([.B942]; [.D941]); [.D941])" office:value-type="float" office:value="1881" calcext:value-type="float">
            <text:p>1881</text:p>
          </table:table-cell>
          <table:table-cell table:style-name="ce13" table:formula="of:=IF([.A942]=&quot;down&quot;; SUM([.B942];[.E941]); IF([.A942]=&quot;up&quot;;SUM(-[.B942];[.E941]); [.E941]))" office:value-type="float" office:value="813" calcext:value-type="float">
            <text:p>813</text:p>
          </table:table-cell>
          <table:table-cell/>
          <table:table-cell table:style-name="ce13" table:formula="of:=IF([.A942]=&quot;forward&quot;; SUM([.B942]; [.G941]); [.G941])" office:value-type="float" office:value="1881" calcext:value-type="float">
            <text:p>1881</text:p>
          </table:table-cell>
          <table:table-cell table:style-name="ce13" table:formula="of:=IF([.A942]=&quot;forward&quot;; SUM(PRODUCT([.I941]; [.B942]); [.H941]); [.H941])" office:value-type="float" office:value="856774" calcext:value-type="float">
            <text:p>856774</text:p>
          </table:table-cell>
          <table:table-cell table:style-name="ce13" table:formula="of:=IF([.A942]=&quot;down&quot;; SUM([.B942]; [.I941]); IF([.A942]=&quot;up&quot;;SUM(-[.B942]; [.I941]); [.I941]))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43]=&quot;forward&quot;; SUM([.B943]; [.D942]); [.D942])" office:value-type="float" office:value="1881" calcext:value-type="float">
            <text:p>1881</text:p>
          </table:table-cell>
          <table:table-cell table:style-name="ce13" table:formula="of:=IF([.A943]=&quot;down&quot;; SUM([.B943];[.E942]); IF([.A943]=&quot;up&quot;;SUM(-[.B943];[.E942]); [.E942]))" office:value-type="float" office:value="808" calcext:value-type="float">
            <text:p>808</text:p>
          </table:table-cell>
          <table:table-cell/>
          <table:table-cell table:style-name="ce13" table:formula="of:=IF([.A943]=&quot;forward&quot;; SUM([.B943]; [.G942]); [.G942])" office:value-type="float" office:value="1881" calcext:value-type="float">
            <text:p>1881</text:p>
          </table:table-cell>
          <table:table-cell table:style-name="ce13" table:formula="of:=IF([.A943]=&quot;forward&quot;; SUM(PRODUCT([.I942]; [.B943]); [.H942]); [.H942])" office:value-type="float" office:value="856774" calcext:value-type="float">
            <text:p>856774</text:p>
          </table:table-cell>
          <table:table-cell table:style-name="ce13" table:formula="of:=IF([.A943]=&quot;down&quot;; SUM([.B943]; [.I942]); IF([.A943]=&quot;up&quot;;SUM(-[.B943]; [.I942]); [.I942]))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44]=&quot;forward&quot;; SUM([.B944]; [.D943]); [.D943])" office:value-type="float" office:value="1881" calcext:value-type="float">
            <text:p>1881</text:p>
          </table:table-cell>
          <table:table-cell table:style-name="ce13" table:formula="of:=IF([.A944]=&quot;down&quot;; SUM([.B944];[.E943]); IF([.A944]=&quot;up&quot;;SUM(-[.B944];[.E943]); [.E943]))" office:value-type="float" office:value="817" calcext:value-type="float">
            <text:p>817</text:p>
          </table:table-cell>
          <table:table-cell/>
          <table:table-cell table:style-name="ce13" table:formula="of:=IF([.A944]=&quot;forward&quot;; SUM([.B944]; [.G943]); [.G943])" office:value-type="float" office:value="1881" calcext:value-type="float">
            <text:p>1881</text:p>
          </table:table-cell>
          <table:table-cell table:style-name="ce13" table:formula="of:=IF([.A944]=&quot;forward&quot;; SUM(PRODUCT([.I943]; [.B944]); [.H943]); [.H943])" office:value-type="float" office:value="856774" calcext:value-type="float">
            <text:p>856774</text:p>
          </table:table-cell>
          <table:table-cell table:style-name="ce13" table:formula="of:=IF([.A944]=&quot;down&quot;; SUM([.B944]; [.I943]); IF([.A944]=&quot;up&quot;;SUM(-[.B944]; [.I943]); [.I943]))"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945]=&quot;forward&quot;; SUM([.B945]; [.D944]); [.D944])" office:value-type="float" office:value="1881" calcext:value-type="float">
            <text:p>1881</text:p>
          </table:table-cell>
          <table:table-cell table:style-name="ce13" table:formula="of:=IF([.A945]=&quot;down&quot;; SUM([.B945];[.E944]); IF([.A945]=&quot;up&quot;;SUM(-[.B945];[.E944]); [.E944]))" office:value-type="float" office:value="824" calcext:value-type="float">
            <text:p>824</text:p>
          </table:table-cell>
          <table:table-cell/>
          <table:table-cell table:style-name="ce13" table:formula="of:=IF([.A945]=&quot;forward&quot;; SUM([.B945]; [.G944]); [.G944])" office:value-type="float" office:value="1881" calcext:value-type="float">
            <text:p>1881</text:p>
          </table:table-cell>
          <table:table-cell table:style-name="ce13" table:formula="of:=IF([.A945]=&quot;forward&quot;; SUM(PRODUCT([.I944]; [.B945]); [.H944]); [.H944])" office:value-type="float" office:value="856774" calcext:value-type="float">
            <text:p>856774</text:p>
          </table:table-cell>
          <table:table-cell table:style-name="ce13" table:formula="of:=IF([.A945]=&quot;down&quot;; SUM([.B945]; [.I944]); IF([.A945]=&quot;up&quot;;SUM(-[.B945]; [.I944]); [.I944])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46]=&quot;forward&quot;; SUM([.B946]; [.D945]); [.D945])" office:value-type="float" office:value="1889" calcext:value-type="float">
            <text:p>1889</text:p>
          </table:table-cell>
          <table:table-cell table:style-name="ce13" table:formula="of:=IF([.A946]=&quot;down&quot;; SUM([.B946];[.E945]); IF([.A946]=&quot;up&quot;;SUM(-[.B946];[.E945]); [.E945]))" office:value-type="float" office:value="824" calcext:value-type="float">
            <text:p>824</text:p>
          </table:table-cell>
          <table:table-cell/>
          <table:table-cell table:style-name="ce13" table:formula="of:=IF([.A946]=&quot;forward&quot;; SUM([.B946]; [.G945]); [.G945])" office:value-type="float" office:value="1889" calcext:value-type="float">
            <text:p>1889</text:p>
          </table:table-cell>
          <table:table-cell table:style-name="ce13" table:formula="of:=IF([.A946]=&quot;forward&quot;; SUM(PRODUCT([.I945]; [.B946]); [.H945]); [.H945])" office:value-type="float" office:value="863366" calcext:value-type="float">
            <text:p>863366</text:p>
          </table:table-cell>
          <table:table-cell table:style-name="ce13" table:formula="of:=IF([.A946]=&quot;down&quot;; SUM([.B946]; [.I945]); IF([.A946]=&quot;up&quot;;SUM(-[.B946]; [.I945]); [.I945])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47]=&quot;forward&quot;; SUM([.B947]; [.D946]); [.D946])" office:value-type="float" office:value="1889" calcext:value-type="float">
            <text:p>1889</text:p>
          </table:table-cell>
          <table:table-cell table:style-name="ce13" table:formula="of:=IF([.A947]=&quot;down&quot;; SUM([.B947];[.E946]); IF([.A947]=&quot;up&quot;;SUM(-[.B947];[.E946]); [.E946]))" office:value-type="float" office:value="819" calcext:value-type="float">
            <text:p>819</text:p>
          </table:table-cell>
          <table:table-cell/>
          <table:table-cell table:style-name="ce13" table:formula="of:=IF([.A947]=&quot;forward&quot;; SUM([.B947]; [.G946]); [.G946])" office:value-type="float" office:value="1889" calcext:value-type="float">
            <text:p>1889</text:p>
          </table:table-cell>
          <table:table-cell table:style-name="ce13" table:formula="of:=IF([.A947]=&quot;forward&quot;; SUM(PRODUCT([.I946]; [.B947]); [.H946]); [.H946])" office:value-type="float" office:value="863366" calcext:value-type="float">
            <text:p>863366</text:p>
          </table:table-cell>
          <table:table-cell table:style-name="ce13" table:formula="of:=IF([.A947]=&quot;down&quot;; SUM([.B947]; [.I946]); IF([.A947]=&quot;up&quot;;SUM(-[.B947]; [.I946]); [.I946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48]=&quot;forward&quot;; SUM([.B948]; [.D947]); [.D947])" office:value-type="float" office:value="1889" calcext:value-type="float">
            <text:p>1889</text:p>
          </table:table-cell>
          <table:table-cell table:style-name="ce13" table:formula="of:=IF([.A948]=&quot;down&quot;; SUM([.B948];[.E947]); IF([.A948]=&quot;up&quot;;SUM(-[.B948];[.E947]); [.E947]))" office:value-type="float" office:value="815" calcext:value-type="float">
            <text:p>815</text:p>
          </table:table-cell>
          <table:table-cell/>
          <table:table-cell table:style-name="ce13" table:formula="of:=IF([.A948]=&quot;forward&quot;; SUM([.B948]; [.G947]); [.G947])" office:value-type="float" office:value="1889" calcext:value-type="float">
            <text:p>1889</text:p>
          </table:table-cell>
          <table:table-cell table:style-name="ce13" table:formula="of:=IF([.A948]=&quot;forward&quot;; SUM(PRODUCT([.I947]; [.B948]); [.H947]); [.H947])" office:value-type="float" office:value="863366" calcext:value-type="float">
            <text:p>863366</text:p>
          </table:table-cell>
          <table:table-cell table:style-name="ce13" table:formula="of:=IF([.A948]=&quot;down&quot;; SUM([.B948]; [.I947]); IF([.A948]=&quot;up&quot;;SUM(-[.B948]; [.I947]); [.I947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49]=&quot;forward&quot;; SUM([.B949]; [.D948]); [.D948])" office:value-type="float" office:value="1897" calcext:value-type="float">
            <text:p>1897</text:p>
          </table:table-cell>
          <table:table-cell table:style-name="ce13" table:formula="of:=IF([.A949]=&quot;down&quot;; SUM([.B949];[.E948]); IF([.A949]=&quot;up&quot;;SUM(-[.B949];[.E948]); [.E948]))" office:value-type="float" office:value="815" calcext:value-type="float">
            <text:p>815</text:p>
          </table:table-cell>
          <table:table-cell/>
          <table:table-cell table:style-name="ce13" table:formula="of:=IF([.A949]=&quot;forward&quot;; SUM([.B949]; [.G948]); [.G948])" office:value-type="float" office:value="1897" calcext:value-type="float">
            <text:p>1897</text:p>
          </table:table-cell>
          <table:table-cell table:style-name="ce13" table:formula="of:=IF([.A949]=&quot;forward&quot;; SUM(PRODUCT([.I948]; [.B949]); [.H948]); [.H948])" office:value-type="float" office:value="869886" calcext:value-type="float">
            <text:p>869886</text:p>
          </table:table-cell>
          <table:table-cell table:style-name="ce13" table:formula="of:=IF([.A949]=&quot;down&quot;; SUM([.B949]; [.I948]); IF([.A949]=&quot;up&quot;;SUM(-[.B949]; [.I948]); [.I948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50]=&quot;forward&quot;; SUM([.B950]; [.D949]); [.D949])" office:value-type="float" office:value="1902" calcext:value-type="float">
            <text:p>1902</text:p>
          </table:table-cell>
          <table:table-cell table:style-name="ce13" table:formula="of:=IF([.A950]=&quot;down&quot;; SUM([.B950];[.E949]); IF([.A950]=&quot;up&quot;;SUM(-[.B950];[.E949]); [.E949]))" office:value-type="float" office:value="815" calcext:value-type="float">
            <text:p>815</text:p>
          </table:table-cell>
          <table:table-cell/>
          <table:table-cell table:style-name="ce13" table:formula="of:=IF([.A950]=&quot;forward&quot;; SUM([.B950]; [.G949]); [.G949])" office:value-type="float" office:value="1902" calcext:value-type="float">
            <text:p>1902</text:p>
          </table:table-cell>
          <table:table-cell table:style-name="ce13" table:formula="of:=IF([.A950]=&quot;forward&quot;; SUM(PRODUCT([.I949]; [.B950]); [.H949]); [.H949])" office:value-type="float" office:value="873961" calcext:value-type="float">
            <text:p>873961</text:p>
          </table:table-cell>
          <table:table-cell table:style-name="ce13" table:formula="of:=IF([.A950]=&quot;down&quot;; SUM([.B950]; [.I949]); IF([.A950]=&quot;up&quot;;SUM(-[.B950]; [.I949]); [.I949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51]=&quot;forward&quot;; SUM([.B951]; [.D950]); [.D950])" office:value-type="float" office:value="1902" calcext:value-type="float">
            <text:p>1902</text:p>
          </table:table-cell>
          <table:table-cell table:style-name="ce13" table:formula="of:=IF([.A951]=&quot;down&quot;; SUM([.B951];[.E950]); IF([.A951]=&quot;up&quot;;SUM(-[.B951];[.E950]); [.E950]))" office:value-type="float" office:value="823" calcext:value-type="float">
            <text:p>823</text:p>
          </table:table-cell>
          <table:table-cell/>
          <table:table-cell table:style-name="ce13" table:formula="of:=IF([.A951]=&quot;forward&quot;; SUM([.B951]; [.G950]); [.G950])" office:value-type="float" office:value="1902" calcext:value-type="float">
            <text:p>1902</text:p>
          </table:table-cell>
          <table:table-cell table:style-name="ce13" table:formula="of:=IF([.A951]=&quot;forward&quot;; SUM(PRODUCT([.I950]; [.B951]); [.H950]); [.H950])" office:value-type="float" office:value="873961" calcext:value-type="float">
            <text:p>873961</text:p>
          </table:table-cell>
          <table:table-cell table:style-name="ce13" table:formula="of:=IF([.A951]=&quot;down&quot;; SUM([.B951]; [.I950]); IF([.A951]=&quot;up&quot;;SUM(-[.B951]; [.I950]); [.I950]))"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52]=&quot;forward&quot;; SUM([.B952]; [.D951]); [.D951])" office:value-type="float" office:value="1902" calcext:value-type="float">
            <text:p>1902</text:p>
          </table:table-cell>
          <table:table-cell table:style-name="ce13" table:formula="of:=IF([.A952]=&quot;down&quot;; SUM([.B952];[.E951]); IF([.A952]=&quot;up&quot;;SUM(-[.B952];[.E951]); [.E951]))" office:value-type="float" office:value="815" calcext:value-type="float">
            <text:p>815</text:p>
          </table:table-cell>
          <table:table-cell/>
          <table:table-cell table:style-name="ce13" table:formula="of:=IF([.A952]=&quot;forward&quot;; SUM([.B952]; [.G951]); [.G951])" office:value-type="float" office:value="1902" calcext:value-type="float">
            <text:p>1902</text:p>
          </table:table-cell>
          <table:table-cell table:style-name="ce13" table:formula="of:=IF([.A952]=&quot;forward&quot;; SUM(PRODUCT([.I951]; [.B952]); [.H951]); [.H951])" office:value-type="float" office:value="873961" calcext:value-type="float">
            <text:p>873961</text:p>
          </table:table-cell>
          <table:table-cell table:style-name="ce13" table:formula="of:=IF([.A952]=&quot;down&quot;; SUM([.B952]; [.I951]); IF([.A952]=&quot;up&quot;;SUM(-[.B952]; [.I951]); [.I951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953]=&quot;forward&quot;; SUM([.B953]; [.D952]); [.D952])" office:value-type="float" office:value="1909" calcext:value-type="float">
            <text:p>1909</text:p>
          </table:table-cell>
          <table:table-cell table:style-name="ce13" table:formula="of:=IF([.A953]=&quot;down&quot;; SUM([.B953];[.E952]); IF([.A953]=&quot;up&quot;;SUM(-[.B953];[.E952]); [.E952]))" office:value-type="float" office:value="815" calcext:value-type="float">
            <text:p>815</text:p>
          </table:table-cell>
          <table:table-cell/>
          <table:table-cell table:style-name="ce13" table:formula="of:=IF([.A953]=&quot;forward&quot;; SUM([.B953]; [.G952]); [.G952])" office:value-type="float" office:value="1909" calcext:value-type="float">
            <text:p>1909</text:p>
          </table:table-cell>
          <table:table-cell table:style-name="ce13" table:formula="of:=IF([.A953]=&quot;forward&quot;; SUM(PRODUCT([.I952]; [.B953]); [.H952]); [.H952])" office:value-type="float" office:value="879666" calcext:value-type="float">
            <text:p>879666</text:p>
          </table:table-cell>
          <table:table-cell table:style-name="ce13" table:formula="of:=IF([.A953]=&quot;down&quot;; SUM([.B953]; [.I952]); IF([.A953]=&quot;up&quot;;SUM(-[.B953]; [.I952]); [.I952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54]=&quot;forward&quot;; SUM([.B954]; [.D953]); [.D953])" office:value-type="float" office:value="1909" calcext:value-type="float">
            <text:p>1909</text:p>
          </table:table-cell>
          <table:table-cell table:style-name="ce13" table:formula="of:=IF([.A954]=&quot;down&quot;; SUM([.B954];[.E953]); IF([.A954]=&quot;up&quot;;SUM(-[.B954];[.E953]); [.E953]))" office:value-type="float" office:value="807" calcext:value-type="float">
            <text:p>807</text:p>
          </table:table-cell>
          <table:table-cell/>
          <table:table-cell table:style-name="ce13" table:formula="of:=IF([.A954]=&quot;forward&quot;; SUM([.B954]; [.G953]); [.G953])" office:value-type="float" office:value="1909" calcext:value-type="float">
            <text:p>1909</text:p>
          </table:table-cell>
          <table:table-cell table:style-name="ce13" table:formula="of:=IF([.A954]=&quot;forward&quot;; SUM(PRODUCT([.I953]; [.B954]); [.H953]); [.H953])" office:value-type="float" office:value="879666" calcext:value-type="float">
            <text:p>879666</text:p>
          </table:table-cell>
          <table:table-cell table:style-name="ce13" table:formula="of:=IF([.A954]=&quot;down&quot;; SUM([.B954]; [.I953]); IF([.A954]=&quot;up&quot;;SUM(-[.B954]; [.I953]); [.I953])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55]=&quot;forward&quot;; SUM([.B955]; [.D954]); [.D954])" office:value-type="float" office:value="1909" calcext:value-type="float">
            <text:p>1909</text:p>
          </table:table-cell>
          <table:table-cell table:style-name="ce13" table:formula="of:=IF([.A955]=&quot;down&quot;; SUM([.B955];[.E954]); IF([.A955]=&quot;up&quot;;SUM(-[.B955];[.E954]); [.E954]))" office:value-type="float" office:value="813" calcext:value-type="float">
            <text:p>813</text:p>
          </table:table-cell>
          <table:table-cell/>
          <table:table-cell table:style-name="ce13" table:formula="of:=IF([.A955]=&quot;forward&quot;; SUM([.B955]; [.G954]); [.G954])" office:value-type="float" office:value="1909" calcext:value-type="float">
            <text:p>1909</text:p>
          </table:table-cell>
          <table:table-cell table:style-name="ce13" table:formula="of:=IF([.A955]=&quot;forward&quot;; SUM(PRODUCT([.I954]; [.B955]); [.H954]); [.H954])" office:value-type="float" office:value="879666" calcext:value-type="float">
            <text:p>879666</text:p>
          </table:table-cell>
          <table:table-cell table:style-name="ce13" table:formula="of:=IF([.A955]=&quot;down&quot;; SUM([.B955]; [.I954]); IF([.A955]=&quot;up&quot;;SUM(-[.B955]; [.I954]); [.I954]))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56]=&quot;forward&quot;; SUM([.B956]; [.D955]); [.D955])" office:value-type="float" office:value="1909" calcext:value-type="float">
            <text:p>1909</text:p>
          </table:table-cell>
          <table:table-cell table:style-name="ce13" table:formula="of:=IF([.A956]=&quot;down&quot;; SUM([.B956];[.E955]); IF([.A956]=&quot;up&quot;;SUM(-[.B956];[.E955]); [.E955]))" office:value-type="float" office:value="815" calcext:value-type="float">
            <text:p>815</text:p>
          </table:table-cell>
          <table:table-cell/>
          <table:table-cell table:style-name="ce13" table:formula="of:=IF([.A956]=&quot;forward&quot;; SUM([.B956]; [.G955]); [.G955])" office:value-type="float" office:value="1909" calcext:value-type="float">
            <text:p>1909</text:p>
          </table:table-cell>
          <table:table-cell table:style-name="ce13" table:formula="of:=IF([.A956]=&quot;forward&quot;; SUM(PRODUCT([.I955]; [.B956]); [.H955]); [.H955])" office:value-type="float" office:value="879666" calcext:value-type="float">
            <text:p>879666</text:p>
          </table:table-cell>
          <table:table-cell table:style-name="ce13" table:formula="of:=IF([.A956]=&quot;down&quot;; SUM([.B956]; [.I955]); IF([.A956]=&quot;up&quot;;SUM(-[.B956]; [.I955]); [.I955]))"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57]=&quot;forward&quot;; SUM([.B957]; [.D956]); [.D956])" office:value-type="float" office:value="1909" calcext:value-type="float">
            <text:p>1909</text:p>
          </table:table-cell>
          <table:table-cell table:style-name="ce13" table:formula="of:=IF([.A957]=&quot;down&quot;; SUM([.B957];[.E956]); IF([.A957]=&quot;up&quot;;SUM(-[.B957];[.E956]); [.E956]))" office:value-type="float" office:value="818" calcext:value-type="float">
            <text:p>818</text:p>
          </table:table-cell>
          <table:table-cell/>
          <table:table-cell table:style-name="ce13" table:formula="of:=IF([.A957]=&quot;forward&quot;; SUM([.B957]; [.G956]); [.G956])" office:value-type="float" office:value="1909" calcext:value-type="float">
            <text:p>1909</text:p>
          </table:table-cell>
          <table:table-cell table:style-name="ce13" table:formula="of:=IF([.A957]=&quot;forward&quot;; SUM(PRODUCT([.I956]; [.B957]); [.H956]); [.H956])" office:value-type="float" office:value="879666" calcext:value-type="float">
            <text:p>879666</text:p>
          </table:table-cell>
          <table:table-cell table:style-name="ce13" table:formula="of:=IF([.A957]=&quot;down&quot;; SUM([.B957]; [.I956]); IF([.A957]=&quot;up&quot;;SUM(-[.B957]; [.I956]); [.I956]))"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58]=&quot;forward&quot;; SUM([.B958]; [.D957]); [.D957])" office:value-type="float" office:value="1918" calcext:value-type="float">
            <text:p>1918</text:p>
          </table:table-cell>
          <table:table-cell table:style-name="ce13" table:formula="of:=IF([.A958]=&quot;down&quot;; SUM([.B958];[.E957]); IF([.A958]=&quot;up&quot;;SUM(-[.B958];[.E957]); [.E957]))" office:value-type="float" office:value="818" calcext:value-type="float">
            <text:p>818</text:p>
          </table:table-cell>
          <table:table-cell/>
          <table:table-cell table:style-name="ce13" table:formula="of:=IF([.A958]=&quot;forward&quot;; SUM([.B958]; [.G957]); [.G957])" office:value-type="float" office:value="1918" calcext:value-type="float">
            <text:p>1918</text:p>
          </table:table-cell>
          <table:table-cell table:style-name="ce13" table:formula="of:=IF([.A958]=&quot;forward&quot;; SUM(PRODUCT([.I957]; [.B958]); [.H957]); [.H957])" office:value-type="float" office:value="887028" calcext:value-type="float">
            <text:p>887028</text:p>
          </table:table-cell>
          <table:table-cell table:style-name="ce13" table:formula="of:=IF([.A958]=&quot;down&quot;; SUM([.B958]; [.I957]); IF([.A958]=&quot;up&quot;;SUM(-[.B958]; [.I957]); [.I957]))"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59]=&quot;forward&quot;; SUM([.B959]; [.D958]); [.D958])" office:value-type="float" office:value="1918" calcext:value-type="float">
            <text:p>1918</text:p>
          </table:table-cell>
          <table:table-cell table:style-name="ce13" table:formula="of:=IF([.A959]=&quot;down&quot;; SUM([.B959];[.E958]); IF([.A959]=&quot;up&quot;;SUM(-[.B959];[.E958]); [.E958]))" office:value-type="float" office:value="822" calcext:value-type="float">
            <text:p>822</text:p>
          </table:table-cell>
          <table:table-cell/>
          <table:table-cell table:style-name="ce13" table:formula="of:=IF([.A959]=&quot;forward&quot;; SUM([.B959]; [.G958]); [.G958])" office:value-type="float" office:value="1918" calcext:value-type="float">
            <text:p>1918</text:p>
          </table:table-cell>
          <table:table-cell table:style-name="ce13" table:formula="of:=IF([.A959]=&quot;forward&quot;; SUM(PRODUCT([.I958]; [.B959]); [.H958]); [.H958])" office:value-type="float" office:value="887028" calcext:value-type="float">
            <text:p>887028</text:p>
          </table:table-cell>
          <table:table-cell table:style-name="ce13" table:formula="of:=IF([.A959]=&quot;down&quot;; SUM([.B959]; [.I958]); IF([.A959]=&quot;up&quot;;SUM(-[.B959]; [.I958]); [.I958]))"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60]=&quot;forward&quot;; SUM([.B960]; [.D959]); [.D959])" office:value-type="float" office:value="1918" calcext:value-type="float">
            <text:p>1918</text:p>
          </table:table-cell>
          <table:table-cell table:style-name="ce13" table:formula="of:=IF([.A960]=&quot;down&quot;; SUM([.B960];[.E959]); IF([.A960]=&quot;up&quot;;SUM(-[.B960];[.E959]); [.E959]))" office:value-type="float" office:value="824" calcext:value-type="float">
            <text:p>824</text:p>
          </table:table-cell>
          <table:table-cell/>
          <table:table-cell table:style-name="ce13" table:formula="of:=IF([.A960]=&quot;forward&quot;; SUM([.B960]; [.G959]); [.G959])" office:value-type="float" office:value="1918" calcext:value-type="float">
            <text:p>1918</text:p>
          </table:table-cell>
          <table:table-cell table:style-name="ce13" table:formula="of:=IF([.A960]=&quot;forward&quot;; SUM(PRODUCT([.I959]; [.B960]); [.H959]); [.H959])" office:value-type="float" office:value="887028" calcext:value-type="float">
            <text:p>887028</text:p>
          </table:table-cell>
          <table:table-cell table:style-name="ce13" table:formula="of:=IF([.A960]=&quot;down&quot;; SUM([.B960]; [.I959]); IF([.A960]=&quot;up&quot;;SUM(-[.B960]; [.I959]); [.I959])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61]=&quot;forward&quot;; SUM([.B961]; [.D960]); [.D960])" office:value-type="float" office:value="1918" calcext:value-type="float">
            <text:p>1918</text:p>
          </table:table-cell>
          <table:table-cell table:style-name="ce13" table:formula="of:=IF([.A961]=&quot;down&quot;; SUM([.B961];[.E960]); IF([.A961]=&quot;up&quot;;SUM(-[.B961];[.E960]); [.E960]))" office:value-type="float" office:value="825" calcext:value-type="float">
            <text:p>825</text:p>
          </table:table-cell>
          <table:table-cell/>
          <table:table-cell table:style-name="ce13" table:formula="of:=IF([.A961]=&quot;forward&quot;; SUM([.B961]; [.G960]); [.G960])" office:value-type="float" office:value="1918" calcext:value-type="float">
            <text:p>1918</text:p>
          </table:table-cell>
          <table:table-cell table:style-name="ce13" table:formula="of:=IF([.A961]=&quot;forward&quot;; SUM(PRODUCT([.I960]; [.B961]); [.H960]); [.H960])" office:value-type="float" office:value="887028" calcext:value-type="float">
            <text:p>887028</text:p>
          </table:table-cell>
          <table:table-cell table:style-name="ce13" table:formula="of:=IF([.A961]=&quot;down&quot;; SUM([.B961]; [.I960]); IF([.A961]=&quot;up&quot;;SUM(-[.B961]; [.I960]); [.I960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62]=&quot;forward&quot;; SUM([.B962]; [.D961]); [.D961])" office:value-type="float" office:value="1918" calcext:value-type="float">
            <text:p>1918</text:p>
          </table:table-cell>
          <table:table-cell table:style-name="ce13" table:formula="of:=IF([.A962]=&quot;down&quot;; SUM([.B962];[.E961]); IF([.A962]=&quot;up&quot;;SUM(-[.B962];[.E961]); [.E961]))" office:value-type="float" office:value="823" calcext:value-type="float">
            <text:p>823</text:p>
          </table:table-cell>
          <table:table-cell/>
          <table:table-cell table:style-name="ce13" table:formula="of:=IF([.A962]=&quot;forward&quot;; SUM([.B962]; [.G961]); [.G961])" office:value-type="float" office:value="1918" calcext:value-type="float">
            <text:p>1918</text:p>
          </table:table-cell>
          <table:table-cell table:style-name="ce13" table:formula="of:=IF([.A962]=&quot;forward&quot;; SUM(PRODUCT([.I961]; [.B962]); [.H961]); [.H961])" office:value-type="float" office:value="887028" calcext:value-type="float">
            <text:p>887028</text:p>
          </table:table-cell>
          <table:table-cell table:style-name="ce13" table:formula="of:=IF([.A962]=&quot;down&quot;; SUM([.B962]; [.I961]); IF([.A962]=&quot;up&quot;;SUM(-[.B962]; [.I961]); [.I961]))"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63]=&quot;forward&quot;; SUM([.B963]; [.D962]); [.D962])" office:value-type="float" office:value="1918" calcext:value-type="float">
            <text:p>1918</text:p>
          </table:table-cell>
          <table:table-cell table:style-name="ce13" table:formula="of:=IF([.A963]=&quot;down&quot;; SUM([.B963];[.E962]); IF([.A963]=&quot;up&quot;;SUM(-[.B963];[.E962]); [.E962]))" office:value-type="float" office:value="819" calcext:value-type="float">
            <text:p>819</text:p>
          </table:table-cell>
          <table:table-cell/>
          <table:table-cell table:style-name="ce13" table:formula="of:=IF([.A963]=&quot;forward&quot;; SUM([.B963]; [.G962]); [.G962])" office:value-type="float" office:value="1918" calcext:value-type="float">
            <text:p>1918</text:p>
          </table:table-cell>
          <table:table-cell table:style-name="ce13" table:formula="of:=IF([.A963]=&quot;forward&quot;; SUM(PRODUCT([.I962]; [.B963]); [.H962]); [.H962])" office:value-type="float" office:value="887028" calcext:value-type="float">
            <text:p>887028</text:p>
          </table:table-cell>
          <table:table-cell table:style-name="ce13" table:formula="of:=IF([.A963]=&quot;down&quot;; SUM([.B963]; [.I962]); IF([.A963]=&quot;up&quot;;SUM(-[.B963]; [.I962]); [.I962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64]=&quot;forward&quot;; SUM([.B964]; [.D963]); [.D963])" office:value-type="float" office:value="1921" calcext:value-type="float">
            <text:p>1921</text:p>
          </table:table-cell>
          <table:table-cell table:style-name="ce13" table:formula="of:=IF([.A964]=&quot;down&quot;; SUM([.B964];[.E963]); IF([.A964]=&quot;up&quot;;SUM(-[.B964];[.E963]); [.E963]))" office:value-type="float" office:value="819" calcext:value-type="float">
            <text:p>819</text:p>
          </table:table-cell>
          <table:table-cell/>
          <table:table-cell table:style-name="ce13" table:formula="of:=IF([.A964]=&quot;forward&quot;; SUM([.B964]; [.G963]); [.G963])" office:value-type="float" office:value="1921" calcext:value-type="float">
            <text:p>1921</text:p>
          </table:table-cell>
          <table:table-cell table:style-name="ce13" table:formula="of:=IF([.A964]=&quot;forward&quot;; SUM(PRODUCT([.I963]; [.B964]); [.H963]); [.H963])" office:value-type="float" office:value="889485" calcext:value-type="float">
            <text:p>889485</text:p>
          </table:table-cell>
          <table:table-cell table:style-name="ce13" table:formula="of:=IF([.A964]=&quot;down&quot;; SUM([.B964]; [.I963]); IF([.A964]=&quot;up&quot;;SUM(-[.B964]; [.I963]); [.I963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65]=&quot;forward&quot;; SUM([.B965]; [.D964]); [.D964])" office:value-type="float" office:value="1922" calcext:value-type="float">
            <text:p>1922</text:p>
          </table:table-cell>
          <table:table-cell table:style-name="ce13" table:formula="of:=IF([.A965]=&quot;down&quot;; SUM([.B965];[.E964]); IF([.A965]=&quot;up&quot;;SUM(-[.B965];[.E964]); [.E964]))" office:value-type="float" office:value="819" calcext:value-type="float">
            <text:p>819</text:p>
          </table:table-cell>
          <table:table-cell/>
          <table:table-cell table:style-name="ce13" table:formula="of:=IF([.A965]=&quot;forward&quot;; SUM([.B965]; [.G964]); [.G964])" office:value-type="float" office:value="1922" calcext:value-type="float">
            <text:p>1922</text:p>
          </table:table-cell>
          <table:table-cell table:style-name="ce13" table:formula="of:=IF([.A965]=&quot;forward&quot;; SUM(PRODUCT([.I964]; [.B965]); [.H964]); [.H964])" office:value-type="float" office:value="890304" calcext:value-type="float">
            <text:p>890304</text:p>
          </table:table-cell>
          <table:table-cell table:style-name="ce13" table:formula="of:=IF([.A965]=&quot;down&quot;; SUM([.B965]; [.I964]); IF([.A965]=&quot;up&quot;;SUM(-[.B965]; [.I964]); [.I964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66]=&quot;forward&quot;; SUM([.B966]; [.D965]); [.D965])" office:value-type="float" office:value="1931" calcext:value-type="float">
            <text:p>1931</text:p>
          </table:table-cell>
          <table:table-cell table:style-name="ce13" table:formula="of:=IF([.A966]=&quot;down&quot;; SUM([.B966];[.E965]); IF([.A966]=&quot;up&quot;;SUM(-[.B966];[.E965]); [.E965]))" office:value-type="float" office:value="819" calcext:value-type="float">
            <text:p>819</text:p>
          </table:table-cell>
          <table:table-cell/>
          <table:table-cell table:style-name="ce13" table:formula="of:=IF([.A966]=&quot;forward&quot;; SUM([.B966]; [.G965]); [.G965])" office:value-type="float" office:value="1931" calcext:value-type="float">
            <text:p>1931</text:p>
          </table:table-cell>
          <table:table-cell table:style-name="ce13" table:formula="of:=IF([.A966]=&quot;forward&quot;; SUM(PRODUCT([.I965]; [.B966]); [.H965]); [.H965])" office:value-type="float" office:value="897675" calcext:value-type="float">
            <text:p>897675</text:p>
          </table:table-cell>
          <table:table-cell table:style-name="ce13" table:formula="of:=IF([.A966]=&quot;down&quot;; SUM([.B966]; [.I965]); IF([.A966]=&quot;up&quot;;SUM(-[.B966]; [.I965]); [.I965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67]=&quot;forward&quot;; SUM([.B967]; [.D966]); [.D966])" office:value-type="float" office:value="1932" calcext:value-type="float">
            <text:p>1932</text:p>
          </table:table-cell>
          <table:table-cell table:style-name="ce13" table:formula="of:=IF([.A967]=&quot;down&quot;; SUM([.B967];[.E966]); IF([.A967]=&quot;up&quot;;SUM(-[.B967];[.E966]); [.E966]))" office:value-type="float" office:value="819" calcext:value-type="float">
            <text:p>819</text:p>
          </table:table-cell>
          <table:table-cell/>
          <table:table-cell table:style-name="ce13" table:formula="of:=IF([.A967]=&quot;forward&quot;; SUM([.B967]; [.G966]); [.G966])" office:value-type="float" office:value="1932" calcext:value-type="float">
            <text:p>1932</text:p>
          </table:table-cell>
          <table:table-cell table:style-name="ce13" table:formula="of:=IF([.A967]=&quot;forward&quot;; SUM(PRODUCT([.I966]; [.B967]); [.H966]); [.H966])" office:value-type="float" office:value="898494" calcext:value-type="float">
            <text:p>898494</text:p>
          </table:table-cell>
          <table:table-cell table:style-name="ce13" table:formula="of:=IF([.A967]=&quot;down&quot;; SUM([.B967]; [.I966]); IF([.A967]=&quot;up&quot;;SUM(-[.B967]; [.I966]); [.I966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968]=&quot;forward&quot;; SUM([.B968]; [.D967]); [.D967])" office:value-type="float" office:value="1932" calcext:value-type="float">
            <text:p>1932</text:p>
          </table:table-cell>
          <table:table-cell table:style-name="ce13" table:formula="of:=IF([.A968]=&quot;down&quot;; SUM([.B968];[.E967]); IF([.A968]=&quot;up&quot;;SUM(-[.B968];[.E967]); [.E967]))" office:value-type="float" office:value="826" calcext:value-type="float">
            <text:p>826</text:p>
          </table:table-cell>
          <table:table-cell/>
          <table:table-cell table:style-name="ce13" table:formula="of:=IF([.A968]=&quot;forward&quot;; SUM([.B968]; [.G967]); [.G967])" office:value-type="float" office:value="1932" calcext:value-type="float">
            <text:p>1932</text:p>
          </table:table-cell>
          <table:table-cell table:style-name="ce13" table:formula="of:=IF([.A968]=&quot;forward&quot;; SUM(PRODUCT([.I967]; [.B968]); [.H967]); [.H967])" office:value-type="float" office:value="898494" calcext:value-type="float">
            <text:p>898494</text:p>
          </table:table-cell>
          <table:table-cell table:style-name="ce13" table:formula="of:=IF([.A968]=&quot;down&quot;; SUM([.B968]; [.I967]); IF([.A968]=&quot;up&quot;;SUM(-[.B968]; [.I967]); [.I967])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969]=&quot;forward&quot;; SUM([.B969]; [.D968]); [.D968])" office:value-type="float" office:value="1932" calcext:value-type="float">
            <text:p>1932</text:p>
          </table:table-cell>
          <table:table-cell table:style-name="ce13" table:formula="of:=IF([.A969]=&quot;down&quot;; SUM([.B969];[.E968]); IF([.A969]=&quot;up&quot;;SUM(-[.B969];[.E968]); [.E968]))" office:value-type="float" office:value="819" calcext:value-type="float">
            <text:p>819</text:p>
          </table:table-cell>
          <table:table-cell/>
          <table:table-cell table:style-name="ce13" table:formula="of:=IF([.A969]=&quot;forward&quot;; SUM([.B969]; [.G968]); [.G968])" office:value-type="float" office:value="1932" calcext:value-type="float">
            <text:p>1932</text:p>
          </table:table-cell>
          <table:table-cell table:style-name="ce13" table:formula="of:=IF([.A969]=&quot;forward&quot;; SUM(PRODUCT([.I968]; [.B969]); [.H968]); [.H968])" office:value-type="float" office:value="898494" calcext:value-type="float">
            <text:p>898494</text:p>
          </table:table-cell>
          <table:table-cell table:style-name="ce13" table:formula="of:=IF([.A969]=&quot;down&quot;; SUM([.B969]; [.I968]); IF([.A969]=&quot;up&quot;;SUM(-[.B969]; [.I968]); [.I968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70]=&quot;forward&quot;; SUM([.B970]; [.D969]); [.D969])" office:value-type="float" office:value="1937" calcext:value-type="float">
            <text:p>1937</text:p>
          </table:table-cell>
          <table:table-cell table:style-name="ce13" table:formula="of:=IF([.A970]=&quot;down&quot;; SUM([.B970];[.E969]); IF([.A970]=&quot;up&quot;;SUM(-[.B970];[.E969]); [.E969]))" office:value-type="float" office:value="819" calcext:value-type="float">
            <text:p>819</text:p>
          </table:table-cell>
          <table:table-cell/>
          <table:table-cell table:style-name="ce13" table:formula="of:=IF([.A970]=&quot;forward&quot;; SUM([.B970]; [.G969]); [.G969])" office:value-type="float" office:value="1937" calcext:value-type="float">
            <text:p>1937</text:p>
          </table:table-cell>
          <table:table-cell table:style-name="ce13" table:formula="of:=IF([.A970]=&quot;forward&quot;; SUM(PRODUCT([.I969]; [.B970]); [.H969]); [.H969])" office:value-type="float" office:value="902589" calcext:value-type="float">
            <text:p>902589</text:p>
          </table:table-cell>
          <table:table-cell table:style-name="ce13" table:formula="of:=IF([.A970]=&quot;down&quot;; SUM([.B970]; [.I969]); IF([.A970]=&quot;up&quot;;SUM(-[.B970]; [.I969]); [.I969]))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71]=&quot;forward&quot;; SUM([.B971]; [.D970]); [.D970])" office:value-type="float" office:value="1937" calcext:value-type="float">
            <text:p>1937</text:p>
          </table:table-cell>
          <table:table-cell table:style-name="ce13" table:formula="of:=IF([.A971]=&quot;down&quot;; SUM([.B971];[.E970]); IF([.A971]=&quot;up&quot;;SUM(-[.B971];[.E970]); [.E970]))" office:value-type="float" office:value="822" calcext:value-type="float">
            <text:p>822</text:p>
          </table:table-cell>
          <table:table-cell/>
          <table:table-cell table:style-name="ce13" table:formula="of:=IF([.A971]=&quot;forward&quot;; SUM([.B971]; [.G970]); [.G970])" office:value-type="float" office:value="1937" calcext:value-type="float">
            <text:p>1937</text:p>
          </table:table-cell>
          <table:table-cell table:style-name="ce13" table:formula="of:=IF([.A971]=&quot;forward&quot;; SUM(PRODUCT([.I970]; [.B971]); [.H970]); [.H970])" office:value-type="float" office:value="902589" calcext:value-type="float">
            <text:p>902589</text:p>
          </table:table-cell>
          <table:table-cell table:style-name="ce13" table:formula="of:=IF([.A971]=&quot;down&quot;; SUM([.B971]; [.I970]); IF([.A971]=&quot;up&quot;;SUM(-[.B971]; [.I970]); [.I970]))"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72]=&quot;forward&quot;; SUM([.B972]; [.D971]); [.D971])" office:value-type="float" office:value="1940" calcext:value-type="float">
            <text:p>1940</text:p>
          </table:table-cell>
          <table:table-cell table:style-name="ce13" table:formula="of:=IF([.A972]=&quot;down&quot;; SUM([.B972];[.E971]); IF([.A972]=&quot;up&quot;;SUM(-[.B972];[.E971]); [.E971]))" office:value-type="float" office:value="822" calcext:value-type="float">
            <text:p>822</text:p>
          </table:table-cell>
          <table:table-cell/>
          <table:table-cell table:style-name="ce13" table:formula="of:=IF([.A972]=&quot;forward&quot;; SUM([.B972]; [.G971]); [.G971])" office:value-type="float" office:value="1940" calcext:value-type="float">
            <text:p>1940</text:p>
          </table:table-cell>
          <table:table-cell table:style-name="ce13" table:formula="of:=IF([.A972]=&quot;forward&quot;; SUM(PRODUCT([.I971]; [.B972]); [.H971]); [.H971])" office:value-type="float" office:value="905055" calcext:value-type="float">
            <text:p>905055</text:p>
          </table:table-cell>
          <table:table-cell table:style-name="ce13" table:formula="of:=IF([.A972]=&quot;down&quot;; SUM([.B972]; [.I971]); IF([.A972]=&quot;up&quot;;SUM(-[.B972]; [.I971]); [.I971]))"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73]=&quot;forward&quot;; SUM([.B973]; [.D972]); [.D972])" office:value-type="float" office:value="1940" calcext:value-type="float">
            <text:p>1940</text:p>
          </table:table-cell>
          <table:table-cell table:style-name="ce13" table:formula="of:=IF([.A973]=&quot;down&quot;; SUM([.B973];[.E972]); IF([.A973]=&quot;up&quot;;SUM(-[.B973];[.E972]); [.E972]))" office:value-type="float" office:value="826" calcext:value-type="float">
            <text:p>826</text:p>
          </table:table-cell>
          <table:table-cell/>
          <table:table-cell table:style-name="ce13" table:formula="of:=IF([.A973]=&quot;forward&quot;; SUM([.B973]; [.G972]); [.G972])" office:value-type="float" office:value="1940" calcext:value-type="float">
            <text:p>1940</text:p>
          </table:table-cell>
          <table:table-cell table:style-name="ce13" table:formula="of:=IF([.A973]=&quot;forward&quot;; SUM(PRODUCT([.I972]; [.B973]); [.H972]); [.H972])" office:value-type="float" office:value="905055" calcext:value-type="float">
            <text:p>905055</text:p>
          </table:table-cell>
          <table:table-cell table:style-name="ce13" table:formula="of:=IF([.A973]=&quot;down&quot;; SUM([.B973]; [.I972]); IF([.A973]=&quot;up&quot;;SUM(-[.B973]; [.I972]); [.I972])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74]=&quot;forward&quot;; SUM([.B974]; [.D973]); [.D973])" office:value-type="float" office:value="1940" calcext:value-type="float">
            <text:p>1940</text:p>
          </table:table-cell>
          <table:table-cell table:style-name="ce13" table:formula="of:=IF([.A974]=&quot;down&quot;; SUM([.B974];[.E973]); IF([.A974]=&quot;up&quot;;SUM(-[.B974];[.E973]); [.E973]))" office:value-type="float" office:value="827" calcext:value-type="float">
            <text:p>827</text:p>
          </table:table-cell>
          <table:table-cell/>
          <table:table-cell table:style-name="ce13" table:formula="of:=IF([.A974]=&quot;forward&quot;; SUM([.B974]; [.G973]); [.G973])" office:value-type="float" office:value="1940" calcext:value-type="float">
            <text:p>1940</text:p>
          </table:table-cell>
          <table:table-cell table:style-name="ce13" table:formula="of:=IF([.A974]=&quot;forward&quot;; SUM(PRODUCT([.I973]; [.B974]); [.H973]); [.H973])" office:value-type="float" office:value="905055" calcext:value-type="float">
            <text:p>905055</text:p>
          </table:table-cell>
          <table:table-cell table:style-name="ce13" table:formula="of:=IF([.A974]=&quot;down&quot;; SUM([.B974]; [.I973]); IF([.A974]=&quot;up&quot;;SUM(-[.B974]; [.I973]); [.I973]))"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75]=&quot;forward&quot;; SUM([.B975]; [.D974]); [.D974])" office:value-type="float" office:value="1940" calcext:value-type="float">
            <text:p>1940</text:p>
          </table:table-cell>
          <table:table-cell table:style-name="ce13" table:formula="of:=IF([.A975]=&quot;down&quot;; SUM([.B975];[.E974]); IF([.A975]=&quot;up&quot;;SUM(-[.B975];[.E974]); [.E974]))" office:value-type="float" office:value="822" calcext:value-type="float">
            <text:p>822</text:p>
          </table:table-cell>
          <table:table-cell/>
          <table:table-cell table:style-name="ce13" table:formula="of:=IF([.A975]=&quot;forward&quot;; SUM([.B975]; [.G974]); [.G974])" office:value-type="float" office:value="1940" calcext:value-type="float">
            <text:p>1940</text:p>
          </table:table-cell>
          <table:table-cell table:style-name="ce13" table:formula="of:=IF([.A975]=&quot;forward&quot;; SUM(PRODUCT([.I974]; [.B975]); [.H974]); [.H974])" office:value-type="float" office:value="905055" calcext:value-type="float">
            <text:p>905055</text:p>
          </table:table-cell>
          <table:table-cell table:style-name="ce13" table:formula="of:=IF([.A975]=&quot;down&quot;; SUM([.B975]; [.I974]); IF([.A975]=&quot;up&quot;;SUM(-[.B975]; [.I974]); [.I974]))"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76]=&quot;forward&quot;; SUM([.B976]; [.D975]); [.D975])" office:value-type="float" office:value="1940" calcext:value-type="float">
            <text:p>1940</text:p>
          </table:table-cell>
          <table:table-cell table:style-name="ce13" table:formula="of:=IF([.A976]=&quot;down&quot;; SUM([.B976];[.E975]); IF([.A976]=&quot;up&quot;;SUM(-[.B976];[.E975]); [.E975]))" office:value-type="float" office:value="830" calcext:value-type="float">
            <text:p>830</text:p>
          </table:table-cell>
          <table:table-cell/>
          <table:table-cell table:style-name="ce13" table:formula="of:=IF([.A976]=&quot;forward&quot;; SUM([.B976]; [.G975]); [.G975])" office:value-type="float" office:value="1940" calcext:value-type="float">
            <text:p>1940</text:p>
          </table:table-cell>
          <table:table-cell table:style-name="ce13" table:formula="of:=IF([.A976]=&quot;forward&quot;; SUM(PRODUCT([.I975]; [.B976]); [.H975]); [.H975])" office:value-type="float" office:value="905055" calcext:value-type="float">
            <text:p>905055</text:p>
          </table:table-cell>
          <table:table-cell table:style-name="ce13" table:formula="of:=IF([.A976]=&quot;down&quot;; SUM([.B976]; [.I975]); IF([.A976]=&quot;up&quot;;SUM(-[.B976]; [.I975]); [.I975]))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77]=&quot;forward&quot;; SUM([.B977]; [.D976]); [.D976])" office:value-type="float" office:value="1940" calcext:value-type="float">
            <text:p>1940</text:p>
          </table:table-cell>
          <table:table-cell table:style-name="ce13" table:formula="of:=IF([.A977]=&quot;down&quot;; SUM([.B977];[.E976]); IF([.A977]=&quot;up&quot;;SUM(-[.B977];[.E976]); [.E976]))" office:value-type="float" office:value="832" calcext:value-type="float">
            <text:p>832</text:p>
          </table:table-cell>
          <table:table-cell/>
          <table:table-cell table:style-name="ce13" table:formula="of:=IF([.A977]=&quot;forward&quot;; SUM([.B977]; [.G976]); [.G976])" office:value-type="float" office:value="1940" calcext:value-type="float">
            <text:p>1940</text:p>
          </table:table-cell>
          <table:table-cell table:style-name="ce13" table:formula="of:=IF([.A977]=&quot;forward&quot;; SUM(PRODUCT([.I976]; [.B977]); [.H976]); [.H976])" office:value-type="float" office:value="905055" calcext:value-type="float">
            <text:p>905055</text:p>
          </table:table-cell>
          <table:table-cell table:style-name="ce13" table:formula="of:=IF([.A977]=&quot;down&quot;; SUM([.B977]; [.I976]); IF([.A977]=&quot;up&quot;;SUM(-[.B977]; [.I976]); [.I976]))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IF([.A978]=&quot;forward&quot;; SUM([.B978]; [.D977]); [.D977])" office:value-type="float" office:value="1944" calcext:value-type="float">
            <text:p>1944</text:p>
          </table:table-cell>
          <table:table-cell table:style-name="ce13" table:formula="of:=IF([.A978]=&quot;down&quot;; SUM([.B978];[.E977]); IF([.A978]=&quot;up&quot;;SUM(-[.B978];[.E977]); [.E977]))" office:value-type="float" office:value="832" calcext:value-type="float">
            <text:p>832</text:p>
          </table:table-cell>
          <table:table-cell/>
          <table:table-cell table:style-name="ce13" table:formula="of:=IF([.A978]=&quot;forward&quot;; SUM([.B978]; [.G977]); [.G977])" office:value-type="float" office:value="1944" calcext:value-type="float">
            <text:p>1944</text:p>
          </table:table-cell>
          <table:table-cell table:style-name="ce13" table:formula="of:=IF([.A978]=&quot;forward&quot;; SUM(PRODUCT([.I977]; [.B978]); [.H977]); [.H977])" office:value-type="float" office:value="908383" calcext:value-type="float">
            <text:p>908383</text:p>
          </table:table-cell>
          <table:table-cell table:style-name="ce13" table:formula="of:=IF([.A978]=&quot;down&quot;; SUM([.B978]; [.I977]); IF([.A978]=&quot;up&quot;;SUM(-[.B978]; [.I977]); [.I977]))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79]=&quot;forward&quot;; SUM([.B979]; [.D978]); [.D978])" office:value-type="float" office:value="1944" calcext:value-type="float">
            <text:p>1944</text:p>
          </table:table-cell>
          <table:table-cell table:style-name="ce13" table:formula="of:=IF([.A979]=&quot;down&quot;; SUM([.B979];[.E978]); IF([.A979]=&quot;up&quot;;SUM(-[.B979];[.E978]); [.E978]))" office:value-type="float" office:value="823" calcext:value-type="float">
            <text:p>823</text:p>
          </table:table-cell>
          <table:table-cell/>
          <table:table-cell table:style-name="ce13" table:formula="of:=IF([.A979]=&quot;forward&quot;; SUM([.B979]; [.G978]); [.G978])" office:value-type="float" office:value="1944" calcext:value-type="float">
            <text:p>1944</text:p>
          </table:table-cell>
          <table:table-cell table:style-name="ce13" table:formula="of:=IF([.A979]=&quot;forward&quot;; SUM(PRODUCT([.I978]; [.B979]); [.H978]); [.H978])" office:value-type="float" office:value="908383" calcext:value-type="float">
            <text:p>908383</text:p>
          </table:table-cell>
          <table:table-cell table:style-name="ce13" table:formula="of:=IF([.A979]=&quot;down&quot;; SUM([.B979]; [.I978]); IF([.A979]=&quot;up&quot;;SUM(-[.B979]; [.I978]); [.I978]))"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80]=&quot;forward&quot;; SUM([.B980]; [.D979]); [.D979])" office:value-type="float" office:value="1944" calcext:value-type="float">
            <text:p>1944</text:p>
          </table:table-cell>
          <table:table-cell table:style-name="ce13" table:formula="of:=IF([.A980]=&quot;down&quot;; SUM([.B980];[.E979]); IF([.A980]=&quot;up&quot;;SUM(-[.B980];[.E979]); [.E979]))" office:value-type="float" office:value="826" calcext:value-type="float">
            <text:p>826</text:p>
          </table:table-cell>
          <table:table-cell/>
          <table:table-cell table:style-name="ce13" table:formula="of:=IF([.A980]=&quot;forward&quot;; SUM([.B980]; [.G979]); [.G979])" office:value-type="float" office:value="1944" calcext:value-type="float">
            <text:p>1944</text:p>
          </table:table-cell>
          <table:table-cell table:style-name="ce13" table:formula="of:=IF([.A980]=&quot;forward&quot;; SUM(PRODUCT([.I979]; [.B980]); [.H979]); [.H979])" office:value-type="float" office:value="908383" calcext:value-type="float">
            <text:p>908383</text:p>
          </table:table-cell>
          <table:table-cell table:style-name="ce13" table:formula="of:=IF([.A980]=&quot;down&quot;; SUM([.B980]; [.I979]); IF([.A980]=&quot;up&quot;;SUM(-[.B980]; [.I979]); [.I979])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81]=&quot;forward&quot;; SUM([.B981]; [.D980]); [.D980])" office:value-type="float" office:value="1944" calcext:value-type="float">
            <text:p>1944</text:p>
          </table:table-cell>
          <table:table-cell table:style-name="ce13" table:formula="of:=IF([.A981]=&quot;down&quot;; SUM([.B981];[.E980]); IF([.A981]=&quot;up&quot;;SUM(-[.B981];[.E980]); [.E980]))" office:value-type="float" office:value="829" calcext:value-type="float">
            <text:p>829</text:p>
          </table:table-cell>
          <table:table-cell/>
          <table:table-cell table:style-name="ce13" table:formula="of:=IF([.A981]=&quot;forward&quot;; SUM([.B981]; [.G980]); [.G980])" office:value-type="float" office:value="1944" calcext:value-type="float">
            <text:p>1944</text:p>
          </table:table-cell>
          <table:table-cell table:style-name="ce13" table:formula="of:=IF([.A981]=&quot;forward&quot;; SUM(PRODUCT([.I980]; [.B981]); [.H980]); [.H980])" office:value-type="float" office:value="908383" calcext:value-type="float">
            <text:p>908383</text:p>
          </table:table-cell>
          <table:table-cell table:style-name="ce13" table:formula="of:=IF([.A981]=&quot;down&quot;; SUM([.B981]; [.I980]); IF([.A981]=&quot;up&quot;;SUM(-[.B981]; [.I980]); [.I980]))"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82]=&quot;forward&quot;; SUM([.B982]; [.D981]); [.D981])" office:value-type="float" office:value="1944" calcext:value-type="float">
            <text:p>1944</text:p>
          </table:table-cell>
          <table:table-cell table:style-name="ce13" table:formula="of:=IF([.A982]=&quot;down&quot;; SUM([.B982];[.E981]); IF([.A982]=&quot;up&quot;;SUM(-[.B982];[.E981]); [.E981]))" office:value-type="float" office:value="831" calcext:value-type="float">
            <text:p>831</text:p>
          </table:table-cell>
          <table:table-cell/>
          <table:table-cell table:style-name="ce13" table:formula="of:=IF([.A982]=&quot;forward&quot;; SUM([.B982]; [.G981]); [.G981])" office:value-type="float" office:value="1944" calcext:value-type="float">
            <text:p>1944</text:p>
          </table:table-cell>
          <table:table-cell table:style-name="ce13" table:formula="of:=IF([.A982]=&quot;forward&quot;; SUM(PRODUCT([.I981]; [.B982]); [.H981]); [.H981])" office:value-type="float" office:value="908383" calcext:value-type="float">
            <text:p>908383</text:p>
          </table:table-cell>
          <table:table-cell table:style-name="ce13" table:formula="of:=IF([.A982]=&quot;down&quot;; SUM([.B982]; [.I981]); IF([.A982]=&quot;up&quot;;SUM(-[.B982]; [.I981]); [.I981]))"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table:formula="of:=IF([.A983]=&quot;forward&quot;; SUM([.B983]; [.D982]); [.D982])" office:value-type="float" office:value="1951" calcext:value-type="float">
            <text:p>1951</text:p>
          </table:table-cell>
          <table:table-cell table:style-name="ce13" table:formula="of:=IF([.A983]=&quot;down&quot;; SUM([.B983];[.E982]); IF([.A983]=&quot;up&quot;;SUM(-[.B983];[.E982]); [.E982]))" office:value-type="float" office:value="831" calcext:value-type="float">
            <text:p>831</text:p>
          </table:table-cell>
          <table:table-cell/>
          <table:table-cell table:style-name="ce13" table:formula="of:=IF([.A983]=&quot;forward&quot;; SUM([.B983]; [.G982]); [.G982])" office:value-type="float" office:value="1951" calcext:value-type="float">
            <text:p>1951</text:p>
          </table:table-cell>
          <table:table-cell table:style-name="ce13" table:formula="of:=IF([.A983]=&quot;forward&quot;; SUM(PRODUCT([.I982]; [.B983]); [.H982]); [.H982])" office:value-type="float" office:value="914200" calcext:value-type="float">
            <text:p>914200</text:p>
          </table:table-cell>
          <table:table-cell table:style-name="ce13" table:formula="of:=IF([.A983]=&quot;down&quot;; SUM([.B983]; [.I982]); IF([.A983]=&quot;up&quot;;SUM(-[.B983]; [.I982]); [.I982]))"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984]=&quot;forward&quot;; SUM([.B984]; [.D983]); [.D983])" office:value-type="float" office:value="1951" calcext:value-type="float">
            <text:p>1951</text:p>
          </table:table-cell>
          <table:table-cell table:style-name="ce13" table:formula="of:=IF([.A984]=&quot;down&quot;; SUM([.B984];[.E983]); IF([.A984]=&quot;up&quot;;SUM(-[.B984];[.E983]); [.E983]))" office:value-type="float" office:value="833" calcext:value-type="float">
            <text:p>833</text:p>
          </table:table-cell>
          <table:table-cell/>
          <table:table-cell table:style-name="ce13" table:formula="of:=IF([.A984]=&quot;forward&quot;; SUM([.B984]; [.G983]); [.G983])" office:value-type="float" office:value="1951" calcext:value-type="float">
            <text:p>1951</text:p>
          </table:table-cell>
          <table:table-cell table:style-name="ce13" table:formula="of:=IF([.A984]=&quot;forward&quot;; SUM(PRODUCT([.I983]; [.B984]); [.H983]); [.H983])" office:value-type="float" office:value="914200" calcext:value-type="float">
            <text:p>914200</text:p>
          </table:table-cell>
          <table:table-cell table:style-name="ce13" table:formula="of:=IF([.A984]=&quot;down&quot;; SUM([.B984]; [.I983]); IF([.A984]=&quot;up&quot;;SUM(-[.B984]; [.I983]); [.I983]))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85]=&quot;forward&quot;; SUM([.B985]; [.D984]); [.D984])" office:value-type="float" office:value="1957" calcext:value-type="float">
            <text:p>1957</text:p>
          </table:table-cell>
          <table:table-cell table:style-name="ce13" table:formula="of:=IF([.A985]=&quot;down&quot;; SUM([.B985];[.E984]); IF([.A985]=&quot;up&quot;;SUM(-[.B985];[.E984]); [.E984]))" office:value-type="float" office:value="833" calcext:value-type="float">
            <text:p>833</text:p>
          </table:table-cell>
          <table:table-cell/>
          <table:table-cell table:style-name="ce13" table:formula="of:=IF([.A985]=&quot;forward&quot;; SUM([.B985]; [.G984]); [.G984])" office:value-type="float" office:value="1957" calcext:value-type="float">
            <text:p>1957</text:p>
          </table:table-cell>
          <table:table-cell table:style-name="ce13" table:formula="of:=IF([.A985]=&quot;forward&quot;; SUM(PRODUCT([.I984]; [.B985]); [.H984]); [.H984])" office:value-type="float" office:value="919198" calcext:value-type="float">
            <text:p>919198</text:p>
          </table:table-cell>
          <table:table-cell table:style-name="ce13" table:formula="of:=IF([.A985]=&quot;down&quot;; SUM([.B985]; [.I984]); IF([.A985]=&quot;up&quot;;SUM(-[.B985]; [.I984]); [.I984]))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86]=&quot;forward&quot;; SUM([.B986]; [.D985]); [.D985])" office:value-type="float" office:value="1957" calcext:value-type="float">
            <text:p>1957</text:p>
          </table:table-cell>
          <table:table-cell table:style-name="ce13" table:formula="of:=IF([.A986]=&quot;down&quot;; SUM([.B986];[.E985]); IF([.A986]=&quot;up&quot;;SUM(-[.B986];[.E985]); [.E985]))" office:value-type="float" office:value="825" calcext:value-type="float">
            <text:p>825</text:p>
          </table:table-cell>
          <table:table-cell/>
          <table:table-cell table:style-name="ce13" table:formula="of:=IF([.A986]=&quot;forward&quot;; SUM([.B986]; [.G985]); [.G985])" office:value-type="float" office:value="1957" calcext:value-type="float">
            <text:p>1957</text:p>
          </table:table-cell>
          <table:table-cell table:style-name="ce13" table:formula="of:=IF([.A986]=&quot;forward&quot;; SUM(PRODUCT([.I985]; [.B986]); [.H985]); [.H985])" office:value-type="float" office:value="919198" calcext:value-type="float">
            <text:p>919198</text:p>
          </table:table-cell>
          <table:table-cell table:style-name="ce13" table:formula="of:=IF([.A986]=&quot;down&quot;; SUM([.B986]; [.I985]); IF([.A986]=&quot;up&quot;;SUM(-[.B986]; [.I985]); [.I985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87]=&quot;forward&quot;; SUM([.B987]; [.D986]); [.D986])" office:value-type="float" office:value="1962" calcext:value-type="float">
            <text:p>1962</text:p>
          </table:table-cell>
          <table:table-cell table:style-name="ce13" table:formula="of:=IF([.A987]=&quot;down&quot;; SUM([.B987];[.E986]); IF([.A987]=&quot;up&quot;;SUM(-[.B987];[.E986]); [.E986]))" office:value-type="float" office:value="825" calcext:value-type="float">
            <text:p>825</text:p>
          </table:table-cell>
          <table:table-cell/>
          <table:table-cell table:style-name="ce13" table:formula="of:=IF([.A987]=&quot;forward&quot;; SUM([.B987]; [.G986]); [.G986])" office:value-type="float" office:value="1962" calcext:value-type="float">
            <text:p>1962</text:p>
          </table:table-cell>
          <table:table-cell table:style-name="ce13" table:formula="of:=IF([.A987]=&quot;forward&quot;; SUM(PRODUCT([.I986]; [.B987]); [.H986]); [.H986])" office:value-type="float" office:value="923323" calcext:value-type="float">
            <text:p>923323</text:p>
          </table:table-cell>
          <table:table-cell table:style-name="ce13" table:formula="of:=IF([.A987]=&quot;down&quot;; SUM([.B987]; [.I986]); IF([.A987]=&quot;up&quot;;SUM(-[.B987]; [.I986]); [.I986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88]=&quot;forward&quot;; SUM([.B988]; [.D987]); [.D987])" office:value-type="float" office:value="1967" calcext:value-type="float">
            <text:p>1967</text:p>
          </table:table-cell>
          <table:table-cell table:style-name="ce13" table:formula="of:=IF([.A988]=&quot;down&quot;; SUM([.B988];[.E987]); IF([.A988]=&quot;up&quot;;SUM(-[.B988];[.E987]); [.E987]))" office:value-type="float" office:value="825" calcext:value-type="float">
            <text:p>825</text:p>
          </table:table-cell>
          <table:table-cell/>
          <table:table-cell table:style-name="ce13" table:formula="of:=IF([.A988]=&quot;forward&quot;; SUM([.B988]; [.G987]); [.G987])" office:value-type="float" office:value="1967" calcext:value-type="float">
            <text:p>1967</text:p>
          </table:table-cell>
          <table:table-cell table:style-name="ce13" table:formula="of:=IF([.A988]=&quot;forward&quot;; SUM(PRODUCT([.I987]; [.B988]); [.H987]); [.H987])" office:value-type="float" office:value="927448" calcext:value-type="float">
            <text:p>927448</text:p>
          </table:table-cell>
          <table:table-cell table:style-name="ce13" table:formula="of:=IF([.A988]=&quot;down&quot;; SUM([.B988]; [.I987]); IF([.A988]=&quot;up&quot;;SUM(-[.B988]; [.I987]); [.I987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89]=&quot;forward&quot;; SUM([.B989]; [.D988]); [.D988])" office:value-type="float" office:value="1967" calcext:value-type="float">
            <text:p>1967</text:p>
          </table:table-cell>
          <table:table-cell table:style-name="ce13" table:formula="of:=IF([.A989]=&quot;down&quot;; SUM([.B989];[.E988]); IF([.A989]=&quot;up&quot;;SUM(-[.B989];[.E988]); [.E988]))" office:value-type="float" office:value="816" calcext:value-type="float">
            <text:p>816</text:p>
          </table:table-cell>
          <table:table-cell/>
          <table:table-cell table:style-name="ce13" table:formula="of:=IF([.A989]=&quot;forward&quot;; SUM([.B989]; [.G988]); [.G988])" office:value-type="float" office:value="1967" calcext:value-type="float">
            <text:p>1967</text:p>
          </table:table-cell>
          <table:table-cell table:style-name="ce13" table:formula="of:=IF([.A989]=&quot;forward&quot;; SUM(PRODUCT([.I988]; [.B989]); [.H988]); [.H988])" office:value-type="float" office:value="927448" calcext:value-type="float">
            <text:p>927448</text:p>
          </table:table-cell>
          <table:table-cell table:style-name="ce13" table:formula="of:=IF([.A989]=&quot;down&quot;; SUM([.B989]; [.I988]); IF([.A989]=&quot;up&quot;;SUM(-[.B989]; [.I988]); [.I988]))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table:formula="of:=IF([.A990]=&quot;forward&quot;; SUM([.B990]; [.D989]); [.D989])" office:value-type="float" office:value="1975" calcext:value-type="float">
            <text:p>1975</text:p>
          </table:table-cell>
          <table:table-cell table:style-name="ce13" table:formula="of:=IF([.A990]=&quot;down&quot;; SUM([.B990];[.E989]); IF([.A990]=&quot;up&quot;;SUM(-[.B990];[.E989]); [.E989]))" office:value-type="float" office:value="816" calcext:value-type="float">
            <text:p>816</text:p>
          </table:table-cell>
          <table:table-cell/>
          <table:table-cell table:style-name="ce13" table:formula="of:=IF([.A990]=&quot;forward&quot;; SUM([.B990]; [.G989]); [.G989])" office:value-type="float" office:value="1975" calcext:value-type="float">
            <text:p>1975</text:p>
          </table:table-cell>
          <table:table-cell table:style-name="ce13" table:formula="of:=IF([.A990]=&quot;forward&quot;; SUM(PRODUCT([.I989]; [.B990]); [.H989]); [.H989])" office:value-type="float" office:value="933976" calcext:value-type="float">
            <text:p>933976</text:p>
          </table:table-cell>
          <table:table-cell table:style-name="ce13" table:formula="of:=IF([.A990]=&quot;down&quot;; SUM([.B990]; [.I989]); IF([.A990]=&quot;up&quot;;SUM(-[.B990]; [.I989]); [.I989]))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991]=&quot;forward&quot;; SUM([.B991]; [.D990]); [.D990])" office:value-type="float" office:value="1984" calcext:value-type="float">
            <text:p>1984</text:p>
          </table:table-cell>
          <table:table-cell table:style-name="ce13" table:formula="of:=IF([.A991]=&quot;down&quot;; SUM([.B991];[.E990]); IF([.A991]=&quot;up&quot;;SUM(-[.B991];[.E990]); [.E990]))" office:value-type="float" office:value="816" calcext:value-type="float">
            <text:p>816</text:p>
          </table:table-cell>
          <table:table-cell/>
          <table:table-cell table:style-name="ce13" table:formula="of:=IF([.A991]=&quot;forward&quot;; SUM([.B991]; [.G990]); [.G990])" office:value-type="float" office:value="1984" calcext:value-type="float">
            <text:p>1984</text:p>
          </table:table-cell>
          <table:table-cell table:style-name="ce13" table:formula="of:=IF([.A991]=&quot;forward&quot;; SUM(PRODUCT([.I990]; [.B991]); [.H990]); [.H990])" office:value-type="float" office:value="941320" calcext:value-type="float">
            <text:p>941320</text:p>
          </table:table-cell>
          <table:table-cell table:style-name="ce13" table:formula="of:=IF([.A991]=&quot;down&quot;; SUM([.B991]; [.I990]); IF([.A991]=&quot;up&quot;;SUM(-[.B991]; [.I990]); [.I990]))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92]=&quot;forward&quot;; SUM([.B992]; [.D991]); [.D991])" office:value-type="float" office:value="1984" calcext:value-type="float">
            <text:p>1984</text:p>
          </table:table-cell>
          <table:table-cell table:style-name="ce13" table:formula="of:=IF([.A992]=&quot;down&quot;; SUM([.B992];[.E991]); IF([.A992]=&quot;up&quot;;SUM(-[.B992];[.E991]); [.E991]))" office:value-type="float" office:value="821" calcext:value-type="float">
            <text:p>821</text:p>
          </table:table-cell>
          <table:table-cell/>
          <table:table-cell table:style-name="ce13" table:formula="of:=IF([.A992]=&quot;forward&quot;; SUM([.B992]; [.G991]); [.G991])" office:value-type="float" office:value="1984" calcext:value-type="float">
            <text:p>1984</text:p>
          </table:table-cell>
          <table:table-cell table:style-name="ce13" table:formula="of:=IF([.A992]=&quot;forward&quot;; SUM(PRODUCT([.I991]; [.B992]); [.H991]); [.H991])" office:value-type="float" office:value="941320" calcext:value-type="float">
            <text:p>941320</text:p>
          </table:table-cell>
          <table:table-cell table:style-name="ce13" table:formula="of:=IF([.A992]=&quot;down&quot;; SUM([.B992]; [.I991]); IF([.A992]=&quot;up&quot;;SUM(-[.B992]; [.I991]); [.I991]))"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93]=&quot;forward&quot;; SUM([.B993]; [.D992]); [.D992])" office:value-type="float" office:value="1989" calcext:value-type="float">
            <text:p>1989</text:p>
          </table:table-cell>
          <table:table-cell table:style-name="ce13" table:formula="of:=IF([.A993]=&quot;down&quot;; SUM([.B993];[.E992]); IF([.A993]=&quot;up&quot;;SUM(-[.B993];[.E992]); [.E992]))" office:value-type="float" office:value="821" calcext:value-type="float">
            <text:p>821</text:p>
          </table:table-cell>
          <table:table-cell/>
          <table:table-cell table:style-name="ce13" table:formula="of:=IF([.A993]=&quot;forward&quot;; SUM([.B993]; [.G992]); [.G992])" office:value-type="float" office:value="1989" calcext:value-type="float">
            <text:p>1989</text:p>
          </table:table-cell>
          <table:table-cell table:style-name="ce13" table:formula="of:=IF([.A993]=&quot;forward&quot;; SUM(PRODUCT([.I992]; [.B993]); [.H992]); [.H992])" office:value-type="float" office:value="945425" calcext:value-type="float">
            <text:p>945425</text:p>
          </table:table-cell>
          <table:table-cell table:style-name="ce13" table:formula="of:=IF([.A993]=&quot;down&quot;; SUM([.B993]; [.I992]); IF([.A993]=&quot;up&quot;;SUM(-[.B993]; [.I992]); [.I992]))"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table:formula="of:=IF([.A994]=&quot;forward&quot;; SUM([.B994]; [.D993]); [.D993])" office:value-type="float" office:value="1989" calcext:value-type="float">
            <text:p>1989</text:p>
          </table:table-cell>
          <table:table-cell table:style-name="ce13" table:formula="of:=IF([.A994]=&quot;down&quot;; SUM([.B994];[.E993]); IF([.A994]=&quot;up&quot;;SUM(-[.B994];[.E993]); [.E993]))" office:value-type="float" office:value="824" calcext:value-type="float">
            <text:p>824</text:p>
          </table:table-cell>
          <table:table-cell/>
          <table:table-cell table:style-name="ce13" table:formula="of:=IF([.A994]=&quot;forward&quot;; SUM([.B994]; [.G993]); [.G993])" office:value-type="float" office:value="1989" calcext:value-type="float">
            <text:p>1989</text:p>
          </table:table-cell>
          <table:table-cell table:style-name="ce13" table:formula="of:=IF([.A994]=&quot;forward&quot;; SUM(PRODUCT([.I993]; [.B994]); [.H993]); [.H993])" office:value-type="float" office:value="945425" calcext:value-type="float">
            <text:p>945425</text:p>
          </table:table-cell>
          <table:table-cell table:style-name="ce13" table:formula="of:=IF([.A994]=&quot;down&quot;; SUM([.B994]; [.I993]); IF([.A994]=&quot;up&quot;;SUM(-[.B994]; [.I993]); [.I993])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995]=&quot;forward&quot;; SUM([.B995]; [.D994]); [.D994])" office:value-type="float" office:value="1994" calcext:value-type="float">
            <text:p>1994</text:p>
          </table:table-cell>
          <table:table-cell table:style-name="ce13" table:formula="of:=IF([.A995]=&quot;down&quot;; SUM([.B995];[.E994]); IF([.A995]=&quot;up&quot;;SUM(-[.B995];[.E994]); [.E994]))" office:value-type="float" office:value="824" calcext:value-type="float">
            <text:p>824</text:p>
          </table:table-cell>
          <table:table-cell/>
          <table:table-cell table:style-name="ce13" table:formula="of:=IF([.A995]=&quot;forward&quot;; SUM([.B995]; [.G994]); [.G994])" office:value-type="float" office:value="1994" calcext:value-type="float">
            <text:p>1994</text:p>
          </table:table-cell>
          <table:table-cell table:style-name="ce13" table:formula="of:=IF([.A995]=&quot;forward&quot;; SUM(PRODUCT([.I994]; [.B995]); [.H994]); [.H994])" office:value-type="float" office:value="949545" calcext:value-type="float">
            <text:p>949545</text:p>
          </table:table-cell>
          <table:table-cell table:style-name="ce13" table:formula="of:=IF([.A995]=&quot;down&quot;; SUM([.B995]; [.I994]); IF([.A995]=&quot;up&quot;;SUM(-[.B995]; [.I994]); [.I994])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96]=&quot;forward&quot;; SUM([.B996]; [.D995]); [.D995])" office:value-type="float" office:value="1994" calcext:value-type="float">
            <text:p>1994</text:p>
          </table:table-cell>
          <table:table-cell table:style-name="ce13" table:formula="of:=IF([.A996]=&quot;down&quot;; SUM([.B996];[.E995]); IF([.A996]=&quot;up&quot;;SUM(-[.B996];[.E995]); [.E995]))" office:value-type="float" office:value="825" calcext:value-type="float">
            <text:p>825</text:p>
          </table:table-cell>
          <table:table-cell/>
          <table:table-cell table:style-name="ce13" table:formula="of:=IF([.A996]=&quot;forward&quot;; SUM([.B996]; [.G995]); [.G995])" office:value-type="float" office:value="1994" calcext:value-type="float">
            <text:p>1994</text:p>
          </table:table-cell>
          <table:table-cell table:style-name="ce13" table:formula="of:=IF([.A996]=&quot;forward&quot;; SUM(PRODUCT([.I995]; [.B996]); [.H995]); [.H995])" office:value-type="float" office:value="949545" calcext:value-type="float">
            <text:p>949545</text:p>
          </table:table-cell>
          <table:table-cell table:style-name="ce13" table:formula="of:=IF([.A996]=&quot;down&quot;; SUM([.B996]; [.I995]); IF([.A996]=&quot;up&quot;;SUM(-[.B996]; [.I995]); [.I995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97]=&quot;forward&quot;; SUM([.B997]; [.D996]); [.D996])" office:value-type="float" office:value="2000" calcext:value-type="float">
            <text:p>2000</text:p>
          </table:table-cell>
          <table:table-cell table:style-name="ce13" table:formula="of:=IF([.A997]=&quot;down&quot;; SUM([.B997];[.E996]); IF([.A997]=&quot;up&quot;;SUM(-[.B997];[.E996]); [.E996]))" office:value-type="float" office:value="825" calcext:value-type="float">
            <text:p>825</text:p>
          </table:table-cell>
          <table:table-cell/>
          <table:table-cell table:style-name="ce13" table:formula="of:=IF([.A997]=&quot;forward&quot;; SUM([.B997]; [.G996]); [.G996])" office:value-type="float" office:value="2000" calcext:value-type="float">
            <text:p>2000</text:p>
          </table:table-cell>
          <table:table-cell table:style-name="ce13" table:formula="of:=IF([.A997]=&quot;forward&quot;; SUM(PRODUCT([.I996]; [.B997]); [.H996]); [.H996])" office:value-type="float" office:value="954495" calcext:value-type="float">
            <text:p>954495</text:p>
          </table:table-cell>
          <table:table-cell table:style-name="ce13" table:formula="of:=IF([.A997]=&quot;down&quot;; SUM([.B997]; [.I996]); IF([.A997]=&quot;up&quot;;SUM(-[.B997]; [.I996]); [.I996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table:formula="of:=IF([.A998]=&quot;forward&quot;; SUM([.B998]; [.D997]); [.D997])" office:value-type="float" office:value="2006" calcext:value-type="float">
            <text:p>2006</text:p>
          </table:table-cell>
          <table:table-cell table:style-name="ce13" table:formula="of:=IF([.A998]=&quot;down&quot;; SUM([.B998];[.E997]); IF([.A998]=&quot;up&quot;;SUM(-[.B998];[.E997]); [.E997]))" office:value-type="float" office:value="825" calcext:value-type="float">
            <text:p>825</text:p>
          </table:table-cell>
          <table:table-cell/>
          <table:table-cell table:style-name="ce13" table:formula="of:=IF([.A998]=&quot;forward&quot;; SUM([.B998]; [.G997]); [.G997])" office:value-type="float" office:value="2006" calcext:value-type="float">
            <text:p>2006</text:p>
          </table:table-cell>
          <table:table-cell table:style-name="ce13" table:formula="of:=IF([.A998]=&quot;forward&quot;; SUM(PRODUCT([.I997]; [.B998]); [.H997]); [.H997])" office:value-type="float" office:value="959445" calcext:value-type="float">
            <text:p>959445</text:p>
          </table:table-cell>
          <table:table-cell table:style-name="ce13" table:formula="of:=IF([.A998]=&quot;down&quot;; SUM([.B998]; [.I997]); IF([.A998]=&quot;up&quot;;SUM(-[.B998]; [.I997]); [.I997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IF([.A999]=&quot;forward&quot;; SUM([.B999]; [.D998]); [.D998])" office:value-type="float" office:value="2007" calcext:value-type="float">
            <text:p>2007</text:p>
          </table:table-cell>
          <table:table-cell table:style-name="ce13" table:formula="of:=IF([.A999]=&quot;down&quot;; SUM([.B999];[.E998]); IF([.A999]=&quot;up&quot;;SUM(-[.B999];[.E998]); [.E998]))" office:value-type="float" office:value="825" calcext:value-type="float">
            <text:p>825</text:p>
          </table:table-cell>
          <table:table-cell/>
          <table:table-cell table:style-name="ce13" table:formula="of:=IF([.A999]=&quot;forward&quot;; SUM([.B999]; [.G998]); [.G998])" office:value-type="float" office:value="2007" calcext:value-type="float">
            <text:p>2007</text:p>
          </table:table-cell>
          <table:table-cell table:style-name="ce13" table:formula="of:=IF([.A999]=&quot;forward&quot;; SUM(PRODUCT([.I998]; [.B999]); [.H998]); [.H998])" office:value-type="float" office:value="960270" calcext:value-type="float">
            <text:p>960270</text:p>
          </table:table-cell>
          <table:table-cell table:style-name="ce13" table:formula="of:=IF([.A999]=&quot;down&quot;; SUM([.B999]; [.I998]); IF([.A999]=&quot;up&quot;;SUM(-[.B999]; [.I998]); [.I998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IF([.A1000]=&quot;forward&quot;; SUM([.B1000]; [.D999]); [.D999])" office:value-type="float" office:value="2009" calcext:value-type="float">
            <text:p>2009</text:p>
          </table:table-cell>
          <table:table-cell table:style-name="ce13" table:formula="of:=IF([.A1000]=&quot;down&quot;; SUM([.B1000];[.E999]); IF([.A1000]=&quot;up&quot;;SUM(-[.B1000];[.E999]); [.E999]))" office:value-type="float" office:value="825" calcext:value-type="float">
            <text:p>825</text:p>
          </table:table-cell>
          <table:table-cell/>
          <table:table-cell table:style-name="ce13" table:formula="of:=IF([.A1000]=&quot;forward&quot;; SUM([.B1000]; [.G999]); [.G999])" office:value-type="float" office:value="2009" calcext:value-type="float">
            <text:p>2009</text:p>
          </table:table-cell>
          <table:table-cell table:style-name="ce13" table:formula="of:=IF([.A1000]=&quot;forward&quot;; SUM(PRODUCT([.I999]; [.B1000]); [.H999]); [.H999])" office:value-type="float" office:value="961920" calcext:value-type="float">
            <text:p>961920</text:p>
          </table:table-cell>
          <table:table-cell table:style-name="ce13" table:formula="of:=IF([.A1000]=&quot;down&quot;; SUM([.B1000]; [.I999]); IF([.A1000]=&quot;up&quot;;SUM(-[.B1000]; [.I999]); [.I999]))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table:formula="of:=IF([.A1001]=&quot;forward&quot;; SUM([.B1001]; [.D1000]); [.D1000])" office:value-type="float" office:value="2009" calcext:value-type="float">
            <text:p>2009</text:p>
          </table:table-cell>
          <table:table-cell table:style-name="ce13" table:formula="of:=IF([.A1001]=&quot;down&quot;; SUM([.B1001];[.E1000]); IF([.A1001]=&quot;up&quot;;SUM(-[.B1001];[.E1000]); [.E1000]))" office:value-type="float" office:value="820" calcext:value-type="float">
            <text:p>820</text:p>
          </table:table-cell>
          <table:table-cell/>
          <table:table-cell table:style-name="ce13" table:formula="of:=IF([.A1001]=&quot;forward&quot;; SUM([.B1001]; [.G1000]); [.G1000])" office:value-type="float" office:value="2009" calcext:value-type="float">
            <text:p>2009</text:p>
          </table:table-cell>
          <table:table-cell table:style-name="ce13" table:formula="of:=IF([.A1001]=&quot;forward&quot;; SUM(PRODUCT([.I1000]; [.B1001]); [.H1000]); [.H1000])" office:value-type="float" office:value="961920" calcext:value-type="float">
            <text:p>961920</text:p>
          </table:table-cell>
          <table:table-cell table:style-name="ce13" table:formula="of:=IF([.A1001]=&quot;down&quot;; SUM([.B1001]; [.I1000]); IF([.A1001]=&quot;up&quot;;SUM(-[.B1001]; [.I1000]); [.I1000])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table:formula="of:=IF([.A1002]=&quot;forward&quot;; SUM([.B1002]; [.D1001]); [.D1001])" office:value-type="float" office:value="2018" calcext:value-type="float">
            <text:p>2018</text:p>
          </table:table-cell>
          <table:table-cell table:style-name="ce13" table:formula="of:=IF([.A1002]=&quot;down&quot;; SUM([.B1002];[.E1001]); IF([.A1002]=&quot;up&quot;;SUM(-[.B1002];[.E1001]); [.E1001]))" office:value-type="float" office:value="820" calcext:value-type="float">
            <text:p>820</text:p>
          </table:table-cell>
          <table:table-cell/>
          <table:table-cell table:style-name="ce13" table:formula="of:=IF([.A1002]=&quot;forward&quot;; SUM([.B1002]; [.G1001]); [.G1001])" office:value-type="float" office:value="2018" calcext:value-type="float">
            <text:p>2018</text:p>
          </table:table-cell>
          <table:table-cell table:style-name="ce13" table:formula="of:=IF([.A1002]=&quot;forward&quot;; SUM(PRODUCT([.I1001]; [.B1002]); [.H1001]); [.H1001])" office:value-type="float" office:value="969300" calcext:value-type="float">
            <text:p>969300</text:p>
          </table:table-cell>
          <table:table-cell table:style-name="ce13" table:formula="of:=IF([.A1002]=&quot;down&quot;; SUM([.B1002]; [.I1001]); IF([.A1002]=&quot;up&quot;;SUM(-[.B1002]; [.I1001]); [.I1001]))" office:value-type="float" office:value="820" calcext:value-type="float">
            <text:p>8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PRODUCT([.D1002]; [.E1002])" office:value-type="float" office:value="1654760" calcext:value-type="float">
            <text:p>1654760</text:p>
          </table:table-cell>
          <table:table-cell table:number-columns-repeated="2"/>
          <table:table-cell table:formula="of:=PRODUCT([.G1002]; [.H1002])" office:value-type="float" office:value="1956047400" calcext:value-type="float">
            <text:p>1956047400</text:p>
          </table:table-cell>
          <table:table-cell/>
        </table:table-row>
        <table:table-row table:style-name="ro1" table:number-rows-repeated="10475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07:55:43.053986962</dc:date>
    <meta:editing-duration>PT9M8S</meta:editing-duration>
    <meta:editing-cycles>2</meta:editing-cycles>
    <meta:generator>LibreOffice/6.4.7.2$Linux_X86_64 LibreOffice_project/40$Build-2</meta:generator>
    <meta:document-statistic meta:table-count="3" meta:cell-count="7078" meta:object-count="0"/>
  </office:meta>
</office:document-meta>
</file>